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409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0.790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189in"/>
    </style:style>
    <style:style style:name="co7" style:family="table-column">
      <style:table-column-properties fo:break-before="auto" style:column-width="0.8283in"/>
    </style:style>
    <style:style style:name="co8" style:family="table-column">
      <style:table-column-properties fo:break-before="auto" style:column-width="0.6409in"/>
    </style:style>
    <style:style style:name="co9" style:family="table-column">
      <style:table-column-properties fo:break-before="auto" style:column-width="0.9555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6264in"/>
    </style:style>
    <style:style style:name="co12" style:family="table-column">
      <style:table-column-properties fo:break-before="auto" style:column-width="0.8937in"/>
    </style:style>
    <style:style style:name="co13" style:family="table-column">
      <style:table-column-properties fo:break-before="auto" style:column-width="0.5165in"/>
    </style:style>
    <style:style style:name="co14" style:family="table-column">
      <style:table-column-properties fo:break-before="auto" style:column-width="0.7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752in"/>
    </style:style>
    <style:style style:name="co17" style:family="table-column">
      <style:table-column-properties fo:break-before="auto" style:column-width="0.8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8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8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OLD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arrick Gold Corporation (GOLD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date" office:date-value="2000-01-01" calcext:value-type="date">
            <text:p>1. Jan. 2000</text:p>
          </table:table-cell>
          <table:table-cell office:value-type="float" office:value="17.5625" calcext:value-type="float">
            <text:p>17.5625</text:p>
          </table:table-cell>
          <table:table-cell office:value-type="float" office:value="18.1875" calcext:value-type="float">
            <text:p>18.1875</text:p>
          </table:table-cell>
          <table:table-cell office:value-type="float" office:value="16.1875" calcext:value-type="float">
            <text:p>16.1875</text:p>
          </table:table-cell>
          <table:table-cell office:value-type="float" office:value="16.375" calcext:value-type="float">
            <text:p>16.375</text:p>
          </table:table-cell>
          <table:table-cell office:value-type="float" office:value="12.767787" calcext:value-type="float">
            <text:p>12.767787</text:p>
          </table:table-cell>
          <table:table-cell office:value-type="float" office:value="30307800" calcext:value-type="float">
            <text:p>30307800</text:p>
          </table:table-cell>
        </table:table-row>
        <table:table-row table:style-name="ro1">
          <table:table-cell office:value-type="date" office:date-value="2000-02-01" calcext:value-type="date">
            <text:p>1. Feb. 2000</text:p>
          </table:table-cell>
          <table:table-cell office:value-type="float" office:value="16.25" calcext:value-type="float">
            <text:p>16.25</text:p>
          </table:table-cell>
          <table:table-cell office:value-type="float" office:value="19.75" calcext:value-type="float">
            <text:p>19.75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6.3125" calcext:value-type="float">
            <text:p>16.3125</text:p>
          </table:table-cell>
          <table:table-cell office:value-type="float" office:value="12.719054" calcext:value-type="float">
            <text:p>12.719054</text:p>
          </table:table-cell>
          <table:table-cell office:value-type="float" office:value="41421300" calcext:value-type="float">
            <text:p>41421300</text:p>
          </table:table-cell>
        </table:table-row>
        <table:table-row table:style-name="ro1">
          <table:table-cell office:value-type="date" office:date-value="2000-03-01" calcext:value-type="date">
            <text:p>1. Mar. 2000</text:p>
          </table:table-cell>
          <table:table-cell office:value-type="float" office:value="16.625" calcext:value-type="float">
            <text:p>16.625</text:p>
          </table:table-cell>
          <table:table-cell office:value-type="float" office:value="17.3125" calcext:value-type="float">
            <text:p>17.3125</text:p>
          </table:table-cell>
          <table:table-cell office:value-type="float" office:value="15.5625" calcext:value-type="float">
            <text:p>15.5625</text:p>
          </table:table-cell>
          <table:table-cell office:value-type="float" office:value="15.6875" calcext:value-type="float">
            <text:p>15.6875</text:p>
          </table:table-cell>
          <table:table-cell office:value-type="float" office:value="12.231732" calcext:value-type="float">
            <text:p>12.231732</text:p>
          </table:table-cell>
          <table:table-cell office:value-type="float" office:value="34786700" calcext:value-type="float">
            <text:p>34786700</text:p>
          </table:table-cell>
        </table:table-row>
        <table:table-row table:style-name="ro1">
          <table:table-cell office:value-type="date" office:date-value="2000-04-01" calcext:value-type="date">
            <text:p>1. Apr. 2000</text:p>
          </table:table-cell>
          <table:table-cell office:value-type="float" office:value="15.6875" calcext:value-type="float">
            <text:p>15.6875</text:p>
          </table:table-cell>
          <table:table-cell office:value-type="float" office:value="17.8125" calcext:value-type="float">
            <text:p>17.8125</text:p>
          </table:table-cell>
          <table:table-cell office:value-type="float" office:value="15.5" calcext:value-type="float">
            <text:p>15.5</text:p>
          </table:table-cell>
          <table:table-cell office:value-type="float" office:value="16.8125" calcext:value-type="float">
            <text:p>16.8125</text:p>
          </table:table-cell>
          <table:table-cell office:value-type="float" office:value="13.108912" calcext:value-type="float">
            <text:p>13.108912</text:p>
          </table:table-cell>
          <table:table-cell office:value-type="float" office:value="35090400" calcext:value-type="float">
            <text:p>35090400</text:p>
          </table:table-cell>
        </table:table-row>
        <table:table-row table:style-name="ro1">
          <table:table-cell office:value-type="date" office:date-value="2000-05-01" calcext:value-type="date">
            <text:p>1. May. 2000</text:p>
          </table:table-cell>
          <table:table-cell office:value-type="float" office:value="16.625" calcext:value-type="float">
            <text:p>16.62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6.625" calcext:value-type="float">
            <text:p>16.625</text:p>
          </table:table-cell>
          <table:table-cell office:value-type="float" office:value="18.125" calcext:value-type="float">
            <text:p>18.125</text:p>
          </table:table-cell>
          <table:table-cell office:value-type="float" office:value="14.132278" calcext:value-type="float">
            <text:p>14.132278</text:p>
          </table:table-cell>
          <table:table-cell office:value-type="float" office:value="39834900" calcext:value-type="float">
            <text:p>39834900</text:p>
          </table:table-cell>
        </table:table-row>
        <table:table-row table:style-name="ro1">
          <table:table-cell office:value-type="date" office:date-value="2000-06-01" calcext:value-type="date">
            <text:p>1. Jun. 2000</text:p>
          </table:table-cell>
          <table:table-cell office:value-type="float" office:value="18.1875" calcext:value-type="float">
            <text:p>18.1875</text:p>
          </table:table-cell>
          <table:table-cell office:value-type="float" office:value="20" calcext:value-type="float">
            <text:p>20</text:p>
          </table:table-cell>
          <table:table-cell office:value-type="float" office:value="17.25" calcext:value-type="float">
            <text:p>17.25</text:p>
          </table:table-cell>
          <table:table-cell office:value-type="float" office:value="18.171875" calcext:value-type="float">
            <text:p>18.171875</text:p>
          </table:table-cell>
          <table:table-cell office:value-type="float" office:value="14.255048" calcext:value-type="float">
            <text:p>14.255048</text:p>
          </table:table-cell>
          <table:table-cell office:value-type="float" office:value="29166000" calcext:value-type="float">
            <text:p>29166000</text:p>
          </table:table-cell>
        </table:table-row>
        <table:table-row table:style-name="ro1">
          <table:table-cell office:value-type="date" office:date-value="2000-07-01" calcext:value-type="date">
            <text:p>1. Jul. 2000</text:p>
          </table:table-cell>
          <table:table-cell office:value-type="float" office:value="18.1875" calcext:value-type="float">
            <text:p>18.1875</text:p>
          </table:table-cell>
          <table:table-cell office:value-type="float" office:value="18.375" calcext:value-type="float">
            <text:p>18.375</text:p>
          </table:table-cell>
          <table:table-cell office:value-type="float" office:value="15.8125" calcext:value-type="float">
            <text:p>15.8125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2.502278" calcext:value-type="float">
            <text:p>12.502278</text:p>
          </table:table-cell>
          <table:table-cell office:value-type="float" office:value="18627300" calcext:value-type="float">
            <text:p>18627300</text:p>
          </table:table-cell>
        </table:table-row>
        <table:table-row table:style-name="ro1">
          <table:table-cell office:value-type="date" office:date-value="2000-08-01" calcext:value-type="date">
            <text:p>1. Aug. 2000</text:p>
          </table:table-cell>
          <table:table-cell office:value-type="float" office:value="16.0625" calcext:value-type="float">
            <text:p>16.0625</text:p>
          </table:table-cell>
          <table:table-cell office:value-type="float" office:value="17.6875" calcext:value-type="float">
            <text:p>17.6875</text:p>
          </table:table-cell>
          <table:table-cell office:value-type="float" office:value="15.625" calcext:value-type="float">
            <text:p>15.625</text:p>
          </table:table-cell>
          <table:table-cell office:value-type="float" office:value="15.953125" calcext:value-type="float">
            <text:p>15.953125</text:p>
          </table:table-cell>
          <table:table-cell office:value-type="float" office:value="12.514534" calcext:value-type="float">
            <text:p>12.514534</text:p>
          </table:table-cell>
          <table:table-cell office:value-type="float" office:value="24942800" calcext:value-type="float">
            <text:p>24942800</text:p>
          </table:table-cell>
        </table:table-row>
        <table:table-row table:style-name="ro1">
          <table:table-cell office:value-type="date" office:date-value="2000-09-01" calcext:value-type="date">
            <text:p>1. Sep. 2000</text:p>
          </table:table-cell>
          <table:table-cell office:value-type="float" office:value="16" calcext:value-type="float">
            <text:p>16</text:p>
          </table:table-cell>
          <table:table-cell office:value-type="float" office:value="16.5625" calcext:value-type="float">
            <text:p>16.5625</text:p>
          </table:table-cell>
          <table:table-cell office:value-type="float" office:value="14.8125" calcext:value-type="float">
            <text:p>14.8125</text:p>
          </table:table-cell>
          <table:table-cell office:value-type="float" office:value="15.25" calcext:value-type="float">
            <text:p>15.25</text:p>
          </table:table-cell>
          <table:table-cell office:value-type="float" office:value="11.962968" calcext:value-type="float">
            <text:p>11.962968</text:p>
          </table:table-cell>
          <table:table-cell office:value-type="float" office:value="27088600" calcext:value-type="float">
            <text:p>27088600</text:p>
          </table:table-cell>
        </table:table-row>
        <table:table-row table:style-name="ro1">
          <table:table-cell office:value-type="date" office:date-value="2000-10-01" calcext:value-type="date">
            <text:p>1. Oct. 2000</text:p>
          </table:table-cell>
          <table:table-cell office:value-type="float" office:value="15.125" calcext:value-type="float">
            <text:p>15.125</text:p>
          </table:table-cell>
          <table:table-cell office:value-type="float" office:value="15.1875" calcext:value-type="float">
            <text:p>15.1875</text:p>
          </table:table-cell>
          <table:table-cell office:value-type="float" office:value="12.3125" calcext:value-type="float">
            <text:p>12.3125</text:p>
          </table:table-cell>
          <table:table-cell office:value-type="float" office:value="13.375" calcext:value-type="float">
            <text:p>13.375</text:p>
          </table:table-cell>
          <table:table-cell office:value-type="float" office:value="10.492109" calcext:value-type="float">
            <text:p>10.492109</text:p>
          </table:table-cell>
          <table:table-cell office:value-type="float" office:value="37026800" calcext:value-type="float">
            <text:p>37026800</text:p>
          </table:table-cell>
        </table:table-row>
        <table:table-row table:style-name="ro1">
          <table:table-cell office:value-type="date" office:date-value="2000-11-01" calcext:value-type="date">
            <text:p>1. Nov. 2000</text:p>
          </table:table-cell>
          <table:table-cell office:value-type="float" office:value="13.4375" calcext:value-type="float">
            <text:p>13.4375</text:p>
          </table:table-cell>
          <table:table-cell office:value-type="float" office:value="15.125" calcext:value-type="float">
            <text:p>15.125</text:p>
          </table:table-cell>
          <table:table-cell office:value-type="float" office:value="13.125" calcext:value-type="float">
            <text:p>13.125</text:p>
          </table:table-cell>
          <table:table-cell office:value-type="float" office:value="15" calcext:value-type="float">
            <text:p>15</text:p>
          </table:table-cell>
          <table:table-cell office:value-type="float" office:value="11.766848" calcext:value-type="float">
            <text:p>11.766848</text:p>
          </table:table-cell>
          <table:table-cell office:value-type="float" office:value="27065100" calcext:value-type="float">
            <text:p>27065100</text:p>
          </table:table-cell>
        </table:table-row>
        <table:table-row table:style-name="ro1">
          <table:table-cell office:value-type="date" office:date-value="2000-12-01" calcext:value-type="date">
            <text:p>1. Dec. 2000</text:p>
          </table:table-cell>
          <table:table-cell office:value-type="float" office:value="14.875" calcext:value-type="float">
            <text:p>14.875</text:p>
          </table:table-cell>
          <table:table-cell office:value-type="float" office:value="17.26" calcext:value-type="float">
            <text:p>17.26</text:p>
          </table:table-cell>
          <table:table-cell office:value-type="float" office:value="14.8125" calcext:value-type="float">
            <text:p>14.8125</text:p>
          </table:table-cell>
          <table:table-cell office:value-type="float" office:value="16.379999" calcext:value-type="float">
            <text:p>16.379999</text:p>
          </table:table-cell>
          <table:table-cell office:value-type="float" office:value="12.944724" calcext:value-type="float">
            <text:p>12.944724</text:p>
          </table:table-cell>
          <table:table-cell office:value-type="float" office:value="32823300" calcext:value-type="float">
            <text:p>32823300</text:p>
          </table:table-cell>
        </table:table-row>
        <table:table-row table:style-name="ro1">
          <table:table-cell office:value-type="date" office:date-value="2001-01-01" calcext:value-type="date">
            <text:p>1. Jan. 2001</text:p>
          </table:table-cell>
          <table:table-cell office:value-type="float" office:value="16.379999" calcext:value-type="float">
            <text:p>16.379999</text:p>
          </table:table-cell>
          <table:table-cell office:value-type="float" office:value="17.34" calcext:value-type="float">
            <text:p>17.34</text:p>
          </table:table-cell>
          <table:table-cell office:value-type="float" office:value="14.87" calcext:value-type="float">
            <text:p>14.87</text:p>
          </table:table-cell>
          <table:table-cell office:value-type="float" office:value="15.47" calcext:value-type="float">
            <text:p>15.47</text:p>
          </table:table-cell>
          <table:table-cell office:value-type="float" office:value="12.225576" calcext:value-type="float">
            <text:p>12.225576</text:p>
          </table:table-cell>
          <table:table-cell office:value-type="float" office:value="29615300" calcext:value-type="float">
            <text:p>29615300</text:p>
          </table:table-cell>
        </table:table-row>
        <table:table-row table:style-name="ro1">
          <table:table-cell office:value-type="date" office:date-value="2001-02-01" calcext:value-type="date">
            <text:p>1. Feb. 2001</text:p>
          </table:table-cell>
          <table:table-cell office:value-type="float" office:value="15.54" calcext:value-type="float">
            <text:p>15.54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13.8" calcext:value-type="float">
            <text:p>13.8</text:p>
          </table:table-cell>
          <table:table-cell office:value-type="float" office:value="16.200001" calcext:value-type="float">
            <text:p>16.200001</text:p>
          </table:table-cell>
          <table:table-cell office:value-type="float" office:value="12.802472" calcext:value-type="float">
            <text:p>12.802472</text:p>
          </table:table-cell>
          <table:table-cell office:value-type="float" office:value="31823900" calcext:value-type="float">
            <text:p>31823900</text:p>
          </table:table-cell>
        </table:table-row>
        <table:table-row table:style-name="ro1">
          <table:table-cell office:value-type="date" office:date-value="2001-03-01" calcext:value-type="date">
            <text:p>1. Mar. 2001</text:p>
          </table:table-cell>
          <table:table-cell office:value-type="float" office:value="16.15" calcext:value-type="float">
            <text:p>16.15</text:p>
          </table:table-cell>
          <table:table-cell office:value-type="float" office:value="17.68" calcext:value-type="float">
            <text:p>17.6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29" calcext:value-type="float">
            <text:p>14.29</text:p>
          </table:table-cell>
          <table:table-cell office:value-type="float" office:value="11.293046" calcext:value-type="float">
            <text:p>11.293046</text:p>
          </table:table-cell>
          <table:table-cell office:value-type="float" office:value="40740800" calcext:value-type="float">
            <text:p>40740800</text:p>
          </table:table-cell>
        </table:table-row>
        <table:table-row table:style-name="ro1">
          <table:table-cell office:value-type="date" office:date-value="2001-04-01" calcext:value-type="date">
            <text:p>1. Apr. 2001</text:p>
          </table:table-cell>
          <table:table-cell office:value-type="float" office:value="14.25" calcext:value-type="float">
            <text:p>14.25</text:p>
          </table:table-cell>
          <table:table-cell office:value-type="float" office:value="16.879999" calcext:value-type="float">
            <text:p>16.879999</text:p>
          </table:table-cell>
          <table:table-cell office:value-type="float" office:value="13.72" calcext:value-type="float">
            <text:p>13.72</text:p>
          </table:table-cell>
          <table:table-cell office:value-type="float" office:value="16.440001" calcext:value-type="float">
            <text:p>16.440001</text:p>
          </table:table-cell>
          <table:table-cell office:value-type="float" office:value="12.992137" calcext:value-type="float">
            <text:p>12.992137</text:p>
          </table:table-cell>
          <table:table-cell office:value-type="float" office:value="32811700" calcext:value-type="float">
            <text:p>32811700</text:p>
          </table:table-cell>
        </table:table-row>
        <table:table-row table:style-name="ro1">
          <table:table-cell office:value-type="date" office:date-value="2001-05-01" calcext:value-type="date">
            <text:p>1. May. 2001</text:p>
          </table:table-cell>
          <table:table-cell office:value-type="float" office:value="16.41" calcext:value-type="float">
            <text:p>16.41</text:p>
          </table:table-cell>
          <table:table-cell office:value-type="float" office:value="19.379999" calcext:value-type="float">
            <text:p>19.379999</text:p>
          </table:table-cell>
          <table:table-cell office:value-type="float" office:value="16.139999" calcext:value-type="float">
            <text:p>16.139999</text:p>
          </table:table-cell>
          <table:table-cell office:value-type="float" office:value="16.5" calcext:value-type="float">
            <text:p>16.5</text:p>
          </table:table-cell>
          <table:table-cell office:value-type="float" office:value="13.039557" calcext:value-type="float">
            <text:p>13.039557</text:p>
          </table:table-cell>
          <table:table-cell office:value-type="float" office:value="50493200" calcext:value-type="float">
            <text:p>50493200</text:p>
          </table:table-cell>
        </table:table-row>
        <table:table-row table:style-name="ro1">
          <table:table-cell office:value-type="date" office:date-value="2001-06-01" calcext:value-type="date">
            <text:p>1. Jun. 2001</text:p>
          </table:table-cell>
          <table:table-cell office:value-type="float" office:value="16.6" calcext:value-type="float">
            <text:p>16.6</text:p>
          </table:table-cell>
          <table:table-cell office:value-type="float" office:value="17.59" calcext:value-type="float">
            <text:p>17.59</text:p>
          </table:table-cell>
          <table:table-cell office:value-type="float" office:value="14.94" calcext:value-type="float">
            <text:p>14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2.048115" calcext:value-type="float">
            <text:p>12.048115</text:p>
          </table:table-cell>
          <table:table-cell office:value-type="float" office:value="48247500" calcext:value-type="float">
            <text:p>48247500</text:p>
          </table:table-cell>
        </table:table-row>
        <table:table-row table:style-name="ro1">
          <table:table-cell office:value-type="date" office:date-value="2001-07-01" calcext:value-type="date">
            <text:p>1. Jul. 2001</text:p>
          </table:table-cell>
          <table:table-cell office:value-type="float" office:value="15.08" calcext:value-type="float">
            <text:p>15.08</text:p>
          </table:table-cell>
          <table:table-cell office:value-type="float" office:value="15.79" calcext:value-type="float">
            <text:p>15.79</text:p>
          </table:table-cell>
          <table:table-cell office:value-type="float" office:value="14.2" calcext:value-type="float">
            <text:p>14.2</text:p>
          </table:table-cell>
          <table:table-cell office:value-type="float" office:value="14.89" calcext:value-type="float">
            <text:p>14.89</text:p>
          </table:table-cell>
          <table:table-cell office:value-type="float" office:value="11.841346" calcext:value-type="float">
            <text:p>11.841346</text:p>
          </table:table-cell>
          <table:table-cell office:value-type="float" office:value="35107000" calcext:value-type="float">
            <text:p>35107000</text:p>
          </table:table-cell>
        </table:table-row>
        <table:table-row table:style-name="ro1">
          <table:table-cell office:value-type="date" office:date-value="2001-08-01" calcext:value-type="date">
            <text:p>1. Aug. 2001</text:p>
          </table:table-cell>
          <table:table-cell office:value-type="float" office:value="14.97" calcext:value-type="float">
            <text:p>14.97</text:p>
          </table:table-cell>
          <table:table-cell office:value-type="float" office:value="17.049999" calcext:value-type="float">
            <text:p>17.049999</text:p>
          </table:table-cell>
          <table:table-cell office:value-type="float" office:value="14.4" calcext:value-type="float">
            <text:p>14.4</text:p>
          </table:table-cell>
          <table:table-cell office:value-type="float" office:value="16.02" calcext:value-type="float">
            <text:p>16.02</text:p>
          </table:table-cell>
          <table:table-cell office:value-type="float" office:value="12.739987" calcext:value-type="float">
            <text:p>12.739987</text:p>
          </table:table-cell>
          <table:table-cell office:value-type="float" office:value="42998300" calcext:value-type="float">
            <text:p>42998300</text:p>
          </table:table-cell>
        </table:table-row>
        <table:table-row table:style-name="ro1">
          <table:table-cell office:value-type="date" office:date-value="2001-09-01" calcext:value-type="date">
            <text:p>1. Sep. 2001</text:p>
          </table:table-cell>
          <table:table-cell office:value-type="float" office:value="15.87" calcext:value-type="float">
            <text:p>15.87</text:p>
          </table:table-cell>
          <table:table-cell office:value-type="float" office:value="17.99" calcext:value-type="float">
            <text:p>17.99</text:p>
          </table:table-cell>
          <table:table-cell office:value-type="float" office:value="15.5" calcext:value-type="float">
            <text:p>15.5</text:p>
          </table:table-cell>
          <table:table-cell office:value-type="float" office:value="17.35" calcext:value-type="float">
            <text:p>17.35</text:p>
          </table:table-cell>
          <table:table-cell office:value-type="float" office:value="13.797677" calcext:value-type="float">
            <text:p>13.797677</text:p>
          </table:table-cell>
          <table:table-cell office:value-type="float" office:value="44206000" calcext:value-type="float">
            <text:p>44206000</text:p>
          </table:table-cell>
        </table:table-row>
        <table:table-row table:style-name="ro1">
          <table:table-cell office:value-type="date" office:date-value="2001-10-01" calcext:value-type="date">
            <text:p>1. Oct. 2001</text:p>
          </table:table-cell>
          <table:table-cell office:value-type="float" office:value="17.35" calcext:value-type="float">
            <text:p>17.35</text:p>
          </table:table-cell>
          <table:table-cell office:value-type="float" office:value="17.950001" calcext:value-type="float">
            <text:p>17.950001</text:p>
          </table:table-cell>
          <table:table-cell office:value-type="float" office:value="15.31" calcext:value-type="float">
            <text:p>15.31</text:p>
          </table:table-cell>
          <table:table-cell office:value-type="float" office:value="15.59" calcext:value-type="float">
            <text:p>15.59</text:p>
          </table:table-cell>
          <table:table-cell office:value-type="float" office:value="12.398025" calcext:value-type="float">
            <text:p>12.398025</text:p>
          </table:table-cell>
          <table:table-cell office:value-type="float" office:value="51278200" calcext:value-type="float">
            <text:p>51278200</text:p>
          </table:table-cell>
        </table:table-row>
        <table:table-row table:style-name="ro1">
          <table:table-cell office:value-type="date" office:date-value="2001-11-01" calcext:value-type="date">
            <text:p>1. Nov. 2001</text:p>
          </table:table-cell>
          <table:table-cell office:value-type="float" office:value="15.6" calcext:value-type="float">
            <text:p>15.6</text:p>
          </table:table-cell>
          <table:table-cell office:value-type="float" office:value="16.17" calcext:value-type="float">
            <text:p>16.17</text:p>
          </table:table-cell>
          <table:table-cell office:value-type="float" office:value="13.96" calcext:value-type="float">
            <text:p>13.96</text:p>
          </table:table-cell>
          <table:table-cell office:value-type="float" office:value="15.13" calcext:value-type="float">
            <text:p>15.13</text:p>
          </table:table-cell>
          <table:table-cell office:value-type="float" office:value="12.032207" calcext:value-type="float">
            <text:p>12.032207</text:p>
          </table:table-cell>
          <table:table-cell office:value-type="float" office:value="37704500" calcext:value-type="float">
            <text:p>37704500</text:p>
          </table:table-cell>
        </table:table-row>
        <table:table-row table:style-name="ro1">
          <table:table-cell office:value-type="date" office:date-value="2001-12-01" calcext:value-type="date">
            <text:p>1. Dec. 2001</text:p>
          </table:table-cell>
          <table:table-cell office:value-type="float" office:value="15.2" calcext:value-type="float">
            <text:p>15.2</text:p>
          </table:table-cell>
          <table:table-cell office:value-type="float" office:value="16.690001" calcext:value-type="float">
            <text:p>16.690001</text:p>
          </table:table-cell>
          <table:table-cell office:value-type="float" office:value="14.85" calcext:value-type="float">
            <text:p>14.85</text:p>
          </table:table-cell>
          <table:table-cell office:value-type="float" office:value="15.95" calcext:value-type="float">
            <text:p>15.95</text:p>
          </table:table-cell>
          <table:table-cell office:value-type="float" office:value="12.779948" calcext:value-type="float">
            <text:p>12.779948</text:p>
          </table:table-cell>
          <table:table-cell office:value-type="float" office:value="41141400" calcext:value-type="float">
            <text:p>41141400</text:p>
          </table:table-cell>
        </table:table-row>
        <table:table-row table:style-name="ro1">
          <table:table-cell office:value-type="date" office:date-value="2002-01-01" calcext:value-type="date">
            <text:p>1. Jan. 2002</text:p>
          </table:table-cell>
          <table:table-cell office:value-type="float" office:value="15.91" calcext:value-type="float">
            <text:p>15.91</text:p>
          </table:table-cell>
          <table:table-cell office:value-type="float" office:value="17.65" calcext:value-type="float">
            <text:p>17.65</text:p>
          </table:table-cell>
          <table:table-cell office:value-type="float" office:value="15.56" calcext:value-type="float">
            <text:p>15.56</text:p>
          </table:table-cell>
          <table:table-cell office:value-type="float" office:value="17.1" calcext:value-type="float">
            <text:p>17.1</text:p>
          </table:table-cell>
          <table:table-cell office:value-type="float" office:value="13.701393" calcext:value-type="float">
            <text:p>13.701393</text:p>
          </table:table-cell>
          <table:table-cell office:value-type="float" office:value="50462200" calcext:value-type="float">
            <text:p>50462200</text:p>
          </table:table-cell>
        </table:table-row>
        <table:table-row table:style-name="ro1">
          <table:table-cell office:value-type="date" office:date-value="2002-02-01" calcext:value-type="date">
            <text:p>1. Feb. 2002</text:p>
          </table:table-cell>
          <table:table-cell office:value-type="float" office:value="17.299999" calcext:value-type="float">
            <text:p>17.299999</text:p>
          </table:table-cell>
          <table:table-cell office:value-type="float" office:value="19.5" calcext:value-type="float">
            <text:p>19.5</text:p>
          </table:table-cell>
          <table:table-cell office:value-type="float" office:value="17.18" calcext:value-type="float">
            <text:p>17.18</text:p>
          </table:table-cell>
          <table:table-cell office:value-type="float" office:value="18.049999" calcext:value-type="float">
            <text:p>18.049999</text:p>
          </table:table-cell>
          <table:table-cell office:value-type="float" office:value="14.46258" calcext:value-type="float">
            <text:p>14.46258</text:p>
          </table:table-cell>
          <table:table-cell office:value-type="float" office:value="74099500" calcext:value-type="float">
            <text:p>74099500</text:p>
          </table:table-cell>
        </table:table-row>
        <table:table-row table:style-name="ro1">
          <table:table-cell office:value-type="date" office:date-value="2002-03-01" calcext:value-type="date">
            <text:p>1. Mar. 2002</text:p>
          </table:table-cell>
          <table:table-cell office:value-type="float" office:value="17.9" calcext:value-type="float">
            <text:p>17.9</text:p>
          </table:table-cell>
          <table:table-cell office:value-type="float" office:value="18.940001" calcext:value-type="float">
            <text:p>18.940001</text:p>
          </table:table-cell>
          <table:table-cell office:value-type="float" office:value="16.9" calcext:value-type="float">
            <text:p>16.9</text:p>
          </table:table-cell>
          <table:table-cell office:value-type="float" office:value="18.559999" calcext:value-type="float">
            <text:p>18.559999</text:p>
          </table:table-cell>
          <table:table-cell office:value-type="float" office:value="14.871215" calcext:value-type="float">
            <text:p>14.871215</text:p>
          </table:table-cell>
          <table:table-cell office:value-type="float" office:value="55919600" calcext:value-type="float">
            <text:p>55919600</text:p>
          </table:table-cell>
        </table:table-row>
        <table:table-row table:style-name="ro1">
          <table:table-cell office:value-type="date" office:date-value="2002-04-01" calcext:value-type="date">
            <text:p>1. Apr. 2002</text:p>
          </table:table-cell>
          <table:table-cell office:value-type="float" office:value="18.4" calcext:value-type="float">
            <text:p>18.4</text:p>
          </table:table-cell>
          <table:table-cell office:value-type="float" office:value="20.51" calcext:value-type="float">
            <text:p>20.51</text:p>
          </table:table-cell>
          <table:table-cell office:value-type="float" office:value="17.18" calcext:value-type="float">
            <text:p>17.18</text:p>
          </table:table-cell>
          <table:table-cell office:value-type="float" office:value="20.07" calcext:value-type="float">
            <text:p>20.07</text:p>
          </table:table-cell>
          <table:table-cell office:value-type="float" office:value="16.081104" calcext:value-type="float">
            <text:p>16.081104</text:p>
          </table:table-cell>
          <table:table-cell office:value-type="float" office:value="71516000" calcext:value-type="float">
            <text:p>71516000</text:p>
          </table:table-cell>
        </table:table-row>
        <table:table-row table:style-name="ro1">
          <table:table-cell office:value-type="date" office:date-value="2002-05-01" calcext:value-type="date">
            <text:p>1. May. 2002</text:p>
          </table:table-cell>
          <table:table-cell office:value-type="float" office:value="19.65" calcext:value-type="float">
            <text:p>19.65</text:p>
          </table:table-cell>
          <table:table-cell office:value-type="float" office:value="23.49" calcext:value-type="float">
            <text:p>23.49</text:p>
          </table:table-cell>
          <table:table-cell office:value-type="float" office:value="19.629999" calcext:value-type="float">
            <text:p>19.629999</text:p>
          </table:table-cell>
          <table:table-cell office:value-type="float" office:value="21.799999" calcext:value-type="float">
            <text:p>21.799999</text:p>
          </table:table-cell>
          <table:table-cell office:value-type="float" office:value="17.467272" calcext:value-type="float">
            <text:p>17.467272</text:p>
          </table:table-cell>
          <table:table-cell office:value-type="float" office:value="74586600" calcext:value-type="float">
            <text:p>74586600</text:p>
          </table:table-cell>
        </table:table-row>
        <table:table-row table:style-name="ro1">
          <table:table-cell office:value-type="date" office:date-value="2002-06-01" calcext:value-type="date">
            <text:p>1. Jun. 2002</text:p>
          </table:table-cell>
          <table:table-cell office:value-type="float" office:value="21.84" calcext:value-type="float">
            <text:p>21.84</text:p>
          </table:table-cell>
          <table:table-cell office:value-type="float" office:value="23" calcext:value-type="float">
            <text:p>23</text:p>
          </table:table-cell>
          <table:table-cell office:value-type="float" office:value="18.950001" calcext:value-type="float">
            <text:p>18.950001</text:p>
          </table:table-cell>
          <table:table-cell office:value-type="float" office:value="18.99" calcext:value-type="float">
            <text:p>18.99</text:p>
          </table:table-cell>
          <table:table-cell office:value-type="float" office:value="15.287896" calcext:value-type="float">
            <text:p>15.287896</text:p>
          </table:table-cell>
          <table:table-cell office:value-type="float" office:value="77734500" calcext:value-type="float">
            <text:p>77734500</text:p>
          </table:table-cell>
        </table:table-row>
        <table:table-row table:style-name="ro1">
          <table:table-cell office:value-type="date" office:date-value="2002-07-01" calcext:value-type="date">
            <text:p>1. Jul. 2002</text:p>
          </table:table-cell>
          <table:table-cell office:value-type="float" office:value="18.9" calcext:value-type="float">
            <text:p>18.9</text:p>
          </table:table-cell>
          <table:table-cell office:value-type="float" office:value="19.629999" calcext:value-type="float">
            <text:p>19.629999</text:p>
          </table:table-cell>
          <table:table-cell office:value-type="float" office:value="13.46" calcext:value-type="float">
            <text:p>13.46</text:p>
          </table:table-cell>
          <table:table-cell office:value-type="float" office:value="15.32" calcext:value-type="float">
            <text:p>15.32</text:p>
          </table:table-cell>
          <table:table-cell office:value-type="float" office:value="12.333361" calcext:value-type="float">
            <text:p>12.333361</text:p>
          </table:table-cell>
          <table:table-cell office:value-type="float" office:value="170752500" calcext:value-type="float">
            <text:p>170752500</text:p>
          </table:table-cell>
        </table:table-row>
        <table:table-row table:style-name="ro1">
          <table:table-cell office:value-type="date" office:date-value="2002-08-01" calcext:value-type="date">
            <text:p>1. Aug. 2002</text:p>
          </table:table-cell>
          <table:table-cell office:value-type="float" office:value="14.56" calcext:value-type="float">
            <text:p>14.56</text:p>
          </table:table-cell>
          <table:table-cell office:value-type="float" office:value="16.65" calcext:value-type="float">
            <text:p>16.65</text:p>
          </table:table-cell>
          <table:table-cell office:value-type="float" office:value="14.47" calcext:value-type="float">
            <text:p>14.47</text:p>
          </table:table-cell>
          <table:table-cell office:value-type="float" office:value="16.07" calcext:value-type="float">
            <text:p>16.07</text:p>
          </table:table-cell>
          <table:table-cell office:value-type="float" office:value="12.93715" calcext:value-type="float">
            <text:p>12.93715</text:p>
          </table:table-cell>
          <table:table-cell office:value-type="float" office:value="65757500" calcext:value-type="float">
            <text:p>65757500</text:p>
          </table:table-cell>
        </table:table-row>
        <table:table-row table:style-name="ro1">
          <table:table-cell office:value-type="date" office:date-value="2002-09-01" calcext:value-type="date">
            <text:p>1. Sep. 2002</text:p>
          </table:table-cell>
          <table:table-cell office:value-type="float" office:value="16.290001" calcext:value-type="float">
            <text:p>16.290001</text:p>
          </table:table-cell>
          <table:table-cell office:value-type="float" office:value="18.190001" calcext:value-type="float">
            <text:p>18.190001</text:p>
          </table:table-cell>
          <table:table-cell office:value-type="float" office:value="14.9" calcext:value-type="float">
            <text:p>14.9</text:p>
          </table:table-cell>
          <table:table-cell office:value-type="float" office:value="15.55" calcext:value-type="float">
            <text:p>15.55</text:p>
          </table:table-cell>
          <table:table-cell office:value-type="float" office:value="12.518522" calcext:value-type="float">
            <text:p>12.518522</text:p>
          </table:table-cell>
          <table:table-cell office:value-type="float" office:value="85338900" calcext:value-type="float">
            <text:p>85338900</text:p>
          </table:table-cell>
        </table:table-row>
        <table:table-row table:style-name="ro1">
          <table:table-cell office:value-type="date" office:date-value="2002-10-01" calcext:value-type="date">
            <text:p>1. Oct. 2002</text:p>
          </table:table-cell>
          <table:table-cell office:value-type="float" office:value="15.56" calcext:value-type="float">
            <text:p>15.56</text:p>
          </table:table-cell>
          <table:table-cell office:value-type="float" office:value="15.98" calcext:value-type="float">
            <text:p>15.98</text:p>
          </table:table-cell>
          <table:table-cell office:value-type="float" office:value="13.82" calcext:value-type="float">
            <text:p>13.82</text:p>
          </table:table-cell>
          <table:table-cell office:value-type="float" office:value="15.07" calcext:value-type="float">
            <text:p>15.07</text:p>
          </table:table-cell>
          <table:table-cell office:value-type="float" office:value="12.132103" calcext:value-type="float">
            <text:p>12.132103</text:p>
          </table:table-cell>
          <table:table-cell office:value-type="float" office:value="58801700" calcext:value-type="float">
            <text:p>58801700</text:p>
          </table:table-cell>
        </table:table-row>
        <table:table-row table:style-name="ro1">
          <table:table-cell office:value-type="date" office:date-value="2002-11-01" calcext:value-type="date">
            <text:p>1. Nov. 2002</text:p>
          </table:table-cell>
          <table:table-cell office:value-type="float" office:value="15.4" calcext:value-type="float">
            <text:p>15.4</text:p>
          </table:table-cell>
          <table:table-cell office:value-type="float" office:value="16.74" calcext:value-type="float">
            <text:p>16.74</text:p>
          </table:table-cell>
          <table:table-cell office:value-type="float" office:value="14.08" calcext:value-type="float">
            <text:p>14.08</text:p>
          </table:table-cell>
          <table:table-cell office:value-type="float" office:value="14.67" calcext:value-type="float">
            <text:p>14.67</text:p>
          </table:table-cell>
          <table:table-cell office:value-type="float" office:value="11.810081" calcext:value-type="float">
            <text:p>11.810081</text:p>
          </table:table-cell>
          <table:table-cell office:value-type="float" office:value="42271200" calcext:value-type="float">
            <text:p>42271200</text:p>
          </table:table-cell>
        </table:table-row>
        <table:table-row table:style-name="ro1">
          <table:table-cell office:value-type="date" office:date-value="2002-12-01" calcext:value-type="date">
            <text:p>1. Dec. 2002</text:p>
          </table:table-cell>
          <table:table-cell office:value-type="float" office:value="14.4" calcext:value-type="float">
            <text:p>14.4</text:p>
          </table:table-cell>
          <table:table-cell office:value-type="float" office:value="16.6" calcext:value-type="float">
            <text:p>16.6</text:p>
          </table:table-cell>
          <table:table-cell office:value-type="float" office:value="14.31" calcext:value-type="float">
            <text:p>14.31</text:p>
          </table:table-cell>
          <table:table-cell office:value-type="float" office:value="15.41" calcext:value-type="float">
            <text:p>15.41</text:p>
          </table:table-cell>
          <table:table-cell office:value-type="float" office:value="12.405821" calcext:value-type="float">
            <text:p>12.405821</text:p>
          </table:table-cell>
          <table:table-cell office:value-type="float" office:value="70759000" calcext:value-type="float">
            <text:p>70759000</text:p>
          </table:table-cell>
        </table:table-row>
        <table:table-row table:style-name="ro1">
          <table:table-cell office:value-type="date" office:date-value="2003-01-01" calcext:value-type="date">
            <text:p>1. Jan. 2003</text:p>
          </table:table-cell>
          <table:table-cell office:value-type="float" office:value="15.31" calcext:value-type="float">
            <text:p>15.31</text:p>
          </table:table-cell>
          <table:table-cell office:value-type="float" office:value="17.43" calcext:value-type="float">
            <text:p>17.43</text:p>
          </table:table-cell>
          <table:table-cell office:value-type="float" office:value="14.86" calcext:value-type="float">
            <text:p>14.86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13.339227" calcext:value-type="float">
            <text:p>13.339227</text:p>
          </table:table-cell>
          <table:table-cell office:value-type="float" office:value="65652300" calcext:value-type="float">
            <text:p>65652300</text:p>
          </table:table-cell>
        </table:table-row>
        <table:table-row table:style-name="ro1">
          <table:table-cell office:value-type="date" office:date-value="2003-02-01" calcext:value-type="date">
            <text:p>1. Feb. 2003</text:p>
          </table:table-cell>
          <table:table-cell office:value-type="float" office:value="16.549999" calcext:value-type="float">
            <text:p>16.549999</text:p>
          </table:table-cell>
          <table:table-cell office:value-type="float" office:value="17.219999" calcext:value-type="float">
            <text:p>17.21999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20001" calcext:value-type="float">
            <text:p>16.120001</text:p>
          </table:table-cell>
          <table:table-cell office:value-type="float" office:value="13.071631" calcext:value-type="float">
            <text:p>13.071631</text:p>
          </table:table-cell>
          <table:table-cell office:value-type="float" office:value="53364900" calcext:value-type="float">
            <text:p>53364900</text:p>
          </table:table-cell>
        </table:table-row>
        <table:table-row table:style-name="ro1">
          <table:table-cell office:value-type="date" office:date-value="2003-03-01" calcext:value-type="date">
            <text:p>1. Mar. 2003</text:p>
          </table:table-cell>
          <table:table-cell table:number-columns-repeated="2" office:value-type="float" office:value="16.02" calcext:value-type="float">
            <text:p>16.02</text:p>
          </table:table-cell>
          <table:table-cell office:value-type="float" office:value="14.1" calcext:value-type="float">
            <text:p>14.1</text:p>
          </table:table-cell>
          <table:table-cell office:value-type="float" office:value="15.56" calcext:value-type="float">
            <text:p>15.56</text:p>
          </table:table-cell>
          <table:table-cell office:value-type="float" office:value="12.617528" calcext:value-type="float">
            <text:p>12.617528</text:p>
          </table:table-cell>
          <table:table-cell office:value-type="float" office:value="48808300" calcext:value-type="float">
            <text:p>48808300</text:p>
          </table:table-cell>
        </table:table-row>
        <table:table-row table:style-name="ro1">
          <table:table-cell office:value-type="date" office:date-value="2003-04-01" calcext:value-type="date">
            <text:p>1. Apr. 2003</text:p>
          </table:table-cell>
          <table:table-cell office:value-type="float" office:value="15.57" calcext:value-type="float">
            <text:p>15.57</text:p>
          </table:table-cell>
          <table:table-cell office:value-type="float" office:value="15.9" calcext:value-type="float">
            <text:p>15.9</text:p>
          </table:table-cell>
          <table:table-cell office:value-type="float" office:value="14.61" calcext:value-type="float">
            <text:p>14.61</text:p>
          </table:table-cell>
          <table:table-cell office:value-type="float" office:value="14.95" calcext:value-type="float">
            <text:p>14.95</text:p>
          </table:table-cell>
          <table:table-cell office:value-type="float" office:value="12.122883" calcext:value-type="float">
            <text:p>12.122883</text:p>
          </table:table-cell>
          <table:table-cell office:value-type="float" office:value="42246800" calcext:value-type="float">
            <text:p>42246800</text:p>
          </table:table-cell>
        </table:table-row>
        <table:table-row table:style-name="ro1">
          <table:table-cell office:value-type="date" office:date-value="2003-05-01" calcext:value-type="date">
            <text:p>1. May. 2003</text:p>
          </table:table-cell>
          <table:table-cell office:value-type="float" office:value="15.12" calcext:value-type="float">
            <text:p>15.12</text:p>
          </table:table-cell>
          <table:table-cell office:value-type="float" office:value="18.700001" calcext:value-type="float">
            <text:p>18.700001</text:p>
          </table:table-cell>
          <table:table-cell office:value-type="float" office:value="15.12" calcext:value-type="float">
            <text:p>15.12</text:p>
          </table:table-cell>
          <table:table-cell office:value-type="float" office:value="17.48" calcext:value-type="float">
            <text:p>17.48</text:p>
          </table:table-cell>
          <table:table-cell office:value-type="float" office:value="14.174446" calcext:value-type="float">
            <text:p>14.174446</text:p>
          </table:table-cell>
          <table:table-cell office:value-type="float" office:value="53034400" calcext:value-type="float">
            <text:p>53034400</text:p>
          </table:table-cell>
        </table:table-row>
        <table:table-row table:style-name="ro1">
          <table:table-cell office:value-type="date" office:date-value="2003-06-01" calcext:value-type="date">
            <text:p>1. Jun. 2003</text:p>
          </table:table-cell>
          <table:table-cell office:value-type="float" office:value="17.34" calcext:value-type="float">
            <text:p>17.34</text:p>
          </table:table-cell>
          <table:table-cell office:value-type="float" office:value="18.969999" calcext:value-type="float">
            <text:p>18.969999</text:p>
          </table:table-cell>
          <table:table-cell office:value-type="float" office:value="17.25" calcext:value-type="float">
            <text:p>17.25</text:p>
          </table:table-cell>
          <table:table-cell office:value-type="float" office:value="17.9" calcext:value-type="float">
            <text:p>17.9</text:p>
          </table:table-cell>
          <table:table-cell office:value-type="float" office:value="14.60472" calcext:value-type="float">
            <text:p>14.60472</text:p>
          </table:table-cell>
          <table:table-cell office:value-type="float" office:value="42074200" calcext:value-type="float">
            <text:p>42074200</text:p>
          </table:table-cell>
        </table:table-row>
        <table:table-row table:style-name="ro1">
          <table:table-cell office:value-type="date" office:date-value="2003-07-01" calcext:value-type="date">
            <text:p>1. Jul. 2003</text:p>
          </table:table-cell>
          <table:table-cell office:value-type="float" office:value="18" calcext:value-type="float">
            <text:p>18</text:p>
          </table:table-cell>
          <table:table-cell office:value-type="float" office:value="18.73" calcext:value-type="float">
            <text:p>18.73</text:p>
          </table:table-cell>
          <table:table-cell office:value-type="float" office:value="16.67" calcext:value-type="float">
            <text:p>16.67</text:p>
          </table:table-cell>
          <table:table-cell office:value-type="float" office:value="17.120001" calcext:value-type="float">
            <text:p>17.120001</text:p>
          </table:table-cell>
          <table:table-cell office:value-type="float" office:value="13.968318" calcext:value-type="float">
            <text:p>13.968318</text:p>
          </table:table-cell>
          <table:table-cell office:value-type="float" office:value="53356300" calcext:value-type="float">
            <text:p>53356300</text:p>
          </table:table-cell>
        </table:table-row>
        <table:table-row table:style-name="ro1">
          <table:table-cell office:value-type="date" office:date-value="2003-08-01" calcext:value-type="date">
            <text:p>1. Aug. 2003</text:p>
          </table:table-cell>
          <table:table-cell office:value-type="float" office:value="17" calcext:value-type="float">
            <text:p>17</text:p>
          </table:table-cell>
          <table:table-cell office:value-type="float" office:value="20.799999" calcext:value-type="float">
            <text:p>20.799999</text:p>
          </table:table-cell>
          <table:table-cell office:value-type="float" office:value="16.9" calcext:value-type="float">
            <text:p>16.9</text:p>
          </table:table-cell>
          <table:table-cell office:value-type="float" office:value="20.209999" calcext:value-type="float">
            <text:p>20.209999</text:p>
          </table:table-cell>
          <table:table-cell office:value-type="float" office:value="16.489468" calcext:value-type="float">
            <text:p>16.489468</text:p>
          </table:table-cell>
          <table:table-cell office:value-type="float" office:value="52316000" calcext:value-type="float">
            <text:p>52316000</text:p>
          </table:table-cell>
        </table:table-row>
        <table:table-row table:style-name="ro1">
          <table:table-cell office:value-type="date" office:date-value="2003-09-01" calcext:value-type="date">
            <text:p>1. Sep. 2003</text:p>
          </table:table-cell>
          <table:table-cell office:value-type="float" office:value="20.209999" calcext:value-type="float">
            <text:p>20.209999</text:p>
          </table:table-cell>
          <table:table-cell office:value-type="float" office:value="21.139999" calcext:value-type="float">
            <text:p>21.139999</text:p>
          </table:table-cell>
          <table:table-cell office:value-type="float" office:value="18.65" calcext:value-type="float">
            <text:p>18.65</text:p>
          </table:table-cell>
          <table:table-cell office:value-type="float" office:value="18.83" calcext:value-type="float">
            <text:p>18.83</text:p>
          </table:table-cell>
          <table:table-cell office:value-type="float" office:value="15.363514" calcext:value-type="float">
            <text:p>15.363514</text:p>
          </table:table-cell>
          <table:table-cell office:value-type="float" office:value="56907300" calcext:value-type="float">
            <text:p>56907300</text:p>
          </table:table-cell>
        </table:table-row>
        <table:table-row table:style-name="ro1">
          <table:table-cell office:value-type="date" office:date-value="2003-10-01" calcext:value-type="date">
            <text:p>1. Oct. 2003</text:p>
          </table:table-cell>
          <table:table-cell office:value-type="float" office:value="18.809999" calcext:value-type="float">
            <text:p>18.809999</text:p>
          </table:table-cell>
          <table:table-cell office:value-type="float" office:value="19.889999" calcext:value-type="float">
            <text:p>19.889999</text:p>
          </table:table-cell>
          <table:table-cell office:value-type="float" office:value="18.35" calcext:value-type="float">
            <text:p>18.35</text:p>
          </table:table-cell>
          <table:table-cell office:value-type="float" office:value="19.469999" calcext:value-type="float">
            <text:p>19.469999</text:p>
          </table:table-cell>
          <table:table-cell office:value-type="float" office:value="15.885692" calcext:value-type="float">
            <text:p>15.885692</text:p>
          </table:table-cell>
          <table:table-cell office:value-type="float" office:value="49263300" calcext:value-type="float">
            <text:p>49263300</text:p>
          </table:table-cell>
        </table:table-row>
        <table:table-row table:style-name="ro1">
          <table:table-cell office:value-type="date" office:date-value="2003-11-01" calcext:value-type="date">
            <text:p>1. Nov. 2003</text:p>
          </table:table-cell>
          <table:table-cell office:value-type="float" office:value="19.469999" calcext:value-type="float">
            <text:p>19.469999</text:p>
          </table:table-cell>
          <table:table-cell office:value-type="float" office:value="22.639999" calcext:value-type="float">
            <text:p>22.639999</text:p>
          </table:table-cell>
          <table:table-cell office:value-type="float" office:value="18.91" calcext:value-type="float">
            <text:p>18.91</text:p>
          </table:table-cell>
          <table:table-cell office:value-type="float" office:value="22.34" calcext:value-type="float">
            <text:p>22.34</text:p>
          </table:table-cell>
          <table:table-cell office:value-type="float" office:value="18.227343" calcext:value-type="float">
            <text:p>18.227343</text:p>
          </table:table-cell>
          <table:table-cell office:value-type="float" office:value="49399200" calcext:value-type="float">
            <text:p>49399200</text:p>
          </table:table-cell>
        </table:table-row>
        <table:table-row table:style-name="ro1">
          <table:table-cell office:value-type="date" office:date-value="2003-12-01" calcext:value-type="date">
            <text:p>1. Dec. 2003</text:p>
          </table:table-cell>
          <table:table-cell office:value-type="float" office:value="22.450001" calcext:value-type="float">
            <text:p>22.450001</text:p>
          </table:table-cell>
          <table:table-cell office:value-type="float" office:value="23.15" calcext:value-type="float">
            <text:p>23.15</text:p>
          </table:table-cell>
          <table:table-cell office:value-type="float" office:value="20.77" calcext:value-type="float">
            <text:p>20.77</text:p>
          </table:table-cell>
          <table:table-cell office:value-type="float" office:value="22.709999" calcext:value-type="float">
            <text:p>22.709999</text:p>
          </table:table-cell>
          <table:table-cell office:value-type="float" office:value="18.621159" calcext:value-type="float">
            <text:p>18.621159</text:p>
          </table:table-cell>
          <table:table-cell office:value-type="float" office:value="57166900" calcext:value-type="float">
            <text:p>57166900</text:p>
          </table:table-cell>
        </table:table-row>
        <table:table-row table:style-name="ro1">
          <table:table-cell office:value-type="date" office:date-value="2004-01-01" calcext:value-type="date">
            <text:p>1. Jan. 2004</text:p>
          </table:table-cell>
          <table:table-cell office:value-type="float" office:value="22.790001" calcext:value-type="float">
            <text:p>22.790001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19.15" calcext:value-type="float">
            <text:p>19.15</text:p>
          </table:table-cell>
          <table:table-cell office:value-type="float" office:value="19.700001" calcext:value-type="float">
            <text:p>19.700001</text:p>
          </table:table-cell>
          <table:table-cell office:value-type="float" office:value="16.153099" calcext:value-type="float">
            <text:p>16.153099</text:p>
          </table:table-cell>
          <table:table-cell office:value-type="float" office:value="58242200" calcext:value-type="float">
            <text:p>58242200</text:p>
          </table:table-cell>
        </table:table-row>
        <table:table-row table:style-name="ro1">
          <table:table-cell office:value-type="date" office:date-value="2004-02-01" calcext:value-type="date">
            <text:p>1. Feb. 2004</text:p>
          </table:table-cell>
          <table:table-cell office:value-type="float" office:value="19.6" calcext:value-type="float">
            <text:p>19.6</text:p>
          </table:table-cell>
          <table:table-cell office:value-type="float" office:value="21.5" calcext:value-type="float">
            <text:p>21.5</text:p>
          </table:table-cell>
          <table:table-cell office:value-type="float" office:value="19" calcext:value-type="float">
            <text:p>19</text:p>
          </table:table-cell>
          <table:table-cell office:value-type="float" office:value="20.450001" calcext:value-type="float">
            <text:p>20.450001</text:p>
          </table:table-cell>
          <table:table-cell office:value-type="float" office:value="16.768072" calcext:value-type="float">
            <text:p>16.768072</text:p>
          </table:table-cell>
          <table:table-cell office:value-type="float" office:value="45815700" calcext:value-type="float">
            <text:p>45815700</text:p>
          </table:table-cell>
        </table:table-row>
        <table:table-row table:style-name="ro1">
          <table:table-cell office:value-type="date" office:date-value="2004-03-01" calcext:value-type="date">
            <text:p>1. Mar. 2004</text:p>
          </table:table-cell>
          <table:table-cell office:value-type="float" office:value="20.6" calcext:value-type="float">
            <text:p>20.6</text:p>
          </table:table-cell>
          <table:table-cell office:value-type="float" office:value="23.889999" calcext:value-type="float">
            <text:p>23.889999</text:p>
          </table:table-cell>
          <table:table-cell office:value-type="float" office:value="19.68" calcext:value-type="float">
            <text:p>19.68</text:p>
          </table:table-cell>
          <table:table-cell office:value-type="float" office:value="23.780001" calcext:value-type="float">
            <text:p>23.780001</text:p>
          </table:table-cell>
          <table:table-cell office:value-type="float" office:value="19.49852" calcext:value-type="float">
            <text:p>19.49852</text:p>
          </table:table-cell>
          <table:table-cell office:value-type="float" office:value="64128000" calcext:value-type="float">
            <text:p>64128000</text:p>
          </table:table-cell>
        </table:table-row>
        <table:table-row table:style-name="ro1">
          <table:table-cell office:value-type="date" office:date-value="2004-04-01" calcext:value-type="date">
            <text:p>1. Apr. 2004</text:p>
          </table:table-cell>
          <table:table-cell office:value-type="float" office:value="23.77" calcext:value-type="float">
            <text:p>23.77</text:p>
          </table:table-cell>
          <table:table-cell office:value-type="float" office:value="24.16" calcext:value-type="float">
            <text:p>24.16</text:p>
          </table:table-cell>
          <table:table-cell office:value-type="float" office:value="19.02" calcext:value-type="float">
            <text:p>19.02</text:p>
          </table:table-cell>
          <table:table-cell office:value-type="float" office:value="19.23" calcext:value-type="float">
            <text:p>19.23</text:p>
          </table:table-cell>
          <table:table-cell office:value-type="float" office:value="15.767722" calcext:value-type="float">
            <text:p>15.767722</text:p>
          </table:table-cell>
          <table:table-cell office:value-type="float" office:value="57879700" calcext:value-type="float">
            <text:p>57879700</text:p>
          </table:table-cell>
        </table:table-row>
        <table:table-row table:style-name="ro1">
          <table:table-cell office:value-type="date" office:date-value="2004-05-01" calcext:value-type="date">
            <text:p>1. May. 2004</text:p>
          </table:table-cell>
          <table:table-cell office:value-type="float" office:value="19" calcext:value-type="float">
            <text:p>19</text:p>
          </table:table-cell>
          <table:table-cell office:value-type="float" office:value="21.24" calcext:value-type="float">
            <text:p>21.24</text:p>
          </table:table-cell>
          <table:table-cell office:value-type="float" office:value="18.040001" calcext:value-type="float">
            <text:p>18.040001</text:p>
          </table:table-cell>
          <table:table-cell office:value-type="float" office:value="20.67" calcext:value-type="float">
            <text:p>20.67</text:p>
          </table:table-cell>
          <table:table-cell office:value-type="float" office:value="16.948463" calcext:value-type="float">
            <text:p>16.948463</text:p>
          </table:table-cell>
          <table:table-cell office:value-type="float" office:value="46581100" calcext:value-type="float">
            <text:p>46581100</text:p>
          </table:table-cell>
        </table:table-row>
        <table:table-row table:style-name="ro1">
          <table:table-cell office:value-type="date" office:date-value="2004-06-01" calcext:value-type="date">
            <text:p>1. Jun. 2004</text:p>
          </table:table-cell>
          <table:table-cell office:value-type="float" office:value="20.889999" calcext:value-type="float">
            <text:p>20.889999</text:p>
          </table:table-cell>
          <table:table-cell office:value-type="float" office:value="20.98" calcext:value-type="float">
            <text:p>20.98</text:p>
          </table:table-cell>
          <table:table-cell office:value-type="float" office:value="18.639999" calcext:value-type="float">
            <text:p>18.639999</text:p>
          </table:table-cell>
          <table:table-cell office:value-type="float" office:value="19.75" calcext:value-type="float">
            <text:p>19.75</text:p>
          </table:table-cell>
          <table:table-cell office:value-type="float" office:value="16.280956" calcext:value-type="float">
            <text:p>16.280956</text:p>
          </table:table-cell>
          <table:table-cell office:value-type="float" office:value="34892600" calcext:value-type="float">
            <text:p>34892600</text:p>
          </table:table-cell>
        </table:table-row>
        <table:table-row table:style-name="ro1">
          <table:table-cell office:value-type="date" office:date-value="2004-07-01" calcext:value-type="date">
            <text:p>1. Jul. 2004</text:p>
          </table:table-cell>
          <table:table-cell office:value-type="float" office:value="19.85" calcext:value-type="float">
            <text:p>19.85</text:p>
          </table:table-cell>
          <table:table-cell office:value-type="float" office:value="21.049999" calcext:value-type="float">
            <text:p>21.049999</text:p>
          </table:table-cell>
          <table:table-cell office:value-type="float" office:value="18.440001" calcext:value-type="float">
            <text:p>18.440001</text:p>
          </table:table-cell>
          <table:table-cell office:value-type="float" office:value="19.120001" calcext:value-type="float">
            <text:p>19.120001</text:p>
          </table:table-cell>
          <table:table-cell office:value-type="float" office:value="15.761617" calcext:value-type="float">
            <text:p>15.761617</text:p>
          </table:table-cell>
          <table:table-cell office:value-type="float" office:value="30794100" calcext:value-type="float">
            <text:p>30794100</text:p>
          </table:table-cell>
        </table:table-row>
        <table:table-row table:style-name="ro1">
          <table:table-cell office:value-type="date" office:date-value="2004-08-01" calcext:value-type="date">
            <text:p>1. Aug. 2004</text:p>
          </table:table-cell>
          <table:table-cell office:value-type="float" office:value="19.120001" calcext:value-type="float">
            <text:p>19.120001</text:p>
          </table:table-cell>
          <table:table-cell office:value-type="float" office:value="20.459999" calcext:value-type="float">
            <text:p>20.459999</text:p>
          </table:table-cell>
          <table:table-cell office:value-type="float" office:value="18.139999" calcext:value-type="float">
            <text:p>18.139999</text:p>
          </table:table-cell>
          <table:table-cell office:value-type="float" office:value="20" calcext:value-type="float">
            <text:p>20</text:p>
          </table:table-cell>
          <table:table-cell office:value-type="float" office:value="16.487045" calcext:value-type="float">
            <text:p>16.487045</text:p>
          </table:table-cell>
          <table:table-cell office:value-type="float" office:value="29332800" calcext:value-type="float">
            <text:p>29332800</text:p>
          </table:table-cell>
        </table:table-row>
        <table:table-row table:style-name="ro1">
          <table:table-cell office:value-type="date" office:date-value="2004-09-01" calcext:value-type="date">
            <text:p>1. Sep. 2004</text:p>
          </table:table-cell>
          <table:table-cell office:value-type="float" office:value="20" calcext:value-type="float">
            <text:p>20</text:p>
          </table:table-cell>
          <table:table-cell office:value-type="float" office:value="21.15" calcext:value-type="float">
            <text:p>21.15</text:p>
          </table:table-cell>
          <table:table-cell office:value-type="float" office:value="19.209999" calcext:value-type="float">
            <text:p>19.209999</text:p>
          </table:table-cell>
          <table:table-cell office:value-type="float" office:value="21.040001" calcext:value-type="float">
            <text:p>21.040001</text:p>
          </table:table-cell>
          <table:table-cell office:value-type="float" office:value="17.34437" calcext:value-type="float">
            <text:p>17.34437</text:p>
          </table:table-cell>
          <table:table-cell office:value-type="float" office:value="32255200" calcext:value-type="float">
            <text:p>32255200</text:p>
          </table:table-cell>
        </table:table-row>
        <table:table-row table:style-name="ro1">
          <table:table-cell office:value-type="date" office:date-value="2004-10-01" calcext:value-type="date">
            <text:p>1. Oct. 2004</text:p>
          </table:table-cell>
          <table:table-cell office:value-type="float" office:value="21.049999" calcext:value-type="float">
            <text:p>21.049999</text:p>
          </table:table-cell>
          <table:table-cell office:value-type="float" office:value="22.620001" calcext:value-type="float">
            <text:p>22.620001</text:p>
          </table:table-cell>
          <table:table-cell office:value-type="float" office:value="20.17" calcext:value-type="float">
            <text:p>20.17</text:p>
          </table:table-cell>
          <table:table-cell office:value-type="float" office:value="22.51" calcext:value-type="float">
            <text:p>22.51</text:p>
          </table:table-cell>
          <table:table-cell office:value-type="float" office:value="18.55617" calcext:value-type="float">
            <text:p>18.55617</text:p>
          </table:table-cell>
          <table:table-cell office:value-type="float" office:value="41589900" calcext:value-type="float">
            <text:p>41589900</text:p>
          </table:table-cell>
        </table:table-row>
        <table:table-row table:style-name="ro1">
          <table:table-cell office:value-type="date" office:date-value="2004-11-01" calcext:value-type="date">
            <text:p>1. Nov. 2004</text:p>
          </table:table-cell>
          <table:table-cell office:value-type="float" office:value="22.49" calcext:value-type="float">
            <text:p>22.49</text:p>
          </table:table-cell>
          <table:table-cell office:value-type="float" office:value="25.52" calcext:value-type="float">
            <text:p>25.52</text:p>
          </table:table-cell>
          <table:table-cell office:value-type="float" office:value="21.059999" calcext:value-type="float">
            <text:p>21.059999</text:p>
          </table:table-cell>
          <table:table-cell office:value-type="float" office:value="24.59" calcext:value-type="float">
            <text:p>24.59</text:p>
          </table:table-cell>
          <table:table-cell office:value-type="float" office:value="20.270821" calcext:value-type="float">
            <text:p>20.270821</text:p>
          </table:table-cell>
          <table:table-cell office:value-type="float" office:value="56004500" calcext:value-type="float">
            <text:p>56004500</text:p>
          </table:table-cell>
        </table:table-row>
        <table:table-row table:style-name="ro1">
          <table:table-cell office:value-type="date" office:date-value="2004-12-01" calcext:value-type="date">
            <text:p>1. Dec. 2004</text:p>
          </table:table-cell>
          <table:table-cell office:value-type="float" office:value="24.620001" calcext:value-type="float">
            <text:p>24.620001</text:p>
          </table:table-cell>
          <table:table-cell office:value-type="float" office:value="25" calcext:value-type="float">
            <text:p>25</text:p>
          </table:table-cell>
          <table:table-cell office:value-type="float" office:value="22.379999" calcext:value-type="float">
            <text:p>22.379999</text:p>
          </table:table-cell>
          <table:table-cell office:value-type="float" office:value="24.219999" calcext:value-type="float">
            <text:p>24.219999</text:p>
          </table:table-cell>
          <table:table-cell office:value-type="float" office:value="20.055422" calcext:value-type="float">
            <text:p>20.055422</text:p>
          </table:table-cell>
          <table:table-cell office:value-type="float" office:value="43255600" calcext:value-type="float">
            <text:p>43255600</text:p>
          </table:table-cell>
        </table:table-row>
        <table:table-row table:style-name="ro1">
          <table:table-cell office:value-type="date" office:date-value="2005-01-01" calcext:value-type="date">
            <text:p>1. Jan. 2005</text:p>
          </table:table-cell>
          <table:table-cell table:number-columns-repeated="2" office:value-type="float" office:value="23.969999" calcext:value-type="float">
            <text:p>23.969999</text:p>
          </table:table-cell>
          <table:table-cell office:value-type="float" office:value="21.719999" calcext:value-type="float">
            <text:p>21.719999</text:p>
          </table:table-cell>
          <table:table-cell office:value-type="float" office:value="21.860001" calcext:value-type="float">
            <text:p>21.860001</text:p>
          </table:table-cell>
          <table:table-cell office:value-type="float" office:value="18.10121" calcext:value-type="float">
            <text:p>18.10121</text:p>
          </table:table-cell>
          <table:table-cell office:value-type="float" office:value="34830500" calcext:value-type="float">
            <text:p>34830500</text:p>
          </table:table-cell>
        </table:table-row>
        <table:table-row table:style-name="ro1">
          <table:table-cell office:value-type="date" office:date-value="2005-02-01" calcext:value-type="date">
            <text:p>1. Feb. 2005</text:p>
          </table:table-cell>
          <table:table-cell office:value-type="float" office:value="21.809999" calcext:value-type="float">
            <text:p>21.809999</text:p>
          </table:table-cell>
          <table:table-cell office:value-type="float" office:value="25.299999" calcext:value-type="float">
            <text:p>25.299999</text:p>
          </table:table-cell>
          <table:table-cell office:value-type="float" office:value="21.27" calcext:value-type="float">
            <text:p>21.27</text:p>
          </table:table-cell>
          <table:table-cell office:value-type="float" office:value="24.9" calcext:value-type="float">
            <text:p>24.9</text:p>
          </table:table-cell>
          <table:table-cell office:value-type="float" office:value="20.618492" calcext:value-type="float">
            <text:p>20.618492</text:p>
          </table:table-cell>
          <table:table-cell office:value-type="float" office:value="35865100" calcext:value-type="float">
            <text:p>35865100</text:p>
          </table:table-cell>
        </table:table-row>
        <table:table-row table:style-name="ro1">
          <table:table-cell office:value-type="date" office:date-value="2005-03-01" calcext:value-type="date">
            <text:p>1. Mar. 2005</text:p>
          </table:table-cell>
          <table:table-cell office:value-type="float" office:value="24.700001" calcext:value-type="float">
            <text:p>24.700001</text:p>
          </table:table-cell>
          <table:table-cell office:value-type="float" office:value="26.32" calcext:value-type="float">
            <text:p>26.32</text:p>
          </table:table-cell>
          <table:table-cell office:value-type="float" office:value="23.51" calcext:value-type="float">
            <text:p>23.51</text:p>
          </table:table-cell>
          <table:table-cell office:value-type="float" office:value="23.959999" calcext:value-type="float">
            <text:p>23.959999</text:p>
          </table:table-cell>
          <table:table-cell office:value-type="float" office:value="19.840115" calcext:value-type="float">
            <text:p>19.840115</text:p>
          </table:table-cell>
          <table:table-cell office:value-type="float" office:value="37345100" calcext:value-type="float">
            <text:p>37345100</text:p>
          </table:table-cell>
        </table:table-row>
        <table:table-row table:style-name="ro1">
          <table:table-cell office:value-type="date" office:date-value="2005-04-01" calcext:value-type="date">
            <text:p>1. Apr. 2005</text:p>
          </table:table-cell>
          <table:table-cell office:value-type="float" office:value="23.959999" calcext:value-type="float">
            <text:p>23.959999</text:p>
          </table:table-cell>
          <table:table-cell office:value-type="float" office:value="24.5" calcext:value-type="float">
            <text:p>24.5</text:p>
          </table:table-cell>
          <table:table-cell office:value-type="float" office:value="21.51" calcext:value-type="float">
            <text:p>21.51</text:p>
          </table:table-cell>
          <table:table-cell office:value-type="float" office:value="22.32" calcext:value-type="float">
            <text:p>22.32</text:p>
          </table:table-cell>
          <table:table-cell office:value-type="float" office:value="18.482119" calcext:value-type="float">
            <text:p>18.482119</text:p>
          </table:table-cell>
          <table:table-cell office:value-type="float" office:value="41709600" calcext:value-type="float">
            <text:p>41709600</text:p>
          </table:table-cell>
        </table:table-row>
        <table:table-row table:style-name="ro1">
          <table:table-cell office:value-type="date" office:date-value="2005-05-01" calcext:value-type="date">
            <text:p>1. May. 2005</text:p>
          </table:table-cell>
          <table:table-cell office:value-type="float" office:value="22.290001" calcext:value-type="float">
            <text:p>22.290001</text:p>
          </table:table-cell>
          <table:table-cell office:value-type="float" office:value="23.34" calcext:value-type="float">
            <text:p>23.34</text:p>
          </table:table-cell>
          <table:table-cell office:value-type="float" office:value="21.07" calcext:value-type="float">
            <text:p>21.07</text:p>
          </table:table-cell>
          <table:table-cell office:value-type="float" office:value="22.99" calcext:value-type="float">
            <text:p>22.99</text:p>
          </table:table-cell>
          <table:table-cell office:value-type="float" office:value="19.036909" calcext:value-type="float">
            <text:p>19.036909</text:p>
          </table:table-cell>
          <table:table-cell office:value-type="float" office:value="33727900" calcext:value-type="float">
            <text:p>33727900</text:p>
          </table:table-cell>
        </table:table-row>
        <table:table-row table:style-name="ro1">
          <table:table-cell office:value-type="date" office:date-value="2005-06-01" calcext:value-type="date">
            <text:p>1. Jun. 2005</text:p>
          </table:table-cell>
          <table:table-cell office:value-type="float" office:value="22.870001" calcext:value-type="float">
            <text:p>22.870001</text:p>
          </table:table-cell>
          <table:table-cell office:value-type="float" office:value="25.9" calcext:value-type="float">
            <text:p>25.9</text:p>
          </table:table-cell>
          <table:table-cell office:value-type="float" office:value="22.440001" calcext:value-type="float">
            <text:p>22.440001</text:p>
          </table:table-cell>
          <table:table-cell office:value-type="float" office:value="25.030001" calcext:value-type="float">
            <text:p>25.030001</text:p>
          </table:table-cell>
          <table:table-cell office:value-type="float" office:value="20.82963" calcext:value-type="float">
            <text:p>20.82963</text:p>
          </table:table-cell>
          <table:table-cell office:value-type="float" office:value="40648500" calcext:value-type="float">
            <text:p>40648500</text:p>
          </table:table-cell>
        </table:table-row>
        <table:table-row table:style-name="ro1">
          <table:table-cell office:value-type="date" office:date-value="2005-07-01" calcext:value-type="date">
            <text:p>1. Jul. 2005</text:p>
          </table:table-cell>
          <table:table-cell office:value-type="float" office:value="25.25" calcext:value-type="float">
            <text:p>25.25</text:p>
          </table:table-cell>
          <table:table-cell office:value-type="float" office:value="25.370001" calcext:value-type="float">
            <text:p>25.370001</text:p>
          </table:table-cell>
          <table:table-cell office:value-type="float" office:value="23.35" calcext:value-type="float">
            <text:p>23.35</text:p>
          </table:table-cell>
          <table:table-cell office:value-type="float" office:value="24.5" calcext:value-type="float">
            <text:p>24.5</text:p>
          </table:table-cell>
          <table:table-cell office:value-type="float" office:value="20.388577" calcext:value-type="float">
            <text:p>20.388577</text:p>
          </table:table-cell>
          <table:table-cell office:value-type="float" office:value="31392700" calcext:value-type="float">
            <text:p>31392700</text:p>
          </table:table-cell>
        </table:table-row>
        <table:table-row table:style-name="ro1">
          <table:table-cell office:value-type="date" office:date-value="2005-08-01" calcext:value-type="date">
            <text:p>1. Aug. 2005</text:p>
          </table:table-cell>
          <table:table-cell office:value-type="float" office:value="24.75" calcext:value-type="float">
            <text:p>24.75</text:p>
          </table:table-cell>
          <table:table-cell office:value-type="float" office:value="27.969999" calcext:value-type="float">
            <text:p>27.969999</text:p>
          </table:table-cell>
          <table:table-cell office:value-type="float" office:value="24.459999" calcext:value-type="float">
            <text:p>24.459999</text:p>
          </table:table-cell>
          <table:table-cell office:value-type="float" office:value="26.219999" calcext:value-type="float">
            <text:p>26.219999</text:p>
          </table:table-cell>
          <table:table-cell office:value-type="float" office:value="21.819929" calcext:value-type="float">
            <text:p>21.819929</text:p>
          </table:table-cell>
          <table:table-cell office:value-type="float" office:value="50187600" calcext:value-type="float">
            <text:p>50187600</text:p>
          </table:table-cell>
        </table:table-row>
        <table:table-row table:style-name="ro1">
          <table:table-cell office:value-type="date" office:date-value="2005-09-01" calcext:value-type="date">
            <text:p>1. Sep. 2005</text:p>
          </table:table-cell>
          <table:table-cell office:value-type="float" office:value="26.690001" calcext:value-type="float">
            <text:p>26.690001</text:p>
          </table:table-cell>
          <table:table-cell office:value-type="float" office:value="29.959999" calcext:value-type="float">
            <text:p>29.959999</text:p>
          </table:table-cell>
          <table:table-cell office:value-type="float" office:value="26.6" calcext:value-type="float">
            <text:p>26.6</text:p>
          </table:table-cell>
          <table:table-cell office:value-type="float" office:value="29.049999" calcext:value-type="float">
            <text:p>29.049999</text:p>
          </table:table-cell>
          <table:table-cell office:value-type="float" office:value="24.175016" calcext:value-type="float">
            <text:p>24.175016</text:p>
          </table:table-cell>
          <table:table-cell office:value-type="float" office:value="64159800" calcext:value-type="float">
            <text:p>64159800</text:p>
          </table:table-cell>
        </table:table-row>
        <table:table-row table:style-name="ro1">
          <table:table-cell office:value-type="date" office:date-value="2005-10-01" calcext:value-type="date">
            <text:p>1. Oct. 2005</text:p>
          </table:table-cell>
          <table:table-cell office:value-type="float" office:value="28.959999" calcext:value-type="float">
            <text:p>28.959999</text:p>
          </table:table-cell>
          <table:table-cell office:value-type="float" office:value="29.120001" calcext:value-type="float">
            <text:p>29.120001</text:p>
          </table:table-cell>
          <table:table-cell office:value-type="float" office:value="24.68" calcext:value-type="float">
            <text:p>24.68</text:p>
          </table:table-cell>
          <table:table-cell office:value-type="float" office:value="25.25" calcext:value-type="float">
            <text:p>25.25</text:p>
          </table:table-cell>
          <table:table-cell office:value-type="float" office:value="21.012712" calcext:value-type="float">
            <text:p>21.012712</text:p>
          </table:table-cell>
          <table:table-cell office:value-type="float" office:value="64129900" calcext:value-type="float">
            <text:p>64129900</text:p>
          </table:table-cell>
        </table:table-row>
        <table:table-row table:style-name="ro1">
          <table:table-cell office:value-type="date" office:date-value="2005-11-01" calcext:value-type="date">
            <text:p>1. Nov. 2005</text:p>
          </table:table-cell>
          <table:table-cell office:value-type="float" office:value="25.1" calcext:value-type="float">
            <text:p>25.1</text:p>
          </table:table-cell>
          <table:table-cell office:value-type="float" office:value="27.959999" calcext:value-type="float">
            <text:p>27.959999</text:p>
          </table:table-cell>
          <table:table-cell office:value-type="float" office:value="24.58" calcext:value-type="float">
            <text:p>24.58</text:p>
          </table:table-cell>
          <table:table-cell office:value-type="float" office:value="26.610001" calcext:value-type="float">
            <text:p>26.610001</text:p>
          </table:table-cell>
          <table:table-cell office:value-type="float" office:value="22.144484" calcext:value-type="float">
            <text:p>22.144484</text:p>
          </table:table-cell>
          <table:table-cell office:value-type="float" office:value="74888100" calcext:value-type="float">
            <text:p>74888100</text:p>
          </table:table-cell>
        </table:table-row>
        <table:table-row table:style-name="ro1">
          <table:table-cell office:value-type="date" office:date-value="2005-12-01" calcext:value-type="date">
            <text:p>1. Dec. 2005</text:p>
          </table:table-cell>
          <table:table-cell office:value-type="float" office:value="26.879999" calcext:value-type="float">
            <text:p>26.879999</text:p>
          </table:table-cell>
          <table:table-cell office:value-type="float" office:value="28.639999" calcext:value-type="float">
            <text:p>28.639999</text:p>
          </table:table-cell>
          <table:table-cell office:value-type="float" office:value="26.309999" calcext:value-type="float">
            <text:p>26.309999</text:p>
          </table:table-cell>
          <table:table-cell office:value-type="float" office:value="27.870001" calcext:value-type="float">
            <text:p>27.870001</text:p>
          </table:table-cell>
          <table:table-cell office:value-type="float" office:value="23.286419" calcext:value-type="float">
            <text:p>23.286419</text:p>
          </table:table-cell>
          <table:table-cell office:value-type="float" office:value="82078700" calcext:value-type="float">
            <text:p>82078700</text:p>
          </table:table-cell>
        </table:table-row>
        <table:table-row table:style-name="ro1">
          <table:table-cell office:value-type="date" office:date-value="2006-01-01" calcext:value-type="date">
            <text:p>1. Jan. 2006</text:p>
          </table:table-cell>
          <table:table-cell office:value-type="float" office:value="28.139999" calcext:value-type="float">
            <text:p>28.139999</text:p>
          </table:table-cell>
          <table:table-cell office:value-type="float" office:value="32.139999" calcext:value-type="float">
            <text:p>32.139999</text:p>
          </table:table-cell>
          <table:table-cell office:value-type="float" office:value="28.129999" calcext:value-type="float">
            <text:p>28.129999</text:p>
          </table:table-cell>
          <table:table-cell office:value-type="float" office:value="31.459999" calcext:value-type="float">
            <text:p>31.459999</text:p>
          </table:table-cell>
          <table:table-cell office:value-type="float" office:value="26.285995" calcext:value-type="float">
            <text:p>26.285995</text:p>
          </table:table-cell>
          <table:table-cell office:value-type="float" office:value="125029400" calcext:value-type="float">
            <text:p>125029400</text:p>
          </table:table-cell>
        </table:table-row>
        <table:table-row table:style-name="ro1">
          <table:table-cell office:value-type="date" office:date-value="2006-02-01" calcext:value-type="date">
            <text:p>1. Feb. 2006</text:p>
          </table:table-cell>
          <table:table-cell office:value-type="float" office:value="31.52" calcext:value-type="float">
            <text:p>31.52</text:p>
          </table:table-cell>
          <table:table-cell office:value-type="float" office:value="31.530001" calcext:value-type="float">
            <text:p>31.530001</text:p>
          </table:table-cell>
          <table:table-cell office:value-type="float" office:value="27.09" calcext:value-type="float">
            <text:p>27.09</text:p>
          </table:table-cell>
          <table:table-cell office:value-type="float" office:value="27.370001" calcext:value-type="float">
            <text:p>27.370001</text:p>
          </table:table-cell>
          <table:table-cell office:value-type="float" office:value="22.868652" calcext:value-type="float">
            <text:p>22.868652</text:p>
          </table:table-cell>
          <table:table-cell office:value-type="float" office:value="88354800" calcext:value-type="float">
            <text:p>88354800</text:p>
          </table:table-cell>
        </table:table-row>
        <table:table-row table:style-name="ro1">
          <table:table-cell office:value-type="date" office:date-value="2006-03-01" calcext:value-type="date">
            <text:p>1. Mar. 2006</text:p>
          </table:table-cell>
          <table:table-cell office:value-type="float" office:value="27.5" calcext:value-type="float">
            <text:p>27.5</text:p>
          </table:table-cell>
          <table:table-cell office:value-type="float" office:value="28.450001" calcext:value-type="float">
            <text:p>28.450001</text:p>
          </table:table-cell>
          <table:table-cell office:value-type="float" office:value="25.1" calcext:value-type="float">
            <text:p>25.1</text:p>
          </table:table-cell>
          <table:table-cell office:value-type="float" office:value="27.24" calcext:value-type="float">
            <text:p>27.24</text:p>
          </table:table-cell>
          <table:table-cell office:value-type="float" office:value="22.760035" calcext:value-type="float">
            <text:p>22.760035</text:p>
          </table:table-cell>
          <table:table-cell office:value-type="float" office:value="101457500" calcext:value-type="float">
            <text:p>101457500</text:p>
          </table:table-cell>
        </table:table-row>
        <table:table-row table:style-name="ro1">
          <table:table-cell office:value-type="date" office:date-value="2006-04-01" calcext:value-type="date">
            <text:p>1. Apr. 2006</text:p>
          </table:table-cell>
          <table:table-cell office:value-type="float" office:value="27.610001" calcext:value-type="float">
            <text:p>27.610001</text:p>
          </table:table-cell>
          <table:table-cell office:value-type="float" office:value="31.18" calcext:value-type="float">
            <text:p>31.18</text:p>
          </table:table-cell>
          <table:table-cell office:value-type="float" office:value="27.459999" calcext:value-type="float">
            <text:p>27.459999</text:p>
          </table:table-cell>
          <table:table-cell office:value-type="float" office:value="30.48" calcext:value-type="float">
            <text:p>30.48</text:p>
          </table:table-cell>
          <table:table-cell office:value-type="float" office:value="25.467165" calcext:value-type="float">
            <text:p>25.467165</text:p>
          </table:table-cell>
          <table:table-cell office:value-type="float" office:value="95228400" calcext:value-type="float">
            <text:p>95228400</text:p>
          </table:table-cell>
        </table:table-row>
        <table:table-row table:style-name="ro1">
          <table:table-cell office:value-type="date" office:date-value="2006-05-01" calcext:value-type="date">
            <text:p>1. May. 2006</text:p>
          </table:table-cell>
          <table:table-cell office:value-type="float" office:value="30.950001" calcext:value-type="float">
            <text:p>30.950001</text:p>
          </table:table-cell>
          <table:table-cell office:value-type="float" office:value="36.029999" calcext:value-type="float">
            <text:p>36.029999</text:p>
          </table:table-cell>
          <table:table-cell office:value-type="float" office:value="29.32" calcext:value-type="float">
            <text:p>29.32</text:p>
          </table:table-cell>
          <table:table-cell office:value-type="float" office:value="30.610001" calcext:value-type="float">
            <text:p>30.610001</text:p>
          </table:table-cell>
          <table:table-cell office:value-type="float" office:value="25.575798" calcext:value-type="float">
            <text:p>25.575798</text:p>
          </table:table-cell>
          <table:table-cell office:value-type="float" office:value="151666900" calcext:value-type="float">
            <text:p>151666900</text:p>
          </table:table-cell>
        </table:table-row>
        <table:table-row table:style-name="ro1">
          <table:table-cell office:value-type="date" office:date-value="2006-06-01" calcext:value-type="date">
            <text:p>1. Jun. 2006</text:p>
          </table:table-cell>
          <table:table-cell office:value-type="float" office:value="30.049999" calcext:value-type="float">
            <text:p>30.049999</text:p>
          </table:table-cell>
          <table:table-cell office:value-type="float" office:value="31.1" calcext:value-type="float">
            <text:p>31.1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29.6" calcext:value-type="float">
            <text:p>29.6</text:p>
          </table:table-cell>
          <table:table-cell office:value-type="float" office:value="24.820343" calcext:value-type="float">
            <text:p>24.820343</text:p>
          </table:table-cell>
          <table:table-cell office:value-type="float" office:value="103368600" calcext:value-type="float">
            <text:p>103368600</text:p>
          </table:table-cell>
        </table:table-row>
        <table:table-row table:style-name="ro1">
          <table:table-cell office:value-type="date" office:date-value="2006-07-01" calcext:value-type="date">
            <text:p>1. Jul. 2006</text:p>
          </table:table-cell>
          <table:table-cell office:value-type="float" office:value="30.200001" calcext:value-type="float">
            <text:p>30.200001</text:p>
          </table:table-cell>
          <table:table-cell office:value-type="float" office:value="31" calcext:value-type="float">
            <text:p>31</text:p>
          </table:table-cell>
          <table:table-cell office:value-type="float" office:value="27.610001" calcext:value-type="float">
            <text:p>27.610001</text:p>
          </table:table-cell>
          <table:table-cell office:value-type="float" office:value="30.799999" calcext:value-type="float">
            <text:p>30.799999</text:p>
          </table:table-cell>
          <table:table-cell office:value-type="float" office:value="25.826569" calcext:value-type="float">
            <text:p>25.826569</text:p>
          </table:table-cell>
          <table:table-cell office:value-type="float" office:value="77203800" calcext:value-type="float">
            <text:p>77203800</text:p>
          </table:table-cell>
        </table:table-row>
        <table:table-row table:style-name="ro1">
          <table:table-cell office:value-type="date" office:date-value="2006-08-01" calcext:value-type="date">
            <text:p>1. Aug. 2006</text:p>
          </table:table-cell>
          <table:table-cell office:value-type="float" office:value="30.700001" calcext:value-type="float">
            <text:p>30.700001</text:p>
          </table:table-cell>
          <table:table-cell office:value-type="float" office:value="34.099998" calcext:value-type="float">
            <text:p>34.099998</text:p>
          </table:table-cell>
          <table:table-cell office:value-type="float" office:value="30.469999" calcext:value-type="float">
            <text:p>30.469999</text:p>
          </table:table-cell>
          <table:table-cell office:value-type="float" office:value="33.48" calcext:value-type="float">
            <text:p>33.48</text:p>
          </table:table-cell>
          <table:table-cell office:value-type="float" office:value="28.073824" calcext:value-type="float">
            <text:p>28.073824</text:p>
          </table:table-cell>
          <table:table-cell office:value-type="float" office:value="93605100" calcext:value-type="float">
            <text:p>93605100</text:p>
          </table:table-cell>
        </table:table-row>
        <table:table-row table:style-name="ro1">
          <table:table-cell office:value-type="date" office:date-value="2006-09-01" calcext:value-type="date">
            <text:p>1. Sep. 2006</text:p>
          </table:table-cell>
          <table:table-cell office:value-type="float" office:value="33.330002" calcext:value-type="float">
            <text:p>33.330002</text:p>
          </table:table-cell>
          <table:table-cell office:value-type="float" office:value="34.470001" calcext:value-type="float">
            <text:p>34.470001</text:p>
          </table:table-cell>
          <table:table-cell office:value-type="float" office:value="27.92" calcext:value-type="float">
            <text:p>27.92</text:p>
          </table:table-cell>
          <table:table-cell office:value-type="float" office:value="30.719999" calcext:value-type="float">
            <text:p>30.719999</text:p>
          </table:table-cell>
          <table:table-cell office:value-type="float" office:value="25.759489" calcext:value-type="float">
            <text:p>25.759489</text:p>
          </table:table-cell>
          <table:table-cell office:value-type="float" office:value="102093500" calcext:value-type="float">
            <text:p>102093500</text:p>
          </table:table-cell>
        </table:table-row>
        <table:table-row table:style-name="ro1">
          <table:table-cell office:value-type="date" office:date-value="2006-10-01" calcext:value-type="date">
            <text:p>1. Oct. 2006</text:p>
          </table:table-cell>
          <table:table-cell office:value-type="float" office:value="30.879999" calcext:value-type="float">
            <text:p>30.879999</text:p>
          </table:table-cell>
          <table:table-cell office:value-type="float" office:value="31.33" calcext:value-type="float">
            <text:p>31.33</text:p>
          </table:table-cell>
          <table:table-cell office:value-type="float" office:value="27.629999" calcext:value-type="float">
            <text:p>27.629999</text:p>
          </table:table-cell>
          <table:table-cell office:value-type="float" office:value="31" calcext:value-type="float">
            <text:p>31</text:p>
          </table:table-cell>
          <table:table-cell office:value-type="float" office:value="25.994278" calcext:value-type="float">
            <text:p>25.994278</text:p>
          </table:table-cell>
          <table:table-cell office:value-type="float" office:value="101649000" calcext:value-type="float">
            <text:p>101649000</text:p>
          </table:table-cell>
        </table:table-row>
        <table:table-row table:style-name="ro1">
          <table:table-cell office:value-type="date" office:date-value="2006-11-01" calcext:value-type="date">
            <text:p>1. Nov. 2006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31.639999" calcext:value-type="float">
            <text:p>31.639999</text:p>
          </table:table-cell>
          <table:table-cell office:value-type="float" office:value="28.08" calcext:value-type="float">
            <text:p>28.08</text:p>
          </table:table-cell>
          <table:table-cell office:value-type="float" office:value="31.440001" calcext:value-type="float">
            <text:p>31.440001</text:p>
          </table:table-cell>
          <table:table-cell office:value-type="float" office:value="26.363232" calcext:value-type="float">
            <text:p>26.363232</text:p>
          </table:table-cell>
          <table:table-cell office:value-type="float" office:value="117114900" calcext:value-type="float">
            <text:p>117114900</text:p>
          </table:table-cell>
        </table:table-row>
        <table:table-row table:style-name="ro1">
          <table:table-cell office:value-type="date" office:date-value="2006-12-01" calcext:value-type="date">
            <text:p>1. Dec. 2006</text:p>
          </table:table-cell>
          <table:table-cell office:value-type="float" office:value="31.379999" calcext:value-type="float">
            <text:p>31.379999</text:p>
          </table:table-cell>
          <table:table-cell office:value-type="float" office:value="31.559999" calcext:value-type="float">
            <text:p>31.559999</text:p>
          </table:table-cell>
          <table:table-cell office:value-type="float" office:value="29.57" calcext:value-type="float">
            <text:p>29.57</text:p>
          </table:table-cell>
          <table:table-cell office:value-type="float" office:value="30.700001" calcext:value-type="float">
            <text:p>30.700001</text:p>
          </table:table-cell>
          <table:table-cell office:value-type="float" office:value="25.838261" calcext:value-type="float">
            <text:p>25.838261</text:p>
          </table:table-cell>
          <table:table-cell office:value-type="float" office:value="77093600" calcext:value-type="float">
            <text:p>77093600</text:p>
          </table:table-cell>
        </table:table-row>
        <table:table-row table:style-name="ro1">
          <table:table-cell office:value-type="date" office:date-value="2007-01-01" calcext:value-type="date">
            <text:p>1. Jan. 2007</text:p>
          </table:table-cell>
          <table:table-cell office:value-type="float" office:value="30.99" calcext:value-type="float">
            <text:p>30.99</text:p>
          </table:table-cell>
          <table:table-cell office:value-type="float" office:value="31.09" calcext:value-type="float">
            <text:p>31.09</text:p>
          </table:table-cell>
          <table:table-cell office:value-type="float" office:value="28.09" calcext:value-type="float">
            <text:p>28.09</text:p>
          </table:table-cell>
          <table:table-cell office:value-type="float" office:value="29.620001" calcext:value-type="float">
            <text:p>29.620001</text:p>
          </table:table-cell>
          <table:table-cell office:value-type="float" office:value="24.929285" calcext:value-type="float">
            <text:p>24.929285</text:p>
          </table:table-cell>
          <table:table-cell office:value-type="float" office:value="103533100" calcext:value-type="float">
            <text:p>103533100</text:p>
          </table:table-cell>
        </table:table-row>
        <table:table-row table:style-name="ro1">
          <table:table-cell office:value-type="date" office:date-value="2007-02-01" calcext:value-type="date">
            <text:p>1. Feb. 2007</text:p>
          </table:table-cell>
          <table:table-cell office:value-type="float" office:value="30.049999" calcext:value-type="float">
            <text:p>30.049999</text:p>
          </table:table-cell>
          <table:table-cell office:value-type="float" office:value="32.560001" calcext:value-type="float">
            <text:p>32.560001</text:p>
          </table:table-cell>
          <table:table-cell office:value-type="float" office:value="29.450001" calcext:value-type="float">
            <text:p>29.450001</text:p>
          </table:table-cell>
          <table:table-cell office:value-type="float" office:value="29.870001" calcext:value-type="float">
            <text:p>29.870001</text:p>
          </table:table-cell>
          <table:table-cell office:value-type="float" office:value="25.139704" calcext:value-type="float">
            <text:p>25.139704</text:p>
          </table:table-cell>
          <table:table-cell office:value-type="float" office:value="102883700" calcext:value-type="float">
            <text:p>102883700</text:p>
          </table:table-cell>
        </table:table-row>
        <table:table-row table:style-name="ro1">
          <table:table-cell office:value-type="date" office:date-value="2007-03-01" calcext:value-type="date">
            <text:p>1. Mar. 2007</text:p>
          </table:table-cell>
          <table:table-cell office:value-type="float" office:value="29.6" calcext:value-type="float">
            <text:p>29.6</text:p>
          </table:table-cell>
          <table:table-cell office:value-type="float" office:value="29.84" calcext:value-type="float">
            <text:p>29.84</text:p>
          </table:table-cell>
          <table:table-cell office:value-type="float" office:value="26.940001" calcext:value-type="float">
            <text:p>26.940001</text:p>
          </table:table-cell>
          <table:table-cell office:value-type="float" office:value="28.549999" calcext:value-type="float">
            <text:p>28.549999</text:p>
          </table:table-cell>
          <table:table-cell office:value-type="float" office:value="24.028736" calcext:value-type="float">
            <text:p>24.028736</text:p>
          </table:table-cell>
          <table:table-cell office:value-type="float" office:value="127496400" calcext:value-type="float">
            <text:p>127496400</text:p>
          </table:table-cell>
        </table:table-row>
        <table:table-row table:style-name="ro1">
          <table:table-cell office:value-type="date" office:date-value="2007-04-01" calcext:value-type="date">
            <text:p>1. Apr. 2007</text:p>
          </table:table-cell>
          <table:table-cell office:value-type="float" office:value="28.469999" calcext:value-type="float">
            <text:p>28.469999</text:p>
          </table:table-cell>
          <table:table-cell office:value-type="float" office:value="29.92" calcext:value-type="float">
            <text:p>29.92</text:p>
          </table:table-cell>
          <table:table-cell office:value-type="float" office:value="28.059999" calcext:value-type="float">
            <text:p>28.059999</text:p>
          </table:table-cell>
          <table:table-cell office:value-type="float" office:value="28.110001" calcext:value-type="float">
            <text:p>28.110001</text:p>
          </table:table-cell>
          <table:table-cell office:value-type="float" office:value="23.658419" calcext:value-type="float">
            <text:p>23.658419</text:p>
          </table:table-cell>
          <table:table-cell office:value-type="float" office:value="98426700" calcext:value-type="float">
            <text:p>98426700</text:p>
          </table:table-cell>
        </table:table-row>
        <table:table-row table:style-name="ro1">
          <table:table-cell office:value-type="date" office:date-value="2007-05-01" calcext:value-type="date">
            <text:p>1. May. 2007</text:p>
          </table:table-cell>
          <table:table-cell office:value-type="float" office:value="28.09" calcext:value-type="float">
            <text:p>28.09</text:p>
          </table:table-cell>
          <table:table-cell office:value-type="float" office:value="31.48" calcext:value-type="float">
            <text:p>31.48</text:p>
          </table:table-cell>
          <table:table-cell office:value-type="float" office:value="27.709999" calcext:value-type="float">
            <text:p>27.709999</text:p>
          </table:table-cell>
          <table:table-cell office:value-type="float" office:value="29.129999" calcext:value-type="float">
            <text:p>29.129999</text:p>
          </table:table-cell>
          <table:table-cell office:value-type="float" office:value="24.516884" calcext:value-type="float">
            <text:p>24.516884</text:p>
          </table:table-cell>
          <table:table-cell office:value-type="float" office:value="134317800" calcext:value-type="float">
            <text:p>134317800</text:p>
          </table:table-cell>
        </table:table-row>
        <table:table-row table:style-name="ro1">
          <table:table-cell office:value-type="date" office:date-value="2007-06-01" calcext:value-type="date">
            <text:p>1. Jun. 2007</text:p>
          </table:table-cell>
          <table:table-cell office:value-type="float" office:value="29.379999" calcext:value-type="float">
            <text:p>29.379999</text:p>
          </table:table-cell>
          <table:table-cell office:value-type="float" office:value="29.76" calcext:value-type="float">
            <text:p>29.76</text:p>
          </table:table-cell>
          <table:table-cell office:value-type="float" office:value="27.790001" calcext:value-type="float">
            <text:p>27.790001</text:p>
          </table:table-cell>
          <table:table-cell office:value-type="float" office:value="29.07" calcext:value-type="float">
            <text:p>29.07</text:p>
          </table:table-cell>
          <table:table-cell office:value-type="float" office:value="24.594042" calcext:value-type="float">
            <text:p>24.594042</text:p>
          </table:table-cell>
          <table:table-cell office:value-type="float" office:value="132158900" calcext:value-type="float">
            <text:p>132158900</text:p>
          </table:table-cell>
        </table:table-row>
        <table:table-row table:style-name="ro1">
          <table:table-cell office:value-type="date" office:date-value="2007-07-01" calcext:value-type="date">
            <text:p>1. Jul. 2007</text:p>
          </table:table-cell>
          <table:table-cell office:value-type="float" office:value="29.299999" calcext:value-type="float">
            <text:p>29.299999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29.16" calcext:value-type="float">
            <text:p>29.16</text:p>
          </table:table-cell>
          <table:table-cell office:value-type="float" office:value="32.900002" calcext:value-type="float">
            <text:p>32.900002</text:p>
          </table:table-cell>
          <table:table-cell office:value-type="float" office:value="27.834332" calcext:value-type="float">
            <text:p>27.834332</text:p>
          </table:table-cell>
          <table:table-cell office:value-type="float" office:value="145541600" calcext:value-type="float">
            <text:p>145541600</text:p>
          </table:table-cell>
        </table:table-row>
        <table:table-row table:style-name="ro1">
          <table:table-cell office:value-type="date" office:date-value="2007-08-01" calcext:value-type="date">
            <text:p>1. Aug. 2007</text:p>
          </table:table-cell>
          <table:table-cell office:value-type="float" office:value="32.57" calcext:value-type="float">
            <text:p>32.57</text:p>
          </table:table-cell>
          <table:table-cell office:value-type="float" office:value="35" calcext:value-type="float">
            <text:p>35</text:p>
          </table:table-cell>
          <table:table-cell office:value-type="float" office:value="28.889999" calcext:value-type="float">
            <text:p>28.889999</text:p>
          </table:table-cell>
          <table:table-cell office:value-type="float" office:value="32.52" calcext:value-type="float">
            <text:p>32.52</text:p>
          </table:table-cell>
          <table:table-cell office:value-type="float" office:value="27.512827" calcext:value-type="float">
            <text:p>27.512827</text:p>
          </table:table-cell>
          <table:table-cell office:value-type="float" office:value="140526900" calcext:value-type="float">
            <text:p>140526900</text:p>
          </table:table-cell>
        </table:table-row>
        <table:table-row table:style-name="ro1">
          <table:table-cell office:value-type="date" office:date-value="2007-09-01" calcext:value-type="date">
            <text:p>1. Sep. 2007</text:p>
          </table:table-cell>
          <table:table-cell office:value-type="float" office:value="32.889999" calcext:value-type="float">
            <text:p>32.889999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32.52" calcext:value-type="float">
            <text:p>32.52</text:p>
          </table:table-cell>
          <table:table-cell office:value-type="float" office:value="40.279999" calcext:value-type="float">
            <text:p>40.279999</text:p>
          </table:table-cell>
          <table:table-cell office:value-type="float" office:value="34.078011" calcext:value-type="float">
            <text:p>34.078011</text:p>
          </table:table-cell>
          <table:table-cell office:value-type="float" office:value="157109900" calcext:value-type="float">
            <text:p>157109900</text:p>
          </table:table-cell>
        </table:table-row>
        <table:table-row table:style-name="ro1">
          <table:table-cell office:value-type="date" office:date-value="2007-10-01" calcext:value-type="date">
            <text:p>1. Oct. 2007</text:p>
          </table:table-cell>
          <table:table-cell office:value-type="float" office:value="40.5" calcext:value-type="float">
            <text:p>40.5</text:p>
          </table:table-cell>
          <table:table-cell office:value-type="float" office:value="44.799999" calcext:value-type="float">
            <text:p>44.799999</text:p>
          </table:table-cell>
          <table:table-cell office:value-type="float" office:value="38.810001" calcext:value-type="float">
            <text:p>38.810001</text:p>
          </table:table-cell>
          <table:table-cell office:value-type="float" office:value="44.130001" calcext:value-type="float">
            <text:p>44.130001</text:p>
          </table:table-cell>
          <table:table-cell office:value-type="float" office:value="37.335224" calcext:value-type="float">
            <text:p>37.335224</text:p>
          </table:table-cell>
          <table:table-cell office:value-type="float" office:value="176139000" calcext:value-type="float">
            <text:p>176139000</text:p>
          </table:table-cell>
        </table:table-row>
        <table:table-row table:style-name="ro1">
          <table:table-cell office:value-type="date" office:date-value="2007-11-01" calcext:value-type="date">
            <text:p>1. Nov. 2007</text:p>
          </table:table-cell>
          <table:table-cell office:value-type="float" office:value="43.029999" calcext:value-type="float">
            <text:p>43.029999</text:p>
          </table:table-cell>
          <table:table-cell office:value-type="float" office:value="47.720001" calcext:value-type="float">
            <text:p>47.720001</text:p>
          </table:table-cell>
          <table:table-cell office:value-type="float" office:value="38.599998" calcext:value-type="float">
            <text:p>38.599998</text:p>
          </table:table-cell>
          <table:table-cell office:value-type="float" office:value="40.509998" calcext:value-type="float">
            <text:p>40.509998</text:p>
          </table:table-cell>
          <table:table-cell office:value-type="float" office:value="34.272602" calcext:value-type="float">
            <text:p>34.272602</text:p>
          </table:table-cell>
          <table:table-cell office:value-type="float" office:value="171754300" calcext:value-type="float">
            <text:p>171754300</text:p>
          </table:table-cell>
        </table:table-row>
        <table:table-row table:style-name="ro1">
          <table:table-cell office:value-type="date" office:date-value="2007-12-01" calcext:value-type="date">
            <text:p>1. Dec. 2007</text:p>
          </table:table-cell>
          <table:table-cell office:value-type="float" office:value="40.389999" calcext:value-type="float">
            <text:p>40.389999</text:p>
          </table:table-cell>
          <table:table-cell office:value-type="float" office:value="43.41" calcext:value-type="float">
            <text:p>43.41</text:p>
          </table:table-cell>
          <table:table-cell office:value-type="float" office:value="37.049999" calcext:value-type="float">
            <text:p>37.049999</text:p>
          </table:table-cell>
          <table:table-cell office:value-type="float" office:value="42.049999" calcext:value-type="float">
            <text:p>42.049999</text:p>
          </table:table-cell>
          <table:table-cell office:value-type="float" office:value="35.705414" calcext:value-type="float">
            <text:p>35.705414</text:p>
          </table:table-cell>
          <table:table-cell office:value-type="float" office:value="117225300" calcext:value-type="float">
            <text:p>117225300</text:p>
          </table:table-cell>
        </table:table-row>
        <table:table-row table:style-name="ro1">
          <table:table-cell office:value-type="date" office:date-value="2008-01-01" calcext:value-type="date">
            <text:p>1. Jan. 2008</text:p>
          </table:table-cell>
          <table:table-cell office:value-type="float" office:value="42.950001" calcext:value-type="float">
            <text:p>42.950001</text:p>
          </table:table-cell>
          <table:table-cell office:value-type="float" office:value="54" calcext:value-type="float">
            <text:p>54</text:p>
          </table:table-cell>
          <table:table-cell office:value-type="float" office:value="42.93" calcext:value-type="float">
            <text:p>42.93</text:p>
          </table:table-cell>
          <table:table-cell office:value-type="float" office:value="51.439999" calcext:value-type="float">
            <text:p>51.439999</text:p>
          </table:table-cell>
          <table:table-cell office:value-type="float" office:value="43.678623" calcext:value-type="float">
            <text:p>43.678623</text:p>
          </table:table-cell>
          <table:table-cell office:value-type="float" office:value="329188800" calcext:value-type="float">
            <text:p>329188800</text:p>
          </table:table-cell>
        </table:table-row>
        <table:table-row table:style-name="ro1">
          <table:table-cell office:value-type="date" office:date-value="2008-02-01" calcext:value-type="date">
            <text:p>1. Feb. 2008</text:p>
          </table:table-cell>
          <table:table-cell office:value-type="float" office:value="52" calcext:value-type="float">
            <text:p>52</text:p>
          </table:table-cell>
          <table:table-cell office:value-type="float" office:value="53.52" calcext:value-type="float">
            <text:p>53.52</text:p>
          </table:table-cell>
          <table:table-cell office:value-type="float" office:value="47.18" calcext:value-type="float">
            <text:p>47.18</text:p>
          </table:table-cell>
          <table:table-cell office:value-type="float" office:value="51.950001" calcext:value-type="float">
            <text:p>51.950001</text:p>
          </table:table-cell>
          <table:table-cell office:value-type="float" office:value="44.111694" calcext:value-type="float">
            <text:p>44.111694</text:p>
          </table:table-cell>
          <table:table-cell office:value-type="float" office:value="195997700" calcext:value-type="float">
            <text:p>195997700</text:p>
          </table:table-cell>
        </table:table-row>
        <table:table-row table:style-name="ro1">
          <table:table-cell office:value-type="date" office:date-value="2008-03-01" calcext:value-type="date">
            <text:p>1. Mar. 2008</text:p>
          </table:table-cell>
          <table:table-cell office:value-type="float" office:value="52.779999" calcext:value-type="float">
            <text:p>52.779999</text:p>
          </table:table-cell>
          <table:table-cell office:value-type="float" office:value="54.740002" calcext:value-type="float">
            <text:p>54.740002</text:p>
          </table:table-cell>
          <table:table-cell office:value-type="float" office:value="41.540001" calcext:value-type="float">
            <text:p>41.540001</text:p>
          </table:table-cell>
          <table:table-cell office:value-type="float" office:value="43.450001" calcext:value-type="float">
            <text:p>43.450001</text:p>
          </table:table-cell>
          <table:table-cell office:value-type="float" office:value="36.89418" calcext:value-type="float">
            <text:p>36.89418</text:p>
          </table:table-cell>
          <table:table-cell office:value-type="float" office:value="205564100" calcext:value-type="float">
            <text:p>205564100</text:p>
          </table:table-cell>
        </table:table-row>
        <table:table-row table:style-name="ro1">
          <table:table-cell office:value-type="date" office:date-value="2008-04-01" calcext:value-type="date">
            <text:p>1. Apr. 2008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46.259998" calcext:value-type="float">
            <text:p>46.259998</text:p>
          </table:table-cell>
          <table:table-cell office:value-type="float" office:value="37.279999" calcext:value-type="float">
            <text:p>37.279999</text:p>
          </table:table-cell>
          <table:table-cell office:value-type="float" office:value="38.619999" calcext:value-type="float">
            <text:p>38.619999</text:p>
          </table:table-cell>
          <table:table-cell office:value-type="float" office:value="32.792953" calcext:value-type="float">
            <text:p>32.792953</text:p>
          </table:table-cell>
          <table:table-cell office:value-type="float" office:value="192899800" calcext:value-type="float">
            <text:p>192899800</text:p>
          </table:table-cell>
        </table:table-row>
        <table:table-row table:style-name="ro1">
          <table:table-cell office:value-type="date" office:date-value="2008-05-01" calcext:value-type="date">
            <text:p>1. May. 2008</text:p>
          </table:table-cell>
          <table:table-cell office:value-type="float" office:value="37.599998" calcext:value-type="float">
            <text:p>37.599998</text:p>
          </table:table-cell>
          <table:table-cell office:value-type="float" office:value="43.869999" calcext:value-type="float">
            <text:p>43.869999</text:p>
          </table:table-cell>
          <table:table-cell office:value-type="float" office:value="37" calcext:value-type="float">
            <text:p>37</text:p>
          </table:table-cell>
          <table:table-cell office:value-type="float" office:value="40.290001" calcext:value-type="float">
            <text:p>40.290001</text:p>
          </table:table-cell>
          <table:table-cell office:value-type="float" office:value="34.210964" calcext:value-type="float">
            <text:p>34.210964</text:p>
          </table:table-cell>
          <table:table-cell office:value-type="float" office:value="199158800" calcext:value-type="float">
            <text:p>199158800</text:p>
          </table:table-cell>
        </table:table-row>
        <table:table-row table:style-name="ro1">
          <table:table-cell office:value-type="date" office:date-value="2008-06-01" calcext:value-type="date">
            <text:p>1. Jun. 2008</text:p>
          </table:table-cell>
          <table:table-cell office:value-type="float" office:value="40.139999" calcext:value-type="float">
            <text:p>40.139999</text:p>
          </table:table-cell>
          <table:table-cell office:value-type="float" office:value="45.98" calcext:value-type="float">
            <text:p>45.98</text:p>
          </table:table-cell>
          <table:table-cell office:value-type="float" office:value="37.799999" calcext:value-type="float">
            <text:p>37.799999</text:p>
          </table:table-cell>
          <table:table-cell office:value-type="float" office:value="45.5" calcext:value-type="float">
            <text:p>45.5</text:p>
          </table:table-cell>
          <table:table-cell office:value-type="float" office:value="38.82523" calcext:value-type="float">
            <text:p>38.82523</text:p>
          </table:table-cell>
          <table:table-cell office:value-type="float" office:value="168988100" calcext:value-type="float">
            <text:p>168988100</text:p>
          </table:table-cell>
        </table:table-row>
        <table:table-row table:style-name="ro1">
          <table:table-cell office:value-type="date" office:date-value="2008-07-01" calcext:value-type="date">
            <text:p>1. Jul. 2008</text:p>
          </table:table-cell>
          <table:table-cell office:value-type="float" office:value="46.419998" calcext:value-type="float">
            <text:p>46.419998</text:p>
          </table:table-cell>
          <table:table-cell office:value-type="float" office:value="52.48" calcext:value-type="float">
            <text:p>52.48</text:p>
          </table:table-cell>
          <table:table-cell office:value-type="float" office:value="39.060001" calcext:value-type="float">
            <text:p>39.060001</text:p>
          </table:table-cell>
          <table:table-cell office:value-type="float" office:value="42.349998" calcext:value-type="float">
            <text:p>42.349998</text:p>
          </table:table-cell>
          <table:table-cell office:value-type="float" office:value="36.137344" calcext:value-type="float">
            <text:p>36.137344</text:p>
          </table:table-cell>
          <table:table-cell office:value-type="float" office:value="225878300" calcext:value-type="float">
            <text:p>225878300</text:p>
          </table:table-cell>
        </table:table-row>
        <table:table-row table:style-name="ro1">
          <table:table-cell office:value-type="date" office:date-value="2008-08-01" calcext:value-type="date">
            <text:p>1. Aug. 2008</text:p>
          </table:table-cell>
          <table:table-cell office:value-type="float" office:value="42.27" calcext:value-type="float">
            <text:p>42.27</text:p>
          </table:table-cell>
          <table:table-cell office:value-type="float" office:value="43.66" calcext:value-type="float">
            <text:p>43.66</text:p>
          </table:table-cell>
          <table:table-cell office:value-type="float" office:value="31.719999" calcext:value-type="float">
            <text:p>31.719999</text:p>
          </table:table-cell>
          <table:table-cell office:value-type="float" office:value="34.73" calcext:value-type="float">
            <text:p>34.73</text:p>
          </table:table-cell>
          <table:table-cell office:value-type="float" office:value="29.635178" calcext:value-type="float">
            <text:p>29.635178</text:p>
          </table:table-cell>
          <table:table-cell office:value-type="float" office:value="235621900" calcext:value-type="float">
            <text:p>235621900</text:p>
          </table:table-cell>
        </table:table-row>
        <table:table-row table:style-name="ro1">
          <table:table-cell office:value-type="date" office:date-value="2008-09-01" calcext:value-type="date">
            <text:p>1. Sep. 2008</text:p>
          </table:table-cell>
          <table:table-cell office:value-type="float" office:value="32.950001" calcext:value-type="float">
            <text:p>32.950001</text:p>
          </table:table-cell>
          <table:table-cell office:value-type="float" office:value="39.59" calcext:value-type="float">
            <text:p>39.59</text:p>
          </table:table-cell>
          <table:table-cell office:value-type="float" office:value="26.02" calcext:value-type="float">
            <text:p>26.02</text:p>
          </table:table-cell>
          <table:table-cell office:value-type="float" office:value="36.740002" calcext:value-type="float">
            <text:p>36.740002</text:p>
          </table:table-cell>
          <table:table-cell office:value-type="float" office:value="31.350311" calcext:value-type="float">
            <text:p>31.350311</text:p>
          </table:table-cell>
          <table:table-cell office:value-type="float" office:value="436652800" calcext:value-type="float">
            <text:p>436652800</text:p>
          </table:table-cell>
        </table:table-row>
        <table:table-row table:style-name="ro1">
          <table:table-cell office:value-type="date" office:date-value="2008-10-01" calcext:value-type="date">
            <text:p>1. Oct. 2008</text:p>
          </table:table-cell>
          <table:table-cell office:value-type="float" office:value="36.709999" calcext:value-type="float">
            <text:p>36.709999</text:p>
          </table:table-cell>
          <table:table-cell office:value-type="float" office:value="39.23" calcext:value-type="float">
            <text:p>39.23</text:p>
          </table:table-cell>
          <table:table-cell office:value-type="float" office:value="17.27" calcext:value-type="float">
            <text:p>17.27</text:p>
          </table:table-cell>
          <table:table-cell office:value-type="float" office:value="22.74" calcext:value-type="float">
            <text:p>22.74</text:p>
          </table:table-cell>
          <table:table-cell office:value-type="float" office:value="19.404089" calcext:value-type="float">
            <text:p>19.404089</text:p>
          </table:table-cell>
          <table:table-cell office:value-type="float" office:value="472261300" calcext:value-type="float">
            <text:p>472261300</text:p>
          </table:table-cell>
        </table:table-row>
        <table:table-row table:style-name="ro1">
          <table:table-cell office:value-type="date" office:date-value="2008-11-01" calcext:value-type="date">
            <text:p>1. Nov. 2008</text:p>
          </table:table-cell>
          <table:table-cell office:value-type="float" office:value="23.370001" calcext:value-type="float">
            <text:p>23.370001</text:p>
          </table:table-cell>
          <table:table-cell office:value-type="float" office:value="29.700001" calcext:value-type="float">
            <text:p>29.700001</text:p>
          </table:table-cell>
          <table:table-cell office:value-type="float" office:value="19.110001" calcext:value-type="float">
            <text:p>19.110001</text:p>
          </table:table-cell>
          <table:table-cell office:value-type="float" office:value="29.459999" calcext:value-type="float">
            <text:p>29.459999</text:p>
          </table:table-cell>
          <table:table-cell office:value-type="float" office:value="25.138277" calcext:value-type="float">
            <text:p>25.138277</text:p>
          </table:table-cell>
          <table:table-cell office:value-type="float" office:value="276291400" calcext:value-type="float">
            <text:p>276291400</text:p>
          </table:table-cell>
        </table:table-row>
        <table:table-row table:style-name="ro1">
          <table:table-cell office:value-type="date" office:date-value="2008-12-01" calcext:value-type="date">
            <text:p>1. Dec. 2008</text:p>
          </table:table-cell>
          <table:table-cell office:value-type="float" office:value="27.620001" calcext:value-type="float">
            <text:p>27.620001</text:p>
          </table:table-cell>
          <table:table-cell office:value-type="float" office:value="37.84" calcext:value-type="float">
            <text:p>37.84</text:p>
          </table:table-cell>
          <table:table-cell office:value-type="float" office:value="22.66" calcext:value-type="float">
            <text:p>22.66</text:p>
          </table:table-cell>
          <table:table-cell office:value-type="float" office:value="36.77" calcext:value-type="float">
            <text:p>36.77</text:p>
          </table:table-cell>
          <table:table-cell office:value-type="float" office:value="31.603781" calcext:value-type="float">
            <text:p>31.603781</text:p>
          </table:table-cell>
          <table:table-cell office:value-type="float" office:value="301842800" calcext:value-type="float">
            <text:p>301842800</text:p>
          </table:table-cell>
        </table:table-row>
        <table:table-row table:style-name="ro1">
          <table:table-cell office:value-type="date" office:date-value="2009-01-01" calcext:value-type="date">
            <text:p>1. Jan. 2009</text:p>
          </table:table-cell>
          <table:table-cell office:value-type="float" office:value="35.970001" calcext:value-type="float">
            <text:p>35.970001</text:p>
          </table:table-cell>
          <table:table-cell office:value-type="float" office:value="40.900002" calcext:value-type="float">
            <text:p>40.900002</text:p>
          </table:table-cell>
          <table:table-cell office:value-type="float" office:value="30.790001" calcext:value-type="float">
            <text:p>30.790001</text:p>
          </table:table-cell>
          <table:table-cell office:value-type="float" office:value="37.490002" calcext:value-type="float">
            <text:p>37.490002</text:p>
          </table:table-cell>
          <table:table-cell office:value-type="float" office:value="32.222607" calcext:value-type="float">
            <text:p>32.222607</text:p>
          </table:table-cell>
          <table:table-cell office:value-type="float" office:value="338801400" calcext:value-type="float">
            <text:p>338801400</text:p>
          </table:table-cell>
        </table:table-row>
        <table:table-row table:style-name="ro1">
          <table:table-cell office:value-type="date" office:date-value="2009-02-01" calcext:value-type="date">
            <text:p>1. Feb. 2009</text:p>
          </table:table-cell>
          <table:table-cell office:value-type="float" office:value="36.330002" calcext:value-type="float">
            <text:p>36.330002</text:p>
          </table:table-cell>
          <table:table-cell office:value-type="float" office:value="39.630001" calcext:value-type="float">
            <text:p>39.630001</text:p>
          </table:table-cell>
          <table:table-cell office:value-type="float" office:value="29.379999" calcext:value-type="float">
            <text:p>29.379999</text:p>
          </table:table-cell>
          <table:table-cell office:value-type="float" office:value="30.200001" calcext:value-type="float">
            <text:p>30.200001</text:p>
          </table:table-cell>
          <table:table-cell office:value-type="float" office:value="25.95686" calcext:value-type="float">
            <text:p>25.95686</text:p>
          </table:table-cell>
          <table:table-cell office:value-type="float" office:value="304486200" calcext:value-type="float">
            <text:p>304486200</text:p>
          </table:table-cell>
        </table:table-row>
        <table:table-row table:style-name="ro1">
          <table:table-cell office:value-type="date" office:date-value="2009-03-01" calcext:value-type="date">
            <text:p>1. Mar. 2009</text:p>
          </table:table-cell>
          <table:table-cell office:value-type="float" office:value="30.68" calcext:value-type="float">
            <text:p>30.68</text:p>
          </table:table-cell>
          <table:table-cell office:value-type="float" office:value="34.240002" calcext:value-type="float">
            <text:p>34.240002</text:p>
          </table:table-cell>
          <table:table-cell office:value-type="float" office:value="25.540001" calcext:value-type="float">
            <text:p>25.540001</text:p>
          </table:table-cell>
          <table:table-cell office:value-type="float" office:value="32.419998" calcext:value-type="float">
            <text:p>32.419998</text:p>
          </table:table-cell>
          <table:table-cell office:value-type="float" office:value="27.864943" calcext:value-type="float">
            <text:p>27.864943</text:p>
          </table:table-cell>
          <table:table-cell office:value-type="float" office:value="344046300" calcext:value-type="float">
            <text:p>344046300</text:p>
          </table:table-cell>
        </table:table-row>
        <table:table-row table:style-name="ro1">
          <table:table-cell office:value-type="date" office:date-value="2009-04-01" calcext:value-type="date">
            <text:p>1. Apr. 2009</text:p>
          </table:table-cell>
          <table:table-cell office:value-type="float" office:value="33.07" calcext:value-type="float">
            <text:p>33.07</text:p>
          </table:table-cell>
          <table:table-cell office:value-type="float" office:value="34.040001" calcext:value-type="float">
            <text:p>34.040001</text:p>
          </table:table-cell>
          <table:table-cell office:value-type="float" office:value="27.09" calcext:value-type="float">
            <text:p>27.09</text:p>
          </table:table-cell>
          <table:table-cell office:value-type="float" office:value="29.1" calcext:value-type="float">
            <text:p>29.1</text:p>
          </table:table-cell>
          <table:table-cell office:value-type="float" office:value="25.01141" calcext:value-type="float">
            <text:p>25.01141</text:p>
          </table:table-cell>
          <table:table-cell office:value-type="float" office:value="230369900" calcext:value-type="float">
            <text:p>230369900</text:p>
          </table:table-cell>
        </table:table-row>
        <table:table-row table:style-name="ro1">
          <table:table-cell office:value-type="date" office:date-value="2009-05-01" calcext:value-type="date">
            <text:p>1. May. 2009</text:p>
          </table:table-cell>
          <table:table-cell office:value-type="float" office:value="29" calcext:value-type="float">
            <text:p>29</text:p>
          </table:table-cell>
          <table:table-cell office:value-type="float" office:value="38.959999" calcext:value-type="float">
            <text:p>38.959999</text:p>
          </table:table-cell>
          <table:table-cell office:value-type="float" office:value="28.77" calcext:value-type="float">
            <text:p>28.77</text:p>
          </table:table-cell>
          <table:table-cell office:value-type="float" office:value="38.080002" calcext:value-type="float">
            <text:p>38.080002</text:p>
          </table:table-cell>
          <table:table-cell office:value-type="float" office:value="32.729713" calcext:value-type="float">
            <text:p>32.729713</text:p>
          </table:table-cell>
          <table:table-cell office:value-type="float" office:value="203124300" calcext:value-type="float">
            <text:p>203124300</text:p>
          </table:table-cell>
        </table:table-row>
        <table:table-row table:style-name="ro1">
          <table:table-cell office:value-type="date" office:date-value="2009-06-01" calcext:value-type="date">
            <text:p>1. Jun. 2009</text:p>
          </table:table-cell>
          <table:table-cell office:value-type="float" office:value="38.549999" calcext:value-type="float">
            <text:p>38.549999</text:p>
          </table:table-cell>
          <table:table-cell office:value-type="float" office:value="38.630001" calcext:value-type="float">
            <text:p>38.630001</text:p>
          </table:table-cell>
          <table:table-cell office:value-type="float" office:value="31.620001" calcext:value-type="float">
            <text:p>31.620001</text:p>
          </table:table-cell>
          <table:table-cell office:value-type="float" office:value="33.549999" calcext:value-type="float">
            <text:p>33.549999</text:p>
          </table:table-cell>
          <table:table-cell office:value-type="float" office:value="28.992899" calcext:value-type="float">
            <text:p>28.992899</text:p>
          </table:table-cell>
          <table:table-cell office:value-type="float" office:value="201174200" calcext:value-type="float">
            <text:p>201174200</text:p>
          </table:table-cell>
        </table:table-row>
        <table:table-row table:style-name="ro1">
          <table:table-cell office:value-type="date" office:date-value="2009-07-01" calcext:value-type="date">
            <text:p>1. Jul. 2009</text:p>
          </table:table-cell>
          <table:table-cell office:value-type="float" office:value="34.220001" calcext:value-type="float">
            <text:p>34.220001</text:p>
          </table:table-cell>
          <table:table-cell office:value-type="float" office:value="36.029999" calcext:value-type="float">
            <text:p>36.029999</text:p>
          </table:table-cell>
          <table:table-cell office:value-type="float" office:value="30.67" calcext:value-type="float">
            <text:p>30.67</text:p>
          </table:table-cell>
          <table:table-cell office:value-type="float" office:value="34.900002" calcext:value-type="float">
            <text:p>34.900002</text:p>
          </table:table-cell>
          <table:table-cell office:value-type="float" office:value="30.159538" calcext:value-type="float">
            <text:p>30.159538</text:p>
          </table:table-cell>
          <table:table-cell office:value-type="float" office:value="145352700" calcext:value-type="float">
            <text:p>145352700</text:p>
          </table:table-cell>
        </table:table-row>
        <table:table-row table:style-name="ro1">
          <table:table-cell office:value-type="date" office:date-value="2009-08-01" calcext:value-type="date">
            <text:p>1. Aug. 2009</text:p>
          </table:table-cell>
          <table:table-cell office:value-type="float" office:value="35.68" calcext:value-type="float">
            <text:p>35.68</text:p>
          </table:table-cell>
          <table:table-cell office:value-type="float" office:value="36.709999" calcext:value-type="float">
            <text:p>36.709999</text:p>
          </table:table-cell>
          <table:table-cell office:value-type="float" office:value="32.169998" calcext:value-type="float">
            <text:p>32.169998</text:p>
          </table:table-cell>
          <table:table-cell office:value-type="float" office:value="34.700001" calcext:value-type="float">
            <text:p>34.700001</text:p>
          </table:table-cell>
          <table:table-cell office:value-type="float" office:value="29.986692" calcext:value-type="float">
            <text:p>29.986692</text:p>
          </table:table-cell>
          <table:table-cell office:value-type="float" office:value="138632300" calcext:value-type="float">
            <text:p>138632300</text:p>
          </table:table-cell>
        </table:table-row>
        <table:table-row table:style-name="ro1">
          <table:table-cell office:value-type="date" office:date-value="2009-09-01" calcext:value-type="date">
            <text:p>1. Sep. 2009</text:p>
          </table:table-cell>
          <table:table-cell office:value-type="float" office:value="34.91" calcext:value-type="float">
            <text:p>34.91</text:p>
          </table:table-cell>
          <table:table-cell office:value-type="float" office:value="42.099998" calcext:value-type="float">
            <text:p>42.099998</text:p>
          </table:table-cell>
          <table:table-cell office:value-type="float" office:value="34.419998" calcext:value-type="float">
            <text:p>34.419998</text:p>
          </table:table-cell>
          <table:table-cell office:value-type="float" office:value="37.900002" calcext:value-type="float">
            <text:p>37.900002</text:p>
          </table:table-cell>
          <table:table-cell office:value-type="float" office:value="32.752048" calcext:value-type="float">
            <text:p>32.752048</text:p>
          </table:table-cell>
          <table:table-cell office:value-type="float" office:value="389168900" calcext:value-type="float">
            <text:p>389168900</text:p>
          </table:table-cell>
        </table:table-row>
        <table:table-row table:style-name="ro1">
          <table:table-cell office:value-type="date" office:date-value="2009-10-01" calcext:value-type="date">
            <text:p>1. Oct. 2009</text:p>
          </table:table-cell>
          <table:table-cell office:value-type="float" office:value="38.099998" calcext:value-type="float">
            <text:p>38.099998</text:p>
          </table:table-cell>
          <table:table-cell office:value-type="float" office:value="40.509998" calcext:value-type="float">
            <text:p>40.509998</text:p>
          </table:table-cell>
          <table:table-cell office:value-type="float" office:value="34.5" calcext:value-type="float">
            <text:p>34.5</text:p>
          </table:table-cell>
          <table:table-cell office:value-type="float" office:value="35.93" calcext:value-type="float">
            <text:p>35.93</text:p>
          </table:table-cell>
          <table:table-cell office:value-type="float" office:value="31.049622" calcext:value-type="float">
            <text:p>31.049622</text:p>
          </table:table-cell>
          <table:table-cell office:value-type="float" office:value="315497600" calcext:value-type="float">
            <text:p>315497600</text:p>
          </table:table-cell>
        </table:table-row>
        <table:table-row table:style-name="ro1">
          <table:table-cell office:value-type="date" office:date-value="2009-11-01" calcext:value-type="date">
            <text:p>1. Nov. 2009</text:p>
          </table:table-cell>
          <table:table-cell office:value-type="float" office:value="36.860001" calcext:value-type="float">
            <text:p>36.860001</text:p>
          </table:table-cell>
          <table:table-cell office:value-type="float" office:value="45.82" calcext:value-type="float">
            <text:p>45.82</text:p>
          </table:table-cell>
          <table:table-cell office:value-type="float" office:value="35.5" calcext:value-type="float">
            <text:p>35.5</text:p>
          </table:table-cell>
          <table:table-cell office:value-type="float" office:value="42.689999" calcext:value-type="float">
            <text:p>42.689999</text:p>
          </table:table-cell>
          <table:table-cell office:value-type="float" office:value="36.891415" calcext:value-type="float">
            <text:p>36.891415</text:p>
          </table:table-cell>
          <table:table-cell office:value-type="float" office:value="276703100" calcext:value-type="float">
            <text:p>276703100</text:p>
          </table:table-cell>
        </table:table-row>
        <table:table-row table:style-name="ro1">
          <table:table-cell office:value-type="date" office:date-value="2009-12-01" calcext:value-type="date">
            <text:p>1. Dec. 2009</text:p>
          </table:table-cell>
          <table:table-cell office:value-type="float" office:value="44.119999" calcext:value-type="float">
            <text:p>44.119999</text:p>
          </table:table-cell>
          <table:table-cell office:value-type="float" office:value="48.02" calcext:value-type="float">
            <text:p>48.02</text:p>
          </table:table-cell>
          <table:table-cell office:value-type="float" office:value="38.130001" calcext:value-type="float">
            <text:p>38.130001</text:p>
          </table:table-cell>
          <table:table-cell office:value-type="float" office:value="39.380001" calcext:value-type="float">
            <text:p>39.380001</text:p>
          </table:table-cell>
          <table:table-cell office:value-type="float" office:value="34.18644" calcext:value-type="float">
            <text:p>34.18644</text:p>
          </table:table-cell>
          <table:table-cell office:value-type="float" office:value="338511900" calcext:value-type="float">
            <text:p>338511900</text:p>
          </table:table-cell>
        </table:table-row>
        <table:table-row table:style-name="ro1">
          <table:table-cell office:value-type="date" office:date-value="2010-01-01" calcext:value-type="date">
            <text:p>1. Jan. 2010</text:p>
          </table:table-cell>
          <table:table-cell office:value-type="float" office:value="40.700001" calcext:value-type="float">
            <text:p>40.700001</text:p>
          </table:table-cell>
          <table:table-cell office:value-type="float" office:value="42.639999" calcext:value-type="float">
            <text:p>42.639999</text:p>
          </table:table-cell>
          <table:table-cell office:value-type="float" office:value="34.630001" calcext:value-type="float">
            <text:p>34.630001</text:p>
          </table:table-cell>
          <table:table-cell office:value-type="float" office:value="34.82" calcext:value-type="float">
            <text:p>34.82</text:p>
          </table:table-cell>
          <table:table-cell office:value-type="float" office:value="30.227831" calcext:value-type="float">
            <text:p>30.227831</text:p>
          </table:table-cell>
          <table:table-cell office:value-type="float" office:value="245181900" calcext:value-type="float">
            <text:p>245181900</text:p>
          </table:table-cell>
        </table:table-row>
        <table:table-row table:style-name="ro1">
          <table:table-cell office:value-type="date" office:date-value="2010-02-01" calcext:value-type="date">
            <text:p>1. Feb. 2010</text:p>
          </table:table-cell>
          <table:table-cell office:value-type="float" office:value="35.189999" calcext:value-type="float">
            <text:p>35.189999</text:p>
          </table:table-cell>
          <table:table-cell office:value-type="float" office:value="40" calcext:value-type="float">
            <text:p>40</text:p>
          </table:table-cell>
          <table:table-cell office:value-type="float" office:value="33.650002" calcext:value-type="float">
            <text:p>33.650002</text:p>
          </table:table-cell>
          <table:table-cell office:value-type="float" office:value="37.66" calcext:value-type="float">
            <text:p>37.66</text:p>
          </table:table-cell>
          <table:table-cell office:value-type="float" office:value="32.693272" calcext:value-type="float">
            <text:p>32.693272</text:p>
          </table:table-cell>
          <table:table-cell office:value-type="float" office:value="243781100" calcext:value-type="float">
            <text:p>243781100</text:p>
          </table:table-cell>
        </table:table-row>
        <table:table-row table:style-name="ro1">
          <table:table-cell office:value-type="date" office:date-value="2010-03-01" calcext:value-type="date">
            <text:p>1. Mar. 2010</text:p>
          </table:table-cell>
          <table:table-cell office:value-type="float" office:value="38.099998" calcext:value-type="float">
            <text:p>38.099998</text:p>
          </table:table-cell>
          <table:table-cell office:value-type="float" office:value="40.799999" calcext:value-type="float">
            <text:p>40.799999</text:p>
          </table:table-cell>
          <table:table-cell office:value-type="float" office:value="36.689999" calcext:value-type="float">
            <text:p>36.689999</text:p>
          </table:table-cell>
          <table:table-cell office:value-type="float" office:value="38.34" calcext:value-type="float">
            <text:p>38.34</text:p>
          </table:table-cell>
          <table:table-cell office:value-type="float" office:value="33.2836" calcext:value-type="float">
            <text:p>33.2836</text:p>
          </table:table-cell>
          <table:table-cell office:value-type="float" office:value="231723800" calcext:value-type="float">
            <text:p>231723800</text:p>
          </table:table-cell>
        </table:table-row>
        <table:table-row table:style-name="ro1">
          <table:table-cell office:value-type="date" office:date-value="2010-04-01" calcext:value-type="date">
            <text:p>1. Apr. 2010</text:p>
          </table:table-cell>
          <table:table-cell office:value-type="float" office:value="38.950001" calcext:value-type="float">
            <text:p>38.950001</text:p>
          </table:table-cell>
          <table:table-cell office:value-type="float" office:value="44.369999" calcext:value-type="float">
            <text:p>44.369999</text:p>
          </table:table-cell>
          <table:table-cell office:value-type="float" office:value="38.139999" calcext:value-type="float">
            <text:p>38.139999</text:p>
          </table:table-cell>
          <table:table-cell office:value-type="float" office:value="43.549999" calcext:value-type="float">
            <text:p>43.549999</text:p>
          </table:table-cell>
          <table:table-cell office:value-type="float" office:value="37.806477" calcext:value-type="float">
            <text:p>37.806477</text:p>
          </table:table-cell>
          <table:table-cell office:value-type="float" office:value="207884200" calcext:value-type="float">
            <text:p>207884200</text:p>
          </table:table-cell>
        </table:table-row>
        <table:table-row table:style-name="ro1">
          <table:table-cell office:value-type="date" office:date-value="2010-05-01" calcext:value-type="date">
            <text:p>1. May. 2010</text:p>
          </table:table-cell>
          <table:table-cell office:value-type="float" office:value="43.950001" calcext:value-type="float">
            <text:p>43.950001</text:p>
          </table:table-cell>
          <table:table-cell office:value-type="float" office:value="47.209999" calcext:value-type="float">
            <text:p>47.209999</text:p>
          </table:table-cell>
          <table:table-cell office:value-type="float" office:value="39.950001" calcext:value-type="float">
            <text:p>39.950001</text:p>
          </table:table-cell>
          <table:table-cell office:value-type="float" office:value="42.080002" calcext:value-type="float">
            <text:p>42.080002</text:p>
          </table:table-cell>
          <table:table-cell office:value-type="float" office:value="36.530354" calcext:value-type="float">
            <text:p>36.530354</text:p>
          </table:table-cell>
          <table:table-cell office:value-type="float" office:value="272184700" calcext:value-type="float">
            <text:p>272184700</text:p>
          </table:table-cell>
        </table:table-row>
        <table:table-row table:style-name="ro1">
          <table:table-cell office:value-type="date" office:date-value="2010-06-01" calcext:value-type="date">
            <text:p>1. Jun. 2010</text:p>
          </table:table-cell>
          <table:table-cell office:value-type="float" office:value="42.509998" calcext:value-type="float">
            <text:p>42.509998</text:p>
          </table:table-cell>
          <table:table-cell office:value-type="float" office:value="47.25" calcext:value-type="float">
            <text:p>47.25</text:p>
          </table:table-cell>
          <table:table-cell office:value-type="float" office:value="41.130001" calcext:value-type="float">
            <text:p>41.130001</text:p>
          </table:table-cell>
          <table:table-cell office:value-type="float" office:value="45.41" calcext:value-type="float">
            <text:p>45.41</text:p>
          </table:table-cell>
          <table:table-cell office:value-type="float" office:value="39.610672" calcext:value-type="float">
            <text:p>39.610672</text:p>
          </table:table-cell>
          <table:table-cell office:value-type="float" office:value="220060800" calcext:value-type="float">
            <text:p>220060800</text:p>
          </table:table-cell>
        </table:table-row>
        <table:table-row table:style-name="ro1">
          <table:table-cell office:value-type="date" office:date-value="2010-07-01" calcext:value-type="date">
            <text:p>1. Jul. 2010</text:p>
          </table:table-cell>
          <table:table-cell office:value-type="float" office:value="45.080002" calcext:value-type="float">
            <text:p>45.080002</text:p>
          </table:table-cell>
          <table:table-cell office:value-type="float" office:value="45.34" calcext:value-type="float">
            <text:p>45.34</text:p>
          </table:table-cell>
          <table:table-cell office:value-type="float" office:value="39.669998" calcext:value-type="float">
            <text:p>39.669998</text:p>
          </table:table-cell>
          <table:table-cell office:value-type="float" office:value="41.099998" calcext:value-type="float">
            <text:p>41.099998</text:p>
          </table:table-cell>
          <table:table-cell office:value-type="float" office:value="35.851093" calcext:value-type="float">
            <text:p>35.851093</text:p>
          </table:table-cell>
          <table:table-cell office:value-type="float" office:value="195790100" calcext:value-type="float">
            <text:p>195790100</text:p>
          </table:table-cell>
        </table:table-row>
        <table:table-row table:style-name="ro1">
          <table:table-cell office:value-type="date" office:date-value="2010-08-01" calcext:value-type="date">
            <text:p>1. Aug. 2010</text:p>
          </table:table-cell>
          <table:table-cell office:value-type="float" office:value="41.77" calcext:value-type="float">
            <text:p>41.77</text:p>
          </table:table-cell>
          <table:table-cell office:value-type="float" office:value="47.5" calcext:value-type="float">
            <text:p>47.5</text:p>
          </table:table-cell>
          <table:table-cell office:value-type="float" office:value="40.66" calcext:value-type="float">
            <text:p>40.66</text:p>
          </table:table-cell>
          <table:table-cell office:value-type="float" office:value="46.759998" calcext:value-type="float">
            <text:p>46.759998</text:p>
          </table:table-cell>
          <table:table-cell office:value-type="float" office:value="40.788254" calcext:value-type="float">
            <text:p>40.788254</text:p>
          </table:table-cell>
          <table:table-cell office:value-type="float" office:value="150699600" calcext:value-type="float">
            <text:p>150699600</text:p>
          </table:table-cell>
        </table:table-row>
        <table:table-row table:style-name="ro1">
          <table:table-cell office:value-type="date" office:date-value="2010-09-01" calcext:value-type="date">
            <text:p>1. Sep. 2010</text:p>
          </table:table-cell>
          <table:table-cell office:value-type="float" office:value="47.32" calcext:value-type="float">
            <text:p>47.32</text:p>
          </table:table-cell>
          <table:table-cell office:value-type="float" office:value="47.560001" calcext:value-type="float">
            <text:p>47.560001</text:p>
          </table:table-cell>
          <table:table-cell office:value-type="float" office:value="43.830002" calcext:value-type="float">
            <text:p>43.830002</text:p>
          </table:table-cell>
          <table:table-cell office:value-type="float" office:value="46.290001" calcext:value-type="float">
            <text:p>46.290001</text:p>
          </table:table-cell>
          <table:table-cell office:value-type="float" office:value="40.483593" calcext:value-type="float">
            <text:p>40.483593</text:p>
          </table:table-cell>
          <table:table-cell office:value-type="float" office:value="186087300" calcext:value-type="float">
            <text:p>186087300</text:p>
          </table:table-cell>
        </table:table-row>
        <table:table-row table:style-name="ro1">
          <table:table-cell office:value-type="date" office:date-value="2010-10-01" calcext:value-type="date">
            <text:p>1. Oct. 2010</text:p>
          </table:table-cell>
          <table:table-cell office:value-type="float" office:value="46.849998" calcext:value-type="float">
            <text:p>46.849998</text:p>
          </table:table-cell>
          <table:table-cell office:value-type="float" office:value="49.66" calcext:value-type="float">
            <text:p>49.66</text:p>
          </table:table-cell>
          <table:table-cell office:value-type="float" office:value="44.860001" calcext:value-type="float">
            <text:p>44.860001</text:p>
          </table:table-cell>
          <table:table-cell office:value-type="float" office:value="48.09" calcext:value-type="float">
            <text:p>48.09</text:p>
          </table:table-cell>
          <table:table-cell office:value-type="float" office:value="42.057812" calcext:value-type="float">
            <text:p>42.057812</text:p>
          </table:table-cell>
          <table:table-cell office:value-type="float" office:value="193642700" calcext:value-type="float">
            <text:p>193642700</text:p>
          </table:table-cell>
        </table:table-row>
        <table:table-row table:style-name="ro1">
          <table:table-cell office:value-type="date" office:date-value="2010-11-01" calcext:value-type="date">
            <text:p>1. Nov. 2010</text:p>
          </table:table-cell>
          <table:table-cell office:value-type="float" office:value="48.459999" calcext:value-type="float">
            <text:p>48.459999</text:p>
          </table:table-cell>
          <table:table-cell office:value-type="float" office:value="53.439999" calcext:value-type="float">
            <text:p>53.439999</text:p>
          </table:table-cell>
          <table:table-cell office:value-type="float" office:value="47.630001" calcext:value-type="float">
            <text:p>47.630001</text:p>
          </table:table-cell>
          <table:table-cell office:value-type="float" office:value="51.650002" calcext:value-type="float">
            <text:p>51.650002</text:p>
          </table:table-cell>
          <table:table-cell office:value-type="float" office:value="45.171257" calcext:value-type="float">
            <text:p>45.171257</text:p>
          </table:table-cell>
          <table:table-cell office:value-type="float" office:value="201769300" calcext:value-type="float">
            <text:p>201769300</text:p>
          </table:table-cell>
        </table:table-row>
        <table:table-row table:style-name="ro1">
          <table:table-cell office:value-type="date" office:date-value="2010-12-01" calcext:value-type="date">
            <text:p>1. Dec. 2010</text:p>
          </table:table-cell>
          <table:table-cell office:value-type="float" office:value="52.09" calcext:value-type="float">
            <text:p>52.09</text:p>
          </table:table-cell>
          <table:table-cell office:value-type="float" office:value="55.720001" calcext:value-type="float">
            <text:p>55.720001</text:p>
          </table:table-cell>
          <table:table-cell office:value-type="float" office:value="50.650002" calcext:value-type="float">
            <text:p>50.650002</text:p>
          </table:table-cell>
          <table:table-cell office:value-type="float" office:value="53.18" calcext:value-type="float">
            <text:p>53.18</text:p>
          </table:table-cell>
          <table:table-cell office:value-type="float" office:value="46.619064" calcext:value-type="float">
            <text:p>46.619064</text:p>
          </table:table-cell>
          <table:table-cell office:value-type="float" office:value="141232400" calcext:value-type="float">
            <text:p>141232400</text:p>
          </table:table-cell>
        </table:table-row>
        <table:table-row table:style-name="ro1">
          <table:table-cell office:value-type="date" office:date-value="2011-01-01" calcext:value-type="date">
            <text:p>1. Jan. 2011</text:p>
          </table:table-cell>
          <table:table-cell office:value-type="float" office:value="53.919998" calcext:value-type="float">
            <text:p>53.919998</text:p>
          </table:table-cell>
          <table:table-cell office:value-type="float" office:value="53.93" calcext:value-type="float">
            <text:p>53.93</text:p>
          </table:table-cell>
          <table:table-cell office:value-type="float" office:value="45.599998" calcext:value-type="float">
            <text:p>45.599998</text:p>
          </table:table-cell>
          <table:table-cell office:value-type="float" office:value="47.509998" calcext:value-type="float">
            <text:p>47.509998</text:p>
          </table:table-cell>
          <table:table-cell office:value-type="float" office:value="41.648582" calcext:value-type="float">
            <text:p>41.648582</text:p>
          </table:table-cell>
          <table:table-cell office:value-type="float" office:value="226710000" calcext:value-type="float">
            <text:p>226710000</text:p>
          </table:table-cell>
        </table:table-row>
        <table:table-row table:style-name="ro1">
          <table:table-cell office:value-type="date" office:date-value="2011-02-01" calcext:value-type="date">
            <text:p>1. Feb. 2011</text:p>
          </table:table-cell>
          <table:table-cell office:value-type="float" office:value="48.240002" calcext:value-type="float">
            <text:p>48.240002</text:p>
          </table:table-cell>
          <table:table-cell office:value-type="float" office:value="53.009998" calcext:value-type="float">
            <text:p>53.009998</text:p>
          </table:table-cell>
          <table:table-cell office:value-type="float" office:value="47.099998" calcext:value-type="float">
            <text:p>47.099998</text:p>
          </table:table-cell>
          <table:table-cell office:value-type="float" office:value="52.82" calcext:value-type="float">
            <text:p>52.82</text:p>
          </table:table-cell>
          <table:table-cell office:value-type="float" office:value="46.303486" calcext:value-type="float">
            <text:p>46.303486</text:p>
          </table:table-cell>
          <table:table-cell office:value-type="float" office:value="170748700" calcext:value-type="float">
            <text:p>170748700</text:p>
          </table:table-cell>
        </table:table-row>
        <table:table-row table:style-name="ro1">
          <table:table-cell office:value-type="date" office:date-value="2011-03-01" calcext:value-type="date">
            <text:p>1. Mar. 2011</text:p>
          </table:table-cell>
          <table:table-cell office:value-type="float" office:value="53.48" calcext:value-type="float">
            <text:p>53.48</text:p>
          </table:table-cell>
          <table:table-cell office:value-type="float" office:value="54.259998" calcext:value-type="float">
            <text:p>54.259998</text:p>
          </table:table-cell>
          <table:table-cell office:value-type="float" office:value="47.900002" calcext:value-type="float">
            <text:p>47.900002</text:p>
          </table:table-cell>
          <table:table-cell office:value-type="float" office:value="51.91" calcext:value-type="float">
            <text:p>51.91</text:p>
          </table:table-cell>
          <table:table-cell office:value-type="float" office:value="45.609936" calcext:value-type="float">
            <text:p>45.609936</text:p>
          </table:table-cell>
          <table:table-cell office:value-type="float" office:value="169842400" calcext:value-type="float">
            <text:p>169842400</text:p>
          </table:table-cell>
        </table:table-row>
        <table:table-row table:style-name="ro1">
          <table:table-cell office:value-type="date" office:date-value="2011-04-01" calcext:value-type="date">
            <text:p>1. Apr. 2011</text:p>
          </table:table-cell>
          <table:table-cell office:value-type="float" office:value="51.700001" calcext:value-type="float">
            <text:p>51.700001</text:p>
          </table:table-cell>
          <table:table-cell office:value-type="float" office:value="55.740002" calcext:value-type="float">
            <text:p>55.740002</text:p>
          </table:table-cell>
          <table:table-cell office:value-type="float" office:value="49.560001" calcext:value-type="float">
            <text:p>49.560001</text:p>
          </table:table-cell>
          <table:table-cell office:value-type="float" office:value="51.009998" calcext:value-type="float">
            <text:p>51.009998</text:p>
          </table:table-cell>
          <table:table-cell office:value-type="float" office:value="44.819176" calcext:value-type="float">
            <text:p>44.819176</text:p>
          </table:table-cell>
          <table:table-cell office:value-type="float" office:value="204126300" calcext:value-type="float">
            <text:p>204126300</text:p>
          </table:table-cell>
        </table:table-row>
        <table:table-row table:style-name="ro1">
          <table:table-cell office:value-type="date" office:date-value="2011-05-01" calcext:value-type="date">
            <text:p>1. May. 2011</text:p>
          </table:table-cell>
          <table:table-cell office:value-type="float" office:value="50.93" calcext:value-type="float">
            <text:p>50.93</text:p>
          </table:table-cell>
          <table:table-cell office:value-type="float" office:value="51" calcext:value-type="float">
            <text:p>51</text:p>
          </table:table-cell>
          <table:table-cell office:value-type="float" office:value="44.25" calcext:value-type="float">
            <text:p>44.25</text:p>
          </table:table-cell>
          <table:table-cell office:value-type="float" office:value="47.759998" calcext:value-type="float">
            <text:p>47.759998</text:p>
          </table:table-cell>
          <table:table-cell office:value-type="float" office:value="41.963604" calcext:value-type="float">
            <text:p>41.963604</text:p>
          </table:table-cell>
          <table:table-cell office:value-type="float" office:value="207325300" calcext:value-type="float">
            <text:p>207325300</text:p>
          </table:table-cell>
        </table:table-row>
        <table:table-row table:style-name="ro1">
          <table:table-cell office:value-type="date" office:date-value="2011-06-01" calcext:value-type="date">
            <text:p>1. Jun. 2011</text:p>
          </table:table-cell>
          <table:table-cell office:value-type="float" office:value="48" calcext:value-type="float">
            <text:p>48</text:p>
          </table:table-cell>
          <table:table-cell office:value-type="float" office:value="48.220001" calcext:value-type="float">
            <text:p>48.220001</text:p>
          </table:table-cell>
          <table:table-cell office:value-type="float" office:value="42.5" calcext:value-type="float">
            <text:p>42.5</text:p>
          </table:table-cell>
          <table:table-cell office:value-type="float" office:value="45.290001" calcext:value-type="float">
            <text:p>45.290001</text:p>
          </table:table-cell>
          <table:table-cell office:value-type="float" office:value="39.894882" calcext:value-type="float">
            <text:p>39.894882</text:p>
          </table:table-cell>
          <table:table-cell office:value-type="float" office:value="159677800" calcext:value-type="float">
            <text:p>159677800</text:p>
          </table:table-cell>
        </table:table-row>
        <table:table-row table:style-name="ro1">
          <table:table-cell office:value-type="date" office:date-value="2011-07-01" calcext:value-type="date">
            <text:p>1. Jul. 2011</text:p>
          </table:table-cell>
          <table:table-cell office:value-type="float" office:value="45.099998" calcext:value-type="float">
            <text:p>45.099998</text:p>
          </table:table-cell>
          <table:table-cell office:value-type="float" office:value="51" calcext:value-type="float">
            <text:p>51</text:p>
          </table:table-cell>
          <table:table-cell office:value-type="float" office:value="44.25" calcext:value-type="float">
            <text:p>44.25</text:p>
          </table:table-cell>
          <table:table-cell office:value-type="float" office:value="47.57" calcext:value-type="float">
            <text:p>47.57</text:p>
          </table:table-cell>
          <table:table-cell office:value-type="float" office:value="41.903271" calcext:value-type="float">
            <text:p>41.903271</text:p>
          </table:table-cell>
          <table:table-cell office:value-type="float" office:value="157699300" calcext:value-type="float">
            <text:p>157699300</text:p>
          </table:table-cell>
        </table:table-row>
        <table:table-row table:style-name="ro1">
          <table:table-cell office:value-type="date" office:date-value="2011-08-01" calcext:value-type="date">
            <text:p>1. Aug. 2011</text:p>
          </table:table-cell>
          <table:table-cell office:value-type="float" office:value="48.09" calcext:value-type="float">
            <text:p>48.09</text:p>
          </table:table-cell>
          <table:table-cell office:value-type="float" office:value="52.779999" calcext:value-type="float">
            <text:p>52.779999</text:p>
          </table:table-cell>
          <table:table-cell office:value-type="float" office:value="44.59" calcext:value-type="float">
            <text:p>44.59</text:p>
          </table:table-cell>
          <table:table-cell office:value-type="float" office:value="50.75" calcext:value-type="float">
            <text:p>50.75</text:p>
          </table:table-cell>
          <table:table-cell office:value-type="float" office:value="44.704468" calcext:value-type="float">
            <text:p>44.704468</text:p>
          </table:table-cell>
          <table:table-cell office:value-type="float" office:value="251113400" calcext:value-type="float">
            <text:p>251113400</text:p>
          </table:table-cell>
        </table:table-row>
        <table:table-row table:style-name="ro1">
          <table:table-cell office:value-type="date" office:date-value="2011-09-01" calcext:value-type="date">
            <text:p>1. Sep. 2011</text:p>
          </table:table-cell>
          <table:table-cell office:value-type="float" office:value="50.709999" calcext:value-type="float">
            <text:p>50.709999</text:p>
          </table:table-cell>
          <table:table-cell office:value-type="float" office:value="55.950001" calcext:value-type="float">
            <text:p>55.950001</text:p>
          </table:table-cell>
          <table:table-cell office:value-type="float" office:value="45.150002" calcext:value-type="float">
            <text:p>45.150002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41.189728" calcext:value-type="float">
            <text:p>41.189728</text:p>
          </table:table-cell>
          <table:table-cell office:value-type="float" office:value="197781100" calcext:value-type="float">
            <text:p>197781100</text:p>
          </table:table-cell>
        </table:table-row>
        <table:table-row table:style-name="ro1">
          <table:table-cell office:value-type="date" office:date-value="2011-10-01" calcext:value-type="date">
            <text:p>1. Oct. 2011</text:p>
          </table:table-cell>
          <table:table-cell office:value-type="float" office:value="47.240002" calcext:value-type="float">
            <text:p>47.240002</text:p>
          </table:table-cell>
          <table:table-cell office:value-type="float" office:value="50.990002" calcext:value-type="float">
            <text:p>50.990002</text:p>
          </table:table-cell>
          <table:table-cell office:value-type="float" office:value="42.889999" calcext:value-type="float">
            <text:p>42.889999</text:p>
          </table:table-cell>
          <table:table-cell office:value-type="float" office:value="49.5" calcext:value-type="float">
            <text:p>49.5</text:p>
          </table:table-cell>
          <table:table-cell office:value-type="float" office:value="43.706142" calcext:value-type="float">
            <text:p>43.706142</text:p>
          </table:table-cell>
          <table:table-cell office:value-type="float" office:value="163029000" calcext:value-type="float">
            <text:p>163029000</text:p>
          </table:table-cell>
        </table:table-row>
        <table:table-row table:style-name="ro1">
          <table:table-cell office:value-type="date" office:date-value="2011-11-01" calcext:value-type="date">
            <text:p>1. Nov. 2011</text:p>
          </table:table-cell>
          <table:table-cell office:value-type="float" office:value="47.720001" calcext:value-type="float">
            <text:p>47.720001</text:p>
          </table:table-cell>
          <table:table-cell office:value-type="float" office:value="53.259998" calcext:value-type="float">
            <text:p>53.259998</text:p>
          </table:table-cell>
          <table:table-cell office:value-type="float" office:value="47.189999" calcext:value-type="float">
            <text:p>47.189999</text:p>
          </table:table-cell>
          <table:table-cell office:value-type="float" office:value="52.880001" calcext:value-type="float">
            <text:p>52.880001</text:p>
          </table:table-cell>
          <table:table-cell office:value-type="float" office:value="46.690521" calcext:value-type="float">
            <text:p>46.690521</text:p>
          </table:table-cell>
          <table:table-cell office:value-type="float" office:value="134697900" calcext:value-type="float">
            <text:p>134697900</text:p>
          </table:table-cell>
        </table:table-row>
        <table:table-row table:style-name="ro1">
          <table:table-cell office:value-type="date" office:date-value="2011-12-01" calcext:value-type="date">
            <text:p>1. Dec. 2011</text:p>
          </table:table-cell>
          <table:table-cell office:value-type="float" office:value="52.549999" calcext:value-type="float">
            <text:p>52.549999</text:p>
          </table:table-cell>
          <table:table-cell office:value-type="float" office:value="53.139999" calcext:value-type="float">
            <text:p>53.139999</text:p>
          </table:table-cell>
          <table:table-cell office:value-type="float" office:value="43.720001" calcext:value-type="float">
            <text:p>43.720001</text:p>
          </table:table-cell>
          <table:table-cell office:value-type="float" office:value="45.25" calcext:value-type="float">
            <text:p>45.25</text:p>
          </table:table-cell>
          <table:table-cell office:value-type="float" office:value="40.079926" calcext:value-type="float">
            <text:p>40.079926</text:p>
          </table:table-cell>
          <table:table-cell office:value-type="float" office:value="144398700" calcext:value-type="float">
            <text:p>144398700</text:p>
          </table:table-cell>
        </table:table-row>
        <table:table-row table:style-name="ro1">
          <table:table-cell office:value-type="date" office:date-value="2012-01-01" calcext:value-type="date">
            <text:p>1. Jan. 2012</text:p>
          </table:table-cell>
          <table:table-cell office:value-type="float" office:value="46.27" calcext:value-type="float">
            <text:p>46.27</text:p>
          </table:table-cell>
          <table:table-cell office:value-type="float" office:value="50.23" calcext:value-type="float">
            <text:p>50.23</text:p>
          </table:table-cell>
          <table:table-cell office:value-type="float" office:value="45.200001" calcext:value-type="float">
            <text:p>45.200001</text:p>
          </table:table-cell>
          <table:table-cell office:value-type="float" office:value="49.259998" calcext:value-type="float">
            <text:p>49.259998</text:p>
          </table:table-cell>
          <table:table-cell office:value-type="float" office:value="43.63176" calcext:value-type="float">
            <text:p>43.63176</text:p>
          </table:table-cell>
          <table:table-cell office:value-type="float" office:value="149235800" calcext:value-type="float">
            <text:p>149235800</text:p>
          </table:table-cell>
        </table:table-row>
        <table:table-row table:style-name="ro1">
          <table:table-cell office:value-type="date" office:date-value="2012-02-01" calcext:value-type="date">
            <text:p>1. Feb. 2012</text:p>
          </table:table-cell>
          <table:table-cell office:value-type="float" office:value="49.939999" calcext:value-type="float">
            <text:p>49.939999</text:p>
          </table:table-cell>
          <table:table-cell office:value-type="float" office:value="50.389999" calcext:value-type="float">
            <text:p>50.389999</text:p>
          </table:table-cell>
          <table:table-cell office:value-type="float" office:value="45.889999" calcext:value-type="float">
            <text:p>45.889999</text:p>
          </table:table-cell>
          <table:table-cell office:value-type="float" office:value="47.73" calcext:value-type="float">
            <text:p>47.73</text:p>
          </table:table-cell>
          <table:table-cell office:value-type="float" office:value="42.276569" calcext:value-type="float">
            <text:p>42.276569</text:p>
          </table:table-cell>
          <table:table-cell office:value-type="float" office:value="137091600" calcext:value-type="float">
            <text:p>137091600</text:p>
          </table:table-cell>
        </table:table-row>
        <table:table-row table:style-name="ro1">
          <table:table-cell office:value-type="date" office:date-value="2012-03-01" calcext:value-type="date">
            <text:p>1. Mar. 2012</text:p>
          </table:table-cell>
          <table:table-cell office:value-type="float" office:value="47.880001" calcext:value-type="float">
            <text:p>47.880001</text:p>
          </table:table-cell>
          <table:table-cell office:value-type="float" office:value="48.59" calcext:value-type="float">
            <text:p>48.59</text:p>
          </table:table-cell>
          <table:table-cell office:value-type="float" office:value="42.200001" calcext:value-type="float">
            <text:p>42.200001</text:p>
          </table:table-cell>
          <table:table-cell office:value-type="float" office:value="43.48" calcext:value-type="float">
            <text:p>43.48</text:p>
          </table:table-cell>
          <table:table-cell office:value-type="float" office:value="38.630768" calcext:value-type="float">
            <text:p>38.630768</text:p>
          </table:table-cell>
          <table:table-cell office:value-type="float" office:value="183833800" calcext:value-type="float">
            <text:p>183833800</text:p>
          </table:table-cell>
        </table:table-row>
        <table:table-row table:style-name="ro1">
          <table:table-cell office:value-type="date" office:date-value="2012-04-01" calcext:value-type="date">
            <text:p>1. Apr. 2012</text:p>
          </table:table-cell>
          <table:table-cell office:value-type="float" office:value="43.68" calcext:value-type="float">
            <text:p>43.68</text:p>
          </table:table-cell>
          <table:table-cell office:value-type="float" office:value="44.5" calcext:value-type="float">
            <text:p>44.5</text:p>
          </table:table-cell>
          <table:table-cell office:value-type="float" office:value="38.459999" calcext:value-type="float">
            <text:p>38.459999</text:p>
          </table:table-cell>
          <table:table-cell office:value-type="float" office:value="40.43" calcext:value-type="float">
            <text:p>40.43</text:p>
          </table:table-cell>
          <table:table-cell office:value-type="float" office:value="35.920914" calcext:value-type="float">
            <text:p>35.920914</text:p>
          </table:table-cell>
          <table:table-cell office:value-type="float" office:value="151262000" calcext:value-type="float">
            <text:p>151262000</text:p>
          </table:table-cell>
        </table:table-row>
        <table:table-row table:style-name="ro1">
          <table:table-cell office:value-type="date" office:date-value="2012-05-01" calcext:value-type="date">
            <text:p>1. May. 2012</text:p>
          </table:table-cell>
          <table:table-cell office:value-type="float" office:value="40.580002" calcext:value-type="float">
            <text:p>40.580002</text:p>
          </table:table-cell>
          <table:table-cell office:value-type="float" office:value="40.759998" calcext:value-type="float">
            <text:p>40.759998</text:p>
          </table:table-cell>
          <table:table-cell office:value-type="float" office:value="34.82" calcext:value-type="float">
            <text:p>34.82</text:p>
          </table:table-cell>
          <table:table-cell office:value-type="float" office:value="39.060001" calcext:value-type="float">
            <text:p>39.060001</text:p>
          </table:table-cell>
          <table:table-cell office:value-type="float" office:value="34.703701" calcext:value-type="float">
            <text:p>34.703701</text:p>
          </table:table-cell>
          <table:table-cell office:value-type="float" office:value="204916400" calcext:value-type="float">
            <text:p>204916400</text:p>
          </table:table-cell>
        </table:table-row>
        <table:table-row table:style-name="ro1">
          <table:table-cell office:value-type="date" office:date-value="2012-06-01" calcext:value-type="date">
            <text:p>1. Jun. 2012</text:p>
          </table:table-cell>
          <table:table-cell office:value-type="float" office:value="40.200001" calcext:value-type="float">
            <text:p>40.200001</text:p>
          </table:table-cell>
          <table:table-cell office:value-type="float" office:value="43.299999" calcext:value-type="float">
            <text:p>43.299999</text:p>
          </table:table-cell>
          <table:table-cell office:value-type="float" office:value="35.549999" calcext:value-type="float">
            <text:p>35.549999</text:p>
          </table:table-cell>
          <table:table-cell office:value-type="float" office:value="37.57" calcext:value-type="float">
            <text:p>37.57</text:p>
          </table:table-cell>
          <table:table-cell office:value-type="float" office:value="33.547619" calcext:value-type="float">
            <text:p>33.547619</text:p>
          </table:table-cell>
          <table:table-cell office:value-type="float" office:value="226200100" calcext:value-type="float">
            <text:p>226200100</text:p>
          </table:table-cell>
        </table:table-row>
        <table:table-row table:style-name="ro1">
          <table:table-cell office:value-type="date" office:date-value="2012-07-01" calcext:value-type="date">
            <text:p>1. Jul. 2012</text:p>
          </table:table-cell>
          <table:table-cell office:value-type="float" office:value="37.630001" calcext:value-type="float">
            <text:p>37.63000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2.880001" calcext:value-type="float">
            <text:p>32.880001</text:p>
          </table:table-cell>
          <table:table-cell office:value-type="float" office:value="29.359749" calcext:value-type="float">
            <text:p>29.359749</text:p>
          </table:table-cell>
          <table:table-cell office:value-type="float" office:value="190949700" calcext:value-type="float">
            <text:p>190949700</text:p>
          </table:table-cell>
        </table:table-row>
        <table:table-row table:style-name="ro1">
          <table:table-cell office:value-type="date" office:date-value="2012-08-01" calcext:value-type="date">
            <text:p>1. Aug. 2012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38.68" calcext:value-type="float">
            <text:p>38.68</text:p>
          </table:table-cell>
          <table:table-cell office:value-type="float" office:value="31.48" calcext:value-type="float">
            <text:p>31.48</text:p>
          </table:table-cell>
          <table:table-cell office:value-type="float" office:value="38.52" calcext:value-type="float">
            <text:p>38.52</text:p>
          </table:table-cell>
          <table:table-cell office:value-type="float" office:value="34.395908" calcext:value-type="float">
            <text:p>34.395908</text:p>
          </table:table-cell>
          <table:table-cell office:value-type="float" office:value="171308700" calcext:value-type="float">
            <text:p>171308700</text:p>
          </table:table-cell>
        </table:table-row>
        <table:table-row table:style-name="ro1">
          <table:table-cell office:value-type="date" office:date-value="2012-09-01" calcext:value-type="date">
            <text:p>1. Sep. 2012</text:p>
          </table:table-cell>
          <table:table-cell office:value-type="float" office:value="38.68" calcext:value-type="float">
            <text:p>38.68</text:p>
          </table:table-cell>
          <table:table-cell office:value-type="float" office:value="43.189999" calcext:value-type="float">
            <text:p>43.189999</text:p>
          </table:table-cell>
          <table:table-cell office:value-type="float" office:value="37.25" calcext:value-type="float">
            <text:p>37.25</text:p>
          </table:table-cell>
          <table:table-cell office:value-type="float" office:value="41.759998" calcext:value-type="float">
            <text:p>41.759998</text:p>
          </table:table-cell>
          <table:table-cell office:value-type="float" office:value="37.48774" calcext:value-type="float">
            <text:p>37.48774</text:p>
          </table:table-cell>
          <table:table-cell office:value-type="float" office:value="172366100" calcext:value-type="float">
            <text:p>172366100</text:p>
          </table:table-cell>
        </table:table-row>
        <table:table-row table:style-name="ro1">
          <table:table-cell office:value-type="date" office:date-value="2012-10-01" calcext:value-type="date">
            <text:p>1. Oct. 2012</text:p>
          </table:table-cell>
          <table:table-cell office:value-type="float" office:value="42.209999" calcext:value-type="float">
            <text:p>42.209999</text:p>
          </table:table-cell>
          <table:table-cell office:value-type="float" office:value="42.540001" calcext:value-type="float">
            <text:p>42.540001</text:p>
          </table:table-cell>
          <table:table-cell office:value-type="float" office:value="38.240002" calcext:value-type="float">
            <text:p>38.240002</text:p>
          </table:table-cell>
          <table:table-cell office:value-type="float" office:value="40.5" calcext:value-type="float">
            <text:p>40.5</text:p>
          </table:table-cell>
          <table:table-cell office:value-type="float" office:value="36.356636" calcext:value-type="float">
            <text:p>36.356636</text:p>
          </table:table-cell>
          <table:table-cell office:value-type="float" office:value="135980200" calcext:value-type="float">
            <text:p>135980200</text:p>
          </table:table-cell>
        </table:table-row>
        <table:table-row table:style-name="ro1">
          <table:table-cell office:value-type="date" office:date-value="2012-11-01" calcext:value-type="date">
            <text:p>1. Nov. 2012</text:p>
          </table:table-cell>
          <table:table-cell office:value-type="float" office:value="37.490002" calcext:value-type="float">
            <text:p>37.490002</text:p>
          </table:table-cell>
          <table:table-cell office:value-type="float" office:value="38" calcext:value-type="float">
            <text:p>38</text:p>
          </table:table-cell>
          <table:table-cell office:value-type="float" office:value="32.869999" calcext:value-type="float">
            <text:p>32.869999</text:p>
          </table:table-cell>
          <table:table-cell office:value-type="float" office:value="34.529999" calcext:value-type="float">
            <text:p>34.529999</text:p>
          </table:table-cell>
          <table:table-cell office:value-type="float" office:value="30.997402" calcext:value-type="float">
            <text:p>30.997402</text:p>
          </table:table-cell>
          <table:table-cell office:value-type="float" office:value="179124300" calcext:value-type="float">
            <text:p>179124300</text:p>
          </table:table-cell>
        </table:table-row>
        <table:table-row table:style-name="ro1">
          <table:table-cell office:value-type="date" office:date-value="2012-12-01" calcext:value-type="date">
            <text:p>1. Dec. 2012</text:p>
          </table:table-cell>
          <table:table-cell office:value-type="float" office:value="34.619999" calcext:value-type="float">
            <text:p>34.619999</text:p>
          </table:table-cell>
          <table:table-cell office:value-type="float" office:value="35.529999" calcext:value-type="float">
            <text:p>35.529999</text:p>
          </table:table-cell>
          <table:table-cell office:value-type="float" office:value="32.810001" calcext:value-type="float">
            <text:p>32.810001</text:p>
          </table:table-cell>
          <table:table-cell office:value-type="float" office:value="35.009998" calcext:value-type="float">
            <text:p>35.009998</text:p>
          </table:table-cell>
          <table:table-cell office:value-type="float" office:value="31.611341" calcext:value-type="float">
            <text:p>31.611341</text:p>
          </table:table-cell>
          <table:table-cell office:value-type="float" office:value="138964600" calcext:value-type="float">
            <text:p>138964600</text:p>
          </table:table-cell>
        </table:table-row>
        <table:table-row table:style-name="ro1">
          <table:table-cell office:value-type="date" office:date-value="2013-01-01" calcext:value-type="date">
            <text:p>1. Jan. 2013</text:p>
          </table:table-cell>
          <table:table-cell office:value-type="float" office:value="35.919998" calcext:value-type="float">
            <text:p>35.919998</text:p>
          </table:table-cell>
          <table:table-cell office:value-type="float" office:value="36.080002" calcext:value-type="float">
            <text:p>36.080002</text:p>
          </table:table-cell>
          <table:table-cell office:value-type="float" office:value="31.809999" calcext:value-type="float">
            <text:p>31.809999</text:p>
          </table:table-cell>
          <table:table-cell office:value-type="float" office:value="31.92" calcext:value-type="float">
            <text:p>31.92</text:p>
          </table:table-cell>
          <table:table-cell office:value-type="float" office:value="28.821306" calcext:value-type="float">
            <text:p>28.821306</text:p>
          </table:table-cell>
          <table:table-cell office:value-type="float" office:value="174950100" calcext:value-type="float">
            <text:p>174950100</text:p>
          </table:table-cell>
        </table:table-row>
        <table:table-row table:style-name="ro1">
          <table:table-cell office:value-type="date" office:date-value="2013-02-01" calcext:value-type="date">
            <text:p>1. Feb. 2013</text:p>
          </table:table-cell>
          <table:table-cell office:value-type="float" office:value="32.27" calcext:value-type="float">
            <text:p>32.27</text:p>
          </table:table-cell>
          <table:table-cell office:value-type="float" office:value="33.360001" calcext:value-type="float">
            <text:p>33.360001</text:p>
          </table:table-cell>
          <table:table-cell office:value-type="float" office:value="30.139999" calcext:value-type="float">
            <text:p>30.139999</text:p>
          </table:table-cell>
          <table:table-cell office:value-type="float" office:value="30.24" calcext:value-type="float">
            <text:p>30.24</text:p>
          </table:table-cell>
          <table:table-cell office:value-type="float" office:value="27.304401" calcext:value-type="float">
            <text:p>27.304401</text:p>
          </table:table-cell>
          <table:table-cell office:value-type="float" office:value="201710900" calcext:value-type="float">
            <text:p>201710900</text:p>
          </table:table-cell>
        </table:table-row>
        <table:table-row table:style-name="ro1">
          <table:table-cell office:value-type="date" office:date-value="2013-03-01" calcext:value-type="date">
            <text:p>1. Mar. 2013</text:p>
          </table:table-cell>
          <table:table-cell office:value-type="float" office:value="30.41" calcext:value-type="float">
            <text:p>30.41</text:p>
          </table:table-cell>
          <table:table-cell office:value-type="float" office:value="30.459999" calcext:value-type="float">
            <text:p>30.459999</text:p>
          </table:table-cell>
          <table:table-cell office:value-type="float" office:value="28.309999" calcext:value-type="float">
            <text:p>28.309999</text:p>
          </table:table-cell>
          <table:table-cell office:value-type="float" office:value="29.4" calcext:value-type="float">
            <text:p>29.4</text:p>
          </table:table-cell>
          <table:table-cell office:value-type="float" office:value="26.718374" calcext:value-type="float">
            <text:p>26.718374</text:p>
          </table:table-cell>
          <table:table-cell office:value-type="float" office:value="195145600" calcext:value-type="float">
            <text:p>195145600</text:p>
          </table:table-cell>
        </table:table-row>
        <table:table-row table:style-name="ro1">
          <table:table-cell office:value-type="date" office:date-value="2013-04-01" calcext:value-type="date">
            <text:p>1. Apr. 2013</text:p>
          </table:table-cell>
          <table:table-cell office:value-type="float" office:value="29.32" calcext:value-type="float">
            <text:p>29.32</text:p>
          </table:table-cell>
          <table:table-cell office:value-type="float" office:value="29.389999" calcext:value-type="float">
            <text:p>29.389999</text:p>
          </table:table-cell>
          <table:table-cell office:value-type="float" office:value="17.51" calcext:value-type="float">
            <text:p>17.51</text:p>
          </table:table-cell>
          <table:table-cell office:value-type="float" office:value="19.709999" calcext:value-type="float">
            <text:p>19.709999</text:p>
          </table:table-cell>
          <table:table-cell office:value-type="float" office:value="17.912214" calcext:value-type="float">
            <text:p>17.912214</text:p>
          </table:table-cell>
          <table:table-cell office:value-type="float" office:value="583846400" calcext:value-type="float">
            <text:p>583846400</text:p>
          </table:table-cell>
        </table:table-row>
        <table:table-row table:style-name="ro1">
          <table:table-cell office:value-type="date" office:date-value="2013-05-01" calcext:value-type="date">
            <text:p>1. May. 2013</text:p>
          </table:table-cell>
          <table:table-cell office:value-type="float" office:value="19.219999" calcext:value-type="float">
            <text:p>19.219999</text:p>
          </table:table-cell>
          <table:table-cell office:value-type="float" office:value="21.700001" calcext:value-type="float">
            <text:p>21.700001</text:p>
          </table:table-cell>
          <table:table-cell office:value-type="float" office:value="18.469999" calcext:value-type="float">
            <text:p>18.469999</text:p>
          </table:table-cell>
          <table:table-cell office:value-type="float" office:value="21.120001" calcext:value-type="float">
            <text:p>21.120001</text:p>
          </table:table-cell>
          <table:table-cell office:value-type="float" office:value="19.193613" calcext:value-type="float">
            <text:p>19.193613</text:p>
          </table:table-cell>
          <table:table-cell office:value-type="float" office:value="418726200" calcext:value-type="float">
            <text:p>418726200</text:p>
          </table:table-cell>
        </table:table-row>
        <table:table-row table:style-name="ro1">
          <table:table-cell office:value-type="date" office:date-value="2013-06-01" calcext:value-type="date">
            <text:p>1. Jun. 2013</text:p>
          </table:table-cell>
          <table:table-cell office:value-type="float" office:value="21.309999" calcext:value-type="float">
            <text:p>21.309999</text:p>
          </table:table-cell>
          <table:table-cell office:value-type="float" office:value="21.68" calcext:value-type="float">
            <text:p>21.68</text:p>
          </table:table-cell>
          <table:table-cell office:value-type="float" office:value="14.67" calcext:value-type="float">
            <text:p>14.67</text:p>
          </table:table-cell>
          <table:table-cell office:value-type="float" office:value="15.74" calcext:value-type="float">
            <text:p>15.74</text:p>
          </table:table-cell>
          <table:table-cell office:value-type="float" office:value="14.455296" calcext:value-type="float">
            <text:p>14.455296</text:p>
          </table:table-cell>
          <table:table-cell office:value-type="float" office:value="369825200" calcext:value-type="float">
            <text:p>369825200</text:p>
          </table:table-cell>
        </table:table-row>
        <table:table-row table:style-name="ro1">
          <table:table-cell office:value-type="date" office:date-value="2013-07-01" calcext:value-type="date">
            <text:p>1. Jul. 2013</text:p>
          </table:table-cell>
          <table:table-cell office:value-type="float" office:value="15.89" calcext:value-type="float">
            <text:p>15.89</text:p>
          </table:table-cell>
          <table:table-cell office:value-type="float" office:value="18.15" calcext:value-type="float">
            <text:p>18.15</text:p>
          </table:table-cell>
          <table:table-cell office:value-type="float" office:value="13.43" calcext:value-type="float">
            <text:p>13.43</text:p>
          </table:table-cell>
          <table:table-cell office:value-type="float" office:value="16.969999" calcext:value-type="float">
            <text:p>16.969999</text:p>
          </table:table-cell>
          <table:table-cell office:value-type="float" office:value="15.584903" calcext:value-type="float">
            <text:p>15.584903</text:p>
          </table:table-cell>
          <table:table-cell office:value-type="float" office:value="421478600" calcext:value-type="float">
            <text:p>421478600</text:p>
          </table:table-cell>
        </table:table-row>
        <table:table-row table:style-name="ro1">
          <table:table-cell office:value-type="date" office:date-value="2013-08-01" calcext:value-type="date">
            <text:p>1. Aug. 2013</text:p>
          </table:table-cell>
          <table:table-cell office:value-type="float" office:value="17.34" calcext:value-type="float">
            <text:p>17.34</text:p>
          </table:table-cell>
          <table:table-cell office:value-type="float" office:value="21.200001" calcext:value-type="float">
            <text:p>21.200001</text:p>
          </table:table-cell>
          <table:table-cell office:value-type="float" office:value="15.53" calcext:value-type="float">
            <text:p>15.53</text:p>
          </table:table-cell>
          <table:table-cell office:value-type="float" office:value="19.15" calcext:value-type="float">
            <text:p>19.15</text:p>
          </table:table-cell>
          <table:table-cell office:value-type="float" office:value="17.586966" calcext:value-type="float">
            <text:p>17.586966</text:p>
          </table:table-cell>
          <table:table-cell office:value-type="float" office:value="400208100" calcext:value-type="float">
            <text:p>400208100</text:p>
          </table:table-cell>
        </table:table-row>
        <table:table-row table:style-name="ro1">
          <table:table-cell office:value-type="date" office:date-value="2013-09-01" calcext:value-type="date">
            <text:p>1. Sep. 2013</text:p>
          </table:table-cell>
          <table:table-cell office:value-type="float" office:value="19.440001" calcext:value-type="float">
            <text:p>19.440001</text:p>
          </table:table-cell>
          <table:table-cell office:value-type="float" office:value="20.389999" calcext:value-type="float">
            <text:p>20.389999</text:p>
          </table:table-cell>
          <table:table-cell office:value-type="float" office:value="17.389999" calcext:value-type="float">
            <text:p>17.389999</text:p>
          </table:table-cell>
          <table:table-cell office:value-type="float" office:value="18.620001" calcext:value-type="float">
            <text:p>18.620001</text:p>
          </table:table-cell>
          <table:table-cell office:value-type="float" office:value="17.1437" calcext:value-type="float">
            <text:p>17.1437</text:p>
          </table:table-cell>
          <table:table-cell office:value-type="float" office:value="336319400" calcext:value-type="float">
            <text:p>336319400</text:p>
          </table:table-cell>
        </table:table-row>
        <table:table-row table:style-name="ro1">
          <table:table-cell office:value-type="date" office:date-value="2013-10-01" calcext:value-type="date">
            <text:p>1. Oct. 2013</text:p>
          </table:table-cell>
          <table:table-cell office:value-type="float" office:value="18.17" calcext:value-type="float">
            <text:p>18.17</text:p>
          </table:table-cell>
          <table:table-cell office:value-type="float" office:value="20.620001" calcext:value-type="float">
            <text:p>20.620001</text:p>
          </table:table-cell>
          <table:table-cell office:value-type="float" office:value="17.129999" calcext:value-type="float">
            <text:p>17.129999</text:p>
          </table:table-cell>
          <table:table-cell office:value-type="float" office:value="19.389999" calcext:value-type="float">
            <text:p>19.389999</text:p>
          </table:table-cell>
          <table:table-cell office:value-type="float" office:value="17.852648" calcext:value-type="float">
            <text:p>17.852648</text:p>
          </table:table-cell>
          <table:table-cell office:value-type="float" office:value="321165100" calcext:value-type="float">
            <text:p>321165100</text:p>
          </table:table-cell>
        </table:table-row>
        <table:table-row table:style-name="ro1">
          <table:table-cell office:value-type="date" office:date-value="2013-11-01" calcext:value-type="date">
            <text:p>1. Nov. 2013</text:p>
          </table:table-cell>
          <table:table-cell office:value-type="float" office:value="18.16" calcext:value-type="float">
            <text:p>18.16</text:p>
          </table:table-cell>
          <table:table-cell office:value-type="float" office:value="18.459999" calcext:value-type="float">
            <text:p>18.459999</text:p>
          </table:table-cell>
          <table:table-cell office:value-type="float" office:value="15.9" calcext:value-type="float">
            <text:p>15.9</text:p>
          </table:table-cell>
          <table:table-cell office:value-type="float" office:value="16.49" calcext:value-type="float">
            <text:p>16.49</text:p>
          </table:table-cell>
          <table:table-cell office:value-type="float" office:value="15.182575" calcext:value-type="float">
            <text:p>15.182575</text:p>
          </table:table-cell>
          <table:table-cell office:value-type="float" office:value="438697000" calcext:value-type="float">
            <text:p>438697000</text:p>
          </table:table-cell>
        </table:table-row>
        <table:table-row table:style-name="ro1">
          <table:table-cell office:value-type="date" office:date-value="2013-12-01" calcext:value-type="date">
            <text:p>1. Dec. 2013</text:p>
          </table:table-cell>
          <table:table-cell office:value-type="float" office:value="16.25" calcext:value-type="float">
            <text:p>16.25</text:p>
          </table:table-cell>
          <table:table-cell office:value-type="float" office:value="17.65" calcext:value-type="float">
            <text:p>17.65</text:p>
          </table:table-cell>
          <table:table-cell office:value-type="float" office:value="15.26" calcext:value-type="float">
            <text:p>15.26</text:p>
          </table:table-cell>
          <table:table-cell office:value-type="float" office:value="17.629999" calcext:value-type="float">
            <text:p>17.629999</text:p>
          </table:table-cell>
          <table:table-cell office:value-type="float" office:value="16.282413" calcext:value-type="float">
            <text:p>16.282413</text:p>
          </table:table-cell>
          <table:table-cell office:value-type="float" office:value="341196700" calcext:value-type="float">
            <text:p>341196700</text:p>
          </table:table-cell>
        </table:table-row>
        <table:table-row table:style-name="ro1">
          <table:table-cell office:value-type="date" office:date-value="2014-01-01" calcext:value-type="date">
            <text:p>1. Jan. 2014</text:p>
          </table:table-cell>
          <table:table-cell office:value-type="float" office:value="17.959999" calcext:value-type="float">
            <text:p>17.959999</text:p>
          </table:table-cell>
          <table:table-cell office:value-type="float" office:value="19.950001" calcext:value-type="float">
            <text:p>19.950001</text:p>
          </table:table-cell>
          <table:table-cell office:value-type="float" office:value="17.58" calcext:value-type="float">
            <text:p>17.58</text:p>
          </table:table-cell>
          <table:table-cell office:value-type="float" office:value="19.280001" calcext:value-type="float">
            <text:p>19.280001</text:p>
          </table:table-cell>
          <table:table-cell office:value-type="float" office:value="17.806297" calcext:value-type="float">
            <text:p>17.806297</text:p>
          </table:table-cell>
          <table:table-cell office:value-type="float" office:value="304438500" calcext:value-type="float">
            <text:p>304438500</text:p>
          </table:table-cell>
        </table:table-row>
        <table:table-row table:style-name="ro1">
          <table:table-cell office:value-type="date" office:date-value="2014-02-01" calcext:value-type="date">
            <text:p>1. Feb. 2014</text:p>
          </table:table-cell>
          <table:table-cell office:value-type="float" office:value="19.48" calcext:value-type="float">
            <text:p>19.48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18.34" calcext:value-type="float">
            <text:p>18.34</text:p>
          </table:table-cell>
          <table:table-cell office:value-type="float" office:value="20.379999" calcext:value-type="float">
            <text:p>20.379999</text:p>
          </table:table-cell>
          <table:table-cell office:value-type="float" office:value="18.822214" calcext:value-type="float">
            <text:p>18.822214</text:p>
          </table:table-cell>
          <table:table-cell office:value-type="float" office:value="273431000" calcext:value-type="float">
            <text:p>273431000</text:p>
          </table:table-cell>
        </table:table-row>
        <table:table-row table:style-name="ro1">
          <table:table-cell office:value-type="date" office:date-value="2014-03-01" calcext:value-type="date">
            <text:p>1. Mar. 2014</text:p>
          </table:table-cell>
          <table:table-cell office:value-type="float" office:value="20.940001" calcext:value-type="float">
            <text:p>20.940001</text:p>
          </table:table-cell>
          <table:table-cell office:value-type="float" office:value="21.1" calcext:value-type="float">
            <text:p>21.1</text:p>
          </table:table-cell>
          <table:table-cell office:value-type="float" office:value="17.719999" calcext:value-type="float">
            <text:p>17.719999</text:p>
          </table:table-cell>
          <table:table-cell office:value-type="float" office:value="17.83" calcext:value-type="float">
            <text:p>17.83</text:p>
          </table:table-cell>
          <table:table-cell office:value-type="float" office:value="16.506279" calcext:value-type="float">
            <text:p>16.506279</text:p>
          </table:table-cell>
          <table:table-cell office:value-type="float" office:value="241822800" calcext:value-type="float">
            <text:p>241822800</text:p>
          </table:table-cell>
        </table:table-row>
        <table:table-row table:style-name="ro1">
          <table:table-cell office:value-type="date" office:date-value="2014-04-01" calcext:value-type="date">
            <text:p>1. Apr. 2014</text:p>
          </table:table-cell>
          <table:table-cell office:value-type="float" office:value="17.93" calcext:value-type="float">
            <text:p>17.93</text:p>
          </table:table-cell>
          <table:table-cell office:value-type="float" office:value="19.219999" calcext:value-type="float">
            <text:p>19.219999</text:p>
          </table:table-cell>
          <table:table-cell office:value-type="float" office:value="17.17" calcext:value-type="float">
            <text:p>17.17</text:p>
          </table:table-cell>
          <table:table-cell office:value-type="float" office:value="17.469999" calcext:value-type="float">
            <text:p>17.469999</text:p>
          </table:table-cell>
          <table:table-cell office:value-type="float" office:value="16.17301" calcext:value-type="float">
            <text:p>16.17301</text:p>
          </table:table-cell>
          <table:table-cell office:value-type="float" office:value="241636600" calcext:value-type="float">
            <text:p>241636600</text:p>
          </table:table-cell>
        </table:table-row>
        <table:table-row table:style-name="ro1">
          <table:table-cell office:value-type="date" office:date-value="2014-05-01" calcext:value-type="date">
            <text:p>1. May. 2014</text:p>
          </table:table-cell>
          <table:table-cell office:value-type="float" office:value="17.280001" calcext:value-type="float">
            <text:p>17.280001</text:p>
          </table:table-cell>
          <table:table-cell office:value-type="float" office:value="17.65" calcext:value-type="float">
            <text:p>17.65</text:p>
          </table:table-cell>
          <table:table-cell office:value-type="float" office:value="15.47" calcext:value-type="float">
            <text:p>15.47</text:p>
          </table:table-cell>
          <table:table-cell office:value-type="float" office:value="16.110001" calcext:value-type="float">
            <text:p>16.110001</text:p>
          </table:table-cell>
          <table:table-cell office:value-type="float" office:value="14.913977" calcext:value-type="float">
            <text:p>14.913977</text:p>
          </table:table-cell>
          <table:table-cell office:value-type="float" office:value="183447200" calcext:value-type="float">
            <text:p>183447200</text:p>
          </table:table-cell>
        </table:table-row>
        <table:table-row table:style-name="ro1">
          <table:table-cell office:value-type="date" office:date-value="2014-06-01" calcext:value-type="date">
            <text:p>1. Jun. 2014</text:p>
          </table:table-cell>
          <table:table-cell office:value-type="float" office:value="16.07" calcext:value-type="float">
            <text:p>16.07</text:p>
          </table:table-cell>
          <table:table-cell office:value-type="float" office:value="18.34" calcext:value-type="float">
            <text:p>18.34</text:p>
          </table:table-cell>
          <table:table-cell office:value-type="float" office:value="15.69" calcext:value-type="float">
            <text:p>15.69</text:p>
          </table:table-cell>
          <table:table-cell office:value-type="float" office:value="18.299999" calcext:value-type="float">
            <text:p>18.299999</text:p>
          </table:table-cell>
          <table:table-cell office:value-type="float" office:value="16.994692" calcext:value-type="float">
            <text:p>16.994692</text:p>
          </table:table-cell>
          <table:table-cell office:value-type="float" office:value="184051900" calcext:value-type="float">
            <text:p>184051900</text:p>
          </table:table-cell>
        </table:table-row>
        <table:table-row table:style-name="ro1">
          <table:table-cell office:value-type="date" office:date-value="2014-07-01" calcext:value-type="date">
            <text:p>1. Jul. 2014</text:p>
          </table:table-cell>
          <table:table-cell office:value-type="float" office:value="18.299999" calcext:value-type="float">
            <text:p>18.299999</text:p>
          </table:table-cell>
          <table:table-cell office:value-type="float" office:value="19.49" calcext:value-type="float">
            <text:p>19.49</text:p>
          </table:table-cell>
          <table:table-cell office:value-type="float" office:value="18.02" calcext:value-type="float">
            <text:p>18.02</text:p>
          </table:table-cell>
          <table:table-cell office:value-type="float" office:value="18.08" calcext:value-type="float">
            <text:p>18.08</text:p>
          </table:table-cell>
          <table:table-cell office:value-type="float" office:value="16.790382" calcext:value-type="float">
            <text:p>16.790382</text:p>
          </table:table-cell>
          <table:table-cell office:value-type="float" office:value="227741400" calcext:value-type="float">
            <text:p>227741400</text:p>
          </table:table-cell>
        </table:table-row>
        <table:table-row table:style-name="ro1">
          <table:table-cell office:value-type="date" office:date-value="2014-08-01" calcext:value-type="date">
            <text:p>1. Aug. 2014</text:p>
          </table:table-cell>
          <table:table-cell office:value-type="float" office:value="18.27" calcext:value-type="float">
            <text:p>18.27</text:p>
          </table:table-cell>
          <table:table-cell office:value-type="float" office:value="19.360001" calcext:value-type="float">
            <text:p>19.360001</text:p>
          </table:table-cell>
          <table:table-cell office:value-type="float" office:value="17.75" calcext:value-type="float">
            <text:p>17.75</text:p>
          </table:table-cell>
          <table:table-cell office:value-type="float" office:value="18.389999" calcext:value-type="float">
            <text:p>18.389999</text:p>
          </table:table-cell>
          <table:table-cell office:value-type="float" office:value="17.078278" calcext:value-type="float">
            <text:p>17.078278</text:p>
          </table:table-cell>
          <table:table-cell office:value-type="float" office:value="144027500" calcext:value-type="float">
            <text:p>144027500</text:p>
          </table:table-cell>
        </table:table-row>
        <table:table-row table:style-name="ro1">
          <table:table-cell office:value-type="date" office:date-value="2014-09-01" calcext:value-type="date">
            <text:p>1. Sep. 2014</text:p>
          </table:table-cell>
          <table:table-cell office:value-type="float" office:value="18.040001" calcext:value-type="float">
            <text:p>18.040001</text:p>
          </table:table-cell>
          <table:table-cell office:value-type="float" office:value="18.129999" calcext:value-type="float">
            <text:p>18.129999</text:p>
          </table:table-cell>
          <table:table-cell office:value-type="float" office:value="14.55" calcext:value-type="float">
            <text:p>14.55</text:p>
          </table:table-cell>
          <table:table-cell office:value-type="float" office:value="14.66" calcext:value-type="float">
            <text:p>14.66</text:p>
          </table:table-cell>
          <table:table-cell office:value-type="float" office:value="13.651734" calcext:value-type="float">
            <text:p>13.651734</text:p>
          </table:table-cell>
          <table:table-cell office:value-type="float" office:value="218945300" calcext:value-type="float">
            <text:p>218945300</text:p>
          </table:table-cell>
        </table:table-row>
        <table:table-row table:style-name="ro1">
          <table:table-cell office:value-type="date" office:date-value="2014-10-01" calcext:value-type="date">
            <text:p>1. Oct. 2014</text:p>
          </table:table-cell>
          <table:table-cell office:value-type="float" office:value="14.76" calcext:value-type="float">
            <text:p>14.76</text:p>
          </table:table-cell>
          <table:table-cell office:value-type="float" office:value="15.03" calcext:value-type="float">
            <text:p>15.03</text:p>
          </table:table-cell>
          <table:table-cell office:value-type="float" office:value="11.33" calcext:value-type="float">
            <text:p>11.33</text:p>
          </table:table-cell>
          <table:table-cell office:value-type="float" office:value="11.87" calcext:value-type="float">
            <text:p>11.87</text:p>
          </table:table-cell>
          <table:table-cell office:value-type="float" office:value="11.053618" calcext:value-type="float">
            <text:p>11.053618</text:p>
          </table:table-cell>
          <table:table-cell office:value-type="float" office:value="325784600" calcext:value-type="float">
            <text:p>325784600</text:p>
          </table:table-cell>
        </table:table-row>
        <table:table-row table:style-name="ro1">
          <table:table-cell office:value-type="date" office:date-value="2014-11-01" calcext:value-type="date">
            <text:p>1. Nov. 2014</text:p>
          </table:table-cell>
          <table:table-cell office:value-type="float" office:value="11.82" calcext:value-type="float">
            <text:p>11.82</text:p>
          </table:table-cell>
          <table:table-cell office:value-type="float" office:value="13.33" calcext:value-type="float">
            <text:p>13.33</text:p>
          </table:table-cell>
          <table:table-cell office:value-type="float" office:value="10.9" calcext:value-type="float">
            <text:p>10.9</text:p>
          </table:table-cell>
          <table:table-cell office:value-type="float" office:value="11.89" calcext:value-type="float">
            <text:p>11.89</text:p>
          </table:table-cell>
          <table:table-cell office:value-type="float" office:value="11.072242" calcext:value-type="float">
            <text:p>11.072242</text:p>
          </table:table-cell>
          <table:table-cell office:value-type="float" office:value="327294000" calcext:value-type="float">
            <text:p>327294000</text:p>
          </table:table-cell>
        </table:table-row>
        <table:table-row table:style-name="ro1">
          <table:table-cell office:value-type="date" office:date-value="2014-12-01" calcext:value-type="date">
            <text:p>1. Dec. 2014</text:p>
          </table:table-cell>
          <table:table-cell office:value-type="float" office:value="12.21" calcext:value-type="float">
            <text:p>12.21</text:p>
          </table:table-cell>
          <table:table-cell office:value-type="float" office:value="12.52" calcext:value-type="float">
            <text:p>12.52</text:p>
          </table:table-cell>
          <table:table-cell office:value-type="float" office:value="10.04" calcext:value-type="float">
            <text:p>10.04</text:p>
          </table:table-cell>
          <table:table-cell office:value-type="float" office:value="10.75" calcext:value-type="float">
            <text:p>10.75</text:p>
          </table:table-cell>
          <table:table-cell office:value-type="float" office:value="10.049603" calcext:value-type="float">
            <text:p>10.049603</text:p>
          </table:table-cell>
          <table:table-cell office:value-type="float" office:value="411278400" calcext:value-type="float">
            <text:p>411278400</text:p>
          </table:table-cell>
        </table:table-row>
        <table:table-row table:style-name="ro1">
          <table:table-cell office:value-type="date" office:date-value="2015-01-01" calcext:value-type="date">
            <text:p>1. Jan. 2015</text:p>
          </table:table-cell>
          <table:table-cell office:value-type="float" office:value="10.54" calcext:value-type="float">
            <text:p>10.54</text:p>
          </table:table-cell>
          <table:table-cell office:value-type="float" office:value="13.25" calcext:value-type="float">
            <text:p>13.25</text:p>
          </table:table-cell>
          <table:table-cell office:value-type="float" office:value="10.15" calcext:value-type="float">
            <text:p>10.15</text:p>
          </table:table-cell>
          <table:table-cell office:value-type="float" office:value="12.78" calcext:value-type="float">
            <text:p>12.78</text:p>
          </table:table-cell>
          <table:table-cell office:value-type="float" office:value="11.947336" calcext:value-type="float">
            <text:p>11.947336</text:p>
          </table:table-cell>
          <table:table-cell office:value-type="float" office:value="477189900" calcext:value-type="float">
            <text:p>477189900</text:p>
          </table:table-cell>
        </table:table-row>
        <table:table-row table:style-name="ro1">
          <table:table-cell office:value-type="date" office:date-value="2015-02-01" calcext:value-type="date">
            <text:p>1. Feb. 2015</text:p>
          </table:table-cell>
          <table:table-cell office:value-type="float" office:value="12.52" calcext:value-type="float">
            <text:p>12.52</text:p>
          </table:table-cell>
          <table:table-cell office:value-type="float" office:value="13.24" calcext:value-type="float">
            <text:p>13.24</text:p>
          </table:table-cell>
          <table:table-cell office:value-type="float" office:value="11.88" calcext:value-type="float">
            <text:p>11.88</text:p>
          </table:table-cell>
          <table:table-cell office:value-type="float" office:value="13.02" calcext:value-type="float">
            <text:p>13.02</text:p>
          </table:table-cell>
          <table:table-cell office:value-type="float" office:value="12.171702" calcext:value-type="float">
            <text:p>12.171702</text:p>
          </table:table-cell>
          <table:table-cell office:value-type="float" office:value="280878800" calcext:value-type="float">
            <text:p>280878800</text:p>
          </table:table-cell>
        </table:table-row>
        <table:table-row table:style-name="ro1">
          <table:table-cell office:value-type="date" office:date-value="2015-03-01" calcext:value-type="date">
            <text:p>1. Mar. 201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11" calcext:value-type="float">
            <text:p>13.11</text:p>
          </table:table-cell>
          <table:table-cell office:value-type="float" office:value="10.29" calcext:value-type="float">
            <text:p>10.29</text:p>
          </table:table-cell>
          <table:table-cell office:value-type="float" office:value="10.96" calcext:value-type="float">
            <text:p>10.96</text:p>
          </table:table-cell>
          <table:table-cell office:value-type="float" office:value="10.286804" calcext:value-type="float">
            <text:p>10.286804</text:p>
          </table:table-cell>
          <table:table-cell office:value-type="float" office:value="317815300" calcext:value-type="float">
            <text:p>317815300</text:p>
          </table:table-cell>
        </table:table-row>
        <table:table-row table:style-name="ro1">
          <table:table-cell office:value-type="date" office:date-value="2015-04-01" calcext:value-type="date">
            <text:p>1. Apr. 2015</text:p>
          </table:table-cell>
          <table:table-cell office:value-type="float" office:value="11.07" calcext:value-type="float">
            <text:p>11.07</text:p>
          </table:table-cell>
          <table:table-cell office:value-type="float" office:value="13.7" calcext:value-type="float">
            <text:p>13.7</text:p>
          </table:table-cell>
          <table:table-cell office:value-type="float" office:value="11.06" calcext:value-type="float">
            <text:p>11.06</text:p>
          </table:table-cell>
          <table:table-cell office:value-type="float" office:value="13.02" calcext:value-type="float">
            <text:p>13.02</text:p>
          </table:table-cell>
          <table:table-cell office:value-type="float" office:value="12.220271" calcext:value-type="float">
            <text:p>12.220271</text:p>
          </table:table-cell>
          <table:table-cell office:value-type="float" office:value="272362300" calcext:value-type="float">
            <text:p>272362300</text:p>
          </table:table-cell>
        </table:table-row>
        <table:table-row table:style-name="ro1">
          <table:table-cell office:value-type="date" office:date-value="2015-05-01" calcext:value-type="date">
            <text:p>1. May. 2015</text:p>
          </table:table-cell>
          <table:table-cell office:value-type="float" office:value="12.85" calcext:value-type="float">
            <text:p>12.85</text:p>
          </table:table-cell>
          <table:table-cell office:value-type="float" office:value="13.61" calcext:value-type="float">
            <text:p>13.61</text:p>
          </table:table-cell>
          <table:table-cell office:value-type="float" office:value="11.53" calcext:value-type="float">
            <text:p>11.53</text:p>
          </table:table-cell>
          <table:table-cell office:value-type="float" office:value="11.86" calcext:value-type="float">
            <text:p>11.86</text:p>
          </table:table-cell>
          <table:table-cell office:value-type="float" office:value="11.131523" calcext:value-type="float">
            <text:p>11.131523</text:p>
          </table:table-cell>
          <table:table-cell office:value-type="float" office:value="210441200" calcext:value-type="float">
            <text:p>210441200</text:p>
          </table:table-cell>
        </table:table-row>
        <table:table-row table:style-name="ro1">
          <table:table-cell office:value-type="date" office:date-value="2015-06-01" calcext:value-type="date">
            <text:p>1. Jun. 2015</text:p>
          </table:table-cell>
          <table:table-cell office:value-type="float" office:value="11.94" calcext:value-type="float">
            <text:p>11.94</text:p>
          </table:table-cell>
          <table:table-cell office:value-type="float" office:value="12.17" calcext:value-type="float">
            <text:p>12.17</text:p>
          </table:table-cell>
          <table:table-cell office:value-type="float" office:value="10.56" calcext:value-type="float">
            <text:p>10.56</text:p>
          </table:table-cell>
          <table:table-cell office:value-type="float" office:value="10.66" calcext:value-type="float">
            <text:p>10.66</text:p>
          </table:table-cell>
          <table:table-cell office:value-type="float" office:value="10.048134" calcext:value-type="float">
            <text:p>10.048134</text:p>
          </table:table-cell>
          <table:table-cell office:value-type="float" office:value="240976700" calcext:value-type="float">
            <text:p>240976700</text:p>
          </table:table-cell>
        </table:table-row>
        <table:table-row table:style-name="ro1">
          <table:table-cell office:value-type="date" office:date-value="2015-07-01" calcext:value-type="date">
            <text:p>1. Jul. 2015</text:p>
          </table:table-cell>
          <table:table-cell office:value-type="float" office:value="10.63" calcext:value-type="float">
            <text:p>10.63</text:p>
          </table:table-cell>
          <table:table-cell office:value-type="float" office:value="11" calcext:value-type="float">
            <text:p>11</text:p>
          </table:table-cell>
          <table:table-cell office:value-type="float" office:value="6.79" calcext:value-type="float">
            <text:p>6.79</text:p>
          </table:table-cell>
          <table:table-cell office:value-type="float" office:value="7.06" calcext:value-type="float">
            <text:p>7.06</text:p>
          </table:table-cell>
          <table:table-cell office:value-type="float" office:value="6.654768" calcext:value-type="float">
            <text:p>6.654768</text:p>
          </table:table-cell>
          <table:table-cell office:value-type="float" office:value="481493100" calcext:value-type="float">
            <text:p>481493100</text:p>
          </table:table-cell>
        </table:table-row>
        <table:table-row table:style-name="ro1">
          <table:table-cell office:value-type="date" office:date-value="2015-08-01" calcext:value-type="date">
            <text:p>1. Aug. 2015</text:p>
          </table:table-cell>
          <table:table-cell office:value-type="float" office:value="7.02" calcext:value-type="float">
            <text:p>7.02</text:p>
          </table:table-cell>
          <table:table-cell office:value-type="float" office:value="8.52" calcext:value-type="float">
            <text:p>8.52</text:p>
          </table:table-cell>
          <table:table-cell office:value-type="float" office:value="6.51" calcext:value-type="float">
            <text:p>6.51</text:p>
          </table:table-cell>
          <table:table-cell office:value-type="float" office:value="6.95" calcext:value-type="float">
            <text:p>6.95</text:p>
          </table:table-cell>
          <table:table-cell office:value-type="float" office:value="6.551082" calcext:value-type="float">
            <text:p>6.551082</text:p>
          </table:table-cell>
          <table:table-cell office:value-type="float" office:value="518937300" calcext:value-type="float">
            <text:p>518937300</text:p>
          </table:table-cell>
        </table:table-row>
        <table:table-row table:style-name="ro1">
          <table:table-cell office:value-type="date" office:date-value="2015-09-01" calcext:value-type="date">
            <text:p>1. Sep. 2015</text:p>
          </table:table-cell>
          <table:table-cell office:value-type="float" office:value="7.03" calcext:value-type="float">
            <text:p>7.03</text:p>
          </table:table-cell>
          <table:table-cell office:value-type="float" office:value="7.18" calcext:value-type="float">
            <text:p>7.18</text:p>
          </table:table-cell>
          <table:table-cell office:value-type="float" office:value="5.91" calcext:value-type="float">
            <text:p>5.91</text:p>
          </table:table-cell>
          <table:table-cell office:value-type="float" office:value="6.36" calcext:value-type="float">
            <text:p>6.36</text:p>
          </table:table-cell>
          <table:table-cell office:value-type="float" office:value="6.013309" calcext:value-type="float">
            <text:p>6.013309</text:p>
          </table:table-cell>
          <table:table-cell office:value-type="float" office:value="418116800" calcext:value-type="float">
            <text:p>418116800</text:p>
          </table:table-cell>
        </table:table-row>
        <table:table-row table:style-name="ro1">
          <table:table-cell office:value-type="date" office:date-value="2015-10-01" calcext:value-type="date">
            <text:p>1. Oct. 2015</text:p>
          </table:table-cell>
          <table:table-cell office:value-type="float" office:value="6.41" calcext:value-type="float">
            <text:p>6.41</text:p>
          </table:table-cell>
          <table:table-cell office:value-type="float" office:value="8.33" calcext:value-type="float">
            <text:p>8.33</text:p>
          </table:table-cell>
          <table:table-cell office:value-type="float" office:value="6.13" calcext:value-type="float">
            <text:p>6.13</text:p>
          </table:table-cell>
          <table:table-cell office:value-type="float" office:value="7.69" calcext:value-type="float">
            <text:p>7.69</text:p>
          </table:table-cell>
          <table:table-cell office:value-type="float" office:value="7.270809" calcext:value-type="float">
            <text:p>7.270809</text:p>
          </table:table-cell>
          <table:table-cell office:value-type="float" office:value="448033100" calcext:value-type="float">
            <text:p>448033100</text:p>
          </table:table-cell>
        </table:table-row>
        <table:table-row table:style-name="ro1">
          <table:table-cell office:value-type="date" office:date-value="2015-11-01" calcext:value-type="date">
            <text:p>1. Nov. 2015</text:p>
          </table:table-cell>
          <table:table-cell office:value-type="float" office:value="7.61" calcext:value-type="float">
            <text:p>7.61</text:p>
          </table:table-cell>
          <table:table-cell office:value-type="float" office:value="8" calcext:value-type="float">
            <text:p>8</text:p>
          </table:table-cell>
          <table:table-cell office:value-type="float" office:value="6.9" calcext:value-type="float">
            <text:p>6.9</text:p>
          </table:table-cell>
          <table:table-cell office:value-type="float" office:value="7.34" calcext:value-type="float">
            <text:p>7.34</text:p>
          </table:table-cell>
          <table:table-cell office:value-type="float" office:value="6.939887" calcext:value-type="float">
            <text:p>6.939887</text:p>
          </table:table-cell>
          <table:table-cell office:value-type="float" office:value="297695900" calcext:value-type="float">
            <text:p>297695900</text:p>
          </table:table-cell>
        </table:table-row>
        <table:table-row table:style-name="ro1">
          <table:table-cell office:value-type="date" office:date-value="2015-12-01" calcext:value-type="date">
            <text:p>1. Dec. 2015</text:p>
          </table:table-cell>
          <table:table-cell office:value-type="float" office:value="7.38" calcext:value-type="float">
            <text:p>7.38</text:p>
          </table:table-cell>
          <table:table-cell office:value-type="float" office:value="8.1" calcext:value-type="float">
            <text:p>8.1</text:p>
          </table:table-cell>
          <table:table-cell office:value-type="float" office:value="6.94" calcext:value-type="float">
            <text:p>6.94</text:p>
          </table:table-cell>
          <table:table-cell office:value-type="float" office:value="7.38" calcext:value-type="float">
            <text:p>7.38</text:p>
          </table:table-cell>
          <table:table-cell office:value-type="float" office:value="6.996667" calcext:value-type="float">
            <text:p>6.996667</text:p>
          </table:table-cell>
          <table:table-cell office:value-type="float" office:value="325166100" calcext:value-type="float">
            <text:p>325166100</text:p>
          </table:table-cell>
        </table:table-row>
        <table:table-row table:style-name="ro1">
          <table:table-cell office:value-type="date" office:date-value="2016-01-01" calcext:value-type="date">
            <text:p>1. Jan. 2016</text:p>
          </table:table-cell>
          <table:table-cell office:value-type="float" office:value="7.69" calcext:value-type="float">
            <text:p>7.69</text:p>
          </table:table-cell>
          <table:table-cell office:value-type="float" office:value="9.95" calcext:value-type="float">
            <text:p>9.95</text:p>
          </table:table-cell>
          <table:table-cell office:value-type="float" office:value="7.39" calcext:value-type="float">
            <text:p>7.39</text:p>
          </table:table-cell>
          <table:table-cell office:value-type="float" office:value="9.91" calcext:value-type="float">
            <text:p>9.91</text:p>
          </table:table-cell>
          <table:table-cell office:value-type="float" office:value="9.395254" calcext:value-type="float">
            <text:p>9.395254</text:p>
          </table:table-cell>
          <table:table-cell office:value-type="float" office:value="484186200" calcext:value-type="float">
            <text:p>484186200</text:p>
          </table:table-cell>
        </table:table-row>
        <table:table-row table:style-name="ro1">
          <table:table-cell office:value-type="date" office:date-value="2016-02-01" calcext:value-type="date">
            <text:p>1. Feb. 2016</text:p>
          </table:table-cell>
          <table:table-cell office:value-type="float" office:value="10.03" calcext:value-type="float">
            <text:p>10.03</text:p>
          </table:table-cell>
          <table:table-cell office:value-type="float" office:value="14.45" calcext:value-type="float">
            <text:p>14.45</text:p>
          </table:table-cell>
          <table:table-cell office:value-type="float" office:value="9.65" calcext:value-type="float">
            <text:p>9.65</text:p>
          </table:table-cell>
          <table:table-cell office:value-type="float" office:value="13.89" calcext:value-type="float">
            <text:p>13.89</text:p>
          </table:table-cell>
          <table:table-cell office:value-type="float" office:value="13.168526" calcext:value-type="float">
            <text:p>13.168526</text:p>
          </table:table-cell>
          <table:table-cell office:value-type="float" office:value="519944100" calcext:value-type="float">
            <text:p>519944100</text:p>
          </table:table-cell>
        </table:table-row>
        <table:table-row table:style-name="ro1">
          <table:table-cell office:value-type="date" office:date-value="2016-03-01" calcext:value-type="date">
            <text:p>1. Mar. 2016</text:p>
          </table:table-cell>
          <table:table-cell office:value-type="float" office:value="14" calcext:value-type="float">
            <text:p>14</text:p>
          </table:table-cell>
          <table:table-cell office:value-type="float" office:value="15.52" calcext:value-type="float">
            <text:p>15.52</text:p>
          </table:table-cell>
          <table:table-cell office:value-type="float" office:value="12.64" calcext:value-type="float">
            <text:p>12.64</text:p>
          </table:table-cell>
          <table:table-cell office:value-type="float" office:value="13.58" calcext:value-type="float">
            <text:p>13.58</text:p>
          </table:table-cell>
          <table:table-cell office:value-type="float" office:value="12.893755" calcext:value-type="float">
            <text:p>12.893755</text:p>
          </table:table-cell>
          <table:table-cell office:value-type="float" office:value="487197000" calcext:value-type="float">
            <text:p>487197000</text:p>
          </table:table-cell>
        </table:table-row>
        <table:table-row table:style-name="ro1">
          <table:table-cell office:value-type="date" office:date-value="2016-04-01" calcext:value-type="date">
            <text:p>1. Apr. 2016</text:p>
          </table:table-cell>
          <table:table-cell office:value-type="float" office:value="13.21" calcext:value-type="float">
            <text:p>13.21</text:p>
          </table:table-cell>
          <table:table-cell office:value-type="float" office:value="19.4" calcext:value-type="float">
            <text:p>19.4</text:p>
          </table:table-cell>
          <table:table-cell office:value-type="float" office:value="13.04" calcext:value-type="float">
            <text:p>13.04</text:p>
          </table:table-cell>
          <table:table-cell office:value-type="float" office:value="19.370001" calcext:value-type="float">
            <text:p>19.370001</text:p>
          </table:table-cell>
          <table:table-cell office:value-type="float" office:value="18.391165" calcext:value-type="float">
            <text:p>18.391165</text:p>
          </table:table-cell>
          <table:table-cell office:value-type="float" office:value="394599000" calcext:value-type="float">
            <text:p>394599000</text:p>
          </table:table-cell>
        </table:table-row>
        <table:table-row table:style-name="ro1">
          <table:table-cell office:value-type="date" office:date-value="2016-05-01" calcext:value-type="date">
            <text:p>1. May. 2016</text:p>
          </table:table-cell>
          <table:table-cell office:value-type="float" office:value="19.459999" calcext:value-type="float">
            <text:p>19.459999</text:p>
          </table:table-cell>
          <table:table-cell office:value-type="float" office:value="19.73" calcext:value-type="float">
            <text:p>19.73</text:p>
          </table:table-cell>
          <table:table-cell office:value-type="float" office:value="16.24" calcext:value-type="float">
            <text:p>16.24</text:p>
          </table:table-cell>
          <table:table-cell office:value-type="float" office:value="16.77" calcext:value-type="float">
            <text:p>16.77</text:p>
          </table:table-cell>
          <table:table-cell office:value-type="float" office:value="15.922555" calcext:value-type="float">
            <text:p>15.922555</text:p>
          </table:table-cell>
          <table:table-cell office:value-type="float" office:value="407542500" calcext:value-type="float">
            <text:p>407542500</text:p>
          </table:table-cell>
        </table:table-row>
        <table:table-row table:style-name="ro1">
          <table:table-cell office:value-type="date" office:date-value="2016-06-01" calcext:value-type="date">
            <text:p>1. Jun. 2016</text:p>
          </table:table-cell>
          <table:table-cell office:value-type="float" office:value="16.99" calcext:value-type="float">
            <text:p>16.99</text:p>
          </table:table-cell>
          <table:table-cell office:value-type="float" office:value="21.43" calcext:value-type="float">
            <text:p>21.43</text:p>
          </table:table-cell>
          <table:table-cell office:value-type="float" office:value="16.629999" calcext:value-type="float">
            <text:p>16.629999</text:p>
          </table:table-cell>
          <table:table-cell office:value-type="float" office:value="21.35" calcext:value-type="float">
            <text:p>21.35</text:p>
          </table:table-cell>
          <table:table-cell office:value-type="float" office:value="20.294807" calcext:value-type="float">
            <text:p>20.294807</text:p>
          </table:table-cell>
          <table:table-cell office:value-type="float" office:value="443279200" calcext:value-type="float">
            <text:p>443279200</text:p>
          </table:table-cell>
        </table:table-row>
        <table:table-row table:style-name="ro1">
          <table:table-cell office:value-type="date" office:date-value="2016-07-01" calcext:value-type="date">
            <text:p>1. Jul. 2016</text:p>
          </table:table-cell>
          <table:table-cell office:value-type="float" office:value="21.83" calcext:value-type="float">
            <text:p>21.83</text:p>
          </table:table-cell>
          <table:table-cell office:value-type="float" office:value="23.469999" calcext:value-type="float">
            <text:p>23.469999</text:p>
          </table:table-cell>
          <table:table-cell office:value-type="float" office:value="19.530001" calcext:value-type="float">
            <text:p>19.530001</text:p>
          </table:table-cell>
          <table:table-cell office:value-type="float" office:value="21.860001" calcext:value-type="float">
            <text:p>21.860001</text:p>
          </table:table-cell>
          <table:table-cell office:value-type="float" office:value="20.779608" calcext:value-type="float">
            <text:p>20.779608</text:p>
          </table:table-cell>
          <table:table-cell office:value-type="float" office:value="401566800" calcext:value-type="float">
            <text:p>401566800</text:p>
          </table:table-cell>
        </table:table-row>
        <table:table-row table:style-name="ro1">
          <table:table-cell office:value-type="date" office:date-value="2016-08-01" calcext:value-type="date">
            <text:p>1. Aug. 2016</text:p>
          </table:table-cell>
          <table:table-cell office:value-type="float" office:value="21.84" calcext:value-type="float">
            <text:p>21.84</text:p>
          </table:table-cell>
          <table:table-cell office:value-type="float" office:value="22.940001" calcext:value-type="float">
            <text:p>22.940001</text:p>
          </table:table-cell>
          <table:table-cell office:value-type="float" office:value="16.75" calcext:value-type="float">
            <text:p>16.75</text:p>
          </table:table-cell>
          <table:table-cell office:value-type="float" office:value="17.01" calcext:value-type="float">
            <text:p>17.01</text:p>
          </table:table-cell>
          <table:table-cell office:value-type="float" office:value="16.169306" calcext:value-type="float">
            <text:p>16.169306</text:p>
          </table:table-cell>
          <table:table-cell office:value-type="float" office:value="347292000" calcext:value-type="float">
            <text:p>347292000</text:p>
          </table:table-cell>
        </table:table-row>
        <table:table-row table:style-name="ro1">
          <table:table-cell office:value-type="date" office:date-value="2016-09-01" calcext:value-type="date">
            <text:p>1. Sep. 2016</text:p>
          </table:table-cell>
          <table:table-cell office:value-type="float" office:value="16.879999" calcext:value-type="float">
            <text:p>16.879999</text:p>
          </table:table-cell>
          <table:table-cell office:value-type="float" office:value="19.190001" calcext:value-type="float">
            <text:p>19.190001</text:p>
          </table:table-cell>
          <table:table-cell office:value-type="float" office:value="16.76" calcext:value-type="float">
            <text:p>16.76</text:p>
          </table:table-cell>
          <table:table-cell office:value-type="float" office:value="17.719999" calcext:value-type="float">
            <text:p>17.719999</text:p>
          </table:table-cell>
          <table:table-cell office:value-type="float" office:value="16.862722" calcext:value-type="float">
            <text:p>16.862722</text:p>
          </table:table-cell>
          <table:table-cell office:value-type="float" office:value="332828600" calcext:value-type="float">
            <text:p>332828600</text:p>
          </table:table-cell>
        </table:table-row>
        <table:table-row table:style-name="ro1">
          <table:table-cell office:value-type="date" office:date-value="2016-10-01" calcext:value-type="date">
            <text:p>1. Oct. 2016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17.940001" calcext:value-type="float">
            <text:p>17.940001</text:p>
          </table:table-cell>
          <table:table-cell office:value-type="float" office:value="15.3" calcext:value-type="float">
            <text:p>15.3</text:p>
          </table:table-cell>
          <table:table-cell office:value-type="float" office:value="17.59" calcext:value-type="float">
            <text:p>17.59</text:p>
          </table:table-cell>
          <table:table-cell office:value-type="float" office:value="16.739014" calcext:value-type="float">
            <text:p>16.739014</text:p>
          </table:table-cell>
          <table:table-cell office:value-type="float" office:value="339539100" calcext:value-type="float">
            <text:p>339539100</text:p>
          </table:table-cell>
        </table:table-row>
        <table:table-row table:style-name="ro1">
          <table:table-cell office:value-type="date" office:date-value="2016-11-01" calcext:value-type="date">
            <text:p>1. Nov. 2016</text:p>
          </table:table-cell>
          <table:table-cell office:value-type="float" office:value="17.99" calcext:value-type="float">
            <text:p>17.99</text:p>
          </table:table-cell>
          <table:table-cell office:value-type="float" office:value="18.950001" calcext:value-type="float">
            <text:p>18.950001</text:p>
          </table:table-cell>
          <table:table-cell office:value-type="float" office:value="13.95" calcext:value-type="float">
            <text:p>13.95</text:p>
          </table:table-cell>
          <table:table-cell office:value-type="float" office:value="15.02" calcext:value-type="float">
            <text:p>15.02</text:p>
          </table:table-cell>
          <table:table-cell office:value-type="float" office:value="14.293349" calcext:value-type="float">
            <text:p>14.293349</text:p>
          </table:table-cell>
          <table:table-cell office:value-type="float" office:value="426785300" calcext:value-type="float">
            <text:p>426785300</text:p>
          </table:table-cell>
        </table:table-row>
        <table:table-row table:style-name="ro1">
          <table:table-cell office:value-type="date" office:date-value="2016-12-01" calcext:value-type="date">
            <text:p>1. Dec. 2016</text:p>
          </table:table-cell>
          <table:table-cell office:value-type="float" office:value="14.95" calcext:value-type="float">
            <text:p>14.95</text:p>
          </table:table-cell>
          <table:table-cell office:value-type="float" office:value="16.84" calcext:value-type="float">
            <text:p>16.84</text:p>
          </table:table-cell>
          <table:table-cell office:value-type="float" office:value="13.81" calcext:value-type="float">
            <text:p>13.81</text:p>
          </table:table-cell>
          <table:table-cell office:value-type="float" office:value="15.98" calcext:value-type="float">
            <text:p>15.98</text:p>
          </table:table-cell>
          <table:table-cell office:value-type="float" office:value="15.227539" calcext:value-type="float">
            <text:p>15.227539</text:p>
          </table:table-cell>
          <table:table-cell office:value-type="float" office:value="394366500" calcext:value-type="float">
            <text:p>394366500</text:p>
          </table:table-cell>
        </table:table-row>
        <table:table-row table:style-name="ro1">
          <table:table-cell office:value-type="date" office:date-value="2017-01-01" calcext:value-type="date">
            <text:p>1. Jan. 2017</text:p>
          </table:table-cell>
          <table:table-cell office:value-type="float" office:value="16" calcext:value-type="float">
            <text:p>16</text:p>
          </table:table-cell>
          <table:table-cell office:value-type="float" office:value="18.6" calcext:value-type="float">
            <text:p>18.6</text:p>
          </table:table-cell>
          <table:table-cell office:value-type="float" office:value="15.87" calcext:value-type="float">
            <text:p>15.87</text:p>
          </table:table-cell>
          <table:table-cell office:value-type="float" office:value="18.440001" calcext:value-type="float">
            <text:p>18.440001</text:p>
          </table:table-cell>
          <table:table-cell office:value-type="float" office:value="17.571697" calcext:value-type="float">
            <text:p>17.571697</text:p>
          </table:table-cell>
          <table:table-cell office:value-type="float" office:value="374387000" calcext:value-type="float">
            <text:p>374387000</text:p>
          </table:table-cell>
        </table:table-row>
        <table:table-row table:style-name="ro1">
          <table:table-cell office:value-type="date" office:date-value="2017-02-01" calcext:value-type="date">
            <text:p>1. Feb. 2017</text:p>
          </table:table-cell>
          <table:table-cell office:value-type="float" office:value="18.16" calcext:value-type="float">
            <text:p>18.16</text:p>
          </table:table-cell>
          <table:table-cell office:value-type="float" office:value="20.780001" calcext:value-type="float">
            <text:p>20.780001</text:p>
          </table:table-cell>
          <table:table-cell office:value-type="float" office:value="18.02" calcext:value-type="float">
            <text:p>18.02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05112" calcext:value-type="float">
            <text:p>17.705112</text:p>
          </table:table-cell>
          <table:table-cell office:value-type="float" office:value="310776500" calcext:value-type="float">
            <text:p>310776500</text:p>
          </table:table-cell>
        </table:table-row>
        <table:table-row table:style-name="ro1">
          <table:table-cell office:value-type="date" office:date-value="2017-03-01" calcext:value-type="date">
            <text:p>1. Mar. 2017</text:p>
          </table:table-cell>
          <table:table-cell office:value-type="float" office:value="18.24" calcext:value-type="float">
            <text:p>18.24</text:p>
          </table:table-cell>
          <table:table-cell office:value-type="float" office:value="19.77" calcext:value-type="float">
            <text:p>19.77</text:p>
          </table:table-cell>
          <table:table-cell office:value-type="float" office:value="17.35" calcext:value-type="float">
            <text:p>17.35</text:p>
          </table:table-cell>
          <table:table-cell office:value-type="float" office:value="18.99" calcext:value-type="float">
            <text:p>18.99</text:p>
          </table:table-cell>
          <table:table-cell office:value-type="float" office:value="18.123415" calcext:value-type="float">
            <text:p>18.123415</text:p>
          </table:table-cell>
          <table:table-cell office:value-type="float" office:value="307158200" calcext:value-type="float">
            <text:p>307158200</text:p>
          </table:table-cell>
        </table:table-row>
        <table:table-row table:style-name="ro1">
          <table:table-cell office:value-type="date" office:date-value="2017-04-01" calcext:value-type="date">
            <text:p>1. Apr. 2017</text:p>
          </table:table-cell>
          <table:table-cell office:value-type="float" office:value="18.99" calcext:value-type="float">
            <text:p>18.99</text:p>
          </table:table-cell>
          <table:table-cell office:value-type="float" office:value="20.360001" calcext:value-type="float">
            <text:p>20.360001</text:p>
          </table:table-cell>
          <table:table-cell office:value-type="float" office:value="16.57" calcext:value-type="float">
            <text:p>16.57</text:p>
          </table:table-cell>
          <table:table-cell office:value-type="float" office:value="16.719999" calcext:value-type="float">
            <text:p>16.719999</text:p>
          </table:table-cell>
          <table:table-cell office:value-type="float" office:value="15.957006" calcext:value-type="float">
            <text:p>15.957006</text:p>
          </table:table-cell>
          <table:table-cell office:value-type="float" office:value="286151400" calcext:value-type="float">
            <text:p>286151400</text:p>
          </table:table-cell>
        </table:table-row>
        <table:table-row table:style-name="ro1">
          <table:table-cell office:value-type="date" office:date-value="2017-05-01" calcext:value-type="date">
            <text:p>1. May. 2017</text:p>
          </table:table-cell>
          <table:table-cell office:value-type="float" office:value="16.59" calcext:value-type="float">
            <text:p>16.59</text:p>
          </table:table-cell>
          <table:table-cell office:value-type="float" office:value="17.379999" calcext:value-type="float">
            <text:p>17.379999</text:p>
          </table:table-cell>
          <table:table-cell office:value-type="float" office:value="15.86" calcext:value-type="float">
            <text:p>15.86</text:p>
          </table:table-cell>
          <table:table-cell office:value-type="float" office:value="16.540001" calcext:value-type="float">
            <text:p>16.540001</text:p>
          </table:table-cell>
          <table:table-cell office:value-type="float" office:value="15.785219" calcext:value-type="float">
            <text:p>15.785219</text:p>
          </table:table-cell>
          <table:table-cell office:value-type="float" office:value="280674600" calcext:value-type="float">
            <text:p>280674600</text:p>
          </table:table-cell>
        </table:table-row>
        <table:table-row table:style-name="ro1">
          <table:table-cell office:value-type="date" office:date-value="2017-06-01" calcext:value-type="date">
            <text:p>1. Jun. 2017</text:p>
          </table:table-cell>
          <table:table-cell office:value-type="float" office:value="16.309999" calcext:value-type="float">
            <text:p>16.309999</text:p>
          </table:table-cell>
          <table:table-cell office:value-type="float" office:value="17.040001" calcext:value-type="float">
            <text:p>17.040001</text:p>
          </table:table-cell>
          <table:table-cell office:value-type="float" office:value="15.51" calcext:value-type="float">
            <text:p>15.51</text:p>
          </table:table-cell>
          <table:table-cell office:value-type="float" office:value="15.91" calcext:value-type="float">
            <text:p>15.91</text:p>
          </table:table-cell>
          <table:table-cell office:value-type="float" office:value="15.211985" calcext:value-type="float">
            <text:p>15.211985</text:p>
          </table:table-cell>
          <table:table-cell office:value-type="float" office:value="239565800" calcext:value-type="float">
            <text:p>239565800</text:p>
          </table:table-cell>
        </table:table-row>
        <table:table-row table:style-name="ro1">
          <table:table-cell office:value-type="date" office:date-value="2017-07-01" calcext:value-type="date">
            <text:p>1. Jul. 2017</text:p>
          </table:table-cell>
          <table:table-cell office:value-type="float" office:value="15.58" calcext:value-type="float">
            <text:p>15.58</text:p>
          </table:table-cell>
          <table:table-cell office:value-type="float" office:value="17.120001" calcext:value-type="float">
            <text:p>17.120001</text:p>
          </table:table-cell>
          <table:table-cell office:value-type="float" office:value="15.25" calcext:value-type="float">
            <text:p>15.25</text:p>
          </table:table-cell>
          <table:table-cell office:value-type="float" office:value="16.91" calcext:value-type="float">
            <text:p>16.91</text:p>
          </table:table-cell>
          <table:table-cell office:value-type="float" office:value="16.168108" calcext:value-type="float">
            <text:p>16.168108</text:p>
          </table:table-cell>
          <table:table-cell office:value-type="float" office:value="231566200" calcext:value-type="float">
            <text:p>231566200</text:p>
          </table:table-cell>
        </table:table-row>
        <table:table-row table:style-name="ro1">
          <table:table-cell office:value-type="date" office:date-value="2017-08-01" calcext:value-type="date">
            <text:p>1. Aug. 2017</text:p>
          </table:table-cell>
          <table:table-cell office:value-type="float" office:value="16.790001" calcext:value-type="float">
            <text:p>16.790001</text:p>
          </table:table-cell>
          <table:table-cell office:value-type="float" office:value="18.09" calcext:value-type="float">
            <text:p>18.09</text:p>
          </table:table-cell>
          <table:table-cell office:value-type="float" office:value="16.34" calcext:value-type="float">
            <text:p>16.34</text:p>
          </table:table-cell>
          <table:table-cell office:value-type="float" office:value="17.99" calcext:value-type="float">
            <text:p>17.99</text:p>
          </table:table-cell>
          <table:table-cell office:value-type="float" office:value="17.200727" calcext:value-type="float">
            <text:p>17.200727</text:p>
          </table:table-cell>
          <table:table-cell office:value-type="float" office:value="224366300" calcext:value-type="float">
            <text:p>224366300</text:p>
          </table:table-cell>
        </table:table-row>
        <table:table-row table:style-name="ro1">
          <table:table-cell office:value-type="date" office:date-value="2017-09-01" calcext:value-type="date">
            <text:p>1. Sep. 2017</text:p>
          </table:table-cell>
          <table:table-cell office:value-type="float" office:value="18.16" calcext:value-type="float">
            <text:p>18.16</text:p>
          </table:table-cell>
          <table:table-cell office:value-type="float" office:value="18.35" calcext:value-type="float">
            <text:p>18.35</text:p>
          </table:table-cell>
          <table:table-cell office:value-type="float" office:value="16.059999" calcext:value-type="float">
            <text:p>16.059999</text:p>
          </table:table-cell>
          <table:table-cell office:value-type="float" office:value="16.09" calcext:value-type="float">
            <text:p>16.09</text:p>
          </table:table-cell>
          <table:table-cell office:value-type="float" office:value="15.410249" calcext:value-type="float">
            <text:p>15.410249</text:p>
          </table:table-cell>
          <table:table-cell office:value-type="float" office:value="180024600" calcext:value-type="float">
            <text:p>180024600</text:p>
          </table:table-cell>
        </table:table-row>
        <table:table-row table:style-name="ro1">
          <table:table-cell office:value-type="date" office:date-value="2017-10-01" calcext:value-type="date">
            <text:p>1. Oct. 2017</text:p>
          </table:table-cell>
          <table:table-cell office:value-type="float" office:value="16.030001" calcext:value-type="float">
            <text:p>16.030001</text:p>
          </table:table-cell>
          <table:table-cell office:value-type="float" office:value="16.84" calcext:value-type="float">
            <text:p>16.84</text:p>
          </table:table-cell>
          <table:table-cell office:value-type="float" office:value="14.41" calcext:value-type="float">
            <text:p>14.41</text:p>
          </table:table-cell>
          <table:table-cell office:value-type="float" office:value="14.45" calcext:value-type="float">
            <text:p>14.45</text:p>
          </table:table-cell>
          <table:table-cell office:value-type="float" office:value="13.839532" calcext:value-type="float">
            <text:p>13.839532</text:p>
          </table:table-cell>
          <table:table-cell office:value-type="float" office:value="201306200" calcext:value-type="float">
            <text:p>201306200</text:p>
          </table:table-cell>
        </table:table-row>
        <table:table-row table:style-name="ro1">
          <table:table-cell office:value-type="date" office:date-value="2017-11-01" calcext:value-type="date">
            <text:p>1. Nov. 2017</text:p>
          </table:table-cell>
          <table:table-cell office:value-type="float" office:value="14.52" calcext:value-type="float">
            <text:p>14.52</text:p>
          </table:table-cell>
          <table:table-cell office:value-type="float" office:value="14.56" calcext:value-type="float">
            <text:p>14.56</text:p>
          </table:table-cell>
          <table:table-cell office:value-type="float" office:value="13.46" calcext:value-type="float">
            <text:p>13.46</text:p>
          </table:table-cell>
          <table:table-cell office:value-type="float" office:value="13.78" calcext:value-type="float">
            <text:p>13.78</text:p>
          </table:table-cell>
          <table:table-cell office:value-type="float" office:value="13.19784" calcext:value-type="float">
            <text:p>13.19784</text:p>
          </table:table-cell>
          <table:table-cell office:value-type="float" office:value="198546500" calcext:value-type="float">
            <text:p>198546500</text:p>
          </table:table-cell>
        </table:table-row>
        <table:table-row table:style-name="ro1">
          <table:table-cell office:value-type="date" office:date-value="2017-12-01" calcext:value-type="date">
            <text:p>1. Dec. 2017</text:p>
          </table:table-cell>
          <table:table-cell office:value-type="float" office:value="13.77" calcext:value-type="float">
            <text:p>13.77</text:p>
          </table:table-cell>
          <table:table-cell office:value-type="float" office:value="14.68" calcext:value-type="float">
            <text:p>14.68</text:p>
          </table:table-cell>
          <table:table-cell office:value-type="float" office:value="13.28" calcext:value-type="float">
            <text:p>13.28</text:p>
          </table:table-cell>
          <table:table-cell office:value-type="float" office:value="14.47" calcext:value-type="float">
            <text:p>14.47</text:p>
          </table:table-cell>
          <table:table-cell office:value-type="float" office:value="13.888092" calcext:value-type="float">
            <text:p>13.888092</text:p>
          </table:table-cell>
          <table:table-cell office:value-type="float" office:value="198277100" calcext:value-type="float">
            <text:p>198277100</text:p>
          </table:table-cell>
        </table:table-row>
        <table:table-row table:style-name="ro1">
          <table:table-cell office:value-type="date" office:date-value="2018-01-01" calcext:value-type="date">
            <text:p>1. Jan. 2018</text:p>
          </table:table-cell>
          <table:table-cell office:value-type="float" office:value="14.65" calcext:value-type="float">
            <text:p>14.65</text:p>
          </table:table-cell>
          <table:table-cell office:value-type="float" office:value="15.52" calcext:value-type="float">
            <text:p>15.52</text:p>
          </table:table-cell>
          <table:table-cell office:value-type="float" office:value="14.15" calcext:value-type="float">
            <text:p>14.15</text:p>
          </table:table-cell>
          <table:table-cell office:value-type="float" office:value="14.38" calcext:value-type="float">
            <text:p>14.38</text:p>
          </table:table-cell>
          <table:table-cell office:value-type="float" office:value="13.801712" calcext:value-type="float">
            <text:p>13.801712</text:p>
          </table:table-cell>
          <table:table-cell office:value-type="float" office:value="249857800" calcext:value-type="float">
            <text:p>249857800</text:p>
          </table:table-cell>
        </table:table-row>
        <table:table-row table:style-name="ro1">
          <table:table-cell office:value-type="date" office:date-value="2018-02-01" calcext:value-type="date">
            <text:p>1. Feb. 2018</text:p>
          </table:table-cell>
          <table:table-cell office:value-type="float" office:value="14.27" calcext:value-type="float">
            <text:p>14.27</text:p>
          </table:table-cell>
          <table:table-cell office:value-type="float" office:value="14.52" calcext:value-type="float">
            <text:p>14.52</text:p>
          </table:table-cell>
          <table:table-cell office:value-type="float" office:value="11.51" calcext:value-type="float">
            <text:p>11.51</text:p>
          </table:table-cell>
          <table:table-cell office:value-type="float" office:value="11.52" calcext:value-type="float">
            <text:p>11.52</text:p>
          </table:table-cell>
          <table:table-cell office:value-type="float" office:value="11.056726" calcext:value-type="float">
            <text:p>11.056726</text:p>
          </table:table-cell>
          <table:table-cell office:value-type="float" office:value="287999700" calcext:value-type="float">
            <text:p>287999700</text:p>
          </table:table-cell>
        </table:table-row>
        <table:table-row table:style-name="ro1">
          <table:table-cell office:value-type="date" office:date-value="2018-03-01" calcext:value-type="date">
            <text:p>1. Mar. 2018</text:p>
          </table:table-cell>
          <table:table-cell office:value-type="float" office:value="11.43" calcext:value-type="float">
            <text:p>11.43</text:p>
          </table:table-cell>
          <table:table-cell office:value-type="float" office:value="12.79" calcext:value-type="float">
            <text:p>12.79</text:p>
          </table:table-cell>
          <table:table-cell office:value-type="float" office:value="11.07" calcext:value-type="float">
            <text:p>11.07</text:p>
          </table:table-cell>
          <table:table-cell office:value-type="float" office:value="12.45" calcext:value-type="float">
            <text:p>12.45</text:p>
          </table:table-cell>
          <table:table-cell office:value-type="float" office:value="11.978735" calcext:value-type="float">
            <text:p>11.978735</text:p>
          </table:table-cell>
          <table:table-cell office:value-type="float" office:value="293429700" calcext:value-type="float">
            <text:p>293429700</text:p>
          </table:table-cell>
        </table:table-row>
        <table:table-row table:style-name="ro1">
          <table:table-cell office:value-type="date" office:date-value="2018-04-01" calcext:value-type="date">
            <text:p>1. Apr. 2018</text:p>
          </table:table-cell>
          <table:table-cell office:value-type="float" office:value="12.57" calcext:value-type="float">
            <text:p>12.57</text:p>
          </table:table-cell>
          <table:table-cell office:value-type="float" office:value="13.8" calcext:value-type="float">
            <text:p>13.8</text:p>
          </table:table-cell>
          <table:table-cell office:value-type="float" office:value="12.34" calcext:value-type="float">
            <text:p>12.34</text:p>
          </table:table-cell>
          <table:table-cell office:value-type="float" office:value="13.47" calcext:value-type="float">
            <text:p>13.47</text:p>
          </table:table-cell>
          <table:table-cell office:value-type="float" office:value="12.960125" calcext:value-type="float">
            <text:p>12.960125</text:p>
          </table:table-cell>
          <table:table-cell office:value-type="float" office:value="221200400" calcext:value-type="float">
            <text:p>221200400</text:p>
          </table:table-cell>
        </table:table-row>
        <table:table-row table:style-name="ro1">
          <table:table-cell office:value-type="date" office:date-value="2018-05-01" calcext:value-type="date">
            <text:p>1. May. 2018</text:p>
          </table:table-cell>
          <table:table-cell office:value-type="float" office:value="13.44" calcext:value-type="float">
            <text:p>13.44</text:p>
          </table:table-cell>
          <table:table-cell office:value-type="float" office:value="13.67" calcext:value-type="float">
            <text:p>13.67</text:p>
          </table:table-cell>
          <table:table-cell office:value-type="float" office:value="12.97" calcext:value-type="float">
            <text:p>12.97</text:p>
          </table:table-cell>
          <table:table-cell office:value-type="float" office:value="13.19" calcext:value-type="float">
            <text:p>13.19</text:p>
          </table:table-cell>
          <table:table-cell office:value-type="float" office:value="12.690724" calcext:value-type="float">
            <text:p>12.690724</text:p>
          </table:table-cell>
          <table:table-cell office:value-type="float" office:value="169624600" calcext:value-type="float">
            <text:p>169624600</text:p>
          </table:table-cell>
        </table:table-row>
        <table:table-row table:style-name="ro1">
          <table:table-cell office:value-type="date" office:date-value="2018-06-01" calcext:value-type="date">
            <text:p>1. Jun. 2018</text:p>
          </table:table-cell>
          <table:table-cell office:value-type="float" office:value="13.15" calcext:value-type="float">
            <text:p>13.15</text:p>
          </table:table-cell>
          <table:table-cell office:value-type="float" office:value="13.25" calcext:value-type="float">
            <text:p>13.25</text:p>
          </table:table-cell>
          <table:table-cell office:value-type="float" office:value="12.57" calcext:value-type="float">
            <text:p>12.57</text:p>
          </table:table-cell>
          <table:table-cell office:value-type="float" office:value="13.13" calcext:value-type="float">
            <text:p>13.13</text:p>
          </table:table-cell>
          <table:table-cell office:value-type="float" office:value="12.661489" calcext:value-type="float">
            <text:p>12.661489</text:p>
          </table:table-cell>
          <table:table-cell office:value-type="float" office:value="178561100" calcext:value-type="float">
            <text:p>178561100</text:p>
          </table:table-cell>
        </table:table-row>
        <table:table-row table:style-name="ro1">
          <table:table-cell office:value-type="date" office:date-value="2018-07-01" calcext:value-type="date">
            <text:p>1. Jul. 2018</text:p>
          </table:table-cell>
          <table:table-cell office:value-type="float" office:value="13.03" calcext:value-type="float">
            <text:p>13.03</text:p>
          </table:table-cell>
          <table:table-cell office:value-type="float" office:value="13.59" calcext:value-type="float">
            <text:p>13.59</text:p>
          </table:table-cell>
          <table:table-cell office:value-type="float" office:value="10.93" calcext:value-type="float">
            <text:p>10.93</text:p>
          </table:table-cell>
          <table:table-cell office:value-type="float" office:value="11.19" calcext:value-type="float">
            <text:p>11.19</text:p>
          </table:table-cell>
          <table:table-cell office:value-type="float" office:value="10.790712" calcext:value-type="float">
            <text:p>10.790712</text:p>
          </table:table-cell>
          <table:table-cell office:value-type="float" office:value="239225600" calcext:value-type="float">
            <text:p>239225600</text:p>
          </table:table-cell>
        </table:table-row>
        <table:table-row table:style-name="ro1">
          <table:table-cell office:value-type="date" office:date-value="2018-08-01" calcext:value-type="date">
            <text:p>1. Aug. 2018</text:p>
          </table:table-cell>
          <table:table-cell office:value-type="float" office:value="11.14" calcext:value-type="float">
            <text:p>11.14</text:p>
          </table:table-cell>
          <table:table-cell office:value-type="float" office:value="11.29" calcext:value-type="float">
            <text:p>11.29</text:p>
          </table:table-cell>
          <table:table-cell office:value-type="float" office:value="9.72" calcext:value-type="float">
            <text:p>9.72</text:p>
          </table:table-cell>
          <table:table-cell office:value-type="float" office:value="10.42" calcext:value-type="float">
            <text:p>10.42</text:p>
          </table:table-cell>
          <table:table-cell office:value-type="float" office:value="10.04819" calcext:value-type="float">
            <text:p>10.04819</text:p>
          </table:table-cell>
          <table:table-cell office:value-type="float" office:value="308252000" calcext:value-type="float">
            <text:p>308252000</text:p>
          </table:table-cell>
        </table:table-row>
        <table:table-row table:style-name="ro1">
          <table:table-cell office:value-type="date" office:date-value="2018-09-01" calcext:value-type="date">
            <text:p>1. Sep. 2018</text:p>
          </table:table-cell>
          <table:table-cell office:value-type="float" office:value="10.17" calcext:value-type="float">
            <text:p>10.17</text:p>
          </table:table-cell>
          <table:table-cell office:value-type="float" office:value="11.64" calcext:value-type="float">
            <text:p>11.64</text:p>
          </table:table-cell>
          <table:table-cell office:value-type="float" office:value="9.53" calcext:value-type="float">
            <text:p>9.53</text:p>
          </table:table-cell>
          <table:table-cell office:value-type="float" office:value="11.08" calcext:value-type="float">
            <text:p>11.08</text:p>
          </table:table-cell>
          <table:table-cell office:value-type="float" office:value="10.714906" calcext:value-type="float">
            <text:p>10.714906</text:p>
          </table:table-cell>
          <table:table-cell office:value-type="float" office:value="335719400" calcext:value-type="float">
            <text:p>335719400</text:p>
          </table:table-cell>
        </table:table-row>
        <table:table-row table:style-name="ro1">
          <table:table-cell office:value-type="date" office:date-value="2018-10-01" calcext:value-type="date">
            <text:p>1. Oct. 2018</text:p>
          </table:table-cell>
          <table:table-cell office:value-type="float" office:value="11.08" calcext:value-type="float">
            <text:p>11.08</text:p>
          </table:table-cell>
          <table:table-cell office:value-type="float" office:value="14.1" calcext:value-type="float">
            <text:p>14.1</text:p>
          </table:table-cell>
          <table:table-cell office:value-type="float" office:value="11.06" calcext:value-type="float">
            <text:p>11.06</text:p>
          </table:table-cell>
          <table:table-cell office:value-type="float" office:value="12.55" calcext:value-type="float">
            <text:p>12.55</text:p>
          </table:table-cell>
          <table:table-cell office:value-type="float" office:value="12.13647" calcext:value-type="float">
            <text:p>12.13647</text:p>
          </table:table-cell>
          <table:table-cell office:value-type="float" office:value="515093400" calcext:value-type="float">
            <text:p>515093400</text:p>
          </table:table-cell>
        </table:table-row>
        <table:table-row table:style-name="ro1">
          <table:table-cell office:value-type="date" office:date-value="2018-11-01" calcext:value-type="date">
            <text:p>1. Nov. 2018</text:p>
          </table:table-cell>
          <table:table-cell office:value-type="float" office:value="12.82" calcext:value-type="float">
            <text:p>12.82</text:p>
          </table:table-cell>
          <table:table-cell office:value-type="float" office:value="13.55" calcext:value-type="float">
            <text:p>13.55</text:p>
          </table:table-cell>
          <table:table-cell office:value-type="float" office:value="12.28" calcext:value-type="float">
            <text:p>12.28</text:p>
          </table:table-cell>
          <table:table-cell office:value-type="float" office:value="12.75" calcext:value-type="float">
            <text:p>12.75</text:p>
          </table:table-cell>
          <table:table-cell office:value-type="float" office:value="12.329878" calcext:value-type="float">
            <text:p>12.329878</text:p>
          </table:table-cell>
          <table:table-cell office:value-type="float" office:value="283252400" calcext:value-type="float">
            <text:p>283252400</text:p>
          </table:table-cell>
        </table:table-row>
        <table:table-row table:style-name="ro1">
          <table:table-cell office:value-type="date" office:date-value="2018-12-01" calcext:value-type="date">
            <text:p>1. Dec. 2018</text:p>
          </table:table-cell>
          <table:table-cell office:value-type="float" office:value="12.95" calcext:value-type="float">
            <text:p>12.95</text:p>
          </table:table-cell>
          <table:table-cell office:value-type="float" office:value="14.18" calcext:value-type="float">
            <text:p>14.18</text:p>
          </table:table-cell>
          <table:table-cell office:value-type="float" office:value="12.69" calcext:value-type="float">
            <text:p>12.69</text:p>
          </table:table-cell>
          <table:table-cell office:value-type="float" office:value="13.54" calcext:value-type="float">
            <text:p>13.54</text:p>
          </table:table-cell>
          <table:table-cell office:value-type="float" office:value="13.124018" calcext:value-type="float">
            <text:p>13.124018</text:p>
          </table:table-cell>
          <table:table-cell office:value-type="float" office:value="424482700" calcext:value-type="float">
            <text:p>424482700</text:p>
          </table:table-cell>
        </table:table-row>
        <table:table-row table:style-name="ro1">
          <table:table-cell office:value-type="date" office:date-value="2019-01-01" calcext:value-type="date">
            <text:p>1. Jan. 2019</text:p>
          </table:table-cell>
          <table:table-cell office:value-type="float" office:value="13.64" calcext:value-type="float">
            <text:p>13.64</text:p>
          </table:table-cell>
          <table:table-cell office:value-type="float" office:value="13.69" calcext:value-type="float">
            <text:p>13.69</text:p>
          </table:table-cell>
          <table:table-cell office:value-type="float" office:value="11.52" calcext:value-type="float">
            <text:p>11.52</text:p>
          </table:table-cell>
          <table:table-cell office:value-type="float" office:value="13.39" calcext:value-type="float">
            <text:p>13.39</text:p>
          </table:table-cell>
          <table:table-cell office:value-type="float" office:value="13.045527" calcext:value-type="float">
            <text:p>13.045527</text:p>
          </table:table-cell>
          <table:table-cell office:value-type="float" office:value="318812400" calcext:value-type="float">
            <text:p>318812400</text:p>
          </table:table-cell>
        </table:table-row>
        <table:table-row table:style-name="ro1">
          <table:table-cell office:value-type="date" office:date-value="2019-02-01" calcext:value-type="date">
            <text:p>1. Feb. 2019</text:p>
          </table:table-cell>
          <table:table-cell office:value-type="float" office:value="13.36" calcext:value-type="float">
            <text:p>13.36</text:p>
          </table:table-cell>
          <table:table-cell office:value-type="float" office:value="14.04" calcext:value-type="float">
            <text:p>14.04</text:p>
          </table:table-cell>
          <table:table-cell office:value-type="float" office:value="12.22" calcext:value-type="float">
            <text:p>12.22</text:p>
          </table:table-cell>
          <table:table-cell office:value-type="float" office:value="12.64" calcext:value-type="float">
            <text:p>12.64</text:p>
          </table:table-cell>
          <table:table-cell office:value-type="float" office:value="12.314821" calcext:value-type="float">
            <text:p>12.314821</text:p>
          </table:table-cell>
          <table:table-cell office:value-type="float" office:value="322746200" calcext:value-type="float">
            <text:p>322746200</text:p>
          </table:table-cell>
        </table:table-row>
        <table:table-row table:style-name="ro1">
          <table:table-cell office:value-type="date" office:date-value="2019-03-01" calcext:value-type="date">
            <text:p>1. Mar. 2019</text:p>
          </table:table-cell>
          <table:table-cell office:value-type="float" office:value="12.44" calcext:value-type="float">
            <text:p>12.44</text:p>
          </table:table-cell>
          <table:table-cell office:value-type="float" office:value="14.54" calcext:value-type="float">
            <text:p>14.54</text:p>
          </table:table-cell>
          <table:table-cell office:value-type="float" office:value="12.18" calcext:value-type="float">
            <text:p>12.18</text:p>
          </table:table-cell>
          <table:table-cell office:value-type="float" office:value="13.71" calcext:value-type="float">
            <text:p>13.71</text:p>
          </table:table-cell>
          <table:table-cell office:value-type="float" office:value="13.357293" calcext:value-type="float">
            <text:p>13.357293</text:p>
          </table:table-cell>
          <table:table-cell office:value-type="float" office:value="339062100" calcext:value-type="float">
            <text:p>339062100</text:p>
          </table:table-cell>
        </table:table-row>
        <table:table-row table:style-name="ro1">
          <table:table-cell office:value-type="date" office:date-value="2019-04-01" calcext:value-type="date">
            <text:p>1. Apr. 2019</text:p>
          </table:table-cell>
          <table:table-cell office:value-type="float" office:value="13.71" calcext:value-type="float">
            <text:p>13.71</text:p>
          </table:table-cell>
          <table:table-cell office:value-type="float" office:value="13.96" calcext:value-type="float">
            <text:p>13.96</text:p>
          </table:table-cell>
          <table:table-cell office:value-type="float" office:value="12.62" calcext:value-type="float">
            <text:p>12.62</text:p>
          </table:table-cell>
          <table:table-cell office:value-type="float" office:value="12.72" calcext:value-type="float">
            <text:p>12.72</text:p>
          </table:table-cell>
          <table:table-cell office:value-type="float" office:value="12.392762" calcext:value-type="float">
            <text:p>12.392762</text:p>
          </table:table-cell>
          <table:table-cell office:value-type="float" office:value="226097900" calcext:value-type="float">
            <text:p>226097900</text:p>
          </table:table-cell>
        </table:table-row>
        <table:table-row table:style-name="ro1">
          <table:table-cell office:value-type="date" office:date-value="2019-05-01" calcext:value-type="date">
            <text:p>1. May. 2019</text:p>
          </table:table-cell>
          <table:table-cell office:value-type="float" office:value="12.7" calcext:value-type="float">
            <text:p>12.7</text:p>
          </table:table-cell>
          <table:table-cell office:value-type="float" office:value="13.01" calcext:value-type="float">
            <text:p>13.01</text:p>
          </table:table-cell>
          <table:table-cell office:value-type="float" office:value="11.65" calcext:value-type="float">
            <text:p>11.65</text:p>
          </table:table-cell>
          <table:table-cell office:value-type="float" office:value="12.42" calcext:value-type="float">
            <text:p>12.42</text:p>
          </table:table-cell>
          <table:table-cell office:value-type="float" office:value="12.100481" calcext:value-type="float">
            <text:p>12.100481</text:p>
          </table:table-cell>
          <table:table-cell office:value-type="float" office:value="274805800" calcext:value-type="float">
            <text:p>274805800</text:p>
          </table:table-cell>
        </table:table-row>
        <table:table-row table:style-name="ro1">
          <table:table-cell office:value-type="date" office:date-value="2019-06-01" calcext:value-type="date">
            <text:p>1. Jun. 2019</text:p>
          </table:table-cell>
          <table:table-cell office:value-type="float" office:value="12.59" calcext:value-type="float">
            <text:p>12.59</text:p>
          </table:table-cell>
          <table:table-cell office:value-type="float" office:value="16.450001" calcext:value-type="float">
            <text:p>16.450001</text:p>
          </table:table-cell>
          <table:table-cell office:value-type="float" office:value="12.57" calcext:value-type="float">
            <text:p>12.57</text:p>
          </table:table-cell>
          <table:table-cell office:value-type="float" office:value="15.77" calcext:value-type="float">
            <text:p>15.77</text:p>
          </table:table-cell>
          <table:table-cell office:value-type="float" office:value="15.416781" calcext:value-type="float">
            <text:p>15.416781</text:p>
          </table:table-cell>
          <table:table-cell office:value-type="float" office:value="381243000" calcext:value-type="float">
            <text:p>381243000</text:p>
          </table:table-cell>
        </table:table-row>
        <table:table-row table:style-name="ro1">
          <table:table-cell office:value-type="date" office:date-value="2019-07-01" calcext:value-type="date">
            <text:p>1. Jul. 2019</text:p>
          </table:table-cell>
          <table:table-cell office:value-type="float" office:value="15.2" calcext:value-type="float">
            <text:p>15.2</text:p>
          </table:table-cell>
          <table:table-cell office:value-type="float" office:value="17.5" calcext:value-type="float">
            <text:p>17.5</text:p>
          </table:table-cell>
          <table:table-cell office:value-type="float" office:value="14.85" calcext:value-type="float">
            <text:p>14.85</text:p>
          </table:table-cell>
          <table:table-cell office:value-type="float" office:value="16.26" calcext:value-type="float">
            <text:p>16.26</text:p>
          </table:table-cell>
          <table:table-cell office:value-type="float" office:value="15.895805" calcext:value-type="float">
            <text:p>15.895805</text:p>
          </table:table-cell>
          <table:table-cell office:value-type="float" office:value="354743700" calcext:value-type="float">
            <text:p>354743700</text:p>
          </table:table-cell>
        </table:table-row>
        <table:table-row table:style-name="ro1">
          <table:table-cell office:value-type="date" office:date-value="2019-08-01" calcext:value-type="date">
            <text:p>1. Aug. 2019</text:p>
          </table:table-cell>
          <table:table-cell office:value-type="float" office:value="15.85" calcext:value-type="float">
            <text:p>15.85</text:p>
          </table:table-cell>
          <table:table-cell office:value-type="float" office:value="20.07" calcext:value-type="float">
            <text:p>20.07</text:p>
          </table:table-cell>
          <table:table-cell office:value-type="float" office:value="15.83" calcext:value-type="float">
            <text:p>15.83</text:p>
          </table:table-cell>
          <table:table-cell office:value-type="float" office:value="19.379999" calcext:value-type="float">
            <text:p>19.379999</text:p>
          </table:table-cell>
          <table:table-cell office:value-type="float" office:value="18.945925" calcext:value-type="float">
            <text:p>18.945925</text:p>
          </table:table-cell>
          <table:table-cell office:value-type="float" office:value="389941000" calcext:value-type="float">
            <text:p>389941000</text:p>
          </table:table-cell>
        </table:table-row>
        <table:table-row table:style-name="ro1">
          <table:table-cell office:value-type="date" office:date-value="2019-09-01" calcext:value-type="date">
            <text:p>1. Sep. 2019</text:p>
          </table:table-cell>
          <table:table-cell office:value-type="float" office:value="19.6" calcext:value-type="float">
            <text:p>19.6</text:p>
          </table:table-cell>
          <table:table-cell office:value-type="float" office:value="19.889999" calcext:value-type="float">
            <text:p>19.889999</text:p>
          </table:table-cell>
          <table:table-cell office:value-type="float" office:value="16.93" calcext:value-type="float">
            <text:p>16.93</text:p>
          </table:table-cell>
          <table:table-cell office:value-type="float" office:value="17.33" calcext:value-type="float">
            <text:p>17.33</text:p>
          </table:table-cell>
          <table:table-cell office:value-type="float" office:value="16.975893" calcext:value-type="float">
            <text:p>16.975893</text:p>
          </table:table-cell>
          <table:table-cell office:value-type="float" office:value="363424500" calcext:value-type="float">
            <text:p>363424500</text:p>
          </table:table-cell>
        </table:table-row>
        <table:table-row table:style-name="ro1">
          <table:table-cell office:value-type="date" office:date-value="2019-10-01" calcext:value-type="date">
            <text:p>1. Oct. 2019</text:p>
          </table:table-cell>
          <table:table-cell office:value-type="float" office:value="17.16" calcext:value-type="float">
            <text:p>17.16</text:p>
          </table:table-cell>
          <table:table-cell office:value-type="float" office:value="18.209999" calcext:value-type="float">
            <text:p>18.209999</text:p>
          </table:table-cell>
          <table:table-cell office:value-type="float" office:value="16.43" calcext:value-type="float">
            <text:p>16.43</text:p>
          </table:table-cell>
          <table:table-cell office:value-type="float" office:value="17.360001" calcext:value-type="float">
            <text:p>17.360001</text:p>
          </table:table-cell>
          <table:table-cell office:value-type="float" office:value="17.005281" calcext:value-type="float">
            <text:p>17.005281</text:p>
          </table:table-cell>
          <table:table-cell office:value-type="float" office:value="277118700" calcext:value-type="float">
            <text:p>277118700</text:p>
          </table:table-cell>
        </table:table-row>
        <table:table-row table:style-name="ro1">
          <table:table-cell office:value-type="date" office:date-value="2019-11-01" calcext:value-type="date">
            <text:p>1. Nov. 2019</text:p>
          </table:table-cell>
          <table:table-cell office:value-type="float" office:value="17.219999" calcext:value-type="float">
            <text:p>17.219999</text:p>
          </table:table-cell>
          <table:table-cell office:value-type="float" office:value="17.32" calcext:value-type="float">
            <text:p>17.32</text:p>
          </table:table-cell>
          <table:table-cell office:value-type="float" office:value="16.07" calcext:value-type="float">
            <text:p>16.07</text:p>
          </table:table-cell>
          <table:table-cell office:value-type="float" office:value="16.799999" calcext:value-type="float">
            <text:p>16.799999</text:p>
          </table:table-cell>
          <table:table-cell office:value-type="float" office:value="16.456722" calcext:value-type="float">
            <text:p>16.456722</text:p>
          </table:table-cell>
          <table:table-cell office:value-type="float" office:value="217504900" calcext:value-type="float">
            <text:p>217504900</text:p>
          </table:table-cell>
        </table:table-row>
        <table:table-row table:style-name="ro1">
          <table:table-cell office:value-type="date" office:date-value="2019-12-01" calcext:value-type="date">
            <text:p>1. Dec. 2019</text:p>
          </table:table-cell>
          <table:table-cell office:value-type="float" office:value="16.76" calcext:value-type="float">
            <text:p>16.76</text:p>
          </table:table-cell>
          <table:table-cell office:value-type="float" office:value="18.83" calcext:value-type="float">
            <text:p>18.83</text:p>
          </table:table-cell>
          <table:table-cell office:value-type="float" office:value="16.73" calcext:value-type="float">
            <text:p>16.73</text:p>
          </table:table-cell>
          <table:table-cell office:value-type="float" office:value="18.59" calcext:value-type="float">
            <text:p>18.59</text:p>
          </table:table-cell>
          <table:table-cell office:value-type="float" office:value="18.264833" calcext:value-type="float">
            <text:p>18.264833</text:p>
          </table:table-cell>
          <table:table-cell office:value-type="float" office:value="219232600" calcext:value-type="float">
            <text:p>219232600</text:p>
          </table:table-cell>
        </table:table-row>
        <table:table-row table:style-name="ro1">
          <table:table-cell office:value-type="date" office:date-value="2020-01-01" calcext:value-type="date">
            <text:p>1. Jan. 2020</text:p>
          </table:table-cell>
          <table:table-cell office:value-type="float" office:value="18.709999" calcext:value-type="float">
            <text:p>18.709999</text:p>
          </table:table-cell>
          <table:table-cell office:value-type="float" office:value="19.17" calcext:value-type="float">
            <text:p>19.17</text:p>
          </table:table-cell>
          <table:table-cell office:value-type="float" office:value="17.26" calcext:value-type="float">
            <text:p>17.26</text:p>
          </table:table-cell>
          <table:table-cell office:value-type="float" office:value="18.52" calcext:value-type="float">
            <text:p>18.52</text:p>
          </table:table-cell>
          <table:table-cell office:value-type="float" office:value="18.196058" calcext:value-type="float">
            <text:p>18.196058</text:p>
          </table:table-cell>
          <table:table-cell office:value-type="float" office:value="254467200" calcext:value-type="float">
            <text:p>254467200</text:p>
          </table:table-cell>
        </table:table-row>
        <table:table-row table:style-name="ro1">
          <table:table-cell office:value-type="date" office:date-value="2020-02-01" calcext:value-type="date">
            <text:p>1. Feb. 2020</text:p>
          </table:table-cell>
          <table:table-cell office:value-type="float" office:value="18.370001" calcext:value-type="float">
            <text:p>18.370001</text:p>
          </table:table-cell>
          <table:table-cell office:value-type="float" office:value="22.57" calcext:value-type="float">
            <text:p>22.57</text:p>
          </table:table-cell>
          <table:table-cell office:value-type="float" office:value="17.629999" calcext:value-type="float">
            <text:p>17.629999</text:p>
          </table:table-cell>
          <table:table-cell office:value-type="float" office:value="19.040001" calcext:value-type="float">
            <text:p>19.040001</text:p>
          </table:table-cell>
          <table:table-cell office:value-type="float" office:value="18.706963" calcext:value-type="float">
            <text:p>18.706963</text:p>
          </table:table-cell>
          <table:table-cell office:value-type="float" office:value="344757400" calcext:value-type="float">
            <text:p>344757400</text:p>
          </table:table-cell>
        </table:table-row>
        <table:table-row table:style-name="ro1">
          <table:table-cell office:value-type="date" office:date-value="2020-03-01" calcext:value-type="date">
            <text:p>1. Mar. 2020</text:p>
          </table:table-cell>
          <table:table-cell office:value-type="float" office:value="19.42" calcext:value-type="float">
            <text:p>19.42</text:p>
          </table:table-cell>
          <table:table-cell office:value-type="float" office:value="21.83" calcext:value-type="float">
            <text:p>21.83</text:p>
          </table:table-cell>
          <table:table-cell office:value-type="float" office:value="12.65" calcext:value-type="float">
            <text:p>12.65</text:p>
          </table:table-cell>
          <table:table-cell office:value-type="float" office:value="18.32" calcext:value-type="float">
            <text:p>18.32</text:p>
          </table:table-cell>
          <table:table-cell office:value-type="float" office:value="18.059496" calcext:value-type="float">
            <text:p>18.059496</text:p>
          </table:table-cell>
          <table:table-cell office:value-type="float" office:value="600507500" calcext:value-type="float">
            <text:p>600507500</text:p>
          </table:table-cell>
        </table:table-row>
        <table:table-row table:style-name="ro1">
          <table:table-cell office:value-type="date" office:date-value="2020-04-01" calcext:value-type="date">
            <text:p>1. Apr. 2020</text:p>
          </table:table-cell>
          <table:table-cell office:value-type="float" office:value="18.41" calcext:value-type="float">
            <text:p>18.41</text:p>
          </table:table-cell>
          <table:table-cell office:value-type="float" office:value="28.5" calcext:value-type="float">
            <text:p>28.5</text:p>
          </table:table-cell>
          <table:table-cell office:value-type="float" office:value="18.26" calcext:value-type="float">
            <text:p>18.26</text:p>
          </table:table-cell>
          <table:table-cell office:value-type="float" office:value="25.719999" calcext:value-type="float">
            <text:p>25.719999</text:p>
          </table:table-cell>
          <table:table-cell office:value-type="float" office:value="25.354271" calcext:value-type="float">
            <text:p>25.354271</text:p>
          </table:table-cell>
          <table:table-cell office:value-type="float" office:value="454755300" calcext:value-type="float">
            <text:p>454755300</text:p>
          </table:table-cell>
        </table:table-row>
        <table:table-row table:style-name="ro1">
          <table:table-cell office:value-type="date" office:date-value="2020-05-01" calcext:value-type="date">
            <text:p>1. May. 2020</text:p>
          </table:table-cell>
          <table:table-cell office:value-type="float" office:value="25.280001" calcext:value-type="float">
            <text:p>25.280001</text:p>
          </table:table-cell>
          <table:table-cell office:value-type="float" office:value="28.360001" calcext:value-type="float">
            <text:p>28.360001</text:p>
          </table:table-cell>
          <table:table-cell office:value-type="float" office:value="23.059999" calcext:value-type="float">
            <text:p>23.059999</text:p>
          </table:table-cell>
          <table:table-cell office:value-type="float" office:value="24" calcext:value-type="float">
            <text:p>24</text:p>
          </table:table-cell>
          <table:table-cell office:value-type="float" office:value="23.658726" calcext:value-type="float">
            <text:p>23.658726</text:p>
          </table:table-cell>
          <table:table-cell office:value-type="float" office:value="372165400" calcext:value-type="float">
            <text:p>372165400</text:p>
          </table:table-cell>
        </table:table-row>
        <table:table-row table:style-name="ro1">
          <table:table-cell office:value-type="date" office:date-value="2020-06-01" calcext:value-type="date">
            <text:p>1. Jun. 2020</text:p>
          </table:table-cell>
          <table:table-cell office:value-type="float" office:value="24.1" calcext:value-type="float">
            <text:p>24.1</text:p>
          </table:table-cell>
          <table:table-cell office:value-type="float" office:value="27.040001" calcext:value-type="float">
            <text:p>27.040001</text:p>
          </table:table-cell>
          <table:table-cell office:value-type="float" office:value="22.129999" calcext:value-type="float">
            <text:p>22.129999</text:p>
          </table:table-cell>
          <table:table-cell office:value-type="float" office:value="26.940001" calcext:value-type="float">
            <text:p>26.940001</text:p>
          </table:table-cell>
          <table:table-cell office:value-type="float" office:value="26.634867" calcext:value-type="float">
            <text:p>26.634867</text:p>
          </table:table-cell>
          <table:table-cell office:value-type="float" office:value="385693000" calcext:value-type="float">
            <text:p>385693000</text:p>
          </table:table-cell>
        </table:table-row>
        <table:table-row table:style-name="ro1">
          <table:table-cell office:value-type="date" office:date-value="2020-07-01" calcext:value-type="date">
            <text:p>1. Jul. 2020</text:p>
          </table:table-cell>
          <table:table-cell office:value-type="float" office:value="26.98" calcext:value-type="float">
            <text:p>26.98</text:p>
          </table:table-cell>
          <table:table-cell office:value-type="float" office:value="30.200001" calcext:value-type="float">
            <text:p>30.200001</text:p>
          </table:table-cell>
          <table:table-cell office:value-type="float" office:value="25.879999" calcext:value-type="float">
            <text:p>25.879999</text:p>
          </table:table-cell>
          <table:table-cell office:value-type="float" office:value="28.91" calcext:value-type="float">
            <text:p>28.91</text:p>
          </table:table-cell>
          <table:table-cell office:value-type="float" office:value="28.582554" calcext:value-type="float">
            <text:p>28.582554</text:p>
          </table:table-cell>
          <table:table-cell office:value-type="float" office:value="344339800" calcext:value-type="float">
            <text:p>344339800</text:p>
          </table:table-cell>
        </table:table-row>
        <table:table-row table:style-name="ro1">
          <table:table-cell office:value-type="date" office:date-value="2020-08-01" calcext:value-type="date">
            <text:p>1. Aug. 2020</text:p>
          </table:table-cell>
          <table:table-cell office:value-type="float" office:value="28.799999" calcext:value-type="float">
            <text:p>28.799999</text:p>
          </table:table-cell>
          <table:table-cell office:value-type="float" office:value="31.219999" calcext:value-type="float">
            <text:p>31.219999</text:p>
          </table:table-cell>
          <table:table-cell office:value-type="float" office:value="25.870001" calcext:value-type="float">
            <text:p>25.870001</text:p>
          </table:table-cell>
          <table:table-cell office:value-type="float" office:value="29.65" calcext:value-type="float">
            <text:p>29.65</text:p>
          </table:table-cell>
          <table:table-cell office:value-type="float" office:value="29.314173" calcext:value-type="float">
            <text:p>29.314173</text:p>
          </table:table-cell>
          <table:table-cell office:value-type="float" office:value="464688200" calcext:value-type="float">
            <text:p>464688200</text:p>
          </table:table-cell>
        </table:table-row>
        <table:table-row table:style-name="ro1">
          <table:table-cell office:value-type="date" office:date-value="2020-09-01" calcext:value-type="date">
            <text:p>1. Sep. 2020</text:p>
          </table:table-cell>
          <table:table-cell office:value-type="float" office:value="30.27" calcext:value-type="float">
            <text:p>30.27</text:p>
          </table:table-cell>
          <table:table-cell office:value-type="float" office:value="30.870001" calcext:value-type="float">
            <text:p>30.870001</text:p>
          </table:table-cell>
          <table:table-cell office:value-type="float" office:value="26.83" calcext:value-type="float">
            <text:p>26.83</text:p>
          </table:table-cell>
          <table:table-cell office:value-type="float" office:value="28.110001" calcext:value-type="float">
            <text:p>28.110001</text:p>
          </table:table-cell>
          <table:table-cell office:value-type="float" office:value="27.869627" calcext:value-type="float">
            <text:p>27.869627</text:p>
          </table:table-cell>
          <table:table-cell office:value-type="float" office:value="368325700" calcext:value-type="float">
            <text:p>368325700</text:p>
          </table:table-cell>
        </table:table-row>
        <table:table-row table:style-name="ro1">
          <table:table-cell office:value-type="date" office:date-value="2020-10-01" calcext:value-type="date">
            <text:p>1. Oct. 2020</text:p>
          </table:table-cell>
          <table:table-cell office:value-type="float" office:value="28.389999" calcext:value-type="float">
            <text:p>28.389999</text:p>
          </table:table-cell>
          <table:table-cell office:value-type="float" office:value="28.74" calcext:value-type="float">
            <text:p>28.74</text:p>
          </table:table-cell>
          <table:table-cell office:value-type="float" office:value="25.559999" calcext:value-type="float">
            <text:p>25.559999</text:p>
          </table:table-cell>
          <table:table-cell office:value-type="float" office:value="26.73" calcext:value-type="float">
            <text:p>26.73</text:p>
          </table:table-cell>
          <table:table-cell office:value-type="float" office:value="26.501427" calcext:value-type="float">
            <text:p>26.501427</text:p>
          </table:table-cell>
          <table:table-cell office:value-type="float" office:value="283368400" calcext:value-type="float">
            <text:p>283368400</text:p>
          </table:table-cell>
        </table:table-row>
        <table:table-row table:style-name="ro1">
          <table:table-cell office:value-type="date" office:date-value="2020-11-01" calcext:value-type="date">
            <text:p>1. Nov. 2020</text:p>
          </table:table-cell>
          <table:table-cell office:value-type="float" office:value="27" calcext:value-type="float">
            <text:p>27</text:p>
          </table:table-cell>
          <table:table-cell office:value-type="float" office:value="29.6" calcext:value-type="float">
            <text:p>29.6</text:p>
          </table:table-cell>
          <table:table-cell office:value-type="float" office:value="22.219999" calcext:value-type="float">
            <text:p>22.219999</text:p>
          </table:table-cell>
          <table:table-cell office:value-type="float" office:value="23.139999" calcext:value-type="float">
            <text:p>23.139999</text:p>
          </table:table-cell>
          <table:table-cell office:value-type="float" office:value="22.942125" calcext:value-type="float">
            <text:p>22.942125</text:p>
          </table:table-cell>
          <table:table-cell office:value-type="float" office:value="460943800" calcext:value-type="float">
            <text:p>460943800</text:p>
          </table:table-cell>
        </table:table-row>
        <table:table-row table:style-name="ro1">
          <table:table-cell office:value-type="date" office:date-value="2020-12-01" calcext:value-type="date">
            <text:p>1. Dec. 2020</text:p>
          </table:table-cell>
          <table:table-cell office:value-type="float" office:value="23.860001" calcext:value-type="float">
            <text:p>23.860001</text:p>
          </table:table-cell>
          <table:table-cell office:value-type="float" office:value="24.209999" calcext:value-type="float">
            <text:p>24.209999</text:p>
          </table:table-cell>
          <table:table-cell office:value-type="float" office:value="22.26" calcext:value-type="float">
            <text:p>22.26</text:p>
          </table:table-cell>
          <table:table-cell office:value-type="float" office:value="22.780001" calcext:value-type="float">
            <text:p>22.780001</text:p>
          </table:table-cell>
          <table:table-cell office:value-type="float" office:value="22.674593" calcext:value-type="float">
            <text:p>22.674593</text:p>
          </table:table-cell>
          <table:table-cell office:value-type="float" office:value="369771100" calcext:value-type="float">
            <text:p>369771100</text:p>
          </table:table-cell>
        </table:table-row>
        <table:table-row table:style-name="ro1">
          <table:table-cell office:value-type="date" office:date-value="2021-01-01" calcext:value-type="date">
            <text:p>1. Jan. 2021</text:p>
          </table:table-cell>
          <table:table-cell office:value-type="float" office:value="23.85" calcext:value-type="float">
            <text:p>23.85</text:p>
          </table:table-cell>
          <table:table-cell office:value-type="float" office:value="24.950001" calcext:value-type="float">
            <text:p>24.950001</text:p>
          </table:table-cell>
          <table:table-cell office:value-type="float" office:value="21.879999" calcext:value-type="float">
            <text:p>21.879999</text:p>
          </table:table-cell>
          <table:table-cell office:value-type="float" office:value="22.370001" calcext:value-type="float">
            <text:p>22.370001</text:p>
          </table:table-cell>
          <table:table-cell office:value-type="float" office:value="22.266489" calcext:value-type="float">
            <text:p>22.266489</text:p>
          </table:table-cell>
          <table:table-cell office:value-type="float" office:value="409222100" calcext:value-type="float">
            <text:p>409222100</text:p>
          </table:table-cell>
        </table:table-row>
        <table:table-row table:style-name="ro1">
          <table:table-cell office:value-type="date" office:date-value="2021-02-01" calcext:value-type="date">
            <text:p>1. Feb. 2021</text:p>
          </table:table-cell>
          <table:table-cell office:value-type="float" office:value="22.93" calcext:value-type="float">
            <text:p>22.93</text:p>
          </table:table-cell>
          <table:table-cell office:value-type="float" office:value="22.969999" calcext:value-type="float">
            <text:p>22.969999</text:p>
          </table:table-cell>
          <table:table-cell office:value-type="float" office:value="18.639999" calcext:value-type="float">
            <text:p>18.639999</text:p>
          </table:table-cell>
          <table:table-cell office:value-type="float" office:value="18.67" calcext:value-type="float">
            <text:p>18.67</text:p>
          </table:table-cell>
          <table:table-cell office:value-type="float" office:value="18.583611" calcext:value-type="float">
            <text:p>18.583611</text:p>
          </table:table-cell>
          <table:table-cell office:value-type="float" office:value="399495400" calcext:value-type="float">
            <text:p>399495400</text:p>
          </table:table-cell>
        </table:table-row>
        <table:table-row table:style-name="ro1">
          <table:table-cell office:value-type="date" office:date-value="2021-03-01" calcext:value-type="date">
            <text:p>1. Mar. 2021</text:p>
          </table:table-cell>
          <table:table-cell office:value-type="float" office:value="19" calcext:value-type="float">
            <text:p>19</text:p>
          </table:table-cell>
          <table:table-cell office:value-type="float" office:value="21.34" calcext:value-type="float">
            <text:p>21.34</text:p>
          </table:table-cell>
          <table:table-cell office:value-type="float" office:value="18.799999" calcext:value-type="float">
            <text:p>18.799999</text:p>
          </table:table-cell>
          <table:table-cell table:number-columns-repeated="2" office:value-type="float" office:value="20.959999" calcext:value-type="float">
            <text:p>20.959999</text:p>
          </table:table-cell>
          <table:table-cell office:value-type="float" office:value="283642000" calcext:value-type="float">
            <text:p>283642000</text:p>
          </table:table-cell>
        </table:table-row>
        <table:table-row table:style-name="ro1" table:number-rows-repeated="10483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ZGLD" table:style-name="ta1">
        <table:table-column table:style-name="co1" table:default-cell-style-name="ce2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ZKB Gold ETF AA CHF (ZGLD.SW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date" office:date-value="2008-02-01" calcext:value-type="date">
            <text:p>1. Feb. 2008</text:p>
          </table:table-cell>
          <table:table-cell office:value-type="float" office:value="312.993011" calcext:value-type="float">
            <text:p>312.993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3.032013" calcext:value-type="float">
            <text:p>323.03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3-01" calcext:value-type="date">
            <text:p>1. Mar. 2008</text:p>
          </table:table-cell>
          <table:table-cell office:value-type="float" office:value="327.59201" calcext:value-type="float">
            <text:p>327.59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4.114014" calcext:value-type="float">
            <text:p>294.1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4-01" calcext:value-type="date">
            <text:p>1. Apr. 2008</text:p>
          </table:table-cell>
          <table:table-cell office:value-type="float" office:value="283.580994" calcext:value-type="float">
            <text:p>283.580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7.761993" calcext:value-type="float">
            <text:p>287.76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5-01" calcext:value-type="date">
            <text:p>1. May. 2008</text:p>
          </table:table-cell>
          <table:table-cell office:value-type="float" office:value="288.846008" calcext:value-type="float">
            <text:p>288.846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5.803986" calcext:value-type="float">
            <text:p>295.803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6-01" calcext:value-type="date">
            <text:p>1. Jun. 2008</text:p>
          </table:table-cell>
          <table:table-cell office:value-type="float" office:value="297.084991" calcext:value-type="float">
            <text:p>297.084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0.56601" calcext:value-type="float">
            <text:p>300.56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7-01" calcext:value-type="date">
            <text:p>1. Jul. 2008</text:p>
          </table:table-cell>
          <table:table-cell office:value-type="float" office:value="306.121002" calcext:value-type="float">
            <text:p>306.121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5.326996" calcext:value-type="float">
            <text:p>305.326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8-01" calcext:value-type="date">
            <text:p>1. Aug. 2008</text:p>
          </table:table-cell>
          <table:table-cell office:value-type="float" office:value="302.136993" calcext:value-type="float">
            <text:p>302.136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2.532013" calcext:value-type="float">
            <text:p>292.53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09-01" calcext:value-type="date">
            <text:p>1. Sep. 2008</text:p>
          </table:table-cell>
          <table:table-cell office:value-type="float" office:value="287.464996" calcext:value-type="float">
            <text:p>287.4649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2.054993" calcext:value-type="float">
            <text:p>312.054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0-01" calcext:value-type="date">
            <text:p>1. Oct. 2008</text:p>
          </table:table-cell>
          <table:table-cell office:value-type="float" office:value="315.226013" calcext:value-type="float">
            <text:p>315.226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0.769012" calcext:value-type="float">
            <text:p>270.769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1-01" calcext:value-type="date">
            <text:p>1. Nov. 2008</text:p>
          </table:table-cell>
          <table:table-cell office:value-type="float" office:value="270.661011" calcext:value-type="float">
            <text:p>270.661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5.178009" calcext:value-type="float">
            <text:p>315.178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8-12-01" calcext:value-type="date">
            <text:p>1. Dec. 2008</text:p>
          </table:table-cell>
          <table:table-cell office:value-type="float" office:value="297.532013" calcext:value-type="float">
            <text:p>297.532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3.028015" calcext:value-type="float">
            <text:p>293.028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1-01" calcext:value-type="date">
            <text:p>1. Jan. 2009</text:p>
          </table:table-cell>
          <table:table-cell office:value-type="float" office:value="300.303986" calcext:value-type="float">
            <text:p>300.303986</text:p>
          </table:table-cell>
          <table:table-cell office:value-type="float" office:value="344.43399" calcext:value-type="float">
            <text:p>344.43399</text:p>
          </table:table-cell>
          <table:table-cell office:value-type="float" office:value="288.57901" calcext:value-type="float">
            <text:p>288.57901</text:p>
          </table:table-cell>
          <table:table-cell table:number-columns-repeated="2" office:value-type="float" office:value="340.700012" calcext:value-type="float">
            <text:p>340.700012</text:p>
          </table:table-cell>
          <table:table-cell office:value-type="float" office:value="1507630" calcext:value-type="float">
            <text:p>1507630</text:p>
          </table:table-cell>
        </table:table-row>
        <table:table-row table:style-name="ro1">
          <table:table-cell office:value-type="date" office:date-value="2009-02-01" calcext:value-type="date">
            <text:p>1. Feb. 2009</text:p>
          </table:table-cell>
          <table:table-cell office:value-type="float" office:value="340.600006" calcext:value-type="float">
            <text:p>340.600006</text:p>
          </table:table-cell>
          <table:table-cell office:value-type="float" office:value="378.600006" calcext:value-type="float">
            <text:p>378.600006</text:p>
          </table:table-cell>
          <table:table-cell office:value-type="float" office:value="328.299988" calcext:value-type="float">
            <text:p>328.299988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2350020" calcext:value-type="float">
            <text:p>2350020</text:p>
          </table:table-cell>
        </table:table-row>
        <table:table-row table:style-name="ro1">
          <table:table-cell office:value-type="date" office:date-value="2009-03-01" calcext:value-type="date">
            <text:p>1. Mar. 2009</text:p>
          </table:table-cell>
          <table:table-cell office:value-type="float" office:value="357.98999" calcext:value-type="float">
            <text:p>357.98999</text:p>
          </table:table-cell>
          <table:table-cell office:value-type="float" office:value="359.519989" calcext:value-type="float">
            <text:p>359.519989</text:p>
          </table:table-cell>
          <table:table-cell office:value-type="float" office:value="328.799988" calcext:value-type="float">
            <text:p>328.799988</text:p>
          </table:table-cell>
          <table:table-cell table:number-columns-repeated="2" office:value-type="float" office:value="331.600006" calcext:value-type="float">
            <text:p>331.600006</text:p>
          </table:table-cell>
          <table:table-cell office:value-type="float" office:value="1648410" calcext:value-type="float">
            <text:p>1648410</text:p>
          </table:table-cell>
        </table:table-row>
        <table:table-row table:style-name="ro1">
          <table:table-cell office:value-type="date" office:date-value="2009-04-01" calcext:value-type="date">
            <text:p>1. Apr. 2009</text:p>
          </table:table-cell>
          <table:table-cell office:value-type="float" office:value="336.510986" calcext:value-type="float">
            <text:p>336.510986</text:p>
          </table:table-cell>
          <table:table-cell office:value-type="float" office:value="340.799988" calcext:value-type="float">
            <text:p>340.799988</text:p>
          </table:table-cell>
          <table:table-cell office:value-type="float" office:value="314.006012" calcext:value-type="float">
            <text:p>314.006012</text:p>
          </table:table-cell>
          <table:table-cell table:number-columns-repeated="2" office:value-type="float" office:value="320.399994" calcext:value-type="float">
            <text:p>320.399994</text:p>
          </table:table-cell>
          <table:table-cell office:value-type="float" office:value="1131940" calcext:value-type="float">
            <text:p>1131940</text:p>
          </table:table-cell>
        </table:table-row>
        <table:table-row table:style-name="ro1">
          <table:table-cell office:value-type="date" office:date-value="2009-05-01" calcext:value-type="date">
            <text:p>1. May. 2009</text:p>
          </table:table-cell>
          <table:table-cell office:value-type="float" office:value="322.399994" calcext:value-type="float">
            <text:p>322.399994</text:p>
          </table:table-cell>
          <table:table-cell office:value-type="float" office:value="335.196991" calcext:value-type="float">
            <text:p>335.196991</text:p>
          </table:table-cell>
          <table:table-cell office:value-type="float" office:value="320.501007" calcext:value-type="float">
            <text:p>320.50100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720730" calcext:value-type="float">
            <text:p>720730</text:p>
          </table:table-cell>
        </table:table-row>
        <table:table-row table:style-name="ro1">
          <table:table-cell office:value-type="date" office:date-value="2009-06-01" calcext:value-type="date">
            <text:p>1. Jun. 2009</text:p>
          </table:table-cell>
          <table:table-cell office:value-type="float" office:value="332" calcext:value-type="float">
            <text:p>332</text:p>
          </table:table-cell>
          <table:table-cell office:value-type="float" office:value="338.700012" calcext:value-type="float">
            <text:p>338.700012</text:p>
          </table:table-cell>
          <table:table-cell office:value-type="float" office:value="312.700989" calcext:value-type="float">
            <text:p>312.700989</text:p>
          </table:table-cell>
          <table:table-cell table:number-columns-repeated="2" office:value-type="float" office:value="320.100006" calcext:value-type="float">
            <text:p>320.100006</text:p>
          </table:table-cell>
          <table:table-cell office:value-type="float" office:value="697330" calcext:value-type="float">
            <text:p>697330</text:p>
          </table:table-cell>
        </table:table-row>
        <table:table-row table:style-name="ro1">
          <table:table-cell office:value-type="date" office:date-value="2009-07-01" calcext:value-type="date">
            <text:p>1. Jul. 2009</text:p>
          </table:table-cell>
          <table:table-cell office:value-type="float" office:value="320.899994" calcext:value-type="float">
            <text:p>320.899994</text:p>
          </table:table-cell>
          <table:table-cell office:value-type="float" office:value="326.100006" calcext:value-type="float">
            <text:p>326.100006</text:p>
          </table:table-cell>
          <table:table-cell office:value-type="float" office:value="313.049988" calcext:value-type="float">
            <text:p>313.049988</text:p>
          </table:table-cell>
          <table:table-cell table:number-columns-repeated="2" office:value-type="float" office:value="322.399994" calcext:value-type="float">
            <text:p>322.399994</text:p>
          </table:table-cell>
          <table:table-cell office:value-type="float" office:value="495360" calcext:value-type="float">
            <text:p>495360</text:p>
          </table:table-cell>
        </table:table-row>
        <table:table-row table:style-name="ro1">
          <table:table-cell office:value-type="date" office:date-value="2009-08-01" calcext:value-type="date">
            <text:p>1. Aug. 2009</text:p>
          </table:table-cell>
          <table:table-cell office:value-type="float" office:value="324.699005" calcext:value-type="float">
            <text:p>324.699005</text:p>
          </table:table-cell>
          <table:table-cell office:value-type="float" office:value="329.5" calcext:value-type="float">
            <text:p>329.5</text:p>
          </table:table-cell>
          <table:table-cell office:value-type="float" office:value="316.640015" calcext:value-type="float">
            <text:p>316.640015</text:p>
          </table:table-cell>
          <table:table-cell table:number-columns-repeated="2" office:value-type="float" office:value="318.700012" calcext:value-type="float">
            <text:p>318.700012</text:p>
          </table:table-cell>
          <table:table-cell office:value-type="float" office:value="579260" calcext:value-type="float">
            <text:p>579260</text:p>
          </table:table-cell>
        </table:table-row>
        <table:table-row table:style-name="ro1">
          <table:table-cell office:value-type="date" office:date-value="2009-09-01" calcext:value-type="date">
            <text:p>1. Sep. 2009</text:p>
          </table:table-cell>
          <table:table-cell office:value-type="float" office:value="320.799988" calcext:value-type="float">
            <text:p>320.799988</text:p>
          </table:table-cell>
          <table:table-cell office:value-type="float" office:value="338" calcext:value-type="float">
            <text:p>338</text:p>
          </table:table-cell>
          <table:table-cell office:value-type="float" office:value="318.901001" calcext:value-type="float">
            <text:p>318.901001</text:p>
          </table:table-cell>
          <table:table-cell table:number-columns-repeated="2" office:value-type="float" office:value="329.5" calcext:value-type="float">
            <text:p>329.5</text:p>
          </table:table-cell>
          <table:table-cell office:value-type="float" office:value="1089160" calcext:value-type="float">
            <text:p>1089160</text:p>
          </table:table-cell>
        </table:table-row>
        <table:table-row table:style-name="ro1">
          <table:table-cell office:value-type="date" office:date-value="2009-10-01" calcext:value-type="date">
            <text:p>1. Oct. 2009</text:p>
          </table:table-cell>
          <table:table-cell office:value-type="float" office:value="332.100006" calcext:value-type="float">
            <text:p>332.100006</text:p>
          </table:table-cell>
          <table:table-cell office:value-type="float" office:value="347" calcext:value-type="float">
            <text:p>347</text:p>
          </table:table-cell>
          <table:table-cell office:value-type="float" office:value="326.899994" calcext:value-type="float">
            <text:p>326.899994</text:p>
          </table:table-cell>
          <table:table-cell table:number-columns-repeated="2" office:value-type="float" office:value="337.100006" calcext:value-type="float">
            <text:p>337.100006</text:p>
          </table:table-cell>
          <table:table-cell office:value-type="float" office:value="840570" calcext:value-type="float">
            <text:p>840570</text:p>
          </table:table-cell>
        </table:table-row>
        <table:table-row table:style-name="ro1">
          <table:table-cell office:value-type="date" office:date-value="2009-11-01" calcext:value-type="date">
            <text:p>1. Nov. 2009</text:p>
          </table:table-cell>
          <table:table-cell office:value-type="float" office:value="339.5" calcext:value-type="float">
            <text:p>339.5</text:p>
          </table:table-cell>
          <table:table-cell office:value-type="float" office:value="377.5" calcext:value-type="float">
            <text:p>377.5</text:p>
          </table:table-cell>
          <table:table-cell office:value-type="float" office:value="339.5" calcext:value-type="float">
            <text:p>339.5</text:p>
          </table:table-cell>
          <table:table-cell table:number-columns-repeated="2" office:value-type="float" office:value="373.752991" calcext:value-type="float">
            <text:p>373.752991</text:p>
          </table:table-cell>
          <table:table-cell office:value-type="float" office:value="868340" calcext:value-type="float">
            <text:p>868340</text:p>
          </table:table-cell>
        </table:table-row>
        <table:table-row table:style-name="ro1">
          <table:table-cell office:value-type="date" office:date-value="2009-12-01" calcext:value-type="date">
            <text:p>1. Dec. 2009</text:p>
          </table:table-cell>
          <table:table-cell office:value-type="float" office:value="377.200012" calcext:value-type="float">
            <text:p>377.200012</text:p>
          </table:table-cell>
          <table:table-cell office:value-type="float" office:value="386.484009" calcext:value-type="float">
            <text:p>386.484009</text:p>
          </table:table-cell>
          <table:table-cell office:value-type="float" office:value="357.601013" calcext:value-type="float">
            <text:p>357.601013</text:p>
          </table:table-cell>
          <table:table-cell table:number-columns-repeated="2" office:value-type="float" office:value="359.681" calcext:value-type="float">
            <text:p>359.681</text:p>
          </table:table-cell>
          <table:table-cell office:value-type="float" office:value="904360" calcext:value-type="float">
            <text:p>904360</text:p>
          </table:table-cell>
        </table:table-row>
        <table:table-row table:style-name="ro1">
          <table:table-cell office:value-type="date" office:date-value="2010-01-01" calcext:value-type="date">
            <text:p>1. Jan. 2010</text:p>
          </table:table-cell>
          <table:table-cell office:value-type="float" office:value="364.5" calcext:value-type="float">
            <text:p>364.5</text:p>
          </table:table-cell>
          <table:table-cell office:value-type="float" office:value="375" calcext:value-type="float">
            <text:p>375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60.351013" calcext:value-type="float">
            <text:p>360.351013</text:p>
          </table:table-cell>
          <table:table-cell office:value-type="float" office:value="525300" calcext:value-type="float">
            <text:p>525300</text:p>
          </table:table-cell>
        </table:table-row>
        <table:table-row table:style-name="ro1">
          <table:table-cell office:value-type="date" office:date-value="2010-02-01" calcext:value-type="date">
            <text:p>1. Feb. 2010</text:p>
          </table:table-cell>
          <table:table-cell office:value-type="float" office:value="364.298004" calcext:value-type="float">
            <text:p>364.298004</text:p>
          </table:table-cell>
          <table:table-cell office:value-type="float" office:value="384.200012" calcext:value-type="float">
            <text:p>384.200012</text:p>
          </table:table-cell>
          <table:table-cell office:value-type="float" office:value="357.700012" calcext:value-type="float">
            <text:p>357.700012</text:p>
          </table:table-cell>
          <table:table-cell table:number-columns-repeated="2" office:value-type="float" office:value="379.351013" calcext:value-type="float">
            <text:p>379.351013</text:p>
          </table:table-cell>
          <table:table-cell office:value-type="float" office:value="668640" calcext:value-type="float">
            <text:p>668640</text:p>
          </table:table-cell>
        </table:table-row>
        <table:table-row table:style-name="ro1">
          <table:table-cell office:value-type="date" office:date-value="2010-03-01" calcext:value-type="date">
            <text:p>1. Mar. 2010</text:p>
          </table:table-cell>
          <table:table-cell office:value-type="float" office:value="382.799988" calcext:value-type="float">
            <text:p>382.799988</text:p>
          </table:table-cell>
          <table:table-cell office:value-type="float" office:value="389" calcext:value-type="float">
            <text:p>389</text:p>
          </table:table-cell>
          <table:table-cell office:value-type="float" office:value="367.778015" calcext:value-type="float">
            <text:p>367.778015</text:p>
          </table:table-cell>
          <table:table-cell table:number-columns-repeated="2" office:value-type="float" office:value="371.963013" calcext:value-type="float">
            <text:p>371.963013</text:p>
          </table:table-cell>
          <table:table-cell office:value-type="float" office:value="770080" calcext:value-type="float">
            <text:p>770080</text:p>
          </table:table-cell>
        </table:table-row>
        <table:table-row table:style-name="ro1">
          <table:table-cell office:value-type="date" office:date-value="2010-04-01" calcext:value-type="date">
            <text:p>1. Apr. 2010</text:p>
          </table:table-cell>
          <table:table-cell office:value-type="float" office:value="373.299988" calcext:value-type="float">
            <text:p>373.299988</text:p>
          </table:table-cell>
          <table:table-cell office:value-type="float" office:value="403.700012" calcext:value-type="float">
            <text:p>403.700012</text:p>
          </table:table-cell>
          <table:table-cell office:value-type="float" office:value="371.717987" calcext:value-type="float">
            <text:p>371.717987</text:p>
          </table:table-cell>
          <table:table-cell table:number-columns-repeated="2" office:value-type="float" office:value="403.454987" calcext:value-type="float">
            <text:p>403.454987</text:p>
          </table:table-cell>
          <table:table-cell office:value-type="float" office:value="744880" calcext:value-type="float">
            <text:p>744880</text:p>
          </table:table-cell>
        </table:table-row>
        <table:table-row table:style-name="ro1">
          <table:table-cell office:value-type="date" office:date-value="2010-05-01" calcext:value-type="date">
            <text:p>1. May. 2010</text:p>
          </table:table-cell>
          <table:table-cell office:value-type="float" office:value="404.100006" calcext:value-type="float">
            <text:p>404.100006</text:p>
          </table:table-cell>
          <table:table-cell office:value-type="float" office:value="448.098999" calcext:value-type="float">
            <text:p>448.098999</text:p>
          </table:table-cell>
          <table:table-cell office:value-type="float" office:value="403.5" calcext:value-type="float">
            <text:p>403.5</text:p>
          </table:table-cell>
          <table:table-cell table:number-columns-repeated="2" office:value-type="float" office:value="445.197998" calcext:value-type="float">
            <text:p>445.197998</text:p>
          </table:table-cell>
          <table:table-cell office:value-type="float" office:value="1325060" calcext:value-type="float">
            <text:p>1325060</text:p>
          </table:table-cell>
        </table:table-row>
        <table:table-row table:style-name="ro1">
          <table:table-cell office:value-type="date" office:date-value="2010-06-01" calcext:value-type="date">
            <text:p>1. Jun. 2010</text:p>
          </table:table-cell>
          <table:table-cell office:value-type="float" office:value="447.899994" calcext:value-type="float">
            <text:p>447.899994</text:p>
          </table:table-cell>
          <table:table-cell office:value-type="float" office:value="460.299011" calcext:value-type="float">
            <text:p>460.299011</text:p>
          </table:table-cell>
          <table:table-cell office:value-type="float" office:value="422.100006" calcext:value-type="float">
            <text:p>422.100006</text:p>
          </table:table-cell>
          <table:table-cell table:number-columns-repeated="2" office:value-type="float" office:value="424.338989" calcext:value-type="float">
            <text:p>424.338989</text:p>
          </table:table-cell>
          <table:table-cell office:value-type="float" office:value="901610" calcext:value-type="float">
            <text:p>901610</text:p>
          </table:table-cell>
        </table:table-row>
        <table:table-row table:style-name="ro1">
          <table:table-cell office:value-type="date" office:date-value="2010-07-01" calcext:value-type="date">
            <text:p>1. Jul. 2010</text:p>
          </table:table-cell>
          <table:table-cell office:value-type="float" office:value="422.600006" calcext:value-type="float">
            <text:p>422.600006</text:p>
          </table:table-cell>
          <table:table-cell office:value-type="float" office:value="422.924988" calcext:value-type="float">
            <text:p>422.924988</text:p>
          </table:table-cell>
          <table:table-cell office:value-type="float" office:value="382.479004" calcext:value-type="float">
            <text:p>382.479004</text:p>
          </table:table-cell>
          <table:table-cell table:number-columns-repeated="2" office:value-type="float" office:value="389.597992" calcext:value-type="float">
            <text:p>389.597992</text:p>
          </table:table-cell>
          <table:table-cell office:value-type="float" office:value="644110" calcext:value-type="float">
            <text:p>644110</text:p>
          </table:table-cell>
        </table:table-row>
        <table:table-row table:style-name="ro1">
          <table:table-cell office:value-type="date" office:date-value="2010-08-01" calcext:value-type="date">
            <text:p>1. Aug. 2010</text:p>
          </table:table-cell>
          <table:table-cell office:value-type="float" office:value="390.144989" calcext:value-type="float">
            <text:p>390.144989</text:p>
          </table:table-cell>
          <table:table-cell office:value-type="float" office:value="408.020996" calcext:value-type="float">
            <text:p>408.020996</text:p>
          </table:table-cell>
          <table:table-cell office:value-type="float" office:value="387.421997" calcext:value-type="float">
            <text:p>387.421997</text:p>
          </table:table-cell>
          <table:table-cell table:number-columns-repeated="2" office:value-type="float" office:value="401.399994" calcext:value-type="float">
            <text:p>401.399994</text:p>
          </table:table-cell>
          <table:table-cell office:value-type="float" office:value="516300" calcext:value-type="float">
            <text:p>516300</text:p>
          </table:table-cell>
        </table:table-row>
        <table:table-row table:style-name="ro1">
          <table:table-cell office:value-type="date" office:date-value="2010-09-01" calcext:value-type="date">
            <text:p>1. Sep. 2010</text:p>
          </table:table-cell>
          <table:table-cell office:value-type="float" office:value="402.872009" calcext:value-type="float">
            <text:p>402.872009</text:p>
          </table:table-cell>
          <table:table-cell office:value-type="float" office:value="413.481995" calcext:value-type="float">
            <text:p>413.481995</text:p>
          </table:table-cell>
          <table:table-cell office:value-type="float" office:value="397.053986" calcext:value-type="float">
            <text:p>397.053986</text:p>
          </table:table-cell>
          <table:table-cell table:number-columns-repeated="2" office:value-type="float" office:value="404.334991" calcext:value-type="float">
            <text:p>404.334991</text:p>
          </table:table-cell>
          <table:table-cell office:value-type="float" office:value="505740" calcext:value-type="float">
            <text:p>505740</text:p>
          </table:table-cell>
        </table:table-row>
        <table:table-row table:style-name="ro1">
          <table:table-cell office:value-type="date" office:date-value="2010-10-01" calcext:value-type="date">
            <text:p>1. Oct. 2010</text:p>
          </table:table-cell>
          <table:table-cell office:value-type="float" office:value="405.130005" calcext:value-type="float">
            <text:p>405.130005</text:p>
          </table:table-cell>
          <table:table-cell office:value-type="float" office:value="422.035004" calcext:value-type="float">
            <text:p>422.035004</text:p>
          </table:table-cell>
          <table:table-cell office:value-type="float" office:value="404.005005" calcext:value-type="float">
            <text:p>404.005005</text:p>
          </table:table-cell>
          <table:table-cell table:number-columns-repeated="2" office:value-type="float" office:value="419.058014" calcext:value-type="float">
            <text:p>419.058014</text:p>
          </table:table-cell>
          <table:table-cell office:value-type="float" office:value="597680" calcext:value-type="float">
            <text:p>597680</text:p>
          </table:table-cell>
        </table:table-row>
        <table:table-row table:style-name="ro1">
          <table:table-cell office:value-type="date" office:date-value="2010-11-01" calcext:value-type="date">
            <text:p>1. Nov. 2010</text:p>
          </table:table-cell>
          <table:table-cell office:value-type="float" office:value="423.90799" calcext:value-type="float">
            <text:p>423.90799</text:p>
          </table:table-cell>
          <table:table-cell office:value-type="float" office:value="437.984009" calcext:value-type="float">
            <text:p>437.984009</text:p>
          </table:table-cell>
          <table:table-cell office:value-type="float" office:value="411.263" calcext:value-type="float">
            <text:p>411.263</text:p>
          </table:table-cell>
          <table:table-cell table:number-columns-repeated="2" office:value-type="float" office:value="436.34201" calcext:value-type="float">
            <text:p>436.34201</text:p>
          </table:table-cell>
          <table:table-cell office:value-type="float" office:value="694640" calcext:value-type="float">
            <text:p>694640</text:p>
          </table:table-cell>
        </table:table-row>
        <table:table-row table:style-name="ro1">
          <table:table-cell office:value-type="date" office:date-value="2010-12-01" calcext:value-type="date">
            <text:p>1. Dec. 2010</text:p>
          </table:table-cell>
          <table:table-cell office:value-type="float" office:value="440.832001" calcext:value-type="float">
            <text:p>440.832001</text:p>
          </table:table-cell>
          <table:table-cell office:value-type="float" office:value="443.821014" calcext:value-type="float">
            <text:p>443.821014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418.153015" calcext:value-type="float">
            <text:p>418.153015</text:p>
          </table:table-cell>
          <table:table-cell office:value-type="float" office:value="544240" calcext:value-type="float">
            <text:p>544240</text:p>
          </table:table-cell>
        </table:table-row>
        <table:table-row table:style-name="ro1">
          <table:table-cell office:value-type="date" office:date-value="2011-01-01" calcext:value-type="date">
            <text:p>1. Jan. 2011</text:p>
          </table:table-cell>
          <table:table-cell office:value-type="float" office:value="419.975006" calcext:value-type="float">
            <text:p>419.975006</text:p>
          </table:table-cell>
          <table:table-cell office:value-type="float" office:value="427" calcext:value-type="float">
            <text:p>427</text:p>
          </table:table-cell>
          <table:table-cell office:value-type="float" office:value="390.234985" calcext:value-type="float">
            <text:p>390.234985</text:p>
          </table:table-cell>
          <table:table-cell table:number-columns-repeated="2" office:value-type="float" office:value="394.744995" calcext:value-type="float">
            <text:p>394.744995</text:p>
          </table:table-cell>
          <table:table-cell office:value-type="float" office:value="740470" calcext:value-type="float">
            <text:p>740470</text:p>
          </table:table-cell>
        </table:table-row>
        <table:table-row table:style-name="ro1">
          <table:table-cell office:value-type="date" office:date-value="2011-02-01" calcext:value-type="date">
            <text:p>1. Feb. 2011</text:p>
          </table:table-cell>
          <table:table-cell office:value-type="float" office:value="396.825989" calcext:value-type="float">
            <text:p>396.825989</text:p>
          </table:table-cell>
          <table:table-cell office:value-type="float" office:value="422.19101" calcext:value-type="float">
            <text:p>422.19101</text:p>
          </table:table-cell>
          <table:table-cell office:value-type="float" office:value="393.393005" calcext:value-type="float">
            <text:p>393.393005</text:p>
          </table:table-cell>
          <table:table-cell table:number-columns-repeated="2" office:value-type="float" office:value="415.118988" calcext:value-type="float">
            <text:p>415.118988</text:p>
          </table:table-cell>
          <table:table-cell office:value-type="float" office:value="517200" calcext:value-type="float">
            <text:p>517200</text:p>
          </table:table-cell>
        </table:table-row>
        <table:table-row table:style-name="ro1">
          <table:table-cell office:value-type="date" office:date-value="2011-03-01" calcext:value-type="date">
            <text:p>1. Mar. 2011</text:p>
          </table:table-cell>
          <table:table-cell office:value-type="float" office:value="416.010986" calcext:value-type="float">
            <text:p>416.010986</text:p>
          </table:table-cell>
          <table:table-cell office:value-type="float" office:value="422.912994" calcext:value-type="float">
            <text:p>422.912994</text:p>
          </table:table-cell>
          <table:table-cell office:value-type="float" office:value="396.335999" calcext:value-type="float">
            <text:p>396.335999</text:p>
          </table:table-cell>
          <table:table-cell table:number-columns-repeated="2" office:value-type="float" office:value="415.605011" calcext:value-type="float">
            <text:p>415.605011</text:p>
          </table:table-cell>
          <table:table-cell office:value-type="float" office:value="480080" calcext:value-type="float">
            <text:p>480080</text:p>
          </table:table-cell>
        </table:table-row>
        <table:table-row table:style-name="ro1">
          <table:table-cell office:value-type="date" office:date-value="2011-04-01" calcext:value-type="date">
            <text:p>1. Apr. 2011</text:p>
          </table:table-cell>
          <table:table-cell office:value-type="float" office:value="416.372986" calcext:value-type="float">
            <text:p>416.372986</text:p>
          </table:table-cell>
          <table:table-cell office:value-type="float" office:value="425.700012" calcext:value-type="float">
            <text:p>425.700012</text:p>
          </table:table-cell>
          <table:table-cell office:value-type="float" office:value="409.901001" calcext:value-type="float">
            <text:p>409.901001</text:p>
          </table:table-cell>
          <table:table-cell table:number-columns-repeated="2" office:value-type="float" office:value="421.92099" calcext:value-type="float">
            <text:p>421.92099</text:p>
          </table:table-cell>
          <table:table-cell office:value-type="float" office:value="532410" calcext:value-type="float">
            <text:p>532410</text:p>
          </table:table-cell>
        </table:table-row>
        <table:table-row table:style-name="ro1">
          <table:table-cell office:value-type="date" office:date-value="2011-05-01" calcext:value-type="date">
            <text:p>1. May. 2011</text:p>
          </table:table-cell>
          <table:table-cell office:value-type="float" office:value="425.497986" calcext:value-type="float">
            <text:p>425.497986</text:p>
          </table:table-cell>
          <table:table-cell office:value-type="float" office:value="428.834015" calcext:value-type="float">
            <text:p>428.834015</text:p>
          </table:table-cell>
          <table:table-cell office:value-type="float" office:value="405.062988" calcext:value-type="float">
            <text:p>405.062988</text:p>
          </table:table-cell>
          <table:table-cell table:number-columns-repeated="2" office:value-type="float" office:value="413.286987" calcext:value-type="float">
            <text:p>413.286987</text:p>
          </table:table-cell>
          <table:table-cell office:value-type="float" office:value="848060" calcext:value-type="float">
            <text:p>848060</text:p>
          </table:table-cell>
        </table:table-row>
        <table:table-row table:style-name="ro1">
          <table:table-cell office:value-type="date" office:date-value="2011-06-01" calcext:value-type="date">
            <text:p>1. Jun. 2011</text:p>
          </table:table-cell>
          <table:table-cell table:number-columns-repeated="2" office:value-type="float" office:value="412.541992" calcext:value-type="float">
            <text:p>412.541992</text:p>
          </table:table-cell>
          <table:table-cell office:value-type="float" office:value="391.787994" calcext:value-type="float">
            <text:p>391.787994</text:p>
          </table:table-cell>
          <table:table-cell table:number-columns-repeated="2" office:value-type="float" office:value="400.971008" calcext:value-type="float">
            <text:p>400.971008</text:p>
          </table:table-cell>
          <table:table-cell office:value-type="float" office:value="415330" calcext:value-type="float">
            <text:p>415330</text:p>
          </table:table-cell>
        </table:table-row>
        <table:table-row table:style-name="ro1">
          <table:table-cell office:value-type="date" office:date-value="2011-07-01" calcext:value-type="date">
            <text:p>1. Jul. 2011</text:p>
          </table:table-cell>
          <table:table-cell office:value-type="float" office:value="398.864014" calcext:value-type="float">
            <text:p>398.864014</text:p>
          </table:table-cell>
          <table:table-cell office:value-type="float" office:value="417" calcext:value-type="float">
            <text:p>417</text:p>
          </table:table-cell>
          <table:table-cell office:value-type="float" office:value="395.526001" calcext:value-type="float">
            <text:p>395.526001</text:p>
          </table:table-cell>
          <table:table-cell table:number-columns-repeated="2" office:value-type="float" office:value="404.143005" calcext:value-type="float">
            <text:p>404.143005</text:p>
          </table:table-cell>
          <table:table-cell office:value-type="float" office:value="492710" calcext:value-type="float">
            <text:p>492710</text:p>
          </table:table-cell>
        </table:table-row>
        <table:table-row table:style-name="ro1">
          <table:table-cell office:value-type="date" office:date-value="2011-08-01" calcext:value-type="date">
            <text:p>1. Aug. 2011</text:p>
          </table:table-cell>
          <table:table-cell office:value-type="float" office:value="399.925995" calcext:value-type="float">
            <text:p>399.925995</text:p>
          </table:table-cell>
          <table:table-cell office:value-type="float" office:value="474" calcext:value-type="float">
            <text:p>474</text:p>
          </table:table-cell>
          <table:table-cell office:value-type="float" office:value="397.846008" calcext:value-type="float">
            <text:p>397.846008</text:p>
          </table:table-cell>
          <table:table-cell table:number-columns-repeated="2" office:value-type="float" office:value="461.403992" calcext:value-type="float">
            <text:p>461.403992</text:p>
          </table:table-cell>
          <table:table-cell office:value-type="float" office:value="1662790" calcext:value-type="float">
            <text:p>1662790</text:p>
          </table:table-cell>
        </table:table-row>
        <table:table-row table:style-name="ro1">
          <table:table-cell office:value-type="date" office:date-value="2011-09-01" calcext:value-type="date">
            <text:p>1. Sep. 2011</text:p>
          </table:table-cell>
          <table:table-cell office:value-type="float" office:value="461.062012" calcext:value-type="float">
            <text:p>461.062012</text:p>
          </table:table-cell>
          <table:table-cell office:value-type="float" office:value="521.252991" calcext:value-type="float">
            <text:p>521.252991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464.109009" calcext:value-type="float">
            <text:p>464.109009</text:p>
          </table:table-cell>
          <table:table-cell office:value-type="float" office:value="1351130" calcext:value-type="float">
            <text:p>1351130</text:p>
          </table:table-cell>
        </table:table-row>
        <table:table-row table:style-name="ro1">
          <table:table-cell office:value-type="date" office:date-value="2011-10-01" calcext:value-type="date">
            <text:p>1. Oct. 2011</text:p>
          </table:table-cell>
          <table:table-cell office:value-type="float" office:value="472.368988" calcext:value-type="float">
            <text:p>472.368988</text:p>
          </table:table-cell>
          <table:table-cell office:value-type="float" office:value="486.015991" calcext:value-type="float">
            <text:p>486.015991</text:p>
          </table:table-cell>
          <table:table-cell office:value-type="float" office:value="453.808014" calcext:value-type="float">
            <text:p>453.808014</text:p>
          </table:table-cell>
          <table:table-cell table:number-columns-repeated="2" office:value-type="float" office:value="473.730011" calcext:value-type="float">
            <text:p>473.730011</text:p>
          </table:table-cell>
          <table:table-cell office:value-type="float" office:value="590010" calcext:value-type="float">
            <text:p>590010</text:p>
          </table:table-cell>
        </table:table-row>
        <table:table-row table:style-name="ro1">
          <table:table-cell office:value-type="date" office:date-value="2011-11-01" calcext:value-type="date">
            <text:p>1. Nov. 2011</text:p>
          </table:table-cell>
          <table:table-cell office:value-type="float" office:value="475.850006" calcext:value-type="float">
            <text:p>475.850006</text:p>
          </table:table-cell>
          <table:table-cell office:value-type="float" office:value="514" calcext:value-type="float">
            <text:p>514</text:p>
          </table:table-cell>
          <table:table-cell office:value-type="float" office:value="473.380005" calcext:value-type="float">
            <text:p>473.380005</text:p>
          </table:table-cell>
          <table:table-cell table:number-columns-repeated="2" office:value-type="float" office:value="500.809998" calcext:value-type="float">
            <text:p>500.809998</text:p>
          </table:table-cell>
          <table:table-cell office:value-type="float" office:value="607299" calcext:value-type="float">
            <text:p>607299</text:p>
          </table:table-cell>
        </table:table-row>
        <table:table-row table:style-name="ro1">
          <table:table-cell office:value-type="date" office:date-value="2011-12-01" calcext:value-type="date">
            <text:p>1. Dec. 2011</text:p>
          </table:table-cell>
          <table:table-cell office:value-type="float" office:value="500.309998" calcext:value-type="float">
            <text:p>500.309998</text:p>
          </table:table-cell>
          <table:table-cell office:value-type="float" office:value="508.429993" calcext:value-type="float">
            <text:p>508.429993</text:p>
          </table:table-cell>
          <table:table-cell office:value-type="float" office:value="452.559998" calcext:value-type="float">
            <text:p>452.559998</text:p>
          </table:table-cell>
          <table:table-cell table:number-columns-repeated="2" office:value-type="float" office:value="463.559998" calcext:value-type="float">
            <text:p>463.559998</text:p>
          </table:table-cell>
          <table:table-cell office:value-type="float" office:value="703015" calcext:value-type="float">
            <text:p>703015</text:p>
          </table:table-cell>
        </table:table-row>
        <table:table-row table:style-name="ro1">
          <table:table-cell office:value-type="date" office:date-value="2012-01-01" calcext:value-type="date">
            <text:p>1. Jan. 2012</text:p>
          </table:table-cell>
          <table:table-cell office:value-type="float" office:value="469.410004" calcext:value-type="float">
            <text:p>469.410004</text:p>
          </table:table-cell>
          <table:table-cell office:value-type="float" office:value="503.309998" calcext:value-type="float">
            <text:p>503.309998</text:p>
          </table:table-cell>
          <table:table-cell office:value-type="float" office:value="466.790009" calcext:value-type="float">
            <text:p>466.790009</text:p>
          </table:table-cell>
          <table:table-cell table:number-columns-repeated="2" office:value-type="float" office:value="501.230011" calcext:value-type="float">
            <text:p>501.230011</text:p>
          </table:table-cell>
          <table:table-cell office:value-type="float" office:value="637856" calcext:value-type="float">
            <text:p>637856</text:p>
          </table:table-cell>
        </table:table-row>
        <table:table-row table:style-name="ro1">
          <table:table-cell office:value-type="date" office:date-value="2012-02-01" calcext:value-type="date">
            <text:p>1. Feb. 2012</text:p>
          </table:table-cell>
          <table:table-cell office:value-type="float" office:value="504.5" calcext:value-type="float">
            <text:p>504.5</text:p>
          </table:table-cell>
          <table:table-cell office:value-type="float" office:value="508.049988" calcext:value-type="float">
            <text:p>508.049988</text:p>
          </table:table-cell>
          <table:table-cell office:value-type="float" office:value="483.600006" calcext:value-type="float">
            <text:p>483.600006</text:p>
          </table:table-cell>
          <table:table-cell table:number-columns-repeated="2" office:value-type="float" office:value="486.51001" calcext:value-type="float">
            <text:p>486.51001</text:p>
          </table:table-cell>
          <table:table-cell office:value-type="float" office:value="516783" calcext:value-type="float">
            <text:p>516783</text:p>
          </table:table-cell>
        </table:table-row>
        <table:table-row table:style-name="ro1">
          <table:table-cell office:value-type="date" office:date-value="2012-03-01" calcext:value-type="date">
            <text:p>1. Mar. 2012</text:p>
          </table:table-cell>
          <table:table-cell office:value-type="float" office:value="489.440002" calcext:value-type="float">
            <text:p>489.440002</text:p>
          </table:table-cell>
          <table:table-cell office:value-type="float" office:value="494.529999" calcext:value-type="float">
            <text:p>494.529999</text:p>
          </table:table-cell>
          <table:table-cell office:value-type="float" office:value="468.920013" calcext:value-type="float">
            <text:p>468.920013</text:p>
          </table:table-cell>
          <table:table-cell table:number-columns-repeated="2" office:value-type="float" office:value="472.25" calcext:value-type="float">
            <text:p>472.25</text:p>
          </table:table-cell>
          <table:table-cell office:value-type="float" office:value="693184" calcext:value-type="float">
            <text:p>693184</text:p>
          </table:table-cell>
        </table:table-row>
        <table:table-row table:style-name="ro1">
          <table:table-cell office:value-type="date" office:date-value="2012-04-01" calcext:value-type="date">
            <text:p>1. Apr. 2012</text:p>
          </table:table-cell>
          <table:table-cell office:value-type="float" office:value="473.579987" calcext:value-type="float">
            <text:p>473.579987</text:p>
          </table:table-cell>
          <table:table-cell office:value-type="float" office:value="482.299988" calcext:value-type="float">
            <text:p>482.299988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473.809998" calcext:value-type="float">
            <text:p>473.809998</text:p>
          </table:table-cell>
          <table:table-cell office:value-type="float" office:value="313002" calcext:value-type="float">
            <text:p>313002</text:p>
          </table:table-cell>
        </table:table-row>
        <table:table-row table:style-name="ro1">
          <table:table-cell office:value-type="date" office:date-value="2012-05-01" calcext:value-type="date">
            <text:p>1. May. 2012</text:p>
          </table:table-cell>
          <table:table-cell office:value-type="float" office:value="472.970001" calcext:value-type="float">
            <text:p>472.970001</text:p>
          </table:table-cell>
          <table:table-cell office:value-type="float" office:value="479.079987" calcext:value-type="float">
            <text:p>479.079987</text:p>
          </table:table-cell>
          <table:table-cell office:value-type="float" office:value="454.309998" calcext:value-type="float">
            <text:p>454.309998</text:p>
          </table:table-cell>
          <table:table-cell table:number-columns-repeated="2" office:value-type="float" office:value="478.279999" calcext:value-type="float">
            <text:p>478.279999</text:p>
          </table:table-cell>
          <table:table-cell office:value-type="float" office:value="562601" calcext:value-type="float">
            <text:p>562601</text:p>
          </table:table-cell>
        </table:table-row>
        <table:table-row table:style-name="ro1">
          <table:table-cell office:value-type="date" office:date-value="2012-06-01" calcext:value-type="date">
            <text:p>1. Jun. 2012</text:p>
          </table:table-cell>
          <table:table-cell office:value-type="float" office:value="476.429993" calcext:value-type="float">
            <text:p>476.429993</text:p>
          </table:table-cell>
          <table:table-cell office:value-type="float" office:value="495.799988" calcext:value-type="float">
            <text:p>495.799988</text:p>
          </table:table-cell>
          <table:table-cell office:value-type="float" office:value="468.890015" calcext:value-type="float">
            <text:p>468.890015</text:p>
          </table:table-cell>
          <table:table-cell table:number-columns-repeated="2" office:value-type="float" office:value="475.410004" calcext:value-type="float">
            <text:p>475.410004</text:p>
          </table:table-cell>
          <table:table-cell office:value-type="float" office:value="624895" calcext:value-type="float">
            <text:p>624895</text:p>
          </table:table-cell>
        </table:table-row>
        <table:table-row table:style-name="ro1">
          <table:table-cell office:value-type="date" office:date-value="2012-07-01" calcext:value-type="date">
            <text:p>1. Jul. 2012</text:p>
          </table:table-cell>
          <table:table-cell office:value-type="float" office:value="475.779999" calcext:value-type="float">
            <text:p>475.779999</text:p>
          </table:table-cell>
          <table:table-cell office:value-type="float" office:value="499.679993" calcext:value-type="float">
            <text:p>499.679993</text:p>
          </table:table-cell>
          <table:table-cell office:value-type="float" office:value="474.799988" calcext:value-type="float">
            <text:p>474.799988</text:p>
          </table:table-cell>
          <table:table-cell table:number-columns-repeated="2" office:value-type="float" office:value="496.5" calcext:value-type="float">
            <text:p>496.5</text:p>
          </table:table-cell>
          <table:table-cell office:value-type="float" office:value="347550" calcext:value-type="float">
            <text:p>347550</text:p>
          </table:table-cell>
        </table:table-row>
        <table:table-row table:style-name="ro1">
          <table:table-cell office:value-type="date" office:date-value="2012-08-01" calcext:value-type="date">
            <text:p>1. Aug. 2012</text:p>
          </table:table-cell>
          <table:table-cell office:value-type="float" office:value="492.73999" calcext:value-type="float">
            <text:p>492.73999</text:p>
          </table:table-cell>
          <table:table-cell office:value-type="float" office:value="504.320007" calcext:value-type="float">
            <text:p>504.320007</text:p>
          </table:table-cell>
          <table:table-cell office:value-type="float" office:value="485.029999" calcext:value-type="float">
            <text:p>485.029999</text:p>
          </table:table-cell>
          <table:table-cell table:number-columns-repeated="2" office:value-type="float" office:value="500.399994" calcext:value-type="float">
            <text:p>500.399994</text:p>
          </table:table-cell>
          <table:table-cell office:value-type="float" office:value="449778" calcext:value-type="float">
            <text:p>449778</text:p>
          </table:table-cell>
        </table:table-row>
        <table:table-row table:style-name="ro1">
          <table:table-cell office:value-type="date" office:date-value="2012-09-01" calcext:value-type="date">
            <text:p>1. Sep. 2012</text:p>
          </table:table-cell>
          <table:table-cell office:value-type="float" office:value="505.829987" calcext:value-type="float">
            <text:p>505.829987</text:p>
          </table:table-cell>
          <table:table-cell office:value-type="float" office:value="523.690002" calcext:value-type="float">
            <text:p>523.690002</text:p>
          </table:table-cell>
          <table:table-cell office:value-type="float" office:value="505.01001" calcext:value-type="float">
            <text:p>505.01001</text:p>
          </table:table-cell>
          <table:table-cell table:number-columns-repeated="2" office:value-type="float" office:value="522.780029" calcext:value-type="float">
            <text:p>522.780029</text:p>
          </table:table-cell>
          <table:table-cell office:value-type="float" office:value="769381" calcext:value-type="float">
            <text:p>769381</text:p>
          </table:table-cell>
        </table:table-row>
        <table:table-row table:style-name="ro1">
          <table:table-cell office:value-type="date" office:date-value="2012-10-01" calcext:value-type="date">
            <text:p>1. Oct. 2012</text:p>
          </table:table-cell>
          <table:table-cell office:value-type="float" office:value="521.460022" calcext:value-type="float">
            <text:p>521.460022</text:p>
          </table:table-cell>
          <table:table-cell office:value-type="float" office:value="529" calcext:value-type="float">
            <text:p>529</text:p>
          </table:table-cell>
          <table:table-cell office:value-type="float" office:value="497.920013" calcext:value-type="float">
            <text:p>497.920013</text:p>
          </table:table-cell>
          <table:table-cell table:number-columns-repeated="2" office:value-type="float" office:value="503.640015" calcext:value-type="float">
            <text:p>503.640015</text:p>
          </table:table-cell>
          <table:table-cell office:value-type="float" office:value="397080" calcext:value-type="float">
            <text:p>397080</text:p>
          </table:table-cell>
        </table:table-row>
        <table:table-row table:style-name="ro1">
          <table:table-cell office:value-type="date" office:date-value="2012-11-01" calcext:value-type="date">
            <text:p>1. Nov. 2012</text:p>
          </table:table-cell>
          <table:table-cell office:value-type="float" office:value="504.609985" calcext:value-type="float">
            <text:p>504.609985</text:p>
          </table:table-cell>
          <table:table-cell office:value-type="float" office:value="516.719971" calcext:value-type="float">
            <text:p>516.719971</text:p>
          </table:table-cell>
          <table:table-cell office:value-type="float" office:value="494.119995" calcext:value-type="float">
            <text:p>494.119995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342350" calcext:value-type="float">
            <text:p>342350</text:p>
          </table:table-cell>
        </table:table-row>
        <table:table-row table:style-name="ro1">
          <table:table-cell office:value-type="date" office:date-value="2012-12-01" calcext:value-type="date">
            <text:p>1. Dec. 2012</text:p>
          </table:table-cell>
          <table:table-cell office:value-type="float" office:value="498.01001" calcext:value-type="float">
            <text:p>498.01001</text:p>
          </table:table-cell>
          <table:table-cell office:value-type="float" office:value="502.170013" calcext:value-type="float">
            <text:p>502.170013</text:p>
          </table:table-cell>
          <table:table-cell office:value-type="float" office:value="468.630005" calcext:value-type="float">
            <text:p>468.630005</text:p>
          </table:table-cell>
          <table:table-cell table:number-columns-repeated="2" office:value-type="float" office:value="480.339996" calcext:value-type="float">
            <text:p>480.339996</text:p>
          </table:table-cell>
          <table:table-cell office:value-type="float" office:value="441762" calcext:value-type="float">
            <text:p>441762</text:p>
          </table:table-cell>
        </table:table-row>
        <table:table-row table:style-name="ro1">
          <table:table-cell office:value-type="date" office:date-value="2013-01-01" calcext:value-type="date">
            <text:p>1. Jan. 2013</text:p>
          </table:table-cell>
          <table:table-cell office:value-type="float" office:value="486.410004" calcext:value-type="float">
            <text:p>486.410004</text:p>
          </table:table-cell>
          <table:table-cell office:value-type="float" office:value="496.48999" calcext:value-type="float">
            <text:p>496.48999</text:p>
          </table:table-cell>
          <table:table-cell office:value-type="float" office:value="473.5" calcext:value-type="float">
            <text:p>473.5</text:p>
          </table:table-cell>
          <table:table-cell table:number-columns-repeated="2" office:value-type="float" office:value="474.209991" calcext:value-type="float">
            <text:p>474.209991</text:p>
          </table:table-cell>
          <table:table-cell office:value-type="float" office:value="358986" calcext:value-type="float">
            <text:p>358986</text:p>
          </table:table-cell>
        </table:table-row>
        <table:table-row table:style-name="ro1">
          <table:table-cell office:value-type="date" office:date-value="2013-02-01" calcext:value-type="date">
            <text:p>1. Feb. 2013</text:p>
          </table:table-cell>
          <table:table-cell office:value-type="float" office:value="473.73999" calcext:value-type="float">
            <text:p>473.73999</text:p>
          </table:table-cell>
          <table:table-cell office:value-type="float" office:value="484.109985" calcext:value-type="float">
            <text:p>484.109985</text:p>
          </table:table-cell>
          <table:table-cell office:value-type="float" office:value="454.880005" calcext:value-type="float">
            <text:p>454.880005</text:p>
          </table:table-cell>
          <table:table-cell table:number-columns-repeated="2" office:value-type="float" office:value="462.420013" calcext:value-type="float">
            <text:p>462.420013</text:p>
          </table:table-cell>
          <table:table-cell office:value-type="float" office:value="561655" calcext:value-type="float">
            <text:p>561655</text:p>
          </table:table-cell>
        </table:table-row>
        <table:table-row table:style-name="ro1">
          <table:table-cell office:value-type="date" office:date-value="2013-03-01" calcext:value-type="date">
            <text:p>1. Mar. 2013</text:p>
          </table:table-cell>
          <table:table-cell office:value-type="float" office:value="462.619995" calcext:value-type="float">
            <text:p>462.619995</text:p>
          </table:table-cell>
          <table:table-cell office:value-type="float" office:value="480.149994" calcext:value-type="float">
            <text:p>480.149994</text:p>
          </table:table-cell>
          <table:table-cell office:value-type="float" office:value="459.350006" calcext:value-type="float">
            <text:p>459.350006</text:p>
          </table:table-cell>
          <table:table-cell table:number-columns-repeated="2" office:value-type="float" office:value="473.700012" calcext:value-type="float">
            <text:p>473.700012</text:p>
          </table:table-cell>
          <table:table-cell office:value-type="float" office:value="318346" calcext:value-type="float">
            <text:p>318346</text:p>
          </table:table-cell>
        </table:table-row>
        <table:table-row table:style-name="ro1">
          <table:table-cell office:value-type="date" office:date-value="2013-04-01" calcext:value-type="date">
            <text:p>1. Apr. 2013</text:p>
          </table:table-cell>
          <table:table-cell office:value-type="float" office:value="473.480011" calcext:value-type="float">
            <text:p>473.480011</text:p>
          </table:table-cell>
          <table:table-cell office:value-type="float" office:value="474.029999" calcext:value-type="float">
            <text:p>474.02999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26.25" calcext:value-type="float">
            <text:p>426.25</text:p>
          </table:table-cell>
          <table:table-cell office:value-type="float" office:value="1138625" calcext:value-type="float">
            <text:p>1138625</text:p>
          </table:table-cell>
        </table:table-row>
        <table:table-row table:style-name="ro1">
          <table:table-cell office:value-type="date" office:date-value="2013-05-01" calcext:value-type="date">
            <text:p>1. May. 2013</text:p>
          </table:table-cell>
          <table:table-cell office:value-type="float" office:value="423.230011" calcext:value-type="float">
            <text:p>423.230011</text:p>
          </table:table-cell>
          <table:table-cell office:value-type="float" office:value="435.5" calcext:value-type="float">
            <text:p>435.5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18.75" calcext:value-type="float">
            <text:p>418.75</text:p>
          </table:table-cell>
          <table:table-cell office:value-type="float" office:value="589762" calcext:value-type="float">
            <text:p>589762</text:p>
          </table:table-cell>
        </table:table-row>
        <table:table-row table:style-name="ro1">
          <table:table-cell office:value-type="date" office:date-value="2013-06-01" calcext:value-type="date">
            <text:p>1. Jun. 2013</text:p>
          </table:table-cell>
          <table:table-cell office:value-type="float" office:value="416.829987" calcext:value-type="float">
            <text:p>416.829987</text:p>
          </table:table-cell>
          <table:table-cell office:value-type="float" office:value="420" calcext:value-type="float">
            <text:p>420</text:p>
          </table:table-cell>
          <table:table-cell office:value-type="float" office:value="350.5" calcext:value-type="float">
            <text:p>350.5</text:p>
          </table:table-cell>
          <table:table-cell table:number-columns-repeated="2" office:value-type="float" office:value="359.290009" calcext:value-type="float">
            <text:p>359.290009</text:p>
          </table:table-cell>
          <table:table-cell office:value-type="float" office:value="709166" calcext:value-type="float">
            <text:p>709166</text:p>
          </table:table-cell>
        </table:table-row>
        <table:table-row table:style-name="ro1">
          <table:table-cell office:value-type="date" office:date-value="2013-07-01" calcext:value-type="date">
            <text:p>1. Jul. 2013</text:p>
          </table:table-cell>
          <table:table-cell office:value-type="float" office:value="367.890015" calcext:value-type="float">
            <text:p>367.890015</text:p>
          </table:table-cell>
          <table:table-cell office:value-type="float" office:value="393.209991" calcext:value-type="float">
            <text:p>393.209991</text:p>
          </table:table-cell>
          <table:table-cell office:value-type="float" office:value="362.73999" calcext:value-type="float">
            <text:p>362.73999</text:p>
          </table:table-cell>
          <table:table-cell table:number-columns-repeated="2" office:value-type="float" office:value="380.049988" calcext:value-type="float">
            <text:p>380.049988</text:p>
          </table:table-cell>
          <table:table-cell office:value-type="float" office:value="454889" calcext:value-type="float">
            <text:p>454889</text:p>
          </table:table-cell>
        </table:table-row>
        <table:table-row table:style-name="ro1">
          <table:table-cell office:value-type="date" office:date-value="2013-08-01" calcext:value-type="date">
            <text:p>1. Aug. 2013</text:p>
          </table:table-cell>
          <table:table-cell office:value-type="float" office:value="376.730011" calcext:value-type="float">
            <text:p>376.730011</text:p>
          </table:table-cell>
          <table:table-cell office:value-type="float" office:value="411.609985" calcext:value-type="float">
            <text:p>411.609985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407.589996" calcext:value-type="float">
            <text:p>407.589996</text:p>
          </table:table-cell>
          <table:table-cell office:value-type="float" office:value="346928" calcext:value-type="float">
            <text:p>346928</text:p>
          </table:table-cell>
        </table:table-row>
        <table:table-row table:style-name="ro1">
          <table:table-cell office:value-type="date" office:date-value="2013-09-01" calcext:value-type="date">
            <text:p>1. Sep. 2013</text:p>
          </table:table-cell>
          <table:table-cell office:value-type="float" office:value="405.549988" calcext:value-type="float">
            <text:p>405.549988</text:p>
          </table:table-cell>
          <table:table-cell office:value-type="float" office:value="412.390015" calcext:value-type="float">
            <text:p>412.390015</text:p>
          </table:table-cell>
          <table:table-cell office:value-type="float" office:value="372.769989" calcext:value-type="float">
            <text:p>372.769989</text:p>
          </table:table-cell>
          <table:table-cell table:number-columns-repeated="2" office:value-type="float" office:value="375.899994" calcext:value-type="float">
            <text:p>375.899994</text:p>
          </table:table-cell>
          <table:table-cell office:value-type="float" office:value="347730" calcext:value-type="float">
            <text:p>347730</text:p>
          </table:table-cell>
        </table:table-row>
        <table:table-row table:style-name="ro1">
          <table:table-cell office:value-type="date" office:date-value="2013-10-01" calcext:value-type="date">
            <text:p>1. Oct. 2013</text:p>
          </table:table-cell>
          <table:table-cell office:value-type="float" office:value="375.350006" calcext:value-type="float">
            <text:p>375.350006</text:p>
          </table:table-cell>
          <table:table-cell office:value-type="float" office:value="380.670013" calcext:value-type="float">
            <text:p>380.670013</text:p>
          </table:table-cell>
          <table:table-cell office:value-type="float" office:value="355.019989" calcext:value-type="float">
            <text:p>355.019989</text:p>
          </table:table-cell>
          <table:table-cell table:number-columns-repeated="2" office:value-type="float" office:value="373.910004" calcext:value-type="float">
            <text:p>373.910004</text:p>
          </table:table-cell>
          <table:table-cell office:value-type="float" office:value="283976" calcext:value-type="float">
            <text:p>283976</text:p>
          </table:table-cell>
        </table:table-row>
        <table:table-row table:style-name="ro1">
          <table:table-cell office:value-type="date" office:date-value="2013-11-01" calcext:value-type="date">
            <text:p>1. Nov. 2013</text:p>
          </table:table-cell>
          <table:table-cell office:value-type="float" office:value="375.540009" calcext:value-type="float">
            <text:p>375.540009</text:p>
          </table:table-cell>
          <table:table-cell office:value-type="float" office:value="380.059998" calcext:value-type="float">
            <text:p>380.059998</text:p>
          </table:table-cell>
          <table:table-cell office:value-type="float" office:value="348.089996" calcext:value-type="float">
            <text:p>348.089996</text:p>
          </table:table-cell>
          <table:table-cell table:number-columns-repeated="2" office:value-type="float" office:value="353.98999" calcext:value-type="float">
            <text:p>353.98999</text:p>
          </table:table-cell>
          <table:table-cell office:value-type="float" office:value="249899" calcext:value-type="float">
            <text:p>249899</text:p>
          </table:table-cell>
        </table:table-row>
        <table:table-row table:style-name="ro1">
          <table:table-cell office:value-type="date" office:date-value="2013-12-01" calcext:value-type="date">
            <text:p>1. Dec. 2013</text:p>
          </table:table-cell>
          <table:table-cell office:value-type="float" office:value="351.329987" calcext:value-type="float">
            <text:p>351.329987</text:p>
          </table:table-cell>
          <table:table-cell office:value-type="float" office:value="352.109985" calcext:value-type="float">
            <text:p>352.109985</text:p>
          </table:table-cell>
          <table:table-cell office:value-type="float" office:value="331.190002" calcext:value-type="float">
            <text:p>331.190002</text:p>
          </table:table-cell>
          <table:table-cell table:number-columns-repeated="2" office:value-type="float" office:value="334.470001" calcext:value-type="float">
            <text:p>334.470001</text:p>
          </table:table-cell>
          <table:table-cell office:value-type="float" office:value="303939" calcext:value-type="float">
            <text:p>303939</text:p>
          </table:table-cell>
        </table:table-row>
        <table:table-row table:style-name="ro1">
          <table:table-cell office:value-type="date" office:date-value="2014-01-01" calcext:value-type="date">
            <text:p>1. Jan. 2014</text:p>
          </table:table-cell>
          <table:table-cell office:value-type="float" office:value="345.950012" calcext:value-type="float">
            <text:p>345.950012</text:p>
          </table:table-cell>
          <table:table-cell office:value-type="float" office:value="356.51001" calcext:value-type="float">
            <text:p>356.51001</text:p>
          </table:table-cell>
          <table:table-cell office:value-type="float" office:value="344.820007" calcext:value-type="float">
            <text:p>344.820007</text:p>
          </table:table-cell>
          <table:table-cell table:number-columns-repeated="2" office:value-type="float" office:value="349.630005" calcext:value-type="float">
            <text:p>349.630005</text:p>
          </table:table-cell>
          <table:table-cell office:value-type="float" office:value="480490" calcext:value-type="float">
            <text:p>480490</text:p>
          </table:table-cell>
        </table:table-row>
        <table:table-row table:style-name="ro1">
          <table:table-cell office:value-type="date" office:date-value="2014-02-01" calcext:value-type="date">
            <text:p>1. Feb. 2014</text:p>
          </table:table-cell>
          <table:table-cell office:value-type="float" office:value="351.320007" calcext:value-type="float">
            <text:p>351.320007</text:p>
          </table:table-cell>
          <table:table-cell office:value-type="float" office:value="371.700012" calcext:value-type="float">
            <text:p>371.700012</text:p>
          </table:table-cell>
          <table:table-cell office:value-type="float" office:value="350.5" calcext:value-type="float">
            <text:p>350.5</text:p>
          </table:table-cell>
          <table:table-cell table:number-columns-repeated="2" office:value-type="float" office:value="364.01001" calcext:value-type="float">
            <text:p>364.01001</text:p>
          </table:table-cell>
          <table:table-cell office:value-type="float" office:value="360741" calcext:value-type="float">
            <text:p>360741</text:p>
          </table:table-cell>
        </table:table-row>
        <table:table-row table:style-name="ro1">
          <table:table-cell office:value-type="date" office:date-value="2014-03-01" calcext:value-type="date">
            <text:p>1. Mar. 2014</text:p>
          </table:table-cell>
          <table:table-cell office:value-type="float" office:value="370.179993" calcext:value-type="float">
            <text:p>370.179993</text:p>
          </table:table-cell>
          <table:table-cell office:value-type="float" office:value="377.640015" calcext:value-type="float">
            <text:p>377.640015</text:p>
          </table:table-cell>
          <table:table-cell table:number-columns-repeated="3" office:value-type="float" office:value="354.98999" calcext:value-type="float">
            <text:p>354.98999</text:p>
          </table:table-cell>
          <table:table-cell office:value-type="float" office:value="273409" calcext:value-type="float">
            <text:p>273409</text:p>
          </table:table-cell>
        </table:table-row>
        <table:table-row table:style-name="ro1">
          <table:table-cell office:value-type="date" office:date-value="2014-04-01" calcext:value-type="date">
            <text:p>1. Apr. 2014</text:p>
          </table:table-cell>
          <table:table-cell office:value-type="float" office:value="353.880005" calcext:value-type="float">
            <text:p>353.880005</text:p>
          </table:table-cell>
          <table:table-cell office:value-type="float" office:value="364.149994" calcext:value-type="float">
            <text:p>364.149994</text:p>
          </table:table-cell>
          <table:table-cell office:value-type="float" office:value="348.839996" calcext:value-type="float">
            <text:p>348.839996</text:p>
          </table:table-cell>
          <table:table-cell table:number-columns-repeated="2" office:value-type="float" office:value="354.350006" calcext:value-type="float">
            <text:p>354.350006</text:p>
          </table:table-cell>
          <table:table-cell office:value-type="float" office:value="417580" calcext:value-type="float">
            <text:p>417580</text:p>
          </table:table-cell>
        </table:table-row>
        <table:table-row table:style-name="ro1">
          <table:table-cell office:value-type="date" office:date-value="2014-05-01" calcext:value-type="date">
            <text:p>1. May. 2014</text:p>
          </table:table-cell>
          <table:table-cell office:value-type="float" office:value="351.579987" calcext:value-type="float">
            <text:p>351.579987</text:p>
          </table:table-cell>
          <table:table-cell office:value-type="float" office:value="364" calcext:value-type="float">
            <text:p>364</text:p>
          </table:table-cell>
          <table:table-cell office:value-type="float" office:value="346.209991" calcext:value-type="float">
            <text:p>346.209991</text:p>
          </table:table-cell>
          <table:table-cell table:number-columns-repeated="2" office:value-type="float" office:value="346.339996" calcext:value-type="float">
            <text:p>346.339996</text:p>
          </table:table-cell>
          <table:table-cell office:value-type="float" office:value="266936" calcext:value-type="float">
            <text:p>266936</text:p>
          </table:table-cell>
        </table:table-row>
        <table:table-row table:style-name="ro1">
          <table:table-cell office:value-type="date" office:date-value="2014-06-01" calcext:value-type="date">
            <text:p>1. Jun. 2014</text:p>
          </table:table-cell>
          <table:table-cell office:value-type="float" office:value="347.079987" calcext:value-type="float">
            <text:p>347.079987</text:p>
          </table:table-cell>
          <table:table-cell office:value-type="float" office:value="368.529999" calcext:value-type="float">
            <text:p>368.529999</text:p>
          </table:table-cell>
          <table:table-cell office:value-type="float" office:value="346.25" calcext:value-type="float">
            <text:p>346.25</text:p>
          </table:table-cell>
          <table:table-cell table:number-columns-repeated="2" office:value-type="float" office:value="363.679993" calcext:value-type="float">
            <text:p>363.679993</text:p>
          </table:table-cell>
          <table:table-cell office:value-type="float" office:value="156488" calcext:value-type="float">
            <text:p>156488</text:p>
          </table:table-cell>
        </table:table-row>
        <table:table-row table:style-name="ro1">
          <table:table-cell office:value-type="date" office:date-value="2014-07-01" calcext:value-type="date">
            <text:p>1. Jul. 2014</text:p>
          </table:table-cell>
          <table:table-cell office:value-type="float" office:value="365.910004" calcext:value-type="float">
            <text:p>365.910004</text:p>
          </table:table-cell>
          <table:table-cell office:value-type="float" office:value="373.459991" calcext:value-type="float">
            <text:p>373.459991</text:p>
          </table:table-cell>
          <table:table-cell office:value-type="float" office:value="360.380005" calcext:value-type="float">
            <text:p>360.380005</text:p>
          </table:table-cell>
          <table:table-cell table:number-columns-repeated="2" office:value-type="float" office:value="363.600006" calcext:value-type="float">
            <text:p>363.600006</text:p>
          </table:table-cell>
          <table:table-cell office:value-type="float" office:value="131195" calcext:value-type="float">
            <text:p>131195</text:p>
          </table:table-cell>
        </table:table-row>
        <table:table-row table:style-name="ro1">
          <table:table-cell office:value-type="date" office:date-value="2014-08-01" calcext:value-type="date">
            <text:p>1. Aug. 2014</text:p>
          </table:table-cell>
          <table:table-cell office:value-type="float" office:value="365.630005" calcext:value-type="float">
            <text:p>365.630005</text:p>
          </table:table-cell>
          <table:table-cell office:value-type="float" office:value="372.980011" calcext:value-type="float">
            <text:p>372.980011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366.880005" calcext:value-type="float">
            <text:p>366.880005</text:p>
          </table:table-cell>
          <table:table-cell office:value-type="float" office:value="128515" calcext:value-type="float">
            <text:p>128515</text:p>
          </table:table-cell>
        </table:table-row>
        <table:table-row table:style-name="ro1">
          <table:table-cell office:value-type="date" office:date-value="2014-09-01" calcext:value-type="date">
            <text:p>1. Sep. 2014</text:p>
          </table:table-cell>
          <table:table-cell office:value-type="float" office:value="368.480011" calcext:value-type="float">
            <text:p>368.480011</text:p>
          </table:table-cell>
          <table:table-cell office:value-type="float" office:value="368.76001" calcext:value-type="float">
            <text:p>368.76001</text:p>
          </table:table-cell>
          <table:table-cell office:value-type="float" office:value="354.01001" calcext:value-type="float">
            <text:p>354.01001</text:p>
          </table:table-cell>
          <table:table-cell table:number-columns-repeated="2" office:value-type="float" office:value="359.970001" calcext:value-type="float">
            <text:p>359.970001</text:p>
          </table:table-cell>
          <table:table-cell office:value-type="float" office:value="165278" calcext:value-type="float">
            <text:p>165278</text:p>
          </table:table-cell>
        </table:table-row>
        <table:table-row table:style-name="ro1">
          <table:table-cell office:value-type="date" office:date-value="2014-10-01" calcext:value-type="date">
            <text:p>1. Oct. 2014</text:p>
          </table:table-cell>
          <table:table-cell office:value-type="float" office:value="359.119995" calcext:value-type="float">
            <text:p>359.119995</text:p>
          </table:table-cell>
          <table:table-cell office:value-type="float" office:value="369.5" calcext:value-type="float">
            <text:p>369.5</text:p>
          </table:table-cell>
          <table:table-cell office:value-type="float" office:value="347.339996" calcext:value-type="float">
            <text:p>347.339996</text:p>
          </table:table-cell>
          <table:table-cell table:number-columns-repeated="2" office:value-type="float" office:value="348.829987" calcext:value-type="float">
            <text:p>348.829987</text:p>
          </table:table-cell>
          <table:table-cell office:value-type="float" office:value="160370" calcext:value-type="float">
            <text:p>160370</text:p>
          </table:table-cell>
        </table:table-row>
        <table:table-row table:style-name="ro1">
          <table:table-cell office:value-type="date" office:date-value="2014-11-01" calcext:value-type="date">
            <text:p>1. Nov. 2014</text:p>
          </table:table-cell>
          <table:table-cell office:value-type="float" office:value="351.690002" calcext:value-type="float">
            <text:p>351.690002</text:p>
          </table:table-cell>
          <table:table-cell office:value-type="float" office:value="364.480011" calcext:value-type="float">
            <text:p>364.480011</text:p>
          </table:table-cell>
          <table:table-cell office:value-type="float" office:value="341.220001" calcext:value-type="float">
            <text:p>341.220001</text:p>
          </table:table-cell>
          <table:table-cell table:number-columns-repeated="2" office:value-type="float" office:value="354.600006" calcext:value-type="float">
            <text:p>354.600006</text:p>
          </table:table-cell>
          <table:table-cell office:value-type="float" office:value="212883" calcext:value-type="float">
            <text:p>212883</text:p>
          </table:table-cell>
        </table:table-row>
        <table:table-row table:style-name="ro1">
          <table:table-cell office:value-type="date" office:date-value="2014-12-01" calcext:value-type="date">
            <text:p>1. Dec. 2014</text:p>
          </table:table-cell>
          <table:table-cell office:value-type="float" office:value="348.700012" calcext:value-type="float">
            <text:p>348.700012</text:p>
          </table:table-cell>
          <table:table-cell office:value-type="float" office:value="372" calcext:value-type="float">
            <text:p>372</text:p>
          </table:table-cell>
          <table:table-cell office:value-type="float" office:value="347.73999" calcext:value-type="float">
            <text:p>347.73999</text:p>
          </table:table-cell>
          <table:table-cell table:number-columns-repeated="2" office:value-type="float" office:value="372.390015" calcext:value-type="float">
            <text:p>372.390015</text:p>
          </table:table-cell>
          <table:table-cell office:value-type="float" office:value="174857" calcext:value-type="float">
            <text:p>174857</text:p>
          </table:table-cell>
        </table:table-row>
        <table:table-row table:style-name="ro1">
          <table:table-cell office:value-type="date" office:date-value="2015-01-01" calcext:value-type="date">
            <text:p>1. Jan. 2015</text:p>
          </table:table-cell>
          <table:table-cell office:value-type="float" office:value="373.600006" calcext:value-type="float">
            <text:p>373.600006</text:p>
          </table:table-cell>
          <table:table-cell office:value-type="float" office:value="393.01001" calcext:value-type="float">
            <text:p>393.01001</text:p>
          </table:table-cell>
          <table:table-cell office:value-type="float" office:value="329.880005" calcext:value-type="float">
            <text:p>329.880005</text:p>
          </table:table-cell>
          <table:table-cell table:number-columns-repeated="2" office:value-type="float" office:value="364.5" calcext:value-type="float">
            <text:p>364.5</text:p>
          </table:table-cell>
          <table:table-cell office:value-type="float" office:value="595783" calcext:value-type="float">
            <text:p>595783</text:p>
          </table:table-cell>
        </table:table-row>
        <table:table-row table:style-name="ro1">
          <table:table-cell office:value-type="date" office:date-value="2015-02-01" calcext:value-type="date">
            <text:p>1. Feb. 2015</text:p>
          </table:table-cell>
          <table:table-cell office:value-type="float" office:value="369.100006" calcext:value-type="float">
            <text:p>369.100006</text:p>
          </table:table-cell>
          <table:table-cell office:value-type="float" office:value="370.880005" calcext:value-type="float">
            <text:p>370.880005</text:p>
          </table:table-cell>
          <table:table-cell office:value-type="float" office:value="349.100006" calcext:value-type="float">
            <text:p>349.100006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223919" calcext:value-type="float">
            <text:p>223919</text:p>
          </table:table-cell>
        </table:table-row>
        <table:table-row table:style-name="ro1">
          <table:table-cell office:value-type="date" office:date-value="2015-03-01" calcext:value-type="date">
            <text:p>1. Mar. 2015</text:p>
          </table:table-cell>
          <table:table-cell office:value-type="float" office:value="361.049988" calcext:value-type="float">
            <text:p>361.049988</text:p>
          </table:table-cell>
          <table:table-cell office:value-type="float" office:value="364.399994" calcext:value-type="float">
            <text:p>364.399994</text:p>
          </table:table-cell>
          <table:table-cell office:value-type="float" office:value="352.579987" calcext:value-type="float">
            <text:p>352.579987</text:p>
          </table:table-cell>
          <table:table-cell table:number-columns-repeated="2" office:value-type="float" office:value="357.459991" calcext:value-type="float">
            <text:p>357.459991</text:p>
          </table:table-cell>
          <table:table-cell office:value-type="float" office:value="238339" calcext:value-type="float">
            <text:p>238339</text:p>
          </table:table-cell>
        </table:table-row>
        <table:table-row table:style-name="ro1">
          <table:table-cell office:value-type="date" office:date-value="2015-04-01" calcext:value-type="date">
            <text:p>1. Apr. 2015</text:p>
          </table:table-cell>
          <table:table-cell office:value-type="float" office:value="356.720001" calcext:value-type="float">
            <text:p>356.720001</text:p>
          </table:table-cell>
          <table:table-cell office:value-type="float" office:value="367.980011" calcext:value-type="float">
            <text:p>367.980011</text:p>
          </table:table-cell>
          <table:table-cell office:value-type="float" office:value="343.420013" calcext:value-type="float">
            <text:p>343.420013</text:p>
          </table:table-cell>
          <table:table-cell table:number-columns-repeated="2" office:value-type="float" office:value="343.940002" calcext:value-type="float">
            <text:p>343.940002</text:p>
          </table:table-cell>
          <table:table-cell office:value-type="float" office:value="163451" calcext:value-type="float">
            <text:p>163451</text:p>
          </table:table-cell>
        </table:table-row>
        <table:table-row table:style-name="ro1">
          <table:table-cell office:value-type="date" office:date-value="2015-05-01" calcext:value-type="date">
            <text:p>1. May. 2015</text:p>
          </table:table-cell>
          <table:table-cell office:value-type="float" office:value="344.320007" calcext:value-type="float">
            <text:p>344.320007</text:p>
          </table:table-cell>
          <table:table-cell office:value-type="float" office:value="354.399994" calcext:value-type="float">
            <text:p>354.399994</text:p>
          </table:table-cell>
          <table:table-cell office:value-type="float" office:value="333.279999" calcext:value-type="float">
            <text:p>333.279999</text:p>
          </table:table-cell>
          <table:table-cell table:number-columns-repeated="2" office:value-type="float" office:value="345.26001" calcext:value-type="float">
            <text:p>345.26001</text:p>
          </table:table-cell>
          <table:table-cell office:value-type="float" office:value="138960" calcext:value-type="float">
            <text:p>138960</text:p>
          </table:table-cell>
        </table:table-row>
        <table:table-row table:style-name="ro1">
          <table:table-cell office:value-type="date" office:date-value="2015-06-01" calcext:value-type="date">
            <text:p>1. Jun. 2015</text:p>
          </table:table-cell>
          <table:table-cell office:value-type="float" office:value="348.380005" calcext:value-type="float">
            <text:p>348.380005</text:p>
          </table:table-cell>
          <table:table-cell office:value-type="float" office:value="352.359985" calcext:value-type="float">
            <text:p>352.359985</text:p>
          </table:table-cell>
          <table:table-cell office:value-type="float" office:value="336.519989" calcext:value-type="float">
            <text:p>336.519989</text:p>
          </table:table-cell>
          <table:table-cell table:number-columns-repeated="2" office:value-type="float" office:value="340.26001" calcext:value-type="float">
            <text:p>340.26001</text:p>
          </table:table-cell>
          <table:table-cell office:value-type="float" office:value="154648" calcext:value-type="float">
            <text:p>154648</text:p>
          </table:table-cell>
        </table:table-row>
        <table:table-row table:style-name="ro1">
          <table:table-cell office:value-type="date" office:date-value="2015-07-01" calcext:value-type="date">
            <text:p>1. Jul. 2015</text:p>
          </table:table-cell>
          <table:table-cell office:value-type="float" office:value="340.679993" calcext:value-type="float">
            <text:p>340.679993</text:p>
          </table:table-cell>
          <table:table-cell office:value-type="float" office:value="344.480011" calcext:value-type="float">
            <text:p>344.480011</text:p>
          </table:table-cell>
          <table:table-cell office:value-type="float" office:value="320.519989" calcext:value-type="float">
            <text:p>320.519989</text:p>
          </table:table-cell>
          <table:table-cell table:number-columns-repeated="2" office:value-type="float" office:value="326.609985" calcext:value-type="float">
            <text:p>326.609985</text:p>
          </table:table-cell>
          <table:table-cell office:value-type="float" office:value="199103" calcext:value-type="float">
            <text:p>199103</text:p>
          </table:table-cell>
        </table:table-row>
        <table:table-row table:style-name="ro1">
          <table:table-cell office:value-type="date" office:date-value="2015-08-01" calcext:value-type="date">
            <text:p>1. Aug. 2015</text:p>
          </table:table-cell>
          <table:table-cell office:value-type="float" office:value="327.98999" calcext:value-type="float">
            <text:p>327.98999</text:p>
          </table:table-cell>
          <table:table-cell office:value-type="float" office:value="343.399994" calcext:value-type="float">
            <text:p>343.399994</text:p>
          </table:table-cell>
          <table:table-cell office:value-type="float" office:value="324.709991" calcext:value-type="float">
            <text:p>324.709991</text:p>
          </table:table-cell>
          <table:table-cell table:number-columns-repeated="2" office:value-type="float" office:value="338.73999" calcext:value-type="float">
            <text:p>338.73999</text:p>
          </table:table-cell>
          <table:table-cell office:value-type="float" office:value="180234" calcext:value-type="float">
            <text:p>180234</text:p>
          </table:table-cell>
        </table:table-row>
        <table:table-row table:style-name="ro1">
          <table:table-cell office:value-type="date" office:date-value="2015-09-01" calcext:value-type="date">
            <text:p>1. Sep. 2015</text:p>
          </table:table-cell>
          <table:table-cell office:value-type="float" office:value="339.429993" calcext:value-type="float">
            <text:p>339.429993</text:p>
          </table:table-cell>
          <table:table-cell office:value-type="float" office:value="348.820007" calcext:value-type="float">
            <text:p>348.820007</text:p>
          </table:table-cell>
          <table:table-cell office:value-type="float" office:value="330.279999" calcext:value-type="float">
            <text:p>330.279999</text:p>
          </table:table-cell>
          <table:table-cell table:number-columns-repeated="2" office:value-type="float" office:value="336.5" calcext:value-type="float">
            <text:p>336.5</text:p>
          </table:table-cell>
          <table:table-cell office:value-type="float" office:value="133028" calcext:value-type="float">
            <text:p>133028</text:p>
          </table:table-cell>
        </table:table-row>
        <table:table-row table:style-name="ro1">
          <table:table-cell office:value-type="date" office:date-value="2015-10-01" calcext:value-type="date">
            <text:p>1. Oct. 2015</text:p>
          </table:table-cell>
          <table:table-cell office:value-type="float" office:value="337" calcext:value-type="float">
            <text:p>337</text:p>
          </table:table-cell>
          <table:table-cell office:value-type="float" office:value="360.029999" calcext:value-type="float">
            <text:p>360.029999</text:p>
          </table:table-cell>
          <table:table-cell office:value-type="float" office:value="335.119995" calcext:value-type="float">
            <text:p>335.119995</text:p>
          </table:table-cell>
          <table:table-cell table:number-columns-repeated="2" office:value-type="float" office:value="347.869995" calcext:value-type="float">
            <text:p>347.869995</text:p>
          </table:table-cell>
          <table:table-cell office:value-type="float" office:value="111598" calcext:value-type="float">
            <text:p>111598</text:p>
          </table:table-cell>
        </table:table-row>
        <table:table-row table:style-name="ro1">
          <table:table-cell office:value-type="date" office:date-value="2015-11-01" calcext:value-type="date">
            <text:p>1. Nov. 2015</text:p>
          </table:table-cell>
          <table:table-cell office:value-type="float" office:value="348.100006" calcext:value-type="float">
            <text:p>348.100006</text:p>
          </table:table-cell>
          <table:table-cell office:value-type="float" office:value="348.649994" calcext:value-type="float">
            <text:p>348.649994</text:p>
          </table:table-cell>
          <table:table-cell office:value-type="float" office:value="334.399994" calcext:value-type="float">
            <text:p>334.399994</text:p>
          </table:table-cell>
          <table:table-cell table:number-columns-repeated="2" office:value-type="float" office:value="337.720001" calcext:value-type="float">
            <text:p>337.720001</text:p>
          </table:table-cell>
          <table:table-cell office:value-type="float" office:value="94072" calcext:value-type="float">
            <text:p>94072</text:p>
          </table:table-cell>
        </table:table-row>
        <table:table-row table:style-name="ro1">
          <table:table-cell office:value-type="date" office:date-value="2015-12-01" calcext:value-type="date">
            <text:p>1. Dec. 2015</text:p>
          </table:table-cell>
          <table:table-cell office:value-type="float" office:value="340.170013" calcext:value-type="float">
            <text:p>340.170013</text:p>
          </table:table-cell>
          <table:table-cell office:value-type="float" office:value="341.339996" calcext:value-type="float">
            <text:p>341.339996</text:p>
          </table:table-cell>
          <table:table-cell office:value-type="float" office:value="322.339996" calcext:value-type="float">
            <text:p>322.339996</text:p>
          </table:table-cell>
          <table:table-cell table:number-columns-repeated="2" office:value-type="float" office:value="328.26001" calcext:value-type="float">
            <text:p>328.26001</text:p>
          </table:table-cell>
          <table:table-cell office:value-type="float" office:value="136629" calcext:value-type="float">
            <text:p>136629</text:p>
          </table:table-cell>
        </table:table-row>
        <table:table-row table:style-name="ro1">
          <table:table-cell office:value-type="date" office:date-value="2016-01-01" calcext:value-type="date">
            <text:p>1. Jan. 2016</text:p>
          </table:table-cell>
          <table:table-cell office:value-type="float" office:value="329.859985" calcext:value-type="float">
            <text:p>329.859985</text:p>
          </table:table-cell>
          <table:table-cell office:value-type="float" office:value="354.899994" calcext:value-type="float">
            <text:p>354.899994</text:p>
          </table:table-cell>
          <table:table-cell office:value-type="float" office:value="329.799988" calcext:value-type="float">
            <text:p>329.799988</text:p>
          </table:table-cell>
          <table:table-cell table:number-columns-repeated="2" office:value-type="float" office:value="353.940002" calcext:value-type="float">
            <text:p>353.940002</text:p>
          </table:table-cell>
          <table:table-cell office:value-type="float" office:value="196462" calcext:value-type="float">
            <text:p>196462</text:p>
          </table:table-cell>
        </table:table-row>
        <table:table-row table:style-name="ro1">
          <table:table-cell office:value-type="date" office:date-value="2016-02-01" calcext:value-type="date">
            <text:p>1. Feb. 2016</text:p>
          </table:table-cell>
          <table:table-cell office:value-type="float" office:value="354.980011" calcext:value-type="float">
            <text:p>354.980011</text:p>
          </table:table-cell>
          <table:table-cell office:value-type="float" office:value="383" calcext:value-type="float">
            <text:p>383</text:p>
          </table:table-cell>
          <table:table-cell office:value-type="float" office:value="353.5" calcext:value-type="float">
            <text:p>353.5</text:p>
          </table:table-cell>
          <table:table-cell table:number-columns-repeated="2" office:value-type="float" office:value="380.779999" calcext:value-type="float">
            <text:p>380.779999</text:p>
          </table:table-cell>
          <table:table-cell office:value-type="float" office:value="354489" calcext:value-type="float">
            <text:p>354489</text:p>
          </table:table-cell>
        </table:table-row>
        <table:table-row table:style-name="ro1">
          <table:table-cell office:value-type="date" office:date-value="2016-03-01" calcext:value-type="date">
            <text:p>1. Mar. 2016</text:p>
          </table:table-cell>
          <table:table-cell office:value-type="float" office:value="383.459991" calcext:value-type="float">
            <text:p>383.459991</text:p>
          </table:table-cell>
          <table:table-cell office:value-type="float" office:value="394" calcext:value-type="float">
            <text:p>394</text:p>
          </table:table-cell>
          <table:table-cell office:value-type="float" office:value="362.679993" calcext:value-type="float">
            <text:p>362.679993</text:p>
          </table:table-cell>
          <table:table-cell table:number-columns-repeated="2" office:value-type="float" office:value="365.799988" calcext:value-type="float">
            <text:p>365.799988</text:p>
          </table:table-cell>
          <table:table-cell office:value-type="float" office:value="300596" calcext:value-type="float">
            <text:p>300596</text:p>
          </table:table-cell>
        </table:table-row>
        <table:table-row table:style-name="ro1">
          <table:table-cell office:value-type="date" office:date-value="2016-04-01" calcext:value-type="date">
            <text:p>1. Apr. 2016</text:p>
          </table:table-cell>
          <table:table-cell office:value-type="float" office:value="366.540009" calcext:value-type="float">
            <text:p>366.540009</text:p>
          </table:table-cell>
          <table:table-cell office:value-type="float" office:value="384.98999" calcext:value-type="float">
            <text:p>384.98999</text:p>
          </table:table-cell>
          <table:table-cell office:value-type="float" office:value="359.799988" calcext:value-type="float">
            <text:p>359.799988</text:p>
          </table:table-cell>
          <table:table-cell table:number-columns-repeated="2" office:value-type="float" office:value="384.98999" calcext:value-type="float">
            <text:p>384.98999</text:p>
          </table:table-cell>
          <table:table-cell office:value-type="float" office:value="202902" calcext:value-type="float">
            <text:p>202902</text:p>
          </table:table-cell>
        </table:table-row>
        <table:table-row table:style-name="ro1">
          <table:table-cell office:value-type="date" office:date-value="2016-05-01" calcext:value-type="date">
            <text:p>1. May. 2016</text:p>
          </table:table-cell>
          <table:table-cell office:value-type="float" office:value="384.049988" calcext:value-type="float">
            <text:p>384.049988</text:p>
          </table:table-cell>
          <table:table-cell office:value-type="float" office:value="387.820007" calcext:value-type="float">
            <text:p>387.820007</text:p>
          </table:table-cell>
          <table:table-cell office:value-type="float" office:value="369.420013" calcext:value-type="float">
            <text:p>369.420013</text:p>
          </table:table-cell>
          <table:table-cell table:number-columns-repeated="2" office:value-type="float" office:value="372.899994" calcext:value-type="float">
            <text:p>372.899994</text:p>
          </table:table-cell>
          <table:table-cell office:value-type="float" office:value="158154" calcext:value-type="float">
            <text:p>158154</text:p>
          </table:table-cell>
        </table:table-row>
        <table:table-row table:style-name="ro1">
          <table:table-cell office:value-type="date" office:date-value="2016-06-01" calcext:value-type="date">
            <text:p>1. Jun. 2016</text:p>
          </table:table-cell>
          <table:table-cell office:value-type="float" office:value="373.630005" calcext:value-type="float">
            <text:p>373.630005</text:p>
          </table:table-cell>
          <table:table-cell office:value-type="float" office:value="402.339996" calcext:value-type="float">
            <text:p>402.339996</text:p>
          </table:table-cell>
          <table:table-cell office:value-type="float" office:value="369.329987" calcext:value-type="float">
            <text:p>369.329987</text:p>
          </table:table-cell>
          <table:table-cell table:number-columns-repeated="2" office:value-type="float" office:value="398.290009" calcext:value-type="float">
            <text:p>398.290009</text:p>
          </table:table-cell>
          <table:table-cell office:value-type="float" office:value="252515" calcext:value-type="float">
            <text:p>252515</text:p>
          </table:table-cell>
        </table:table-row>
        <table:table-row table:style-name="ro1">
          <table:table-cell office:value-type="date" office:date-value="2016-07-01" calcext:value-type="date">
            <text:p>1. Jul. 2016</text:p>
          </table:table-cell>
          <table:table-cell office:value-type="float" office:value="401.959991" calcext:value-type="float">
            <text:p>401.959991</text:p>
          </table:table-cell>
          <table:table-cell office:value-type="float" office:value="415.809998" calcext:value-type="float">
            <text:p>415.809998</text:p>
          </table:table-cell>
          <table:table-cell office:value-type="float" office:value="398.549988" calcext:value-type="float">
            <text:p>398.549988</text:p>
          </table:table-cell>
          <table:table-cell table:number-columns-repeated="2" office:value-type="float" office:value="402.190002" calcext:value-type="float">
            <text:p>402.190002</text:p>
          </table:table-cell>
          <table:table-cell office:value-type="float" office:value="238178" calcext:value-type="float">
            <text:p>238178</text:p>
          </table:table-cell>
        </table:table-row>
        <table:table-row table:style-name="ro1">
          <table:table-cell office:value-type="date" office:date-value="2016-08-01" calcext:value-type="date">
            <text:p>1. Aug. 2016</text:p>
          </table:table-cell>
          <table:table-cell office:value-type="float" office:value="404.200012" calcext:value-type="float">
            <text:p>404.200012</text:p>
          </table:table-cell>
          <table:table-cell office:value-type="float" office:value="410.309998" calcext:value-type="float">
            <text:p>410.309998</text:p>
          </table:table-cell>
          <table:table-cell office:value-type="float" office:value="393.100006" calcext:value-type="float">
            <text:p>393.100006</text:p>
          </table:table-cell>
          <table:table-cell table:number-columns-repeated="2" office:value-type="float" office:value="396.839996" calcext:value-type="float">
            <text:p>396.839996</text:p>
          </table:table-cell>
          <table:table-cell office:value-type="float" office:value="155377" calcext:value-type="float">
            <text:p>155377</text:p>
          </table:table-cell>
        </table:table-row>
        <table:table-row table:style-name="ro1">
          <table:table-cell office:value-type="date" office:date-value="2016-09-01" calcext:value-type="date">
            <text:p>1. Sep. 2016</text:p>
          </table:table-cell>
          <table:table-cell office:value-type="float" office:value="397.109985" calcext:value-type="float">
            <text:p>397.109985</text:p>
          </table:table-cell>
          <table:table-cell office:value-type="float" office:value="405.700012" calcext:value-type="float">
            <text:p>405.700012</text:p>
          </table:table-cell>
          <table:table-cell office:value-type="float" office:value="392.5" calcext:value-type="float">
            <text:p>392.5</text:p>
          </table:table-cell>
          <table:table-cell table:number-columns-repeated="2" office:value-type="float" office:value="395.450012" calcext:value-type="float">
            <text:p>395.450012</text:p>
          </table:table-cell>
          <table:table-cell office:value-type="float" office:value="169668" calcext:value-type="float">
            <text:p>169668</text:p>
          </table:table-cell>
        </table:table-row>
        <table:table-row table:style-name="ro1">
          <table:table-cell office:value-type="date" office:date-value="2016-10-01" calcext:value-type="date">
            <text:p>1. Oct. 2016</text:p>
          </table:table-cell>
          <table:table-cell office:value-type="float" office:value="394.950012" calcext:value-type="float">
            <text:p>394.950012</text:p>
          </table:table-cell>
          <table:table-cell office:value-type="float" office:value="396.019989" calcext:value-type="float">
            <text:p>396.019989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88.950012" calcext:value-type="float">
            <text:p>388.950012</text:p>
          </table:table-cell>
          <table:table-cell office:value-type="float" office:value="220029" calcext:value-type="float">
            <text:p>220029</text:p>
          </table:table-cell>
        </table:table-row>
        <table:table-row table:style-name="ro1">
          <table:table-cell office:value-type="date" office:date-value="2016-11-01" calcext:value-type="date">
            <text:p>1. Nov. 2016</text:p>
          </table:table-cell>
          <table:table-cell office:value-type="float" office:value="390.390015" calcext:value-type="float">
            <text:p>390.390015</text:p>
          </table:table-cell>
          <table:table-cell office:value-type="float" office:value="395" calcext:value-type="float">
            <text:p>395</text:p>
          </table:table-cell>
          <table:table-cell office:value-type="float" office:value="368.700012" calcext:value-type="float">
            <text:p>368.700012</text:p>
          </table:table-cell>
          <table:table-cell table:number-columns-repeated="2" office:value-type="float" office:value="368.75" calcext:value-type="float">
            <text:p>368.75</text:p>
          </table:table-cell>
          <table:table-cell office:value-type="float" office:value="274089" calcext:value-type="float">
            <text:p>274089</text:p>
          </table:table-cell>
        </table:table-row>
        <table:table-row table:style-name="ro1">
          <table:table-cell office:value-type="date" office:date-value="2016-12-01" calcext:value-type="date">
            <text:p>1. Dec. 2016</text:p>
          </table:table-cell>
          <table:table-cell office:value-type="float" office:value="367.720001" calcext:value-type="float">
            <text:p>367.720001</text:p>
          </table:table-cell>
          <table:table-cell office:value-type="float" office:value="367.899994" calcext:value-type="float">
            <text:p>367.899994</text:p>
          </table:table-cell>
          <table:table-cell office:value-type="float" office:value="356.700012" calcext:value-type="float">
            <text:p>356.700012</text:p>
          </table:table-cell>
          <table:table-cell table:number-columns-repeated="2" office:value-type="float" office:value="363.709991" calcext:value-type="float">
            <text:p>363.709991</text:p>
          </table:table-cell>
          <table:table-cell office:value-type="float" office:value="221830" calcext:value-type="float">
            <text:p>221830</text:p>
          </table:table-cell>
        </table:table-row>
        <table:table-row table:style-name="ro1">
          <table:table-cell office:value-type="date" office:date-value="2017-01-01" calcext:value-type="date">
            <text:p>1. Jan. 2017</text:p>
          </table:table-cell>
          <table:table-cell office:value-type="float" office:value="364.940002" calcext:value-type="float">
            <text:p>364.940002</text:p>
          </table:table-cell>
          <table:table-cell office:value-type="float" office:value="379.100006" calcext:value-type="float">
            <text:p>379.100006</text:p>
          </table:table-cell>
          <table:table-cell office:value-type="float" office:value="364.420013" calcext:value-type="float">
            <text:p>364.420013</text:p>
          </table:table-cell>
          <table:table-cell table:number-columns-repeated="2" office:value-type="float" office:value="371.100006" calcext:value-type="float">
            <text:p>371.100006</text:p>
          </table:table-cell>
          <table:table-cell office:value-type="float" office:value="138415" calcext:value-type="float">
            <text:p>138415</text:p>
          </table:table-cell>
        </table:table-row>
        <table:table-row table:style-name="ro1">
          <table:table-cell office:value-type="date" office:date-value="2017-02-01" calcext:value-type="date">
            <text:p>1. Feb. 2017</text:p>
          </table:table-cell>
          <table:table-cell office:value-type="float" office:value="371.220001" calcext:value-type="float">
            <text:p>371.220001</text:p>
          </table:table-cell>
          <table:table-cell office:value-type="float" office:value="391.660004" calcext:value-type="float">
            <text:p>391.660004</text:p>
          </table:table-cell>
          <table:table-cell office:value-type="float" office:value="369.700012" calcext:value-type="float">
            <text:p>369.700012</text:p>
          </table:table-cell>
          <table:table-cell table:number-columns-repeated="2" office:value-type="float" office:value="388.820007" calcext:value-type="float">
            <text:p>388.820007</text:p>
          </table:table-cell>
          <table:table-cell office:value-type="float" office:value="143498" calcext:value-type="float">
            <text:p>143498</text:p>
          </table:table-cell>
        </table:table-row>
        <table:table-row table:style-name="ro1">
          <table:table-cell office:value-type="date" office:date-value="2017-03-01" calcext:value-type="date">
            <text:p>1. Mar. 2017</text:p>
          </table:table-cell>
          <table:table-cell office:value-type="float" office:value="387.359985" calcext:value-type="float">
            <text:p>387.359985</text:p>
          </table:table-cell>
          <table:table-cell office:value-type="float" office:value="388.660004" calcext:value-type="float">
            <text:p>388.660004</text:p>
          </table:table-cell>
          <table:table-cell office:value-type="float" office:value="372.809998" calcext:value-type="float">
            <text:p>372.809998</text:p>
          </table:table-cell>
          <table:table-cell table:number-columns-repeated="2" office:value-type="float" office:value="384.5" calcext:value-type="float">
            <text:p>384.5</text:p>
          </table:table-cell>
          <table:table-cell office:value-type="float" office:value="242895" calcext:value-type="float">
            <text:p>242895</text:p>
          </table:table-cell>
        </table:table-row>
        <table:table-row table:style-name="ro1">
          <table:table-cell office:value-type="date" office:date-value="2017-04-01" calcext:value-type="date">
            <text:p>1. Apr. 2017</text:p>
          </table:table-cell>
          <table:table-cell office:value-type="float" office:value="385.019989" calcext:value-type="float">
            <text:p>385.019989</text:p>
          </table:table-cell>
          <table:table-cell office:value-type="float" office:value="399" calcext:value-type="float">
            <text:p>399</text:p>
          </table:table-cell>
          <table:table-cell office:value-type="float" office:value="384.5" calcext:value-type="float">
            <text:p>384.5</text:p>
          </table:table-cell>
          <table:table-cell table:number-columns-repeated="2" office:value-type="float" office:value="387.859985" calcext:value-type="float">
            <text:p>387.859985</text:p>
          </table:table-cell>
          <table:table-cell office:value-type="float" office:value="136655" calcext:value-type="float">
            <text:p>136655</text:p>
          </table:table-cell>
        </table:table-row>
        <table:table-row table:style-name="ro1">
          <table:table-cell office:value-type="date" office:date-value="2017-05-01" calcext:value-type="date">
            <text:p>1. May. 2017</text:p>
          </table:table-cell>
          <table:table-cell office:value-type="float" office:value="384.679993" calcext:value-type="float">
            <text:p>384.679993</text:p>
          </table:table-cell>
          <table:table-cell office:value-type="float" office:value="384.700012" calcext:value-type="float">
            <text:p>384.700012</text:p>
          </table:table-cell>
          <table:table-cell office:value-type="float" office:value="373.549988" calcext:value-type="float">
            <text:p>373.549988</text:p>
          </table:table-cell>
          <table:table-cell table:number-columns-repeated="2" office:value-type="float" office:value="377.269989" calcext:value-type="float">
            <text:p>377.269989</text:p>
          </table:table-cell>
          <table:table-cell office:value-type="float" office:value="197223" calcext:value-type="float">
            <text:p>197223</text:p>
          </table:table-cell>
        </table:table-row>
        <table:table-row table:style-name="ro1">
          <table:table-cell office:value-type="date" office:date-value="2017-06-01" calcext:value-type="date">
            <text:p>1. Jun. 2017</text:p>
          </table:table-cell>
          <table:table-cell office:value-type="float" office:value="377.579987" calcext:value-type="float">
            <text:p>377.579987</text:p>
          </table:table-cell>
          <table:table-cell office:value-type="float" office:value="384.160004" calcext:value-type="float">
            <text:p>384.160004</text:p>
          </table:table-cell>
          <table:table-cell office:value-type="float" office:value="366.119995" calcext:value-type="float">
            <text:p>366.119995</text:p>
          </table:table-cell>
          <table:table-cell table:number-columns-repeated="2" office:value-type="float" office:value="366.700012" calcext:value-type="float">
            <text:p>366.700012</text:p>
          </table:table-cell>
          <table:table-cell office:value-type="float" office:value="125558" calcext:value-type="float">
            <text:p>125558</text:p>
          </table:table-cell>
        </table:table-row>
        <table:table-row table:style-name="ro1">
          <table:table-cell office:value-type="date" office:date-value="2017-07-01" calcext:value-type="date">
            <text:p>1. Jul. 2017</text:p>
          </table:table-cell>
          <table:table-cell office:value-type="float" office:value="365.320007" calcext:value-type="float">
            <text:p>365.320007</text:p>
          </table:table-cell>
          <table:table-cell office:value-type="float" office:value="378.609985" calcext:value-type="float">
            <text:p>378.609985</text:p>
          </table:table-cell>
          <table:table-cell office:value-type="float" office:value="357.799988" calcext:value-type="float">
            <text:p>357.799988</text:p>
          </table:table-cell>
          <table:table-cell table:number-columns-repeated="2" office:value-type="float" office:value="376.779999" calcext:value-type="float">
            <text:p>376.779999</text:p>
          </table:table-cell>
          <table:table-cell office:value-type="float" office:value="203795" calcext:value-type="float">
            <text:p>203795</text:p>
          </table:table-cell>
        </table:table-row>
        <table:table-row table:style-name="ro1">
          <table:table-cell office:value-type="date" office:date-value="2017-08-01" calcext:value-type="date">
            <text:p>1. Aug. 2017</text:p>
          </table:table-cell>
          <table:table-cell office:value-type="float" office:value="376.230011" calcext:value-type="float">
            <text:p>376.230011</text:p>
          </table:table-cell>
          <table:table-cell office:value-type="float" office:value="390.170013" calcext:value-type="float">
            <text:p>390.170013</text:p>
          </table:table-cell>
          <table:table-cell office:value-type="float" office:value="375.450012" calcext:value-type="float">
            <text:p>375.450012</text:p>
          </table:table-cell>
          <table:table-cell table:number-columns-repeated="2" office:value-type="float" office:value="389.269989" calcext:value-type="float">
            <text:p>389.269989</text:p>
          </table:table-cell>
          <table:table-cell office:value-type="float" office:value="181670" calcext:value-type="float">
            <text:p>181670</text:p>
          </table:table-cell>
        </table:table-row>
        <table:table-row table:style-name="ro1">
          <table:table-cell office:value-type="date" office:date-value="2017-09-01" calcext:value-type="date">
            <text:p>1. Sep. 2017</text:p>
          </table:table-cell>
          <table:table-cell office:value-type="float" office:value="389.279999" calcext:value-type="float">
            <text:p>389.279999</text:p>
          </table:table-cell>
          <table:table-cell office:value-type="float" office:value="395.170013" calcext:value-type="float">
            <text:p>395.170013</text:p>
          </table:table-cell>
          <table:table-cell table:number-columns-repeated="3" office:value-type="float" office:value="382.26001" calcext:value-type="float">
            <text:p>382.26001</text:p>
          </table:table-cell>
          <table:table-cell office:value-type="float" office:value="167076" calcext:value-type="float">
            <text:p>167076</text:p>
          </table:table-cell>
        </table:table-row>
        <table:table-row table:style-name="ro1">
          <table:table-cell office:value-type="date" office:date-value="2017-10-01" calcext:value-type="date">
            <text:p>1. Oct. 2017</text:p>
          </table:table-cell>
          <table:table-cell office:value-type="float" office:value="380.369995" calcext:value-type="float">
            <text:p>380.369995</text:p>
          </table:table-cell>
          <table:table-cell office:value-type="float" office:value="391.5" calcext:value-type="float">
            <text:p>391.5</text:p>
          </table:table-cell>
          <table:table-cell office:value-type="float" office:value="379.48999" calcext:value-type="float">
            <text:p>379.48999</text:p>
          </table:table-cell>
          <table:table-cell table:number-columns-repeated="2" office:value-type="float" office:value="389.040009" calcext:value-type="float">
            <text:p>389.040009</text:p>
          </table:table-cell>
          <table:table-cell office:value-type="float" office:value="131017" calcext:value-type="float">
            <text:p>131017</text:p>
          </table:table-cell>
        </table:table-row>
        <table:table-row table:style-name="ro1">
          <table:table-cell office:value-type="date" office:date-value="2017-11-01" calcext:value-type="date">
            <text:p>1. Nov. 2017</text:p>
          </table:table-cell>
          <table:table-cell office:value-type="float" office:value="391.230011" calcext:value-type="float">
            <text:p>391.230011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float" office:value="385.940002" calcext:value-type="float">
            <text:p>385.940002</text:p>
          </table:table-cell>
          <table:table-cell office:value-type="float" office:value="133097" calcext:value-type="float">
            <text:p>133097</text:p>
          </table:table-cell>
        </table:table-row>
        <table:table-row table:style-name="ro1">
          <table:table-cell office:value-type="date" office:date-value="2017-12-01" calcext:value-type="date">
            <text:p>1. Dec. 2017</text:p>
          </table:table-cell>
          <table:table-cell office:value-type="float" office:value="385.570007" calcext:value-type="float">
            <text:p>385.570007</text:p>
          </table:table-cell>
          <table:table-cell office:value-type="float" office:value="390.679993" calcext:value-type="float">
            <text:p>390.679993</text:p>
          </table:table-cell>
          <table:table-cell office:value-type="float" office:value="374.790009" calcext:value-type="float">
            <text:p>374.790009</text:p>
          </table:table-cell>
          <table:table-cell table:number-columns-repeated="2" office:value-type="float" office:value="389.399994" calcext:value-type="float">
            <text:p>389.399994</text:p>
          </table:table-cell>
          <table:table-cell office:value-type="float" office:value="156663" calcext:value-type="float">
            <text:p>156663</text:p>
          </table:table-cell>
        </table:table-row>
        <table:table-row table:style-name="ro1">
          <table:table-cell office:value-type="date" office:date-value="2018-01-01" calcext:value-type="date">
            <text:p>1. Jan. 2018</text:p>
          </table:table-cell>
          <table:table-cell office:value-type="float" office:value="389.399994" calcext:value-type="float">
            <text:p>389.399994</text:p>
          </table:table-cell>
          <table:table-cell office:value-type="float" office:value="398.450012" calcext:value-type="float">
            <text:p>398.450012</text:p>
          </table:table-cell>
          <table:table-cell office:value-type="float" office:value="382.75" calcext:value-type="float">
            <text:p>382.75</text:p>
          </table:table-cell>
          <table:table-cell table:number-columns-repeated="2" office:value-type="float" office:value="383.299988" calcext:value-type="float">
            <text:p>383.299988</text:p>
          </table:table-cell>
          <table:table-cell office:value-type="float" office:value="130240" calcext:value-type="float">
            <text:p>130240</text:p>
          </table:table-cell>
        </table:table-row>
        <table:table-row table:style-name="ro1">
          <table:table-cell office:value-type="date" office:date-value="2018-02-01" calcext:value-type="date">
            <text:p>1. Feb. 2018</text:p>
          </table:table-cell>
          <table:table-cell office:value-type="float" office:value="383.299988" calcext:value-type="float">
            <text:p>383.299988</text:p>
          </table:table-cell>
          <table:table-cell office:value-type="float" office:value="385.399994" calcext:value-type="float">
            <text:p>385.399994</text:p>
          </table:table-cell>
          <table:table-cell office:value-type="float" office:value="376.799988" calcext:value-type="float">
            <text:p>376.799988</text:p>
          </table:table-cell>
          <table:table-cell table:number-columns-repeated="2" office:value-type="float" office:value="381.149994" calcext:value-type="float">
            <text:p>381.149994</text:p>
          </table:table-cell>
          <table:table-cell office:value-type="float" office:value="222555" calcext:value-type="float">
            <text:p>222555</text:p>
          </table:table-cell>
        </table:table-row>
        <table:table-row table:style-name="ro1">
          <table:table-cell office:value-type="date" office:date-value="2018-03-01" calcext:value-type="date">
            <text:p>1. Mar. 2018</text:p>
          </table:table-cell>
          <table:table-cell office:value-type="float" office:value="380.149994" calcext:value-type="float">
            <text:p>380.149994</text:p>
          </table:table-cell>
          <table:table-cell office:value-type="float" office:value="391.950012" calcext:value-type="float">
            <text:p>391.950012</text:p>
          </table:table-cell>
          <table:table-cell office:value-type="float" office:value="377.850006" calcext:value-type="float">
            <text:p>377.850006</text:p>
          </table:table-cell>
          <table:table-cell table:number-columns-repeated="2" office:value-type="float" office:value="387.5" calcext:value-type="float">
            <text:p>387.5</text:p>
          </table:table-cell>
          <table:table-cell office:value-type="float" office:value="79870" calcext:value-type="float">
            <text:p>79870</text:p>
          </table:table-cell>
        </table:table-row>
        <table:table-row table:style-name="ro1">
          <table:table-cell office:value-type="date" office:date-value="2018-04-01" calcext:value-type="date">
            <text:p>1. Apr. 2018</text:p>
          </table:table-cell>
          <table:table-cell office:value-type="float" office:value="387.5" calcext:value-type="float">
            <text:p>387.5</text:p>
          </table:table-cell>
          <table:table-cell office:value-type="float" office:value="401" calcext:value-type="float">
            <text:p>401</text:p>
          </table:table-cell>
          <table:table-cell office:value-type="float" office:value="387.5" calcext:value-type="float">
            <text:p>387.5</text:p>
          </table:table-cell>
          <table:table-cell table:number-columns-repeated="2" office:value-type="float" office:value="398.799988" calcext:value-type="float">
            <text:p>398.799988</text:p>
          </table:table-cell>
          <table:table-cell office:value-type="float" office:value="93086" calcext:value-type="float">
            <text:p>93086</text:p>
          </table:table-cell>
        </table:table-row>
        <table:table-row table:style-name="ro1">
          <table:table-cell office:value-type="date" office:date-value="2018-05-01" calcext:value-type="date">
            <text:p>1. May. 2018</text:p>
          </table:table-cell>
          <table:table-cell office:value-type="float" office:value="398.799988" calcext:value-type="float">
            <text:p>398.799988</text:p>
          </table:table-cell>
          <table:table-cell office:value-type="float" office:value="407" calcext:value-type="float">
            <text:p>407</text:p>
          </table:table-cell>
          <table:table-cell office:value-type="float" office:value="391.200012" calcext:value-type="float">
            <text:p>391.200012</text:p>
          </table:table-cell>
          <table:table-cell table:number-columns-repeated="2" office:value-type="float" office:value="393.850006" calcext:value-type="float">
            <text:p>393.850006</text:p>
          </table:table-cell>
          <table:table-cell office:value-type="float" office:value="144464" calcext:value-type="float">
            <text:p>144464</text:p>
          </table:table-cell>
        </table:table-row>
        <table:table-row table:style-name="ro1">
          <table:table-cell office:value-type="date" office:date-value="2018-06-01" calcext:value-type="date">
            <text:p>1. Jun. 2018</text:p>
          </table:table-cell>
          <table:table-cell office:value-type="float" office:value="392.950012" calcext:value-type="float">
            <text:p>392.950012</text:p>
          </table:table-cell>
          <table:table-cell office:value-type="float" office:value="396.799988" calcext:value-type="float">
            <text:p>396.799988</text:p>
          </table:table-cell>
          <table:table-cell office:value-type="float" office:value="379.700012" calcext:value-type="float">
            <text:p>379.700012</text:p>
          </table:table-cell>
          <table:table-cell table:number-columns-repeated="2" office:value-type="float" office:value="380.100006" calcext:value-type="float">
            <text:p>380.100006</text:p>
          </table:table-cell>
          <table:table-cell office:value-type="float" office:value="134828" calcext:value-type="float">
            <text:p>134828</text:p>
          </table:table-cell>
        </table:table-row>
        <table:table-row table:style-name="ro1">
          <table:table-cell office:value-type="date" office:date-value="2018-07-01" calcext:value-type="date">
            <text:p>1. Jul. 2018</text:p>
          </table:table-cell>
          <table:table-cell office:value-type="float" office:value="379.299988" calcext:value-type="float">
            <text:p>379.299988</text:p>
          </table:table-cell>
          <table:table-cell office:value-type="float" office:value="382.75" calcext:value-type="float">
            <text:p>382.7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83396" calcext:value-type="float">
            <text:p>83396</text:p>
          </table:table-cell>
        </table:table-row>
        <table:table-row table:style-name="ro1">
          <table:table-cell office:value-type="date" office:date-value="2018-08-01" calcext:value-type="date">
            <text:p>1. Aug. 2018</text:p>
          </table:table-cell>
          <table:table-cell office:value-type="float" office:value="370" calcext:value-type="float">
            <text:p>370</text:p>
          </table:table-cell>
          <table:table-cell office:value-type="float" office:value="370.799988" calcext:value-type="float">
            <text:p>370.799988</text:p>
          </table:table-cell>
          <table:table-cell office:value-type="float" office:value="356.950012" calcext:value-type="float">
            <text:p>356.950012</text:p>
          </table:table-cell>
          <table:table-cell table:number-columns-repeated="2" office:value-type="float" office:value="357.100006" calcext:value-type="float">
            <text:p>357.100006</text:p>
          </table:table-cell>
          <table:table-cell office:value-type="float" office:value="171547" calcext:value-type="float">
            <text:p>171547</text:p>
          </table:table-cell>
        </table:table-row>
        <table:table-row table:style-name="ro1">
          <table:table-cell office:value-type="date" office:date-value="2018-09-01" calcext:value-type="date">
            <text:p>1. Sep. 2018</text:p>
          </table:table-cell>
          <table:table-cell office:value-type="float" office:value="357.350006" calcext:value-type="float">
            <text:p>357.350006</text:p>
          </table:table-cell>
          <table:table-cell office:value-type="float" office:value="359.450012" calcext:value-type="float">
            <text:p>359.450012</text:p>
          </table:table-cell>
          <table:table-cell office:value-type="float" office:value="350.799988" calcext:value-type="float">
            <text:p>350.799988</text:p>
          </table:table-cell>
          <table:table-cell table:number-columns-repeated="2" office:value-type="float" office:value="356.299988" calcext:value-type="float">
            <text:p>356.299988</text:p>
          </table:table-cell>
          <table:table-cell office:value-type="float" office:value="104102" calcext:value-type="float">
            <text:p>104102</text:p>
          </table:table-cell>
        </table:table-row>
        <table:table-row table:style-name="ro1">
          <table:table-cell office:value-type="date" office:date-value="2018-10-01" calcext:value-type="date">
            <text:p>1. Oct. 2018</text:p>
          </table:table-cell>
          <table:table-cell office:value-type="float" office:value="357.200012" calcext:value-type="float">
            <text:p>357.200012</text:p>
          </table:table-cell>
          <table:table-cell office:value-type="float" office:value="379.649994" calcext:value-type="float">
            <text:p>379.649994</text:p>
          </table:table-cell>
          <table:table-cell office:value-type="float" office:value="356.799988" calcext:value-type="float">
            <text:p>356.799988</text:p>
          </table:table-cell>
          <table:table-cell table:number-columns-repeated="2" office:value-type="float" office:value="375.25" calcext:value-type="float">
            <text:p>375.25</text:p>
          </table:table-cell>
          <table:table-cell office:value-type="float" office:value="147413" calcext:value-type="float">
            <text:p>147413</text:p>
          </table:table-cell>
        </table:table-row>
        <table:table-row table:style-name="ro1">
          <table:table-cell office:value-type="date" office:date-value="2018-11-01" calcext:value-type="date">
            <text:p>1. Nov. 2018</text:p>
          </table:table-cell>
          <table:table-cell office:value-type="float" office:value="376.75" calcext:value-type="float">
            <text:p>376.75</text:p>
          </table:table-cell>
          <table:table-cell office:value-type="float" office:value="380.799988" calcext:value-type="float">
            <text:p>380.799988</text:p>
          </table:table-cell>
          <table:table-cell office:value-type="float" office:value="370.100006" calcext:value-type="float">
            <text:p>370.100006</text:p>
          </table:table-cell>
          <table:table-cell table:number-columns-repeated="2" office:value-type="float" office:value="372.299988" calcext:value-type="float">
            <text:p>372.299988</text:p>
          </table:table-cell>
          <table:table-cell office:value-type="float" office:value="132858" calcext:value-type="float">
            <text:p>132858</text:p>
          </table:table-cell>
        </table:table-row>
        <table:table-row table:style-name="ro1">
          <table:table-cell office:value-type="date" office:date-value="2018-12-01" calcext:value-type="date">
            <text:p>1. Dec. 2018</text:p>
          </table:table-cell>
          <table:table-cell office:value-type="float" office:value="375.700012" calcext:value-type="float">
            <text:p>375.700012</text:p>
          </table:table-cell>
          <table:table-cell office:value-type="float" office:value="386" calcext:value-type="float">
            <text:p>386</text:p>
          </table:table-cell>
          <table:table-cell office:value-type="float" office:value="375.100006" calcext:value-type="float">
            <text:p>375.100006</text:p>
          </table:table-cell>
          <table:table-cell table:number-columns-repeated="2" office:value-type="float" office:value="383.600006" calcext:value-type="float">
            <text:p>383.600006</text:p>
          </table:table-cell>
          <table:table-cell office:value-type="float" office:value="189482" calcext:value-type="float">
            <text:p>189482</text:p>
          </table:table-cell>
        </table:table-row>
        <table:table-row table:style-name="ro1">
          <table:table-cell office:value-type="date" office:date-value="2019-01-01" calcext:value-type="date">
            <text:p>1. Jan. 2019</text:p>
          </table:table-cell>
          <table:table-cell office:value-type="float" office:value="383.600006" calcext:value-type="float">
            <text:p>383.600006</text:p>
          </table:table-cell>
          <table:table-cell office:value-type="float" office:value="403" calcext:value-type="float">
            <text:p>403</text:p>
          </table:table-cell>
          <table:table-cell office:value-type="float" office:value="382.75" calcext:value-type="float">
            <text:p>382.75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192924" calcext:value-type="float">
            <text:p>192924</text:p>
          </table:table-cell>
        </table:table-row>
        <table:table-row table:style-name="ro1">
          <table:table-cell office:value-type="date" office:date-value="2019-02-01" calcext:value-type="date">
            <text:p>1. Feb. 2019</text:p>
          </table:table-cell>
          <table:table-cell office:value-type="float" office:value="401.200012" calcext:value-type="float">
            <text:p>401.200012</text:p>
          </table:table-cell>
          <table:table-cell office:value-type="float" office:value="411.799988" calcext:value-type="float">
            <text:p>411.799988</text:p>
          </table:table-cell>
          <table:table-cell office:value-type="float" office:value="399.049988" calcext:value-type="float">
            <text:p>399.049988</text:p>
          </table:table-cell>
          <table:table-cell table:number-columns-repeated="2" office:value-type="float" office:value="400.950012" calcext:value-type="float">
            <text:p>400.950012</text:p>
          </table:table-cell>
          <table:table-cell office:value-type="float" office:value="177756" calcext:value-type="float">
            <text:p>177756</text:p>
          </table:table-cell>
        </table:table-row>
        <table:table-row table:style-name="ro1">
          <table:table-cell office:value-type="date" office:date-value="2019-03-01" calcext:value-type="date">
            <text:p>1. Mar. 2019</text:p>
          </table:table-cell>
          <table:table-cell office:value-type="float" office:value="399.799988" calcext:value-type="float">
            <text:p>399.799988</text:p>
          </table:table-cell>
          <table:table-cell office:value-type="float" office:value="402.450012" calcext:value-type="float">
            <text:p>402.450012</text:p>
          </table:table-cell>
          <table:table-cell office:value-type="float" office:value="391.850006" calcext:value-type="float">
            <text:p>391.850006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157027" calcext:value-type="float">
            <text:p>157027</text:p>
          </table:table-cell>
        </table:table-row>
        <table:table-row table:style-name="ro1">
          <table:table-cell office:value-type="date" office:date-value="2019-04-01" calcext:value-type="date">
            <text:p>1. Apr. 2019</text:p>
          </table:table-cell>
          <table:table-cell office:value-type="float" office:value="391.950012" calcext:value-type="float">
            <text:p>391.950012</text:p>
          </table:table-cell>
          <table:table-cell office:value-type="float" office:value="400.600006" calcext:value-type="float">
            <text:p>400.600006</text:p>
          </table:table-cell>
          <table:table-cell office:value-type="float" office:value="391.5" calcext:value-type="float">
            <text:p>391.5</text:p>
          </table:table-cell>
          <table:table-cell table:number-columns-repeated="2" office:value-type="float" office:value="398.899994" calcext:value-type="float">
            <text:p>398.899994</text:p>
          </table:table-cell>
          <table:table-cell office:value-type="float" office:value="123897" calcext:value-type="float">
            <text:p>123897</text:p>
          </table:table-cell>
        </table:table-row>
        <table:table-row table:style-name="ro1">
          <table:table-cell office:value-type="date" office:date-value="2019-05-01" calcext:value-type="date">
            <text:p>1. May. 2019</text:p>
          </table:table-cell>
          <table:table-cell office:value-type="float" office:value="398.899994" calcext:value-type="float">
            <text:p>398.899994</text:p>
          </table:table-cell>
          <table:table-cell office:value-type="float" office:value="401.700012" calcext:value-type="float">
            <text:p>401.70001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99.549988" calcext:value-type="float">
            <text:p>399.549988</text:p>
          </table:table-cell>
          <table:table-cell office:value-type="float" office:value="315683" calcext:value-type="float">
            <text:p>315683</text:p>
          </table:table-cell>
        </table:table-row>
        <table:table-row table:style-name="ro1">
          <table:table-cell office:value-type="date" office:date-value="2019-06-01" calcext:value-type="date">
            <text:p>1. Jun. 2019</text:p>
          </table:table-cell>
          <table:table-cell office:value-type="float" office:value="400" calcext:value-type="float">
            <text:p>400</text:p>
          </table:table-cell>
          <table:table-cell office:value-type="float" office:value="426.399994" calcext:value-type="float">
            <text:p>426.399994</text:p>
          </table:table-cell>
          <table:table-cell office:value-type="float" office:value="399.799988" calcext:value-type="float">
            <text:p>399.799988</text:p>
          </table:table-cell>
          <table:table-cell table:number-columns-repeated="2" office:value-type="float" office:value="419.350006" calcext:value-type="float">
            <text:p>419.350006</text:p>
          </table:table-cell>
          <table:table-cell office:value-type="float" office:value="331936" calcext:value-type="float">
            <text:p>331936</text:p>
          </table:table-cell>
        </table:table-row>
        <table:table-row table:style-name="ro1">
          <table:table-cell office:value-type="date" office:date-value="2019-07-01" calcext:value-type="date">
            <text:p>1. Jul. 2019</text:p>
          </table:table-cell>
          <table:table-cell office:value-type="float" office:value="414.200012" calcext:value-type="float">
            <text:p>414.200012</text:p>
          </table:table-cell>
          <table:table-cell office:value-type="float" office:value="432.700012" calcext:value-type="float">
            <text:p>432.700012</text:p>
          </table:table-cell>
          <table:table-cell office:value-type="float" office:value="413.950012" calcext:value-type="float">
            <text:p>413.950012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248893" calcext:value-type="float">
            <text:p>248893</text:p>
          </table:table-cell>
        </table:table-row>
        <table:table-row table:style-name="ro1">
          <table:table-cell office:value-type="date" office:date-value="2019-08-01" calcext:value-type="date">
            <text:p>1. Aug. 2019</text:p>
          </table:table-cell>
          <table:table-cell office:value-type="float" office:value="431" calcext:value-type="float">
            <text:p>431</text:p>
          </table:table-cell>
          <table:table-cell office:value-type="float" office:value="464.200012" calcext:value-type="float">
            <text:p>464.200012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62.100006" calcext:value-type="float">
            <text:p>462.100006</text:p>
          </table:table-cell>
          <table:table-cell office:value-type="float" office:value="449991" calcext:value-type="float">
            <text:p>449991</text:p>
          </table:table-cell>
        </table:table-row>
        <table:table-row table:style-name="ro1">
          <table:table-cell office:value-type="date" office:date-value="2019-09-01" calcext:value-type="date">
            <text:p>1. Sep. 2019</text:p>
          </table:table-cell>
          <table:table-cell office:value-type="float" office:value="460.5" calcext:value-type="float">
            <text:p>460.5</text:p>
          </table:table-cell>
          <table:table-cell office:value-type="float" office:value="466.25" calcext:value-type="float">
            <text:p>466.25</text:p>
          </table:table-cell>
          <table:table-cell table:number-columns-repeated="3" office:value-type="float" office:value="446.399994" calcext:value-type="float">
            <text:p>446.399994</text:p>
          </table:table-cell>
          <table:table-cell office:value-type="float" office:value="203725" calcext:value-type="float">
            <text:p>203725</text:p>
          </table:table-cell>
        </table:table-row>
        <table:table-row table:style-name="ro1">
          <table:table-cell office:value-type="date" office:date-value="2019-10-01" calcext:value-type="date">
            <text:p>1. Oct. 2019</text:p>
          </table:table-cell>
          <table:table-cell office:value-type="float" office:value="446.25" calcext:value-type="float">
            <text:p>446.25</text:p>
          </table:table-cell>
          <table:table-cell office:value-type="float" office:value="461.049988" calcext:value-type="float">
            <text:p>461.049988</text:p>
          </table:table-cell>
          <table:table-cell office:value-type="float" office:value="444.5" calcext:value-type="float">
            <text:p>444.5</text:p>
          </table:table-cell>
          <table:table-cell table:number-columns-repeated="2" office:value-type="float" office:value="454.200012" calcext:value-type="float">
            <text:p>454.200012</text:p>
          </table:table-cell>
          <table:table-cell office:value-type="float" office:value="187982" calcext:value-type="float">
            <text:p>187982</text:p>
          </table:table-cell>
        </table:table-row>
        <table:table-row table:style-name="ro1">
          <table:table-cell office:value-type="date" office:date-value="2019-11-01" calcext:value-type="date">
            <text:p>1. Nov. 2019</text:p>
          </table:table-cell>
          <table:table-cell office:value-type="float" office:value="454.450012" calcext:value-type="float">
            <text:p>454.450012</text:p>
          </table:table-cell>
          <table:table-cell office:value-type="float" office:value="456" calcext:value-type="float">
            <text:p>456</text:p>
          </table:table-cell>
          <table:table-cell office:value-type="float" office:value="438.799988" calcext:value-type="float">
            <text:p>438.799988</text:p>
          </table:table-cell>
          <table:table-cell table:number-columns-repeated="2" office:value-type="float" office:value="445.600006" calcext:value-type="float">
            <text:p>445.600006</text:p>
          </table:table-cell>
          <table:table-cell office:value-type="float" office:value="175683" calcext:value-type="float">
            <text:p>175683</text:p>
          </table:table-cell>
        </table:table-row>
        <table:table-row table:style-name="ro1">
          <table:table-cell office:value-type="date" office:date-value="2019-12-01" calcext:value-type="date">
            <text:p>1. Dec. 2019</text:p>
          </table:table-cell>
          <table:table-cell office:value-type="float" office:value="443.75" calcext:value-type="float">
            <text:p>443.75</text:p>
          </table:table-cell>
          <table:table-cell office:value-type="float" office:value="449.649994" calcext:value-type="float">
            <text:p>449.649994</text:p>
          </table:table-cell>
          <table:table-cell office:value-type="float" office:value="438.799988" calcext:value-type="float">
            <text:p>438.799988</text:p>
          </table:table-cell>
          <table:table-cell table:number-columns-repeated="2" office:value-type="float" office:value="446.75" calcext:value-type="float">
            <text:p>446.75</text:p>
          </table:table-cell>
          <table:table-cell office:value-type="float" office:value="146203" calcext:value-type="float">
            <text:p>146203</text:p>
          </table:table-cell>
        </table:table-row>
        <table:table-row table:style-name="ro1">
          <table:table-cell office:value-type="date" office:date-value="2020-01-01" calcext:value-type="date">
            <text:p>1. Jan. 2020</text:p>
          </table:table-cell>
          <table:table-cell office:value-type="float" office:value="446.75" calcext:value-type="float">
            <text:p>446.75</text:p>
          </table:table-cell>
          <table:table-cell office:value-type="float" office:value="469.899994" calcext:value-type="float">
            <text:p>469.899994</text:p>
          </table:table-cell>
          <table:table-cell office:value-type="float" office:value="446.75" calcext:value-type="float">
            <text:p>446.75</text:p>
          </table:table-cell>
          <table:table-cell table:number-columns-repeated="2" office:value-type="float" office:value="465.299988" calcext:value-type="float">
            <text:p>465.299988</text:p>
          </table:table-cell>
          <table:table-cell office:value-type="float" office:value="286910" calcext:value-type="float">
            <text:p>286910</text:p>
          </table:table-cell>
        </table:table-row>
        <table:table-row table:style-name="ro1">
          <table:table-cell office:value-type="date" office:date-value="2020-02-01" calcext:value-type="date">
            <text:p>1. Feb. 2020</text:p>
          </table:table-cell>
          <table:table-cell office:value-type="float" office:value="463.049988" calcext:value-type="float">
            <text:p>463.049988</text:p>
          </table:table-cell>
          <table:table-cell office:value-type="float" office:value="504.200012" calcext:value-type="float">
            <text:p>504.200012</text:p>
          </table:table-cell>
          <table:table-cell office:value-type="float" office:value="458.149994" calcext:value-type="float">
            <text:p>458.149994</text:p>
          </table:table-cell>
          <table:table-cell table:number-columns-repeated="2" office:value-type="float" office:value="467.5" calcext:value-type="float">
            <text:p>467.5</text:p>
          </table:table-cell>
          <table:table-cell office:value-type="float" office:value="348856" calcext:value-type="float">
            <text:p>348856</text:p>
          </table:table-cell>
        </table:table-row>
        <table:table-row table:style-name="ro1">
          <table:table-cell office:value-type="date" office:date-value="2020-03-01" calcext:value-type="date">
            <text:p>1. Mar. 2020</text:p>
          </table:table-cell>
          <table:table-cell office:value-type="float" office:value="470.100006" calcext:value-type="float">
            <text:p>470.100006</text:p>
          </table:table-cell>
          <table:table-cell office:value-type="float" office:value="489" calcext:value-type="float">
            <text:p>489</text:p>
          </table:table-cell>
          <table:table-cell office:value-type="float" office:value="417.299988" calcext:value-type="float">
            <text:p>417.299988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712722" calcext:value-type="float">
            <text:p>712722</text:p>
          </table:table-cell>
        </table:table-row>
        <table:table-row table:style-name="ro1">
          <table:table-cell office:value-type="date" office:date-value="2020-04-01" calcext:value-type="date">
            <text:p>1. Apr. 2020</text:p>
          </table:table-cell>
          <table:table-cell office:value-type="float" office:value="466.899994" calcext:value-type="float">
            <text:p>466.899994</text:p>
          </table:table-cell>
          <table:table-cell office:value-type="float" office:value="515.799988" calcext:value-type="float">
            <text:p>515.799988</text:p>
          </table:table-cell>
          <table:table-cell office:value-type="float" office:value="464.100006" calcext:value-type="float">
            <text:p>464.100006</text:p>
          </table:table-cell>
          <table:table-cell table:number-columns-repeated="2" office:value-type="float" office:value="500.700012" calcext:value-type="float">
            <text:p>500.700012</text:p>
          </table:table-cell>
          <table:table-cell office:value-type="float" office:value="312625" calcext:value-type="float">
            <text:p>312625</text:p>
          </table:table-cell>
        </table:table-row>
        <table:table-row table:style-name="ro1">
          <table:table-cell office:value-type="date" office:date-value="2020-05-01" calcext:value-type="date">
            <text:p>1. May. 2020</text:p>
          </table:table-cell>
          <table:table-cell office:value-type="float" office:value="500.700012" calcext:value-type="float">
            <text:p>500.700012</text:p>
          </table:table-cell>
          <table:table-cell office:value-type="float" office:value="522.400024" calcext:value-type="float">
            <text:p>522.400024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506.700012" calcext:value-type="float">
            <text:p>506.700012</text:p>
          </table:table-cell>
          <table:table-cell office:value-type="float" office:value="302872" calcext:value-type="float">
            <text:p>302872</text:p>
          </table:table-cell>
        </table:table-row>
        <table:table-row table:style-name="ro1">
          <table:table-cell office:value-type="date" office:date-value="2020-06-01" calcext:value-type="date">
            <text:p>1. Jun. 2020</text:p>
          </table:table-cell>
          <table:table-cell office:value-type="float" office:value="506.700012" calcext:value-type="float">
            <text:p>506.700012</text:p>
          </table:table-cell>
          <table:table-cell office:value-type="float" office:value="513.900024" calcext:value-type="float">
            <text:p>513.900024</text:p>
          </table:table-cell>
          <table:table-cell office:value-type="float" office:value="489.450012" calcext:value-type="float">
            <text:p>489.450012</text:p>
          </table:table-cell>
          <table:table-cell table:number-columns-repeated="2" office:value-type="float" office:value="513.5" calcext:value-type="float">
            <text:p>513.5</text:p>
          </table:table-cell>
          <table:table-cell office:value-type="float" office:value="336887" calcext:value-type="float">
            <text:p>336887</text:p>
          </table:table-cell>
        </table:table-row>
        <table:table-row table:style-name="ro1">
          <table:table-cell office:value-type="date" office:date-value="2020-07-01" calcext:value-type="date">
            <text:p>1. Jul. 2020</text:p>
          </table:table-cell>
          <table:table-cell office:value-type="float" office:value="513.799988" calcext:value-type="float">
            <text:p>513.799988</text:p>
          </table:table-cell>
          <table:table-cell office:value-type="float" office:value="548.299988" calcext:value-type="float">
            <text:p>548.299988</text:p>
          </table:table-cell>
          <table:table-cell office:value-type="float" office:value="505.700012" calcext:value-type="float">
            <text:p>505.700012</text:p>
          </table:table-cell>
          <table:table-cell table:number-columns-repeated="2" office:value-type="float" office:value="547.400024" calcext:value-type="float">
            <text:p>547.400024</text:p>
          </table:table-cell>
          <table:table-cell office:value-type="float" office:value="265584" calcext:value-type="float">
            <text:p>265584</text:p>
          </table:table-cell>
        </table:table-row>
        <table:table-row table:style-name="ro1">
          <table:table-cell office:value-type="date" office:date-value="2020-08-01" calcext:value-type="date">
            <text:p>1. Aug. 2020</text:p>
          </table:table-cell>
          <table:table-cell office:value-type="float" office:value="550.299988" calcext:value-type="float">
            <text:p>550.299988</text:p>
          </table:table-cell>
          <table:table-cell office:value-type="float" office:value="572.799988" calcext:value-type="float">
            <text:p>572.799988</text:p>
          </table:table-cell>
          <table:table-cell office:value-type="float" office:value="526.5" calcext:value-type="float">
            <text:p>526.5</text:p>
          </table:table-cell>
          <table:table-cell table:number-columns-repeated="2" office:value-type="float" office:value="538.099976" calcext:value-type="float">
            <text:p>538.099976</text:p>
          </table:table-cell>
          <table:table-cell office:value-type="float" office:value="399269" calcext:value-type="float">
            <text:p>399269</text:p>
          </table:table-cell>
        </table:table-row>
        <table:table-row table:style-name="ro1">
          <table:table-cell office:value-type="date" office:date-value="2020-09-01" calcext:value-type="date">
            <text:p>1. Sep. 2020</text:p>
          </table:table-cell>
          <table:table-cell office:value-type="float" office:value="543.599976" calcext:value-type="float">
            <text:p>543.599976</text:p>
          </table:table-cell>
          <table:table-cell office:value-type="float" office:value="548" calcext:value-type="float">
            <text:p>548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529.099976" calcext:value-type="float">
            <text:p>529.099976</text:p>
          </table:table-cell>
          <table:table-cell office:value-type="float" office:value="271871" calcext:value-type="float">
            <text:p>271871</text:p>
          </table:table-cell>
        </table:table-row>
        <table:table-row table:style-name="ro1">
          <table:table-cell office:value-type="date" office:date-value="2020-10-01" calcext:value-type="date">
            <text:p>1. Oct. 2020</text:p>
          </table:table-cell>
          <table:table-cell office:value-type="float" office:value="529.599976" calcext:value-type="float">
            <text:p>529.599976</text:p>
          </table:table-cell>
          <table:table-cell office:value-type="float" office:value="534.599976" calcext:value-type="float">
            <text:p>534.599976</text:p>
          </table:table-cell>
          <table:table-cell office:value-type="float" office:value="515.700012" calcext:value-type="float">
            <text:p>515.700012</text:p>
          </table:table-cell>
          <table:table-cell table:number-columns-repeated="2" office:value-type="float" office:value="523.099976" calcext:value-type="float">
            <text:p>523.099976</text:p>
          </table:table-cell>
          <table:table-cell office:value-type="float" office:value="169189" calcext:value-type="float">
            <text:p>169189</text:p>
          </table:table-cell>
        </table:table-row>
        <table:table-row table:style-name="ro1">
          <table:table-cell office:value-type="date" office:date-value="2020-11-01" calcext:value-type="date">
            <text:p>1. Nov. 2020</text:p>
          </table:table-cell>
          <table:table-cell office:value-type="float" office:value="524.700012" calcext:value-type="float">
            <text:p>524.700012</text:p>
          </table:table-cell>
          <table:table-cell office:value-type="float" office:value="536.599976" calcext:value-type="float">
            <text:p>536.599976</text:p>
          </table:table-cell>
          <table:table-cell office:value-type="float" office:value="483.100006" calcext:value-type="float">
            <text:p>483.100006</text:p>
          </table:table-cell>
          <table:table-cell table:number-columns-repeated="2" office:value-type="float" office:value="488.799988" calcext:value-type="float">
            <text:p>488.799988</text:p>
          </table:table-cell>
          <table:table-cell office:value-type="float" office:value="361214" calcext:value-type="float">
            <text:p>361214</text:p>
          </table:table-cell>
        </table:table-row>
        <table:table-row table:style-name="ro1">
          <table:table-cell office:value-type="date" office:date-value="2020-12-01" calcext:value-type="date">
            <text:p>1. Dec. 2020</text:p>
          </table:table-cell>
          <table:table-cell office:value-type="float" office:value="492.149994" calcext:value-type="float">
            <text:p>492.149994</text:p>
          </table:table-cell>
          <table:table-cell office:value-type="float" office:value="510.799988" calcext:value-type="float">
            <text:p>510.799988</text:p>
          </table:table-cell>
          <table:table-cell office:value-type="float" office:value="488.799988" calcext:value-type="float">
            <text:p>488.799988</text:p>
          </table:table-cell>
          <table:table-cell table:number-columns-repeated="2" office:value-type="float" office:value="504.600006" calcext:value-type="float">
            <text:p>504.600006</text:p>
          </table:table-cell>
          <table:table-cell office:value-type="float" office:value="249883" calcext:value-type="float">
            <text:p>249883</text:p>
          </table:table-cell>
        </table:table-row>
        <table:table-row table:style-name="ro1">
          <table:table-cell office:value-type="date" office:date-value="2021-01-01" calcext:value-type="date">
            <text:p>1. Jan. 2021</text:p>
          </table:table-cell>
          <table:table-cell office:value-type="float" office:value="504.600006" calcext:value-type="float">
            <text:p>504.600006</text:p>
          </table:table-cell>
          <table:table-cell office:value-type="float" office:value="520.900024" calcext:value-type="float">
            <text:p>520.90002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500.299988" calcext:value-type="float">
            <text:p>500.299988</text:p>
          </table:table-cell>
          <table:table-cell office:value-type="float" office:value="271218" calcext:value-type="float">
            <text:p>271218</text:p>
          </table:table-cell>
        </table:table-row>
        <table:table-row table:style-name="ro1">
          <table:table-cell office:value-type="date" office:date-value="2021-02-01" calcext:value-type="date">
            <text:p>1. Feb. 2021</text:p>
          </table:table-cell>
          <table:table-cell office:value-type="float" office:value="502.600006" calcext:value-type="float">
            <text:p>502.600006</text:p>
          </table:table-cell>
          <table:table-cell office:value-type="float" office:value="506.399994" calcext:value-type="float">
            <text:p>506.399994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473.700012" calcext:value-type="float">
            <text:p>473.700012</text:p>
          </table:table-cell>
          <table:table-cell office:value-type="float" office:value="242920" calcext:value-type="float">
            <text:p>242920</text:p>
          </table:table-cell>
        </table:table-row>
        <table:table-row table:style-name="ro1">
          <table:table-cell office:value-type="date" office:date-value="2021-03-01" calcext:value-type="date">
            <text:p>1. Mar. 2021</text:p>
          </table:table-cell>
          <table:table-cell office:value-type="float" office:value="483.100006" calcext:value-type="float">
            <text:p>483.100006</text:p>
          </table:table-cell>
          <table:table-cell office:value-type="float" office:value="488.25" calcext:value-type="float">
            <text:p>488.25</text:p>
          </table:table-cell>
          <table:table-cell office:value-type="float" office:value="473.649994" calcext:value-type="float">
            <text:p>473.649994</text:p>
          </table:table-cell>
          <table:table-cell table:number-columns-repeated="2" office:value-type="float" office:value="486.75" calcext:value-type="float">
            <text:p>486.75</text:p>
          </table:table-cell>
          <table:table-cell office:value-type="float" office:value="171270" calcext:value-type="float">
            <text:p>171270</text:p>
          </table:table-cell>
        </table:table-row>
        <table:table-row table:style-name="ro1" table:number-rows-repeated="10484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GLDL" table:style-name="ta1">
        <table:table-column table:style-name="co1" table:default-cell-style-name="ce2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vesco Physical Gold ETC (SGLD.L)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date" office:date-value="2009-07-01" calcext:value-type="date">
            <text:p>1. Jul. 2009</text:p>
          </table:table-cell>
          <table:table-cell office:value-type="float" office:value="9381.980469" calcext:value-type="float">
            <text:p>9381.980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87.240234" calcext:value-type="float">
            <text:p>9387.24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8-01" calcext:value-type="date">
            <text:p>1. Aug. 2009</text:p>
          </table:table-cell>
          <table:table-cell office:value-type="float" office:value="9594.450195" calcext:value-type="float">
            <text:p>9594.450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49.830078" calcext:value-type="float">
            <text:p>9549.83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9-01" calcext:value-type="date">
            <text:p>1. Sep. 2009</text:p>
          </table:table-cell>
          <table:table-cell office:value-type="float" office:value="9544.759766" calcext:value-type="float">
            <text:p>9544.759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49.740234" calcext:value-type="float">
            <text:p>9949.74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10-01" calcext:value-type="date">
            <text:p>1. Oct. 2009</text:p>
          </table:table-cell>
          <table:table-cell office:value-type="float" office:value="10039.589844" calcext:value-type="float">
            <text:p>10039.5898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89.410156" calcext:value-type="float">
            <text:p>10389.41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11-01" calcext:value-type="date">
            <text:p>1. Nov. 2009</text:p>
          </table:table-cell>
          <table:table-cell office:value-type="float" office:value="10608.94043" calcext:value-type="float">
            <text:p>10608.940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42.629883" calcext:value-type="float">
            <text:p>11742.629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12-01" calcext:value-type="date">
            <text:p>1. Dec. 2009</text:p>
          </table:table-cell>
          <table:table-cell office:value-type="float" office:value="11909.830078" calcext:value-type="float">
            <text:p>11909.8300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58.660156" calcext:value-type="float">
            <text:p>10858.66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1-01" calcext:value-type="date">
            <text:p>1. Jan. 2010</text:p>
          </table:table-cell>
          <table:table-cell office:value-type="float" office:value="11197.700195" calcext:value-type="float">
            <text:p>11197.700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66.219727" calcext:value-type="float">
            <text:p>10766.219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2-01" calcext:value-type="date">
            <text:p>1. Feb. 2010</text:p>
          </table:table-cell>
          <table:table-cell office:value-type="float" office:value="10845.830078" calcext:value-type="float">
            <text:p>10845.8300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60.740234" calcext:value-type="float">
            <text:p>11060.740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3-01" calcext:value-type="date">
            <text:p>1. Mar. 2010</text:p>
          </table:table-cell>
          <table:table-cell office:value-type="float" office:value="11117.860352" calcext:value-type="float">
            <text:p>11117.860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30.179688" calcext:value-type="float">
            <text:p>11130.17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4-01" calcext:value-type="date">
            <text:p>1. Apr. 2010</text:p>
          </table:table-cell>
          <table:table-cell office:value-type="float" office:value="11209.910156" calcext:value-type="float">
            <text:p>11209.910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63.450195" calcext:value-type="float">
            <text:p>11763.450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5-01" calcext:value-type="date">
            <text:p>1. May. 2010</text:p>
          </table:table-cell>
          <table:table-cell office:value-type="float" office:value="11820.429688" calcext:value-type="float">
            <text:p>11820.4296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042.570313" calcext:value-type="float">
            <text:p>12042.57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6-01" calcext:value-type="date">
            <text:p>1. Jun. 2010</text:p>
          </table:table-cell>
          <table:table-cell office:value-type="float" office:value="12244.139648" calcext:value-type="float">
            <text:p>12244.139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03.330078" calcext:value-type="float">
            <text:p>12403.330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7-01" calcext:value-type="date">
            <text:p>1. Jul. 2010</text:p>
          </table:table-cell>
          <table:table-cell office:value-type="float" office:value="12303.530273" calcext:value-type="float">
            <text:p>12303.530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52.759766" calcext:value-type="float">
            <text:p>11652.759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8-01" calcext:value-type="date">
            <text:p>1. Aug. 2010</text:p>
          </table:table-cell>
          <table:table-cell office:value-type="float" office:value="11846.860352" calcext:value-type="float">
            <text:p>11846.860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17.150391" calcext:value-type="float">
            <text:p>12417.15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9-01" calcext:value-type="date">
            <text:p>1. Sep. 2010</text:p>
          </table:table-cell>
          <table:table-cell office:value-type="float" office:value="12422.030273" calcext:value-type="float">
            <text:p>12422.030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21.94043" calcext:value-type="float">
            <text:p>13021.94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0-01" calcext:value-type="date">
            <text:p>1. Oct. 2010</text:p>
          </table:table-cell>
          <table:table-cell office:value-type="float" office:value="13113.990234" calcext:value-type="float">
            <text:p>13113.990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414.879883" calcext:value-type="float">
            <text:p>13414.879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1-01" calcext:value-type="date">
            <text:p>1. Nov. 2010</text:p>
          </table:table-cell>
          <table:table-cell office:value-type="float" office:value="13491.759766" calcext:value-type="float">
            <text:p>13491.759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777.44043" calcext:value-type="float">
            <text:p>13777.44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2-01" calcext:value-type="date">
            <text:p>1. Dec. 2010</text:p>
          </table:table-cell>
          <table:table-cell office:value-type="float" office:value="13797.230469" calcext:value-type="float">
            <text:p>13797.230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93.179688" calcext:value-type="float">
            <text:p>13993.17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1-01" calcext:value-type="date">
            <text:p>1. Jan. 2011</text:p>
          </table:table-cell>
          <table:table-cell office:value-type="float" office:value="13823.379883" calcext:value-type="float">
            <text:p>13823.379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208.269531" calcext:value-type="float">
            <text:p>13208.269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2-01" calcext:value-type="date">
            <text:p>1. Feb. 2011</text:p>
          </table:table-cell>
          <table:table-cell office:value-type="float" office:value="13252.959961" calcext:value-type="float">
            <text:p>13252.959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041.230469" calcext:value-type="float">
            <text:p>14041.230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3-01" calcext:value-type="date">
            <text:p>1. Mar. 2011</text:p>
          </table:table-cell>
          <table:table-cell office:value-type="float" office:value="14138.150391" calcext:value-type="float">
            <text:p>14138.150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16.339844" calcext:value-type="float">
            <text:p>14316.339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4-01" calcext:value-type="date">
            <text:p>1. Apr. 2011</text:p>
          </table:table-cell>
          <table:table-cell office:value-type="float" office:value="14107.299805" calcext:value-type="float">
            <text:p>14107.2998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273" calcext:value-type="float">
            <text:p>15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5-01" calcext:value-type="date">
            <text:p>1. May. 2011</text:p>
          </table:table-cell>
          <table:table-cell office:value-type="float" office:value="15319.629883" calcext:value-type="float">
            <text:p>15319.629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278.929688" calcext:value-type="float">
            <text:p>15278.92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6-01" calcext:value-type="date">
            <text:p>1. Jun. 2011</text:p>
          </table:table-cell>
          <table:table-cell office:value-type="float" office:value="15251.459961" calcext:value-type="float">
            <text:p>15251.459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967.089844" calcext:value-type="float">
            <text:p>14967.089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7-01" calcext:value-type="date">
            <text:p>1. Jul. 2011</text:p>
          </table:table-cell>
          <table:table-cell office:value-type="float" office:value="14743.290039" calcext:value-type="float">
            <text:p>14743.290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186.179688" calcext:value-type="float">
            <text:p>16186.17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8-01" calcext:value-type="date">
            <text:p>1. Aug. 2011</text:p>
          </table:table-cell>
          <table:table-cell office:value-type="float" office:value="16131.120117" calcext:value-type="float">
            <text:p>16131.120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020.220703" calcext:value-type="float">
            <text:p>18020.220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9-01" calcext:value-type="date">
            <text:p>1. Sep. 2011</text:p>
          </table:table-cell>
          <table:table-cell office:value-type="float" office:value="18094.599609" calcext:value-type="float">
            <text:p>18094.5996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93.620117" calcext:value-type="float">
            <text:p>16093.620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10-01" calcext:value-type="date">
            <text:p>1. Oct. 2011</text:p>
          </table:table-cell>
          <table:table-cell office:value-type="float" office:value="16445.900391" calcext:value-type="float">
            <text:p>16445.900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102.710938" calcext:value-type="float">
            <text:p>17102.71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11-01" calcext:value-type="date">
            <text:p>1. Nov. 2011</text:p>
          </table:table-cell>
          <table:table-cell office:value-type="float" office:value="16874.140625" calcext:value-type="float">
            <text:p>16874.140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336.929688" calcext:value-type="float">
            <text:p>17336.92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12-01" calcext:value-type="date">
            <text:p>1. Dec. 2011</text:p>
          </table:table-cell>
          <table:table-cell office:value-type="float" office:value="17396.369141" calcext:value-type="float">
            <text:p>17396.369141</text:p>
          </table:table-cell>
          <table:table-cell office:value-type="float" office:value="10285" calcext:value-type="float">
            <text:p>10285</text:p>
          </table:table-cell>
          <table:table-cell office:value-type="float" office:value="9903" calcext:value-type="float">
            <text:p>9903</text:p>
          </table:table-cell>
          <table:table-cell table:number-columns-repeated="2" office:value-type="float" office:value="9865" calcext:value-type="float">
            <text:p>986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12-01-01" calcext:value-type="date">
            <text:p>1. Jan. 2012</text:p>
          </table:table-cell>
          <table:table-cell office:value-type="float" office:value="10191" calcext:value-type="float">
            <text:p>10191</text:p>
          </table:table-cell>
          <table:table-cell office:value-type="float" office:value="10965" calcext:value-type="float">
            <text:p>10965</text:p>
          </table:table-cell>
          <table:table-cell office:value-type="float" office:value="10191" calcext:value-type="float">
            <text:p>10191</text:p>
          </table:table-cell>
          <table:table-cell table:number-columns-repeated="2" office:value-type="float" office:value="17308.539063" calcext:value-type="float">
            <text:p>17308.539063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date" office:date-value="2012-02-01" calcext:value-type="date">
            <text:p>1. Feb. 2012</text:p>
          </table:table-cell>
          <table:table-cell office:value-type="float" office:value="17268.699219" calcext:value-type="float">
            <text:p>17268.699219</text:p>
          </table:table-cell>
          <table:table-cell office:value-type="float" office:value="11158" calcext:value-type="float">
            <text:p>11158</text:p>
          </table:table-cell>
          <table:table-cell office:value-type="float" office:value="10769" calcext:value-type="float">
            <text:p>10769</text:p>
          </table:table-cell>
          <table:table-cell table:number-columns-repeated="2" office:value-type="float" office:value="10679" calcext:value-type="float">
            <text:p>10679</text:p>
          </table:table-cell>
          <table:table-cell office:value-type="float" office:value="43384" calcext:value-type="float">
            <text:p>43384</text:p>
          </table:table-cell>
        </table:table-row>
        <table:table-row table:style-name="ro1">
          <table:table-cell office:value-type="date" office:date-value="2012-03-01" calcext:value-type="date">
            <text:p>1. Mar. 2012</text:p>
          </table:table-cell>
          <table:table-cell office:value-type="float" office:value="10703" calcext:value-type="float">
            <text:p>10703</text:p>
          </table:table-cell>
          <table:table-cell office:value-type="float" office:value="10799" calcext:value-type="float">
            <text:p>10799</text:p>
          </table:table-cell>
          <table:table-cell office:value-type="float" office:value="10268" calcext:value-type="float">
            <text:p>10268</text:p>
          </table:table-cell>
          <table:table-cell table:number-columns-repeated="2" office:value-type="float" office:value="10320" calcext:value-type="float">
            <text:p>10320</text:p>
          </table:table-cell>
          <table:table-cell office:value-type="float" office:value="71286" calcext:value-type="float">
            <text:p>71286</text:p>
          </table:table-cell>
        </table:table-row>
        <table:table-row table:style-name="ro1">
          <table:table-cell office:value-type="date" office:date-value="2012-04-01" calcext:value-type="date">
            <text:p>1. Apr. 2012</text:p>
          </table:table-cell>
          <table:table-cell office:value-type="float" office:value="10310" calcext:value-type="float">
            <text:p>10310</text:p>
          </table:table-cell>
          <table:table-cell office:value-type="float" office:value="10400" calcext:value-type="float">
            <text:p>10400</text:p>
          </table:table-cell>
          <table:table-cell office:value-type="float" office:value="10041" calcext:value-type="float">
            <text:p>10041</text:p>
          </table:table-cell>
          <table:table-cell table:number-columns-repeated="2" office:value-type="float" office:value="10137" calcext:value-type="float">
            <text:p>10137</text:p>
          </table:table-cell>
          <table:table-cell office:value-type="float" office:value="17264" calcext:value-type="float">
            <text:p>17264</text:p>
          </table:table-cell>
        </table:table-row>
        <table:table-row table:style-name="ro1">
          <table:table-cell office:value-type="date" office:date-value="2012-05-01" calcext:value-type="date">
            <text:p>1. May. 2012</text:p>
          </table:table-cell>
          <table:table-cell office:value-type="float" office:value="16502.699219" calcext:value-type="float">
            <text:p>16502.699219</text:p>
          </table:table-cell>
          <table:table-cell office:value-type="float" office:value="10125" calcext:value-type="float">
            <text:p>10125</text:p>
          </table:table-cell>
          <table:table-cell office:value-type="float" office:value="9554" calcext:value-type="float">
            <text:p>9554</text:p>
          </table:table-cell>
          <table:table-cell table:number-columns-repeated="2" office:value-type="float" office:value="15447.719727" calcext:value-type="float">
            <text:p>15447.719727</text:p>
          </table:table-cell>
          <table:table-cell office:value-type="float" office:value="32662" calcext:value-type="float">
            <text:p>32662</text:p>
          </table:table-cell>
        </table:table-row>
        <table:table-row table:style-name="ro1">
          <table:table-cell office:value-type="date" office:date-value="2012-06-01" calcext:value-type="date">
            <text:p>1. Jun. 2012</text:p>
          </table:table-cell>
          <table:table-cell office:value-type="float" office:value="10014" calcext:value-type="float">
            <text:p>10014</text:p>
          </table:table-cell>
          <table:table-cell office:value-type="float" office:value="10458" calcext:value-type="float">
            <text:p>10458</text:p>
          </table:table-cell>
          <table:table-cell office:value-type="float" office:value="9941" calcext:value-type="float">
            <text:p>9941</text:p>
          </table:table-cell>
          <table:table-cell table:number-columns-repeated="2" office:value-type="float" office:value="10104" calcext:value-type="float">
            <text:p>10104</text:p>
          </table:table-cell>
          <table:table-cell office:value-type="float" office:value="77635" calcext:value-type="float">
            <text:p>77635</text:p>
          </table:table-cell>
        </table:table-row>
        <table:table-row table:style-name="ro1">
          <table:table-cell office:value-type="date" office:date-value="2012-07-01" calcext:value-type="date">
            <text:p>1. Jul. 2012</text:p>
          </table:table-cell>
          <table:table-cell office:value-type="float" office:value="10116" calcext:value-type="float">
            <text:p>10116</text:p>
          </table:table-cell>
          <table:table-cell office:value-type="float" office:value="10259" calcext:value-type="float">
            <text:p>10259</text:p>
          </table:table-cell>
          <table:table-cell office:value-type="float" office:value="9969" calcext:value-type="float">
            <text:p>9969</text:p>
          </table:table-cell>
          <table:table-cell table:number-columns-repeated="2" office:value-type="float" office:value="16074.509766" calcext:value-type="float">
            <text:p>16074.509766</text:p>
          </table:table-cell>
          <table:table-cell office:value-type="float" office:value="221648" calcext:value-type="float">
            <text:p>221648</text:p>
          </table:table-cell>
        </table:table-row>
        <table:table-row table:style-name="ro1">
          <table:table-cell office:value-type="date" office:date-value="2012-08-01" calcext:value-type="date">
            <text:p>1. Aug. 2012</text:p>
          </table:table-cell>
          <table:table-cell office:value-type="float" office:value="10152" calcext:value-type="float">
            <text:p>10152</text:p>
          </table:table-cell>
          <table:table-cell office:value-type="float" office:value="10450" calcext:value-type="float">
            <text:p>10450</text:p>
          </table:table-cell>
          <table:table-cell office:value-type="float" office:value="10118" calcext:value-type="float">
            <text:p>10118</text:p>
          </table:table-cell>
          <table:table-cell table:number-columns-repeated="2" office:value-type="float" office:value="10458" calcext:value-type="float">
            <text:p>10458</text:p>
          </table:table-cell>
          <table:table-cell office:value-type="float" office:value="153790" calcext:value-type="float">
            <text:p>153790</text:p>
          </table:table-cell>
        </table:table-row>
        <table:table-row table:style-name="ro1">
          <table:table-cell office:value-type="date" office:date-value="2012-09-01" calcext:value-type="date">
            <text:p>1. Sep. 2012</text:p>
          </table:table-cell>
          <table:table-cell office:value-type="float" office:value="10534" calcext:value-type="float">
            <text:p>10534</text:p>
          </table:table-cell>
          <table:table-cell office:value-type="float" office:value="10887" calcext:value-type="float">
            <text:p>10887</text:p>
          </table:table-cell>
          <table:table-cell office:value-type="float" office:value="10534" calcext:value-type="float">
            <text:p>10534</text:p>
          </table:table-cell>
          <table:table-cell table:number-columns-repeated="2" office:value-type="float" office:value="10892" calcext:value-type="float">
            <text:p>10892</text:p>
          </table:table-cell>
          <table:table-cell office:value-type="float" office:value="49181" calcext:value-type="float">
            <text:p>49181</text:p>
          </table:table-cell>
        </table:table-row>
        <table:table-row table:style-name="ro1">
          <table:table-cell office:value-type="date" office:date-value="2012-10-01" calcext:value-type="date">
            <text:p>1. Oct. 2012</text:p>
          </table:table-cell>
          <table:table-cell office:value-type="float" office:value="17701" calcext:value-type="float">
            <text:p>17701</text:p>
          </table:table-cell>
          <table:table-cell office:value-type="float" office:value="10995" calcext:value-type="float">
            <text:p>10995</text:p>
          </table:table-cell>
          <table:table-cell office:value-type="float" office:value="10476" calcext:value-type="float">
            <text:p>10476</text:p>
          </table:table-cell>
          <table:table-cell table:number-columns-repeated="2" office:value-type="float" office:value="10601.5" calcext:value-type="float">
            <text:p>10601.5</text:p>
          </table:table-cell>
          <table:table-cell office:value-type="float" office:value="33120" calcext:value-type="float">
            <text:p>33120</text:p>
          </table:table-cell>
        </table:table-row>
        <table:table-row table:style-name="ro1">
          <table:table-cell office:value-type="date" office:date-value="2012-11-01" calcext:value-type="date">
            <text:p>1. Nov. 2012</text:p>
          </table:table-cell>
          <table:table-cell office:value-type="float" office:value="10545" calcext:value-type="float">
            <text:p>10545</text:p>
          </table:table-cell>
          <table:table-cell office:value-type="float" office:value="10829.620117" calcext:value-type="float">
            <text:p>10829.620117</text:p>
          </table:table-cell>
          <table:table-cell office:value-type="float" office:value="10362.950195" calcext:value-type="float">
            <text:p>10362.950195</text:p>
          </table:table-cell>
          <table:table-cell table:number-columns-repeated="2" office:value-type="float" office:value="10595" calcext:value-type="float">
            <text:p>10595</text:p>
          </table:table-cell>
          <table:table-cell office:value-type="float" office:value="64345" calcext:value-type="float">
            <text:p>64345</text:p>
          </table:table-cell>
        </table:table-row>
        <table:table-row table:style-name="ro1">
          <table:table-cell office:value-type="date" office:date-value="2012-12-01" calcext:value-type="date">
            <text:p>1. Dec. 2012</text:p>
          </table:table-cell>
          <table:table-cell office:value-type="float" office:value="10554.5" calcext:value-type="float">
            <text:p>10554.5</text:p>
          </table:table-cell>
          <table:table-cell office:value-type="float" office:value="10533.349609" calcext:value-type="float">
            <text:p>10533.349609</text:p>
          </table:table-cell>
          <table:table-cell office:value-type="float" office:value="10071.139648" calcext:value-type="float">
            <text:p>10071.139648</text:p>
          </table:table-cell>
          <table:table-cell table:number-columns-repeated="2" office:value-type="float" office:value="10164" calcext:value-type="float">
            <text:p>10164</text:p>
          </table:table-cell>
          <table:table-cell office:value-type="float" office:value="19313" calcext:value-type="float">
            <text:p>19313</text:p>
          </table:table-cell>
        </table:table-row>
        <table:table-row table:style-name="ro1">
          <table:table-cell office:value-type="date" office:date-value="2013-01-01" calcext:value-type="date">
            <text:p>1. Jan. 2013</text:p>
          </table:table-cell>
          <table:table-cell office:value-type="float" office:value="10307" calcext:value-type="float">
            <text:p>10307</text:p>
          </table:table-cell>
          <table:table-cell office:value-type="float" office:value="10557" calcext:value-type="float">
            <text:p>10557</text:p>
          </table:table-cell>
          <table:table-cell office:value-type="float" office:value="10108.219727" calcext:value-type="float">
            <text:p>10108.219727</text:p>
          </table:table-cell>
          <table:table-cell table:number-columns-repeated="2" office:value-type="float" office:value="10388.5" calcext:value-type="float">
            <text:p>10388.5</text:p>
          </table:table-cell>
          <table:table-cell office:value-type="float" office:value="17128" calcext:value-type="float">
            <text:p>17128</text:p>
          </table:table-cell>
        </table:table-row>
        <table:table-row table:style-name="ro1">
          <table:table-cell office:value-type="date" office:date-value="2013-02-01" calcext:value-type="date">
            <text:p>1. Feb. 2013</text:p>
          </table:table-cell>
          <table:table-cell office:value-type="float" office:value="10388" calcext:value-type="float">
            <text:p>10388</text:p>
          </table:table-cell>
          <table:table-cell office:value-type="float" office:value="10598.080078" calcext:value-type="float">
            <text:p>10598.080078</text:p>
          </table:table-cell>
          <table:table-cell office:value-type="float" office:value="10178" calcext:value-type="float">
            <text:p>10178</text:p>
          </table:table-cell>
          <table:table-cell table:number-columns-repeated="2" office:value-type="float" office:value="10306" calcext:value-type="float">
            <text:p>10306</text:p>
          </table:table-cell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date" office:date-value="2013-03-01" calcext:value-type="date">
            <text:p>1. Mar. 2013</text:p>
          </table:table-cell>
          <table:table-cell office:value-type="float" office:value="10320.349609" calcext:value-type="float">
            <text:p>10320.349609</text:p>
          </table:table-cell>
          <table:table-cell office:value-type="float" office:value="10609" calcext:value-type="float">
            <text:p>10609</text:p>
          </table:table-cell>
          <table:table-cell office:value-type="float" office:value="10310" calcext:value-type="float">
            <text:p>10310</text:p>
          </table:table-cell>
          <table:table-cell table:number-columns-repeated="2" office:value-type="float" office:value="10406" calcext:value-type="float">
            <text:p>10406</text:p>
          </table:table-cell>
          <table:table-cell office:value-type="float" office:value="36129" calcext:value-type="float">
            <text:p>36129</text:p>
          </table:table-cell>
        </table:table-row>
        <table:table-row table:style-name="ro1">
          <table:table-cell office:value-type="date" office:date-value="2013-04-01" calcext:value-type="date">
            <text:p>1. Apr. 2013</text:p>
          </table:table-cell>
          <table:table-cell office:value-type="float" office:value="10409" calcext:value-type="float">
            <text:p>10409</text:p>
          </table:table-cell>
          <table:table-cell office:value-type="float" office:value="10409.900391" calcext:value-type="float">
            <text:p>10409.900391</text:p>
          </table:table-cell>
          <table:table-cell office:value-type="float" office:value="8893.629883" calcext:value-type="float">
            <text:p>8893.629883</text:p>
          </table:table-cell>
          <table:table-cell table:number-columns-repeated="2" office:value-type="float" office:value="9325" calcext:value-type="float">
            <text:p>9325</text:p>
          </table:table-cell>
          <table:table-cell office:value-type="float" office:value="84913" calcext:value-type="float">
            <text:p>84913</text:p>
          </table:table-cell>
        </table:table-row>
        <table:table-row table:style-name="ro1">
          <table:table-cell office:value-type="date" office:date-value="2013-05-01" calcext:value-type="date">
            <text:p>1. May. 2013</text:p>
          </table:table-cell>
          <table:table-cell office:value-type="float" office:value="9197" calcext:value-type="float">
            <text:p>9197</text:p>
          </table:table-cell>
          <table:table-cell office:value-type="float" office:value="9410.30957" calcext:value-type="float">
            <text:p>9410.30957</text:p>
          </table:table-cell>
          <table:table-cell office:value-type="float" office:value="8842.5" calcext:value-type="float">
            <text:p>8842.5</text:p>
          </table:table-cell>
          <table:table-cell table:number-columns-repeated="2" office:value-type="float" office:value="9084.5" calcext:value-type="float">
            <text:p>9084.5</text:p>
          </table:table-cell>
          <table:table-cell office:value-type="float" office:value="50140" calcext:value-type="float">
            <text:p>50140</text:p>
          </table:table-cell>
        </table:table-row>
        <table:table-row table:style-name="ro1">
          <table:table-cell office:value-type="date" office:date-value="2013-06-01" calcext:value-type="date">
            <text:p>1. Jun. 2013</text:p>
          </table:table-cell>
          <table:table-cell table:number-columns-repeated="2" office:value-type="float" office:value="9100.5" calcext:value-type="float">
            <text:p>9100.5</text:p>
          </table:table-cell>
          <table:table-cell office:value-type="float" office:value="7744.080078" calcext:value-type="float">
            <text:p>7744.080078</text:p>
          </table:table-cell>
          <table:table-cell table:number-columns-repeated="2" office:value-type="float" office:value="7898" calcext:value-type="float">
            <text:p>7898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date" office:date-value="2013-07-01" calcext:value-type="date">
            <text:p>1. Jul. 2013</text:p>
          </table:table-cell>
          <table:table-cell office:value-type="float" office:value="8051" calcext:value-type="float">
            <text:p>8051</text:p>
          </table:table-cell>
          <table:table-cell office:value-type="float" office:value="8598.570313" calcext:value-type="float">
            <text:p>8598.570313</text:p>
          </table:table-cell>
          <table:table-cell office:value-type="float" office:value="8037" calcext:value-type="float">
            <text:p>8037</text:p>
          </table:table-cell>
          <table:table-cell table:number-columns-repeated="2" office:value-type="float" office:value="8513.5" calcext:value-type="float">
            <text:p>8513.5</text:p>
          </table:table-cell>
          <table:table-cell office:value-type="float" office:value="18718" calcext:value-type="float">
            <text:p>18718</text:p>
          </table:table-cell>
        </table:table-row>
        <table:table-row table:style-name="ro1">
          <table:table-cell office:value-type="date" office:date-value="2013-08-01" calcext:value-type="date">
            <text:p>1. Aug. 2013</text:p>
          </table:table-cell>
          <table:table-cell office:value-type="float" office:value="8566.5" calcext:value-type="float">
            <text:p>8566.5</text:p>
          </table:table-cell>
          <table:table-cell office:value-type="float" office:value="9120.870117" calcext:value-type="float">
            <text:p>9120.870117</text:p>
          </table:table-cell>
          <table:table-cell office:value-type="float" office:value="8199.5" calcext:value-type="float">
            <text:p>8199.5</text:p>
          </table:table-cell>
          <table:table-cell table:number-columns-repeated="2" office:value-type="float" office:value="8954.5" calcext:value-type="float">
            <text:p>8954.5</text:p>
          </table:table-cell>
          <table:table-cell office:value-type="float" office:value="20411" calcext:value-type="float">
            <text:p>20411</text:p>
          </table:table-cell>
        </table:table-row>
        <table:table-row table:style-name="ro1">
          <table:table-cell office:value-type="date" office:date-value="2013-09-01" calcext:value-type="date">
            <text:p>1. Sep. 2013</text:p>
          </table:table-cell>
          <table:table-cell office:value-type="float" office:value="8844.5" calcext:value-type="float">
            <text:p>8844.5</text:p>
          </table:table-cell>
          <table:table-cell office:value-type="float" office:value="8937.5" calcext:value-type="float">
            <text:p>8937.5</text:p>
          </table:table-cell>
          <table:table-cell office:value-type="float" office:value="8029.5" calcext:value-type="float">
            <text:p>8029.5</text:p>
          </table:table-cell>
          <table:table-cell table:number-columns-repeated="2" office:value-type="float" office:value="8113.5" calcext:value-type="float">
            <text:p>8113.5</text:p>
          </table:table-cell>
          <table:table-cell office:value-type="float" office:value="41215" calcext:value-type="float">
            <text:p>41215</text:p>
          </table:table-cell>
        </table:table-row>
        <table:table-row table:style-name="ro1">
          <table:table-cell office:value-type="date" office:date-value="2013-10-01" calcext:value-type="date">
            <text:p>1. Oct. 2013</text:p>
          </table:table-cell>
          <table:table-cell office:value-type="float" office:value="8099" calcext:value-type="float">
            <text:p>8099</text:p>
          </table:table-cell>
          <table:table-cell office:value-type="float" office:value="8343.269531" calcext:value-type="float">
            <text:p>8343.269531</text:p>
          </table:table-cell>
          <table:table-cell office:value-type="float" office:value="7827.47998" calcext:value-type="float">
            <text:p>7827.47998</text:p>
          </table:table-cell>
          <table:table-cell table:number-columns-repeated="2" office:value-type="float" office:value="8131" calcext:value-type="float">
            <text:p>8131</text:p>
          </table:table-cell>
          <table:table-cell office:value-type="float" office:value="233709" calcext:value-type="float">
            <text:p>233709</text:p>
          </table:table-cell>
        </table:table-row>
        <table:table-row table:style-name="ro1">
          <table:table-cell office:value-type="date" office:date-value="2013-11-01" calcext:value-type="date">
            <text:p>1. Nov. 2013</text:p>
          </table:table-cell>
          <table:table-cell office:value-type="float" office:value="8130.629883" calcext:value-type="float">
            <text:p>8130.629883</text:p>
          </table:table-cell>
          <table:table-cell office:value-type="float" office:value="8162.669922" calcext:value-type="float">
            <text:p>8162.669922</text:p>
          </table:table-cell>
          <table:table-cell office:value-type="float" office:value="7516.5" calcext:value-type="float">
            <text:p>7516.5</text:p>
          </table:table-cell>
          <table:table-cell table:number-columns-repeated="2" office:value-type="float" office:value="7553" calcext:value-type="float">
            <text:p>7553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date" office:date-value="2013-12-01" calcext:value-type="date">
            <text:p>1. Dec. 2013</text:p>
          </table:table-cell>
          <table:table-cell office:value-type="float" office:value="7452" calcext:value-type="float">
            <text:p>7452</text:p>
          </table:table-cell>
          <table:table-cell office:value-type="float" office:value="7589" calcext:value-type="float">
            <text:p>7589</text:p>
          </table:table-cell>
          <table:table-cell table:number-columns-repeated="3" office:value-type="float" office:value="7166" calcext:value-type="float">
            <text:p>7166</text:p>
          </table:table-cell>
          <table:table-cell office:value-type="float" office:value="21776" calcext:value-type="float">
            <text:p>21776</text:p>
          </table:table-cell>
        </table:table-row>
        <table:table-row table:style-name="ro1">
          <table:table-cell office:value-type="date" office:date-value="2014-01-01" calcext:value-type="date">
            <text:p>1. Jan. 2014</text:p>
          </table:table-cell>
          <table:table-cell office:value-type="float" office:value="7276" calcext:value-type="float">
            <text:p>7276</text:p>
          </table:table-cell>
          <table:table-cell office:value-type="float" office:value="7578" calcext:value-type="float">
            <text:p>7578</text:p>
          </table:table-cell>
          <table:table-cell office:value-type="float" office:value="7276" calcext:value-type="float">
            <text:p>7276</text:p>
          </table:table-cell>
          <table:table-cell table:number-columns-repeated="2" office:value-type="float" office:value="7442" calcext:value-type="float">
            <text:p>7442</text:p>
          </table:table-cell>
          <table:table-cell office:value-type="float" office:value="35959" calcext:value-type="float">
            <text:p>35959</text:p>
          </table:table-cell>
        </table:table-row>
        <table:table-row table:style-name="ro1">
          <table:table-cell office:value-type="date" office:date-value="2014-02-01" calcext:value-type="date">
            <text:p>1. Feb. 2014</text:p>
          </table:table-cell>
          <table:table-cell office:value-type="float" office:value="7532" calcext:value-type="float">
            <text:p>7532</text:p>
          </table:table-cell>
          <table:table-cell office:value-type="float" office:value="7911" calcext:value-type="float">
            <text:p>7911</text:p>
          </table:table-cell>
          <table:table-cell office:value-type="float" office:value="7532" calcext:value-type="float">
            <text:p>7532</text:p>
          </table:table-cell>
          <table:table-cell table:number-columns-repeated="2" office:value-type="float" office:value="7800.5" calcext:value-type="float">
            <text:p>7800.5</text:p>
          </table:table-cell>
          <table:table-cell office:value-type="float" office:value="21852" calcext:value-type="float">
            <text:p>21852</text:p>
          </table:table-cell>
        </table:table-row>
        <table:table-row table:style-name="ro1">
          <table:table-cell office:value-type="date" office:date-value="2014-03-01" calcext:value-type="date">
            <text:p>1. Mar. 2014</text:p>
          </table:table-cell>
          <table:table-cell office:value-type="float" office:value="7938.581055" calcext:value-type="float">
            <text:p>7938.581055</text:p>
          </table:table-cell>
          <table:table-cell office:value-type="float" office:value="8217.802734" calcext:value-type="float">
            <text:p>8217.802734</text:p>
          </table:table-cell>
          <table:table-cell office:value-type="float" office:value="7672.587891" calcext:value-type="float">
            <text:p>7672.587891</text:p>
          </table:table-cell>
          <table:table-cell table:number-columns-repeated="2" office:value-type="float" office:value="7616.5" calcext:value-type="float">
            <text:p>7616.5</text:p>
          </table:table-cell>
          <table:table-cell office:value-type="float" office:value="9732" calcext:value-type="float">
            <text:p>9732</text:p>
          </table:table-cell>
        </table:table-row>
        <table:table-row table:style-name="ro1">
          <table:table-cell office:value-type="date" office:date-value="2014-04-01" calcext:value-type="date">
            <text:p>1. Apr. 2014</text:p>
          </table:table-cell>
          <table:table-cell office:value-type="float" office:value="7608.734863" calcext:value-type="float">
            <text:p>7608.734863</text:p>
          </table:table-cell>
          <table:table-cell office:value-type="float" office:value="7810.586914" calcext:value-type="float">
            <text:p>7810.586914</text:p>
          </table:table-cell>
          <table:table-cell office:value-type="float" office:value="7533.473145" calcext:value-type="float">
            <text:p>7533.473145</text:p>
          </table:table-cell>
          <table:table-cell table:number-columns-repeated="2" office:value-type="float" office:value="7547" calcext:value-type="float">
            <text:p>7547</text:p>
          </table:table-cell>
          <table:table-cell office:value-type="float" office:value="3593" calcext:value-type="float">
            <text:p>3593</text:p>
          </table:table-cell>
        </table:table-row>
        <table:table-row table:style-name="ro1">
          <table:table-cell office:value-type="date" office:date-value="2014-05-01" calcext:value-type="date">
            <text:p>1. May. 2014</text:p>
          </table:table-cell>
          <table:table-cell office:value-type="float" office:value="7480" calcext:value-type="float">
            <text:p>7480</text:p>
          </table:table-cell>
          <table:table-cell office:value-type="float" office:value="7661.5" calcext:value-type="float">
            <text:p>7661.5</text:p>
          </table:table-cell>
          <table:table-cell office:value-type="float" office:value="7380.303223" calcext:value-type="float">
            <text:p>7380.303223</text:p>
          </table:table-cell>
          <table:table-cell table:number-columns-repeated="2" office:value-type="float" office:value="7319" calcext:value-type="float">
            <text:p>7319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date" office:date-value="2014-06-01" calcext:value-type="date">
            <text:p>1. Jun. 2014</text:p>
          </table:table-cell>
          <table:table-cell office:value-type="float" office:value="7330.970215" calcext:value-type="float">
            <text:p>7330.970215</text:p>
          </table:table-cell>
          <table:table-cell office:value-type="float" office:value="7679.173828" calcext:value-type="float">
            <text:p>7679.173828</text:p>
          </table:table-cell>
          <table:table-cell office:value-type="float" office:value="7313.581055" calcext:value-type="float">
            <text:p>7313.581055</text:p>
          </table:table-cell>
          <table:table-cell table:number-columns-repeated="2" office:value-type="float" office:value="7594" calcext:value-type="float">
            <text:p>7594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date" office:date-value="2014-07-01" calcext:value-type="date">
            <text:p>1. Jul. 2014</text:p>
          </table:table-cell>
          <table:table-cell office:value-type="float" office:value="7632.660156" calcext:value-type="float">
            <text:p>7632.660156</text:p>
          </table:table-cell>
          <table:table-cell office:value-type="float" office:value="7725.243164" calcext:value-type="float">
            <text:p>7725.243164</text:p>
          </table:table-cell>
          <table:table-cell office:value-type="float" office:value="7453" calcext:value-type="float">
            <text:p>7453</text:p>
          </table:table-cell>
          <table:table-cell table:number-columns-repeated="2" office:value-type="float" office:value="7508" calcext:value-type="float">
            <text:p>7508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date" office:date-value="2014-08-01" calcext:value-type="date">
            <text:p>1. Aug. 2014</text:p>
          </table:table-cell>
          <table:table-cell office:value-type="float" office:value="7577" calcext:value-type="float">
            <text:p>7577</text:p>
          </table:table-cell>
          <table:table-cell office:value-type="float" office:value="7746.5" calcext:value-type="float">
            <text:p>7746.5</text:p>
          </table:table-cell>
          <table:table-cell office:value-type="float" office:value="7544.608887" calcext:value-type="float">
            <text:p>7544.608887</text:p>
          </table:table-cell>
          <table:table-cell table:number-columns-repeated="2" office:value-type="float" office:value="7654.5" calcext:value-type="float">
            <text:p>7654.5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date" office:date-value="2014-09-01" calcext:value-type="date">
            <text:p>1. Sep. 2014</text:p>
          </table:table-cell>
          <table:table-cell office:value-type="float" office:value="7635.915039" calcext:value-type="float">
            <text:p>7635.915039</text:p>
          </table:table-cell>
          <table:table-cell office:value-type="float" office:value="7739.058105" calcext:value-type="float">
            <text:p>7739.058105</text:p>
          </table:table-cell>
          <table:table-cell office:value-type="float" office:value="7315" calcext:value-type="float">
            <text:p>7315</text:p>
          </table:table-cell>
          <table:table-cell table:number-columns-repeated="2" office:value-type="float" office:value="7350" calcext:value-type="float">
            <text:p>7350</text:p>
          </table:table-cell>
          <table:table-cell office:value-type="float" office:value="13026" calcext:value-type="float">
            <text:p>13026</text:p>
          </table:table-cell>
        </table:table-row>
        <table:table-row table:style-name="ro1">
          <table:table-cell office:value-type="date" office:date-value="2014-10-01" calcext:value-type="date">
            <text:p>1. Oct. 2014</text:p>
          </table:table-cell>
          <table:table-cell office:value-type="float" office:value="7382" calcext:value-type="float">
            <text:p>7382</text:p>
          </table:table-cell>
          <table:table-cell office:value-type="float" office:value="7660" calcext:value-type="float">
            <text:p>7660</text:p>
          </table:table-cell>
          <table:table-cell office:value-type="float" office:value="7163" calcext:value-type="float">
            <text:p>7163</text:p>
          </table:table-cell>
          <table:table-cell table:number-columns-repeated="2" office:value-type="float" office:value="7178.5" calcext:value-type="float">
            <text:p>7178.5</text:p>
          </table:table-cell>
          <table:table-cell office:value-type="float" office:value="195810" calcext:value-type="float">
            <text:p>195810</text:p>
          </table:table-cell>
        </table:table-row>
        <table:table-row table:style-name="ro1">
          <table:table-cell office:value-type="date" office:date-value="2014-11-01" calcext:value-type="date">
            <text:p>1. Nov. 2014</text:p>
          </table:table-cell>
          <table:table-cell office:value-type="float" office:value="7204" calcext:value-type="float">
            <text:p>7204</text:p>
          </table:table-cell>
          <table:table-cell office:value-type="float" office:value="7585" calcext:value-type="float">
            <text:p>7585</text:p>
          </table:table-cell>
          <table:table-cell office:value-type="float" office:value="7051" calcext:value-type="float">
            <text:p>7051</text:p>
          </table:table-cell>
          <table:table-cell table:number-columns-repeated="2" office:value-type="float" office:value="7432.5" calcext:value-type="float">
            <text:p>7432.5</text:p>
          </table:table-cell>
          <table:table-cell office:value-type="float" office:value="425996" calcext:value-type="float">
            <text:p>425996</text:p>
          </table:table-cell>
        </table:table-row>
        <table:table-row table:style-name="ro1">
          <table:table-cell office:value-type="date" office:date-value="2014-12-01" calcext:value-type="date">
            <text:p>1. Dec. 2014</text:p>
          </table:table-cell>
          <table:table-cell office:value-type="float" office:value="7285" calcext:value-type="float">
            <text:p>7285</text:p>
          </table:table-cell>
          <table:table-cell office:value-type="float" office:value="7750" calcext:value-type="float">
            <text:p>7750</text:p>
          </table:table-cell>
          <table:table-cell office:value-type="float" office:value="7276" calcext:value-type="float">
            <text:p>7276</text:p>
          </table:table-cell>
          <table:table-cell table:number-columns-repeated="2" office:value-type="float" office:value="7556" calcext:value-type="float">
            <text:p>7556</text:p>
          </table:table-cell>
          <table:table-cell office:value-type="float" office:value="400463" calcext:value-type="float">
            <text:p>400463</text:p>
          </table:table-cell>
        </table:table-row>
        <table:table-row table:style-name="ro1">
          <table:table-cell office:value-type="date" office:date-value="2015-01-01" calcext:value-type="date">
            <text:p>1. Jan. 2015</text:p>
          </table:table-cell>
          <table:table-cell office:value-type="float" office:value="7532" calcext:value-type="float">
            <text:p>7532</text:p>
          </table:table-cell>
          <table:table-cell office:value-type="float" office:value="8547" calcext:value-type="float">
            <text:p>8547</text:p>
          </table:table-cell>
          <table:table-cell office:value-type="float" office:value="7480" calcext:value-type="float">
            <text:p>7480</text:p>
          </table:table-cell>
          <table:table-cell table:number-columns-repeated="2" office:value-type="float" office:value="8339" calcext:value-type="float">
            <text:p>8339</text:p>
          </table:table-cell>
          <table:table-cell office:value-type="float" office:value="353653" calcext:value-type="float">
            <text:p>353653</text:p>
          </table:table-cell>
        </table:table-row>
        <table:table-row table:style-name="ro1">
          <table:table-cell office:value-type="date" office:date-value="2015-02-01" calcext:value-type="date">
            <text:p>1. Feb. 2015</text:p>
          </table:table-cell>
          <table:table-cell office:value-type="float" office:value="8354" calcext:value-type="float">
            <text:p>8354</text:p>
          </table:table-cell>
          <table:table-cell office:value-type="float" office:value="8392" calcext:value-type="float">
            <text:p>8392</text:p>
          </table:table-cell>
          <table:table-cell office:value-type="float" office:value="7604" calcext:value-type="float">
            <text:p>7604</text:p>
          </table:table-cell>
          <table:table-cell table:number-columns-repeated="2" office:value-type="float" office:value="7745.5" calcext:value-type="float">
            <text:p>7745.5</text:p>
          </table:table-cell>
          <table:table-cell office:value-type="float" office:value="185690" calcext:value-type="float">
            <text:p>185690</text:p>
          </table:table-cell>
        </table:table-row>
        <table:table-row table:style-name="ro1">
          <table:table-cell office:value-type="date" office:date-value="2015-03-01" calcext:value-type="date">
            <text:p>1. Mar. 2015</text:p>
          </table:table-cell>
          <table:table-cell office:value-type="float" office:value="7760" calcext:value-type="float">
            <text:p>7760</text:p>
          </table:table-cell>
          <table:table-cell office:value-type="float" office:value="7991" calcext:value-type="float">
            <text:p>7991</text:p>
          </table:table-cell>
          <table:table-cell office:value-type="float" office:value="7555" calcext:value-type="float">
            <text:p>7555</text:p>
          </table:table-cell>
          <table:table-cell table:number-columns-repeated="2" office:value-type="float" office:value="7863" calcext:value-type="float">
            <text:p>7863</text:p>
          </table:table-cell>
          <table:table-cell office:value-type="float" office:value="169338" calcext:value-type="float">
            <text:p>169338</text:p>
          </table:table-cell>
        </table:table-row>
        <table:table-row table:style-name="ro1">
          <table:table-cell office:value-type="date" office:date-value="2015-04-01" calcext:value-type="date">
            <text:p>1. Apr. 2015</text:p>
          </table:table-cell>
          <table:table-cell office:value-type="float" office:value="7857" calcext:value-type="float">
            <text:p>7857</text:p>
          </table:table-cell>
          <table:table-cell office:value-type="float" office:value="8118" calcext:value-type="float">
            <text:p>8118</text:p>
          </table:table-cell>
          <table:table-cell office:value-type="float" office:value="7548" calcext:value-type="float">
            <text:p>7548</text:p>
          </table:table-cell>
          <table:table-cell table:number-columns-repeated="2" office:value-type="float" office:value="7544.5" calcext:value-type="float">
            <text:p>7544.5</text:p>
          </table:table-cell>
          <table:table-cell office:value-type="float" office:value="116669" calcext:value-type="float">
            <text:p>116669</text:p>
          </table:table-cell>
        </table:table-row>
        <table:table-row table:style-name="ro1">
          <table:table-cell office:value-type="date" office:date-value="2015-05-01" calcext:value-type="date">
            <text:p>1. May. 2015</text:p>
          </table:table-cell>
          <table:table-cell office:value-type="float" office:value="7569" calcext:value-type="float">
            <text:p>7569</text:p>
          </table:table-cell>
          <table:table-cell office:value-type="float" office:value="7760" calcext:value-type="float">
            <text:p>7760</text:p>
          </table:table-cell>
          <table:table-cell office:value-type="float" office:value="7438" calcext:value-type="float">
            <text:p>7438</text:p>
          </table:table-cell>
          <table:table-cell table:number-columns-repeated="2" office:value-type="float" office:value="7654.5" calcext:value-type="float">
            <text:p>7654.5</text:p>
          </table:table-cell>
          <table:table-cell office:value-type="float" office:value="91910" calcext:value-type="float">
            <text:p>91910</text:p>
          </table:table-cell>
        </table:table-row>
        <table:table-row table:style-name="ro1">
          <table:table-cell office:value-type="date" office:date-value="2015-06-01" calcext:value-type="date">
            <text:p>1. Jun. 2015</text:p>
          </table:table-cell>
          <table:table-cell office:value-type="float" office:value="7637" calcext:value-type="float">
            <text:p>7637</text:p>
          </table:table-cell>
          <table:table-cell office:value-type="float" office:value="7758" calcext:value-type="float">
            <text:p>7758</text:p>
          </table:table-cell>
          <table:table-cell office:value-type="float" office:value="7295" calcext:value-type="float">
            <text:p>7295</text:p>
          </table:table-cell>
          <table:table-cell table:number-columns-repeated="2" office:value-type="float" office:value="7321" calcext:value-type="float">
            <text:p>7321</text:p>
          </table:table-cell>
          <table:table-cell office:value-type="float" office:value="85655" calcext:value-type="float">
            <text:p>85655</text:p>
          </table:table-cell>
        </table:table-row>
        <table:table-row table:style-name="ro1">
          <table:table-cell office:value-type="date" office:date-value="2015-07-01" calcext:value-type="date">
            <text:p>1. Jul. 2015</text:p>
          </table:table-cell>
          <table:table-cell office:value-type="float" office:value="7343" calcext:value-type="float">
            <text:p>7343</text:p>
          </table:table-cell>
          <table:table-cell office:value-type="float" office:value="7448" calcext:value-type="float">
            <text:p>7448</text:p>
          </table:table-cell>
          <table:table-cell office:value-type="float" office:value="6818" calcext:value-type="float">
            <text:p>6818</text:p>
          </table:table-cell>
          <table:table-cell table:number-columns-repeated="2" office:value-type="float" office:value="6888.5" calcext:value-type="float">
            <text:p>6888.5</text:p>
          </table:table-cell>
          <table:table-cell office:value-type="float" office:value="241275" calcext:value-type="float">
            <text:p>241275</text:p>
          </table:table-cell>
        </table:table-row>
        <table:table-row table:style-name="ro1">
          <table:table-cell office:value-type="date" office:date-value="2015-08-01" calcext:value-type="date">
            <text:p>1. Aug. 2015</text:p>
          </table:table-cell>
          <table:table-cell office:value-type="float" office:value="6884" calcext:value-type="float">
            <text:p>6884</text:p>
          </table:table-cell>
          <table:table-cell office:value-type="float" office:value="7288" calcext:value-type="float">
            <text:p>7288</text:p>
          </table:table-cell>
          <table:table-cell office:value-type="float" office:value="6825.5" calcext:value-type="float">
            <text:p>6825.5</text:p>
          </table:table-cell>
          <table:table-cell table:number-columns-repeated="2" office:value-type="float" office:value="7258" calcext:value-type="float">
            <text:p>7258</text:p>
          </table:table-cell>
          <table:table-cell office:value-type="float" office:value="200288" calcext:value-type="float">
            <text:p>200288</text:p>
          </table:table-cell>
        </table:table-row>
        <table:table-row table:style-name="ro1">
          <table:table-cell office:value-type="date" office:date-value="2015-09-01" calcext:value-type="date">
            <text:p>1. Sep. 2015</text:p>
          </table:table-cell>
          <table:table-cell office:value-type="float" office:value="7304" calcext:value-type="float">
            <text:p>7304</text:p>
          </table:table-cell>
          <table:table-cell office:value-type="float" office:value="7425" calcext:value-type="float">
            <text:p>7425</text:p>
          </table:table-cell>
          <table:table-cell office:value-type="float" office:value="7008" calcext:value-type="float">
            <text:p>7008</text:p>
          </table:table-cell>
          <table:table-cell table:number-columns-repeated="2" office:value-type="float" office:value="7234.5" calcext:value-type="float">
            <text:p>7234.5</text:p>
          </table:table-cell>
          <table:table-cell office:value-type="float" office:value="117986" calcext:value-type="float">
            <text:p>117986</text:p>
          </table:table-cell>
        </table:table-row>
        <table:table-row table:style-name="ro1">
          <table:table-cell office:value-type="date" office:date-value="2015-10-01" calcext:value-type="date">
            <text:p>1. Oct. 2015</text:p>
          </table:table-cell>
          <table:table-cell office:value-type="float" office:value="7219" calcext:value-type="float">
            <text:p>7219</text:p>
          </table:table-cell>
          <table:table-cell office:value-type="float" office:value="7588" calcext:value-type="float">
            <text:p>7588</text:p>
          </table:table-cell>
          <table:table-cell office:value-type="float" office:value="7165" calcext:value-type="float">
            <text:p>7165</text:p>
          </table:table-cell>
          <table:table-cell table:number-columns-repeated="2" office:value-type="float" office:value="7254" calcext:value-type="float">
            <text:p>7254</text:p>
          </table:table-cell>
          <table:table-cell office:value-type="float" office:value="176066" calcext:value-type="float">
            <text:p>176066</text:p>
          </table:table-cell>
        </table:table-row>
        <table:table-row table:style-name="ro1">
          <table:table-cell office:value-type="date" office:date-value="2015-11-01" calcext:value-type="date">
            <text:p>1. Nov. 2015</text:p>
          </table:table-cell>
          <table:table-cell table:number-columns-repeated="2" office:value-type="float" office:value="7232" calcext:value-type="float">
            <text:p>7232</text:p>
          </table:table-cell>
          <table:table-cell office:value-type="float" office:value="6880" calcext:value-type="float">
            <text:p>6880</text:p>
          </table:table-cell>
          <table:table-cell table:number-columns-repeated="2" office:value-type="float" office:value="6934" calcext:value-type="float">
            <text:p>6934</text:p>
          </table:table-cell>
          <table:table-cell office:value-type="float" office:value="65642" calcext:value-type="float">
            <text:p>65642</text:p>
          </table:table-cell>
        </table:table-row>
        <table:table-row table:style-name="ro1">
          <table:table-cell office:value-type="date" office:date-value="2015-12-01" calcext:value-type="date">
            <text:p>1. Dec. 2015</text:p>
          </table:table-cell>
          <table:table-cell office:value-type="float" office:value="6961" calcext:value-type="float">
            <text:p>6961</text:p>
          </table:table-cell>
          <table:table-cell office:value-type="float" office:value="7128" calcext:value-type="float">
            <text:p>7128</text:p>
          </table:table-cell>
          <table:table-cell office:value-type="float" office:value="6863" calcext:value-type="float">
            <text:p>6863</text:p>
          </table:table-cell>
          <table:table-cell table:number-columns-repeated="2" office:value-type="float" office:value="7017" calcext:value-type="float">
            <text:p>7017</text:p>
          </table:table-cell>
          <table:table-cell office:value-type="float" office:value="129195" calcext:value-type="float">
            <text:p>129195</text:p>
          </table:table-cell>
        </table:table-row>
        <table:table-row table:style-name="ro1">
          <table:table-cell office:value-type="date" office:date-value="2016-01-01" calcext:value-type="date">
            <text:p>1. Jan. 2016</text:p>
          </table:table-cell>
          <table:table-cell office:value-type="float" office:value="7017" calcext:value-type="float">
            <text:p>7017</text:p>
          </table:table-cell>
          <table:table-cell office:value-type="float" office:value="7734" calcext:value-type="float">
            <text:p>7734</text:p>
          </table:table-cell>
          <table:table-cell office:value-type="float" office:value="7017" calcext:value-type="float">
            <text:p>7017</text:p>
          </table:table-cell>
          <table:table-cell table:number-columns-repeated="2" office:value-type="float" office:value="7730" calcext:value-type="float">
            <text:p>7730</text:p>
          </table:table-cell>
          <table:table-cell office:value-type="float" office:value="189228" calcext:value-type="float">
            <text:p>189228</text:p>
          </table:table-cell>
        </table:table-row>
        <table:table-row table:style-name="ro1">
          <table:table-cell office:value-type="date" office:date-value="2016-02-01" calcext:value-type="date">
            <text:p>1. Feb. 2016</text:p>
          </table:table-cell>
          <table:table-cell office:value-type="float" office:value="7699" calcext:value-type="float">
            <text:p>7699</text:p>
          </table:table-cell>
          <table:table-cell office:value-type="float" office:value="8801" calcext:value-type="float">
            <text:p>8801</text:p>
          </table:table-cell>
          <table:table-cell office:value-type="float" office:value="7612" calcext:value-type="float">
            <text:p>7612</text:p>
          </table:table-cell>
          <table:table-cell table:number-columns-repeated="2" office:value-type="float" office:value="8687.5" calcext:value-type="float">
            <text:p>8687.5</text:p>
          </table:table-cell>
          <table:table-cell office:value-type="float" office:value="263026" calcext:value-type="float">
            <text:p>263026</text:p>
          </table:table-cell>
        </table:table-row>
        <table:table-row table:style-name="ro1">
          <table:table-cell office:value-type="date" office:date-value="2016-03-01" calcext:value-type="date">
            <text:p>1. Mar. 2016</text:p>
          </table:table-cell>
          <table:table-cell office:value-type="float" office:value="8712" calcext:value-type="float">
            <text:p>8712</text:p>
          </table:table-cell>
          <table:table-cell office:value-type="float" office:value="8836" calcext:value-type="float">
            <text:p>8836</text:p>
          </table:table-cell>
          <table:table-cell office:value-type="float" office:value="8353" calcext:value-type="float">
            <text:p>8353</text:p>
          </table:table-cell>
          <table:table-cell table:number-columns-repeated="2" office:value-type="float" office:value="8412.5" calcext:value-type="float">
            <text:p>8412.5</text:p>
          </table:table-cell>
          <table:table-cell office:value-type="float" office:value="309154" calcext:value-type="float">
            <text:p>309154</text:p>
          </table:table-cell>
        </table:table-row>
        <table:table-row table:style-name="ro1">
          <table:table-cell office:value-type="date" office:date-value="2016-04-01" calcext:value-type="date">
            <text:p>1. Apr. 2016</text:p>
          </table:table-cell>
          <table:table-cell office:value-type="float" office:value="8444" calcext:value-type="float">
            <text:p>8444</text:p>
          </table:table-cell>
          <table:table-cell office:value-type="float" office:value="8703" calcext:value-type="float">
            <text:p>8703</text:p>
          </table:table-cell>
          <table:table-cell office:value-type="float" office:value="8284" calcext:value-type="float">
            <text:p>8284</text:p>
          </table:table-cell>
          <table:table-cell table:number-columns-repeated="2" office:value-type="float" office:value="8665.5" calcext:value-type="float">
            <text:p>8665.5</text:p>
          </table:table-cell>
          <table:table-cell office:value-type="float" office:value="326327" calcext:value-type="float">
            <text:p>326327</text:p>
          </table:table-cell>
        </table:table-row>
        <table:table-row table:style-name="ro1">
          <table:table-cell office:value-type="date" office:date-value="2016-05-01" calcext:value-type="date">
            <text:p>1. May. 2016</text:p>
          </table:table-cell>
          <table:table-cell office:value-type="float" office:value="8642" calcext:value-type="float">
            <text:p>8642</text:p>
          </table:table-cell>
          <table:table-cell office:value-type="float" office:value="8771.879883" calcext:value-type="float">
            <text:p>8771.879883</text:p>
          </table:table-cell>
          <table:table-cell office:value-type="float" office:value="8092" calcext:value-type="float">
            <text:p>8092</text:p>
          </table:table-cell>
          <table:table-cell table:number-columns-repeated="2" office:value-type="float" office:value="8170" calcext:value-type="float">
            <text:p>8170</text:p>
          </table:table-cell>
          <table:table-cell office:value-type="float" office:value="240040" calcext:value-type="float">
            <text:p>240040</text:p>
          </table:table-cell>
        </table:table-row>
        <table:table-row table:style-name="ro1">
          <table:table-cell office:value-type="date" office:date-value="2016-06-01" calcext:value-type="date">
            <text:p>1. Jun. 2016</text:p>
          </table:table-cell>
          <table:table-cell office:value-type="float" office:value="8233" calcext:value-type="float">
            <text:p>8233</text:p>
          </table:table-cell>
          <table:table-cell office:value-type="float" office:value="9925.450195" calcext:value-type="float">
            <text:p>9925.450195</text:p>
          </table:table-cell>
          <table:table-cell office:value-type="float" office:value="8219.700195" calcext:value-type="float">
            <text:p>8219.700195</text:p>
          </table:table-cell>
          <table:table-cell table:number-columns-repeated="2" office:value-type="float" office:value="9730" calcext:value-type="float">
            <text:p>9730</text:p>
          </table:table-cell>
          <table:table-cell office:value-type="float" office:value="677452" calcext:value-type="float">
            <text:p>677452</text:p>
          </table:table-cell>
        </table:table-row>
        <table:table-row table:style-name="ro1">
          <table:table-cell office:value-type="date" office:date-value="2016-07-01" calcext:value-type="date">
            <text:p>1. Jul. 2016</text:p>
          </table:table-cell>
          <table:table-cell office:value-type="float" office:value="9805" calcext:value-type="float">
            <text:p>9805</text:p>
          </table:table-cell>
          <table:table-cell office:value-type="float" office:value="10444" calcext:value-type="float">
            <text:p>10444</text:p>
          </table:table-cell>
          <table:table-cell office:value-type="float" office:value="9684" calcext:value-type="float">
            <text:p>9684</text:p>
          </table:table-cell>
          <table:table-cell table:number-columns-repeated="2" office:value-type="float" office:value="9946.5" calcext:value-type="float">
            <text:p>9946.5</text:p>
          </table:table-cell>
          <table:table-cell office:value-type="float" office:value="507967" calcext:value-type="float">
            <text:p>507967</text:p>
          </table:table-cell>
        </table:table-row>
        <table:table-row table:style-name="ro1">
          <table:table-cell office:value-type="date" office:date-value="2016-08-01" calcext:value-type="date">
            <text:p>1. Aug. 2016</text:p>
          </table:table-cell>
          <table:table-cell office:value-type="float" office:value="10024" calcext:value-type="float">
            <text:p>10024</text:p>
          </table:table-cell>
          <table:table-cell office:value-type="float" office:value="10245" calcext:value-type="float">
            <text:p>10245</text:p>
          </table:table-cell>
          <table:table-cell office:value-type="float" office:value="9757.849609" calcext:value-type="float">
            <text:p>9757.849609</text:p>
          </table:table-cell>
          <table:table-cell table:number-columns-repeated="2" office:value-type="float" office:value="9758" calcext:value-type="float">
            <text:p>9758</text:p>
          </table:table-cell>
          <table:table-cell office:value-type="float" office:value="495297" calcext:value-type="float">
            <text:p>495297</text:p>
          </table:table-cell>
        </table:table-row>
        <table:table-row table:style-name="ro1">
          <table:table-cell office:value-type="date" office:date-value="2016-09-01" calcext:value-type="date">
            <text:p>1. Sep. 2016</text:p>
          </table:table-cell>
          <table:table-cell office:value-type="float" office:value="9717" calcext:value-type="float">
            <text:p>9717</text:p>
          </table:table-cell>
          <table:table-cell office:value-type="float" office:value="10145" calcext:value-type="float">
            <text:p>10145</text:p>
          </table:table-cell>
          <table:table-cell office:value-type="float" office:value="9631.791992" calcext:value-type="float">
            <text:p>9631.791992</text:p>
          </table:table-cell>
          <table:table-cell table:number-columns-repeated="2" office:value-type="float" office:value="9933" calcext:value-type="float">
            <text:p>9933</text:p>
          </table:table-cell>
          <table:table-cell office:value-type="float" office:value="450670" calcext:value-type="float">
            <text:p>450670</text:p>
          </table:table-cell>
        </table:table-row>
        <table:table-row table:style-name="ro1">
          <table:table-cell office:value-type="date" office:date-value="2016-10-01" calcext:value-type="date">
            <text:p>1. Oct. 2016</text:p>
          </table:table-cell>
          <table:table-cell office:value-type="float" office:value="10029" calcext:value-type="float">
            <text:p>10029</text:p>
          </table:table-cell>
          <table:table-cell office:value-type="float" office:value="10276" calcext:value-type="float">
            <text:p>10276</text:p>
          </table:table-cell>
          <table:table-cell office:value-type="float" office:value="9651.350586" calcext:value-type="float">
            <text:p>9651.350586</text:p>
          </table:table-cell>
          <table:table-cell table:number-columns-repeated="2" office:value-type="float" office:value="10204" calcext:value-type="float">
            <text:p>10204</text:p>
          </table:table-cell>
          <table:table-cell office:value-type="float" office:value="865248" calcext:value-type="float">
            <text:p>865248</text:p>
          </table:table-cell>
        </table:table-row>
        <table:table-row table:style-name="ro1">
          <table:table-cell office:value-type="date" office:date-value="2016-11-01" calcext:value-type="date">
            <text:p>1. Nov. 2016</text:p>
          </table:table-cell>
          <table:table-cell office:value-type="float" office:value="10280" calcext:value-type="float">
            <text:p>10280</text:p>
          </table:table-cell>
          <table:table-cell office:value-type="float" office:value="10389" calcext:value-type="float">
            <text:p>10389</text:p>
          </table:table-cell>
          <table:table-cell office:value-type="float" office:value="9191.563477" calcext:value-type="float">
            <text:p>9191.563477</text:p>
          </table:table-cell>
          <table:table-cell table:number-columns-repeated="2" office:value-type="float" office:value="9188" calcext:value-type="float">
            <text:p>9188</text:p>
          </table:table-cell>
          <table:table-cell office:value-type="float" office:value="312684" calcext:value-type="float">
            <text:p>312684</text:p>
          </table:table-cell>
        </table:table-row>
        <table:table-row table:style-name="ro1">
          <table:table-cell office:value-type="date" office:date-value="2016-12-01" calcext:value-type="date">
            <text:p>1. Dec. 2016</text:p>
          </table:table-cell>
          <table:table-cell office:value-type="float" office:value="9152" calcext:value-type="float">
            <text:p>9152</text:p>
          </table:table-cell>
          <table:table-cell office:value-type="float" office:value="9263.5" calcext:value-type="float">
            <text:p>9263.5</text:p>
          </table:table-cell>
          <table:table-cell office:value-type="float" office:value="8826.799805" calcext:value-type="float">
            <text:p>8826.799805</text:p>
          </table:table-cell>
          <table:table-cell table:number-columns-repeated="2" office:value-type="float" office:value="9212.5" calcext:value-type="float">
            <text:p>9212.5</text:p>
          </table:table-cell>
          <table:table-cell office:value-type="float" office:value="117696" calcext:value-type="float">
            <text:p>117696</text:p>
          </table:table-cell>
        </table:table-row>
        <table:table-row table:style-name="ro1">
          <table:table-cell office:value-type="date" office:date-value="2017-01-01" calcext:value-type="date">
            <text:p>1. Jan. 2017</text:p>
          </table:table-cell>
          <table:table-cell office:value-type="float" office:value="9212.5" calcext:value-type="float">
            <text:p>9212.5</text:p>
          </table:table-cell>
          <table:table-cell office:value-type="float" office:value="9804" calcext:value-type="float">
            <text:p>9804</text:p>
          </table:table-cell>
          <table:table-cell office:value-type="float" office:value="9142" calcext:value-type="float">
            <text:p>9142</text:p>
          </table:table-cell>
          <table:table-cell table:number-columns-repeated="2" office:value-type="float" office:value="9435.5" calcext:value-type="float">
            <text:p>9435.5</text:p>
          </table:table-cell>
          <table:table-cell office:value-type="float" office:value="203961" calcext:value-type="float">
            <text:p>203961</text:p>
          </table:table-cell>
        </table:table-row>
        <table:table-row table:style-name="ro1">
          <table:table-cell office:value-type="date" office:date-value="2017-02-01" calcext:value-type="date">
            <text:p>1. Feb. 2017</text:p>
          </table:table-cell>
          <table:table-cell office:value-type="float" office:value="9316" calcext:value-type="float">
            <text:p>9316</text:p>
          </table:table-cell>
          <table:table-cell office:value-type="float" office:value="9914" calcext:value-type="float">
            <text:p>9914</text:p>
          </table:table-cell>
          <table:table-cell office:value-type="float" office:value="9291" calcext:value-type="float">
            <text:p>9291</text:p>
          </table:table-cell>
          <table:table-cell table:number-columns-repeated="2" office:value-type="float" office:value="9891" calcext:value-type="float">
            <text:p>9891</text:p>
          </table:table-cell>
          <table:table-cell office:value-type="float" office:value="320890" calcext:value-type="float">
            <text:p>320890</text:p>
          </table:table-cell>
        </table:table-row>
        <table:table-row table:style-name="ro1">
          <table:table-cell office:value-type="date" office:date-value="2017-03-01" calcext:value-type="date">
            <text:p>1. Mar. 2017</text:p>
          </table:table-cell>
          <table:table-cell office:value-type="float" office:value="9860" calcext:value-type="float">
            <text:p>9860</text:p>
          </table:table-cell>
          <table:table-cell office:value-type="float" office:value="9924" calcext:value-type="float">
            <text:p>9924</text:p>
          </table:table-cell>
          <table:table-cell office:value-type="float" office:value="9613.200195" calcext:value-type="float">
            <text:p>9613.200195</text:p>
          </table:table-cell>
          <table:table-cell table:number-columns-repeated="2" office:value-type="float" office:value="9725" calcext:value-type="float">
            <text:p>9725</text:p>
          </table:table-cell>
          <table:table-cell office:value-type="float" office:value="392365" calcext:value-type="float">
            <text:p>392365</text:p>
          </table:table-cell>
        </table:table-row>
        <table:table-row table:style-name="ro1">
          <table:table-cell office:value-type="date" office:date-value="2017-04-01" calcext:value-type="date">
            <text:p>1. Apr. 2017</text:p>
          </table:table-cell>
          <table:table-cell office:value-type="float" office:value="9718" calcext:value-type="float">
            <text:p>9718</text:p>
          </table:table-cell>
          <table:table-cell office:value-type="float" office:value="10052" calcext:value-type="float">
            <text:p>10052</text:p>
          </table:table-cell>
          <table:table-cell office:value-type="float" office:value="9550" calcext:value-type="float">
            <text:p>9550</text:p>
          </table:table-cell>
          <table:table-cell table:number-columns-repeated="2" office:value-type="float" office:value="9574" calcext:value-type="float">
            <text:p>9574</text:p>
          </table:table-cell>
          <table:table-cell office:value-type="float" office:value="200016" calcext:value-type="float">
            <text:p>200016</text:p>
          </table:table-cell>
        </table:table-row>
        <table:table-row table:style-name="ro1">
          <table:table-cell office:value-type="date" office:date-value="2017-05-01" calcext:value-type="date">
            <text:p>1. May. 2017</text:p>
          </table:table-cell>
          <table:table-cell office:value-type="float" office:value="9542" calcext:value-type="float">
            <text:p>9542</text:p>
          </table:table-cell>
          <table:table-cell office:value-type="float" office:value="9695" calcext:value-type="float">
            <text:p>9695</text:p>
          </table:table-cell>
          <table:table-cell office:value-type="float" office:value="9195.06543" calcext:value-type="float">
            <text:p>9195.06543</text:p>
          </table:table-cell>
          <table:table-cell table:number-columns-repeated="2" office:value-type="float" office:value="9599.5" calcext:value-type="float">
            <text:p>9599.5</text:p>
          </table:table-cell>
          <table:table-cell office:value-type="float" office:value="418217" calcext:value-type="float">
            <text:p>418217</text:p>
          </table:table-cell>
        </table:table-row>
        <table:table-row table:style-name="ro1">
          <table:table-cell office:value-type="date" office:date-value="2017-06-01" calcext:value-type="date">
            <text:p>1. Jun. 2017</text:p>
          </table:table-cell>
          <table:table-cell office:value-type="float" office:value="9609" calcext:value-type="float">
            <text:p>9609</text:p>
          </table:table-cell>
          <table:table-cell office:value-type="float" office:value="9824.25" calcext:value-type="float">
            <text:p>9824.25</text:p>
          </table:table-cell>
          <table:table-cell office:value-type="float" office:value="9341" calcext:value-type="float">
            <text:p>9341</text:p>
          </table:table-cell>
          <table:table-cell table:number-columns-repeated="2" office:value-type="float" office:value="9351" calcext:value-type="float">
            <text:p>9351</text:p>
          </table:table-cell>
          <table:table-cell office:value-type="float" office:value="203017" calcext:value-type="float">
            <text:p>203017</text:p>
          </table:table-cell>
        </table:table-row>
        <table:table-row table:style-name="ro1">
          <table:table-cell office:value-type="date" office:date-value="2017-07-01" calcext:value-type="date">
            <text:p>1. Jul. 2017</text:p>
          </table:table-cell>
          <table:table-cell office:value-type="float" office:value="9310" calcext:value-type="float">
            <text:p>9310</text:p>
          </table:table-cell>
          <table:table-cell office:value-type="float" office:value="9449.749023" calcext:value-type="float">
            <text:p>9449.749023</text:p>
          </table:table-cell>
          <table:table-cell office:value-type="float" office:value="9152.22168" calcext:value-type="float">
            <text:p>9152.22168</text:p>
          </table:table-cell>
          <table:table-cell table:number-columns-repeated="2" office:value-type="float" office:value="9402" calcext:value-type="float">
            <text:p>9402</text:p>
          </table:table-cell>
          <table:table-cell office:value-type="float" office:value="416438" calcext:value-type="float">
            <text:p>416438</text:p>
          </table:table-cell>
        </table:table-row>
        <table:table-row table:style-name="ro1">
          <table:table-cell office:value-type="date" office:date-value="2017-08-01" calcext:value-type="date">
            <text:p>1. Aug. 2017</text:p>
          </table:table-cell>
          <table:table-cell office:value-type="float" office:value="9364" calcext:value-type="float">
            <text:p>9364</text:p>
          </table:table-cell>
          <table:table-cell office:value-type="float" office:value="9991" calcext:value-type="float">
            <text:p>9991</text:p>
          </table:table-cell>
          <table:table-cell office:value-type="float" office:value="9301.72168" calcext:value-type="float">
            <text:p>9301.72168</text:p>
          </table:table-cell>
          <table:table-cell table:number-columns-repeated="2" office:value-type="float" office:value="9990" calcext:value-type="float">
            <text:p>9990</text:p>
          </table:table-cell>
          <table:table-cell office:value-type="float" office:value="119876" calcext:value-type="float">
            <text:p>119876</text:p>
          </table:table-cell>
        </table:table-row>
        <table:table-row table:style-name="ro1">
          <table:table-cell office:value-type="date" office:date-value="2017-09-01" calcext:value-type="date">
            <text:p>1. Sep. 2017</text:p>
          </table:table-cell>
          <table:table-cell office:value-type="float" office:value="9976" calcext:value-type="float">
            <text:p>9976</text:p>
          </table:table-cell>
          <table:table-cell office:value-type="float" office:value="10099" calcext:value-type="float">
            <text:p>10099</text:p>
          </table:table-cell>
          <table:table-cell office:value-type="float" office:value="9299.900391" calcext:value-type="float">
            <text:p>9299.900391</text:p>
          </table:table-cell>
          <table:table-cell table:number-columns-repeated="2" office:value-type="float" office:value="9356.5" calcext:value-type="float">
            <text:p>9356.5</text:p>
          </table:table-cell>
          <table:table-cell office:value-type="float" office:value="123485" calcext:value-type="float">
            <text:p>123485</text:p>
          </table:table-cell>
        </table:table-row>
        <table:table-row table:style-name="ro1">
          <table:table-cell office:value-type="date" office:date-value="2017-10-01" calcext:value-type="date">
            <text:p>1. Oct. 2017</text:p>
          </table:table-cell>
          <table:table-cell office:value-type="float" office:value="9344" calcext:value-type="float">
            <text:p>9344</text:p>
          </table:table-cell>
          <table:table-cell office:value-type="float" office:value="9631.099609" calcext:value-type="float">
            <text:p>9631.099609</text:p>
          </table:table-cell>
          <table:table-cell office:value-type="float" office:value="9311.099609" calcext:value-type="float">
            <text:p>9311.099609</text:p>
          </table:table-cell>
          <table:table-cell table:number-columns-repeated="2" office:value-type="float" office:value="9339" calcext:value-type="float">
            <text:p>9339</text:p>
          </table:table-cell>
          <table:table-cell office:value-type="float" office:value="105317" calcext:value-type="float">
            <text:p>105317</text:p>
          </table:table-cell>
        </table:table-row>
        <table:table-row table:style-name="ro1">
          <table:table-cell office:value-type="date" office:date-value="2017-11-01" calcext:value-type="date">
            <text:p>1. Nov. 2017</text:p>
          </table:table-cell>
          <table:table-cell office:value-type="float" office:value="9360" calcext:value-type="float">
            <text:p>9360</text:p>
          </table:table-cell>
          <table:table-cell office:value-type="float" office:value="9586" calcext:value-type="float">
            <text:p>9586</text:p>
          </table:table-cell>
          <table:table-cell office:value-type="float" office:value="9226" calcext:value-type="float">
            <text:p>9226</text:p>
          </table:table-cell>
          <table:table-cell table:number-columns-repeated="2" office:value-type="float" office:value="9233.5" calcext:value-type="float">
            <text:p>9233.5</text:p>
          </table:table-cell>
          <table:table-cell office:value-type="float" office:value="133987" calcext:value-type="float">
            <text:p>133987</text:p>
          </table:table-cell>
        </table:table-row>
        <table:table-row table:style-name="ro1">
          <table:table-cell office:value-type="date" office:date-value="2017-12-01" calcext:value-type="date">
            <text:p>1. Dec. 2017</text:p>
          </table:table-cell>
          <table:table-cell office:value-type="float" office:value="9195" calcext:value-type="float">
            <text:p>9195</text:p>
          </table:table-cell>
          <table:table-cell office:value-type="float" office:value="9386" calcext:value-type="float">
            <text:p>9386</text:p>
          </table:table-cell>
          <table:table-cell office:value-type="float" office:value="9025" calcext:value-type="float">
            <text:p>9025</text:p>
          </table:table-cell>
          <table:table-cell table:number-columns-repeated="2" office:value-type="float" office:value="9364" calcext:value-type="float">
            <text:p>9364</text:p>
          </table:table-cell>
          <table:table-cell office:value-type="float" office:value="359780" calcext:value-type="float">
            <text:p>359780</text:p>
          </table:table-cell>
        </table:table-row>
        <table:table-row table:style-name="ro1">
          <table:table-cell office:value-type="date" office:date-value="2018-01-01" calcext:value-type="date">
            <text:p>1. Jan. 2018</text:p>
          </table:table-cell>
          <table:table-cell office:value-type="float" office:value="9364" calcext:value-type="float">
            <text:p>9364</text:p>
          </table:table-cell>
          <table:table-cell office:value-type="float" office:value="9563" calcext:value-type="float">
            <text:p>9563</text:p>
          </table:table-cell>
          <table:table-cell table:number-columns-repeated="3" office:value-type="float" office:value="9218" calcext:value-type="float">
            <text:p>9218</text:p>
          </table:table-cell>
          <table:table-cell office:value-type="float" office:value="162234" calcext:value-type="float">
            <text:p>162234</text:p>
          </table:table-cell>
        </table:table-row>
        <table:table-row table:style-name="ro1">
          <table:table-cell office:value-type="date" office:date-value="2018-02-01" calcext:value-type="date">
            <text:p>1. Feb. 2018</text:p>
          </table:table-cell>
          <table:table-cell office:value-type="float" office:value="9178" calcext:value-type="float">
            <text:p>9178</text:p>
          </table:table-cell>
          <table:table-cell office:value-type="float" office:value="9444" calcext:value-type="float">
            <text:p>9444</text:p>
          </table:table-cell>
          <table:table-cell office:value-type="float" office:value="9134" calcext:value-type="float">
            <text:p>9134</text:p>
          </table:table-cell>
          <table:table-cell table:number-columns-repeated="2" office:value-type="float" office:value="9323" calcext:value-type="float">
            <text:p>9323</text:p>
          </table:table-cell>
          <table:table-cell office:value-type="float" office:value="190817" calcext:value-type="float">
            <text:p>190817</text:p>
          </table:table-cell>
        </table:table-row>
        <table:table-row table:style-name="ro1">
          <table:table-cell office:value-type="date" office:date-value="2018-03-01" calcext:value-type="date">
            <text:p>1. Mar. 2018</text:p>
          </table:table-cell>
          <table:table-cell office:value-type="float" office:value="9292" calcext:value-type="float">
            <text:p>9292</text:p>
          </table:table-cell>
          <table:table-cell office:value-type="float" office:value="9395" calcext:value-type="float">
            <text:p>9395</text:p>
          </table:table-cell>
          <table:table-cell office:value-type="float" office:value="9114" calcext:value-type="float">
            <text:p>9114</text:p>
          </table:table-cell>
          <table:table-cell table:number-columns-repeated="2" office:value-type="float" office:value="9187.5" calcext:value-type="float">
            <text:p>9187.5</text:p>
          </table:table-cell>
          <table:table-cell office:value-type="float" office:value="185032" calcext:value-type="float">
            <text:p>185032</text:p>
          </table:table-cell>
        </table:table-row>
        <table:table-row table:style-name="ro1">
          <table:table-cell office:value-type="date" office:date-value="2018-04-01" calcext:value-type="date">
            <text:p>1. Apr. 2018</text:p>
          </table:table-cell>
          <table:table-cell office:value-type="float" office:value="9187.5" calcext:value-type="float">
            <text:p>9187.5</text:p>
          </table:table-cell>
          <table:table-cell office:value-type="float" office:value="9374" calcext:value-type="float">
            <text:p>9374</text:p>
          </table:table-cell>
          <table:table-cell office:value-type="float" office:value="9111" calcext:value-type="float">
            <text:p>9111</text:p>
          </table:table-cell>
          <table:table-cell table:number-columns-repeated="2" office:value-type="float" office:value="9304" calcext:value-type="float">
            <text:p>9304</text:p>
          </table:table-cell>
          <table:table-cell office:value-type="float" office:value="183660" calcext:value-type="float">
            <text:p>183660</text:p>
          </table:table-cell>
        </table:table-row>
        <table:table-row table:style-name="ro1">
          <table:table-cell office:value-type="date" office:date-value="2018-05-01" calcext:value-type="date">
            <text:p>1. May. 2018</text:p>
          </table:table-cell>
          <table:table-cell office:value-type="float" office:value="9296" calcext:value-type="float">
            <text:p>9296</text:p>
          </table:table-cell>
          <table:table-cell office:value-type="float" office:value="9616" calcext:value-type="float">
            <text:p>9616</text:p>
          </table:table-cell>
          <table:table-cell office:value-type="float" office:value="9282" calcext:value-type="float">
            <text:p>9282</text:p>
          </table:table-cell>
          <table:table-cell table:number-columns-repeated="2" office:value-type="float" office:value="9550" calcext:value-type="float">
            <text:p>9550</text:p>
          </table:table-cell>
          <table:table-cell office:value-type="float" office:value="167716" calcext:value-type="float">
            <text:p>167716</text:p>
          </table:table-cell>
        </table:table-row>
        <table:table-row table:style-name="ro1">
          <table:table-cell office:value-type="date" office:date-value="2018-06-01" calcext:value-type="date">
            <text:p>1. Jun. 2018</text:p>
          </table:table-cell>
          <table:table-cell office:value-type="float" office:value="9537" calcext:value-type="float">
            <text:p>9537</text:p>
          </table:table-cell>
          <table:table-cell office:value-type="float" office:value="9569" calcext:value-type="float">
            <text:p>9569</text:p>
          </table:table-cell>
          <table:table-cell office:value-type="float" office:value="9237" calcext:value-type="float">
            <text:p>9237</text:p>
          </table:table-cell>
          <table:table-cell table:number-columns-repeated="2" office:value-type="float" office:value="9239" calcext:value-type="float">
            <text:p>9239</text:p>
          </table:table-cell>
          <table:table-cell office:value-type="float" office:value="195924" calcext:value-type="float">
            <text:p>195924</text:p>
          </table:table-cell>
        </table:table-row>
        <table:table-row table:style-name="ro1">
          <table:table-cell office:value-type="date" office:date-value="2018-07-01" calcext:value-type="date">
            <text:p>1. Jul. 2018</text:p>
          </table:table-cell>
          <table:table-cell office:value-type="float" office:value="9241" calcext:value-type="float">
            <text:p>9241</text:p>
          </table:table-cell>
          <table:table-cell office:value-type="float" office:value="9324" calcext:value-type="float">
            <text:p>9324</text:p>
          </table:table-cell>
          <table:table-cell office:value-type="float" office:value="9012" calcext:value-type="float">
            <text:p>9012</text:p>
          </table:table-cell>
          <table:table-cell table:number-columns-repeated="2" office:value-type="float" office:value="9084.5" calcext:value-type="float">
            <text:p>9084.5</text:p>
          </table:table-cell>
          <table:table-cell office:value-type="float" office:value="248743" calcext:value-type="float">
            <text:p>248743</text:p>
          </table:table-cell>
        </table:table-row>
        <table:table-row table:style-name="ro1">
          <table:table-cell office:value-type="date" office:date-value="2018-08-01" calcext:value-type="date">
            <text:p>1. Aug. 2018</text:p>
          </table:table-cell>
          <table:table-cell office:value-type="float" office:value="9068" calcext:value-type="float">
            <text:p>9068</text:p>
          </table:table-cell>
          <table:table-cell office:value-type="float" office:value="9290" calcext:value-type="float">
            <text:p>9290</text:p>
          </table:table-cell>
          <table:table-cell office:value-type="float" office:value="8966" calcext:value-type="float">
            <text:p>8966</text:p>
          </table:table-cell>
          <table:table-cell table:number-columns-repeated="2" office:value-type="float" office:value="9012.5" calcext:value-type="float">
            <text:p>9012.5</text:p>
          </table:table-cell>
          <table:table-cell office:value-type="float" office:value="310687" calcext:value-type="float">
            <text:p>310687</text:p>
          </table:table-cell>
        </table:table-row>
        <table:table-row table:style-name="ro1">
          <table:table-cell office:value-type="date" office:date-value="2018-09-01" calcext:value-type="date">
            <text:p>1. Sep. 2018</text:p>
          </table:table-cell>
          <table:table-cell office:value-type="float" office:value="9075" calcext:value-type="float">
            <text:p>9075</text:p>
          </table:table-cell>
          <table:table-cell office:value-type="float" office:value="9087" calcext:value-type="float">
            <text:p>9087</text:p>
          </table:table-cell>
          <table:table-cell office:value-type="float" office:value="8789" calcext:value-type="float">
            <text:p>8789</text:p>
          </table:table-cell>
          <table:table-cell table:number-columns-repeated="2" office:value-type="float" office:value="8899.5" calcext:value-type="float">
            <text:p>8899.5</text:p>
          </table:table-cell>
          <table:table-cell office:value-type="float" office:value="301197" calcext:value-type="float">
            <text:p>301197</text:p>
          </table:table-cell>
        </table:table-row>
        <table:table-row table:style-name="ro1">
          <table:table-cell office:value-type="date" office:date-value="2018-10-01" calcext:value-type="date">
            <text:p>1. Oct. 2018</text:p>
          </table:table-cell>
          <table:table-cell office:value-type="float" office:value="8869" calcext:value-type="float">
            <text:p>8869</text:p>
          </table:table-cell>
          <table:table-cell office:value-type="float" office:value="9432" calcext:value-type="float">
            <text:p>9432</text:p>
          </table:table-cell>
          <table:table-cell office:value-type="float" office:value="8757" calcext:value-type="float">
            <text:p>8757</text:p>
          </table:table-cell>
          <table:table-cell table:number-columns-repeated="2" office:value-type="float" office:value="9272" calcext:value-type="float">
            <text:p>9272</text:p>
          </table:table-cell>
          <table:table-cell office:value-type="float" office:value="317062" calcext:value-type="float">
            <text:p>317062</text:p>
          </table:table-cell>
        </table:table-row>
        <table:table-row table:style-name="ro1">
          <table:table-cell office:value-type="date" office:date-value="2018-11-01" calcext:value-type="date">
            <text:p>1. Nov. 2018</text:p>
          </table:table-cell>
          <table:table-cell office:value-type="float" office:value="9255" calcext:value-type="float">
            <text:p>9255</text:p>
          </table:table-cell>
          <table:table-cell office:value-type="float" office:value="9359" calcext:value-type="float">
            <text:p>9359</text:p>
          </table:table-cell>
          <table:table-cell office:value-type="float" office:value="8985" calcext:value-type="float">
            <text:p>8985</text:p>
          </table:table-cell>
          <table:table-cell table:number-columns-repeated="2" office:value-type="float" office:value="9298.5" calcext:value-type="float">
            <text:p>9298.5</text:p>
          </table:table-cell>
          <table:table-cell office:value-type="float" office:value="266922" calcext:value-type="float">
            <text:p>266922</text:p>
          </table:table-cell>
        </table:table-row>
        <table:table-row table:style-name="ro1">
          <table:table-cell office:value-type="date" office:date-value="2018-12-01" calcext:value-type="date">
            <text:p>1. Dec. 2018</text:p>
          </table:table-cell>
          <table:table-cell office:value-type="float" office:value="9402" calcext:value-type="float">
            <text:p>9402</text:p>
          </table:table-cell>
          <table:table-cell office:value-type="float" office:value="9844" calcext:value-type="float">
            <text:p>9844</text:p>
          </table:table-cell>
          <table:table-cell office:value-type="float" office:value="9365" calcext:value-type="float">
            <text:p>9365</text:p>
          </table:table-cell>
          <table:table-cell table:number-columns-repeated="2" office:value-type="float" office:value="9767.5" calcext:value-type="float">
            <text:p>9767.5</text:p>
          </table:table-cell>
          <table:table-cell office:value-type="float" office:value="207264" calcext:value-type="float">
            <text:p>207264</text:p>
          </table:table-cell>
        </table:table-row>
        <table:table-row table:style-name="ro1">
          <table:table-cell office:value-type="date" office:date-value="2019-01-01" calcext:value-type="date">
            <text:p>1. Jan. 2019</text:p>
          </table:table-cell>
          <table:table-cell office:value-type="float" office:value="9767.5" calcext:value-type="float">
            <text:p>9767.5</text:p>
          </table:table-cell>
          <table:table-cell office:value-type="float" office:value="9994" calcext:value-type="float">
            <text:p>9994</text:p>
          </table:table-cell>
          <table:table-cell office:value-type="float" office:value="9468" calcext:value-type="float">
            <text:p>9468</text:p>
          </table:table-cell>
          <table:table-cell table:number-columns-repeated="2" office:value-type="float" office:value="9783.5" calcext:value-type="float">
            <text:p>9783.5</text:p>
          </table:table-cell>
          <table:table-cell office:value-type="float" office:value="191331" calcext:value-type="float">
            <text:p>191331</text:p>
          </table:table-cell>
        </table:table-row>
        <table:table-row table:style-name="ro1">
          <table:table-cell office:value-type="date" office:date-value="2019-02-01" calcext:value-type="date">
            <text:p>1. Feb. 2019</text:p>
          </table:table-cell>
          <table:table-cell office:value-type="float" office:value="9791" calcext:value-type="float">
            <text:p>9791</text:p>
          </table:table-cell>
          <table:table-cell office:value-type="float" office:value="10048" calcext:value-type="float">
            <text:p>10048</text:p>
          </table:table-cell>
          <table:table-cell office:value-type="float" office:value="9626" calcext:value-type="float">
            <text:p>9626</text:p>
          </table:table-cell>
          <table:table-cell table:number-columns-repeated="2" office:value-type="float" office:value="9618" calcext:value-type="float">
            <text:p>9618</text:p>
          </table:table-cell>
          <table:table-cell office:value-type="float" office:value="125903" calcext:value-type="float">
            <text:p>125903</text:p>
          </table:table-cell>
        </table:table-row>
        <table:table-row table:style-name="ro1">
          <table:table-cell office:value-type="date" office:date-value="2019-03-01" calcext:value-type="date">
            <text:p>1. Mar. 2019</text:p>
          </table:table-cell>
          <table:table-cell office:value-type="float" office:value="9604" calcext:value-type="float">
            <text:p>9604</text:p>
          </table:table-cell>
          <table:table-cell office:value-type="float" office:value="9756" calcext:value-type="float">
            <text:p>9756</text:p>
          </table:table-cell>
          <table:table-cell office:value-type="float" office:value="9458" calcext:value-type="float">
            <text:p>9458</text:p>
          </table:table-cell>
          <table:table-cell table:number-columns-repeated="2" office:value-type="float" office:value="9669" calcext:value-type="float">
            <text:p>9669</text:p>
          </table:table-cell>
          <table:table-cell office:value-type="float" office:value="255168" calcext:value-type="float">
            <text:p>255168</text:p>
          </table:table-cell>
        </table:table-row>
        <table:table-row table:style-name="ro1">
          <table:table-cell office:value-type="date" office:date-value="2019-04-01" calcext:value-type="date">
            <text:p>1. Apr. 2019</text:p>
          </table:table-cell>
          <table:table-cell office:value-type="float" office:value="9586" calcext:value-type="float">
            <text:p>9586</text:p>
          </table:table-cell>
          <table:table-cell office:value-type="float" office:value="9732" calcext:value-type="float">
            <text:p>9732</text:p>
          </table:table-cell>
          <table:table-cell office:value-type="float" office:value="9476" calcext:value-type="float">
            <text:p>9476</text:p>
          </table:table-cell>
          <table:table-cell table:number-columns-repeated="2" office:value-type="float" office:value="9578.5" calcext:value-type="float">
            <text:p>9578.5</text:p>
          </table:table-cell>
          <table:table-cell office:value-type="float" office:value="353878" calcext:value-type="float">
            <text:p>353878</text:p>
          </table:table-cell>
        </table:table-row>
        <table:table-row table:style-name="ro1">
          <table:table-cell office:value-type="date" office:date-value="2019-05-01" calcext:value-type="date">
            <text:p>1. May. 2019</text:p>
          </table:table-cell>
          <table:table-cell office:value-type="float" office:value="9533" calcext:value-type="float">
            <text:p>9533</text:p>
          </table:table-cell>
          <table:table-cell office:value-type="float" office:value="10043" calcext:value-type="float">
            <text:p>10043</text:p>
          </table:table-cell>
          <table:table-cell office:value-type="float" office:value="9450" calcext:value-type="float">
            <text:p>9450</text:p>
          </table:table-cell>
          <table:table-cell table:number-columns-repeated="2" office:value-type="float" office:value="10016" calcext:value-type="float">
            <text:p>10016</text:p>
          </table:table-cell>
          <table:table-cell office:value-type="float" office:value="406711" calcext:value-type="float">
            <text:p>406711</text:p>
          </table:table-cell>
        </table:table-row>
        <table:table-row table:style-name="ro1">
          <table:table-cell office:value-type="date" office:date-value="2019-06-01" calcext:value-type="date">
            <text:p>1. Jun. 2019</text:p>
          </table:table-cell>
          <table:table-cell office:value-type="float" office:value="10074" calcext:value-type="float">
            <text:p>10074</text:p>
          </table:table-cell>
          <table:table-cell office:value-type="float" office:value="10952" calcext:value-type="float">
            <text:p>10952</text:p>
          </table:table-cell>
          <table:table-cell office:value-type="float" office:value="10074" calcext:value-type="float">
            <text:p>10074</text:p>
          </table:table-cell>
          <table:table-cell table:number-columns-repeated="2" office:value-type="float" office:value="10786.5" calcext:value-type="float">
            <text:p>10786.5</text:p>
          </table:table-cell>
          <table:table-cell office:value-type="float" office:value="731506" calcext:value-type="float">
            <text:p>731506</text:p>
          </table:table-cell>
        </table:table-row>
        <table:table-row table:style-name="ro1">
          <table:table-cell office:value-type="date" office:date-value="2019-07-01" calcext:value-type="date">
            <text:p>1. Jul. 2019</text:p>
          </table:table-cell>
          <table:table-cell office:value-type="float" office:value="10607" calcext:value-type="float">
            <text:p>10607</text:p>
          </table:table-cell>
          <table:table-cell office:value-type="float" office:value="11459" calcext:value-type="float">
            <text:p>11459</text:p>
          </table:table-cell>
          <table:table-cell office:value-type="float" office:value="10600" calcext:value-type="float">
            <text:p>10600</text:p>
          </table:table-cell>
          <table:table-cell table:number-columns-repeated="2" office:value-type="float" office:value="11351" calcext:value-type="float">
            <text:p>11351</text:p>
          </table:table-cell>
          <table:table-cell office:value-type="float" office:value="600715" calcext:value-type="float">
            <text:p>600715</text:p>
          </table:table-cell>
        </table:table-row>
        <table:table-row table:style-name="ro1">
          <table:table-cell office:value-type="date" office:date-value="2019-08-01" calcext:value-type="date">
            <text:p>1. Aug. 2019</text:p>
          </table:table-cell>
          <table:table-cell office:value-type="float" office:value="11209" calcext:value-type="float">
            <text:p>11209</text:p>
          </table:table-cell>
          <table:table-cell office:value-type="float" office:value="12349" calcext:value-type="float">
            <text:p>12349</text:p>
          </table:table-cell>
          <table:table-cell office:value-type="float" office:value="11209" calcext:value-type="float">
            <text:p>11209</text:p>
          </table:table-cell>
          <table:table-cell table:number-columns-repeated="2" office:value-type="float" office:value="12197.5" calcext:value-type="float">
            <text:p>12197.5</text:p>
          </table:table-cell>
          <table:table-cell office:value-type="float" office:value="701252" calcext:value-type="float">
            <text:p>701252</text:p>
          </table:table-cell>
        </table:table-row>
        <table:table-row table:style-name="ro1">
          <table:table-cell office:value-type="date" office:date-value="2019-09-01" calcext:value-type="date">
            <text:p>1. Sep. 2019</text:p>
          </table:table-cell>
          <table:table-cell office:value-type="float" office:value="12165" calcext:value-type="float">
            <text:p>12165</text:p>
          </table:table-cell>
          <table:table-cell office:value-type="float" office:value="12449.990234" calcext:value-type="float">
            <text:p>12449.990234</text:p>
          </table:table-cell>
          <table:table-cell office:value-type="float" office:value="11607" calcext:value-type="float">
            <text:p>11607</text:p>
          </table:table-cell>
          <table:table-cell table:number-columns-repeated="2" office:value-type="float" office:value="11608.5" calcext:value-type="float">
            <text:p>11608.5</text:p>
          </table:table-cell>
          <table:table-cell office:value-type="float" office:value="435234" calcext:value-type="float">
            <text:p>435234</text:p>
          </table:table-cell>
        </table:table-row>
        <table:table-row table:style-name="ro1">
          <table:table-cell office:value-type="date" office:date-value="2019-10-01" calcext:value-type="date">
            <text:p>1. Oct. 2019</text:p>
          </table:table-cell>
          <table:table-cell office:value-type="float" office:value="11578" calcext:value-type="float">
            <text:p>11578</text:p>
          </table:table-cell>
          <table:table-cell office:value-type="float" office:value="12007.109375" calcext:value-type="float">
            <text:p>12007.109375</text:p>
          </table:table-cell>
          <table:table-cell office:value-type="float" office:value="11099" calcext:value-type="float">
            <text:p>11099</text:p>
          </table:table-cell>
          <table:table-cell table:number-columns-repeated="2" office:value-type="float" office:value="11347.5" calcext:value-type="float">
            <text:p>11347.5</text:p>
          </table:table-cell>
          <table:table-cell office:value-type="float" office:value="422593" calcext:value-type="float">
            <text:p>422593</text:p>
          </table:table-cell>
        </table:table-row>
        <table:table-row table:style-name="ro1">
          <table:table-cell office:value-type="date" office:date-value="2019-11-01" calcext:value-type="date">
            <text:p>1. Nov. 2019</text:p>
          </table:table-cell>
          <table:table-cell office:value-type="float" office:value="11326" calcext:value-type="float">
            <text:p>11326</text:p>
          </table:table-cell>
          <table:table-cell office:value-type="float" office:value="11374" calcext:value-type="float">
            <text:p>11374</text:p>
          </table:table-cell>
          <table:table-cell office:value-type="float" office:value="10910" calcext:value-type="float">
            <text:p>10910</text:p>
          </table:table-cell>
          <table:table-cell table:number-columns-repeated="2" office:value-type="float" office:value="10981.5" calcext:value-type="float">
            <text:p>10981.5</text:p>
          </table:table-cell>
          <table:table-cell office:value-type="float" office:value="239528" calcext:value-type="float">
            <text:p>239528</text:p>
          </table:table-cell>
        </table:table-row>
        <table:table-row table:style-name="ro1">
          <table:table-cell office:value-type="date" office:date-value="2019-12-01" calcext:value-type="date">
            <text:p>1. Dec. 2019</text:p>
          </table:table-cell>
          <table:table-cell office:value-type="float" office:value="10946" calcext:value-type="float">
            <text:p>10946</text:p>
          </table:table-cell>
          <table:table-cell office:value-type="float" office:value="11282" calcext:value-type="float">
            <text:p>11282</text:p>
          </table:table-cell>
          <table:table-cell office:value-type="float" office:value="10630.200195" calcext:value-type="float">
            <text:p>10630.200195</text:p>
          </table:table-cell>
          <table:table-cell table:number-columns-repeated="2" office:value-type="float" office:value="11198" calcext:value-type="float">
            <text:p>11198</text:p>
          </table:table-cell>
          <table:table-cell office:value-type="float" office:value="243074" calcext:value-type="float">
            <text:p>243074</text:p>
          </table:table-cell>
        </table:table-row>
        <table:table-row table:style-name="ro1">
          <table:table-cell office:value-type="date" office:date-value="2020-01-01" calcext:value-type="date">
            <text:p>1. Jan. 2020</text:p>
          </table:table-cell>
          <table:table-cell office:value-type="float" office:value="11198" calcext:value-type="float">
            <text:p>11198</text:p>
          </table:table-cell>
          <table:table-cell office:value-type="float" office:value="11830" calcext:value-type="float">
            <text:p>11830</text:p>
          </table:table-cell>
          <table:table-cell office:value-type="float" office:value="11156" calcext:value-type="float">
            <text:p>11156</text:p>
          </table:table-cell>
          <table:table-cell table:number-columns-repeated="2" office:value-type="float" office:value="11684.5" calcext:value-type="float">
            <text:p>11684.5</text:p>
          </table:table-cell>
          <table:table-cell office:value-type="float" office:value="609395" calcext:value-type="float">
            <text:p>609395</text:p>
          </table:table-cell>
        </table:table-row>
        <table:table-row table:style-name="ro1">
          <table:table-cell office:value-type="date" office:date-value="2020-02-01" calcext:value-type="date">
            <text:p>1. Feb. 2020</text:p>
          </table:table-cell>
          <table:table-cell office:value-type="float" office:value="11632" calcext:value-type="float">
            <text:p>11632</text:p>
          </table:table-cell>
          <table:table-cell office:value-type="float" office:value="11854" calcext:value-type="float">
            <text:p>11854</text:p>
          </table:table-cell>
          <table:table-cell office:value-type="float" office:value="118.089996" calcext:value-type="float">
            <text:p>118.089996</text:p>
          </table:table-cell>
          <table:table-cell table:number-columns-repeated="2" office:value-type="float" office:value="120.589996" calcext:value-type="float">
            <text:p>120.589996</text:p>
          </table:table-cell>
          <table:table-cell office:value-type="float" office:value="708501" calcext:value-type="float">
            <text:p>708501</text:p>
          </table:table-cell>
        </table:table-row>
        <table:table-row table:style-name="ro1">
          <table:table-cell office:value-type="date" office:date-value="2020-03-01" calcext:value-type="date">
            <text:p>1. Mar. 2020</text:p>
          </table:table-cell>
          <table:table-cell office:value-type="float" office:value="121.07" calcext:value-type="float">
            <text:p>121.07</text:p>
          </table:table-cell>
          <table:table-cell office:value-type="float" office:value="135" calcext:value-type="float">
            <text:p>135</text:p>
          </table:table-cell>
          <table:table-cell office:value-type="float" office:value="114.665001" calcext:value-type="float">
            <text:p>114.665001</text:p>
          </table:table-cell>
          <table:table-cell table:number-columns-repeated="2" office:value-type="float" office:value="125.635002" calcext:value-type="float">
            <text:p>125.635002</text:p>
          </table:table-cell>
          <table:table-cell office:value-type="float" office:value="1866469" calcext:value-type="float">
            <text:p>1866469</text:p>
          </table:table-cell>
        </table:table-row>
        <table:table-row table:style-name="ro1">
          <table:table-cell office:value-type="date" office:date-value="2020-04-01" calcext:value-type="date">
            <text:p>1. Apr. 2020</text:p>
          </table:table-cell>
          <table:table-cell office:value-type="float" office:value="124.889999" calcext:value-type="float">
            <text:p>124.889999</text:p>
          </table:table-cell>
          <table:table-cell office:value-type="float" office:value="136.589996" calcext:value-type="float">
            <text:p>136.589996</text:p>
          </table:table-cell>
          <table:table-cell office:value-type="float" office:value="123.199997" calcext:value-type="float">
            <text:p>123.199997</text:p>
          </table:table-cell>
          <table:table-cell table:number-columns-repeated="2" office:value-type="float" office:value="131.100006" calcext:value-type="float">
            <text:p>131.100006</text:p>
          </table:table-cell>
          <table:table-cell office:value-type="float" office:value="628297" calcext:value-type="float">
            <text:p>628297</text:p>
          </table:table-cell>
        </table:table-row>
        <table:table-row table:style-name="ro1">
          <table:table-cell office:value-type="date" office:date-value="2020-05-01" calcext:value-type="date">
            <text:p>1. May. 2020</text:p>
          </table:table-cell>
          <table:table-cell office:value-type="float" office:value="129.509995" calcext:value-type="float">
            <text:p>129.509995</text:p>
          </table:table-cell>
          <table:table-cell office:value-type="float" office:value="141.559998" calcext:value-type="float">
            <text:p>141.559998</text:p>
          </table:table-cell>
          <table:table-cell office:value-type="float" office:value="129.029999" calcext:value-type="float">
            <text:p>129.029999</text:p>
          </table:table-cell>
          <table:table-cell table:number-columns-repeated="2" office:value-type="float" office:value="136.029999" calcext:value-type="float">
            <text:p>136.029999</text:p>
          </table:table-cell>
          <table:table-cell office:value-type="float" office:value="568416" calcext:value-type="float">
            <text:p>568416</text:p>
          </table:table-cell>
        </table:table-row>
        <table:table-row table:style-name="ro1">
          <table:table-cell office:value-type="date" office:date-value="2020-06-01" calcext:value-type="date">
            <text:p>1. Jun. 2020</text:p>
          </table:table-cell>
          <table:table-cell office:value-type="float" office:value="136.369995" calcext:value-type="float">
            <text:p>136.369995</text:p>
          </table:table-cell>
          <table:table-cell office:value-type="float" office:value="140.350006" calcext:value-type="float">
            <text:p>140.350006</text:p>
          </table:table-cell>
          <table:table-cell office:value-type="float" office:value="127.298737" calcext:value-type="float">
            <text:p>127.298737</text:p>
          </table:table-cell>
          <table:table-cell table:number-columns-repeated="2" office:value-type="float" office:value="139.649994" calcext:value-type="float">
            <text:p>139.649994</text:p>
          </table:table-cell>
          <table:table-cell office:value-type="float" office:value="597223" calcext:value-type="float">
            <text:p>597223</text:p>
          </table:table-cell>
        </table:table-row>
        <table:table-row table:style-name="ro1">
          <table:table-cell office:value-type="date" office:date-value="2020-07-01" calcext:value-type="date">
            <text:p>1. Jul. 2020</text:p>
          </table:table-cell>
          <table:table-cell office:value-type="float" office:value="139.75" calcext:value-type="float">
            <text:p>139.75</text:p>
          </table:table-cell>
          <table:table-cell office:value-type="float" office:value="146.960007" calcext:value-type="float">
            <text:p>146.960007</text:p>
          </table:table-cell>
          <table:table-cell office:value-type="float" office:value="136.490601" calcext:value-type="float">
            <text:p>136.490601</text:p>
          </table:table-cell>
          <table:table-cell table:number-columns-repeated="2" office:value-type="float" office:value="145.664993" calcext:value-type="float">
            <text:p>145.664993</text:p>
          </table:table-cell>
          <table:table-cell office:value-type="float" office:value="521434" calcext:value-type="float">
            <text:p>521434</text:p>
          </table:table-cell>
        </table:table-row>
        <table:table-row table:style-name="ro1">
          <table:table-cell office:value-type="date" office:date-value="2020-08-01" calcext:value-type="date">
            <text:p>1. Aug. 2020</text:p>
          </table:table-cell>
          <table:table-cell office:value-type="float" office:value="146.410004" calcext:value-type="float">
            <text:p>146.410004</text:p>
          </table:table-cell>
          <table:table-cell office:value-type="float" office:value="152.814499" calcext:value-type="float">
            <text:p>152.814499</text:p>
          </table:table-cell>
          <table:table-cell office:value-type="float" office:value="140.118393" calcext:value-type="float">
            <text:p>140.118393</text:p>
          </table:table-cell>
          <table:table-cell table:number-columns-repeated="2" office:value-type="float" office:value="142.899994" calcext:value-type="float">
            <text:p>142.899994</text:p>
          </table:table-cell>
          <table:table-cell office:value-type="float" office:value="386431" calcext:value-type="float">
            <text:p>386431</text:p>
          </table:table-cell>
        </table:table-row>
        <table:table-row table:style-name="ro1">
          <table:table-cell office:value-type="date" office:date-value="2020-09-01" calcext:value-type="date">
            <text:p>1. Sep. 2020</text:p>
          </table:table-cell>
          <table:table-cell office:value-type="float" office:value="143.839996" calcext:value-type="float">
            <text:p>143.839996</text:p>
          </table:table-cell>
          <table:table-cell office:value-type="float" office:value="148.174347" calcext:value-type="float">
            <text:p>148.174347</text:p>
          </table:table-cell>
          <table:table-cell office:value-type="float" office:value="139.456207" calcext:value-type="float">
            <text:p>139.456207</text:p>
          </table:table-cell>
          <table:table-cell table:number-columns-repeated="2" office:value-type="float" office:value="142.460007" calcext:value-type="float">
            <text:p>142.460007</text:p>
          </table:table-cell>
          <table:table-cell office:value-type="float" office:value="340171" calcext:value-type="float">
            <text:p>340171</text:p>
          </table:table-cell>
        </table:table-row>
        <table:table-row table:style-name="ro1">
          <table:table-cell office:value-type="date" office:date-value="2020-10-01" calcext:value-type="date">
            <text:p>1. Oct. 2020</text:p>
          </table:table-cell>
          <table:table-cell office:value-type="float" office:value="142.149994" calcext:value-type="float">
            <text:p>142.149994</text:p>
          </table:table-cell>
          <table:table-cell office:value-type="float" office:value="163.982346" calcext:value-type="float">
            <text:p>163.982346</text:p>
          </table:table-cell>
          <table:table-cell office:value-type="float" office:value="139.389999" calcext:value-type="float">
            <text:p>139.389999</text:p>
          </table:table-cell>
          <table:table-cell table:number-columns-repeated="2" office:value-type="float" office:value="140.815002" calcext:value-type="float">
            <text:p>140.815002</text:p>
          </table:table-cell>
          <table:table-cell office:value-type="float" office:value="508640" calcext:value-type="float">
            <text:p>508640</text:p>
          </table:table-cell>
        </table:table-row>
        <table:table-row table:style-name="ro1">
          <table:table-cell office:value-type="date" office:date-value="2020-11-01" calcext:value-type="date">
            <text:p>1. Nov. 2020</text:p>
          </table:table-cell>
          <table:table-cell office:value-type="float" office:value="141.449997" calcext:value-type="float">
            <text:p>141.449997</text:p>
          </table:table-cell>
          <table:table-cell office:value-type="float" office:value="144.559998" calcext:value-type="float">
            <text:p>144.559998</text:p>
          </table:table-cell>
          <table:table-cell office:value-type="float" office:value="128.190002" calcext:value-type="float">
            <text:p>128.190002</text:p>
          </table:table-cell>
          <table:table-cell table:number-columns-repeated="2" office:value-type="float" office:value="129.235001" calcext:value-type="float">
            <text:p>129.235001</text:p>
          </table:table-cell>
          <table:table-cell office:value-type="float" office:value="772661" calcext:value-type="float">
            <text:p>772661</text:p>
          </table:table-cell>
        </table:table-row>
        <table:table-row table:style-name="ro1">
          <table:table-cell office:value-type="date" office:date-value="2020-12-01" calcext:value-type="date">
            <text:p>1. Dec. 2020</text:p>
          </table:table-cell>
          <table:table-cell office:value-type="float" office:value="129.660004" calcext:value-type="float">
            <text:p>129.660004</text:p>
          </table:table-cell>
          <table:table-cell office:value-type="float" office:value="138.729996" calcext:value-type="float">
            <text:p>138.729996</text:p>
          </table:table-cell>
          <table:table-cell office:value-type="float" office:value="129.509995" calcext:value-type="float">
            <text:p>129.509995</text:p>
          </table:table-cell>
          <table:table-cell table:number-columns-repeated="2" office:value-type="float" office:value="134.365005" calcext:value-type="float">
            <text:p>134.365005</text:p>
          </table:table-cell>
          <table:table-cell office:value-type="float" office:value="598498" calcext:value-type="float">
            <text:p>598498</text:p>
          </table:table-cell>
        </table:table-row>
        <table:table-row table:style-name="ro1">
          <table:table-cell office:value-type="date" office:date-value="2021-01-01" calcext:value-type="date">
            <text:p>1. Jan. 2021</text:p>
          </table:table-cell>
          <table:table-cell office:value-type="float" office:value="134.365005" calcext:value-type="float">
            <text:p>134.365005</text:p>
          </table:table-cell>
          <table:table-cell office:value-type="float" office:value="139.339996" calcext:value-type="float">
            <text:p>139.339996</text:p>
          </table:table-cell>
          <table:table-cell office:value-type="float" office:value="123.139877" calcext:value-type="float">
            <text:p>123.139877</text:p>
          </table:table-cell>
          <table:table-cell table:number-columns-repeated="2" office:value-type="float" office:value="131.130005" calcext:value-type="float">
            <text:p>131.130005</text:p>
          </table:table-cell>
          <table:table-cell office:value-type="float" office:value="343521" calcext:value-type="float">
            <text:p>343521</text:p>
          </table:table-cell>
        </table:table-row>
        <table:table-row table:style-name="ro1">
          <table:table-cell office:value-type="date" office:date-value="2021-02-01" calcext:value-type="date">
            <text:p>1. Feb. 2021</text:p>
          </table:table-cell>
          <table:table-cell office:value-type="float" office:value="131.210007" calcext:value-type="float">
            <text:p>131.210007</text:p>
          </table:table-cell>
          <table:table-cell office:value-type="float" office:value="132.220001" calcext:value-type="float">
            <text:p>132.220001</text:p>
          </table:table-cell>
          <table:table-cell office:value-type="float" office:value="119.502769" calcext:value-type="float">
            <text:p>119.502769</text:p>
          </table:table-cell>
          <table:table-cell table:number-columns-repeated="2" office:value-type="float" office:value="119.794998" calcext:value-type="float">
            <text:p>119.794998</text:p>
          </table:table-cell>
          <table:table-cell office:value-type="float" office:value="596778" calcext:value-type="float">
            <text:p>596778</text:p>
          </table:table-cell>
        </table:table-row>
        <table:table-row table:style-name="ro1">
          <table:table-cell office:value-type="date" office:date-value="2021-03-01" calcext:value-type="date">
            <text:p>1. Mar. 2021</text:p>
          </table:table-cell>
          <table:table-cell office:value-type="float" office:value="121.650002" calcext:value-type="float">
            <text:p>121.650002</text:p>
          </table:table-cell>
          <table:table-cell office:value-type="float" office:value="121.760002" calcext:value-type="float">
            <text:p>121.760002</text:p>
          </table:table-cell>
          <table:table-cell office:value-type="float" office:value="117.730003" calcext:value-type="float">
            <text:p>117.730003</text:p>
          </table:table-cell>
          <table:table-cell table:number-columns-repeated="2" office:value-type="float" office:value="119.285004" calcext:value-type="float">
            <text:p>119.285004</text:p>
          </table:table-cell>
          <table:table-cell office:value-type="float" office:value="284474" calcext:value-type="float">
            <text:p>284474</text:p>
          </table:table-cell>
        </table:table-row>
        <table:table-row table:style-name="ro1">
          <table:table-cell office:value-type="date" office:date-value="2021-03-19" calcext:value-type="date">
            <text:p>19. Mar. 2021</text:p>
          </table:table-cell>
          <table:table-cell office:value-type="float" office:value="168.639999" calcext:value-type="float">
            <text:p>168.639999</text:p>
          </table:table-cell>
          <table:table-cell office:value-type="float" office:value="168.960007" calcext:value-type="float">
            <text:p>168.960007</text:p>
          </table:table-cell>
          <table:table-cell office:value-type="float" office:value="167.940002" calcext:value-type="float">
            <text:p>167.940002</text:p>
          </table:table-cell>
          <table:table-cell table:number-columns-repeated="2" office:value-type="float" office:value="168.5" calcext:value-type="float">
            <text:p>168.5</text:p>
          </table:table-cell>
          <table:table-cell office:value-type="float" office:value="96097" calcext:value-type="float">
            <text:p>96097</text:p>
          </table:table-cell>
        </table:table-row>
        <table:table-row table:style-name="ro1" table:number-rows-repeated="104843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SDCHF" table:style-name="ta1">
        <table:table-column table:style-name="co12" table:default-cell-style-name="ce2"/>
        <table:table-column table:style-name="co13" table:number-columns-repeated="4" table:default-cell-style-name="Default"/>
        <table:table-column table:style-name="co14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USD/CH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ange %</text:p>
          </table:table-cell>
        </table:table-row>
        <table:table-row table:style-name="ro1">
          <table:table-cell office:value-type="date" office:date-value="2000-01-01" calcext:value-type="date">
            <text:p>1. Jan. 2000</text:p>
          </table:table-cell>
          <table:table-cell office:value-type="float" office:value="1.6563" calcext:value-type="float">
            <text:p>1.6563</text:p>
          </table:table-cell>
          <table:table-cell office:value-type="float" office:value="1.592" calcext:value-type="float">
            <text:p>1.592</text:p>
          </table:table-cell>
          <table:table-cell office:value-type="float" office:value="1.6633" calcext:value-type="float">
            <text:p>1.6633</text:p>
          </table:table-cell>
          <table:table-cell office:value-type="float" office:value="1.5419" calcext:value-type="float">
            <text:p>1.5419</text:p>
          </table:table-cell>
          <table:table-cell table:style-name="ce4" office:value-type="string" calcext:value-type="string">
            <text:p>4.12%</text:p>
          </table:table-cell>
        </table:table-row>
        <table:table-row table:style-name="ro1">
          <table:table-cell office:value-type="date" office:date-value="2000-02-01" calcext:value-type="date">
            <text:p>1. Feb. 2000</text:p>
          </table:table-cell>
          <table:table-cell office:value-type="float" office:value="1.6689" calcext:value-type="float">
            <text:p>1.6689</text:p>
          </table:table-cell>
          <table:table-cell office:value-type="float" office:value="1.6562" calcext:value-type="float">
            <text:p>1.6562</text:p>
          </table:table-cell>
          <table:table-cell office:value-type="float" office:value="1.6996" calcext:value-type="float">
            <text:p>1.6996</text:p>
          </table:table-cell>
          <table:table-cell office:value-type="float" office:value="1.5946" calcext:value-type="float">
            <text:p>1.5946</text:p>
          </table:table-cell>
          <table:table-cell table:style-name="ce4" office:value-type="string" calcext:value-type="string">
            <text:p>0.76%</text:p>
          </table:table-cell>
        </table:table-row>
        <table:table-row table:style-name="ro1">
          <table:table-cell office:value-type="date" office:date-value="2000-03-01" calcext:value-type="date">
            <text:p>1. Mar. 2000</text:p>
          </table:table-cell>
          <table:table-cell office:value-type="float" office:value="1.6629" calcext:value-type="float">
            <text:p>1.6629</text:p>
          </table:table-cell>
          <table:table-cell office:value-type="float" office:value="1.6684" calcext:value-type="float">
            <text:p>1.6684</text:p>
          </table:table-cell>
          <table:table-cell office:value-type="float" office:value="1.6871" calcext:value-type="float">
            <text:p>1.6871</text:p>
          </table:table-cell>
          <table:table-cell office:value-type="float" office:value="1.6205" calcext:value-type="float">
            <text:p>1.6205</text:p>
          </table:table-cell>
          <table:table-cell table:style-name="ce4" office:value-type="string" calcext:value-type="string">
            <text:p>-0.36%</text:p>
          </table:table-cell>
        </table:table-row>
        <table:table-row table:style-name="ro1">
          <table:table-cell office:value-type="date" office:date-value="2000-04-01" calcext:value-type="date">
            <text:p>1. Apr. 2000</text:p>
          </table:table-cell>
          <table:table-cell office:value-type="float" office:value="1.7227" calcext:value-type="float">
            <text:p>1.7227</text:p>
          </table:table-cell>
          <table:table-cell office:value-type="float" office:value="1.6624" calcext:value-type="float">
            <text:p>1.6624</text:p>
          </table:table-cell>
          <table:table-cell office:value-type="float" office:value="1.7396" calcext:value-type="float">
            <text:p>1.7396</text:p>
          </table:table-cell>
          <table:table-cell office:value-type="float" office:value="1.6197" calcext:value-type="float">
            <text:p>1.6197</text:p>
          </table:table-cell>
          <table:table-cell table:style-name="ce4" office:value-type="string" calcext:value-type="string">
            <text:p>3.60%</text:p>
          </table:table-cell>
        </table:table-row>
        <table:table-row table:style-name="ro1">
          <table:table-cell office:value-type="date" office:date-value="2000-05-01" calcext:value-type="date">
            <text:p>1. May. 2000</text:p>
          </table:table-cell>
          <table:table-cell office:value-type="float" office:value="1.6824" calcext:value-type="float">
            <text:p>1.6824</text:p>
          </table:table-cell>
          <table:table-cell office:value-type="float" office:value="1.7183" calcext:value-type="float">
            <text:p>1.7183</text:p>
          </table:table-cell>
          <table:table-cell office:value-type="float" office:value="1.7547" calcext:value-type="float">
            <text:p>1.7547</text:p>
          </table:table-cell>
          <table:table-cell office:value-type="float" office:value="1.6698" calcext:value-type="float">
            <text:p>1.6698</text:p>
          </table:table-cell>
          <table:table-cell table:style-name="ce4" office:value-type="string" calcext:value-type="string">
            <text:p>-2.34%</text:p>
          </table:table-cell>
        </table:table-row>
        <table:table-row table:style-name="ro1">
          <table:table-cell office:value-type="date" office:date-value="2000-06-01" calcext:value-type="date">
            <text:p>1. Jun. 2000</text:p>
          </table:table-cell>
          <table:table-cell office:value-type="float" office:value="1.6344" calcext:value-type="float">
            <text:p>1.6344</text:p>
          </table:table-cell>
          <table:table-cell office:value-type="float" office:value="1.6823" calcext:value-type="float">
            <text:p>1.6823</text:p>
          </table:table-cell>
          <table:table-cell office:value-type="float" office:value="1.6937" calcext:value-type="float">
            <text:p>1.6937</text:p>
          </table:table-cell>
          <table:table-cell office:value-type="float" office:value="1.6102" calcext:value-type="float">
            <text:p>1.6102</text:p>
          </table:table-cell>
          <table:table-cell table:style-name="ce4" office:value-type="string" calcext:value-type="string">
            <text:p>-2.85%</text:p>
          </table:table-cell>
        </table:table-row>
        <table:table-row table:style-name="ro1">
          <table:table-cell office:value-type="date" office:date-value="2000-07-01" calcext:value-type="date">
            <text:p>1. Jul. 2000</text:p>
          </table:table-cell>
          <table:table-cell office:value-type="float" office:value="1.6703" calcext:value-type="float">
            <text:p>1.6703</text:p>
          </table:table-cell>
          <table:table-cell office:value-type="float" office:value="1.6355" calcext:value-type="float">
            <text:p>1.6355</text:p>
          </table:table-cell>
          <table:table-cell office:value-type="float" office:value="1.6869" calcext:value-type="float">
            <text:p>1.6869</text:p>
          </table:table-cell>
          <table:table-cell office:value-type="float" office:value="1.6188" calcext:value-type="float">
            <text:p>1.6188</text:p>
          </table:table-cell>
          <table:table-cell table:style-name="ce4" office:value-type="string" calcext:value-type="string">
            <text:p>2.20%</text:p>
          </table:table-cell>
        </table:table-row>
        <table:table-row table:style-name="ro1">
          <table:table-cell office:value-type="date" office:date-value="2000-08-01" calcext:value-type="date">
            <text:p>1. Aug. 2000</text:p>
          </table:table-cell>
          <table:table-cell office:value-type="float" office:value="1.7408" calcext:value-type="float">
            <text:p>1.7408</text:p>
          </table:table-cell>
          <table:table-cell office:value-type="float" office:value="1.6692" calcext:value-type="float">
            <text:p>1.6692</text:p>
          </table:table-cell>
          <table:table-cell office:value-type="float" office:value="1.7513" calcext:value-type="float">
            <text:p>1.7513</text:p>
          </table:table-cell>
          <table:table-cell office:value-type="float" office:value="1.6637" calcext:value-type="float">
            <text:p>1.6637</text:p>
          </table:table-cell>
          <table:table-cell table:style-name="ce4" office:value-type="string" calcext:value-type="string">
            <text:p>4.22%</text:p>
          </table:table-cell>
        </table:table-row>
        <table:table-row table:style-name="ro1">
          <table:table-cell office:value-type="date" office:date-value="2000-09-01" calcext:value-type="date">
            <text:p>1. Sep. 2000</text:p>
          </table:table-cell>
          <table:table-cell office:value-type="float" office:value="1.7247" calcext:value-type="float">
            <text:p>1.7247</text:p>
          </table:table-cell>
          <table:table-cell office:value-type="float" office:value="1.7399" calcext:value-type="float">
            <text:p>1.7399</text:p>
          </table:table-cell>
          <table:table-cell office:value-type="float" office:value="1.7936" calcext:value-type="float">
            <text:p>1.7936</text:p>
          </table:table-cell>
          <table:table-cell office:value-type="float" office:value="1.7148" calcext:value-type="float">
            <text:p>1.7148</text:p>
          </table:table-cell>
          <table:table-cell table:style-name="ce4" office:value-type="string" calcext:value-type="string">
            <text:p>-0.92%</text:p>
          </table:table-cell>
        </table:table-row>
        <table:table-row table:style-name="ro1">
          <table:table-cell office:value-type="date" office:date-value="2000-10-01" calcext:value-type="date">
            <text:p>1. Oct. 2000</text:p>
          </table:table-cell>
          <table:table-cell office:value-type="float" office:value="1.7966" calcext:value-type="float">
            <text:p>1.7966</text:p>
          </table:table-cell>
          <table:table-cell office:value-type="float" office:value="1.7238" calcext:value-type="float">
            <text:p>1.7238</text:p>
          </table:table-cell>
          <table:table-cell office:value-type="float" office:value="1.8309" calcext:value-type="float">
            <text:p>1.8309</text:p>
          </table:table-cell>
          <table:table-cell office:value-type="float" office:value="1.7207" calcext:value-type="float">
            <text:p>1.7207</text:p>
          </table:table-cell>
          <table:table-cell table:style-name="ce4" office:value-type="string" calcext:value-type="string">
            <text:p>4.17%</text:p>
          </table:table-cell>
        </table:table-row>
        <table:table-row table:style-name="ro1">
          <table:table-cell office:value-type="date" office:date-value="2000-11-01" calcext:value-type="date">
            <text:p>1. Nov. 2000</text:p>
          </table:table-cell>
          <table:table-cell office:value-type="float" office:value="1.7308" calcext:value-type="float">
            <text:p>1.7308</text:p>
          </table:table-cell>
          <table:table-cell office:value-type="float" office:value="1.7976" calcext:value-type="float">
            <text:p>1.7976</text:p>
          </table:table-cell>
          <table:table-cell office:value-type="float" office:value="1.818" calcext:value-type="float">
            <text:p>1.818</text:p>
          </table:table-cell>
          <table:table-cell office:value-type="float" office:value="1.726" calcext:value-type="float">
            <text:p>1.726</text:p>
          </table:table-cell>
          <table:table-cell table:style-name="ce4" office:value-type="string" calcext:value-type="string">
            <text:p>-3.66%</text:p>
          </table:table-cell>
        </table:table-row>
        <table:table-row table:style-name="ro1">
          <table:table-cell office:value-type="date" office:date-value="2000-12-01" calcext:value-type="date">
            <text:p>1. Dec. 2000</text:p>
          </table:table-cell>
          <table:table-cell office:value-type="float" office:value="1.6115" calcext:value-type="float">
            <text:p>1.6115</text:p>
          </table:table-cell>
          <table:table-cell office:value-type="float" office:value="1.7296" calcext:value-type="float">
            <text:p>1.7296</text:p>
          </table:table-cell>
          <table:table-cell office:value-type="float" office:value="1.738" calcext:value-type="float">
            <text:p>1.738</text:p>
          </table:table-cell>
          <table:table-cell office:value-type="float" office:value="1.609" calcext:value-type="float">
            <text:p>1.609</text:p>
          </table:table-cell>
          <table:table-cell table:style-name="ce4" office:value-type="string" calcext:value-type="string">
            <text:p>-6.89%</text:p>
          </table:table-cell>
        </table:table-row>
        <table:table-row table:style-name="ro1">
          <table:table-cell office:value-type="date" office:date-value="2001-01-01" calcext:value-type="date">
            <text:p>1. Jan. 2001</text:p>
          </table:table-cell>
          <table:table-cell office:value-type="float" office:value="1.6335" calcext:value-type="float">
            <text:p>1.6335</text:p>
          </table:table-cell>
          <table:table-cell office:value-type="float" office:value="1.6134" calcext:value-type="float">
            <text:p>1.6134</text:p>
          </table:table-cell>
          <table:table-cell office:value-type="float" office:value="1.6724" calcext:value-type="float">
            <text:p>1.6724</text:p>
          </table:table-cell>
          <table:table-cell office:value-type="float" office:value="1.5891" calcext:value-type="float">
            <text:p>1.5891</text:p>
          </table:table-cell>
          <table:table-cell table:style-name="ce4" office:value-type="string" calcext:value-type="string">
            <text:p>1.37%</text:p>
          </table:table-cell>
        </table:table-row>
        <table:table-row table:style-name="ro1">
          <table:table-cell office:value-type="date" office:date-value="2001-02-01" calcext:value-type="date">
            <text:p>1. Feb. 2001</text:p>
          </table:table-cell>
          <table:table-cell office:value-type="float" office:value="1.6699" calcext:value-type="float">
            <text:p>1.6699</text:p>
          </table:table-cell>
          <table:table-cell office:value-type="float" office:value="1.633" calcext:value-type="float">
            <text:p>1.633</text:p>
          </table:table-cell>
          <table:table-cell office:value-type="float" office:value="1.6995" calcext:value-type="float">
            <text:p>1.6995</text:p>
          </table:table-cell>
          <table:table-cell office:value-type="float" office:value="1.6242" calcext:value-type="float">
            <text:p>1.6242</text:p>
          </table:table-cell>
          <table:table-cell table:style-name="ce4" office:value-type="string" calcext:value-type="string">
            <text:p>2.23%</text:p>
          </table:table-cell>
        </table:table-row>
        <table:table-row table:style-name="ro1">
          <table:table-cell office:value-type="date" office:date-value="2001-03-01" calcext:value-type="date">
            <text:p>1. Mar. 2001</text:p>
          </table:table-cell>
          <table:table-cell office:value-type="float" office:value="1.743" calcext:value-type="float">
            <text:p>1.743</text:p>
          </table:table-cell>
          <table:table-cell office:value-type="float" office:value="1.6691" calcext:value-type="float">
            <text:p>1.6691</text:p>
          </table:table-cell>
          <table:table-cell office:value-type="float" office:value="1.7446" calcext:value-type="float">
            <text:p>1.7446</text:p>
          </table:table-cell>
          <table:table-cell office:value-type="float" office:value="1.6394" calcext:value-type="float">
            <text:p>1.6394</text:p>
          </table:table-cell>
          <table:table-cell table:style-name="ce4" office:value-type="string" calcext:value-type="string">
            <text:p>4.38%</text:p>
          </table:table-cell>
        </table:table-row>
        <table:table-row table:style-name="ro1">
          <table:table-cell office:value-type="date" office:date-value="2001-04-01" calcext:value-type="date">
            <text:p>1. Apr. 2001</text:p>
          </table:table-cell>
          <table:table-cell office:value-type="float" office:value="1.7315" calcext:value-type="float">
            <text:p>1.7315</text:p>
          </table:table-cell>
          <table:table-cell office:value-type="float" office:value="1.7454" calcext:value-type="float">
            <text:p>1.7454</text:p>
          </table:table-cell>
          <table:table-cell office:value-type="float" office:value="1.7596" calcext:value-type="float">
            <text:p>1.7596</text:p>
          </table:table-cell>
          <table:table-cell office:value-type="float" office:value="1.6835" calcext:value-type="float">
            <text:p>1.6835</text:p>
          </table:table-cell>
          <table:table-cell table:style-name="ce4" office:value-type="string" calcext:value-type="string">
            <text:p>-0.66%</text:p>
          </table:table-cell>
        </table:table-row>
        <table:table-row table:style-name="ro1">
          <table:table-cell office:value-type="date" office:date-value="2001-05-01" calcext:value-type="date">
            <text:p>1. May. 2001</text:p>
          </table:table-cell>
          <table:table-cell office:value-type="float" office:value="1.7981" calcext:value-type="float">
            <text:p>1.7981</text:p>
          </table:table-cell>
          <table:table-cell office:value-type="float" office:value="1.7313" calcext:value-type="float">
            <text:p>1.7313</text:p>
          </table:table-cell>
          <table:table-cell office:value-type="float" office:value="1.8008" calcext:value-type="float">
            <text:p>1.8008</text:p>
          </table:table-cell>
          <table:table-cell office:value-type="float" office:value="1.7151" calcext:value-type="float">
            <text:p>1.7151</text:p>
          </table:table-cell>
          <table:table-cell table:style-name="ce4" office:value-type="string" calcext:value-type="string">
            <text:p>3.85%</text:p>
          </table:table-cell>
        </table:table-row>
        <table:table-row table:style-name="ro1">
          <table:table-cell office:value-type="date" office:date-value="2001-06-01" calcext:value-type="date">
            <text:p>1. Jun. 2001</text:p>
          </table:table-cell>
          <table:table-cell office:value-type="float" office:value="1.7935" calcext:value-type="float">
            <text:p>1.7935</text:p>
          </table:table-cell>
          <table:table-cell office:value-type="float" office:value="1.7983" calcext:value-type="float">
            <text:p>1.7983</text:p>
          </table:table-cell>
          <table:table-cell office:value-type="float" office:value="1.808" calcext:value-type="float">
            <text:p>1.808</text:p>
          </table:table-cell>
          <table:table-cell office:value-type="float" office:value="1.758" calcext:value-type="float">
            <text:p>1.758</text:p>
          </table:table-cell>
          <table:table-cell table:style-name="ce4" office:value-type="string" calcext:value-type="string">
            <text:p>-0.26%</text:p>
          </table:table-cell>
        </table:table-row>
        <table:table-row table:style-name="ro1">
          <table:table-cell office:value-type="date" office:date-value="2001-07-01" calcext:value-type="date">
            <text:p>1. Jul. 2001</text:p>
          </table:table-cell>
          <table:table-cell office:value-type="float" office:value="1.7262" calcext:value-type="float">
            <text:p>1.7262</text:p>
          </table:table-cell>
          <table:table-cell office:value-type="float" office:value="1.7915" calcext:value-type="float">
            <text:p>1.7915</text:p>
          </table:table-cell>
          <table:table-cell office:value-type="float" office:value="1.8228" calcext:value-type="float">
            <text:p>1.8228</text:p>
          </table:table-cell>
          <table:table-cell office:value-type="float" office:value="1.71" calcext:value-type="float">
            <text:p>1.71</text:p>
          </table:table-cell>
          <table:table-cell table:style-name="ce4" office:value-type="string" calcext:value-type="string">
            <text:p>-3.75%</text:p>
          </table:table-cell>
        </table:table-row>
        <table:table-row table:style-name="ro1">
          <table:table-cell office:value-type="date" office:date-value="2001-08-01" calcext:value-type="date">
            <text:p>1. Aug. 2001</text:p>
          </table:table-cell>
          <table:table-cell office:value-type="float" office:value="1.6629" calcext:value-type="float">
            <text:p>1.6629</text:p>
          </table:table-cell>
          <table:table-cell office:value-type="float" office:value="1.726" calcext:value-type="float">
            <text:p>1.726</text:p>
          </table:table-cell>
          <table:table-cell office:value-type="float" office:value="1.727" calcext:value-type="float">
            <text:p>1.727</text:p>
          </table:table-cell>
          <table:table-cell office:value-type="float" office:value="1.645" calcext:value-type="float">
            <text:p>1.645</text:p>
          </table:table-cell>
          <table:table-cell table:style-name="ce4" office:value-type="string" calcext:value-type="string">
            <text:p>-3.67%</text:p>
          </table:table-cell>
        </table:table-row>
        <table:table-row table:style-name="ro1">
          <table:table-cell office:value-type="date" office:date-value="2001-09-01" calcext:value-type="date">
            <text:p>1. Sep. 2001</text:p>
          </table:table-cell>
          <table:table-cell office:value-type="float" office:value="1.6212" calcext:value-type="float">
            <text:p>1.6212</text:p>
          </table:table-cell>
          <table:table-cell office:value-type="float" office:value="1.6667" calcext:value-type="float">
            <text:p>1.6667</text:p>
          </table:table-cell>
          <table:table-cell office:value-type="float" office:value="1.7133" calcext:value-type="float">
            <text:p>1.7133</text:p>
          </table:table-cell>
          <table:table-cell office:value-type="float" office:value="1.5668" calcext:value-type="float">
            <text:p>1.5668</text:p>
          </table:table-cell>
          <table:table-cell table:style-name="ce4" office:value-type="string" calcext:value-type="string">
            <text:p>-2.51%</text:p>
          </table:table-cell>
        </table:table-row>
        <table:table-row table:style-name="ro1">
          <table:table-cell office:value-type="date" office:date-value="2001-10-01" calcext:value-type="date">
            <text:p>1. Oct. 2001</text:p>
          </table:table-cell>
          <table:table-cell office:value-type="float" office:value="1.6341" calcext:value-type="float">
            <text:p>1.6341</text:p>
          </table:table-cell>
          <table:table-cell office:value-type="float" office:value="1.6246" calcext:value-type="float">
            <text:p>1.6246</text:p>
          </table:table-cell>
          <table:table-cell office:value-type="float" office:value="1.669" calcext:value-type="float">
            <text:p>1.669</text:p>
          </table:table-cell>
          <table:table-cell office:value-type="float" office:value="1.5989" calcext:value-type="float">
            <text:p>1.5989</text:p>
          </table:table-cell>
          <table:table-cell table:style-name="ce4" office:value-type="string" calcext:value-type="string">
            <text:p>0.80%</text:p>
          </table:table-cell>
        </table:table-row>
        <table:table-row table:style-name="ro1">
          <table:table-cell office:value-type="date" office:date-value="2001-11-01" calcext:value-type="date">
            <text:p>1. Nov. 2001</text:p>
          </table:table-cell>
          <table:table-cell office:value-type="float" office:value="1.6413" calcext:value-type="float">
            <text:p>1.6413</text:p>
          </table:table-cell>
          <table:table-cell office:value-type="float" office:value="1.6345" calcext:value-type="float">
            <text:p>1.6345</text:p>
          </table:table-cell>
          <table:table-cell office:value-type="float" office:value="1.6776" calcext:value-type="float">
            <text:p>1.6776</text:p>
          </table:table-cell>
          <table:table-cell office:value-type="float" office:value="1.613" calcext:value-type="float">
            <text:p>1.613</text:p>
          </table:table-cell>
          <table:table-cell table:style-name="ce4" office:value-type="string" calcext:value-type="string">
            <text:p>0.44%</text:p>
          </table:table-cell>
        </table:table-row>
        <table:table-row table:style-name="ro1">
          <table:table-cell office:value-type="date" office:date-value="2001-12-01" calcext:value-type="date">
            <text:p>1. Dec. 2001</text:p>
          </table:table-cell>
          <table:table-cell office:value-type="float" office:value="1.6615" calcext:value-type="float">
            <text:p>1.6615</text:p>
          </table:table-cell>
          <table:table-cell office:value-type="float" office:value="1.6428" calcext:value-type="float">
            <text:p>1.6428</text:p>
          </table:table-cell>
          <table:table-cell office:value-type="float" office:value="1.6962" calcext:value-type="float">
            <text:p>1.6962</text:p>
          </table:table-cell>
          <table:table-cell office:value-type="float" office:value="1.6248" calcext:value-type="float">
            <text:p>1.6248</text:p>
          </table:table-cell>
          <table:table-cell table:style-name="ce4" office:value-type="string" calcext:value-type="string">
            <text:p>1.23%</text:p>
          </table:table-cell>
        </table:table-row>
        <table:table-row table:style-name="ro1">
          <table:table-cell office:value-type="date" office:date-value="2002-01-01" calcext:value-type="date">
            <text:p>1. Jan. 2002</text:p>
          </table:table-cell>
          <table:table-cell office:value-type="float" office:value="1.7192" calcext:value-type="float">
            <text:p>1.7192</text:p>
          </table:table-cell>
          <table:table-cell office:value-type="float" office:value="1.6612" calcext:value-type="float">
            <text:p>1.6612</text:p>
          </table:table-cell>
          <table:table-cell office:value-type="float" office:value="1.723" calcext:value-type="float">
            <text:p>1.723</text:p>
          </table:table-cell>
          <table:table-cell office:value-type="float" office:value="1.6353" calcext:value-type="float">
            <text:p>1.6353</text:p>
          </table:table-cell>
          <table:table-cell table:style-name="ce4" office:value-type="string" calcext:value-type="string">
            <text:p>3.47%</text:p>
          </table:table-cell>
        </table:table-row>
        <table:table-row table:style-name="ro1">
          <table:table-cell office:value-type="date" office:date-value="2002-02-01" calcext:value-type="date">
            <text:p>1. Feb. 2002</text:p>
          </table:table-cell>
          <table:table-cell office:value-type="float" office:value="1.6961" calcext:value-type="float">
            <text:p>1.6961</text:p>
          </table:table-cell>
          <table:table-cell office:value-type="float" office:value="1.7193" calcext:value-type="float">
            <text:p>1.7193</text:p>
          </table:table-cell>
          <table:table-cell office:value-type="float" office:value="1.7237" calcext:value-type="float">
            <text:p>1.7237</text:p>
          </table:table-cell>
          <table:table-cell office:value-type="float" office:value="1.6775" calcext:value-type="float">
            <text:p>1.6775</text:p>
          </table:table-cell>
          <table:table-cell table:style-name="ce4" office:value-type="string" calcext:value-type="string">
            <text:p>-1.34%</text:p>
          </table:table-cell>
        </table:table-row>
        <table:table-row table:style-name="ro1">
          <table:table-cell office:value-type="date" office:date-value="2002-03-01" calcext:value-type="date">
            <text:p>1. Mar. 2002</text:p>
          </table:table-cell>
          <table:table-cell office:value-type="float" office:value="1.6814" calcext:value-type="float">
            <text:p>1.6814</text:p>
          </table:table-cell>
          <table:table-cell office:value-type="float" office:value="1.6963" calcext:value-type="float">
            <text:p>1.6963</text:p>
          </table:table-cell>
          <table:table-cell office:value-type="float" office:value="1.7144" calcext:value-type="float">
            <text:p>1.7144</text:p>
          </table:table-cell>
          <table:table-cell office:value-type="float" office:value="1.6486" calcext:value-type="float">
            <text:p>1.6486</text:p>
          </table:table-cell>
          <table:table-cell table:style-name="ce4" office:value-type="string" calcext:value-type="string">
            <text:p>-0.87%</text:p>
          </table:table-cell>
        </table:table-row>
        <table:table-row table:style-name="ro1">
          <table:table-cell office:value-type="date" office:date-value="2002-04-01" calcext:value-type="date">
            <text:p>1. Apr. 2002</text:p>
          </table:table-cell>
          <table:table-cell office:value-type="float" office:value="1.6168" calcext:value-type="float">
            <text:p>1.6168</text:p>
          </table:table-cell>
          <table:table-cell office:value-type="float" office:value="1.6822" calcext:value-type="float">
            <text:p>1.6822</text:p>
          </table:table-cell>
          <table:table-cell office:value-type="float" office:value="1.6824" calcext:value-type="float">
            <text:p>1.6824</text:p>
          </table:table-cell>
          <table:table-cell office:value-type="float" office:value="1.6141" calcext:value-type="float">
            <text:p>1.6141</text:p>
          </table:table-cell>
          <table:table-cell table:style-name="ce4" office:value-type="string" calcext:value-type="string">
            <text:p>-3.84%</text:p>
          </table:table-cell>
        </table:table-row>
        <table:table-row table:style-name="ro1">
          <table:table-cell office:value-type="date" office:date-value="2002-05-01" calcext:value-type="date">
            <text:p>1. May. 2002</text:p>
          </table:table-cell>
          <table:table-cell office:value-type="float" office:value="1.5715" calcext:value-type="float">
            <text:p>1.5715</text:p>
          </table:table-cell>
          <table:table-cell office:value-type="float" office:value="1.6173" calcext:value-type="float">
            <text:p>1.6173</text:p>
          </table:table-cell>
          <table:table-cell office:value-type="float" office:value="1.6197" calcext:value-type="float">
            <text:p>1.6197</text:p>
          </table:table-cell>
          <table:table-cell office:value-type="float" office:value="1.5549" calcext:value-type="float">
            <text:p>1.5549</text:p>
          </table:table-cell>
          <table:table-cell table:style-name="ce4" office:value-type="string" calcext:value-type="string">
            <text:p>-2.80%</text:p>
          </table:table-cell>
        </table:table-row>
        <table:table-row table:style-name="ro1">
          <table:table-cell office:value-type="date" office:date-value="2002-06-01" calcext:value-type="date">
            <text:p>1. Jun. 2002</text:p>
          </table:table-cell>
          <table:table-cell office:value-type="float" office:value="1.481" calcext:value-type="float">
            <text:p>1.481</text:p>
          </table:table-cell>
          <table:table-cell office:value-type="float" office:value="1.5703" calcext:value-type="float">
            <text:p>1.5703</text:p>
          </table:table-cell>
          <table:table-cell office:value-type="float" office:value="1.578" calcext:value-type="float">
            <text:p>1.578</text:p>
          </table:table-cell>
          <table:table-cell office:value-type="float" office:value="1.4732" calcext:value-type="float">
            <text:p>1.4732</text:p>
          </table:table-cell>
          <table:table-cell table:style-name="ce4" office:value-type="string" calcext:value-type="string">
            <text:p>-5.76%</text:p>
          </table:table-cell>
        </table:table-row>
        <table:table-row table:style-name="ro1">
          <table:table-cell office:value-type="date" office:date-value="2002-07-01" calcext:value-type="date">
            <text:p>1. Jul. 2002</text:p>
          </table:table-cell>
          <table:table-cell office:value-type="float" office:value="1.4856" calcext:value-type="float">
            <text:p>1.4856</text:p>
          </table:table-cell>
          <table:table-cell office:value-type="float" office:value="1.4818" calcext:value-type="float">
            <text:p>1.4818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4351" calcext:value-type="float">
            <text:p>1.4351</text:p>
          </table:table-cell>
          <table:table-cell table:style-name="ce4" office:value-type="string" calcext:value-type="string">
            <text:p>0.31%</text:p>
          </table:table-cell>
        </table:table-row>
        <table:table-row table:style-name="ro1">
          <table:table-cell office:value-type="date" office:date-value="2002-08-01" calcext:value-type="date">
            <text:p>1. Aug. 2002</text:p>
          </table:table-cell>
          <table:table-cell office:value-type="float" office:value="1.4979" calcext:value-type="float">
            <text:p>1.4979</text:p>
          </table:table-cell>
          <table:table-cell office:value-type="float" office:value="1.4855" calcext:value-type="float">
            <text:p>1.4855</text:p>
          </table:table-cell>
          <table:table-cell office:value-type="float" office:value="1.5243" calcext:value-type="float">
            <text:p>1.5243</text:p>
          </table:table-cell>
          <table:table-cell office:value-type="float" office:value="1.462" calcext:value-type="float">
            <text:p>1.462</text:p>
          </table:table-cell>
          <table:table-cell table:style-name="ce4" office:value-type="string" calcext:value-type="string">
            <text:p>0.83%</text:p>
          </table:table-cell>
        </table:table-row>
        <table:table-row table:style-name="ro1">
          <table:table-cell office:value-type="date" office:date-value="2002-09-01" calcext:value-type="date">
            <text:p>1. Sep. 2002</text:p>
          </table:table-cell>
          <table:table-cell office:value-type="float" office:value="1.4758" calcext:value-type="float">
            <text:p>1.4758</text:p>
          </table:table-cell>
          <table:table-cell office:value-type="float" office:value="1.4981" calcext:value-type="float">
            <text:p>1.4981</text:p>
          </table:table-cell>
          <table:table-cell office:value-type="float" office:value="1.5311" calcext:value-type="float">
            <text:p>1.5311</text:p>
          </table:table-cell>
          <table:table-cell office:value-type="float" office:value="1.4605" calcext:value-type="float">
            <text:p>1.4605</text:p>
          </table:table-cell>
          <table:table-cell table:style-name="ce4" office:value-type="string" calcext:value-type="string">
            <text:p>-1.48%</text:p>
          </table:table-cell>
        </table:table-row>
        <table:table-row table:style-name="ro1">
          <table:table-cell office:value-type="date" office:date-value="2002-10-01" calcext:value-type="date">
            <text:p>1. Oct. 2002</text:p>
          </table:table-cell>
          <table:table-cell office:value-type="float" office:value="1.4764" calcext:value-type="float">
            <text:p>1.4764</text:p>
          </table:table-cell>
          <table:table-cell office:value-type="float" office:value="1.4756" calcext:value-type="float">
            <text:p>1.4756</text:p>
          </table:table-cell>
          <table:table-cell office:value-type="float" office:value="1.5176" calcext:value-type="float">
            <text:p>1.5176</text:p>
          </table:table-cell>
          <table:table-cell office:value-type="float" office:value="1.4723" calcext:value-type="float">
            <text:p>1.4723</text:p>
          </table:table-cell>
          <table:table-cell table:style-name="ce4" office:value-type="string" calcext:value-type="string">
            <text:p>0.04%</text:p>
          </table:table-cell>
        </table:table-row>
        <table:table-row table:style-name="ro1">
          <table:table-cell office:value-type="date" office:date-value="2002-11-01" calcext:value-type="date">
            <text:p>1. Nov. 2002</text:p>
          </table:table-cell>
          <table:table-cell office:value-type="float" office:value="1.4828" calcext:value-type="float">
            <text:p>1.4828</text:p>
          </table:table-cell>
          <table:table-cell office:value-type="float" office:value="1.4764" calcext:value-type="float">
            <text:p>1.4764</text:p>
          </table:table-cell>
          <table:table-cell office:value-type="float" office:value="1.493" calcext:value-type="float">
            <text:p>1.493</text:p>
          </table:table-cell>
          <table:table-cell office:value-type="float" office:value="1.4381" calcext:value-type="float">
            <text:p>1.4381</text:p>
          </table:table-cell>
          <table:table-cell table:style-name="ce4" office:value-type="string" calcext:value-type="string">
            <text:p>0.43%</text:p>
          </table:table-cell>
        </table:table-row>
        <table:table-row table:style-name="ro1">
          <table:table-cell office:value-type="date" office:date-value="2002-12-01" calcext:value-type="date">
            <text:p>1. Dec. 2002</text:p>
          </table:table-cell>
          <table:table-cell office:value-type="float" office:value="1.3821" calcext:value-type="float">
            <text:p>1.3821</text:p>
          </table:table-cell>
          <table:table-cell office:value-type="float" office:value="1.4827" calcext:value-type="float">
            <text:p>1.4827</text:p>
          </table:table-cell>
          <table:table-cell office:value-type="float" office:value="1.4983" calcext:value-type="float">
            <text:p>1.4983</text:p>
          </table:table-cell>
          <table:table-cell office:value-type="float" office:value="1.3806" calcext:value-type="float">
            <text:p>1.3806</text:p>
          </table:table-cell>
          <table:table-cell table:style-name="ce4" office:value-type="string" calcext:value-type="string">
            <text:p>-6.79%</text:p>
          </table:table-cell>
        </table:table-row>
        <table:table-row table:style-name="ro1">
          <table:table-cell office:value-type="date" office:date-value="2003-01-01" calcext:value-type="date">
            <text:p>1. Jan. 2003</text:p>
          </table:table-cell>
          <table:table-cell office:value-type="float" office:value="1.3636" calcext:value-type="float">
            <text:p>1.3636</text:p>
          </table:table-cell>
          <table:table-cell office:value-type="float" office:value="1.3822" calcext:value-type="float">
            <text:p>1.3822</text:p>
          </table:table-cell>
          <table:table-cell office:value-type="float" office:value="1.4089" calcext:value-type="float">
            <text:p>1.4089</text:p>
          </table:table-cell>
          <table:table-cell office:value-type="float" office:value="1.3456" calcext:value-type="float">
            <text:p>1.3456</text:p>
          </table:table-cell>
          <table:table-cell table:style-name="ce4" office:value-type="string" calcext:value-type="string">
            <text:p>-1.34%</text:p>
          </table:table-cell>
        </table:table-row>
        <table:table-row table:style-name="ro1">
          <table:table-cell office:value-type="date" office:date-value="2003-02-01" calcext:value-type="date">
            <text:p>1. Feb. 2003</text:p>
          </table:table-cell>
          <table:table-cell office:value-type="float" office:value="1.3518" calcext:value-type="float">
            <text:p>1.3518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3799" calcext:value-type="float">
            <text:p>1.3799</text:p>
          </table:table-cell>
          <table:table-cell office:value-type="float" office:value="1.3401" calcext:value-type="float">
            <text:p>1.3401</text:p>
          </table:table-cell>
          <table:table-cell table:style-name="ce4" office:value-type="string" calcext:value-type="string">
            <text:p>-0.87%</text:p>
          </table:table-cell>
        </table:table-row>
        <table:table-row table:style-name="ro1">
          <table:table-cell office:value-type="date" office:date-value="2003-03-01" calcext:value-type="date">
            <text:p>1. Mar. 2003</text:p>
          </table:table-cell>
          <table:table-cell office:value-type="float" office:value="1.351" calcext:value-type="float">
            <text:p>1.351</text:p>
          </table:table-cell>
          <table:table-cell office:value-type="float" office:value="1.3561" calcext:value-type="float">
            <text:p>1.3561</text:p>
          </table:table-cell>
          <table:table-cell office:value-type="float" office:value="1.4055" calcext:value-type="float">
            <text:p>1.4055</text:p>
          </table:table-cell>
          <table:table-cell office:value-type="float" office:value="1.3226" calcext:value-type="float">
            <text:p>1.3226</text:p>
          </table:table-cell>
          <table:table-cell table:style-name="ce4" office:value-type="string" calcext:value-type="string">
            <text:p>-0.06%</text:p>
          </table:table-cell>
        </table:table-row>
        <table:table-row table:style-name="ro1">
          <table:table-cell office:value-type="date" office:date-value="2003-04-01" calcext:value-type="date">
            <text:p>1. Apr. 2003</text:p>
          </table:table-cell>
          <table:table-cell office:value-type="float" office:value="1.3548" calcext:value-type="float">
            <text:p>1.3548</text:p>
          </table:table-cell>
          <table:table-cell office:value-type="float" office:value="1.3512" calcext:value-type="float">
            <text:p>1.3512</text:p>
          </table:table-cell>
          <table:table-cell office:value-type="float" office:value="1.4084" calcext:value-type="float">
            <text:p>1.4084</text:p>
          </table:table-cell>
          <table:table-cell office:value-type="float" office:value="1.3487" calcext:value-type="float">
            <text:p>1.3487</text:p>
          </table:table-cell>
          <table:table-cell table:style-name="ce4" office:value-type="string" calcext:value-type="string">
            <text:p>0.28%</text:p>
          </table:table-cell>
        </table:table-row>
        <table:table-row table:style-name="ro1">
          <table:table-cell office:value-type="date" office:date-value="2003-05-01" calcext:value-type="date">
            <text:p>1. May. 2003</text:p>
          </table:table-cell>
          <table:table-cell office:value-type="float" office:value="1.298" calcext:value-type="float">
            <text:p>1.298</text:p>
          </table:table-cell>
          <table:table-cell office:value-type="float" office:value="1.355" calcext:value-type="float">
            <text:p>1.355</text:p>
          </table:table-cell>
          <table:table-cell office:value-type="float" office:value="1.3595" calcext:value-type="float">
            <text:p>1.3595</text:p>
          </table:table-cell>
          <table:table-cell office:value-type="float" office:value="1.2776" calcext:value-type="float">
            <text:p>1.2776</text:p>
          </table:table-cell>
          <table:table-cell table:style-name="ce4" office:value-type="string" calcext:value-type="string">
            <text:p>-4.19%</text:p>
          </table:table-cell>
        </table:table-row>
        <table:table-row table:style-name="ro1">
          <table:table-cell office:value-type="date" office:date-value="2003-06-01" calcext:value-type="date">
            <text:p>1. Jun. 2003</text:p>
          </table:table-cell>
          <table:table-cell office:value-type="float" office:value="1.35" calcext:value-type="float">
            <text:p>1.35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3615" calcext:value-type="float">
            <text:p>1.3615</text:p>
          </table:table-cell>
          <table:table-cell office:value-type="float" office:value="1.2937" calcext:value-type="float">
            <text:p>1.2937</text:p>
          </table:table-cell>
          <table:table-cell table:style-name="ce4" office:value-type="string" calcext:value-type="string">
            <text:p>4.01%</text:p>
          </table:table-cell>
        </table:table-row>
        <table:table-row table:style-name="ro1">
          <table:table-cell office:value-type="date" office:date-value="2003-07-01" calcext:value-type="date">
            <text:p>1. Jul. 2003</text:p>
          </table:table-cell>
          <table:table-cell office:value-type="float" office:value="1.3699" calcext:value-type="float">
            <text:p>1.3699</text:p>
          </table:table-cell>
          <table:table-cell office:value-type="float" office:value="1.3499" calcext:value-type="float">
            <text:p>1.3499</text:p>
          </table:table-cell>
          <table:table-cell office:value-type="float" office:value="1.3953" calcext:value-type="float">
            <text:p>1.3953</text:p>
          </table:table-cell>
          <table:table-cell office:value-type="float" office:value="1.3367" calcext:value-type="float">
            <text:p>1.3367</text:p>
          </table:table-cell>
          <table:table-cell table:style-name="ce4" office:value-type="string" calcext:value-type="string">
            <text:p>1.47%</text:p>
          </table:table-cell>
        </table:table-row>
        <table:table-row table:style-name="ro1">
          <table:table-cell office:value-type="date" office:date-value="2003-08-01" calcext:value-type="date">
            <text:p>1. Aug. 2003</text:p>
          </table:table-cell>
          <table:table-cell office:value-type="float" office:value="1.4003" calcext:value-type="float">
            <text:p>1.4003</text:p>
          </table:table-cell>
          <table:table-cell office:value-type="float" office:value="1.3698" calcext:value-type="float">
            <text:p>1.3698</text:p>
          </table:table-cell>
          <table:table-cell office:value-type="float" office:value="1.4275" calcext:value-type="float">
            <text:p>1.4275</text:p>
          </table:table-cell>
          <table:table-cell office:value-type="float" office:value="1.3405" calcext:value-type="float">
            <text:p>1.3405</text:p>
          </table:table-cell>
          <table:table-cell table:style-name="ce4" office:value-type="string" calcext:value-type="string">
            <text:p>2.22%</text:p>
          </table:table-cell>
        </table:table-row>
        <table:table-row table:style-name="ro1">
          <table:table-cell office:value-type="date" office:date-value="2003-09-01" calcext:value-type="date">
            <text:p>1. Sep. 2003</text:p>
          </table:table-cell>
          <table:table-cell office:value-type="float" office:value="1.3198" calcext:value-type="float">
            <text:p>1.3198</text:p>
          </table:table-cell>
          <table:table-cell office:value-type="float" office:value="1.4003" calcext:value-type="float">
            <text:p>1.4003</text:p>
          </table:table-cell>
          <table:table-cell office:value-type="float" office:value="1.4243" calcext:value-type="float">
            <text:p>1.4243</text:p>
          </table:table-cell>
          <table:table-cell office:value-type="float" office:value="1.3094" calcext:value-type="float">
            <text:p>1.3094</text:p>
          </table:table-cell>
          <table:table-cell table:style-name="ce4" office:value-type="string" calcext:value-type="string">
            <text:p>-5.75%</text:p>
          </table:table-cell>
        </table:table-row>
        <table:table-row table:style-name="ro1">
          <table:table-cell office:value-type="date" office:date-value="2003-10-01" calcext:value-type="date">
            <text:p>1. Oct. 2003</text:p>
          </table:table-cell>
          <table:table-cell office:value-type="float" office:value="1.3395" calcext:value-type="float">
            <text:p>1.3395</text:p>
          </table:table-cell>
          <table:table-cell office:value-type="float" office:value="1.3199" calcext:value-type="float">
            <text:p>1.3199</text:p>
          </table:table-cell>
          <table:table-cell office:value-type="float" office:value="1.3449" calcext:value-type="float">
            <text:p>1.3449</text:p>
          </table:table-cell>
          <table:table-cell office:value-type="float" office:value="1.3029" calcext:value-type="float">
            <text:p>1.3029</text:p>
          </table:table-cell>
          <table:table-cell table:style-name="ce4" office:value-type="string" calcext:value-type="string">
            <text:p>1.49%</text:p>
          </table:table-cell>
        </table:table-row>
        <table:table-row table:style-name="ro1">
          <table:table-cell office:value-type="date" office:date-value="2003-11-01" calcext:value-type="date">
            <text:p>1. Nov. 2003</text:p>
          </table:table-cell>
          <table:table-cell office:value-type="float" office:value="1.2909" calcext:value-type="float">
            <text:p>1.2909</text:p>
          </table:table-cell>
          <table:table-cell office:value-type="float" office:value="1.3397" calcext:value-type="float">
            <text:p>1.3397</text:p>
          </table:table-cell>
          <table:table-cell office:value-type="float" office:value="1.3808" calcext:value-type="float">
            <text:p>1.3808</text:p>
          </table:table-cell>
          <table:table-cell office:value-type="float" office:value="1.2876" calcext:value-type="float">
            <text:p>1.2876</text:p>
          </table:table-cell>
          <table:table-cell table:style-name="ce4" office:value-type="string" calcext:value-type="string">
            <text:p>-3.63%</text:p>
          </table:table-cell>
        </table:table-row>
        <table:table-row table:style-name="ro1">
          <table:table-cell office:value-type="date" office:date-value="2003-12-01" calcext:value-type="date">
            <text:p>1. Dec. 2003</text:p>
          </table:table-cell>
          <table:table-cell office:value-type="float" office:value="1.2392" calcext:value-type="float">
            <text:p>1.2392</text:p>
          </table:table-cell>
          <table:table-cell office:value-type="float" office:value="1.2926" calcext:value-type="float">
            <text:p>1.2926</text:p>
          </table:table-cell>
          <table:table-cell office:value-type="float" office:value="1.304" calcext:value-type="float">
            <text:p>1.304</text:p>
          </table:table-cell>
          <table:table-cell office:value-type="float" office:value="1.2306" calcext:value-type="float">
            <text:p>1.2306</text:p>
          </table:table-cell>
          <table:table-cell table:style-name="ce4" office:value-type="string" calcext:value-type="string">
            <text:p>-4.00%</text:p>
          </table:table-cell>
        </table:table-row>
        <table:table-row table:style-name="ro1">
          <table:table-cell office:value-type="date" office:date-value="2004-01-01" calcext:value-type="date">
            <text:p>1. Jan. 2004</text:p>
          </table:table-cell>
          <table:table-cell office:value-type="float" office:value="1.2564" calcext:value-type="float">
            <text:p>1.2564</text:p>
          </table:table-cell>
          <table:table-cell office:value-type="float" office:value="1.2389" calcext:value-type="float">
            <text:p>1.2389</text:p>
          </table:table-cell>
          <table:table-cell office:value-type="float" office:value="1.2727" calcext:value-type="float">
            <text:p>1.2727</text:p>
          </table:table-cell>
          <table:table-cell office:value-type="float" office:value="1.2138" calcext:value-type="float">
            <text:p>1.2138</text:p>
          </table:table-cell>
          <table:table-cell table:style-name="ce4" office:value-type="string" calcext:value-type="string">
            <text:p>1.39%</text:p>
          </table:table-cell>
        </table:table-row>
        <table:table-row table:style-name="ro1">
          <table:table-cell office:value-type="date" office:date-value="2004-02-01" calcext:value-type="date">
            <text:p>1. Feb. 2004</text:p>
          </table:table-cell>
          <table:table-cell office:value-type="float" office:value="1.2621" calcext:value-type="float">
            <text:p>1.2621</text:p>
          </table:table-cell>
          <table:table-cell office:value-type="float" office:value="1.2557" calcext:value-type="float">
            <text:p>1.2557</text:p>
          </table:table-cell>
          <table:table-cell office:value-type="float" office:value="1.2763" calcext:value-type="float">
            <text:p>1.2763</text:p>
          </table:table-cell>
          <table:table-cell office:value-type="float" office:value="1.2181" calcext:value-type="float">
            <text:p>1.2181</text:p>
          </table:table-cell>
          <table:table-cell table:style-name="ce4" office:value-type="string" calcext:value-type="string">
            <text:p>0.45%</text:p>
          </table:table-cell>
        </table:table-row>
        <table:table-row table:style-name="ro1">
          <table:table-cell office:value-type="date" office:date-value="2004-03-01" calcext:value-type="date">
            <text:p>1. Mar. 2004</text:p>
          </table:table-cell>
          <table:table-cell office:value-type="float" office:value="1.2658" calcext:value-type="float">
            <text:p>1.2658</text:p>
          </table:table-cell>
          <table:table-cell office:value-type="float" office:value="1.2616" calcext:value-type="float">
            <text:p>1.2616</text:p>
          </table:table-cell>
          <table:table-cell office:value-type="float" office:value="1.3075" calcext:value-type="float">
            <text:p>1.3075</text:p>
          </table:table-cell>
          <table:table-cell office:value-type="float" office:value="1.2515" calcext:value-type="float">
            <text:p>1.2515</text:p>
          </table:table-cell>
          <table:table-cell table:style-name="ce4" office:value-type="string" calcext:value-type="string">
            <text:p>0.29%</text:p>
          </table:table-cell>
        </table:table-row>
        <table:table-row table:style-name="ro1">
          <table:table-cell office:value-type="date" office:date-value="2004-04-01" calcext:value-type="date">
            <text:p>1. Apr. 2004</text:p>
          </table:table-cell>
          <table:table-cell office:value-type="float" office:value="1.2973" calcext:value-type="float">
            <text:p>1.2973</text:p>
          </table:table-cell>
          <table:table-cell office:value-type="float" office:value="1.2652" calcext:value-type="float">
            <text:p>1.2652</text:p>
          </table:table-cell>
          <table:table-cell office:value-type="float" office:value="1.3225" calcext:value-type="float">
            <text:p>1.3225</text:p>
          </table:table-cell>
          <table:table-cell office:value-type="float" office:value="1.2593" calcext:value-type="float">
            <text:p>1.2593</text:p>
          </table:table-cell>
          <table:table-cell table:style-name="ce4" office:value-type="string" calcext:value-type="string">
            <text:p>2.49%</text:p>
          </table:table-cell>
        </table:table-row>
        <table:table-row table:style-name="ro1">
          <table:table-cell office:value-type="date" office:date-value="2004-05-01" calcext:value-type="date">
            <text:p>1. May. 2004</text:p>
          </table:table-cell>
          <table:table-cell office:value-type="float" office:value="1.2543" calcext:value-type="float">
            <text:p>1.2543</text:p>
          </table:table-cell>
          <table:table-cell office:value-type="float" office:value="1.2945" calcext:value-type="float">
            <text:p>1.2945</text:p>
          </table:table-cell>
          <table:table-cell office:value-type="float" office:value="1.3085" calcext:value-type="float">
            <text:p>1.3085</text:p>
          </table:table-cell>
          <table:table-cell office:value-type="float" office:value="1.2423" calcext:value-type="float">
            <text:p>1.2423</text:p>
          </table:table-cell>
          <table:table-cell table:style-name="ce4" office:value-type="string" calcext:value-type="string">
            <text:p>-3.31%</text:p>
          </table:table-cell>
        </table:table-row>
        <table:table-row table:style-name="ro1">
          <table:table-cell office:value-type="date" office:date-value="2004-06-01" calcext:value-type="date">
            <text:p>1. Jun. 2004</text:p>
          </table:table-cell>
          <table:table-cell office:value-type="float" office:value="1.2494" calcext:value-type="float">
            <text:p>1.2494</text:p>
          </table:table-cell>
          <table:table-cell office:value-type="float" office:value="1.254" calcext:value-type="float">
            <text:p>1.254</text:p>
          </table:table-cell>
          <table:table-cell office:value-type="float" office:value="1.2704" calcext:value-type="float">
            <text:p>1.2704</text:p>
          </table:table-cell>
          <table:table-cell office:value-type="float" office:value="1.232" calcext:value-type="float">
            <text:p>1.232</text:p>
          </table:table-cell>
          <table:table-cell table:style-name="ce4" office:value-type="string" calcext:value-type="string">
            <text:p>-0.39%</text:p>
          </table:table-cell>
        </table:table-row>
        <table:table-row table:style-name="ro1">
          <table:table-cell office:value-type="date" office:date-value="2004-07-01" calcext:value-type="date">
            <text:p>1. Jul. 2004</text:p>
          </table:table-cell>
          <table:table-cell office:value-type="float" office:value="1.2817" calcext:value-type="float">
            <text:p>1.2817</text:p>
          </table:table-cell>
          <table:table-cell office:value-type="float" office:value="1.2498" calcext:value-type="float">
            <text:p>1.2498</text:p>
          </table:table-cell>
          <table:table-cell office:value-type="float" office:value="1.2844" calcext:value-type="float">
            <text:p>1.2844</text:p>
          </table:table-cell>
          <table:table-cell office:value-type="float" office:value="1.2202" calcext:value-type="float">
            <text:p>1.2202</text:p>
          </table:table-cell>
          <table:table-cell table:style-name="ce4" office:value-type="string" calcext:value-type="string">
            <text:p>2.59%</text:p>
          </table:table-cell>
        </table:table-row>
        <table:table-row table:style-name="ro1">
          <table:table-cell office:value-type="date" office:date-value="2004-08-01" calcext:value-type="date">
            <text:p>1. Aug. 2004</text:p>
          </table:table-cell>
          <table:table-cell office:value-type="float" office:value="1.2664" calcext:value-type="float">
            <text:p>1.2664</text:p>
          </table:table-cell>
          <table:table-cell office:value-type="float" office:value="1.274" calcext:value-type="float">
            <text:p>1.274</text:p>
          </table:table-cell>
          <table:table-cell office:value-type="float" office:value="1.2858" calcext:value-type="float">
            <text:p>1.2858</text:p>
          </table:table-cell>
          <table:table-cell office:value-type="float" office:value="1.2369" calcext:value-type="float">
            <text:p>1.2369</text:p>
          </table:table-cell>
          <table:table-cell table:style-name="ce4" office:value-type="string" calcext:value-type="string">
            <text:p>-1.19%</text:p>
          </table:table-cell>
        </table:table-row>
        <table:table-row table:style-name="ro1">
          <table:table-cell office:value-type="date" office:date-value="2004-09-01" calcext:value-type="date">
            <text:p>1. Sep. 2004</text:p>
          </table:table-cell>
          <table:table-cell office:value-type="float" office:value="1.2459" calcext:value-type="float">
            <text:p>1.2459</text:p>
          </table:table-cell>
          <table:table-cell office:value-type="float" office:value="1.2662" calcext:value-type="float">
            <text:p>1.266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443" calcext:value-type="float">
            <text:p>1.2443</text:p>
          </table:table-cell>
          <table:table-cell table:style-name="ce4" office:value-type="string" calcext:value-type="string">
            <text:p>-1.62%</text:p>
          </table:table-cell>
        </table:table-row>
        <table:table-row table:style-name="ro1">
          <table:table-cell office:value-type="date" office:date-value="2004-10-01" calcext:value-type="date">
            <text:p>1. Oct. 2004</text:p>
          </table:table-cell>
          <table:table-cell office:value-type="float" office:value="1.1948" calcext:value-type="float">
            <text:p>1.1948</text:p>
          </table:table-cell>
          <table:table-cell office:value-type="float" office:value="1.2453" calcext:value-type="float">
            <text:p>1.2453</text:p>
          </table:table-cell>
          <table:table-cell office:value-type="float" office:value="1.2684" calcext:value-type="float">
            <text:p>1.2684</text:p>
          </table:table-cell>
          <table:table-cell office:value-type="float" office:value="1.1919" calcext:value-type="float">
            <text:p>1.1919</text:p>
          </table:table-cell>
          <table:table-cell table:style-name="ce4" office:value-type="string" calcext:value-type="string">
            <text:p>-4.10%</text:p>
          </table:table-cell>
        </table:table-row>
        <table:table-row table:style-name="ro1">
          <table:table-cell office:value-type="date" office:date-value="2004-11-01" calcext:value-type="date">
            <text:p>1. Nov. 2004</text:p>
          </table:table-cell>
          <table:table-cell office:value-type="float" office:value="1.1399" calcext:value-type="float">
            <text:p>1.1399</text:p>
          </table:table-cell>
          <table:table-cell office:value-type="float" office:value="1.193" calcext:value-type="float">
            <text:p>1.193</text:p>
          </table:table-cell>
          <table:table-cell office:value-type="float" office:value="1.2125" calcext:value-type="float">
            <text:p>1.2125</text:p>
          </table:table-cell>
          <table:table-cell office:value-type="float" office:value="1.1321" calcext:value-type="float">
            <text:p>1.1321</text:p>
          </table:table-cell>
          <table:table-cell table:style-name="ce4" office:value-type="string" calcext:value-type="string">
            <text:p>-4.59%</text:p>
          </table:table-cell>
        </table:table-row>
        <table:table-row table:style-name="ro1">
          <table:table-cell office:value-type="date" office:date-value="2004-12-01" calcext:value-type="date">
            <text:p>1. Dec. 2004</text:p>
          </table:table-cell>
          <table:table-cell office:value-type="float" office:value="1.1382" calcext:value-type="float">
            <text:p>1.1382</text:p>
          </table:table-cell>
          <table:table-cell office:value-type="float" office:value="1.1407" calcext:value-type="float">
            <text:p>1.1407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128" calcext:value-type="float">
            <text:p>1.128</text:p>
          </table:table-cell>
          <table:table-cell table:style-name="ce4" office:value-type="string" calcext:value-type="string">
            <text:p>-0.15%</text:p>
          </table:table-cell>
        </table:table-row>
        <table:table-row table:style-name="ro1">
          <table:table-cell office:value-type="date" office:date-value="2005-01-01" calcext:value-type="date">
            <text:p>1. Jan. 2005</text:p>
          </table:table-cell>
          <table:table-cell office:value-type="float" office:value="1.189" calcext:value-type="float">
            <text:p>1.189</text:p>
          </table:table-cell>
          <table:table-cell office:value-type="float" office:value="1.1403" calcext:value-type="float">
            <text:p>1.1403</text:p>
          </table:table-cell>
          <table:table-cell office:value-type="float" office:value="1.1974" calcext:value-type="float">
            <text:p>1.1974</text:p>
          </table:table-cell>
          <table:table-cell office:value-type="float" office:value="1.1364" calcext:value-type="float">
            <text:p>1.1364</text:p>
          </table:table-cell>
          <table:table-cell table:style-name="ce4" office:value-type="string" calcext:value-type="string">
            <text:p>4.46%</text:p>
          </table:table-cell>
        </table:table-row>
        <table:table-row table:style-name="ro1">
          <table:table-cell office:value-type="date" office:date-value="2005-02-01" calcext:value-type="date">
            <text:p>1. Feb. 2005</text:p>
          </table:table-cell>
          <table:table-cell office:value-type="float" office:value="1.1613" calcext:value-type="float">
            <text:p>1.1613</text:p>
          </table:table-cell>
          <table:table-cell office:value-type="float" office:value="1.189" calcext:value-type="float">
            <text:p>1.189</text:p>
          </table:table-cell>
          <table:table-cell office:value-type="float" office:value="1.2262" calcext:value-type="float">
            <text:p>1.2262</text:p>
          </table:table-cell>
          <table:table-cell office:value-type="float" office:value="1.1567" calcext:value-type="float">
            <text:p>1.1567</text:p>
          </table:table-cell>
          <table:table-cell table:style-name="ce4" office:value-type="string" calcext:value-type="string">
            <text:p>-2.33%</text:p>
          </table:table-cell>
        </table:table-row>
        <table:table-row table:style-name="ro1">
          <table:table-cell office:value-type="date" office:date-value="2005-03-01" calcext:value-type="date">
            <text:p>1. Mar. 2005</text:p>
          </table:table-cell>
          <table:table-cell office:value-type="float" office:value="1.1965" calcext:value-type="float">
            <text:p>1.1965</text:p>
          </table:table-cell>
          <table:table-cell office:value-type="float" office:value="1.1626" calcext:value-type="float">
            <text:p>1.1626</text:p>
          </table:table-cell>
          <table:table-cell office:value-type="float" office:value="1.2085" calcext:value-type="float">
            <text:p>1.2085</text:p>
          </table:table-cell>
          <table:table-cell office:value-type="float" office:value="1.1474" calcext:value-type="float">
            <text:p>1.1474</text:p>
          </table:table-cell>
          <table:table-cell table:style-name="ce4" office:value-type="string" calcext:value-type="string">
            <text:p>3.03%</text:p>
          </table:table-cell>
        </table:table-row>
        <table:table-row table:style-name="ro1">
          <table:table-cell office:value-type="date" office:date-value="2005-04-01" calcext:value-type="date">
            <text:p>1. Apr. 2005</text:p>
          </table:table-cell>
          <table:table-cell office:value-type="float" office:value="1.1957" calcext:value-type="float">
            <text:p>1.1957</text:p>
          </table:table-cell>
          <table:table-cell office:value-type="float" office:value="1.1964" calcext:value-type="float">
            <text:p>1.1964</text:p>
          </table:table-cell>
          <table:table-cell office:value-type="float" office:value="1.2197" calcext:value-type="float">
            <text:p>1.2197</text:p>
          </table:table-cell>
          <table:table-cell office:value-type="float" office:value="1.1737" calcext:value-type="float">
            <text:p>1.1737</text:p>
          </table:table-cell>
          <table:table-cell table:style-name="ce4" office:value-type="string" calcext:value-type="string">
            <text:p>-0.07%</text:p>
          </table:table-cell>
        </table:table-row>
        <table:table-row table:style-name="ro1">
          <table:table-cell office:value-type="date" office:date-value="2005-05-01" calcext:value-type="date">
            <text:p>1. May. 2005</text:p>
          </table:table-cell>
          <table:table-cell office:value-type="float" office:value="1.2477" calcext:value-type="float">
            <text:p>1.2477</text:p>
          </table:table-cell>
          <table:table-cell office:value-type="float" office:value="1.1962" calcext:value-type="float">
            <text:p>1.1962</text:p>
          </table:table-cell>
          <table:table-cell office:value-type="float" office:value="1.2496" calcext:value-type="float">
            <text:p>1.2496</text:p>
          </table:table-cell>
          <table:table-cell office:value-type="float" office:value="1.1872" calcext:value-type="float">
            <text:p>1.1872</text:p>
          </table:table-cell>
          <table:table-cell table:style-name="ce4" office:value-type="string" calcext:value-type="string">
            <text:p>4.35%</text:p>
          </table:table-cell>
        </table:table-row>
        <table:table-row table:style-name="ro1">
          <table:table-cell office:value-type="date" office:date-value="2005-06-01" calcext:value-type="date">
            <text:p>1. Jun. 2005</text:p>
          </table:table-cell>
          <table:table-cell office:value-type="float" office:value="1.2818" calcext:value-type="float">
            <text:p>1.2818</text:p>
          </table:table-cell>
          <table:table-cell office:value-type="float" office:value="1.2476" calcext:value-type="float">
            <text:p>1.2476</text:p>
          </table:table-cell>
          <table:table-cell office:value-type="float" office:value="1.2878" calcext:value-type="float">
            <text:p>1.2878</text:p>
          </table:table-cell>
          <table:table-cell office:value-type="float" office:value="1.2407" calcext:value-type="float">
            <text:p>1.2407</text:p>
          </table:table-cell>
          <table:table-cell table:style-name="ce4" office:value-type="string" calcext:value-type="string">
            <text:p>2.73%</text:p>
          </table:table-cell>
        </table:table-row>
        <table:table-row table:style-name="ro1">
          <table:table-cell office:value-type="date" office:date-value="2005-07-01" calcext:value-type="date">
            <text:p>1. Jul. 2005</text:p>
          </table:table-cell>
          <table:table-cell office:value-type="float" office:value="1.2888" calcext:value-type="float">
            <text:p>1.2888</text:p>
          </table:table-cell>
          <table:table-cell office:value-type="float" office:value="1.2815" calcext:value-type="float">
            <text:p>1.2815</text:p>
          </table:table-cell>
          <table:table-cell office:value-type="float" office:value="1.3081" calcext:value-type="float">
            <text:p>1.3081</text:p>
          </table:table-cell>
          <table:table-cell office:value-type="float" office:value="1.2697" calcext:value-type="float">
            <text:p>1.2697</text:p>
          </table:table-cell>
          <table:table-cell table:style-name="ce4" office:value-type="string" calcext:value-type="string">
            <text:p>0.55%</text:p>
          </table:table-cell>
        </table:table-row>
        <table:table-row table:style-name="ro1">
          <table:table-cell office:value-type="date" office:date-value="2005-08-01" calcext:value-type="date">
            <text:p>1. Aug. 2005</text:p>
          </table:table-cell>
          <table:table-cell office:value-type="float" office:value="1.2529" calcext:value-type="float">
            <text:p>1.2529</text:p>
          </table:table-cell>
          <table:table-cell office:value-type="float" office:value="1.2884" calcext:value-type="float">
            <text:p>1.2884</text:p>
          </table:table-cell>
          <table:table-cell office:value-type="float" office:value="1.2903" calcext:value-type="float">
            <text:p>1.2903</text:p>
          </table:table-cell>
          <table:table-cell office:value-type="float" office:value="1.2431" calcext:value-type="float">
            <text:p>1.2431</text:p>
          </table:table-cell>
          <table:table-cell table:style-name="ce4" office:value-type="string" calcext:value-type="string">
            <text:p>-2.79%</text:p>
          </table:table-cell>
        </table:table-row>
        <table:table-row table:style-name="ro1">
          <table:table-cell office:value-type="date" office:date-value="2005-09-01" calcext:value-type="date">
            <text:p>1. Sep. 2005</text:p>
          </table:table-cell>
          <table:table-cell office:value-type="float" office:value="1.2933" calcext:value-type="float">
            <text:p>1.2933</text:p>
          </table:table-cell>
          <table:table-cell office:value-type="float" office:value="1.2531" calcext:value-type="float">
            <text:p>1.2531</text:p>
          </table:table-cell>
          <table:table-cell office:value-type="float" office:value="1.2998" calcext:value-type="float">
            <text:p>1.2998</text:p>
          </table:table-cell>
          <table:table-cell office:value-type="float" office:value="1.2238" calcext:value-type="float">
            <text:p>1.2238</text:p>
          </table:table-cell>
          <table:table-cell table:style-name="ce4" office:value-type="string" calcext:value-type="string">
            <text:p>3.22%</text:p>
          </table:table-cell>
        </table:table-row>
        <table:table-row table:style-name="ro1">
          <table:table-cell office:value-type="date" office:date-value="2005-10-01" calcext:value-type="date">
            <text:p>1. Oct. 2005</text:p>
          </table:table-cell>
          <table:table-cell office:value-type="float" office:value="1.289" calcext:value-type="float">
            <text:p>1.289</text:p>
          </table:table-cell>
          <table:table-cell office:value-type="float" office:value="1.2929" calcext:value-type="float">
            <text:p>1.2929</text:p>
          </table:table-cell>
          <table:table-cell office:value-type="float" office:value="1.3074" calcext:value-type="float">
            <text:p>1.3074</text:p>
          </table:table-cell>
          <table:table-cell office:value-type="float" office:value="1.267" calcext:value-type="float">
            <text:p>1.267</text:p>
          </table:table-cell>
          <table:table-cell table:style-name="ce4" office:value-type="string" calcext:value-type="string">
            <text:p>-0.33%</text:p>
          </table:table-cell>
        </table:table-row>
        <table:table-row table:style-name="ro1">
          <table:table-cell office:value-type="date" office:date-value="2005-11-01" calcext:value-type="date">
            <text:p>1. Nov. 2005</text:p>
          </table:table-cell>
          <table:table-cell office:value-type="float" office:value="1.3151" calcext:value-type="float">
            <text:p>1.3151</text:p>
          </table:table-cell>
          <table:table-cell office:value-type="float" office:value="1.2883" calcext:value-type="float">
            <text:p>1.2883</text:p>
          </table:table-cell>
          <table:table-cell office:value-type="float" office:value="1.3285" calcext:value-type="float">
            <text:p>1.3285</text:p>
          </table:table-cell>
          <table:table-cell office:value-type="float" office:value="1.2759" calcext:value-type="float">
            <text:p>1.2759</text:p>
          </table:table-cell>
          <table:table-cell table:style-name="ce4" office:value-type="string" calcext:value-type="string">
            <text:p>2.02%</text:p>
          </table:table-cell>
        </table:table-row>
        <table:table-row table:style-name="ro1">
          <table:table-cell office:value-type="date" office:date-value="2005-12-01" calcext:value-type="date">
            <text:p>1. Dec. 2005</text:p>
          </table:table-cell>
          <table:table-cell office:value-type="float" office:value="1.3136" calcext:value-type="float">
            <text:p>1.3136</text:p>
          </table:table-cell>
          <table:table-cell office:value-type="float" office:value="1.3149" calcext:value-type="float">
            <text:p>1.3149</text:p>
          </table:table-cell>
          <table:table-cell office:value-type="float" office:value="1.3232" calcext:value-type="float">
            <text:p>1.3232</text:p>
          </table:table-cell>
          <table:table-cell office:value-type="float" office:value="1.2774" calcext:value-type="float">
            <text:p>1.2774</text:p>
          </table:table-cell>
          <table:table-cell table:style-name="ce4" office:value-type="string" calcext:value-type="string">
            <text:p>-0.11%</text:p>
          </table:table-cell>
        </table:table-row>
        <table:table-row table:style-name="ro1">
          <table:table-cell office:value-type="date" office:date-value="2006-01-01" calcext:value-type="date">
            <text:p>1. Jan. 2006</text:p>
          </table:table-cell>
          <table:table-cell office:value-type="float" office:value="1.278" calcext:value-type="float">
            <text:p>1.278</text:p>
          </table:table-cell>
          <table:table-cell office:value-type="float" office:value="1.314" calcext:value-type="float">
            <text:p>1.314</text:p>
          </table:table-cell>
          <table:table-cell office:value-type="float" office:value="1.3159" calcext:value-type="float">
            <text:p>1.3159</text:p>
          </table:table-cell>
          <table:table-cell office:value-type="float" office:value="1.2557" calcext:value-type="float">
            <text:p>1.2557</text:p>
          </table:table-cell>
          <table:table-cell table:style-name="ce4" office:value-type="string" calcext:value-type="string">
            <text:p>-2.71%</text:p>
          </table:table-cell>
        </table:table-row>
        <table:table-row table:style-name="ro1">
          <table:table-cell office:value-type="date" office:date-value="2006-02-01" calcext:value-type="date">
            <text:p>1. Feb. 2006</text:p>
          </table:table-cell>
          <table:table-cell office:value-type="float" office:value="1.312" calcext:value-type="float">
            <text:p>1.312</text:p>
          </table:table-cell>
          <table:table-cell office:value-type="float" office:value="1.2782" calcext:value-type="float">
            <text:p>1.2782</text:p>
          </table:table-cell>
          <table:table-cell office:value-type="float" office:value="1.3238" calcext:value-type="float">
            <text:p>1.3238</text:p>
          </table:table-cell>
          <table:table-cell office:value-type="float" office:value="1.2771" calcext:value-type="float">
            <text:p>1.2771</text:p>
          </table:table-cell>
          <table:table-cell table:style-name="ce4" office:value-type="string" calcext:value-type="string">
            <text:p>2.66%</text:p>
          </table:table-cell>
        </table:table-row>
        <table:table-row table:style-name="ro1">
          <table:table-cell office:value-type="date" office:date-value="2006-03-01" calcext:value-type="date">
            <text:p>1. Mar. 2006</text:p>
          </table:table-cell>
          <table:table-cell office:value-type="float" office:value="1.3038" calcext:value-type="float">
            <text:p>1.3038</text:p>
          </table:table-cell>
          <table:table-cell office:value-type="float" office:value="1.3118" calcext:value-type="float">
            <text:p>1.3118</text:p>
          </table:table-cell>
          <table:table-cell office:value-type="float" office:value="1.3229" calcext:value-type="float">
            <text:p>1.3229</text:p>
          </table:table-cell>
          <table:table-cell office:value-type="float" office:value="1.287" calcext:value-type="float">
            <text:p>1.287</text:p>
          </table:table-cell>
          <table:table-cell table:style-name="ce4" office:value-type="string" calcext:value-type="string">
            <text:p>-0.63%</text:p>
          </table:table-cell>
        </table:table-row>
        <table:table-row table:style-name="ro1">
          <table:table-cell office:value-type="date" office:date-value="2006-04-01" calcext:value-type="date">
            <text:p>1. Apr. 2006</text:p>
          </table:table-cell>
          <table:table-cell office:value-type="float" office:value="1.2387" calcext:value-type="float">
            <text:p>1.2387</text:p>
          </table:table-cell>
          <table:table-cell office:value-type="float" office:value="1.3036" calcext:value-type="float">
            <text:p>1.3036</text:p>
          </table:table-cell>
          <table:table-cell office:value-type="float" office:value="1.3136" calcext:value-type="float">
            <text:p>1.3136</text:p>
          </table:table-cell>
          <table:table-cell office:value-type="float" office:value="1.2374" calcext:value-type="float">
            <text:p>1.2374</text:p>
          </table:table-cell>
          <table:table-cell table:style-name="ce4" office:value-type="string" calcext:value-type="string">
            <text:p>-4.99%</text:p>
          </table:table-cell>
        </table:table-row>
        <table:table-row table:style-name="ro1">
          <table:table-cell office:value-type="date" office:date-value="2006-05-01" calcext:value-type="date">
            <text:p>1. May. 2006</text:p>
          </table:table-cell>
          <table:table-cell office:value-type="float" office:value="1.2187" calcext:value-type="float">
            <text:p>1.2187</text:p>
          </table:table-cell>
          <table:table-cell office:value-type="float" office:value="1.2381" calcext:value-type="float">
            <text:p>1.2381</text:p>
          </table:table-cell>
          <table:table-cell office:value-type="float" office:value="1.2449" calcext:value-type="float">
            <text:p>1.2449</text:p>
          </table:table-cell>
          <table:table-cell office:value-type="float" office:value="1.1918" calcext:value-type="float">
            <text:p>1.1918</text:p>
          </table:table-cell>
          <table:table-cell table:style-name="ce4" office:value-type="string" calcext:value-type="string">
            <text:p>-1.61%</text:p>
          </table:table-cell>
        </table:table-row>
        <table:table-row table:style-name="ro1">
          <table:table-cell office:value-type="date" office:date-value="2006-06-01" calcext:value-type="date">
            <text:p>1. Jun. 2006</text:p>
          </table:table-cell>
          <table:table-cell office:value-type="float" office:value="1.2226" calcext:value-type="float">
            <text:p>1.2226</text:p>
          </table:table-cell>
          <table:table-cell office:value-type="float" office:value="1.2185" calcext:value-type="float">
            <text:p>1.2185</text:p>
          </table:table-cell>
          <table:table-cell office:value-type="float" office:value="1.2529" calcext:value-type="float">
            <text:p>1.2529</text:p>
          </table:table-cell>
          <table:table-cell office:value-type="float" office:value="1.2015" calcext:value-type="float">
            <text:p>1.2015</text:p>
          </table:table-cell>
          <table:table-cell table:style-name="ce4" office:value-type="string" calcext:value-type="string">
            <text:p>0.32%</text:p>
          </table:table-cell>
        </table:table-row>
        <table:table-row table:style-name="ro1">
          <table:table-cell office:value-type="date" office:date-value="2006-07-01" calcext:value-type="date">
            <text:p>1. Jul. 2006</text:p>
          </table:table-cell>
          <table:table-cell office:value-type="float" office:value="1.2315" calcext:value-type="float">
            <text:p>1.2315</text:p>
          </table:table-cell>
          <table:table-cell office:value-type="float" office:value="1.2229" calcext:value-type="float">
            <text:p>1.2229</text:p>
          </table:table-cell>
          <table:table-cell office:value-type="float" office:value="1.2595" calcext:value-type="float">
            <text:p>1.2595</text:p>
          </table:table-cell>
          <table:table-cell office:value-type="float" office:value="1.2184" calcext:value-type="float">
            <text:p>1.2184</text:p>
          </table:table-cell>
          <table:table-cell table:style-name="ce4" office:value-type="string" calcext:value-type="string">
            <text:p>0.73%</text:p>
          </table:table-cell>
        </table:table-row>
        <table:table-row table:style-name="ro1">
          <table:table-cell office:value-type="date" office:date-value="2006-08-01" calcext:value-type="date">
            <text:p>1. Aug. 2006</text:p>
          </table:table-cell>
          <table:table-cell office:value-type="float" office:value="1.2311" calcext:value-type="float">
            <text:p>1.2311</text:p>
          </table:table-cell>
          <table:table-cell office:value-type="float" office:value="1.2306" calcext:value-type="float">
            <text:p>1.2306</text:p>
          </table:table-cell>
          <table:table-cell office:value-type="float" office:value="1.2444" calcext:value-type="float">
            <text:p>1.2444</text:p>
          </table:table-cell>
          <table:table-cell office:value-type="float" office:value="1.2181" calcext:value-type="float">
            <text:p>1.2181</text:p>
          </table:table-cell>
          <table:table-cell table:style-name="ce4" office:value-type="string" calcext:value-type="string">
            <text:p>-0.03%</text:p>
          </table:table-cell>
        </table:table-row>
        <table:table-row table:style-name="ro1">
          <table:table-cell office:value-type="date" office:date-value="2006-09-01" calcext:value-type="date">
            <text:p>1. Sep. 2006</text:p>
          </table:table-cell>
          <table:table-cell office:value-type="float" office:value="1.2507" calcext:value-type="float">
            <text:p>1.2507</text:p>
          </table:table-cell>
          <table:table-cell office:value-type="float" office:value="1.2317" calcext:value-type="float">
            <text:p>1.2317</text:p>
          </table:table-cell>
          <table:table-cell office:value-type="float" office:value="1.2623" calcext:value-type="float">
            <text:p>1.2623</text:p>
          </table:table-cell>
          <table:table-cell office:value-type="float" office:value="1.2271" calcext:value-type="float">
            <text:p>1.2271</text:p>
          </table:table-cell>
          <table:table-cell table:style-name="ce4" office:value-type="string" calcext:value-type="string">
            <text:p>1.59%</text:p>
          </table:table-cell>
        </table:table-row>
        <table:table-row table:style-name="ro1">
          <table:table-cell office:value-type="date" office:date-value="2006-10-01" calcext:value-type="date">
            <text:p>1. Oct. 2006</text:p>
          </table:table-cell>
          <table:table-cell office:value-type="float" office:value="1.244" calcext:value-type="float">
            <text:p>1.244</text:p>
          </table:table-cell>
          <table:table-cell office:value-type="float" office:value="1.2499" calcext:value-type="float">
            <text:p>1.2499</text:p>
          </table:table-cell>
          <table:table-cell office:value-type="float" office:value="1.277" calcext:value-type="float">
            <text:p>1.277</text:p>
          </table:table-cell>
          <table:table-cell office:value-type="float" office:value="1.2402" calcext:value-type="float">
            <text:p>1.2402</text:p>
          </table:table-cell>
          <table:table-cell table:style-name="ce4" office:value-type="string" calcext:value-type="string">
            <text:p>-0.54%</text:p>
          </table:table-cell>
        </table:table-row>
        <table:table-row table:style-name="ro1">
          <table:table-cell office:value-type="date" office:date-value="2006-11-01" calcext:value-type="date">
            <text:p>1. Nov. 2006</text:p>
          </table:table-cell>
          <table:table-cell office:value-type="float" office:value="1.1989" calcext:value-type="float">
            <text:p>1.1989</text:p>
          </table:table-cell>
          <table:table-cell office:value-type="float" office:value="1.2439" calcext:value-type="float">
            <text:p>1.2439</text:p>
          </table:table-cell>
          <table:table-cell office:value-type="float" office:value="1.258" calcext:value-type="float">
            <text:p>1.258</text:p>
          </table:table-cell>
          <table:table-cell office:value-type="float" office:value="1.1957" calcext:value-type="float">
            <text:p>1.1957</text:p>
          </table:table-cell>
          <table:table-cell table:style-name="ce4" office:value-type="string" calcext:value-type="string">
            <text:p>-3.63%</text:p>
          </table:table-cell>
        </table:table-row>
        <table:table-row table:style-name="ro1">
          <table:table-cell office:value-type="date" office:date-value="2006-12-01" calcext:value-type="date">
            <text:p>1. Dec. 2006</text:p>
          </table:table-cell>
          <table:table-cell office:value-type="float" office:value="1.2186" calcext:value-type="float">
            <text:p>1.2186</text:p>
          </table:table-cell>
          <table:table-cell office:value-type="float" office:value="1.1981" calcext:value-type="float">
            <text:p>1.1981</text:p>
          </table:table-cell>
          <table:table-cell office:value-type="float" office:value="1.2272" calcext:value-type="float">
            <text:p>1.2272</text:p>
          </table:table-cell>
          <table:table-cell office:value-type="float" office:value="1.1879" calcext:value-type="float">
            <text:p>1.1879</text:p>
          </table:table-cell>
          <table:table-cell table:style-name="ce4" office:value-type="string" calcext:value-type="string">
            <text:p>1.64%</text:p>
          </table:table-cell>
        </table:table-row>
        <table:table-row table:style-name="ro1">
          <table:table-cell office:value-type="date" office:date-value="2007-01-01" calcext:value-type="date">
            <text:p>1. Jan. 2007</text:p>
          </table:table-cell>
          <table:table-cell office:value-type="float" office:value="1.2437" calcext:value-type="float">
            <text:p>1.2437</text:p>
          </table:table-cell>
          <table:table-cell office:value-type="float" office:value="1.2184" calcext:value-type="float">
            <text:p>1.2184</text:p>
          </table:table-cell>
          <table:table-cell office:value-type="float" office:value="1.2572" calcext:value-type="float">
            <text:p>1.2572</text:p>
          </table:table-cell>
          <table:table-cell office:value-type="float" office:value="1.2111" calcext:value-type="float">
            <text:p>1.2111</text:p>
          </table:table-cell>
          <table:table-cell table:style-name="ce4" office:value-type="string" calcext:value-type="string">
            <text:p>2.06%</text:p>
          </table:table-cell>
        </table:table-row>
        <table:table-row table:style-name="ro1">
          <table:table-cell office:value-type="date" office:date-value="2007-02-01" calcext:value-type="date">
            <text:p>1. Feb. 2007</text:p>
          </table:table-cell>
          <table:table-cell office:value-type="float" office:value="1.2188" calcext:value-type="float">
            <text:p>1.2188</text:p>
          </table:table-cell>
          <table:table-cell office:value-type="float" office:value="1.2441" calcext:value-type="float">
            <text:p>1.2441</text:p>
          </table:table-cell>
          <table:table-cell office:value-type="float" office:value="1.2552" calcext:value-type="float">
            <text:p>1.2552</text:p>
          </table:table-cell>
          <table:table-cell office:value-type="float" office:value="1.2142" calcext:value-type="float">
            <text:p>1.2142</text:p>
          </table:table-cell>
          <table:table-cell table:style-name="ce4" office:value-type="string" calcext:value-type="string">
            <text:p>-2.00%</text:p>
          </table:table-cell>
        </table:table-row>
        <table:table-row table:style-name="ro1">
          <table:table-cell office:value-type="date" office:date-value="2007-03-01" calcext:value-type="date">
            <text:p>1. Mar. 2007</text:p>
          </table:table-cell>
          <table:table-cell office:value-type="float" office:value="1.2156" calcext:value-type="float">
            <text:p>1.2156</text:p>
          </table:table-cell>
          <table:table-cell office:value-type="float" office:value="1.2198" calcext:value-type="float">
            <text:p>1.2198</text:p>
          </table:table-cell>
          <table:table-cell office:value-type="float" office:value="1.2355" calcext:value-type="float">
            <text:p>1.2355</text:p>
          </table:table-cell>
          <table:table-cell office:value-type="float" office:value="1.2029" calcext:value-type="float">
            <text:p>1.2029</text:p>
          </table:table-cell>
          <table:table-cell table:style-name="ce4" office:value-type="string" calcext:value-type="string">
            <text:p>-0.26%</text:p>
          </table:table-cell>
        </table:table-row>
        <table:table-row table:style-name="ro1">
          <table:table-cell office:value-type="date" office:date-value="2007-04-01" calcext:value-type="date">
            <text:p>1. Apr. 2007</text:p>
          </table:table-cell>
          <table:table-cell office:value-type="float" office:value="1.2074" calcext:value-type="float">
            <text:p>1.2074</text:p>
          </table:table-cell>
          <table:table-cell office:value-type="float" office:value="1.2133" calcext:value-type="float">
            <text:p>1.2133</text:p>
          </table:table-cell>
          <table:table-cell office:value-type="float" office:value="1.2284" calcext:value-type="float">
            <text:p>1.2284</text:p>
          </table:table-cell>
          <table:table-cell office:value-type="float" office:value="1.1995" calcext:value-type="float">
            <text:p>1.1995</text:p>
          </table:table-cell>
          <table:table-cell table:style-name="ce4" office:value-type="string" calcext:value-type="string">
            <text:p>-0.67%</text:p>
          </table:table-cell>
        </table:table-row>
        <table:table-row table:style-name="ro1">
          <table:table-cell office:value-type="date" office:date-value="2007-05-01" calcext:value-type="date">
            <text:p>1. May. 2007</text:p>
          </table:table-cell>
          <table:table-cell office:value-type="float" office:value="1.225" calcext:value-type="float">
            <text:p>1.225</text:p>
          </table:table-cell>
          <table:table-cell office:value-type="float" office:value="1.208" calcext:value-type="float">
            <text:p>1.208</text:p>
          </table:table-cell>
          <table:table-cell office:value-type="float" office:value="1.2332" calcext:value-type="float">
            <text:p>1.2332</text:p>
          </table:table-cell>
          <table:table-cell office:value-type="float" office:value="1.205" calcext:value-type="float">
            <text:p>1.205</text:p>
          </table:table-cell>
          <table:table-cell table:style-name="ce4" office:value-type="string" calcext:value-type="string">
            <text:p>1.46%</text:p>
          </table:table-cell>
        </table:table-row>
        <table:table-row table:style-name="ro1">
          <table:table-cell office:value-type="date" office:date-value="2007-06-01" calcext:value-type="date">
            <text:p>1. Jun. 2007</text:p>
          </table:table-cell>
          <table:table-cell office:value-type="float" office:value="1.2215" calcext:value-type="float">
            <text:p>1.2215</text:p>
          </table:table-cell>
          <table:table-cell office:value-type="float" office:value="1.2251" calcext:value-type="float">
            <text:p>1.2251</text:p>
          </table:table-cell>
          <table:table-cell office:value-type="float" office:value="1.247" calcext:value-type="float">
            <text:p>1.247</text:p>
          </table:table-cell>
          <table:table-cell office:value-type="float" office:value="1.2146" calcext:value-type="float">
            <text:p>1.2146</text:p>
          </table:table-cell>
          <table:table-cell table:style-name="ce4" office:value-type="string" calcext:value-type="string">
            <text:p>-0.29%</text:p>
          </table:table-cell>
        </table:table-row>
        <table:table-row table:style-name="ro1">
          <table:table-cell office:value-type="date" office:date-value="2007-07-01" calcext:value-type="date">
            <text:p>1. Jul. 2007</text:p>
          </table:table-cell>
          <table:table-cell office:value-type="float" office:value="1.2011" calcext:value-type="float">
            <text:p>1.2011</text:p>
          </table:table-cell>
          <table:table-cell office:value-type="float" office:value="1.221" calcext:value-type="float">
            <text:p>1.221</text:p>
          </table:table-cell>
          <table:table-cell office:value-type="float" office:value="1.2231" calcext:value-type="float">
            <text:p>1.2231</text:p>
          </table:table-cell>
          <table:table-cell office:value-type="float" office:value="1.196" calcext:value-type="float">
            <text:p>1.196</text:p>
          </table:table-cell>
          <table:table-cell table:style-name="ce4" office:value-type="string" calcext:value-type="string">
            <text:p>-1.67%</text:p>
          </table:table-cell>
        </table:table-row>
        <table:table-row table:style-name="ro1">
          <table:table-cell office:value-type="date" office:date-value="2007-08-01" calcext:value-type="date">
            <text:p>1. Aug. 2007</text:p>
          </table:table-cell>
          <table:table-cell office:value-type="float" office:value="1.2087" calcext:value-type="float">
            <text:p>1.2087</text:p>
          </table:table-cell>
          <table:table-cell office:value-type="float" office:value="1.2007" calcext:value-type="float">
            <text:p>1.2007</text:p>
          </table:table-cell>
          <table:table-cell office:value-type="float" office:value="1.2213" calcext:value-type="float">
            <text:p>1.2213</text:p>
          </table:table-cell>
          <table:table-cell office:value-type="float" office:value="1.1817" calcext:value-type="float">
            <text:p>1.1817</text:p>
          </table:table-cell>
          <table:table-cell table:style-name="ce4" office:value-type="string" calcext:value-type="string">
            <text:p>0.63%</text:p>
          </table:table-cell>
        </table:table-row>
        <table:table-row table:style-name="ro1">
          <table:table-cell office:value-type="date" office:date-value="2007-09-01" calcext:value-type="date">
            <text:p>1. Sep. 2007</text:p>
          </table:table-cell>
          <table:table-cell office:value-type="float" office:value="1.1643" calcext:value-type="float">
            <text:p>1.1643</text:p>
          </table:table-cell>
          <table:table-cell office:value-type="float" office:value="1.2078" calcext:value-type="float">
            <text:p>1.2078</text:p>
          </table:table-cell>
          <table:table-cell office:value-type="float" office:value="1.2153" calcext:value-type="float">
            <text:p>1.2153</text:p>
          </table:table-cell>
          <table:table-cell office:value-type="float" office:value="1.1624" calcext:value-type="float">
            <text:p>1.1624</text:p>
          </table:table-cell>
          <table:table-cell table:style-name="ce4" office:value-type="string" calcext:value-type="string">
            <text:p>-3.67%</text:p>
          </table:table-cell>
        </table:table-row>
        <table:table-row table:style-name="ro1">
          <table:table-cell office:value-type="date" office:date-value="2007-10-01" calcext:value-type="date">
            <text:p>1. Oct. 2007</text:p>
          </table:table-cell>
          <table:table-cell office:value-type="float" office:value="1.1583" calcext:value-type="float">
            <text:p>1.1583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1894" calcext:value-type="float">
            <text:p>1.1894</text:p>
          </table:table-cell>
          <table:table-cell office:value-type="float" office:value="1.1555" calcext:value-type="float">
            <text:p>1.1555</text:p>
          </table:table-cell>
          <table:table-cell table:style-name="ce4" office:value-type="string" calcext:value-type="string">
            <text:p>-0.52%</text:p>
          </table:table-cell>
        </table:table-row>
        <table:table-row table:style-name="ro1">
          <table:table-cell office:value-type="date" office:date-value="2007-11-01" calcext:value-type="date">
            <text:p>1. Nov. 2007</text:p>
          </table:table-cell>
          <table:table-cell office:value-type="float" office:value="1.1324" calcext:value-type="float">
            <text:p>1.1324</text:p>
          </table:table-cell>
          <table:table-cell office:value-type="float" office:value="1.1585" calcext:value-type="float">
            <text:p>1.1585</text:p>
          </table:table-cell>
          <table:table-cell office:value-type="float" office:value="1.1638" calcext:value-type="float">
            <text:p>1.1638</text:p>
          </table:table-cell>
          <table:table-cell office:value-type="float" office:value="1.0896" calcext:value-type="float">
            <text:p>1.0896</text:p>
          </table:table-cell>
          <table:table-cell table:style-name="ce4" office:value-type="string" calcext:value-type="string">
            <text:p>-2.24%</text:p>
          </table:table-cell>
        </table:table-row>
        <table:table-row table:style-name="ro1">
          <table:table-cell office:value-type="date" office:date-value="2007-12-01" calcext:value-type="date">
            <text:p>1. Dec. 2007</text:p>
          </table:table-cell>
          <table:table-cell office:value-type="float" office:value="1.1338" calcext:value-type="float">
            <text:p>1.1338</text:p>
          </table:table-cell>
          <table:table-cell office:value-type="float" office:value="1.1308" calcext:value-type="float">
            <text:p>1.1308</text:p>
          </table:table-cell>
          <table:table-cell office:value-type="float" office:value="1.1626" calcext:value-type="float">
            <text:p>1.1626</text:p>
          </table:table-cell>
          <table:table-cell office:value-type="float" office:value="1.1153" calcext:value-type="float">
            <text:p>1.1153</text:p>
          </table:table-cell>
          <table:table-cell table:style-name="ce4" office:value-type="string" calcext:value-type="string">
            <text:p>0.12%</text:p>
          </table:table-cell>
        </table:table-row>
        <table:table-row table:style-name="ro1">
          <table:table-cell office:value-type="date" office:date-value="2008-01-01" calcext:value-type="date">
            <text:p>1. Jan. 2008</text:p>
          </table:table-cell>
          <table:table-cell office:value-type="float" office:value="1.0807" calcext:value-type="float">
            <text:p>1.0807</text:p>
          </table:table-cell>
          <table:table-cell office:value-type="float" office:value="1.1335" calcext:value-type="float">
            <text:p>1.1335</text:p>
          </table:table-cell>
          <table:table-cell office:value-type="float" office:value="1.1347" calcext:value-type="float">
            <text:p>1.1347</text:p>
          </table:table-cell>
          <table:table-cell office:value-type="float" office:value="1.0757" calcext:value-type="float">
            <text:p>1.0757</text:p>
          </table:table-cell>
          <table:table-cell table:style-name="ce4" office:value-type="string" calcext:value-type="string">
            <text:p>-4.68%</text:p>
          </table:table-cell>
        </table:table-row>
        <table:table-row table:style-name="ro1">
          <table:table-cell office:value-type="date" office:date-value="2008-02-01" calcext:value-type="date">
            <text:p>1. Feb. 2008</text:p>
          </table:table-cell>
          <table:table-cell office:value-type="float" office:value="1.0412" calcext:value-type="float">
            <text:p>1.041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108" calcext:value-type="float">
            <text:p>1.1108</text:p>
          </table:table-cell>
          <table:table-cell office:value-type="float" office:value="1.041" calcext:value-type="float">
            <text:p>1.041</text:p>
          </table:table-cell>
          <table:table-cell table:style-name="ce4" office:value-type="string" calcext:value-type="string">
            <text:p>-3.66%</text:p>
          </table:table-cell>
        </table:table-row>
        <table:table-row table:style-name="ro1">
          <table:table-cell office:value-type="date" office:date-value="2008-03-01" calcext:value-type="date">
            <text:p>1. Mar. 2008</text:p>
          </table:table-cell>
          <table:table-cell office:value-type="float" office:value="0.9937" calcext:value-type="float">
            <text:p>0.9937</text:p>
          </table:table-cell>
          <table:table-cell office:value-type="float" office:value="1.04" calcext:value-type="float">
            <text:p>1.04</text:p>
          </table:table-cell>
          <table:table-cell office:value-type="float" office:value="1.0457" calcext:value-type="float">
            <text:p>1.0457</text:p>
          </table:table-cell>
          <table:table-cell office:value-type="float" office:value="0.9677" calcext:value-type="float">
            <text:p>0.9677</text:p>
          </table:table-cell>
          <table:table-cell table:style-name="ce4" office:value-type="string" calcext:value-type="string">
            <text:p>-4.56%</text:p>
          </table:table-cell>
        </table:table-row>
        <table:table-row table:style-name="ro1">
          <table:table-cell office:value-type="date" office:date-value="2008-04-01" calcext:value-type="date">
            <text:p>1. Apr. 2008</text:p>
          </table:table-cell>
          <table:table-cell office:value-type="float" office:value="1.0354" calcext:value-type="float">
            <text:p>1.0354</text:p>
          </table:table-cell>
          <table:table-cell office:value-type="float" office:value="0.9948" calcext:value-type="float">
            <text:p>0.9948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9888" calcext:value-type="float">
            <text:p>0.9888</text:p>
          </table:table-cell>
          <table:table-cell table:style-name="ce4" office:value-type="string" calcext:value-type="string">
            <text:p>4.20%</text:p>
          </table:table-cell>
        </table:table-row>
        <table:table-row table:style-name="ro1">
          <table:table-cell office:value-type="date" office:date-value="2008-05-01" calcext:value-type="date">
            <text:p>1. May. 2008</text:p>
          </table:table-cell>
          <table:table-cell office:value-type="float" office:value="1.0423" calcext:value-type="float">
            <text:p>1.0423</text:p>
          </table:table-cell>
          <table:table-cell office:value-type="float" office:value="1.0354" calcext:value-type="float">
            <text:p>1.0354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216" calcext:value-type="float">
            <text:p>1.0216</text:p>
          </table:table-cell>
          <table:table-cell table:style-name="ce4" office:value-type="string" calcext:value-type="string">
            <text:p>0.67%</text:p>
          </table:table-cell>
        </table:table-row>
        <table:table-row table:style-name="ro1">
          <table:table-cell office:value-type="date" office:date-value="2008-06-01" calcext:value-type="date">
            <text:p>1. Jun. 2008</text:p>
          </table:table-cell>
          <table:table-cell office:value-type="float" office:value="1.0209" calcext:value-type="float">
            <text:p>1.0209</text:p>
          </table:table-cell>
          <table:table-cell office:value-type="float" office:value="1.042" calcext:value-type="float">
            <text:p>1.042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13" calcext:value-type="float">
            <text:p>1.013</text:p>
          </table:table-cell>
          <table:table-cell table:style-name="ce4" office:value-type="string" calcext:value-type="string">
            <text:p>-2.05%</text:p>
          </table:table-cell>
        </table:table-row>
        <table:table-row table:style-name="ro1">
          <table:table-cell office:value-type="date" office:date-value="2008-07-01" calcext:value-type="date">
            <text:p>1. Jul. 2008</text:p>
          </table:table-cell>
          <table:table-cell office:value-type="float" office:value="1.0472" calcext:value-type="float">
            <text:p>1.0472</text:p>
          </table:table-cell>
          <table:table-cell office:value-type="float" office:value="1.0209" calcext:value-type="float">
            <text:p>1.0209</text:p>
          </table:table-cell>
          <table:table-cell office:value-type="float" office:value="1.0523" calcext:value-type="float">
            <text:p>1.0523</text:p>
          </table:table-cell>
          <table:table-cell office:value-type="float" office:value="1.0011" calcext:value-type="float">
            <text:p>1.0011</text:p>
          </table:table-cell>
          <table:table-cell table:style-name="ce4" office:value-type="string" calcext:value-type="string">
            <text:p>2.58%</text:p>
          </table:table-cell>
        </table:table-row>
        <table:table-row table:style-name="ro1">
          <table:table-cell office:value-type="date" office:date-value="2008-08-01" calcext:value-type="date">
            <text:p>1. Aug. 2008</text:p>
          </table:table-cell>
          <table:table-cell office:value-type="float" office:value="1.1014" calcext:value-type="float">
            <text:p>1.1014</text:p>
          </table:table-cell>
          <table:table-cell office:value-type="float" office:value="1.0477" calcext:value-type="float">
            <text:p>1.0477</text:p>
          </table:table-cell>
          <table:table-cell office:value-type="float" office:value="1.1089" calcext:value-type="float">
            <text:p>1.1089</text:p>
          </table:table-cell>
          <table:table-cell office:value-type="float" office:value="1.0434" calcext:value-type="float">
            <text:p>1.0434</text:p>
          </table:table-cell>
          <table:table-cell table:style-name="ce4" office:value-type="string" calcext:value-type="string">
            <text:p>5.18%</text:p>
          </table:table-cell>
        </table:table-row>
        <table:table-row table:style-name="ro1">
          <table:table-cell office:value-type="date" office:date-value="2008-09-01" calcext:value-type="date">
            <text:p>1. Sep. 2008</text:p>
          </table:table-cell>
          <table:table-cell office:value-type="float" office:value="1.1214" calcext:value-type="float">
            <text:p>1.1214</text:p>
          </table:table-cell>
          <table:table-cell office:value-type="float" office:value="1.0983" calcext:value-type="float">
            <text:p>1.0983</text:p>
          </table:table-cell>
          <table:table-cell office:value-type="float" office:value="1.1421" calcext:value-type="float">
            <text:p>1.1421</text:p>
          </table:table-cell>
          <table:table-cell office:value-type="float" office:value="1.0695" calcext:value-type="float">
            <text:p>1.0695</text:p>
          </table:table-cell>
          <table:table-cell table:style-name="ce4" office:value-type="string" calcext:value-type="string">
            <text:p>1.82%</text:p>
          </table:table-cell>
        </table:table-row>
        <table:table-row table:style-name="ro1">
          <table:table-cell office:value-type="date" office:date-value="2008-10-01" calcext:value-type="date">
            <text:p>1. Oct. 2008</text:p>
          </table:table-cell>
          <table:table-cell office:value-type="float" office:value="1.1578" calcext:value-type="float">
            <text:p>1.1578</text:p>
          </table:table-cell>
          <table:table-cell office:value-type="float" office:value="1.1199" calcext:value-type="float">
            <text:p>1.1199</text:p>
          </table:table-cell>
          <table:table-cell office:value-type="float" office:value="1.175" calcext:value-type="float">
            <text:p>1.175</text:p>
          </table:table-cell>
          <table:table-cell office:value-type="float" office:value="1.1127" calcext:value-type="float">
            <text:p>1.1127</text:p>
          </table:table-cell>
          <table:table-cell table:style-name="ce4" office:value-type="string" calcext:value-type="string">
            <text:p>3.25%</text:p>
          </table:table-cell>
        </table:table-row>
        <table:table-row table:style-name="ro1">
          <table:table-cell office:value-type="date" office:date-value="2008-11-01" calcext:value-type="date">
            <text:p>1. Nov. 2008</text:p>
          </table:table-cell>
          <table:table-cell office:value-type="float" office:value="1.2138" calcext:value-type="float">
            <text:p>1.2138</text:p>
          </table:table-cell>
          <table:table-cell office:value-type="float" office:value="1.1576" calcext:value-type="float">
            <text:p>1.1576</text:p>
          </table:table-cell>
          <table:table-cell office:value-type="float" office:value="1.2302" calcext:value-type="float">
            <text:p>1.2302</text:p>
          </table:table-cell>
          <table:table-cell office:value-type="float" office:value="1.1476" calcext:value-type="float">
            <text:p>1.1476</text:p>
          </table:table-cell>
          <table:table-cell table:style-name="ce4" office:value-type="string" calcext:value-type="string">
            <text:p>4.84%</text:p>
          </table:table-cell>
        </table:table-row>
        <table:table-row table:style-name="ro1">
          <table:table-cell office:value-type="date" office:date-value="2008-12-01" calcext:value-type="date">
            <text:p>1. Dec. 2008</text:p>
          </table:table-cell>
          <table:table-cell office:value-type="float" office:value="1.0672" calcext:value-type="float">
            <text:p>1.0672</text:p>
          </table:table-cell>
          <table:table-cell office:value-type="float" office:value="1.213" calcext:value-type="float">
            <text:p>1.213</text:p>
          </table:table-cell>
          <table:table-cell office:value-type="float" office:value="1.2253" calcext:value-type="float">
            <text:p>1.2253</text:p>
          </table:table-cell>
          <table:table-cell office:value-type="float" office:value="1.037" calcext:value-type="float">
            <text:p>1.037</text:p>
          </table:table-cell>
          <table:table-cell table:style-name="ce4" office:value-type="string" calcext:value-type="string">
            <text:p>-12.08%</text:p>
          </table:table-cell>
        </table:table-row>
        <table:table-row table:style-name="ro1">
          <table:table-cell office:value-type="date" office:date-value="2009-01-01" calcext:value-type="date">
            <text:p>1. Jan. 2009</text:p>
          </table:table-cell>
          <table:table-cell office:value-type="float" office:value="1.161" calcext:value-type="float">
            <text:p>1.161</text:p>
          </table:table-cell>
          <table:table-cell office:value-type="float" office:value="1.0708" calcext:value-type="float">
            <text:p>1.0708</text:p>
          </table:table-cell>
          <table:table-cell office:value-type="float" office:value="1.1717" calcext:value-type="float">
            <text:p>1.1717</text:p>
          </table:table-cell>
          <table:table-cell office:value-type="float" office:value="1.061" calcext:value-type="float">
            <text:p>1.061</text:p>
          </table:table-cell>
          <table:table-cell table:style-name="ce4" office:value-type="string" calcext:value-type="string">
            <text:p>8.79%</text:p>
          </table:table-cell>
        </table:table-row>
        <table:table-row table:style-name="ro1">
          <table:table-cell office:value-type="date" office:date-value="2009-02-01" calcext:value-type="date">
            <text:p>1. Feb. 2009</text:p>
          </table:table-cell>
          <table:table-cell office:value-type="float" office:value="1.1708" calcext:value-type="float">
            <text:p>1.1708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1886" calcext:value-type="float">
            <text:p>1.1886</text:p>
          </table:table-cell>
          <table:table-cell office:value-type="float" office:value="1.14" calcext:value-type="float">
            <text:p>1.14</text:p>
          </table:table-cell>
          <table:table-cell table:style-name="ce4" office:value-type="string" calcext:value-type="string">
            <text:p>0.84%</text:p>
          </table:table-cell>
        </table:table-row>
        <table:table-row table:style-name="ro1">
          <table:table-cell office:value-type="date" office:date-value="2009-03-01" calcext:value-type="date">
            <text:p>1. Mar. 2009</text:p>
          </table:table-cell>
          <table:table-cell office:value-type="float" office:value="1.1393" calcext:value-type="float">
            <text:p>1.1393</text:p>
          </table:table-cell>
          <table:table-cell office:value-type="float" office:value="1.1716" calcext:value-type="float">
            <text:p>1.1716</text:p>
          </table:table-cell>
          <table:table-cell office:value-type="float" office:value="1.197" calcext:value-type="float">
            <text:p>1.197</text:p>
          </table:table-cell>
          <table:table-cell office:value-type="float" office:value="1.1162" calcext:value-type="float">
            <text:p>1.1162</text:p>
          </table:table-cell>
          <table:table-cell table:style-name="ce4" office:value-type="string" calcext:value-type="string">
            <text:p>-2.69%</text:p>
          </table:table-cell>
        </table:table-row>
        <table:table-row table:style-name="ro1">
          <table:table-cell office:value-type="date" office:date-value="2009-04-01" calcext:value-type="date">
            <text:p>1. Apr. 2009</text:p>
          </table:table-cell>
          <table:table-cell office:value-type="float" office:value="1.1412" calcext:value-type="float">
            <text:p>1.1412</text:p>
          </table:table-cell>
          <table:table-cell office:value-type="float" office:value="1.1402" calcext:value-type="float">
            <text:p>1.1402</text:p>
          </table:table-cell>
          <table:table-cell office:value-type="float" office:value="1.1744" calcext:value-type="float">
            <text:p>1.1744</text:p>
          </table:table-cell>
          <table:table-cell office:value-type="float" office:value="1.124" calcext:value-type="float">
            <text:p>1.124</text:p>
          </table:table-cell>
          <table:table-cell table:style-name="ce4" office:value-type="string" calcext:value-type="string">
            <text:p>0.17%</text:p>
          </table:table-cell>
        </table:table-row>
        <table:table-row table:style-name="ro1">
          <table:table-cell office:value-type="date" office:date-value="2009-05-01" calcext:value-type="date">
            <text:p>1. May. 2009</text:p>
          </table:table-cell>
          <table:table-cell office:value-type="float" office:value="1.0668" calcext:value-type="float">
            <text:p>1.0668</text:p>
          </table:table-cell>
          <table:table-cell office:value-type="float" office:value="1.1415" calcext:value-type="float">
            <text:p>1.1415</text:p>
          </table:table-cell>
          <table:table-cell office:value-type="float" office:value="1.1425" calcext:value-type="float">
            <text:p>1.1425</text:p>
          </table:table-cell>
          <table:table-cell office:value-type="float" office:value="1.0657" calcext:value-type="float">
            <text:p>1.0657</text:p>
          </table:table-cell>
          <table:table-cell table:style-name="ce4" office:value-type="string" calcext:value-type="string">
            <text:p>-6.52%</text:p>
          </table:table-cell>
        </table:table-row>
        <table:table-row table:style-name="ro1">
          <table:table-cell office:value-type="date" office:date-value="2009-06-01" calcext:value-type="date">
            <text:p>1. Jun. 2009</text:p>
          </table:table-cell>
          <table:table-cell office:value-type="float" office:value="1.086" calcext:value-type="float">
            <text:p>1.086</text:p>
          </table:table-cell>
          <table:table-cell office:value-type="float" office:value="1.068" calcext:value-type="float">
            <text:p>1.068</text:p>
          </table:table-cell>
          <table:table-cell office:value-type="float" office:value="1.1025" calcext:value-type="float">
            <text:p>1.1025</text:p>
          </table:table-cell>
          <table:table-cell office:value-type="float" office:value="1.0592" calcext:value-type="float">
            <text:p>1.0592</text:p>
          </table:table-cell>
          <table:table-cell table:style-name="ce4" office:value-type="string" calcext:value-type="string">
            <text:p>1.80%</text:p>
          </table:table-cell>
        </table:table-row>
        <table:table-row table:style-name="ro1">
          <table:table-cell office:value-type="date" office:date-value="2009-07-01" calcext:value-type="date">
            <text:p>1. Jul. 2009</text:p>
          </table:table-cell>
          <table:table-cell office:value-type="float" office:value="1.0686" calcext:value-type="float">
            <text:p>1.0686</text:p>
          </table:table-cell>
          <table:table-cell office:value-type="float" office:value="1.086" calcext:value-type="float">
            <text:p>1.086</text:p>
          </table:table-cell>
          <table:table-cell office:value-type="float" office:value="1.0958" calcext:value-type="float">
            <text:p>1.0958</text:p>
          </table:table-cell>
          <table:table-cell office:value-type="float" office:value="1.0623" calcext:value-type="float">
            <text:p>1.0623</text:p>
          </table:table-cell>
          <table:table-cell table:style-name="ce4" office:value-type="string" calcext:value-type="string">
            <text:p>-1.60%</text:p>
          </table:table-cell>
        </table:table-row>
        <table:table-row table:style-name="ro1">
          <table:table-cell office:value-type="date" office:date-value="2009-08-01" calcext:value-type="date">
            <text:p>1. Aug. 2009</text:p>
          </table:table-cell>
          <table:table-cell office:value-type="float" office:value="1.059" calcext:value-type="float">
            <text:p>1.059</text:p>
          </table:table-cell>
          <table:table-cell office:value-type="float" office:value="1.0676" calcext:value-type="float">
            <text:p>1.0676</text:p>
          </table:table-cell>
          <table:table-cell office:value-type="float" office:value="1.0885" calcext:value-type="float">
            <text:p>1.0885</text:p>
          </table:table-cell>
          <table:table-cell office:value-type="float" office:value="1.0525" calcext:value-type="float">
            <text:p>1.0525</text:p>
          </table:table-cell>
          <table:table-cell table:style-name="ce4" office:value-type="string" calcext:value-type="string">
            <text:p>-0.90%</text:p>
          </table:table-cell>
        </table:table-row>
        <table:table-row table:style-name="ro1">
          <table:table-cell office:value-type="date" office:date-value="2009-09-01" calcext:value-type="date">
            <text:p>1. Sep. 2009</text:p>
          </table:table-cell>
          <table:table-cell office:value-type="float" office:value="1.036" calcext:value-type="float">
            <text:p>1.036</text:p>
          </table:table-cell>
          <table:table-cell office:value-type="float" office:value="1.0591" calcext:value-type="float">
            <text:p>1.0591</text:p>
          </table:table-cell>
          <table:table-cell office:value-type="float" office:value="1.0708" calcext:value-type="float">
            <text:p>1.0708</text:p>
          </table:table-cell>
          <table:table-cell office:value-type="float" office:value="1.0187" calcext:value-type="float">
            <text:p>1.0187</text:p>
          </table:table-cell>
          <table:table-cell table:style-name="ce4" office:value-type="string" calcext:value-type="string">
            <text:p>-2.17%</text:p>
          </table:table-cell>
        </table:table-row>
        <table:table-row table:style-name="ro1">
          <table:table-cell office:value-type="date" office:date-value="2009-10-01" calcext:value-type="date">
            <text:p>1. Oct. 2009</text:p>
          </table:table-cell>
          <table:table-cell office:value-type="float" office:value="1.0265" calcext:value-type="float">
            <text:p>1.0265</text:p>
          </table:table-cell>
          <table:table-cell office:value-type="float" office:value="1.0362" calcext:value-type="float">
            <text:p>1.0362</text:p>
          </table:table-cell>
          <table:table-cell office:value-type="float" office:value="1.0457" calcext:value-type="float">
            <text:p>1.0457</text:p>
          </table:table-cell>
          <table:table-cell office:value-type="float" office:value="1.0034" calcext:value-type="float">
            <text:p>1.0034</text:p>
          </table:table-cell>
          <table:table-cell table:style-name="ce4" office:value-type="string" calcext:value-type="string">
            <text:p>-0.92%</text:p>
          </table:table-cell>
        </table:table-row>
        <table:table-row table:style-name="ro1">
          <table:table-cell office:value-type="date" office:date-value="2009-11-01" calcext:value-type="date">
            <text:p>1. Nov. 2009</text:p>
          </table:table-cell>
          <table:table-cell office:value-type="float" office:value="1.0051" calcext:value-type="float">
            <text:p>1.0051</text:p>
          </table:table-cell>
          <table:table-cell office:value-type="float" office:value="1.026" calcext:value-type="float">
            <text:p>1.026</text:p>
          </table:table-cell>
          <table:table-cell office:value-type="float" office:value="1.034" calcext:value-type="float">
            <text:p>1.034</text:p>
          </table:table-cell>
          <table:table-cell office:value-type="float" office:value="0.9916" calcext:value-type="float">
            <text:p>0.9916</text:p>
          </table:table-cell>
          <table:table-cell table:style-name="ce4" office:value-type="string" calcext:value-type="string">
            <text:p>-2.08%</text:p>
          </table:table-cell>
        </table:table-row>
        <table:table-row table:style-name="ro1">
          <table:table-cell office:value-type="date" office:date-value="2009-12-01" calcext:value-type="date">
            <text:p>1. Dec. 2009</text:p>
          </table:table-cell>
          <table:table-cell office:value-type="float" office:value="1.0356" calcext:value-type="float">
            <text:p>1.0356</text:p>
          </table:table-cell>
          <table:table-cell office:value-type="float" office:value="1.005" calcext:value-type="float">
            <text:p>1.005</text:p>
          </table:table-cell>
          <table:table-cell office:value-type="float" office:value="1.0509" calcext:value-type="float">
            <text:p>1.0509</text:p>
          </table:table-cell>
          <table:table-cell office:value-type="float" office:value="0.996" calcext:value-type="float">
            <text:p>0.996</text:p>
          </table:table-cell>
          <table:table-cell table:style-name="ce4" office:value-type="string" calcext:value-type="string">
            <text:p>3.03%</text:p>
          </table:table-cell>
        </table:table-row>
        <table:table-row table:style-name="ro1">
          <table:table-cell office:value-type="date" office:date-value="2010-01-01" calcext:value-type="date">
            <text:p>1. Jan. 2010</text:p>
          </table:table-cell>
          <table:table-cell office:value-type="float" office:value="1.0606" calcext:value-type="float">
            <text:p>1.0606</text:p>
          </table:table-cell>
          <table:table-cell office:value-type="float" office:value="1.0344" calcext:value-type="float">
            <text:p>1.0344</text:p>
          </table:table-cell>
          <table:table-cell office:value-type="float" office:value="1.0643" calcext:value-type="float">
            <text:p>1.0643</text:p>
          </table:table-cell>
          <table:table-cell office:value-type="float" office:value="1.0129" calcext:value-type="float">
            <text:p>1.0129</text:p>
          </table:table-cell>
          <table:table-cell table:style-name="ce4" office:value-type="string" calcext:value-type="string">
            <text:p>2.41%</text:p>
          </table:table-cell>
        </table:table-row>
        <table:table-row table:style-name="ro1">
          <table:table-cell office:value-type="date" office:date-value="2010-02-01" calcext:value-type="date">
            <text:p>1. Feb. 2010</text:p>
          </table:table-cell>
          <table:table-cell office:value-type="float" office:value="1.0736" calcext:value-type="float">
            <text:p>1.0736</text:p>
          </table:table-cell>
          <table:table-cell office:value-type="float" office:value="1.0603" calcext:value-type="float">
            <text:p>1.0603</text:p>
          </table:table-cell>
          <table:table-cell office:value-type="float" office:value="1.09" calcext:value-type="float">
            <text:p>1.09</text:p>
          </table:table-cell>
          <table:table-cell office:value-type="float" office:value="1.0495" calcext:value-type="float">
            <text:p>1.0495</text:p>
          </table:table-cell>
          <table:table-cell table:style-name="ce4" office:value-type="string" calcext:value-type="string">
            <text:p>1.23%</text:p>
          </table:table-cell>
        </table:table-row>
        <table:table-row table:style-name="ro1">
          <table:table-cell office:value-type="date" office:date-value="2010-03-01" calcext:value-type="date">
            <text:p>1. Mar. 2010</text:p>
          </table:table-cell>
          <table:table-cell office:value-type="float" office:value="1.0538" calcext:value-type="float">
            <text:p>1.0538</text:p>
          </table:table-cell>
          <table:table-cell office:value-type="float" office:value="1.0742" calcext:value-type="float">
            <text:p>1.0742</text:p>
          </table:table-cell>
          <table:table-cell office:value-type="float" office:value="1.0893" calcext:value-type="float">
            <text:p>1.0893</text:p>
          </table:table-cell>
          <table:table-cell office:value-type="float" office:value="1.0488" calcext:value-type="float">
            <text:p>1.0488</text:p>
          </table:table-cell>
          <table:table-cell table:style-name="ce4" office:value-type="string" calcext:value-type="string">
            <text:p>-1.84%</text:p>
          </table:table-cell>
        </table:table-row>
        <table:table-row table:style-name="ro1">
          <table:table-cell office:value-type="date" office:date-value="2010-04-01" calcext:value-type="date">
            <text:p>1. Apr. 2010</text:p>
          </table:table-cell>
          <table:table-cell office:value-type="float" office:value="1.0777" calcext:value-type="float">
            <text:p>1.0777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928" calcext:value-type="float">
            <text:p>1.0928</text:p>
          </table:table-cell>
          <table:table-cell office:value-type="float" office:value="1.0435" calcext:value-type="float">
            <text:p>1.0435</text:p>
          </table:table-cell>
          <table:table-cell table:style-name="ce4" office:value-type="string" calcext:value-type="string">
            <text:p>2.27%</text:p>
          </table:table-cell>
        </table:table-row>
        <table:table-row table:style-name="ro1">
          <table:table-cell office:value-type="date" office:date-value="2010-05-01" calcext:value-type="date">
            <text:p>1. May. 2010</text:p>
          </table:table-cell>
          <table:table-cell office:value-type="float" office:value="1.155" calcext:value-type="float">
            <text:p>1.155</text:p>
          </table:table-cell>
          <table:table-cell office:value-type="float" office:value="1.0749" calcext:value-type="float">
            <text:p>1.0749</text:p>
          </table:table-cell>
          <table:table-cell office:value-type="float" office:value="1.17" calcext:value-type="float">
            <text:p>1.17</text:p>
          </table:table-cell>
          <table:table-cell office:value-type="float" office:value="1.0742" calcext:value-type="float">
            <text:p>1.0742</text:p>
          </table:table-cell>
          <table:table-cell table:style-name="ce4" office:value-type="string" calcext:value-type="string">
            <text:p>7.17%</text:p>
          </table:table-cell>
        </table:table-row>
        <table:table-row table:style-name="ro1">
          <table:table-cell office:value-type="date" office:date-value="2010-06-01" calcext:value-type="date">
            <text:p>1. Jun. 2010</text:p>
          </table:table-cell>
          <table:table-cell office:value-type="float" office:value="1.0775" calcext:value-type="float">
            <text:p>1.0775</text:p>
          </table:table-cell>
          <table:table-cell office:value-type="float" office:value="1.1558" calcext:value-type="float">
            <text:p>1.1558</text:p>
          </table:table-cell>
          <table:table-cell office:value-type="float" office:value="1.1735" calcext:value-type="float">
            <text:p>1.1735</text:p>
          </table:table-cell>
          <table:table-cell office:value-type="float" office:value="1.0754" calcext:value-type="float">
            <text:p>1.0754</text:p>
          </table:table-cell>
          <table:table-cell table:style-name="ce4" office:value-type="string" calcext:value-type="string">
            <text:p>-6.71%</text:p>
          </table:table-cell>
        </table:table-row>
        <table:table-row table:style-name="ro1">
          <table:table-cell office:value-type="date" office:date-value="2010-07-01" calcext:value-type="date">
            <text:p>1. Jul. 2010</text:p>
          </table:table-cell>
          <table:table-cell office:value-type="float" office:value="1.0417" calcext:value-type="float">
            <text:p>1.0417</text:p>
          </table:table-cell>
          <table:table-cell office:value-type="float" office:value="1.0772" calcext:value-type="float">
            <text:p>1.0772</text:p>
          </table:table-cell>
          <table:table-cell office:value-type="float" office:value="1.0792" calcext:value-type="float">
            <text:p>1.0792</text:p>
          </table:table-cell>
          <table:table-cell office:value-type="float" office:value="1.0362" calcext:value-type="float">
            <text:p>1.0362</text:p>
          </table:table-cell>
          <table:table-cell table:style-name="ce4" office:value-type="string" calcext:value-type="string">
            <text:p>-3.32%</text:p>
          </table:table-cell>
        </table:table-row>
        <table:table-row table:style-name="ro1">
          <table:table-cell office:value-type="date" office:date-value="2010-08-01" calcext:value-type="date">
            <text:p>1. Aug. 2010</text:p>
          </table:table-cell>
          <table:table-cell office:value-type="float" office:value="1.0145" calcext:value-type="float">
            <text:p>1.0145</text:p>
          </table:table-cell>
          <table:table-cell office:value-type="float" office:value="1.0408" calcext:value-type="float">
            <text:p>1.0408</text:p>
          </table:table-cell>
          <table:table-cell office:value-type="float" office:value="1.0631" calcext:value-type="float">
            <text:p>1.0631</text:p>
          </table:table-cell>
          <table:table-cell office:value-type="float" office:value="1.0137" calcext:value-type="float">
            <text:p>1.0137</text:p>
          </table:table-cell>
          <table:table-cell table:style-name="ce4" office:value-type="string" calcext:value-type="string">
            <text:p>-2.61%</text:p>
          </table:table-cell>
        </table:table-row>
        <table:table-row table:style-name="ro1">
          <table:table-cell office:value-type="date" office:date-value="2010-09-01" calcext:value-type="date">
            <text:p>1. Sep. 2010</text:p>
          </table:table-cell>
          <table:table-cell office:value-type="float" office:value="0.9823" calcext:value-type="float">
            <text:p>0.9823</text:p>
          </table:table-cell>
          <table:table-cell office:value-type="float" office:value="1.0147" calcext:value-type="float">
            <text:p>1.0147</text:p>
          </table:table-cell>
          <table:table-cell office:value-type="float" office:value="1.0279" calcext:value-type="float">
            <text:p>1.0279</text:p>
          </table:table-cell>
          <table:table-cell office:value-type="float" office:value="0.9708" calcext:value-type="float">
            <text:p>0.9708</text:p>
          </table:table-cell>
          <table:table-cell table:style-name="ce4" office:value-type="string" calcext:value-type="string">
            <text:p>-3.17%</text:p>
          </table:table-cell>
        </table:table-row>
        <table:table-row table:style-name="ro1">
          <table:table-cell office:value-type="date" office:date-value="2010-10-01" calcext:value-type="date">
            <text:p>1. Oct. 2010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463" calcext:value-type="float">
            <text:p>0.9463</text:p>
          </table:table-cell>
          <table:table-cell table:style-name="ce4" office:value-type="string" calcext:value-type="string">
            <text:p>-0.01%</text:p>
          </table:table-cell>
        </table:table-row>
        <table:table-row table:style-name="ro1">
          <table:table-cell office:value-type="date" office:date-value="2010-11-01" calcext:value-type="date">
            <text:p>1. Nov. 2010</text:p>
          </table:table-cell>
          <table:table-cell office:value-type="float" office:value="1.0043" calcext:value-type="float">
            <text:p>1.0043</text:p>
          </table:table-cell>
          <table:table-cell office:value-type="float" office:value="0.9823" calcext:value-type="float">
            <text:p>0.9823</text:p>
          </table:table-cell>
          <table:table-cell office:value-type="float" office:value="1.0055" calcext:value-type="float">
            <text:p>1.0055</text:p>
          </table:table-cell>
          <table:table-cell office:value-type="float" office:value="0.9545" calcext:value-type="float">
            <text:p>0.9545</text:p>
          </table:table-cell>
          <table:table-cell table:style-name="ce4" office:value-type="string" calcext:value-type="string">
            <text:p>2.25%</text:p>
          </table:table-cell>
        </table:table-row>
        <table:table-row table:style-name="ro1">
          <table:table-cell office:value-type="date" office:date-value="2010-12-01" calcext:value-type="date">
            <text:p>1. Dec. 2010</text:p>
          </table:table-cell>
          <table:table-cell office:value-type="float" office:value="0.934" calcext:value-type="float">
            <text:p>0.934</text:p>
          </table:table-cell>
          <table:table-cell office:value-type="float" office:value="1.0042" calcext:value-type="float">
            <text:p>1.0042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9303" calcext:value-type="float">
            <text:p>0.9303</text:p>
          </table:table-cell>
          <table:table-cell table:style-name="ce4" office:value-type="string" calcext:value-type="string">
            <text:p>-7.00%</text:p>
          </table:table-cell>
        </table:table-row>
        <table:table-row table:style-name="ro1">
          <table:table-cell office:value-type="date" office:date-value="2011-01-01" calcext:value-type="date">
            <text:p>1. Jan. 2011</text:p>
          </table:table-cell>
          <table:table-cell office:value-type="float" office:value="0.9442" calcext:value-type="float">
            <text:p>0.9442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317" calcext:value-type="float">
            <text:p>0.9317</text:p>
          </table:table-cell>
          <table:table-cell table:style-name="ce4" office:value-type="string" calcext:value-type="string">
            <text:p>1.09%</text:p>
          </table:table-cell>
        </table:table-row>
        <table:table-row table:style-name="ro1">
          <table:table-cell office:value-type="date" office:date-value="2011-02-01" calcext:value-type="date">
            <text:p>1. Feb. 2011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9234" calcext:value-type="float">
            <text:p>0.9234</text:p>
          </table:table-cell>
          <table:table-cell table:style-name="ce4" office:value-type="string" calcext:value-type="string">
            <text:p>-1.59%</text:p>
          </table:table-cell>
        </table:table-row>
        <table:table-row table:style-name="ro1">
          <table:table-cell office:value-type="date" office:date-value="2011-03-01" calcext:value-type="date">
            <text:p>1. Mar. 2011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72" calcext:value-type="float">
            <text:p>0.9372</text:p>
          </table:table-cell>
          <table:table-cell office:value-type="float" office:value="0.8938" calcext:value-type="float">
            <text:p>0.8938</text:p>
          </table:table-cell>
          <table:table-cell table:style-name="ce4" office:value-type="string" calcext:value-type="string">
            <text:p>-1.14%</text:p>
          </table:table-cell>
        </table:table-row>
        <table:table-row table:style-name="ro1">
          <table:table-cell office:value-type="date" office:date-value="2011-04-01" calcext:value-type="date">
            <text:p>1. Apr. 2011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189" calcext:value-type="float">
            <text:p>0.9189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8629" calcext:value-type="float">
            <text:p>0.8629</text:p>
          </table:table-cell>
          <table:table-cell table:style-name="ce4" office:value-type="string" calcext:value-type="string">
            <text:p>-5.76%</text:p>
          </table:table-cell>
        </table:table-row>
        <table:table-row table:style-name="ro1">
          <table:table-cell office:value-type="date" office:date-value="2011-05-01" calcext:value-type="date">
            <text:p>1. May. 2011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865" calcext:value-type="float">
            <text:p>0.865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8468" calcext:value-type="float">
            <text:p>0.8468</text:p>
          </table:table-cell>
          <table:table-cell table:style-name="ce4" office:value-type="string" calcext:value-type="string">
            <text:p>-1.33%</text:p>
          </table:table-cell>
        </table:table-row>
        <table:table-row table:style-name="ro1">
          <table:table-cell office:value-type="date" office:date-value="2011-06-01" calcext:value-type="date">
            <text:p>1. Jun. 2011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274" calcext:value-type="float">
            <text:p>0.8274</text:p>
          </table:table-cell>
          <table:table-cell table:style-name="ce4" office:value-type="string" calcext:value-type="string">
            <text:p>-1.62%</text:p>
          </table:table-cell>
        </table:table-row>
        <table:table-row table:style-name="ro1">
          <table:table-cell office:value-type="date" office:date-value="2011-07-01" calcext:value-type="date">
            <text:p>1. Jul. 2011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7853" calcext:value-type="float">
            <text:p>0.7853</text:p>
          </table:table-cell>
          <table:table-cell table:style-name="ce4" office:value-type="string" calcext:value-type="string">
            <text:p>-6.53%</text:p>
          </table:table-cell>
        </table:table-row>
        <table:table-row table:style-name="ro1">
          <table:table-cell office:value-type="date" office:date-value="2011-08-01" calcext:value-type="date">
            <text:p>1. Aug. 2011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8241" calcext:value-type="float">
            <text:p>0.8241</text:p>
          </table:table-cell>
          <table:table-cell office:value-type="float" office:value="0.7087" calcext:value-type="float">
            <text:p>0.7087</text:p>
          </table:table-cell>
          <table:table-cell table:style-name="ce4" office:value-type="string" calcext:value-type="string">
            <text:p>2.60%</text:p>
          </table:table-cell>
        </table:table-row>
        <table:table-row table:style-name="ro1">
          <table:table-cell office:value-type="date" office:date-value="2011-09-01" calcext:value-type="date">
            <text:p>1. Sep. 2011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771" calcext:value-type="float">
            <text:p>0.771</text:p>
          </table:table-cell>
          <table:table-cell table:style-name="ce4" office:value-type="string" calcext:value-type="string">
            <text:p>12.68%</text:p>
          </table:table-cell>
        </table:table-row>
        <table:table-row table:style-name="ro1">
          <table:table-cell office:value-type="date" office:date-value="2011-10-01" calcext:value-type="date">
            <text:p>1. Oct. 2011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8569" calcext:value-type="float">
            <text:p>0.8569</text:p>
          </table:table-cell>
          <table:table-cell table:style-name="ce4" office:value-type="string" calcext:value-type="string">
            <text:p>-3.38%</text:p>
          </table:table-cell>
        </table:table-row>
        <table:table-row table:style-name="ro1">
          <table:table-cell office:value-type="date" office:date-value="2011-11-01" calcext:value-type="date">
            <text:p>1. Nov. 201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877" calcext:value-type="float">
            <text:p>0.877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8759" calcext:value-type="float">
            <text:p>0.8759</text:p>
          </table:table-cell>
          <table:table-cell table:style-name="ce4" office:value-type="string" calcext:value-type="string">
            <text:p>4.08%</text:p>
          </table:table-cell>
        </table:table-row>
        <table:table-row table:style-name="ro1">
          <table:table-cell office:value-type="date" office:date-value="2011-12-01" calcext:value-type="date">
            <text:p>1. Dec. 2011</text:p>
          </table:table-cell>
          <table:table-cell office:value-type="float" office:value="0.938" calcext:value-type="float">
            <text:p>0.938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072" calcext:value-type="float">
            <text:p>0.9072</text:p>
          </table:table-cell>
          <table:table-cell table:style-name="ce4" office:value-type="string" calcext:value-type="string">
            <text:p>2.72%</text:p>
          </table:table-cell>
        </table:table-row>
        <table:table-row table:style-name="ro1">
          <table:table-cell office:value-type="date" office:date-value="2012-01-01" calcext:value-type="date">
            <text:p>1. Jan. 2012</text:p>
          </table:table-cell>
          <table:table-cell office:value-type="float" office:value="0.9205" calcext:value-type="float">
            <text:p>0.9205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9117" calcext:value-type="float">
            <text:p>0.9117</text:p>
          </table:table-cell>
          <table:table-cell table:style-name="ce4" office:value-type="string" calcext:value-type="string">
            <text:p>-1.87%</text:p>
          </table:table-cell>
        </table:table-row>
        <table:table-row table:style-name="ro1">
          <table:table-cell office:value-type="date" office:date-value="2012-02-01" calcext:value-type="date">
            <text:p>1. Feb. 201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203" calcext:value-type="float">
            <text:p>0.9203</text:p>
          </table:table-cell>
          <table:table-cell office:value-type="float" office:value="0.9301" calcext:value-type="float">
            <text:p>0.9301</text:p>
          </table:table-cell>
          <table:table-cell office:value-type="float" office:value="0.8928" calcext:value-type="float">
            <text:p>0.8928</text:p>
          </table:table-cell>
          <table:table-cell table:style-name="ce4" office:value-type="string" calcext:value-type="string">
            <text:p>-1.76%</text:p>
          </table:table-cell>
        </table:table-row>
        <table:table-row table:style-name="ro1">
          <table:table-cell office:value-type="date" office:date-value="2012-03-01" calcext:value-type="date">
            <text:p>1. Mar. 2012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043" calcext:value-type="float">
            <text:p>0.9043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008" calcext:value-type="float">
            <text:p>0.9008</text:p>
          </table:table-cell>
          <table:table-cell table:style-name="ce4" office:value-type="string" calcext:value-type="string">
            <text:p>-0.23%</text:p>
          </table:table-cell>
        </table:table-row>
        <table:table-row table:style-name="ro1">
          <table:table-cell office:value-type="date" office:date-value="2012-04-01" calcext:value-type="date">
            <text:p>1. Apr. 2012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9" calcext:value-type="float">
            <text:p>0.9</text:p>
          </table:table-cell>
          <table:table-cell table:style-name="ce4" office:value-type="string" calcext:value-type="string">
            <text:p>0.57%</text:p>
          </table:table-cell>
        </table:table-row>
        <table:table-row table:style-name="ro1">
          <table:table-cell office:value-type="date" office:date-value="2012-05-01" calcext:value-type="date">
            <text:p>1. May. 2012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042" calcext:value-type="float">
            <text:p>0.9042</text:p>
          </table:table-cell>
          <table:table-cell table:style-name="ce4" office:value-type="string" calcext:value-type="string">
            <text:p>7.12%</text:p>
          </table:table-cell>
        </table:table-row>
        <table:table-row table:style-name="ro1">
          <table:table-cell office:value-type="date" office:date-value="2012-06-01" calcext:value-type="date">
            <text:p>1. Jun. 2012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419" calcext:value-type="float">
            <text:p>0.9419</text:p>
          </table:table-cell>
          <table:table-cell table:style-name="ce4" office:value-type="string" calcext:value-type="string">
            <text:p>-2.40%</text:p>
          </table:table-cell>
        </table:table-row>
        <table:table-row table:style-name="ro1">
          <table:table-cell office:value-type="date" office:date-value="2012-07-01" calcext:value-type="date">
            <text:p>1. Jul. 201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479" calcext:value-type="float">
            <text:p>0.9479</text:p>
          </table:table-cell>
          <table:table-cell office:value-type="float" office:value="0.9973" calcext:value-type="float">
            <text:p>0.9973</text:p>
          </table:table-cell>
          <table:table-cell office:value-type="float" office:value="0.9476" calcext:value-type="float">
            <text:p>0.9476</text:p>
          </table:table-cell>
          <table:table-cell table:style-name="ce4" office:value-type="string" calcext:value-type="string">
            <text:p>2.94%</text:p>
          </table:table-cell>
        </table:table-row>
        <table:table-row table:style-name="ro1">
          <table:table-cell office:value-type="date" office:date-value="2012-08-01" calcext:value-type="date">
            <text:p>1. Aug. 2012</text:p>
          </table:table-cell>
          <table:table-cell office:value-type="float" office:value="0.9551" calcext:value-type="float">
            <text:p>0.9551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99" calcext:value-type="float">
            <text:p>0.99</text:p>
          </table:table-cell>
          <table:table-cell office:value-type="float" office:value="0.9502" calcext:value-type="float">
            <text:p>0.9502</text:p>
          </table:table-cell>
          <table:table-cell table:style-name="ce4" office:value-type="string" calcext:value-type="string">
            <text:p>-2.19%</text:p>
          </table:table-cell>
        </table:table-row>
        <table:table-row table:style-name="ro1">
          <table:table-cell office:value-type="date" office:date-value="2012-09-01" calcext:value-type="date">
            <text:p>1. Sep. 2012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238" calcext:value-type="float">
            <text:p>0.9238</text:p>
          </table:table-cell>
          <table:table-cell table:style-name="ce4" office:value-type="string" calcext:value-type="string">
            <text:p>-1.59%</text:p>
          </table:table-cell>
        </table:table-row>
        <table:table-row table:style-name="ro1">
          <table:table-cell office:value-type="date" office:date-value="2012-10-01" calcext:value-type="date">
            <text:p>1. Oct. 2012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9214" calcext:value-type="float">
            <text:p>0.9214</text:p>
          </table:table-cell>
          <table:table-cell table:style-name="ce4" office:value-type="string" calcext:value-type="string">
            <text:p>-0.90%</text:p>
          </table:table-cell>
        </table:table-row>
        <table:table-row table:style-name="ro1">
          <table:table-cell office:value-type="date" office:date-value="2012-11-01" calcext:value-type="date">
            <text:p>1. Nov. 2012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247" calcext:value-type="float">
            <text:p>0.9247</text:p>
          </table:table-cell>
          <table:table-cell table:style-name="ce4" office:value-type="string" calcext:value-type="string">
            <text:p>-0.35%</text:p>
          </table:table-cell>
        </table:table-row>
        <table:table-row table:style-name="ro1">
          <table:table-cell office:value-type="date" office:date-value="2012-12-01" calcext:value-type="date">
            <text:p>1. Dec. 201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282" calcext:value-type="float">
            <text:p>0.9282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9082" calcext:value-type="float">
            <text:p>0.9082</text:p>
          </table:table-cell>
          <table:table-cell table:style-name="ce4" office:value-type="string" calcext:value-type="string">
            <text:p>-1.35%</text:p>
          </table:table-cell>
        </table:table-row>
        <table:table-row table:style-name="ro1">
          <table:table-cell office:value-type="date" office:date-value="2013-01-01" calcext:value-type="date">
            <text:p>1. Jan. 2013</text:p>
          </table:table-cell>
          <table:table-cell office:value-type="float" office:value="0.91" calcext:value-type="float">
            <text:p>0.91</text:p>
          </table:table-cell>
          <table:table-cell office:value-type="float" office:value="0.9154" calcext:value-type="float">
            <text:p>0.9154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075" calcext:value-type="float">
            <text:p>0.9075</text:p>
          </table:table-cell>
          <table:table-cell table:style-name="ce4" office:value-type="string" calcext:value-type="string">
            <text:p>-0.61%</text:p>
          </table:table-cell>
        </table:table-row>
        <table:table-row table:style-name="ro1">
          <table:table-cell office:value-type="date" office:date-value="2013-02-01" calcext:value-type="date">
            <text:p>1. Feb. 2013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023" calcext:value-type="float">
            <text:p>0.9023</text:p>
          </table:table-cell>
          <table:table-cell table:style-name="ce4" office:value-type="string" calcext:value-type="string">
            <text:p>2.91%</text:p>
          </table:table-cell>
        </table:table-row>
        <table:table-row table:style-name="ro1">
          <table:table-cell office:value-type="date" office:date-value="2013-03-01" calcext:value-type="date">
            <text:p>1. Mar. 2013</text:p>
          </table:table-cell>
          <table:table-cell office:value-type="float" office:value="0.9494" calcext:value-type="float">
            <text:p>0.9494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569" calcext:value-type="float">
            <text:p>0.9569</text:p>
          </table:table-cell>
          <table:table-cell office:value-type="float" office:value="0.9351" calcext:value-type="float">
            <text:p>0.9351</text:p>
          </table:table-cell>
          <table:table-cell table:style-name="ce4" office:value-type="string" calcext:value-type="string">
            <text:p>1.38%</text:p>
          </table:table-cell>
        </table:table-row>
        <table:table-row table:style-name="ro1">
          <table:table-cell office:value-type="date" office:date-value="2013-04-01" calcext:value-type="date">
            <text:p>1. Apr. 2013</text:p>
          </table:table-cell>
          <table:table-cell office:value-type="float" office:value="0.9293" calcext:value-type="float">
            <text:p>0.9293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205" calcext:value-type="float">
            <text:p>0.9205</text:p>
          </table:table-cell>
          <table:table-cell table:style-name="ce4" office:value-type="string" calcext:value-type="string">
            <text:p>-2.12%</text:p>
          </table:table-cell>
        </table:table-row>
        <table:table-row table:style-name="ro1">
          <table:table-cell office:value-type="date" office:date-value="2013-05-01" calcext:value-type="date">
            <text:p>1. May. 2013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84" calcext:value-type="float">
            <text:p>0.984</text:p>
          </table:table-cell>
          <table:table-cell office:value-type="float" office:value="0.9246" calcext:value-type="float">
            <text:p>0.9246</text:p>
          </table:table-cell>
          <table:table-cell table:style-name="ce4" office:value-type="string" calcext:value-type="string">
            <text:p>2.79%</text:p>
          </table:table-cell>
        </table:table-row>
        <table:table-row table:style-name="ro1">
          <table:table-cell office:value-type="date" office:date-value="2013-06-01" calcext:value-type="date">
            <text:p>1. Jun. 2013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9129" calcext:value-type="float">
            <text:p>0.9129</text:p>
          </table:table-cell>
          <table:table-cell table:style-name="ce4" office:value-type="string" calcext:value-type="string">
            <text:p>-1.10%</text:p>
          </table:table-cell>
        </table:table-row>
        <table:table-row table:style-name="ro1">
          <table:table-cell office:value-type="date" office:date-value="2013-07-01" calcext:value-type="date">
            <text:p>1. Jul. 201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445" calcext:value-type="float">
            <text:p>0.9445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9227" calcext:value-type="float">
            <text:p>0.9227</text:p>
          </table:table-cell>
          <table:table-cell table:style-name="ce4" office:value-type="string" calcext:value-type="string">
            <text:p>-1.95%</text:p>
          </table:table-cell>
        </table:table-row>
        <table:table-row table:style-name="ro1">
          <table:table-cell office:value-type="date" office:date-value="2013-08-01" calcext:value-type="date">
            <text:p>1. Aug. 2013</text:p>
          </table:table-cell>
          <table:table-cell office:value-type="float" office:value="0.93" calcext:value-type="float">
            <text:p>0.93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146" calcext:value-type="float">
            <text:p>0.9146</text:p>
          </table:table-cell>
          <table:table-cell table:style-name="ce4" office:value-type="string" calcext:value-type="string">
            <text:p>0.40%</text:p>
          </table:table-cell>
        </table:table-row>
        <table:table-row table:style-name="ro1">
          <table:table-cell office:value-type="date" office:date-value="2013-09-01" calcext:value-type="date">
            <text:p>1. Sep. 2013</text:p>
          </table:table-cell>
          <table:table-cell office:value-type="float" office:value="0.905" calcext:value-type="float">
            <text:p>0.90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456" calcext:value-type="float">
            <text:p>0.9456</text:p>
          </table:table-cell>
          <table:table-cell office:value-type="float" office:value="0.902" calcext:value-type="float">
            <text:p>0.902</text:p>
          </table:table-cell>
          <table:table-cell table:style-name="ce4" office:value-type="string" calcext:value-type="string">
            <text:p>-2.69%</text:p>
          </table:table-cell>
        </table:table-row>
        <table:table-row table:style-name="ro1">
          <table:table-cell office:value-type="date" office:date-value="2013-10-01" calcext:value-type="date">
            <text:p>1. Oct. 201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79" calcext:value-type="float">
            <text:p>0.9179</text:p>
          </table:table-cell>
          <table:table-cell office:value-type="float" office:value="0.889" calcext:value-type="float">
            <text:p>0.889</text:p>
          </table:table-cell>
          <table:table-cell table:style-name="ce4" office:value-type="string" calcext:value-type="string">
            <text:p>0.19%</text:p>
          </table:table-cell>
        </table:table-row>
        <table:table-row table:style-name="ro1">
          <table:table-cell office:value-type="date" office:date-value="2013-11-01" calcext:value-type="date">
            <text:p>1. Nov. 201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7" calcext:value-type="float">
            <text:p>0.907</text:p>
          </table:table-cell>
          <table:table-cell office:value-type="float" office:value="0.9251" calcext:value-type="float">
            <text:p>0.9251</text:p>
          </table:table-cell>
          <table:table-cell office:value-type="float" office:value="0.9026" calcext:value-type="float">
            <text:p>0.9026</text:p>
          </table:table-cell>
          <table:table-cell table:style-name="ce4" office:value-type="string" calcext:value-type="string">
            <text:p>-0.06%</text:p>
          </table:table-cell>
        </table:table-row>
        <table:table-row table:style-name="ro1">
          <table:table-cell office:value-type="date" office:date-value="2013-12-01" calcext:value-type="date">
            <text:p>1. Dec. 2013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8799" calcext:value-type="float">
            <text:p>0.8799</text:p>
          </table:table-cell>
          <table:table-cell table:style-name="ce4" office:value-type="string" calcext:value-type="string">
            <text:p>-1.45%</text:p>
          </table:table-cell>
        </table:table-row>
        <table:table-row table:style-name="ro1">
          <table:table-cell office:value-type="date" office:date-value="2014-01-01" calcext:value-type="date">
            <text:p>1. Jan. 2014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893" calcext:value-type="float">
            <text:p>0.893</text:p>
          </table:table-cell>
          <table:table-cell office:value-type="float" office:value="0.916" calcext:value-type="float">
            <text:p>0.916</text:p>
          </table:table-cell>
          <table:table-cell office:value-type="float" office:value="0.8905" calcext:value-type="float">
            <text:p>0.8905</text:p>
          </table:table-cell>
          <table:table-cell table:style-name="ce4" office:value-type="string" calcext:value-type="string">
            <text:p>1.49%</text:p>
          </table:table-cell>
        </table:table-row>
        <table:table-row table:style-name="ro1">
          <table:table-cell office:value-type="date" office:date-value="2014-02-01" calcext:value-type="date">
            <text:p>1. Feb. 2014</text:p>
          </table:table-cell>
          <table:table-cell office:value-type="float" office:value="0.88" calcext:value-type="float">
            <text:p>0.88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878" calcext:value-type="float">
            <text:p>0.878</text:p>
          </table:table-cell>
          <table:table-cell table:style-name="ce4" office:value-type="string" calcext:value-type="string">
            <text:p>-2.91%</text:p>
          </table:table-cell>
        </table:table-row>
        <table:table-row table:style-name="ro1">
          <table:table-cell office:value-type="date" office:date-value="2014-03-01" calcext:value-type="date">
            <text:p>1. Mar. 2014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88" calcext:value-type="float">
            <text:p>0.88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8698" calcext:value-type="float">
            <text:p>0.8698</text:p>
          </table:table-cell>
          <table:table-cell table:style-name="ce4" office:value-type="string" calcext:value-type="string">
            <text:p>0.53%</text:p>
          </table:table-cell>
        </table:table-row>
        <table:table-row table:style-name="ro1">
          <table:table-cell office:value-type="date" office:date-value="2014-04-01" calcext:value-type="date">
            <text:p>1. Apr. 2014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874" calcext:value-type="float">
            <text:p>0.874</text:p>
          </table:table-cell>
          <table:table-cell table:style-name="ce4" office:value-type="string" calcext:value-type="string">
            <text:p>-0.49%</text:p>
          </table:table-cell>
        </table:table-row>
        <table:table-row table:style-name="ro1">
          <table:table-cell office:value-type="date" office:date-value="2014-05-01" calcext:value-type="date">
            <text:p>1. May. 2014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8702" calcext:value-type="float">
            <text:p>0.8702</text:p>
          </table:table-cell>
          <table:table-cell table:style-name="ce4" office:value-type="string" calcext:value-type="string">
            <text:p>1.67%</text:p>
          </table:table-cell>
        </table:table-row>
        <table:table-row table:style-name="ro1">
          <table:table-cell office:value-type="date" office:date-value="2014-06-01" calcext:value-type="date">
            <text:p>1. Jun. 2014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8861" calcext:value-type="float">
            <text:p>0.8861</text:p>
          </table:table-cell>
          <table:table-cell table:style-name="ce4" office:value-type="string" calcext:value-type="string">
            <text:p>-0.92%</text:p>
          </table:table-cell>
        </table:table-row>
        <table:table-row table:style-name="ro1">
          <table:table-cell office:value-type="date" office:date-value="2014-07-01" calcext:value-type="date">
            <text:p>1. Jul. 2014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8855" calcext:value-type="float">
            <text:p>0.8855</text:p>
          </table:table-cell>
          <table:table-cell table:style-name="ce4" office:value-type="string" calcext:value-type="string">
            <text:p>2.45%</text:p>
          </table:table-cell>
        </table:table-row>
        <table:table-row table:style-name="ro1">
          <table:table-cell office:value-type="date" office:date-value="2014-08-01" calcext:value-type="date">
            <text:p>1. Aug. 2014</text:p>
          </table:table-cell>
          <table:table-cell office:value-type="float" office:value="0.9183" calcext:value-type="float">
            <text:p>0.9183</text:p>
          </table:table-cell>
          <table:table-cell office:value-type="float" office:value="0.9086" calcext:value-type="float">
            <text:p>0.9086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9022" calcext:value-type="float">
            <text:p>0.9022</text:p>
          </table:table-cell>
          <table:table-cell table:style-name="ce4" office:value-type="string" calcext:value-type="string">
            <text:p>1.07%</text:p>
          </table:table-cell>
        </table:table-row>
        <table:table-row table:style-name="ro1">
          <table:table-cell office:value-type="date" office:date-value="2014-09-01" calcext:value-type="date">
            <text:p>1. Sep. 2014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173" calcext:value-type="float">
            <text:p>0.9173</text:p>
          </table:table-cell>
          <table:table-cell table:style-name="ce4" office:value-type="string" calcext:value-type="string">
            <text:p>4.02%</text:p>
          </table:table-cell>
        </table:table-row>
        <table:table-row table:style-name="ro1">
          <table:table-cell office:value-type="date" office:date-value="2014-10-01" calcext:value-type="date">
            <text:p>1. Oct. 2014</text:p>
          </table:table-cell>
          <table:table-cell office:value-type="float" office:value="0.963" calcext:value-type="float">
            <text:p>0.963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36" calcext:value-type="float">
            <text:p>0.936</text:p>
          </table:table-cell>
          <table:table-cell table:style-name="ce4" office:value-type="string" calcext:value-type="string">
            <text:p>0.82%</text:p>
          </table:table-cell>
        </table:table-row>
        <table:table-row table:style-name="ro1">
          <table:table-cell office:value-type="date" office:date-value="2014-11-01" calcext:value-type="date">
            <text:p>1. Nov. 2014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9533" calcext:value-type="float">
            <text:p>0.9533</text:p>
          </table:table-cell>
          <table:table-cell table:style-name="ce4" office:value-type="string" calcext:value-type="string">
            <text:p>0.28%</text:p>
          </table:table-cell>
        </table:table-row>
        <table:table-row table:style-name="ro1">
          <table:table-cell office:value-type="date" office:date-value="2014-12-01" calcext:value-type="date">
            <text:p>1. Dec. 2014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554" calcext:value-type="float">
            <text:p>0.9554</text:p>
          </table:table-cell>
          <table:table-cell table:style-name="ce4" office:value-type="string" calcext:value-type="string">
            <text:p>2.95%</text:p>
          </table:table-cell>
        </table:table-row>
        <table:table-row table:style-name="ro1">
          <table:table-cell office:value-type="date" office:date-value="2015-01-01" calcext:value-type="date">
            <text:p>1. Jan. 2015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9948" calcext:value-type="float">
            <text:p>0.9948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7365" calcext:value-type="float">
            <text:p>0.7365</text:p>
          </table:table-cell>
          <table:table-cell table:style-name="ce4" office:value-type="string" calcext:value-type="string">
            <text:p>-7.35%</text:p>
          </table:table-cell>
        </table:table-row>
        <table:table-row table:style-name="ro1">
          <table:table-cell office:value-type="date" office:date-value="2015-02-01" calcext:value-type="date">
            <text:p>1. Feb. 2015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172" calcext:value-type="float">
            <text:p>0.9172</text:p>
          </table:table-cell>
          <table:table-cell table:style-name="ce4" office:value-type="string" calcext:value-type="string">
            <text:p>3.50%</text:p>
          </table:table-cell>
        </table:table-row>
        <table:table-row table:style-name="ro1">
          <table:table-cell office:value-type="date" office:date-value="2015-03-01" calcext:value-type="date">
            <text:p>1. Mar. 2015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54" calcext:value-type="float">
            <text:p>0.954</text:p>
          </table:table-cell>
          <table:table-cell office:value-type="float" office:value="1.0129" calcext:value-type="float">
            <text:p>1.0129</text:p>
          </table:table-cell>
          <table:table-cell office:value-type="float" office:value="0.9485" calcext:value-type="float">
            <text:p>0.9485</text:p>
          </table:table-cell>
          <table:table-cell table:style-name="ce4" office:value-type="string" calcext:value-type="string">
            <text:p>2.02%</text:p>
          </table:table-cell>
        </table:table-row>
        <table:table-row table:style-name="ro1">
          <table:table-cell office:value-type="date" office:date-value="2015-04-01" calcext:value-type="date">
            <text:p>1. Apr. 2015</text:p>
          </table:table-cell>
          <table:table-cell office:value-type="float" office:value="0.9325" calcext:value-type="float">
            <text:p>0.9325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309" calcext:value-type="float">
            <text:p>0.9309</text:p>
          </table:table-cell>
          <table:table-cell table:style-name="ce4" office:value-type="string" calcext:value-type="string">
            <text:p>-4.12%</text:p>
          </table:table-cell>
        </table:table-row>
        <table:table-row table:style-name="ro1">
          <table:table-cell office:value-type="date" office:date-value="2015-05-01" calcext:value-type="date">
            <text:p>1. May. 2015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066" calcext:value-type="float">
            <text:p>0.9066</text:p>
          </table:table-cell>
          <table:table-cell table:style-name="ce4" office:value-type="string" calcext:value-type="string">
            <text:p>0.84%</text:p>
          </table:table-cell>
        </table:table-row>
        <table:table-row table:style-name="ro1">
          <table:table-cell office:value-type="date" office:date-value="2015-06-01" calcext:value-type="date">
            <text:p>1. Jun. 2015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94" calcext:value-type="float">
            <text:p>0.94</text:p>
          </table:table-cell>
          <table:table-cell office:value-type="float" office:value="0.9505" calcext:value-type="float">
            <text:p>0.9505</text:p>
          </table:table-cell>
          <table:table-cell office:value-type="float" office:value="0.9147" calcext:value-type="float">
            <text:p>0.9147</text:p>
          </table:table-cell>
          <table:table-cell table:style-name="ce4" office:value-type="string" calcext:value-type="string">
            <text:p>-0.51%</text:p>
          </table:table-cell>
        </table:table-row>
        <table:table-row table:style-name="ro1">
          <table:table-cell office:value-type="date" office:date-value="2015-07-01" calcext:value-type="date">
            <text:p>1. Jul. 201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59" calcext:value-type="float">
            <text:p>0.935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9334" calcext:value-type="float">
            <text:p>0.9334</text:p>
          </table:table-cell>
          <table:table-cell table:style-name="ce4" office:value-type="string" calcext:value-type="string">
            <text:p>3.26%</text:p>
          </table:table-cell>
        </table:table-row>
        <table:table-row table:style-name="ro1">
          <table:table-cell office:value-type="date" office:date-value="2015-08-01" calcext:value-type="date">
            <text:p>1. Aug. 2015</text:p>
          </table:table-cell>
          <table:table-cell office:value-type="float" office:value="0.967" calcext:value-type="float">
            <text:p>0.967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252" calcext:value-type="float">
            <text:p>0.9252</text:p>
          </table:table-cell>
          <table:table-cell table:style-name="ce4" office:value-type="string" calcext:value-type="string">
            <text:p>0.10%</text:p>
          </table:table-cell>
        </table:table-row>
        <table:table-row table:style-name="ro1">
          <table:table-cell office:value-type="date" office:date-value="2015-09-01" calcext:value-type="date">
            <text:p>1. Sep. 2015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8" calcext:value-type="float">
            <text:p>0.9528</text:p>
          </table:table-cell>
          <table:table-cell table:style-name="ce4" office:value-type="string" calcext:value-type="string">
            <text:p>0.64%</text:p>
          </table:table-cell>
        </table:table-row>
        <table:table-row table:style-name="ro1">
          <table:table-cell office:value-type="date" office:date-value="2015-10-01" calcext:value-type="date">
            <text:p>1. Oct. 201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3" calcext:value-type="float">
            <text:p>0.97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478" calcext:value-type="float">
            <text:p>0.9478</text:p>
          </table:table-cell>
          <table:table-cell table:style-name="ce4" office:value-type="string" calcext:value-type="string">
            <text:p>1.52%</text:p>
          </table:table-cell>
        </table:table-row>
        <table:table-row table:style-name="ro1">
          <table:table-cell office:value-type="date" office:date-value="2015-11-01" calcext:value-type="date">
            <text:p>1. Nov. 2015</text:p>
          </table:table-cell>
          <table:table-cell office:value-type="float" office:value="1.0287" calcext:value-type="float">
            <text:p>1.0287</text:p>
          </table:table-cell>
          <table:table-cell office:value-type="float" office:value="0.9872" calcext:value-type="float">
            <text:p>0.9872</text:p>
          </table:table-cell>
          <table:table-cell office:value-type="float" office:value="1.0331" calcext:value-type="float">
            <text:p>1.0331</text:p>
          </table:table-cell>
          <table:table-cell office:value-type="float" office:value="0.9832" calcext:value-type="float">
            <text:p>0.9832</text:p>
          </table:table-cell>
          <table:table-cell table:style-name="ce4" office:value-type="string" calcext:value-type="string">
            <text:p>4.12%</text:p>
          </table:table-cell>
        </table:table-row>
        <table:table-row table:style-name="ro1">
          <table:table-cell office:value-type="date" office:date-value="2015-12-01" calcext:value-type="date">
            <text:p>1. Dec. 2015</text:p>
          </table:table-cell>
          <table:table-cell office:value-type="float" office:value="1.0021" calcext:value-type="float">
            <text:p>1.0021</text:p>
          </table:table-cell>
          <table:table-cell office:value-type="float" office:value="1.0292" calcext:value-type="float">
            <text:p>1.0292</text:p>
          </table:table-cell>
          <table:table-cell office:value-type="float" office:value="1.0311" calcext:value-type="float">
            <text:p>1.0311</text:p>
          </table:table-cell>
          <table:table-cell office:value-type="float" office:value="0.9787" calcext:value-type="float">
            <text:p>0.9787</text:p>
          </table:table-cell>
          <table:table-cell table:style-name="ce4" office:value-type="string" calcext:value-type="string">
            <text:p>-2.59%</text:p>
          </table:table-cell>
        </table:table-row>
        <table:table-row table:style-name="ro1">
          <table:table-cell office:value-type="date" office:date-value="2016-01-01" calcext:value-type="date">
            <text:p>1. Jan. 2016</text:p>
          </table:table-cell>
          <table:table-cell office:value-type="float" office:value="1.0232" calcext:value-type="float">
            <text:p>1.0232</text:p>
          </table:table-cell>
          <table:table-cell office:value-type="float" office:value="1.0014" calcext:value-type="float">
            <text:p>1.0014</text:p>
          </table:table-cell>
          <table:table-cell office:value-type="float" office:value="1.0262" calcext:value-type="float">
            <text:p>1.0262</text:p>
          </table:table-cell>
          <table:table-cell office:value-type="float" office:value="0.9882" calcext:value-type="float">
            <text:p>0.9882</text:p>
          </table:table-cell>
          <table:table-cell table:style-name="ce4" office:value-type="string" calcext:value-type="string">
            <text:p>2.11%</text:p>
          </table:table-cell>
        </table:table-row>
        <table:table-row table:style-name="ro1">
          <table:table-cell office:value-type="date" office:date-value="2016-02-01" calcext:value-type="date">
            <text:p>1. Feb. 2016</text:p>
          </table:table-cell>
          <table:table-cell office:value-type="float" office:value="0.9985" calcext:value-type="float">
            <text:p>0.9985</text:p>
          </table:table-cell>
          <table:table-cell office:value-type="float" office:value="1.0226" calcext:value-type="float">
            <text:p>1.0226</text:p>
          </table:table-cell>
          <table:table-cell office:value-type="float" office:value="1.0254" calcext:value-type="float">
            <text:p>1.0254</text:p>
          </table:table-cell>
          <table:table-cell office:value-type="float" office:value="0.9663" calcext:value-type="float">
            <text:p>0.9663</text:p>
          </table:table-cell>
          <table:table-cell table:style-name="ce4" office:value-type="string" calcext:value-type="string">
            <text:p>-2.41%</text:p>
          </table:table-cell>
        </table:table-row>
        <table:table-row table:style-name="ro1">
          <table:table-cell office:value-type="date" office:date-value="2016-03-01" calcext:value-type="date">
            <text:p>1. Mar. 2016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989" calcext:value-type="float">
            <text:p>0.9989</text:p>
          </table:table-cell>
          <table:table-cell office:value-type="float" office:value="1.01" calcext:value-type="float">
            <text:p>1.01</text:p>
          </table:table-cell>
          <table:table-cell office:value-type="float" office:value="0.9575" calcext:value-type="float">
            <text:p>0.9575</text:p>
          </table:table-cell>
          <table:table-cell table:style-name="ce4" office:value-type="string" calcext:value-type="string">
            <text:p>-3.69%</text:p>
          </table:table-cell>
        </table:table-row>
        <table:table-row table:style-name="ro1">
          <table:table-cell office:value-type="date" office:date-value="2016-04-01" calcext:value-type="date">
            <text:p>1. Apr. 2016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9497" calcext:value-type="float">
            <text:p>0.9497</text:p>
          </table:table-cell>
          <table:table-cell table:style-name="ce4" office:value-type="string" calcext:value-type="string">
            <text:p>-0.21%</text:p>
          </table:table-cell>
        </table:table-row>
        <table:table-row table:style-name="ro1">
          <table:table-cell office:value-type="date" office:date-value="2016-05-01" calcext:value-type="date">
            <text:p>1. May. 2016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579" calcext:value-type="float">
            <text:p>0.9579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442" calcext:value-type="float">
            <text:p>0.9442</text:p>
          </table:table-cell>
          <table:table-cell table:style-name="ce4" office:value-type="string" calcext:value-type="string">
            <text:p>3.53%</text:p>
          </table:table-cell>
        </table:table-row>
        <table:table-row table:style-name="ro1">
          <table:table-cell office:value-type="date" office:date-value="2016-06-01" calcext:value-type="date">
            <text:p>1. Jun. 2016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519" calcext:value-type="float">
            <text:p>0.9519</text:p>
          </table:table-cell>
          <table:table-cell table:style-name="ce4" office:value-type="string" calcext:value-type="string">
            <text:p>-1.76%</text:p>
          </table:table-cell>
        </table:table-row>
        <table:table-row table:style-name="ro1">
          <table:table-cell office:value-type="date" office:date-value="2016-07-01" calcext:value-type="date">
            <text:p>1. Jul. 2016</text:p>
          </table:table-cell>
          <table:table-cell office:value-type="float" office:value="0.9693" calcext:value-type="float">
            <text:p>0.9693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636" calcext:value-type="float">
            <text:p>0.9636</text:p>
          </table:table-cell>
          <table:table-cell table:style-name="ce4" office:value-type="string" calcext:value-type="string">
            <text:p>-0.70%</text:p>
          </table:table-cell>
        </table:table-row>
        <table:table-row table:style-name="ro1">
          <table:table-cell office:value-type="date" office:date-value="2016-08-01" calcext:value-type="date">
            <text:p>1. Aug. 2016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695" calcext:value-type="float">
            <text:p>0.9695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534" calcext:value-type="float">
            <text:p>0.9534</text:p>
          </table:table-cell>
          <table:table-cell table:style-name="ce4" office:value-type="string" calcext:value-type="string">
            <text:p>1.50%</text:p>
          </table:table-cell>
        </table:table-row>
        <table:table-row table:style-name="ro1">
          <table:table-cell office:value-type="date" office:date-value="2016-09-01" calcext:value-type="date">
            <text:p>1. Sep. 2016</text:p>
          </table:table-cell>
          <table:table-cell office:value-type="float" office:value="0.9716" calcext:value-type="float">
            <text:p>0.9716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637" calcext:value-type="float">
            <text:p>0.9637</text:p>
          </table:table-cell>
          <table:table-cell table:style-name="ce4" office:value-type="string" calcext:value-type="string">
            <text:p>-1.24%</text:p>
          </table:table-cell>
        </table:table-row>
        <table:table-row table:style-name="ro1">
          <table:table-cell office:value-type="date" office:date-value="2016-10-01" calcext:value-type="date">
            <text:p>1. Oct. 2016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9719" calcext:value-type="float">
            <text:p>0.9719</text:p>
          </table:table-cell>
          <table:table-cell office:value-type="float" office:value="1" calcext:value-type="float">
            <text:p>1</text:p>
          </table:table-cell>
          <table:table-cell office:value-type="float" office:value="0.9693" calcext:value-type="float">
            <text:p>0.9693</text:p>
          </table:table-cell>
          <table:table-cell table:style-name="ce4" office:value-type="string" calcext:value-type="string">
            <text:p>1.80%</text:p>
          </table:table-cell>
        </table:table-row>
        <table:table-row table:style-name="ro1">
          <table:table-cell office:value-type="date" office:date-value="2016-11-01" calcext:value-type="date">
            <text:p>1. Nov. 2016</text:p>
          </table:table-cell>
          <table:table-cell office:value-type="float" office:value="1.0172" calcext:value-type="float">
            <text:p>1.0172</text:p>
          </table:table-cell>
          <table:table-cell office:value-type="float" office:value="0.9883" calcext:value-type="float">
            <text:p>0.9883</text:p>
          </table:table-cell>
          <table:table-cell office:value-type="float" office:value="1.0205" calcext:value-type="float">
            <text:p>1.0205</text:p>
          </table:table-cell>
          <table:table-cell office:value-type="float" office:value="0.9543" calcext:value-type="float">
            <text:p>0.9543</text:p>
          </table:table-cell>
          <table:table-cell table:style-name="ce4" office:value-type="string" calcext:value-type="string">
            <text:p>2.84%</text:p>
          </table:table-cell>
        </table:table-row>
        <table:table-row table:style-name="ro1">
          <table:table-cell office:value-type="date" office:date-value="2016-12-01" calcext:value-type="date">
            <text:p>1. Dec. 2016</text:p>
          </table:table-cell>
          <table:table-cell office:value-type="float" office:value="1.0184" calcext:value-type="float">
            <text:p>1.0184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035" calcext:value-type="float">
            <text:p>1.035</text:p>
          </table:table-cell>
          <table:table-cell office:value-type="float" office:value="1.0024" calcext:value-type="float">
            <text:p>1.0024</text:p>
          </table:table-cell>
          <table:table-cell table:style-name="ce4" office:value-type="string" calcext:value-type="string">
            <text:p>0.12%</text:p>
          </table:table-cell>
        </table:table-row>
        <table:table-row table:style-name="ro1">
          <table:table-cell office:value-type="date" office:date-value="2017-01-01" calcext:value-type="date">
            <text:p>1. Jan. 2017</text:p>
          </table:table-cell>
          <table:table-cell office:value-type="float" office:value="0.9893" calcext:value-type="float">
            <text:p>0.9893</text:p>
          </table:table-cell>
          <table:table-cell office:value-type="float" office:value="1.0197" calcext:value-type="float">
            <text:p>1.0197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9859" calcext:value-type="float">
            <text:p>0.9859</text:p>
          </table:table-cell>
          <table:table-cell table:style-name="ce4" office:value-type="string" calcext:value-type="string">
            <text:p>-2.86%</text:p>
          </table:table-cell>
        </table:table-row>
        <table:table-row table:style-name="ro1">
          <table:table-cell office:value-type="date" office:date-value="2017-02-01" calcext:value-type="date">
            <text:p>1. Feb. 2017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888" calcext:value-type="float">
            <text:p>0.9888</text:p>
          </table:table-cell>
          <table:table-cell office:value-type="float" office:value="1.0142" calcext:value-type="float">
            <text:p>1.0142</text:p>
          </table:table-cell>
          <table:table-cell office:value-type="float" office:value="0.9868" calcext:value-type="float">
            <text:p>0.9868</text:p>
          </table:table-cell>
          <table:table-cell table:style-name="ce4" office:value-type="string" calcext:value-type="string">
            <text:p>1.67%</text:p>
          </table:table-cell>
        </table:table-row>
        <table:table-row table:style-name="ro1">
          <table:table-cell office:value-type="date" office:date-value="2017-03-01" calcext:value-type="date">
            <text:p>1. Mar. 2017</text:p>
          </table:table-cell>
          <table:table-cell office:value-type="float" office:value="1.0031" calcext:value-type="float">
            <text:p>1.0031</text:p>
          </table:table-cell>
          <table:table-cell office:value-type="float" office:value="1.0058" calcext:value-type="float">
            <text:p>1.0058</text:p>
          </table:table-cell>
          <table:table-cell office:value-type="float" office:value="1.0172" calcext:value-type="float">
            <text:p>1.0172</text:p>
          </table:table-cell>
          <table:table-cell office:value-type="float" office:value="0.9814" calcext:value-type="float">
            <text:p>0.9814</text:p>
          </table:table-cell>
          <table:table-cell table:style-name="ce4" office:value-type="string" calcext:value-type="string">
            <text:p>-0.27%</text:p>
          </table:table-cell>
        </table:table-row>
        <table:table-row table:style-name="ro1">
          <table:table-cell office:value-type="date" office:date-value="2017-04-01" calcext:value-type="date">
            <text:p>1. Apr. 2017</text:p>
          </table:table-cell>
          <table:table-cell office:value-type="float" office:value="0.9952" calcext:value-type="float">
            <text:p>0.9952</text:p>
          </table:table-cell>
          <table:table-cell office:value-type="float" office:value="1.0023" calcext:value-type="float">
            <text:p>1.0023</text:p>
          </table:table-cell>
          <table:table-cell office:value-type="float" office:value="1.0109" calcext:value-type="float">
            <text:p>1.0109</text:p>
          </table:table-cell>
          <table:table-cell office:value-type="float" office:value="0.9858" calcext:value-type="float">
            <text:p>0.9858</text:p>
          </table:table-cell>
          <table:table-cell table:style-name="ce4" office:value-type="string" calcext:value-type="string">
            <text:p>-0.79%</text:p>
          </table:table-cell>
        </table:table-row>
        <table:table-row table:style-name="ro1">
          <table:table-cell office:value-type="date" office:date-value="2017-05-01" calcext:value-type="date">
            <text:p>1. May. 2017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994" calcext:value-type="float">
            <text:p>0.994</text:p>
          </table:table-cell>
          <table:table-cell office:value-type="float" office:value="1.0101" calcext:value-type="float">
            <text:p>1.0101</text:p>
          </table:table-cell>
          <table:table-cell office:value-type="float" office:value="0.967" calcext:value-type="float">
            <text:p>0.967</text:p>
          </table:table-cell>
          <table:table-cell table:style-name="ce4" office:value-type="string" calcext:value-type="string">
            <text:p>-2.75%</text:p>
          </table:table-cell>
        </table:table-row>
        <table:table-row table:style-name="ro1">
          <table:table-cell office:value-type="date" office:date-value="2017-06-01" calcext:value-type="date">
            <text:p>1. Jun. 2017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552" calcext:value-type="float">
            <text:p>0.9552</text:p>
          </table:table-cell>
          <table:table-cell table:style-name="ce4" office:value-type="string" calcext:value-type="string">
            <text:p>-0.98%</text:p>
          </table:table-cell>
        </table:table-row>
        <table:table-row table:style-name="ro1">
          <table:table-cell office:value-type="date" office:date-value="2017-07-01" calcext:value-type="date">
            <text:p>1. Jul. 2017</text:p>
          </table:table-cell>
          <table:table-cell office:value-type="float" office:value="0.9666" calcext:value-type="float">
            <text:p>0.9666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9438" calcext:value-type="float">
            <text:p>0.9438</text:p>
          </table:table-cell>
          <table:table-cell table:style-name="ce4" office:value-type="string" calcext:value-type="string">
            <text:p>0.87%</text:p>
          </table:table-cell>
        </table:table-row>
        <table:table-row table:style-name="ro1">
          <table:table-cell office:value-type="date" office:date-value="2017-08-01" calcext:value-type="date">
            <text:p>1. Aug. 2017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43" calcext:value-type="float">
            <text:p>0.943</text:p>
          </table:table-cell>
          <table:table-cell table:style-name="ce4" office:value-type="string" calcext:value-type="string">
            <text:p>-0.82%</text:p>
          </table:table-cell>
        </table:table-row>
        <table:table-row table:style-name="ro1">
          <table:table-cell office:value-type="date" office:date-value="2017-09-01" calcext:value-type="date">
            <text:p>1. Sep. 2017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9771" calcext:value-type="float">
            <text:p>0.9771</text:p>
          </table:table-cell>
          <table:table-cell office:value-type="float" office:value="0.9421" calcext:value-type="float">
            <text:p>0.9421</text:p>
          </table:table-cell>
          <table:table-cell table:style-name="ce4" office:value-type="string" calcext:value-type="string">
            <text:p>0.99%</text:p>
          </table:table-cell>
        </table:table-row>
        <table:table-row table:style-name="ro1">
          <table:table-cell office:value-type="date" office:date-value="2017-10-01" calcext:value-type="date">
            <text:p>1. Oct. 2017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682" calcext:value-type="float">
            <text:p>0.9682</text:p>
          </table:table-cell>
          <table:table-cell office:value-type="float" office:value="1.0039" calcext:value-type="float">
            <text:p>1.0039</text:p>
          </table:table-cell>
          <table:table-cell office:value-type="float" office:value="0.968" calcext:value-type="float">
            <text:p>0.968</text:p>
          </table:table-cell>
          <table:table-cell table:style-name="ce4" office:value-type="string" calcext:value-type="string">
            <text:p>3.05%</text:p>
          </table:table-cell>
        </table:table-row>
        <table:table-row table:style-name="ro1">
          <table:table-cell office:value-type="date" office:date-value="2017-11-01" calcext:value-type="date">
            <text:p>1. Nov. 2017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976" calcext:value-type="float">
            <text:p>0.9976</text:p>
          </table:table-cell>
          <table:table-cell office:value-type="float" office:value="1.0039" calcext:value-type="float">
            <text:p>1.0039</text:p>
          </table:table-cell>
          <table:table-cell office:value-type="float" office:value="0.9778" calcext:value-type="float">
            <text:p>0.9778</text:p>
          </table:table-cell>
          <table:table-cell table:style-name="ce4" office:value-type="string" calcext:value-type="string">
            <text:p>-1.41%</text:p>
          </table:table-cell>
        </table:table-row>
        <table:table-row table:style-name="ro1">
          <table:table-cell office:value-type="date" office:date-value="2017-12-01" calcext:value-type="date">
            <text:p>1. Dec. 2017</text:p>
          </table:table-cell>
          <table:table-cell office:value-type="float" office:value="0.9744" calcext:value-type="float">
            <text:p>0.9744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732" calcext:value-type="float">
            <text:p>0.9732</text:p>
          </table:table-cell>
          <table:table-cell table:style-name="ce4" office:value-type="string" calcext:value-type="string">
            <text:p>-0.94%</text:p>
          </table:table-cell>
        </table:table-row>
        <table:table-row table:style-name="ro1">
          <table:table-cell office:value-type="date" office:date-value="2018-01-01" calcext:value-type="date">
            <text:p>1. Jan. 2018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289" calcext:value-type="float">
            <text:p>0.9289</text:p>
          </table:table-cell>
          <table:table-cell table:style-name="ce4" office:value-type="string" calcext:value-type="string">
            <text:p>-4.41%</text:p>
          </table:table-cell>
        </table:table-row>
        <table:table-row table:style-name="ro1">
          <table:table-cell office:value-type="date" office:date-value="2018-02-01" calcext:value-type="date">
            <text:p>1. Feb. 2018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9188" calcext:value-type="float">
            <text:p>0.9188</text:p>
          </table:table-cell>
          <table:table-cell table:style-name="ce4" office:value-type="string" calcext:value-type="string">
            <text:p>1.42%</text:p>
          </table:table-cell>
        </table:table-row>
        <table:table-row table:style-name="ro1">
          <table:table-cell office:value-type="date" office:date-value="2018-03-01" calcext:value-type="date">
            <text:p>1. Mar. 2018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59" calcext:value-type="float">
            <text:p>0.959</text:p>
          </table:table-cell>
          <table:table-cell office:value-type="float" office:value="0.9344" calcext:value-type="float">
            <text:p>0.9344</text:p>
          </table:table-cell>
          <table:table-cell table:style-name="ce4" office:value-type="string" calcext:value-type="string">
            <text:p>1.01%</text:p>
          </table:table-cell>
        </table:table-row>
        <table:table-row table:style-name="ro1">
          <table:table-cell office:value-type="date" office:date-value="2018-04-01" calcext:value-type="date">
            <text:p>1. Apr. 2018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527" calcext:value-type="float">
            <text:p>0.9527</text:p>
          </table:table-cell>
          <table:table-cell table:style-name="ce4" office:value-type="string" calcext:value-type="string">
            <text:p>3.85%</text:p>
          </table:table-cell>
        </table:table-row>
        <table:table-row table:style-name="ro1">
          <table:table-cell office:value-type="date" office:date-value="2018-05-01" calcext:value-type="date">
            <text:p>1. May. 2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08" calcext:value-type="float">
            <text:p>0.9908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824" calcext:value-type="float">
            <text:p>0.9824</text:p>
          </table:table-cell>
          <table:table-cell table:style-name="ce4" office:value-type="string" calcext:value-type="string">
            <text:p>-0.50%</text:p>
          </table:table-cell>
        </table:table-row>
        <table:table-row table:style-name="ro1">
          <table:table-cell office:value-type="date" office:date-value="2018-06-01" calcext:value-type="date">
            <text:p>1. Jun. 2018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791" calcext:value-type="float">
            <text:p>0.9791</text:p>
          </table:table-cell>
          <table:table-cell table:style-name="ce4" office:value-type="string" calcext:value-type="string">
            <text:p>0.50%</text:p>
          </table:table-cell>
        </table:table-row>
        <table:table-row table:style-name="ro1">
          <table:table-cell office:value-type="date" office:date-value="2018-07-01" calcext:value-type="date">
            <text:p>1. Jul. 2018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04" calcext:value-type="float">
            <text:p>0.9904</text:p>
          </table:table-cell>
          <table:table-cell office:value-type="float" office:value="1.007" calcext:value-type="float">
            <text:p>1.007</text:p>
          </table:table-cell>
          <table:table-cell office:value-type="float" office:value="0.9857" calcext:value-type="float">
            <text:p>0.9857</text:p>
          </table:table-cell>
          <table:table-cell table:style-name="ce4" office:value-type="string" calcext:value-type="string">
            <text:p>-0.04%</text:p>
          </table:table-cell>
        </table:table-row>
        <table:table-row table:style-name="ro1">
          <table:table-cell office:value-type="date" office:date-value="2018-08-01" calcext:value-type="date">
            <text:p>1. Aug. 2018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903" calcext:value-type="float">
            <text:p>0.990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652" calcext:value-type="float">
            <text:p>0.9652</text:p>
          </table:table-cell>
          <table:table-cell table:style-name="ce4" office:value-type="string" calcext:value-type="string">
            <text:p>-2.17%</text:p>
          </table:table-cell>
        </table:table-row>
        <table:table-row table:style-name="ro1">
          <table:table-cell office:value-type="date" office:date-value="2018-09-01" calcext:value-type="date">
            <text:p>1. Sep. 2018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69" calcext:value-type="float">
            <text:p>0.969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542" calcext:value-type="float">
            <text:p>0.9542</text:p>
          </table:table-cell>
          <table:table-cell table:style-name="ce4" office:value-type="string" calcext:value-type="string">
            <text:p>1.37%</text:p>
          </table:table-cell>
        </table:table-row>
        <table:table-row table:style-name="ro1">
          <table:table-cell office:value-type="date" office:date-value="2018-10-01" calcext:value-type="date">
            <text:p>1. Oct. 2018</text:p>
          </table:table-cell>
          <table:table-cell office:value-type="float" office:value="1.0086" calcext:value-type="float">
            <text:p>1.0086</text:p>
          </table:table-cell>
          <table:table-cell office:value-type="float" office:value="0.9797" calcext:value-type="float">
            <text:p>0.9797</text:p>
          </table:table-cell>
          <table:table-cell office:value-type="float" office:value="1.0095" calcext:value-type="float">
            <text:p>1.0095</text:p>
          </table:table-cell>
          <table:table-cell office:value-type="float" office:value="0.9797" calcext:value-type="float">
            <text:p>0.9797</text:p>
          </table:table-cell>
          <table:table-cell table:style-name="ce4" office:value-type="string" calcext:value-type="string">
            <text:p>2.70%</text:p>
          </table:table-cell>
        </table:table-row>
        <table:table-row table:style-name="ro1">
          <table:table-cell office:value-type="date" office:date-value="2018-11-01" calcext:value-type="date">
            <text:p>1. Nov. 20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1.0085" calcext:value-type="float">
            <text:p>1.0085</text:p>
          </table:table-cell>
          <table:table-cell office:value-type="float" office:value="1.013" calcext:value-type="float">
            <text:p>1.013</text:p>
          </table:table-cell>
          <table:table-cell office:value-type="float" office:value="0.9908" calcext:value-type="float">
            <text:p>0.9908</text:p>
          </table:table-cell>
          <table:table-cell table:style-name="ce4" office:value-type="string" calcext:value-type="string">
            <text:p>-0.96%</text:p>
          </table:table-cell>
        </table:table-row>
        <table:table-row table:style-name="ro1">
          <table:table-cell office:value-type="date" office:date-value="2018-12-01" calcext:value-type="date">
            <text:p>1. Dec. 2018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967" calcext:value-type="float">
            <text:p>0.9967</text:p>
          </table:table-cell>
          <table:table-cell office:value-type="float" office:value="1.001" calcext:value-type="float">
            <text:p>1.001</text:p>
          </table:table-cell>
          <table:table-cell office:value-type="float" office:value="0.979" calcext:value-type="float">
            <text:p>0.979</text:p>
          </table:table-cell>
          <table:table-cell table:style-name="ce4" office:value-type="string" calcext:value-type="string">
            <text:p>-1.73%</text:p>
          </table:table-cell>
        </table:table-row>
        <table:table-row table:style-name="ro1">
          <table:table-cell office:value-type="date" office:date-value="2019-01-01" calcext:value-type="date">
            <text:p>1. Jan. 2019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715" calcext:value-type="float">
            <text:p>0.9715</text:p>
          </table:table-cell>
          <table:table-cell table:style-name="ce4" office:value-type="string" calcext:value-type="string">
            <text:p>1.28%</text:p>
          </table:table-cell>
        </table:table-row>
        <table:table-row table:style-name="ro1">
          <table:table-cell office:value-type="date" office:date-value="2019-02-01" calcext:value-type="date">
            <text:p>1. Feb. 2019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41" calcext:value-type="float">
            <text:p>0.9941</text:p>
          </table:table-cell>
          <table:table-cell office:value-type="float" office:value="1.01" calcext:value-type="float">
            <text:p>1.01</text:p>
          </table:table-cell>
          <table:table-cell office:value-type="float" office:value="0.9922" calcext:value-type="float">
            <text:p>0.9922</text:p>
          </table:table-cell>
          <table:table-cell table:style-name="ce4" office:value-type="string" calcext:value-type="string">
            <text:p>0.41%</text:p>
          </table:table-cell>
        </table:table-row>
        <table:table-row table:style-name="ro1">
          <table:table-cell office:value-type="date" office:date-value="2019-03-01" calcext:value-type="date">
            <text:p>1. Mar. 201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3" calcext:value-type="float">
            <text:p>0.9983</text:p>
          </table:table-cell>
          <table:table-cell office:value-type="float" office:value="1.0126" calcext:value-type="float">
            <text:p>1.0126</text:p>
          </table:table-cell>
          <table:table-cell office:value-type="float" office:value="0.9893" calcext:value-type="float">
            <text:p>0.9893</text:p>
          </table:table-cell>
          <table:table-cell table:style-name="ce4" office:value-type="string" calcext:value-type="string">
            <text:p>-0.30%</text:p>
          </table:table-cell>
        </table:table-row>
        <table:table-row table:style-name="ro1">
          <table:table-cell office:value-type="date" office:date-value="2019-04-01" calcext:value-type="date">
            <text:p>1. Apr. 2019</text:p>
          </table:table-cell>
          <table:table-cell office:value-type="float" office:value="1.0192" calcext:value-type="float">
            <text:p>1.0192</text:p>
          </table:table-cell>
          <table:table-cell office:value-type="float" office:value="0.9944" calcext:value-type="float">
            <text:p>0.9944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9934" calcext:value-type="float">
            <text:p>0.9934</text:p>
          </table:table-cell>
          <table:table-cell table:style-name="ce4" office:value-type="string" calcext:value-type="string">
            <text:p>2.40%</text:p>
          </table:table-cell>
        </table:table-row>
        <table:table-row table:style-name="ro1">
          <table:table-cell office:value-type="date" office:date-value="2019-05-01" calcext:value-type="date">
            <text:p>1. May. 2019</text:p>
          </table:table-cell>
          <table:table-cell office:value-type="float" office:value="1.001" calcext:value-type="float">
            <text:p>1.001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228" calcext:value-type="float">
            <text:p>1.022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-1.79%</text:p>
          </table:table-cell>
        </table:table-row>
        <table:table-row table:style-name="ro1">
          <table:table-cell office:value-type="date" office:date-value="2019-06-01" calcext:value-type="date">
            <text:p>1. Jun. 2019</text:p>
          </table:table-cell>
          <table:table-cell office:value-type="float" office:value="0.9762" calcext:value-type="float">
            <text:p>0.9762</text:p>
          </table:table-cell>
          <table:table-cell office:value-type="float" office:value="1.0012" calcext:value-type="float">
            <text:p>1.0012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693" calcext:value-type="float">
            <text:p>0.9693</text:p>
          </table:table-cell>
          <table:table-cell table:style-name="ce4" office:value-type="string" calcext:value-type="string">
            <text:p>-2.48%</text:p>
          </table:table-cell>
        </table:table-row>
        <table:table-row table:style-name="ro1">
          <table:table-cell office:value-type="date" office:date-value="2019-07-01" calcext:value-type="date">
            <text:p>1. Jul. 2019</text:p>
          </table:table-cell>
          <table:table-cell office:value-type="float" office:value="0.994" calcext:value-type="float">
            <text:p>0.994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781" calcext:value-type="float">
            <text:p>0.9781</text:p>
          </table:table-cell>
          <table:table-cell table:style-name="ce4" office:value-type="string" calcext:value-type="string">
            <text:p>1.82%</text:p>
          </table:table-cell>
        </table:table-row>
        <table:table-row table:style-name="ro1">
          <table:table-cell office:value-type="date" office:date-value="2019-08-01" calcext:value-type="date">
            <text:p>1. Aug. 2019</text:p>
          </table:table-cell>
          <table:table-cell office:value-type="float" office:value="0.9901" calcext:value-type="float">
            <text:p>0.9901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659" calcext:value-type="float">
            <text:p>0.9659</text:p>
          </table:table-cell>
          <table:table-cell table:style-name="ce4" office:value-type="string" calcext:value-type="string">
            <text:p>-0.39%</text:p>
          </table:table-cell>
        </table:table-row>
        <table:table-row table:style-name="ro1">
          <table:table-cell office:value-type="date" office:date-value="2019-09-01" calcext:value-type="date">
            <text:p>1. Sep. 2019</text:p>
          </table:table-cell>
          <table:table-cell office:value-type="float" office:value="0.998" calcext:value-type="float">
            <text:p>0.998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797" calcext:value-type="float">
            <text:p>0.9797</text:p>
          </table:table-cell>
          <table:table-cell table:style-name="ce4" office:value-type="string" calcext:value-type="string">
            <text:p>0.80%</text:p>
          </table:table-cell>
        </table:table-row>
        <table:table-row table:style-name="ro1">
          <table:table-cell office:value-type="date" office:date-value="2019-10-01" calcext:value-type="date">
            <text:p>1. Oct. 2019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98" calcext:value-type="float">
            <text:p>0.998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984" calcext:value-type="float">
            <text:p>0.984</text:p>
          </table:table-cell>
          <table:table-cell table:style-name="ce4" office:value-type="string" calcext:value-type="string">
            <text:p>-1.15%</text:p>
          </table:table-cell>
        </table:table-row>
        <table:table-row table:style-name="ro1">
          <table:table-cell office:value-type="date" office:date-value="2019-11-01" calcext:value-type="date">
            <text:p>1. Nov. 2019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865" calcext:value-type="float">
            <text:p>0.9865</text:p>
          </table:table-cell>
          <table:table-cell office:value-type="float" office:value="1.0025" calcext:value-type="float">
            <text:p>1.0025</text:p>
          </table:table-cell>
          <table:table-cell office:value-type="float" office:value="0.9851" calcext:value-type="float">
            <text:p>0.9851</text:p>
          </table:table-cell>
          <table:table-cell table:style-name="ce4" office:value-type="string" calcext:value-type="string">
            <text:p>1.38%</text:p>
          </table:table-cell>
        </table:table-row>
        <table:table-row table:style-name="ro1">
          <table:table-cell office:value-type="date" office:date-value="2019-12-01" calcext:value-type="date">
            <text:p>1. Dec. 2019</text:p>
          </table:table-cell>
          <table:table-cell office:value-type="float" office:value="0.968" calcext:value-type="float">
            <text:p>0.968</text:p>
          </table:table-cell>
          <table:table-cell office:value-type="float" office:value="1.0003" calcext:value-type="float">
            <text:p>1.0003</text:p>
          </table:table-cell>
          <table:table-cell office:value-type="float" office:value="1.001" calcext:value-type="float">
            <text:p>1.001</text:p>
          </table:table-cell>
          <table:table-cell office:value-type="float" office:value="0.9645" calcext:value-type="float">
            <text:p>0.9645</text:p>
          </table:table-cell>
          <table:table-cell table:style-name="ce4" office:value-type="string" calcext:value-type="string">
            <text:p>-3.21%</text:p>
          </table:table-cell>
        </table:table-row>
        <table:table-row table:style-name="ro1">
          <table:table-cell office:value-type="date" office:date-value="2020-01-01" calcext:value-type="date">
            <text:p>1. Jan. 2020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612" calcext:value-type="float">
            <text:p>0.9612</text:p>
          </table:table-cell>
          <table:table-cell table:style-name="ce4" office:value-type="string" calcext:value-type="string">
            <text:p>-0.50%</text:p>
          </table:table-cell>
        </table:table-row>
        <table:table-row table:style-name="ro1">
          <table:table-cell office:value-type="date" office:date-value="2020-02-01" calcext:value-type="date">
            <text:p>1. Feb. 2020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9639" calcext:value-type="float">
            <text:p>0.9639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608" calcext:value-type="float">
            <text:p>0.9608</text:p>
          </table:table-cell>
          <table:table-cell table:style-name="ce4" office:value-type="string" calcext:value-type="string">
            <text:p>0.24%</text:p>
          </table:table-cell>
        </table:table-row>
        <table:table-row table:style-name="ro1">
          <table:table-cell office:value-type="date" office:date-value="2020-03-01" calcext:value-type="date">
            <text:p>1. Mar. 2020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63" calcext:value-type="float">
            <text:p>0.9663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192" calcext:value-type="float">
            <text:p>0.9192</text:p>
          </table:table-cell>
          <table:table-cell table:style-name="ce4" office:value-type="string" calcext:value-type="string">
            <text:p>-0.47%</text:p>
          </table:table-cell>
        </table:table-row>
        <table:table-row table:style-name="ro1">
          <table:table-cell office:value-type="date" office:date-value="2020-04-01" calcext:value-type="date">
            <text:p>1. Apr. 2020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961" calcext:value-type="float">
            <text:p>0.961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9595" calcext:value-type="float">
            <text:p>0.9595</text:p>
          </table:table-cell>
          <table:table-cell table:style-name="ce4" office:value-type="string" calcext:value-type="string">
            <text:p>0.46%</text:p>
          </table:table-cell>
        </table:table-row>
        <table:table-row table:style-name="ro1">
          <table:table-cell office:value-type="date" office:date-value="2020-05-01" calcext:value-type="date">
            <text:p>1. May. 2020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657" calcext:value-type="float">
            <text:p>0.9657</text:p>
          </table:table-cell>
          <table:table-cell office:value-type="float" office:value="0.9785" calcext:value-type="float">
            <text:p>0.9785</text:p>
          </table:table-cell>
          <table:table-cell office:value-type="float" office:value="0.9588" calcext:value-type="float">
            <text:p>0.9588</text:p>
          </table:table-cell>
          <table:table-cell table:style-name="ce4" office:value-type="string" calcext:value-type="string">
            <text:p>-0.42%</text:p>
          </table:table-cell>
        </table:table-row>
        <table:table-row table:style-name="ro1">
          <table:table-cell office:value-type="date" office:date-value="2020-06-01" calcext:value-type="date">
            <text:p>1. Jun. 2020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9651" calcext:value-type="float">
            <text:p>0.9651</text:p>
          </table:table-cell>
          <table:table-cell office:value-type="float" office:value="0.9374" calcext:value-type="float">
            <text:p>0.9374</text:p>
          </table:table-cell>
          <table:table-cell table:style-name="ce4" office:value-type="string" calcext:value-type="string">
            <text:p>-1.48%</text:p>
          </table:table-cell>
        </table:table-row>
        <table:table-row table:style-name="ro1">
          <table:table-cell office:value-type="date" office:date-value="2020-07-01" calcext:value-type="date">
            <text:p>1. Jul. 2020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056" calcext:value-type="float">
            <text:p>0.9056</text:p>
          </table:table-cell>
          <table:table-cell table:style-name="ce4" office:value-type="string" calcext:value-type="string">
            <text:p>-3.63%</text:p>
          </table:table-cell>
        </table:table-row>
        <table:table-row table:style-name="ro1">
          <table:table-cell office:value-type="date" office:date-value="2020-08-01" calcext:value-type="date">
            <text:p>1. Aug. 2020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8999" calcext:value-type="float">
            <text:p>0.8999</text:p>
          </table:table-cell>
          <table:table-cell table:style-name="ce4" office:value-type="string" calcext:value-type="string">
            <text:p>-1.01%</text:p>
          </table:table-cell>
        </table:table-row>
        <table:table-row table:style-name="ro1">
          <table:table-cell office:value-type="date" office:date-value="2020-09-01" calcext:value-type="date">
            <text:p>1. Sep. 2020</text:p>
          </table:table-cell>
          <table:table-cell office:value-type="float" office:value="0.9207" calcext:value-type="float">
            <text:p>0.9207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8998" calcext:value-type="float">
            <text:p>0.8998</text:p>
          </table:table-cell>
          <table:table-cell table:style-name="ce4" office:value-type="string" calcext:value-type="string">
            <text:p>1.90%</text:p>
          </table:table-cell>
        </table:table-row>
        <table:table-row table:style-name="ro1">
          <table:table-cell office:value-type="date" office:date-value="2020-10-01" calcext:value-type="date">
            <text:p>1. Oct. 2020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9029" calcext:value-type="float">
            <text:p>0.9029</text:p>
          </table:table-cell>
          <table:table-cell table:style-name="ce4" office:value-type="string" calcext:value-type="string">
            <text:p>-0.43%</text:p>
          </table:table-cell>
        </table:table-row>
        <table:table-row table:style-name="ro1">
          <table:table-cell office:value-type="date" office:date-value="2020-11-01" calcext:value-type="date">
            <text:p>1. Nov. 2020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8981" calcext:value-type="float">
            <text:p>0.8981</text:p>
          </table:table-cell>
          <table:table-cell table:style-name="ce4" office:value-type="string" calcext:value-type="string">
            <text:p>-0.84%</text:p>
          </table:table-cell>
        </table:table-row>
        <table:table-row table:style-name="ro1">
          <table:table-cell office:value-type="date" office:date-value="2020-12-01" calcext:value-type="date">
            <text:p>1. Dec. 2020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8792" calcext:value-type="float">
            <text:p>0.8792</text:p>
          </table:table-cell>
          <table:table-cell table:style-name="ce4" office:value-type="string" calcext:value-type="string">
            <text:p>-2.63%</text:p>
          </table:table-cell>
        </table:table-row>
        <table:table-row table:style-name="ro1">
          <table:table-cell office:value-type="date" office:date-value="2021-01-01" calcext:value-type="date">
            <text:p>1. Jan. 2021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882" calcext:value-type="float">
            <text:p>0.882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8756" calcext:value-type="float">
            <text:p>0.8756</text:p>
          </table:table-cell>
          <table:table-cell table:style-name="ce4" office:value-type="string" calcext:value-type="string">
            <text:p>0.59%</text:p>
          </table:table-cell>
        </table:table-row>
        <table:table-row table:style-name="ro1">
          <table:table-cell office:value-type="date" office:date-value="2021-02-01" calcext:value-type="date">
            <text:p>1. Feb. 2021</text:p>
          </table:table-cell>
          <table:table-cell office:value-type="float" office:value="0.9082" calcext:value-type="float">
            <text:p>0.9082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887" calcext:value-type="float">
            <text:p>0.887</text:p>
          </table:table-cell>
          <table:table-cell table:style-name="ce4" office:value-type="string" calcext:value-type="string">
            <text:p>2.01%</text:p>
          </table:table-cell>
        </table:table-row>
        <table:table-row table:style-name="ro1">
          <table:table-cell office:value-type="date" office:date-value="2021-03-01" calcext:value-type="date">
            <text:p>1. Mar. 2021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9377" calcext:value-type="float">
            <text:p>0.9377</text:p>
          </table:table-cell>
          <table:table-cell office:value-type="float" office:value="0.9071" calcext:value-type="float">
            <text:p>0.9071</text:p>
          </table:table-cell>
          <table:table-cell table:style-name="ce4" office:value-type="string" calcext:value-type="string">
            <text:p>2.31%</text:p>
          </table:table-cell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XAUCHF" table:style-name="ta1">
        <table:table-column table:style-name="co12" table:default-cell-style-name="ce2"/>
        <table:table-column table:style-name="co15" table:number-columns-repeated="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hange %</text:p>
          </table:table-cell>
        </table:table-row>
        <table:table-row table:style-name="ro1">
          <table:table-cell office:value-type="date" office:date-value="2007-01-01" calcext:value-type="date">
            <text:p>1. Jan. 2007</text:p>
          </table:table-cell>
          <table:table-cell office:value-type="float" office:value="812.36" calcext:value-type="float">
            <text:p>812.36</text:p>
          </table:table-cell>
          <table:table-cell office:value-type="float" office:value="775.01" calcext:value-type="float">
            <text:p>775.01</text:p>
          </table:table-cell>
          <table:table-cell office:value-type="float" office:value="817.65" calcext:value-type="float">
            <text:p>817.65</text:p>
          </table:table-cell>
          <table:table-cell office:value-type="float" office:value="744.96" calcext:value-type="float">
            <text:p>744.96</text:p>
          </table:table-cell>
          <table:table-cell table:style-name="ce4" office:value-type="string" calcext:value-type="string">
            <text:p>4.69%</text:p>
          </table:table-cell>
        </table:table-row>
        <table:table-row table:style-name="ro1">
          <table:table-cell office:value-type="date" office:date-value="2007-02-01" calcext:value-type="date">
            <text:p>1. Feb. 2007</text:p>
          </table:table-cell>
          <table:table-cell office:value-type="float" office:value="816.57" calcext:value-type="float">
            <text:p>816.57</text:p>
          </table:table-cell>
          <table:table-cell office:value-type="float" office:value="811.78" calcext:value-type="float">
            <text:p>811.78</text:p>
          </table:table-cell>
          <table:table-cell office:value-type="float" office:value="848.48" calcext:value-type="float">
            <text:p>848.48</text:p>
          </table:table-cell>
          <table:table-cell office:value-type="float" office:value="801.37" calcext:value-type="float">
            <text:p>801.37</text:p>
          </table:table-cell>
          <table:table-cell table:style-name="ce4" office:value-type="string" calcext:value-type="string">
            <text:p>0.52%</text:p>
          </table:table-cell>
        </table:table-row>
        <table:table-row table:style-name="ro1">
          <table:table-cell office:value-type="date" office:date-value="2007-03-01" calcext:value-type="date">
            <text:p>1. Mar. 2007</text:p>
          </table:table-cell>
          <table:table-cell office:value-type="float" office:value="806.71" calcext:value-type="float">
            <text:p>806.71</text:p>
          </table:table-cell>
          <table:table-cell office:value-type="float" office:value="816.41" calcext:value-type="float">
            <text:p>816.41</text:p>
          </table:table-cell>
          <table:table-cell office:value-type="float" office:value="826.24" calcext:value-type="float">
            <text:p>826.24</text:p>
          </table:table-cell>
          <table:table-cell office:value-type="float" office:value="770.48" calcext:value-type="float">
            <text:p>770.48</text:p>
          </table:table-cell>
          <table:table-cell table:style-name="ce4" office:value-type="string" calcext:value-type="string">
            <text:p>-1.21%</text:p>
          </table:table-cell>
        </table:table-row>
        <table:table-row table:style-name="ro1">
          <table:table-cell office:value-type="date" office:date-value="2007-04-01" calcext:value-type="date">
            <text:p>1. Apr. 2007</text:p>
          </table:table-cell>
          <table:table-cell office:value-type="float" office:value="818.82" calcext:value-type="float">
            <text:p>818.82</text:p>
          </table:table-cell>
          <table:table-cell office:value-type="float" office:value="804.54" calcext:value-type="float">
            <text:p>804.54</text:p>
          </table:table-cell>
          <table:table-cell office:value-type="float" office:value="840.12" calcext:value-type="float">
            <text:p>840.12</text:p>
          </table:table-cell>
          <table:table-cell office:value-type="float" office:value="795.71" calcext:value-type="float">
            <text:p>795.71</text:p>
          </table:table-cell>
          <table:table-cell table:style-name="ce4" office:value-type="string" calcext:value-type="string">
            <text:p>1.50%</text:p>
          </table:table-cell>
        </table:table-row>
        <table:table-row table:style-name="ro1">
          <table:table-cell office:value-type="date" office:date-value="2007-05-01" calcext:value-type="date">
            <text:p>1. May. 2007</text:p>
          </table:table-cell>
          <table:table-cell office:value-type="float" office:value="809.76" calcext:value-type="float">
            <text:p>809.76</text:p>
          </table:table-cell>
          <table:table-cell office:value-type="float" office:value="822.04" calcext:value-type="float">
            <text:p>822.04</text:p>
          </table:table-cell>
          <table:table-cell office:value-type="float" office:value="837.38" calcext:value-type="float">
            <text:p>837.38</text:p>
          </table:table-cell>
          <table:table-cell office:value-type="float" office:value="798.75" calcext:value-type="float">
            <text:p>798.75</text:p>
          </table:table-cell>
          <table:table-cell table:style-name="ce4" office:value-type="string" calcext:value-type="string">
            <text:p>-1.11%</text:p>
          </table:table-cell>
        </table:table-row>
        <table:table-row table:style-name="ro1">
          <table:table-cell office:value-type="date" office:date-value="2007-06-01" calcext:value-type="date">
            <text:p>1. Jun. 2007</text:p>
          </table:table-cell>
          <table:table-cell office:value-type="float" office:value="793.58" calcext:value-type="float">
            <text:p>793.58</text:p>
          </table:table-cell>
          <table:table-cell office:value-type="float" office:value="809.73" calcext:value-type="float">
            <text:p>809.73</text:p>
          </table:table-cell>
          <table:table-cell office:value-type="float" office:value="827.52" calcext:value-type="float">
            <text:p>827.52</text:p>
          </table:table-cell>
          <table:table-cell office:value-type="float" office:value="784.25" calcext:value-type="float">
            <text:p>784.25</text:p>
          </table:table-cell>
          <table:table-cell table:style-name="ce4" office:value-type="string" calcext:value-type="string">
            <text:p>-2.00%</text:p>
          </table:table-cell>
        </table:table-row>
        <table:table-row table:style-name="ro1">
          <table:table-cell office:value-type="date" office:date-value="2007-07-01" calcext:value-type="date">
            <text:p>1. Jul. 2007</text:p>
          </table:table-cell>
          <table:table-cell office:value-type="float" office:value="797.17" calcext:value-type="float">
            <text:p>797.17</text:p>
          </table:table-cell>
          <table:table-cell office:value-type="float" office:value="792.31" calcext:value-type="float">
            <text:p>792.31</text:p>
          </table:table-cell>
          <table:table-cell office:value-type="float" office:value="826.37" calcext:value-type="float">
            <text:p>826.37</text:p>
          </table:table-cell>
          <table:table-cell office:value-type="float" office:value="786.98" calcext:value-type="float">
            <text:p>786.98</text:p>
          </table:table-cell>
          <table:table-cell table:style-name="ce4" office:value-type="string" calcext:value-type="string">
            <text:p>0.45%</text:p>
          </table:table-cell>
        </table:table-row>
        <table:table-row table:style-name="ro1">
          <table:table-cell office:value-type="date" office:date-value="2007-08-01" calcext:value-type="date">
            <text:p>1. Aug. 2007</text:p>
          </table:table-cell>
          <table:table-cell office:value-type="float" office:value="813.49" calcext:value-type="float">
            <text:p>813.49</text:p>
          </table:table-cell>
          <table:table-cell office:value-type="float" office:value="796.06" calcext:value-type="float">
            <text:p>796.06</text:p>
          </table:table-cell>
          <table:table-cell office:value-type="float" office:value="817.1" calcext:value-type="float">
            <text:p>817.1</text:p>
          </table:table-cell>
          <table:table-cell office:value-type="float" office:value="778.36" calcext:value-type="float">
            <text:p>778.36</text:p>
          </table:table-cell>
          <table:table-cell table:style-name="ce4" office:value-type="string" calcext:value-type="string">
            <text:p>2.05%</text:p>
          </table:table-cell>
        </table:table-row>
        <table:table-row table:style-name="ro1">
          <table:table-cell office:value-type="date" office:date-value="2007-09-01" calcext:value-type="date">
            <text:p>1. Sep. 2007</text:p>
          </table:table-cell>
          <table:table-cell office:value-type="float" office:value="866.32" calcext:value-type="float">
            <text:p>866.32</text:p>
          </table:table-cell>
          <table:table-cell office:value-type="float" office:value="813.09" calcext:value-type="float">
            <text:p>813.09</text:p>
          </table:table-cell>
          <table:table-cell office:value-type="float" office:value="872.59" calcext:value-type="float">
            <text:p>872.59</text:p>
          </table:table-cell>
          <table:table-cell office:value-type="float" office:value="809.7" calcext:value-type="float">
            <text:p>809.7</text:p>
          </table:table-cell>
          <table:table-cell table:style-name="ce4" office:value-type="string" calcext:value-type="string">
            <text:p>6.49%</text:p>
          </table:table-cell>
        </table:table-row>
        <table:table-row table:style-name="ro1">
          <table:table-cell office:value-type="date" office:date-value="2007-10-01" calcext:value-type="date">
            <text:p>1. Oct. 2007</text:p>
          </table:table-cell>
          <table:table-cell office:value-type="float" office:value="922.12" calcext:value-type="float">
            <text:p>922.12</text:p>
          </table:table-cell>
          <table:table-cell office:value-type="float" office:value="865.86" calcext:value-type="float">
            <text:p>865.86</text:p>
          </table:table-cell>
          <table:table-cell office:value-type="float" office:value="923.83" calcext:value-type="float">
            <text:p>923.83</text:p>
          </table:table-cell>
          <table:table-cell office:value-type="float" office:value="849.92" calcext:value-type="float">
            <text:p>849.92</text:p>
          </table:table-cell>
          <table:table-cell table:style-name="ce4" office:value-type="string" calcext:value-type="string">
            <text:p>6.44%</text:p>
          </table:table-cell>
        </table:table-row>
        <table:table-row table:style-name="ro1">
          <table:table-cell office:value-type="date" office:date-value="2007-11-01" calcext:value-type="date">
            <text:p>1. Nov. 2007</text:p>
          </table:table-cell>
          <table:table-cell office:value-type="float" office:value="886.7" calcext:value-type="float">
            <text:p>886.7</text:p>
          </table:table-cell>
          <table:table-cell office:value-type="float" office:value="921.3" calcext:value-type="float">
            <text:p>921.3</text:p>
          </table:table-cell>
          <table:table-cell office:value-type="float" office:value="959.36" calcext:value-type="float">
            <text:p>959.36</text:p>
          </table:table-cell>
          <table:table-cell office:value-type="float" office:value="862.49" calcext:value-type="float">
            <text:p>862.49</text:p>
          </table:table-cell>
          <table:table-cell table:style-name="ce4" office:value-type="string" calcext:value-type="string">
            <text:p>-3.84%</text:p>
          </table:table-cell>
        </table:table-row>
        <table:table-row table:style-name="ro1">
          <table:table-cell office:value-type="date" office:date-value="2007-12-01" calcext:value-type="date">
            <text:p>1. Dec. 2007</text:p>
          </table:table-cell>
          <table:table-cell office:value-type="float" office:value="945.13" calcext:value-type="float">
            <text:p>945.13</text:p>
          </table:table-cell>
          <table:table-cell office:value-type="float" office:value="886.43" calcext:value-type="float">
            <text:p>886.43</text:p>
          </table:table-cell>
          <table:table-cell office:value-type="float" office:value="953.74" calcext:value-type="float">
            <text:p>953.74</text:p>
          </table:table-cell>
          <table:table-cell office:value-type="float" office:value="877.7" calcext:value-type="float">
            <text:p>877.7</text:p>
          </table:table-cell>
          <table:table-cell table:style-name="ce4" office:value-type="string" calcext:value-type="string">
            <text:p>6.59%</text:p>
          </table:table-cell>
        </table:table-row>
        <table:table-row table:style-name="ro1">
          <table:table-cell office:value-type="date" office:date-value="2008-01-01" calcext:value-type="date">
            <text:p>1. Jan. 2008</text:p>
          </table:table-cell>
          <table:table-cell office:value-type="float" office:value="1000.41" calcext:value-type="float">
            <text:p>1000.41</text:p>
          </table:table-cell>
          <table:table-cell office:value-type="float" office:value="944.43" calcext:value-type="float">
            <text:p>944.43</text:p>
          </table:table-cell>
          <table:table-cell office:value-type="float" office:value="1020.64" calcext:value-type="float">
            <text:p>1020.64</text:p>
          </table:table-cell>
          <table:table-cell office:value-type="float" office:value="941.88" calcext:value-type="float">
            <text:p>941.88</text:p>
          </table:table-cell>
          <table:table-cell table:style-name="ce4" office:value-type="string" calcext:value-type="string">
            <text:p>5.85%</text:p>
          </table:table-cell>
        </table:table-row>
        <table:table-row table:style-name="ro1">
          <table:table-cell office:value-type="date" office:date-value="2008-02-01" calcext:value-type="date">
            <text:p>1. Feb. 2008</text:p>
          </table:table-cell>
          <table:table-cell office:value-type="float" office:value="1012.63" calcext:value-type="float">
            <text:p>1012.63</text:p>
          </table:table-cell>
          <table:table-cell office:value-type="float" office:value="1000.67" calcext:value-type="float">
            <text:p>1000.67</text:p>
          </table:table-cell>
          <table:table-cell office:value-type="float" office:value="1042.99" calcext:value-type="float">
            <text:p>1042.99</text:p>
          </table:table-cell>
          <table:table-cell office:value-type="float" office:value="972.09" calcext:value-type="float">
            <text:p>972.09</text:p>
          </table:table-cell>
          <table:table-cell table:style-name="ce4" office:value-type="string" calcext:value-type="string">
            <text:p>1.22%</text:p>
          </table:table-cell>
        </table:table-row>
        <table:table-row table:style-name="ro1">
          <table:table-cell office:value-type="date" office:date-value="2008-03-01" calcext:value-type="date">
            <text:p>1. Mar. 2008</text:p>
          </table:table-cell>
          <table:table-cell office:value-type="float" office:value="909.84" calcext:value-type="float">
            <text:p>909.84</text:p>
          </table:table-cell>
          <table:table-cell office:value-type="float" office:value="1012.45" calcext:value-type="float">
            <text:p>1012.45</text:p>
          </table:table-cell>
          <table:table-cell office:value-type="float" office:value="1030.31" calcext:value-type="float">
            <text:p>1030.31</text:p>
          </table:table-cell>
          <table:table-cell office:value-type="float" office:value="908.01" calcext:value-type="float">
            <text:p>908.01</text:p>
          </table:table-cell>
          <table:table-cell table:style-name="ce4" office:value-type="string" calcext:value-type="string">
            <text:p>-10.15%</text:p>
          </table:table-cell>
        </table:table-row>
        <table:table-row table:style-name="ro1">
          <table:table-cell office:value-type="date" office:date-value="2008-04-01" calcext:value-type="date">
            <text:p>1. Apr. 2008</text:p>
          </table:table-cell>
          <table:table-cell office:value-type="float" office:value="901.83" calcext:value-type="float">
            <text:p>901.83</text:p>
          </table:table-cell>
          <table:table-cell office:value-type="float" office:value="910.36" calcext:value-type="float">
            <text:p>910.36</text:p>
          </table:table-cell>
          <table:table-cell office:value-type="float" office:value="955.64" calcext:value-type="float">
            <text:p>955.64</text:p>
          </table:table-cell>
          <table:table-cell office:value-type="float" office:value="883.03" calcext:value-type="float">
            <text:p>883.03</text:p>
          </table:table-cell>
          <table:table-cell table:style-name="ce4" office:value-type="string" calcext:value-type="string">
            <text:p>-0.88%</text:p>
          </table:table-cell>
        </table:table-row>
        <table:table-row table:style-name="ro1">
          <table:table-cell office:value-type="date" office:date-value="2008-05-01" calcext:value-type="date">
            <text:p>1. May. 2008</text:p>
          </table:table-cell>
          <table:table-cell office:value-type="float" office:value="924.41" calcext:value-type="float">
            <text:p>924.41</text:p>
          </table:table-cell>
          <table:table-cell office:value-type="float" office:value="904.16" calcext:value-type="float">
            <text:p>904.16</text:p>
          </table:table-cell>
          <table:table-cell office:value-type="float" office:value="960" calcext:value-type="float">
            <text:p>960</text:p>
          </table:table-cell>
          <table:table-cell office:value-type="float" office:value="888.07" calcext:value-type="float">
            <text:p>888.07</text:p>
          </table:table-cell>
          <table:table-cell table:style-name="ce4" office:value-type="string" calcext:value-type="string">
            <text:p>2.50%</text:p>
          </table:table-cell>
        </table:table-row>
        <table:table-row table:style-name="ro1">
          <table:table-cell office:value-type="date" office:date-value="2008-06-01" calcext:value-type="date">
            <text:p>1. Jun. 2008</text:p>
          </table:table-cell>
          <table:table-cell office:value-type="float" office:value="944.35" calcext:value-type="float">
            <text:p>944.35</text:p>
          </table:table-cell>
          <table:table-cell office:value-type="float" office:value="922.93" calcext:value-type="float">
            <text:p>922.93</text:p>
          </table:table-cell>
          <table:table-cell office:value-type="float" office:value="952.04" calcext:value-type="float">
            <text:p>952.04</text:p>
          </table:table-cell>
          <table:table-cell office:value-type="float" office:value="896.46" calcext:value-type="float">
            <text:p>896.46</text:p>
          </table:table-cell>
          <table:table-cell table:style-name="ce4" office:value-type="string" calcext:value-type="string">
            <text:p>2.16%</text:p>
          </table:table-cell>
        </table:table-row>
        <table:table-row table:style-name="ro1">
          <table:table-cell office:value-type="date" office:date-value="2008-07-01" calcext:value-type="date">
            <text:p>1. Jul. 2008</text:p>
          </table:table-cell>
          <table:table-cell office:value-type="float" office:value="957.12" calcext:value-type="float">
            <text:p>957.12</text:p>
          </table:table-cell>
          <table:table-cell office:value-type="float" office:value="943.23" calcext:value-type="float">
            <text:p>943.23</text:p>
          </table:table-cell>
          <table:table-cell office:value-type="float" office:value="997.24" calcext:value-type="float">
            <text:p>997.24</text:p>
          </table:table-cell>
          <table:table-cell office:value-type="float" office:value="938.96" calcext:value-type="float">
            <text:p>938.96</text:p>
          </table:table-cell>
          <table:table-cell table:style-name="ce4" office:value-type="string" calcext:value-type="string">
            <text:p>1.35%</text:p>
          </table:table-cell>
        </table:table-row>
        <table:table-row table:style-name="ro1">
          <table:table-cell office:value-type="date" office:date-value="2008-08-01" calcext:value-type="date">
            <text:p>1. Aug. 2008</text:p>
          </table:table-cell>
          <table:table-cell office:value-type="float" office:value="915.04" calcext:value-type="float">
            <text:p>915.04</text:p>
          </table:table-cell>
          <table:table-cell office:value-type="float" office:value="956.12" calcext:value-type="float">
            <text:p>956.12</text:p>
          </table:table-cell>
          <table:table-cell office:value-type="float" office:value="961.62" calcext:value-type="float">
            <text:p>961.62</text:p>
          </table:table-cell>
          <table:table-cell office:value-type="float" office:value="850.9" calcext:value-type="float">
            <text:p>850.9</text:p>
          </table:table-cell>
          <table:table-cell table:style-name="ce4" office:value-type="string" calcext:value-type="string">
            <text:p>-4.40%</text:p>
          </table:table-cell>
        </table:table-row>
        <table:table-row table:style-name="ro1">
          <table:table-cell office:value-type="date" office:date-value="2008-09-01" calcext:value-type="date">
            <text:p>1. Sep. 2008</text:p>
          </table:table-cell>
          <table:table-cell office:value-type="float" office:value="976.41" calcext:value-type="float">
            <text:p>976.41</text:p>
          </table:table-cell>
          <table:table-cell office:value-type="float" office:value="911.2" calcext:value-type="float">
            <text:p>911.2</text:p>
          </table:table-cell>
          <table:table-cell office:value-type="float" office:value="1001.85" calcext:value-type="float">
            <text:p>1001.85</text:p>
          </table:table-cell>
          <table:table-cell office:value-type="float" office:value="839.6" calcext:value-type="float">
            <text:p>839.6</text:p>
          </table:table-cell>
          <table:table-cell table:style-name="ce4" office:value-type="string" calcext:value-type="string">
            <text:p>6.71%</text:p>
          </table:table-cell>
        </table:table-row>
        <table:table-row table:style-name="ro1">
          <table:table-cell office:value-type="date" office:date-value="2008-10-01" calcext:value-type="date">
            <text:p>1. Oct. 2008</text:p>
          </table:table-cell>
          <table:table-cell office:value-type="float" office:value="839.46" calcext:value-type="float">
            <text:p>839.46</text:p>
          </table:table-cell>
          <table:table-cell office:value-type="float" office:value="974" calcext:value-type="float">
            <text:p>974</text:p>
          </table:table-cell>
          <table:table-cell office:value-type="float" office:value="1047.03" calcext:value-type="float">
            <text:p>1047.03</text:p>
          </table:table-cell>
          <table:table-cell office:value-type="float" office:value="784.49" calcext:value-type="float">
            <text:p>784.49</text:p>
          </table:table-cell>
          <table:table-cell table:style-name="ce4" office:value-type="string" calcext:value-type="string">
            <text:p>-14.03%</text:p>
          </table:table-cell>
        </table:table-row>
        <table:table-row table:style-name="ro1">
          <table:table-cell office:value-type="date" office:date-value="2008-11-01" calcext:value-type="date">
            <text:p>1. Nov. 2008</text:p>
          </table:table-cell>
          <table:table-cell office:value-type="float" office:value="992.2" calcext:value-type="float">
            <text:p>992.2</text:p>
          </table:table-cell>
          <table:table-cell office:value-type="float" office:value="836.71" calcext:value-type="float">
            <text:p>836.71</text:p>
          </table:table-cell>
          <table:table-cell office:value-type="float" office:value="1000.84" calcext:value-type="float">
            <text:p>1000.84</text:p>
          </table:table-cell>
          <table:table-cell office:value-type="float" office:value="835.25" calcext:value-type="float">
            <text:p>835.25</text:p>
          </table:table-cell>
          <table:table-cell table:style-name="ce4" office:value-type="string" calcext:value-type="string">
            <text:p>18.20%</text:p>
          </table:table-cell>
        </table:table-row>
        <table:table-row table:style-name="ro1">
          <table:table-cell office:value-type="date" office:date-value="2008-12-01" calcext:value-type="date">
            <text:p>1. Dec. 2008</text:p>
          </table:table-cell>
          <table:table-cell office:value-type="float" office:value="939.24" calcext:value-type="float">
            <text:p>939.24</text:p>
          </table:table-cell>
          <table:table-cell office:value-type="float" office:value="985.93" calcext:value-type="float">
            <text:p>985.93</text:p>
          </table:table-cell>
          <table:table-cell office:value-type="float" office:value="996.33" calcext:value-type="float">
            <text:p>996.33</text:p>
          </table:table-cell>
          <table:table-cell office:value-type="float" office:value="895.49" calcext:value-type="float">
            <text:p>895.49</text:p>
          </table:table-cell>
          <table:table-cell table:style-name="ce4" office:value-type="string" calcext:value-type="string">
            <text:p>-5.34%</text:p>
          </table:table-cell>
        </table:table-row>
        <table:table-row table:style-name="ro1">
          <table:table-cell office:value-type="date" office:date-value="2009-01-01" calcext:value-type="date">
            <text:p>1. Jan. 2009</text:p>
          </table:table-cell>
          <table:table-cell office:value-type="float" office:value="1077.64" calcext:value-type="float">
            <text:p>1077.64</text:p>
          </table:table-cell>
          <table:table-cell office:value-type="float" office:value="941.82" calcext:value-type="float">
            <text:p>941.82</text:p>
          </table:table-cell>
          <table:table-cell office:value-type="float" office:value="1083.03" calcext:value-type="float">
            <text:p>1083.03</text:p>
          </table:table-cell>
          <table:table-cell office:value-type="float" office:value="900" calcext:value-type="float">
            <text:p>900</text:p>
          </table:table-cell>
          <table:table-cell table:style-name="ce4" office:value-type="string" calcext:value-type="string">
            <text:p>14.74%</text:p>
          </table:table-cell>
        </table:table-row>
        <table:table-row table:style-name="ro1">
          <table:table-cell office:value-type="date" office:date-value="2009-02-01" calcext:value-type="date">
            <text:p>1. Feb. 2009</text:p>
          </table:table-cell>
          <table:table-cell office:value-type="float" office:value="1106.32" calcext:value-type="float">
            <text:p>1106.32</text:p>
          </table:table-cell>
          <table:table-cell office:value-type="float" office:value="1077.17" calcext:value-type="float">
            <text:p>1077.17</text:p>
          </table:table-cell>
          <table:table-cell office:value-type="float" office:value="1186.07" calcext:value-type="float">
            <text:p>1186.07</text:p>
          </table:table-cell>
          <table:table-cell office:value-type="float" office:value="1012.24" calcext:value-type="float">
            <text:p>1012.24</text:p>
          </table:table-cell>
          <table:table-cell table:style-name="ce4" office:value-type="string" calcext:value-type="string">
            <text:p>2.66%</text:p>
          </table:table-cell>
        </table:table-row>
        <table:table-row table:style-name="ro1">
          <table:table-cell office:value-type="date" office:date-value="2009-03-01" calcext:value-type="date">
            <text:p>1. Mar. 2009</text:p>
          </table:table-cell>
          <table:table-cell office:value-type="float" office:value="1046.83" calcext:value-type="float">
            <text:p>1046.83</text:p>
          </table:table-cell>
          <table:table-cell office:value-type="float" office:value="1100.53" calcext:value-type="float">
            <text:p>1100.53</text:p>
          </table:table-cell>
          <table:table-cell office:value-type="float" office:value="1129.05" calcext:value-type="float">
            <text:p>1129.05</text:p>
          </table:table-cell>
          <table:table-cell office:value-type="float" office:value="1026.86" calcext:value-type="float">
            <text:p>1026.86</text:p>
          </table:table-cell>
          <table:table-cell table:style-name="ce4" office:value-type="string" calcext:value-type="string">
            <text:p>-5.38%</text:p>
          </table:table-cell>
        </table:table-row>
        <table:table-row table:style-name="ro1">
          <table:table-cell office:value-type="date" office:date-value="2009-04-01" calcext:value-type="date">
            <text:p>1. Apr. 2009</text:p>
          </table:table-cell>
          <table:table-cell office:value-type="float" office:value="1011.5" calcext:value-type="float">
            <text:p>1011.5</text:p>
          </table:table-cell>
          <table:table-cell office:value-type="float" office:value="1045" calcext:value-type="float">
            <text:p>1045</text:p>
          </table:table-cell>
          <table:table-cell office:value-type="float" office:value="1066.72" calcext:value-type="float">
            <text:p>1066.72</text:p>
          </table:table-cell>
          <table:table-cell office:value-type="float" office:value="980.82" calcext:value-type="float">
            <text:p>980.82</text:p>
          </table:table-cell>
          <table:table-cell table:style-name="ce4" office:value-type="string" calcext:value-type="string">
            <text:p>-3.37%</text:p>
          </table:table-cell>
        </table:table-row>
        <table:table-row table:style-name="ro1">
          <table:table-cell office:value-type="date" office:date-value="2009-05-01" calcext:value-type="date">
            <text:p>1. May. 2009</text:p>
          </table:table-cell>
          <table:table-cell office:value-type="float" office:value="1045.46" calcext:value-type="float">
            <text:p>1045.46</text:p>
          </table:table-cell>
          <table:table-cell office:value-type="float" office:value="1010.18" calcext:value-type="float">
            <text:p>1010.18</text:p>
          </table:table-cell>
          <table:table-cell office:value-type="float" office:value="1053.67" calcext:value-type="float">
            <text:p>1053.67</text:p>
          </table:table-cell>
          <table:table-cell office:value-type="float" office:value="999.92" calcext:value-type="float">
            <text:p>999.92</text:p>
          </table:table-cell>
          <table:table-cell table:style-name="ce4" office:value-type="string" calcext:value-type="string">
            <text:p>3.36%</text:p>
          </table:table-cell>
        </table:table-row>
        <table:table-row table:style-name="ro1">
          <table:table-cell office:value-type="date" office:date-value="2009-06-01" calcext:value-type="date">
            <text:p>1. Jun. 2009</text:p>
          </table:table-cell>
          <table:table-cell office:value-type="float" office:value="1006.65" calcext:value-type="float">
            <text:p>1006.65</text:p>
          </table:table-cell>
          <table:table-cell office:value-type="float" office:value="1044.62" calcext:value-type="float">
            <text:p>1044.62</text:p>
          </table:table-cell>
          <table:table-cell office:value-type="float" office:value="1054.84" calcext:value-type="float">
            <text:p>1054.84</text:p>
          </table:table-cell>
          <table:table-cell office:value-type="float" office:value="979.1" calcext:value-type="float">
            <text:p>979.1</text:p>
          </table:table-cell>
          <table:table-cell table:style-name="ce4" office:value-type="string" calcext:value-type="string">
            <text:p>-3.71%</text:p>
          </table:table-cell>
        </table:table-row>
        <table:table-row table:style-name="ro1">
          <table:table-cell office:value-type="date" office:date-value="2009-07-01" calcext:value-type="date">
            <text:p>1. Jul. 2009</text:p>
          </table:table-cell>
          <table:table-cell office:value-type="float" office:value="1020.2" calcext:value-type="float">
            <text:p>1020.2</text:p>
          </table:table-cell>
          <table:table-cell office:value-type="float" office:value="1005.29" calcext:value-type="float">
            <text:p>1005.29</text:p>
          </table:table-cell>
          <table:table-cell office:value-type="float" office:value="1025.39" calcext:value-type="float">
            <text:p>1025.39</text:p>
          </table:table-cell>
          <table:table-cell office:value-type="float" office:value="981.56" calcext:value-type="float">
            <text:p>981.56</text:p>
          </table:table-cell>
          <table:table-cell table:style-name="ce4" office:value-type="string" calcext:value-type="string">
            <text:p>1.35%</text:p>
          </table:table-cell>
        </table:table-row>
        <table:table-row table:style-name="ro1">
          <table:table-cell office:value-type="date" office:date-value="2009-08-01" calcext:value-type="date">
            <text:p>1. Aug. 2009</text:p>
          </table:table-cell>
          <table:table-cell office:value-type="float" office:value="1007.75" calcext:value-type="float">
            <text:p>1007.75</text:p>
          </table:table-cell>
          <table:table-cell office:value-type="float" office:value="1018.19" calcext:value-type="float">
            <text:p>1018.19</text:p>
          </table:table-cell>
          <table:table-cell office:value-type="float" office:value="1042.29" calcext:value-type="float">
            <text:p>1042.29</text:p>
          </table:table-cell>
          <table:table-cell office:value-type="float" office:value="992.81" calcext:value-type="float">
            <text:p>992.81</text:p>
          </table:table-cell>
          <table:table-cell table:style-name="ce4" office:value-type="string" calcext:value-type="string">
            <text:p>-1.22%</text:p>
          </table:table-cell>
        </table:table-row>
        <table:table-row table:style-name="ro1">
          <table:table-cell office:value-type="date" office:date-value="2009-09-01" calcext:value-type="date">
            <text:p>1. Sep. 2009</text:p>
          </table:table-cell>
          <table:table-cell office:value-type="float" office:value="1043.92" calcext:value-type="float">
            <text:p>1043.92</text:p>
          </table:table-cell>
          <table:table-cell office:value-type="float" office:value="1005.87" calcext:value-type="float">
            <text:p>1005.87</text:p>
          </table:table-cell>
          <table:table-cell office:value-type="float" office:value="1062.87" calcext:value-type="float">
            <text:p>1062.87</text:p>
          </table:table-cell>
          <table:table-cell office:value-type="float" office:value="1002.67" calcext:value-type="float">
            <text:p>1002.67</text:p>
          </table:table-cell>
          <table:table-cell table:style-name="ce4" office:value-type="string" calcext:value-type="string">
            <text:p>3.59%</text:p>
          </table:table-cell>
        </table:table-row>
        <table:table-row table:style-name="ro1">
          <table:table-cell office:value-type="date" office:date-value="2009-10-01" calcext:value-type="date">
            <text:p>1. Oct. 2009</text:p>
          </table:table-cell>
          <table:table-cell office:value-type="float" office:value="1072.59" calcext:value-type="float">
            <text:p>1072.59</text:p>
          </table:table-cell>
          <table:table-cell office:value-type="float" office:value="1042.64" calcext:value-type="float">
            <text:p>1042.64</text:p>
          </table:table-cell>
          <table:table-cell office:value-type="float" office:value="1093.19" calcext:value-type="float">
            <text:p>1093.19</text:p>
          </table:table-cell>
          <table:table-cell office:value-type="float" office:value="1026.71" calcext:value-type="float">
            <text:p>1026.71</text:p>
          </table:table-cell>
          <table:table-cell table:style-name="ce4" office:value-type="string" calcext:value-type="string">
            <text:p>2.75%</text:p>
          </table:table-cell>
        </table:table-row>
        <table:table-row table:style-name="ro1">
          <table:table-cell office:value-type="date" office:date-value="2009-11-01" calcext:value-type="date">
            <text:p>1. Nov. 2009</text:p>
          </table:table-cell>
          <table:table-cell office:value-type="float" office:value="1184.93" calcext:value-type="float">
            <text:p>1184.93</text:p>
          </table:table-cell>
          <table:table-cell office:value-type="float" office:value="1071.35" calcext:value-type="float">
            <text:p>1071.35</text:p>
          </table:table-cell>
          <table:table-cell office:value-type="float" office:value="1200.66" calcext:value-type="float">
            <text:p>1200.66</text:p>
          </table:table-cell>
          <table:table-cell office:value-type="float" office:value="1063.69" calcext:value-type="float">
            <text:p>1063.69</text:p>
          </table:table-cell>
          <table:table-cell table:style-name="ce4" office:value-type="string" calcext:value-type="string">
            <text:p>10.47%</text:p>
          </table:table-cell>
        </table:table-row>
        <table:table-row table:style-name="ro1">
          <table:table-cell office:value-type="date" office:date-value="2009-12-01" calcext:value-type="date">
            <text:p>1. Dec. 2009</text:p>
          </table:table-cell>
          <table:table-cell office:value-type="float" office:value="1135.9" calcext:value-type="float">
            <text:p>1135.9</text:p>
          </table:table-cell>
          <table:table-cell office:value-type="float" office:value="1184.88" calcext:value-type="float">
            <text:p>1184.88</text:p>
          </table:table-cell>
          <table:table-cell office:value-type="float" office:value="1225.75" calcext:value-type="float">
            <text:p>1225.75</text:p>
          </table:table-cell>
          <table:table-cell office:value-type="float" office:value="1126.96" calcext:value-type="float">
            <text:p>1126.96</text:p>
          </table:table-cell>
          <table:table-cell table:style-name="ce4" office:value-type="string" calcext:value-type="string">
            <text:p>-4.14%</text:p>
          </table:table-cell>
        </table:table-row>
        <table:table-row table:style-name="ro1">
          <table:table-cell office:value-type="date" office:date-value="2010-01-01" calcext:value-type="date">
            <text:p>1. Jan. 2010</text:p>
          </table:table-cell>
          <table:table-cell office:value-type="float" office:value="1146.51" calcext:value-type="float">
            <text:p>1146.51</text:p>
          </table:table-cell>
          <table:table-cell office:value-type="float" office:value="1133.69" calcext:value-type="float">
            <text:p>1133.69</text:p>
          </table:table-cell>
          <table:table-cell office:value-type="float" office:value="1183.02" calcext:value-type="float">
            <text:p>1183.02</text:p>
          </table:table-cell>
          <table:table-cell office:value-type="float" office:value="1128.47" calcext:value-type="float">
            <text:p>1128.47</text:p>
          </table:table-cell>
          <table:table-cell table:style-name="ce4" office:value-type="string" calcext:value-type="string">
            <text:p>0.93%</text:p>
          </table:table-cell>
        </table:table-row>
        <table:table-row table:style-name="ro1">
          <table:table-cell office:value-type="date" office:date-value="2010-02-01" calcext:value-type="date">
            <text:p>1. Feb. 2010</text:p>
          </table:table-cell>
          <table:table-cell office:value-type="float" office:value="1198.57" calcext:value-type="float">
            <text:p>1198.57</text:p>
          </table:table-cell>
          <table:table-cell office:value-type="float" office:value="1144.06" calcext:value-type="float">
            <text:p>1144.06</text:p>
          </table:table-cell>
          <table:table-cell office:value-type="float" office:value="1216.93" calcext:value-type="float">
            <text:p>1216.93</text:p>
          </table:table-cell>
          <table:table-cell office:value-type="float" office:value="1125.16" calcext:value-type="float">
            <text:p>1125.16</text:p>
          </table:table-cell>
          <table:table-cell table:style-name="ce4" office:value-type="string" calcext:value-type="string">
            <text:p>4.54%</text:p>
          </table:table-cell>
        </table:table-row>
        <table:table-row table:style-name="ro1">
          <table:table-cell office:value-type="date" office:date-value="2010-03-01" calcext:value-type="date">
            <text:p>1. Mar. 2010</text:p>
          </table:table-cell>
          <table:table-cell office:value-type="float" office:value="1173.61" calcext:value-type="float">
            <text:p>1173.61</text:p>
          </table:table-cell>
          <table:table-cell office:value-type="float" office:value="1198.69" calcext:value-type="float">
            <text:p>1198.69</text:p>
          </table:table-cell>
          <table:table-cell office:value-type="float" office:value="1227.85" calcext:value-type="float">
            <text:p>1227.85</text:p>
          </table:table-cell>
          <table:table-cell office:value-type="float" office:value="1159.45" calcext:value-type="float">
            <text:p>1159.45</text:p>
          </table:table-cell>
          <table:table-cell table:style-name="ce4" office:value-type="string" calcext:value-type="string">
            <text:p>-2.08%</text:p>
          </table:table-cell>
        </table:table-row>
        <table:table-row table:style-name="ro1">
          <table:table-cell office:value-type="date" office:date-value="2010-04-01" calcext:value-type="date">
            <text:p>1. Apr. 2010</text:p>
          </table:table-cell>
          <table:table-cell office:value-type="float" office:value="1270.88" calcext:value-type="float">
            <text:p>1270.88</text:p>
          </table:table-cell>
          <table:table-cell office:value-type="float" office:value="1172.67" calcext:value-type="float">
            <text:p>1172.67</text:p>
          </table:table-cell>
          <table:table-cell office:value-type="float" office:value="1282.74" calcext:value-type="float">
            <text:p>1282.74</text:p>
          </table:table-cell>
          <table:table-cell office:value-type="float" office:value="1169.21" calcext:value-type="float">
            <text:p>1169.21</text:p>
          </table:table-cell>
          <table:table-cell table:style-name="ce4" office:value-type="string" calcext:value-type="string">
            <text:p>8.29%</text:p>
          </table:table-cell>
        </table:table-row>
        <table:table-row table:style-name="ro1">
          <table:table-cell office:value-type="date" office:date-value="2010-05-01" calcext:value-type="date">
            <text:p>1. May. 2010</text:p>
          </table:table-cell>
          <table:table-cell office:value-type="float" office:value="1404.6" calcext:value-type="float">
            <text:p>1404.6</text:p>
          </table:table-cell>
          <table:table-cell office:value-type="float" office:value="1265.07" calcext:value-type="float">
            <text:p>1265.07</text:p>
          </table:table-cell>
          <table:table-cell office:value-type="float" office:value="1419.02" calcext:value-type="float">
            <text:p>1419.02</text:p>
          </table:table-cell>
          <table:table-cell office:value-type="float" office:value="1264.37" calcext:value-type="float">
            <text:p>1264.37</text:p>
          </table:table-cell>
          <table:table-cell table:style-name="ce4" office:value-type="string" calcext:value-type="string">
            <text:p>10.52%</text:p>
          </table:table-cell>
        </table:table-row>
        <table:table-row table:style-name="ro1">
          <table:table-cell office:value-type="date" office:date-value="2010-06-01" calcext:value-type="date">
            <text:p>1. Jun. 2010</text:p>
          </table:table-cell>
          <table:table-cell office:value-type="float" office:value="1338.32" calcext:value-type="float">
            <text:p>1338.32</text:p>
          </table:table-cell>
          <table:table-cell office:value-type="float" office:value="1402.64" calcext:value-type="float">
            <text:p>1402.64</text:p>
          </table:table-cell>
          <table:table-cell office:value-type="float" office:value="1451.54" calcext:value-type="float">
            <text:p>1451.54</text:p>
          </table:table-cell>
          <table:table-cell office:value-type="float" office:value="1332.55" calcext:value-type="float">
            <text:p>1332.55</text:p>
          </table:table-cell>
          <table:table-cell table:style-name="ce4" office:value-type="string" calcext:value-type="string">
            <text:p>-4.72%</text:p>
          </table:table-cell>
        </table:table-row>
        <table:table-row table:style-name="ro1">
          <table:table-cell office:value-type="date" office:date-value="2010-07-01" calcext:value-type="date">
            <text:p>1. Jul. 2010</text:p>
          </table:table-cell>
          <table:table-cell office:value-type="float" office:value="1229.15" calcext:value-type="float">
            <text:p>1229.15</text:p>
          </table:table-cell>
          <table:table-cell office:value-type="float" office:value="1336.93" calcext:value-type="float">
            <text:p>1336.93</text:p>
          </table:table-cell>
          <table:table-cell office:value-type="float" office:value="1341.13" calcext:value-type="float">
            <text:p>1341.13</text:p>
          </table:table-cell>
          <table:table-cell office:value-type="float" office:value="1207.01" calcext:value-type="float">
            <text:p>1207.01</text:p>
          </table:table-cell>
          <table:table-cell table:style-name="ce4" office:value-type="string" calcext:value-type="string">
            <text:p>-8.16%</text:p>
          </table:table-cell>
        </table:table-row>
        <table:table-row table:style-name="ro1">
          <table:table-cell office:value-type="date" office:date-value="2010-08-01" calcext:value-type="date">
            <text:p>1. Aug. 2010</text:p>
          </table:table-cell>
          <table:table-cell office:value-type="float" office:value="1264.58" calcext:value-type="float">
            <text:p>1264.58</text:p>
          </table:table-cell>
          <table:table-cell office:value-type="float" office:value="1229.11" calcext:value-type="float">
            <text:p>1229.11</text:p>
          </table:table-cell>
          <table:table-cell office:value-type="float" office:value="1287.49" calcext:value-type="float">
            <text:p>1287.49</text:p>
          </table:table-cell>
          <table:table-cell office:value-type="float" office:value="1222.23" calcext:value-type="float">
            <text:p>1222.23</text:p>
          </table:table-cell>
          <table:table-cell table:style-name="ce4" office:value-type="string" calcext:value-type="string">
            <text:p>2.88%</text:p>
          </table:table-cell>
        </table:table-row>
        <table:table-row table:style-name="ro1">
          <table:table-cell office:value-type="date" office:date-value="2010-09-01" calcext:value-type="date">
            <text:p>1. Sep. 2010</text:p>
          </table:table-cell>
          <table:table-cell office:value-type="float" office:value="1284.55" calcext:value-type="float">
            <text:p>1284.55</text:p>
          </table:table-cell>
          <table:table-cell office:value-type="float" office:value="1266.98" calcext:value-type="float">
            <text:p>1266.98</text:p>
          </table:table-cell>
          <table:table-cell office:value-type="float" office:value="1306.28" calcext:value-type="float">
            <text:p>1306.28</text:p>
          </table:table-cell>
          <table:table-cell office:value-type="float" office:value="1249.84" calcext:value-type="float">
            <text:p>1249.84</text:p>
          </table:table-cell>
          <table:table-cell table:style-name="ce4" office:value-type="string" calcext:value-type="string">
            <text:p>1.58%</text:p>
          </table:table-cell>
        </table:table-row>
        <table:table-row table:style-name="ro1">
          <table:table-cell office:value-type="date" office:date-value="2010-10-01" calcext:value-type="date">
            <text:p>1. Oct. 2010</text:p>
          </table:table-cell>
          <table:table-cell office:value-type="float" office:value="1334.59" calcext:value-type="float">
            <text:p>1334.59</text:p>
          </table:table-cell>
          <table:table-cell office:value-type="float" office:value="1283.06" calcext:value-type="float">
            <text:p>1283.06</text:p>
          </table:table-cell>
          <table:table-cell office:value-type="float" office:value="1338.22" calcext:value-type="float">
            <text:p>1338.22</text:p>
          </table:table-cell>
          <table:table-cell office:value-type="float" office:value="1274.42" calcext:value-type="float">
            <text:p>1274.42</text:p>
          </table:table-cell>
          <table:table-cell table:style-name="ce4" office:value-type="string" calcext:value-type="string">
            <text:p>3.90%</text:p>
          </table:table-cell>
        </table:table-row>
        <table:table-row table:style-name="ro1">
          <table:table-cell office:value-type="date" office:date-value="2010-11-01" calcext:value-type="date">
            <text:p>1. Nov. 2010</text:p>
          </table:table-cell>
          <table:table-cell office:value-type="float" office:value="1388.93" calcext:value-type="float">
            <text:p>1388.93</text:p>
          </table:table-cell>
          <table:table-cell office:value-type="float" office:value="1332.76" calcext:value-type="float">
            <text:p>1332.76</text:p>
          </table:table-cell>
          <table:table-cell office:value-type="float" office:value="1394.12" calcext:value-type="float">
            <text:p>1394.12</text:p>
          </table:table-cell>
          <table:table-cell office:value-type="float" office:value="1296.66" calcext:value-type="float">
            <text:p>1296.66</text:p>
          </table:table-cell>
          <table:table-cell table:style-name="ce4" office:value-type="string" calcext:value-type="string">
            <text:p>4.07%</text:p>
          </table:table-cell>
        </table:table-row>
        <table:table-row table:style-name="ro1">
          <table:table-cell office:value-type="date" office:date-value="2010-12-01" calcext:value-type="date">
            <text:p>1. Dec. 2010</text:p>
          </table:table-cell>
          <table:table-cell office:value-type="float" office:value="1325.06" calcext:value-type="float">
            <text:p>1325.06</text:p>
          </table:table-cell>
          <table:table-cell office:value-type="float" office:value="1390.34" calcext:value-type="float">
            <text:p>1390.34</text:p>
          </table:table-cell>
          <table:table-cell office:value-type="float" office:value="1405.57" calcext:value-type="float">
            <text:p>1405.57</text:p>
          </table:table-cell>
          <table:table-cell office:value-type="float" office:value="1308.18" calcext:value-type="float">
            <text:p>1308.18</text:p>
          </table:table-cell>
          <table:table-cell table:style-name="ce4" office:value-type="string" calcext:value-type="string">
            <text:p>-4.60%</text:p>
          </table:table-cell>
        </table:table-row>
        <table:table-row table:style-name="ro1">
          <table:table-cell office:value-type="date" office:date-value="2011-01-01" calcext:value-type="date">
            <text:p>1. Jan. 2011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1326.19" calcext:value-type="float">
            <text:p>1326.19</text:p>
          </table:table-cell>
          <table:table-cell office:value-type="float" office:value="1352.95" calcext:value-type="float">
            <text:p>1352.95</text:p>
          </table:table-cell>
          <table:table-cell office:value-type="float" office:value="1236.79" calcext:value-type="float">
            <text:p>1236.79</text:p>
          </table:table-cell>
          <table:table-cell table:style-name="ce4" office:value-type="string" calcext:value-type="string">
            <text:p>-5.15%</text:p>
          </table:table-cell>
        </table:table-row>
        <table:table-row table:style-name="ro1">
          <table:table-cell office:value-type="date" office:date-value="2011-02-01" calcext:value-type="date">
            <text:p>1. Feb. 2011</text:p>
          </table:table-cell>
          <table:table-cell office:value-type="float" office:value="1310.82" calcext:value-type="float">
            <text:p>1310.82</text:p>
          </table:table-cell>
          <table:table-cell office:value-type="float" office:value="1257.71" calcext:value-type="float">
            <text:p>1257.71</text:p>
          </table:table-cell>
          <table:table-cell office:value-type="float" office:value="1338.6" calcext:value-type="float">
            <text:p>1338.6</text:p>
          </table:table-cell>
          <table:table-cell office:value-type="float" office:value="1246.82" calcext:value-type="float">
            <text:p>1246.82</text:p>
          </table:table-cell>
          <table:table-cell table:style-name="ce4" office:value-type="string" calcext:value-type="string">
            <text:p>4.30%</text:p>
          </table:table-cell>
        </table:table-row>
        <table:table-row table:style-name="ro1">
          <table:table-cell office:value-type="date" office:date-value="2011-03-01" calcext:value-type="date">
            <text:p>1. Mar. 2011</text:p>
          </table:table-cell>
          <table:table-cell office:value-type="float" office:value="1319.26" calcext:value-type="float">
            <text:p>1319.26</text:p>
          </table:table-cell>
          <table:table-cell office:value-type="float" office:value="1310.26" calcext:value-type="float">
            <text:p>1310.26</text:p>
          </table:table-cell>
          <table:table-cell office:value-type="float" office:value="1340.07" calcext:value-type="float">
            <text:p>1340.07</text:p>
          </table:table-cell>
          <table:table-cell office:value-type="float" office:value="1247.84" calcext:value-type="float">
            <text:p>1247.84</text:p>
          </table:table-cell>
          <table:table-cell table:style-name="ce4" office:value-type="string" calcext:value-type="string">
            <text:p>0.64%</text:p>
          </table:table-cell>
        </table:table-row>
        <table:table-row table:style-name="ro1">
          <table:table-cell office:value-type="date" office:date-value="2011-04-01" calcext:value-type="date">
            <text:p>1. Apr. 2011</text:p>
          </table:table-cell>
          <table:table-cell office:value-type="float" office:value="1352.51" calcext:value-type="float">
            <text:p>1352.51</text:p>
          </table:table-cell>
          <table:table-cell office:value-type="float" office:value="1318.98" calcext:value-type="float">
            <text:p>1318.98</text:p>
          </table:table-cell>
          <table:table-cell office:value-type="float" office:value="1356.18" calcext:value-type="float">
            <text:p>1356.18</text:p>
          </table:table-cell>
          <table:table-cell office:value-type="float" office:value="1296.35" calcext:value-type="float">
            <text:p>1296.35</text:p>
          </table:table-cell>
          <table:table-cell table:style-name="ce4" office:value-type="string" calcext:value-type="string">
            <text:p>2.52%</text:p>
          </table:table-cell>
        </table:table-row>
        <table:table-row table:style-name="ro1">
          <table:table-cell office:value-type="date" office:date-value="2011-05-01" calcext:value-type="date">
            <text:p>1. May. 2011</text:p>
          </table:table-cell>
          <table:table-cell office:value-type="float" office:value="1308.71" calcext:value-type="float">
            <text:p>1308.71</text:p>
          </table:table-cell>
          <table:table-cell office:value-type="float" office:value="1351.93" calcext:value-type="float">
            <text:p>1351.93</text:p>
          </table:table-cell>
          <table:table-cell office:value-type="float" office:value="1363.07" calcext:value-type="float">
            <text:p>1363.07</text:p>
          </table:table-cell>
          <table:table-cell office:value-type="float" office:value="1271.92" calcext:value-type="float">
            <text:p>1271.92</text:p>
          </table:table-cell>
          <table:table-cell table:style-name="ce4" office:value-type="string" calcext:value-type="string">
            <text:p>-3.24%</text:p>
          </table:table-cell>
        </table:table-row>
        <table:table-row table:style-name="ro1">
          <table:table-cell office:value-type="date" office:date-value="2011-06-01" calcext:value-type="date">
            <text:p>1. Jun. 2011</text:p>
          </table:table-cell>
          <table:table-cell office:value-type="float" office:value="1260.26" calcext:value-type="float">
            <text:p>1260.26</text:p>
          </table:table-cell>
          <table:table-cell office:value-type="float" office:value="1309.98" calcext:value-type="float">
            <text:p>1309.98</text:p>
          </table:table-cell>
          <table:table-cell office:value-type="float" office:value="1315.58" calcext:value-type="float">
            <text:p>1315.58</text:p>
          </table:table-cell>
          <table:table-cell office:value-type="float" office:value="1244.84" calcext:value-type="float">
            <text:p>1244.84</text:p>
          </table:table-cell>
          <table:table-cell table:style-name="ce4" office:value-type="string" calcext:value-type="string">
            <text:p>-3.70%</text:p>
          </table:table-cell>
        </table:table-row>
        <table:table-row table:style-name="ro1">
          <table:table-cell office:value-type="date" office:date-value="2011-07-01" calcext:value-type="date">
            <text:p>1. Jul. 2011</text:p>
          </table:table-cell>
          <table:table-cell office:value-type="float" office:value="1276.85" calcext:value-type="float">
            <text:p>1276.85</text:p>
          </table:table-cell>
          <table:table-cell office:value-type="float" office:value="1260.11" calcext:value-type="float">
            <text:p>1260.11</text:p>
          </table:table-cell>
          <table:table-cell office:value-type="float" office:value="1323.21" calcext:value-type="float">
            <text:p>1323.21</text:p>
          </table:table-cell>
          <table:table-cell office:value-type="float" office:value="1255.58" calcext:value-type="float">
            <text:p>1255.58</text:p>
          </table:table-cell>
          <table:table-cell table:style-name="ce4" office:value-type="string" calcext:value-type="string">
            <text:p>1.32%</text:p>
          </table:table-cell>
        </table:table-row>
        <table:table-row table:style-name="ro1">
          <table:table-cell office:value-type="date" office:date-value="2011-08-01" calcext:value-type="date">
            <text:p>1. Aug. 2011</text:p>
          </table:table-cell>
          <table:table-cell office:value-type="float" office:value="1468.67" calcext:value-type="float">
            <text:p>1468.67</text:p>
          </table:table-cell>
          <table:table-cell office:value-type="float" office:value="1289.4" calcext:value-type="float">
            <text:p>1289.4</text:p>
          </table:table-cell>
          <table:table-cell office:value-type="float" office:value="1510.56" calcext:value-type="float">
            <text:p>1510.56</text:p>
          </table:table-cell>
          <table:table-cell office:value-type="float" office:value="1237.08" calcext:value-type="float">
            <text:p>1237.08</text:p>
          </table:table-cell>
          <table:table-cell table:style-name="ce4" office:value-type="string" calcext:value-type="string">
            <text:p>15.02%</text:p>
          </table:table-cell>
        </table:table-row>
        <table:table-row table:style-name="ro1">
          <table:table-cell office:value-type="date" office:date-value="2011-09-01" calcext:value-type="date">
            <text:p>1. Sep. 2011</text:p>
          </table:table-cell>
          <table:table-cell office:value-type="float" office:value="1473.75" calcext:value-type="float">
            <text:p>1473.75</text:p>
          </table:table-cell>
          <table:table-cell office:value-type="float" office:value="1470.13" calcext:value-type="float">
            <text:p>1470.13</text:p>
          </table:table-cell>
          <table:table-cell office:value-type="float" office:value="1657.17" calcext:value-type="float">
            <text:p>1657.17</text:p>
          </table:table-cell>
          <table:table-cell office:value-type="float" office:value="1400.7" calcext:value-type="float">
            <text:p>1400.7</text:p>
          </table:table-cell>
          <table:table-cell table:style-name="ce4" office:value-type="string" calcext:value-type="string">
            <text:p>0.35%</text:p>
          </table:table-cell>
        </table:table-row>
        <table:table-row table:style-name="ro1">
          <table:table-cell office:value-type="date" office:date-value="2011-10-01" calcext:value-type="date">
            <text:p>1. Oct. 2011</text:p>
          </table:table-cell>
          <table:table-cell office:value-type="float" office:value="1503.03" calcext:value-type="float">
            <text:p>1503.03</text:p>
          </table:table-cell>
          <table:table-cell office:value-type="float" office:value="1476.56" calcext:value-type="float">
            <text:p>1476.56</text:p>
          </table:table-cell>
          <table:table-cell office:value-type="float" office:value="1542.56" calcext:value-type="float">
            <text:p>1542.56</text:p>
          </table:table-cell>
          <table:table-cell office:value-type="float" office:value="1436.89" calcext:value-type="float">
            <text:p>1436.89</text:p>
          </table:table-cell>
          <table:table-cell table:style-name="ce4" office:value-type="string" calcext:value-type="string">
            <text:p>1.99%</text:p>
          </table:table-cell>
        </table:table-row>
        <table:table-row table:style-name="ro1">
          <table:table-cell office:value-type="date" office:date-value="2011-11-01" calcext:value-type="date">
            <text:p>1. Nov. 2011</text:p>
          </table:table-cell>
          <table:table-cell office:value-type="float" office:value="1593.45" calcext:value-type="float">
            <text:p>1593.45</text:p>
          </table:table-cell>
          <table:table-cell office:value-type="float" office:value="1502.96" calcext:value-type="float">
            <text:p>1502.96</text:p>
          </table:table-cell>
          <table:table-cell office:value-type="float" office:value="1638.57" calcext:value-type="float">
            <text:p>1638.57</text:p>
          </table:table-cell>
          <table:table-cell office:value-type="float" office:value="1494.73" calcext:value-type="float">
            <text:p>1494.73</text:p>
          </table:table-cell>
          <table:table-cell table:style-name="ce4" office:value-type="string" calcext:value-type="string">
            <text:p>6.02%</text:p>
          </table:table-cell>
        </table:table-row>
        <table:table-row table:style-name="ro1">
          <table:table-cell office:value-type="date" office:date-value="2011-12-01" calcext:value-type="date">
            <text:p>1. Dec. 2011</text:p>
          </table:table-cell>
          <table:table-cell office:value-type="float" office:value="1466.22" calcext:value-type="float">
            <text:p>1466.22</text:p>
          </table:table-cell>
          <table:table-cell office:value-type="float" office:value="1594.75" calcext:value-type="float">
            <text:p>1594.75</text:p>
          </table:table-cell>
          <table:table-cell office:value-type="float" office:value="1616.16" calcext:value-type="float">
            <text:p>1616.16</text:p>
          </table:table-cell>
          <table:table-cell office:value-type="float" office:value="1439.31" calcext:value-type="float">
            <text:p>1439.31</text:p>
          </table:table-cell>
          <table:table-cell table:style-name="ce4" office:value-type="string" calcext:value-type="string">
            <text:p>-7.98%</text:p>
          </table:table-cell>
        </table:table-row>
        <table:table-row table:style-name="ro1">
          <table:table-cell office:value-type="date" office:date-value="2012-01-01" calcext:value-type="date">
            <text:p>1. Jan. 2012</text:p>
          </table:table-cell>
          <table:table-cell office:value-type="float" office:value="1600.78" calcext:value-type="float">
            <text:p>1600.78</text:p>
          </table:table-cell>
          <table:table-cell office:value-type="float" office:value="1472.67" calcext:value-type="float">
            <text:p>1472.67</text:p>
          </table:table-cell>
          <table:table-cell office:value-type="float" office:value="1603.07" calcext:value-type="float">
            <text:p>1603.07</text:p>
          </table:table-cell>
          <table:table-cell office:value-type="float" office:value="1464.09" calcext:value-type="float">
            <text:p>1464.09</text:p>
          </table:table-cell>
          <table:table-cell table:style-name="ce4" office:value-type="string" calcext:value-type="string">
            <text:p>9.18%</text:p>
          </table:table-cell>
        </table:table-row>
        <table:table-row table:style-name="ro1">
          <table:table-cell office:value-type="date" office:date-value="2012-02-01" calcext:value-type="date">
            <text:p>1. Feb. 2012</text:p>
          </table:table-cell>
          <table:table-cell office:value-type="float" office:value="1531.59" calcext:value-type="float">
            <text:p>1531.59</text:p>
          </table:table-cell>
          <table:table-cell office:value-type="float" office:value="1599.39" calcext:value-type="float">
            <text:p>1599.39</text:p>
          </table:table-cell>
          <table:table-cell office:value-type="float" office:value="1622.45" calcext:value-type="float">
            <text:p>1622.45</text:p>
          </table:table-cell>
          <table:table-cell office:value-type="float" office:value="1527.31" calcext:value-type="float">
            <text:p>1527.31</text:p>
          </table:table-cell>
          <table:table-cell table:style-name="ce4" office:value-type="string" calcext:value-type="string">
            <text:p>-4.32%</text:p>
          </table:table-cell>
        </table:table-row>
        <table:table-row table:style-name="ro1">
          <table:table-cell office:value-type="date" office:date-value="2012-03-01" calcext:value-type="date">
            <text:p>1. Mar. 2012</text:p>
          </table:table-cell>
          <table:table-cell office:value-type="float" office:value="1504.8" calcext:value-type="float">
            <text:p>1504.8</text:p>
          </table:table-cell>
          <table:table-cell office:value-type="float" office:value="1533.18" calcext:value-type="float">
            <text:p>1533.18</text:p>
          </table:table-cell>
          <table:table-cell office:value-type="float" office:value="1577.99" calcext:value-type="float">
            <text:p>1577.99</text:p>
          </table:table-cell>
          <table:table-cell office:value-type="float" office:value="1491.65" calcext:value-type="float">
            <text:p>1491.65</text:p>
          </table:table-cell>
          <table:table-cell table:style-name="ce4" office:value-type="string" calcext:value-type="string">
            <text:p>-1.75%</text:p>
          </table:table-cell>
        </table:table-row>
        <table:table-row table:style-name="ro1">
          <table:table-cell office:value-type="date" office:date-value="2012-04-01" calcext:value-type="date">
            <text:p>1. Apr. 2012</text:p>
          </table:table-cell>
          <table:table-cell office:value-type="float" office:value="1509.47" calcext:value-type="float">
            <text:p>1509.47</text:p>
          </table:table-cell>
          <table:table-cell office:value-type="float" office:value="1515.4" calcext:value-type="float">
            <text:p>1515.4</text:p>
          </table:table-cell>
          <table:table-cell office:value-type="float" office:value="1536.19" calcext:value-type="float">
            <text:p>1536.19</text:p>
          </table:table-cell>
          <table:table-cell office:value-type="float" office:value="1478.24" calcext:value-type="float">
            <text:p>1478.24</text:p>
          </table:table-cell>
          <table:table-cell table:style-name="ce4" office:value-type="string" calcext:value-type="string">
            <text:p>0.31%</text:p>
          </table:table-cell>
        </table:table-row>
        <table:table-row table:style-name="ro1">
          <table:table-cell office:value-type="date" office:date-value="2012-05-01" calcext:value-type="date">
            <text:p>1. May. 2012</text:p>
          </table:table-cell>
          <table:table-cell office:value-type="float" office:value="1514.59" calcext:value-type="float">
            <text:p>1514.59</text:p>
          </table:table-cell>
          <table:table-cell office:value-type="float" office:value="1509.32" calcext:value-type="float">
            <text:p>1509.32</text:p>
          </table:table-cell>
          <table:table-cell office:value-type="float" office:value="1525.85" calcext:value-type="float">
            <text:p>1525.85</text:p>
          </table:table-cell>
          <table:table-cell office:value-type="float" office:value="1444.76" calcext:value-type="float">
            <text:p>1444.76</text:p>
          </table:table-cell>
          <table:table-cell table:style-name="ce4" office:value-type="string" calcext:value-type="string">
            <text:p>0.34%</text:p>
          </table:table-cell>
        </table:table-row>
        <table:table-row table:style-name="ro1">
          <table:table-cell office:value-type="date" office:date-value="2012-06-01" calcext:value-type="date">
            <text:p>1. Jun. 2012</text:p>
          </table:table-cell>
          <table:table-cell office:value-type="float" office:value="1515.57" calcext:value-type="float">
            <text:p>1515.57</text:p>
          </table:table-cell>
          <table:table-cell office:value-type="float" office:value="1518.16" calcext:value-type="float">
            <text:p>1518.16</text:p>
          </table:table-cell>
          <table:table-cell office:value-type="float" office:value="1580.03" calcext:value-type="float">
            <text:p>1580.03</text:p>
          </table:table-cell>
          <table:table-cell office:value-type="float" office:value="1487.55" calcext:value-type="float">
            <text:p>1487.55</text:p>
          </table:table-cell>
          <table:table-cell table:style-name="ce4" office:value-type="string" calcext:value-type="string">
            <text:p>0.06%</text:p>
          </table:table-cell>
        </table:table-row>
        <table:table-row table:style-name="ro1">
          <table:table-cell office:value-type="date" office:date-value="2012-07-01" calcext:value-type="date">
            <text:p>1. Jul. 2012</text:p>
          </table:table-cell>
          <table:table-cell office:value-type="float" office:value="1575.28" calcext:value-type="float">
            <text:p>1575.28</text:p>
          </table:table-cell>
          <table:table-cell office:value-type="float" office:value="1513.63" calcext:value-type="float">
            <text:p>1513.63</text:p>
          </table:table-cell>
          <table:table-cell office:value-type="float" office:value="1593.16" calcext:value-type="float">
            <text:p>1593.16</text:p>
          </table:table-cell>
          <table:table-cell office:value-type="float" office:value="1511.17" calcext:value-type="float">
            <text:p>1511.17</text:p>
          </table:table-cell>
          <table:table-cell table:style-name="ce4" office:value-type="string" calcext:value-type="string">
            <text:p>3.94%</text:p>
          </table:table-cell>
        </table:table-row>
        <table:table-row table:style-name="ro1">
          <table:table-cell office:value-type="date" office:date-value="2012-08-01" calcext:value-type="date">
            <text:p>1. Aug. 2012</text:p>
          </table:table-cell>
          <table:table-cell office:value-type="float" office:value="1614.3" calcext:value-type="float">
            <text:p>1614.3</text:p>
          </table:table-cell>
          <table:table-cell office:value-type="float" office:value="1580.11" calcext:value-type="float">
            <text:p>1580.11</text:p>
          </table:table-cell>
          <table:table-cell office:value-type="float" office:value="1616.73" calcext:value-type="float">
            <text:p>1616.73</text:p>
          </table:table-cell>
          <table:table-cell office:value-type="float" office:value="1549.95" calcext:value-type="float">
            <text:p>1549.95</text:p>
          </table:table-cell>
          <table:table-cell table:style-name="ce4" office:value-type="string" calcext:value-type="string">
            <text:p>2.48%</text:p>
          </table:table-cell>
        </table:table-row>
        <table:table-row table:style-name="ro1">
          <table:table-cell office:value-type="date" office:date-value="2012-09-01" calcext:value-type="date">
            <text:p>1. Sep. 2012</text:p>
          </table:table-cell>
          <table:table-cell office:value-type="float" office:value="1664.1" calcext:value-type="float">
            <text:p>1664.1</text:p>
          </table:table-cell>
          <table:table-cell office:value-type="float" office:value="1614.3" calcext:value-type="float">
            <text:p>1614.3</text:p>
          </table:table-cell>
          <table:table-cell office:value-type="float" office:value="1671.68" calcext:value-type="float">
            <text:p>1671.68</text:p>
          </table:table-cell>
          <table:table-cell office:value-type="float" office:value="1610.14" calcext:value-type="float">
            <text:p>1610.14</text:p>
          </table:table-cell>
          <table:table-cell table:style-name="ce4" office:value-type="string" calcext:value-type="string">
            <text:p>3.08%</text:p>
          </table:table-cell>
        </table:table-row>
        <table:table-row table:style-name="ro1">
          <table:table-cell office:value-type="date" office:date-value="2012-10-01" calcext:value-type="date">
            <text:p>1. Oct. 2012</text:p>
          </table:table-cell>
          <table:table-cell office:value-type="float" office:value="1602.16" calcext:value-type="float">
            <text:p>1602.16</text:p>
          </table:table-cell>
          <table:table-cell office:value-type="float" office:value="1667.21" calcext:value-type="float">
            <text:p>1667.21</text:p>
          </table:table-cell>
          <table:table-cell office:value-type="float" office:value="1678.08" calcext:value-type="float">
            <text:p>1678.08</text:p>
          </table:table-cell>
          <table:table-cell office:value-type="float" office:value="1585.22" calcext:value-type="float">
            <text:p>1585.22</text:p>
          </table:table-cell>
          <table:table-cell table:style-name="ce4" office:value-type="string" calcext:value-type="string">
            <text:p>-3.72%</text:p>
          </table:table-cell>
        </table:table-row>
        <table:table-row table:style-name="ro1">
          <table:table-cell office:value-type="date" office:date-value="2012-11-01" calcext:value-type="date">
            <text:p>1. Nov. 2012</text:p>
          </table:table-cell>
          <table:table-cell office:value-type="float" office:value="1588.93" calcext:value-type="float">
            <text:p>1588.93</text:p>
          </table:table-cell>
          <table:table-cell office:value-type="float" office:value="1603.04" calcext:value-type="float">
            <text:p>1603.04</text:p>
          </table:table-cell>
          <table:table-cell office:value-type="float" office:value="1650.02" calcext:value-type="float">
            <text:p>1650.02</text:p>
          </table:table-cell>
          <table:table-cell office:value-type="float" office:value="1573.01" calcext:value-type="float">
            <text:p>1573.01</text:p>
          </table:table-cell>
          <table:table-cell table:style-name="ce4" office:value-type="string" calcext:value-type="string">
            <text:p>-0.83%</text:p>
          </table:table-cell>
        </table:table-row>
        <table:table-row table:style-name="ro1">
          <table:table-cell office:value-type="date" office:date-value="2012-12-01" calcext:value-type="date">
            <text:p>1. Dec. 2012</text:p>
          </table:table-cell>
          <table:table-cell office:value-type="float" office:value="1531.34" calcext:value-type="float">
            <text:p>1531.34</text:p>
          </table:table-cell>
          <table:table-cell office:value-type="float" office:value="1592.19" calcext:value-type="float">
            <text:p>1592.19</text:p>
          </table:table-cell>
          <table:table-cell office:value-type="float" office:value="1603.13" calcext:value-type="float">
            <text:p>1603.13</text:p>
          </table:table-cell>
          <table:table-cell office:value-type="float" office:value="1493.04" calcext:value-type="float">
            <text:p>1493.04</text:p>
          </table:table-cell>
          <table:table-cell table:style-name="ce4" office:value-type="string" calcext:value-type="string">
            <text:p>-3.62%</text:p>
          </table:table-cell>
        </table:table-row>
        <table:table-row table:style-name="ro1">
          <table:table-cell office:value-type="date" office:date-value="2013-01-01" calcext:value-type="date">
            <text:p>1. Jan. 2013</text:p>
          </table:table-cell>
          <table:table-cell office:value-type="float" office:value="1513.1" calcext:value-type="float">
            <text:p>1513.1</text:p>
          </table:table-cell>
          <table:table-cell office:value-type="float" office:value="1533.5" calcext:value-type="float">
            <text:p>1533.5</text:p>
          </table:table-cell>
          <table:table-cell office:value-type="float" office:value="1588.02" calcext:value-type="float">
            <text:p>1588.02</text:p>
          </table:table-cell>
          <table:table-cell office:value-type="float" office:value="1505.65" calcext:value-type="float">
            <text:p>1505.65</text:p>
          </table:table-cell>
          <table:table-cell table:style-name="ce4" office:value-type="string" calcext:value-type="string">
            <text:p>-1.19%</text:p>
          </table:table-cell>
        </table:table-row>
        <table:table-row table:style-name="ro1">
          <table:table-cell office:value-type="date" office:date-value="2013-02-01" calcext:value-type="date">
            <text:p>1. Feb. 2013</text:p>
          </table:table-cell>
          <table:table-cell office:value-type="float" office:value="1478.86" calcext:value-type="float">
            <text:p>1478.86</text:p>
          </table:table-cell>
          <table:table-cell office:value-type="float" office:value="1514.54" calcext:value-type="float">
            <text:p>1514.54</text:p>
          </table:table-cell>
          <table:table-cell office:value-type="float" office:value="1546.57" calcext:value-type="float">
            <text:p>1546.57</text:p>
          </table:table-cell>
          <table:table-cell office:value-type="float" office:value="1442.82" calcext:value-type="float">
            <text:p>1442.82</text:p>
          </table:table-cell>
          <table:table-cell table:style-name="ce4" office:value-type="string" calcext:value-type="string">
            <text:p>-2.26%</text:p>
          </table:table-cell>
        </table:table-row>
        <table:table-row table:style-name="ro1">
          <table:table-cell office:value-type="date" office:date-value="2013-03-01" calcext:value-type="date">
            <text:p>1. Mar. 2013</text:p>
          </table:table-cell>
          <table:table-cell office:value-type="float" office:value="1516.18" calcext:value-type="float">
            <text:p>1516.18</text:p>
          </table:table-cell>
          <table:table-cell office:value-type="float" office:value="1479.42" calcext:value-type="float">
            <text:p>1479.42</text:p>
          </table:table-cell>
          <table:table-cell office:value-type="float" office:value="1535.57" calcext:value-type="float">
            <text:p>1535.57</text:p>
          </table:table-cell>
          <table:table-cell office:value-type="float" office:value="1467.36" calcext:value-type="float">
            <text:p>1467.36</text:p>
          </table:table-cell>
          <table:table-cell table:style-name="ce4" office:value-type="string" calcext:value-type="string">
            <text:p>2.52%</text:p>
          </table:table-cell>
        </table:table-row>
        <table:table-row table:style-name="ro1">
          <table:table-cell office:value-type="date" office:date-value="2013-04-01" calcext:value-type="date">
            <text:p>1. Apr. 2013</text:p>
          </table:table-cell>
          <table:table-cell office:value-type="float" office:value="1371.53" calcext:value-type="float">
            <text:p>1371.53</text:p>
          </table:table-cell>
          <table:table-cell office:value-type="float" office:value="1523.67" calcext:value-type="float">
            <text:p>1523.67</text:p>
          </table:table-cell>
          <table:table-cell office:value-type="float" office:value="1524.64" calcext:value-type="float">
            <text:p>1524.64</text:p>
          </table:table-cell>
          <table:table-cell office:value-type="float" office:value="1230.08" calcext:value-type="float">
            <text:p>1230.08</text:p>
          </table:table-cell>
          <table:table-cell table:style-name="ce4" office:value-type="string" calcext:value-type="string">
            <text:p>-9.54%</text:p>
          </table:table-cell>
        </table:table-row>
        <table:table-row table:style-name="ro1">
          <table:table-cell office:value-type="date" office:date-value="2013-05-01" calcext:value-type="date">
            <text:p>1. May. 2013</text:p>
          </table:table-cell>
          <table:table-cell office:value-type="float" office:value="1323.87" calcext:value-type="float">
            <text:p>1323.87</text:p>
          </table:table-cell>
          <table:table-cell office:value-type="float" office:value="1373.04" calcext:value-type="float">
            <text:p>1373.04</text:p>
          </table:table-cell>
          <table:table-cell office:value-type="float" office:value="1394.73" calcext:value-type="float">
            <text:p>1394.73</text:p>
          </table:table-cell>
          <table:table-cell office:value-type="float" office:value="1300.64" calcext:value-type="float">
            <text:p>1300.64</text:p>
          </table:table-cell>
          <table:table-cell table:style-name="ce4" office:value-type="string" calcext:value-type="string">
            <text:p>-3.47%</text:p>
          </table:table-cell>
        </table:table-row>
        <table:table-row table:style-name="ro1">
          <table:table-cell office:value-type="date" office:date-value="2013-06-01" calcext:value-type="date">
            <text:p>1. Jun. 2013</text:p>
          </table:table-cell>
          <table:table-cell office:value-type="float" office:value="1164.95" calcext:value-type="float">
            <text:p>1164.95</text:p>
          </table:table-cell>
          <table:table-cell office:value-type="float" office:value="1328.3" calcext:value-type="float">
            <text:p>1328.3</text:p>
          </table:table-cell>
          <table:table-cell office:value-type="float" office:value="1345.22" calcext:value-type="float">
            <text:p>1345.22</text:p>
          </table:table-cell>
          <table:table-cell office:value-type="float" office:value="1116.79" calcext:value-type="float">
            <text:p>1116.79</text:p>
          </table:table-cell>
          <table:table-cell table:style-name="ce4" office:value-type="string" calcext:value-type="string">
            <text:p>-12.00%</text:p>
          </table:table-cell>
        </table:table-row>
        <table:table-row table:style-name="ro1">
          <table:table-cell office:value-type="date" office:date-value="2013-07-01" calcext:value-type="date">
            <text:p>1. Jul. 2013</text:p>
          </table:table-cell>
          <table:table-cell office:value-type="float" office:value="1223.94" calcext:value-type="float">
            <text:p>1223.94</text:p>
          </table:table-cell>
          <table:table-cell office:value-type="float" office:value="1167.03" calcext:value-type="float">
            <text:p>1167.03</text:p>
          </table:table-cell>
          <table:table-cell office:value-type="float" office:value="1260.86" calcext:value-type="float">
            <text:p>1260.86</text:p>
          </table:table-cell>
          <table:table-cell office:value-type="float" office:value="1158.76" calcext:value-type="float">
            <text:p>1158.76</text:p>
          </table:table-cell>
          <table:table-cell table:style-name="ce4" office:value-type="string" calcext:value-type="string">
            <text:p>5.06%</text:p>
          </table:table-cell>
        </table:table-row>
        <table:table-row table:style-name="ro1">
          <table:table-cell office:value-type="date" office:date-value="2013-08-01" calcext:value-type="date">
            <text:p>1. Aug. 2013</text:p>
          </table:table-cell>
          <table:table-cell office:value-type="float" office:value="1297.71" calcext:value-type="float">
            <text:p>1297.71</text:p>
          </table:table-cell>
          <table:table-cell office:value-type="float" office:value="1225.45" calcext:value-type="float">
            <text:p>1225.45</text:p>
          </table:table-cell>
          <table:table-cell office:value-type="float" office:value="1317.38" calcext:value-type="float">
            <text:p>1317.38</text:p>
          </table:table-cell>
          <table:table-cell office:value-type="float" office:value="1178.35" calcext:value-type="float">
            <text:p>1178.35</text:p>
          </table:table-cell>
          <table:table-cell table:style-name="ce4" office:value-type="string" calcext:value-type="string">
            <text:p>6.03%</text:p>
          </table:table-cell>
        </table:table-row>
        <table:table-row table:style-name="ro1">
          <table:table-cell office:value-type="date" office:date-value="2013-09-01" calcext:value-type="date">
            <text:p>1. Sep. 2013</text:p>
          </table:table-cell>
          <table:table-cell office:value-type="float" office:value="1200.72" calcext:value-type="float">
            <text:p>1200.72</text:p>
          </table:table-cell>
          <table:table-cell office:value-type="float" office:value="1299.89" calcext:value-type="float">
            <text:p>1299.89</text:p>
          </table:table-cell>
          <table:table-cell office:value-type="float" office:value="1325.99" calcext:value-type="float">
            <text:p>1325.99</text:p>
          </table:table-cell>
          <table:table-cell office:value-type="float" office:value="1192.1" calcext:value-type="float">
            <text:p>1192.1</text:p>
          </table:table-cell>
          <table:table-cell table:style-name="ce4" office:value-type="string" calcext:value-type="string">
            <text:p>-7.47%</text:p>
          </table:table-cell>
        </table:table-row>
        <table:table-row table:style-name="ro1">
          <table:table-cell office:value-type="date" office:date-value="2013-10-01" calcext:value-type="date">
            <text:p>1. Oct. 2013</text:p>
          </table:table-cell>
          <table:table-cell office:value-type="float" office:value="1199.55" calcext:value-type="float">
            <text:p>1199.55</text:p>
          </table:table-cell>
          <table:table-cell office:value-type="float" office:value="1201.7" calcext:value-type="float">
            <text:p>1201.7</text:p>
          </table:table-cell>
          <table:table-cell office:value-type="float" office:value="1219.64" calcext:value-type="float">
            <text:p>1219.64</text:p>
          </table:table-cell>
          <table:table-cell office:value-type="float" office:value="1144.6" calcext:value-type="float">
            <text:p>1144.6</text:p>
          </table:table-cell>
          <table:table-cell table:style-name="ce4" office:value-type="string" calcext:value-type="string">
            <text:p>-0.10%</text:p>
          </table:table-cell>
        </table:table-row>
        <table:table-row table:style-name="ro1">
          <table:table-cell office:value-type="date" office:date-value="2013-11-01" calcext:value-type="date">
            <text:p>1. Nov. 2013</text:p>
          </table:table-cell>
          <table:table-cell office:value-type="float" office:value="1135.05" calcext:value-type="float">
            <text:p>1135.05</text:p>
          </table:table-cell>
          <table:table-cell office:value-type="float" office:value="1200.69" calcext:value-type="float">
            <text:p>1200.69</text:p>
          </table:table-cell>
          <table:table-cell office:value-type="float" office:value="1220.43" calcext:value-type="float">
            <text:p>1220.43</text:p>
          </table:table-cell>
          <table:table-cell office:value-type="float" office:value="1116.49" calcext:value-type="float">
            <text:p>1116.49</text:p>
          </table:table-cell>
          <table:table-cell table:style-name="ce4" office:value-type="string" calcext:value-type="string">
            <text:p>-5.38%</text:p>
          </table:table-cell>
        </table:table-row>
        <table:table-row table:style-name="ro1">
          <table:table-cell office:value-type="date" office:date-value="2013-12-01" calcext:value-type="date">
            <text:p>1. Dec. 2013</text:p>
          </table:table-cell>
          <table:table-cell office:value-type="float" office:value="1075.49" calcext:value-type="float">
            <text:p>1075.49</text:p>
          </table:table-cell>
          <table:table-cell office:value-type="float" office:value="1135.11" calcext:value-type="float">
            <text:p>1135.11</text:p>
          </table:table-cell>
          <table:table-cell office:value-type="float" office:value="1135.55" calcext:value-type="float">
            <text:p>1135.55</text:p>
          </table:table-cell>
          <table:table-cell office:value-type="float" office:value="1054.96" calcext:value-type="float">
            <text:p>1054.96</text:p>
          </table:table-cell>
          <table:table-cell table:style-name="ce4" office:value-type="string" calcext:value-type="string">
            <text:p>-5.25%</text:p>
          </table:table-cell>
        </table:table-row>
        <table:table-row table:style-name="ro1">
          <table:table-cell office:value-type="date" office:date-value="2014-01-01" calcext:value-type="date">
            <text:p>1. Jan. 2014</text:p>
          </table:table-cell>
          <table:table-cell office:value-type="float" office:value="1126.68" calcext:value-type="float">
            <text:p>1126.68</text:p>
          </table:table-cell>
          <table:table-cell office:value-type="float" office:value="1075.9" calcext:value-type="float">
            <text:p>1075.9</text:p>
          </table:table-cell>
          <table:table-cell office:value-type="float" office:value="1148.87" calcext:value-type="float">
            <text:p>1148.87</text:p>
          </table:table-cell>
          <table:table-cell office:value-type="float" office:value="1073.17" calcext:value-type="float">
            <text:p>1073.17</text:p>
          </table:table-cell>
          <table:table-cell table:style-name="ce4" office:value-type="string" calcext:value-type="string">
            <text:p>4.76%</text:p>
          </table:table-cell>
        </table:table-row>
        <table:table-row table:style-name="ro1">
          <table:table-cell office:value-type="date" office:date-value="2014-02-01" calcext:value-type="date">
            <text:p>1. Feb. 2014</text:p>
          </table:table-cell>
          <table:table-cell office:value-type="float" office:value="1164.75" calcext:value-type="float">
            <text:p>1164.75</text:p>
          </table:table-cell>
          <table:table-cell office:value-type="float" office:value="1128.56" calcext:value-type="float">
            <text:p>1128.56</text:p>
          </table:table-cell>
          <table:table-cell office:value-type="float" office:value="1194.03" calcext:value-type="float">
            <text:p>1194.03</text:p>
          </table:table-cell>
          <table:table-cell office:value-type="float" office:value="1123.64" calcext:value-type="float">
            <text:p>1123.64</text:p>
          </table:table-cell>
          <table:table-cell table:style-name="ce4" office:value-type="string" calcext:value-type="string">
            <text:p>3.38%</text:p>
          </table:table-cell>
        </table:table-row>
        <table:table-row table:style-name="ro1">
          <table:table-cell office:value-type="date" office:date-value="2014-03-01" calcext:value-type="date">
            <text:p>1. Mar. 2014</text:p>
          </table:table-cell>
          <table:table-cell office:value-type="float" office:value="1135.16" calcext:value-type="float">
            <text:p>1135.16</text:p>
          </table:table-cell>
          <table:table-cell office:value-type="float" office:value="1169.45" calcext:value-type="float">
            <text:p>1169.45</text:p>
          </table:table-cell>
          <table:table-cell office:value-type="float" office:value="1215.2" calcext:value-type="float">
            <text:p>1215.2</text:p>
          </table:table-cell>
          <table:table-cell office:value-type="float" office:value="1133.41" calcext:value-type="float">
            <text:p>1133.41</text:p>
          </table:table-cell>
          <table:table-cell table:style-name="ce4" office:value-type="string" calcext:value-type="string">
            <text:p>-2.54%</text:p>
          </table:table-cell>
        </table:table-row>
        <table:table-row table:style-name="ro1">
          <table:table-cell office:value-type="date" office:date-value="2014-04-01" calcext:value-type="date">
            <text:p>1. Apr. 2014</text:p>
          </table:table-cell>
          <table:table-cell office:value-type="float" office:value="1136.81" calcext:value-type="float">
            <text:p>1136.81</text:p>
          </table:table-cell>
          <table:table-cell office:value-type="float" office:value="1136.02" calcext:value-type="float">
            <text:p>1136.02</text:p>
          </table:table-cell>
          <table:table-cell office:value-type="float" office:value="1170.84" calcext:value-type="float">
            <text:p>1170.84</text:p>
          </table:table-cell>
          <table:table-cell office:value-type="float" office:value="1120.04" calcext:value-type="float">
            <text:p>1120.04</text:p>
          </table:table-cell>
          <table:table-cell table:style-name="ce4" office:value-type="string" calcext:value-type="string">
            <text:p>0.15%</text:p>
          </table:table-cell>
        </table:table-row>
        <table:table-row table:style-name="ro1">
          <table:table-cell office:value-type="date" office:date-value="2014-05-01" calcext:value-type="date">
            <text:p>1. May. 2014</text:p>
          </table:table-cell>
          <table:table-cell office:value-type="float" office:value="1118" calcext:value-type="float">
            <text:p>1118</text:p>
          </table:table-cell>
          <table:table-cell office:value-type="float" office:value="1137.04" calcext:value-type="float">
            <text:p>1137.04</text:p>
          </table:table-cell>
          <table:table-cell office:value-type="float" office:value="1169.64" calcext:value-type="float">
            <text:p>1169.64</text:p>
          </table:table-cell>
          <table:table-cell office:value-type="float" office:value="1110.59" calcext:value-type="float">
            <text:p>1110.59</text:p>
          </table:table-cell>
          <table:table-cell table:style-name="ce4" office:value-type="string" calcext:value-type="string">
            <text:p>-1.65%</text:p>
          </table:table-cell>
        </table:table-row>
        <table:table-row table:style-name="ro1">
          <table:table-cell office:value-type="date" office:date-value="2014-06-01" calcext:value-type="date">
            <text:p>1. Jun. 2014</text:p>
          </table:table-cell>
          <table:table-cell office:value-type="float" office:value="1176.78" calcext:value-type="float">
            <text:p>1176.78</text:p>
          </table:table-cell>
          <table:table-cell office:value-type="float" office:value="1119.18" calcext:value-type="float">
            <text:p>1119.18</text:p>
          </table:table-cell>
          <table:table-cell office:value-type="float" office:value="1185.2" calcext:value-type="float">
            <text:p>1185.2</text:p>
          </table:table-cell>
          <table:table-cell office:value-type="float" office:value="1111.26" calcext:value-type="float">
            <text:p>1111.26</text:p>
          </table:table-cell>
          <table:table-cell table:style-name="ce4" office:value-type="string" calcext:value-type="string">
            <text:p>5.26%</text:p>
          </table:table-cell>
        </table:table-row>
        <table:table-row table:style-name="ro1">
          <table:table-cell office:value-type="date" office:date-value="2014-07-01" calcext:value-type="date">
            <text:p>1. Jul. 2014</text:p>
          </table:table-cell>
          <table:table-cell office:value-type="float" office:value="1164.97" calcext:value-type="float">
            <text:p>1164.97</text:p>
          </table:table-cell>
          <table:table-cell office:value-type="float" office:value="1177.07" calcext:value-type="float">
            <text:p>1177.07</text:p>
          </table:table-cell>
          <table:table-cell office:value-type="float" office:value="1200.68" calcext:value-type="float">
            <text:p>1200.68</text:p>
          </table:table-cell>
          <table:table-cell office:value-type="float" office:value="1157.27" calcext:value-type="float">
            <text:p>1157.27</text:p>
          </table:table-cell>
          <table:table-cell table:style-name="ce4" office:value-type="string" calcext:value-type="string">
            <text:p>-1.00%</text:p>
          </table:table-cell>
        </table:table-row>
        <table:table-row table:style-name="ro1">
          <table:table-cell office:value-type="date" office:date-value="2014-08-01" calcext:value-type="date">
            <text:p>1. Aug. 2014</text:p>
          </table:table-cell>
          <table:table-cell office:value-type="float" office:value="1181.61" calcext:value-type="float">
            <text:p>1181.61</text:p>
          </table:table-cell>
          <table:table-cell office:value-type="float" office:value="1165.46" calcext:value-type="float">
            <text:p>1165.46</text:p>
          </table:table-cell>
          <table:table-cell office:value-type="float" office:value="1199.52" calcext:value-type="float">
            <text:p>1199.52</text:p>
          </table:table-cell>
          <table:table-cell office:value-type="float" office:value="1159.57" calcext:value-type="float">
            <text:p>1159.57</text:p>
          </table:table-cell>
          <table:table-cell table:style-name="ce4" office:value-type="string" calcext:value-type="string">
            <text:p>1.43%</text:p>
          </table:table-cell>
        </table:table-row>
        <table:table-row table:style-name="ro1">
          <table:table-cell office:value-type="date" office:date-value="2014-09-01" calcext:value-type="date">
            <text:p>1. Sep. 2014</text:p>
          </table:table-cell>
          <table:table-cell office:value-type="float" office:value="1153.5" calcext:value-type="float">
            <text:p>1153.5</text:p>
          </table:table-cell>
          <table:table-cell office:value-type="float" office:value="1182.46" calcext:value-type="float">
            <text:p>1182.46</text:p>
          </table:table-cell>
          <table:table-cell office:value-type="float" office:value="1186.33" calcext:value-type="float">
            <text:p>1186.33</text:p>
          </table:table-cell>
          <table:table-cell office:value-type="float" office:value="1135.93" calcext:value-type="float">
            <text:p>1135.93</text:p>
          </table:table-cell>
          <table:table-cell table:style-name="ce4" office:value-type="string" calcext:value-type="string">
            <text:p>-2.38%</text:p>
          </table:table-cell>
        </table:table-row>
        <table:table-row table:style-name="ro1">
          <table:table-cell office:value-type="date" office:date-value="2014-10-01" calcext:value-type="date">
            <text:p>1. Oct. 2014</text:p>
          </table:table-cell>
          <table:table-cell office:value-type="float" office:value="1129.27" calcext:value-type="float">
            <text:p>1129.27</text:p>
          </table:table-cell>
          <table:table-cell office:value-type="float" office:value="1153.96" calcext:value-type="float">
            <text:p>1153.96</text:p>
          </table:table-cell>
          <table:table-cell office:value-type="float" office:value="1188.48" calcext:value-type="float">
            <text:p>1188.48</text:p>
          </table:table-cell>
          <table:table-cell office:value-type="float" office:value="1116.79" calcext:value-type="float">
            <text:p>1116.79</text:p>
          </table:table-cell>
          <table:table-cell table:style-name="ce4" office:value-type="string" calcext:value-type="string">
            <text:p>-2.10%</text:p>
          </table:table-cell>
        </table:table-row>
        <table:table-row table:style-name="ro1">
          <table:table-cell office:value-type="date" office:date-value="2014-11-01" calcext:value-type="date">
            <text:p>1. Nov. 2014</text:p>
          </table:table-cell>
          <table:table-cell office:value-type="float" office:value="1126.78" calcext:value-type="float">
            <text:p>1126.78</text:p>
          </table:table-cell>
          <table:table-cell office:value-type="float" office:value="1132.01" calcext:value-type="float">
            <text:p>1132.01</text:p>
          </table:table-cell>
          <table:table-cell office:value-type="float" office:value="1171.03" calcext:value-type="float">
            <text:p>1171.03</text:p>
          </table:table-cell>
          <table:table-cell office:value-type="float" office:value="1097.38" calcext:value-type="float">
            <text:p>1097.38</text:p>
          </table:table-cell>
          <table:table-cell table:style-name="ce4" office:value-type="string" calcext:value-type="string">
            <text:p>-0.22%</text:p>
          </table:table-cell>
        </table:table-row>
        <table:table-row table:style-name="ro1">
          <table:table-cell office:value-type="date" office:date-value="2014-12-01" calcext:value-type="date">
            <text:p>1. Dec. 2014</text:p>
          </table:table-cell>
          <table:table-cell office:value-type="float" office:value="1176.72" calcext:value-type="float">
            <text:p>1176.72</text:p>
          </table:table-cell>
          <table:table-cell office:value-type="float" office:value="1128.35" calcext:value-type="float">
            <text:p>1128.35</text:p>
          </table:table-cell>
          <table:table-cell office:value-type="float" office:value="1201.81" calcext:value-type="float">
            <text:p>1201.81</text:p>
          </table:table-cell>
          <table:table-cell office:value-type="float" office:value="1106.54" calcext:value-type="float">
            <text:p>1106.54</text:p>
          </table:table-cell>
          <table:table-cell table:style-name="ce4" office:value-type="string" calcext:value-type="string">
            <text:p>4.43%</text:p>
          </table:table-cell>
        </table:table-row>
        <table:table-row table:style-name="ro1">
          <table:table-cell office:value-type="date" office:date-value="2015-01-01" calcext:value-type="date">
            <text:p>1. Jan. 2015</text:p>
          </table:table-cell>
          <table:table-cell office:value-type="float" office:value="1181.57" calcext:value-type="float">
            <text:p>1181.57</text:p>
          </table:table-cell>
          <table:table-cell office:value-type="float" office:value="1177.24" calcext:value-type="float">
            <text:p>1177.24</text:p>
          </table:table-cell>
          <table:table-cell office:value-type="float" office:value="1267.3" calcext:value-type="float">
            <text:p>1267.3</text:p>
          </table:table-cell>
          <table:table-cell office:value-type="float" office:value="920.35" calcext:value-type="float">
            <text:p>920.35</text:p>
          </table:table-cell>
          <table:table-cell table:style-name="ce4" office:value-type="string" calcext:value-type="string">
            <text:p>0.41%</text:p>
          </table:table-cell>
        </table:table-row>
        <table:table-row table:style-name="ro1">
          <table:table-cell office:value-type="date" office:date-value="2015-02-01" calcext:value-type="date">
            <text:p>1. Feb. 2015</text:p>
          </table:table-cell>
          <table:table-cell office:value-type="float" office:value="1155.8" calcext:value-type="float">
            <text:p>1155.8</text:p>
          </table:table-cell>
          <table:table-cell office:value-type="float" office:value="1188.04" calcext:value-type="float">
            <text:p>1188.04</text:p>
          </table:table-cell>
          <table:table-cell office:value-type="float" office:value="1196.21" calcext:value-type="float">
            <text:p>1196.21</text:p>
          </table:table-cell>
          <table:table-cell office:value-type="float" office:value="1124.47" calcext:value-type="float">
            <text:p>1124.47</text:p>
          </table:table-cell>
          <table:table-cell table:style-name="ce4" office:value-type="string" calcext:value-type="string">
            <text:p>-2.18%</text:p>
          </table:table-cell>
        </table:table-row>
        <table:table-row table:style-name="ro1">
          <table:table-cell office:value-type="date" office:date-value="2015-03-01" calcext:value-type="date">
            <text:p>1. Mar. 2015</text:p>
          </table:table-cell>
          <table:table-cell office:value-type="float" office:value="1150.66" calcext:value-type="float">
            <text:p>1150.66</text:p>
          </table:table-cell>
          <table:table-cell office:value-type="float" office:value="1157.33" calcext:value-type="float">
            <text:p>1157.33</text:p>
          </table:table-cell>
          <table:table-cell office:value-type="float" office:value="1177.34" calcext:value-type="float">
            <text:p>1177.34</text:p>
          </table:table-cell>
          <table:table-cell office:value-type="float" office:value="1130.4" calcext:value-type="float">
            <text:p>1130.4</text:p>
          </table:table-cell>
          <table:table-cell table:style-name="ce4" office:value-type="string" calcext:value-type="string">
            <text:p>-0.44%</text:p>
          </table:table-cell>
        </table:table-row>
        <table:table-row table:style-name="ro1">
          <table:table-cell office:value-type="date" office:date-value="2015-04-01" calcext:value-type="date">
            <text:p>1. Apr. 2015</text:p>
          </table:table-cell>
          <table:table-cell office:value-type="float" office:value="1103.8" calcext:value-type="float">
            <text:p>1103.8</text:p>
          </table:table-cell>
          <table:table-cell office:value-type="float" office:value="1151.06" calcext:value-type="float">
            <text:p>1151.06</text:p>
          </table:table-cell>
          <table:table-cell office:value-type="float" office:value="1186.79" calcext:value-type="float">
            <text:p>1186.79</text:p>
          </table:table-cell>
          <table:table-cell office:value-type="float" office:value="1102.17" calcext:value-type="float">
            <text:p>1102.17</text:p>
          </table:table-cell>
          <table:table-cell table:style-name="ce4" office:value-type="string" calcext:value-type="string">
            <text:p>-4.07%</text:p>
          </table:table-cell>
        </table:table-row>
        <table:table-row table:style-name="ro1">
          <table:table-cell office:value-type="date" office:date-value="2015-05-01" calcext:value-type="date">
            <text:p>1. May. 2015</text:p>
          </table:table-cell>
          <table:table-cell office:value-type="float" office:value="1118.56" calcext:value-type="float">
            <text:p>1118.56</text:p>
          </table:table-cell>
          <table:table-cell office:value-type="float" office:value="1100.72" calcext:value-type="float">
            <text:p>1100.72</text:p>
          </table:table-cell>
          <table:table-cell office:value-type="float" office:value="1142.98" calcext:value-type="float">
            <text:p>1142.98</text:p>
          </table:table-cell>
          <table:table-cell office:value-type="float" office:value="1072.82" calcext:value-type="float">
            <text:p>1072.82</text:p>
          </table:table-cell>
          <table:table-cell table:style-name="ce4" office:value-type="string" calcext:value-type="string">
            <text:p>1.34%</text:p>
          </table:table-cell>
        </table:table-row>
        <table:table-row table:style-name="ro1">
          <table:table-cell office:value-type="date" office:date-value="2015-06-01" calcext:value-type="date">
            <text:p>1. Jun. 2015</text:p>
          </table:table-cell>
          <table:table-cell office:value-type="float" office:value="1095.6" calcext:value-type="float">
            <text:p>1095.6</text:p>
          </table:table-cell>
          <table:table-cell office:value-type="float" office:value="1119.96" calcext:value-type="float">
            <text:p>1119.96</text:p>
          </table:table-cell>
          <table:table-cell office:value-type="float" office:value="1137.1" calcext:value-type="float">
            <text:p>1137.1</text:p>
          </table:table-cell>
          <table:table-cell office:value-type="float" office:value="1083.85" calcext:value-type="float">
            <text:p>1083.85</text:p>
          </table:table-cell>
          <table:table-cell table:style-name="ce4" office:value-type="string" calcext:value-type="string">
            <text:p>-2.05%</text:p>
          </table:table-cell>
        </table:table-row>
        <table:table-row table:style-name="ro1">
          <table:table-cell office:value-type="date" office:date-value="2015-07-01" calcext:value-type="date">
            <text:p>1. Jul. 2015</text:p>
          </table:table-cell>
          <table:table-cell office:value-type="float" office:value="1057.61" calcext:value-type="float">
            <text:p>1057.61</text:p>
          </table:table-cell>
          <table:table-cell office:value-type="float" office:value="1095.9" calcext:value-type="float">
            <text:p>1095.9</text:p>
          </table:table-cell>
          <table:table-cell office:value-type="float" office:value="1110.81" calcext:value-type="float">
            <text:p>1110.81</text:p>
          </table:table-cell>
          <table:table-cell office:value-type="float" office:value="1034.73" calcext:value-type="float">
            <text:p>1034.73</text:p>
          </table:table-cell>
          <table:table-cell table:style-name="ce4" office:value-type="string" calcext:value-type="string">
            <text:p>-3.47%</text:p>
          </table:table-cell>
        </table:table-row>
        <table:table-row table:style-name="ro1">
          <table:table-cell office:value-type="date" office:date-value="2015-08-01" calcext:value-type="date">
            <text:p>1. Aug. 2015</text:p>
          </table:table-cell>
          <table:table-cell office:value-type="float" office:value="1097.09" calcext:value-type="float">
            <text:p>1097.09</text:p>
          </table:table-cell>
          <table:table-cell office:value-type="float" office:value="1058.72" calcext:value-type="float">
            <text:p>1058.72</text:p>
          </table:table-cell>
          <table:table-cell office:value-type="float" office:value="1118.35" calcext:value-type="float">
            <text:p>1118.35</text:p>
          </table:table-cell>
          <table:table-cell office:value-type="float" office:value="1048.19" calcext:value-type="float">
            <text:p>1048.19</text:p>
          </table:table-cell>
          <table:table-cell table:style-name="ce4" office:value-type="string" calcext:value-type="string">
            <text:p>3.73%</text:p>
          </table:table-cell>
        </table:table-row>
        <table:table-row table:style-name="ro1">
          <table:table-cell office:value-type="date" office:date-value="2015-09-01" calcext:value-type="date">
            <text:p>1. Sep. 2015</text:p>
          </table:table-cell>
          <table:table-cell office:value-type="float" office:value="1084.13" calcext:value-type="float">
            <text:p>1084.13</text:p>
          </table:table-cell>
          <table:table-cell office:value-type="float" office:value="1097.65" calcext:value-type="float">
            <text:p>1097.65</text:p>
          </table:table-cell>
          <table:table-cell office:value-type="float" office:value="1130.24" calcext:value-type="float">
            <text:p>1130.24</text:p>
          </table:table-cell>
          <table:table-cell office:value-type="float" office:value="1069.11" calcext:value-type="float">
            <text:p>1069.11</text:p>
          </table:table-cell>
          <table:table-cell table:style-name="ce4" office:value-type="string" calcext:value-type="string">
            <text:p>-1.18%</text:p>
          </table:table-cell>
        </table:table-row>
        <table:table-row table:style-name="ro1">
          <table:table-cell office:value-type="date" office:date-value="2015-10-01" calcext:value-type="date">
            <text:p>1. Oct. 2015</text:p>
          </table:table-cell>
          <table:table-cell office:value-type="float" office:value="1127.73" calcext:value-type="float">
            <text:p>1127.73</text:p>
          </table:table-cell>
          <table:table-cell office:value-type="float" office:value="1084.85" calcext:value-type="float">
            <text:p>1084.85</text:p>
          </table:table-cell>
          <table:table-cell office:value-type="float" office:value="1165.04" calcext:value-type="float">
            <text:p>1165.04</text:p>
          </table:table-cell>
          <table:table-cell office:value-type="float" office:value="1077.93" calcext:value-type="float">
            <text:p>1077.93</text:p>
          </table:table-cell>
          <table:table-cell table:style-name="ce4" office:value-type="string" calcext:value-type="string">
            <text:p>4.02%</text:p>
          </table:table-cell>
        </table:table-row>
        <table:table-row table:style-name="ro1">
          <table:table-cell office:value-type="date" office:date-value="2015-11-01" calcext:value-type="date">
            <text:p>1. Nov. 2015</text:p>
          </table:table-cell>
          <table:table-cell office:value-type="float" office:value="1094.8" calcext:value-type="float">
            <text:p>1094.8</text:p>
          </table:table-cell>
          <table:table-cell office:value-type="float" office:value="1128.49" calcext:value-type="float">
            <text:p>1128.49</text:p>
          </table:table-cell>
          <table:table-cell office:value-type="float" office:value="1129.06" calcext:value-type="float">
            <text:p>1129.06</text:p>
          </table:table-cell>
          <table:table-cell office:value-type="float" office:value="1079.23" calcext:value-type="float">
            <text:p>1079.23</text:p>
          </table:table-cell>
          <table:table-cell table:style-name="ce4" office:value-type="string" calcext:value-type="string">
            <text:p>-2.92%</text:p>
          </table:table-cell>
        </table:table-row>
        <table:table-row table:style-name="ro1">
          <table:table-cell office:value-type="date" office:date-value="2015-12-01" calcext:value-type="date">
            <text:p>1. Dec. 2015</text:p>
          </table:table-cell>
          <table:table-cell office:value-type="float" office:value="1062.21" calcext:value-type="float">
            <text:p>1062.21</text:p>
          </table:table-cell>
          <table:table-cell office:value-type="float" office:value="1095.64" calcext:value-type="float">
            <text:p>1095.64</text:p>
          </table:table-cell>
          <table:table-cell office:value-type="float" office:value="1105.44" calcext:value-type="float">
            <text:p>1105.44</text:p>
          </table:table-cell>
          <table:table-cell office:value-type="float" office:value="1041.45" calcext:value-type="float">
            <text:p>1041.45</text:p>
          </table:table-cell>
          <table:table-cell table:style-name="ce4" office:value-type="string" calcext:value-type="string">
            <text:p>-2.98%</text:p>
          </table:table-cell>
        </table:table-row>
        <table:table-row table:style-name="ro1">
          <table:table-cell office:value-type="date" office:date-value="2016-01-01" calcext:value-type="date">
            <text:p>1. Jan. 2016</text:p>
          </table:table-cell>
          <table:table-cell office:value-type="float" office:value="1143.01" calcext:value-type="float">
            <text:p>1143.01</text:p>
          </table:table-cell>
          <table:table-cell office:value-type="float" office:value="1062.33" calcext:value-type="float">
            <text:p>1062.33</text:p>
          </table:table-cell>
          <table:table-cell office:value-type="float" office:value="1146.86" calcext:value-type="float">
            <text:p>1146.86</text:p>
          </table:table-cell>
          <table:table-cell office:value-type="float" office:value="1060.05" calcext:value-type="float">
            <text:p>1060.05</text:p>
          </table:table-cell>
          <table:table-cell table:style-name="ce4" office:value-type="string" calcext:value-type="string">
            <text:p>7.61%</text:p>
          </table:table-cell>
        </table:table-row>
        <table:table-row table:style-name="ro1">
          <table:table-cell office:value-type="date" office:date-value="2016-02-01" calcext:value-type="date">
            <text:p>1. Feb. 2016</text:p>
          </table:table-cell>
          <table:table-cell office:value-type="float" office:value="1235.82" calcext:value-type="float">
            <text:p>1235.82</text:p>
          </table:table-cell>
          <table:table-cell office:value-type="float" office:value="1143.25" calcext:value-type="float">
            <text:p>1143.25</text:p>
          </table:table-cell>
          <table:table-cell office:value-type="float" office:value="1240.16" calcext:value-type="float">
            <text:p>1240.16</text:p>
          </table:table-cell>
          <table:table-cell office:value-type="float" office:value="1139.88" calcext:value-type="float">
            <text:p>1139.88</text:p>
          </table:table-cell>
          <table:table-cell table:style-name="ce4" office:value-type="string" calcext:value-type="string">
            <text:p>8.12%</text:p>
          </table:table-cell>
        </table:table-row>
        <table:table-row table:style-name="ro1">
          <table:table-cell office:value-type="date" office:date-value="2016-03-01" calcext:value-type="date">
            <text:p>1. Mar. 2016</text:p>
          </table:table-cell>
          <table:table-cell office:value-type="float" office:value="1184.03" calcext:value-type="float">
            <text:p>1184.03</text:p>
          </table:table-cell>
          <table:table-cell office:value-type="float" office:value="1236.72" calcext:value-type="float">
            <text:p>1236.72</text:p>
          </table:table-cell>
          <table:table-cell office:value-type="float" office:value="1274.64" calcext:value-type="float">
            <text:p>1274.64</text:p>
          </table:table-cell>
          <table:table-cell office:value-type="float" office:value="1179.56" calcext:value-type="float">
            <text:p>1179.56</text:p>
          </table:table-cell>
          <table:table-cell table:style-name="ce4" office:value-type="string" calcext:value-type="string">
            <text:p>-4.19%</text:p>
          </table:table-cell>
        </table:table-row>
        <table:table-row table:style-name="ro1">
          <table:table-cell office:value-type="date" office:date-value="2016-04-01" calcext:value-type="date">
            <text:p>1. Apr. 2016</text:p>
          </table:table-cell>
          <table:table-cell office:value-type="float" office:value="1240.98" calcext:value-type="float">
            <text:p>1240.98</text:p>
          </table:table-cell>
          <table:table-cell office:value-type="float" office:value="1185.61" calcext:value-type="float">
            <text:p>1185.61</text:p>
          </table:table-cell>
          <table:table-cell office:value-type="float" office:value="1244.14" calcext:value-type="float">
            <text:p>1244.14</text:p>
          </table:table-cell>
          <table:table-cell office:value-type="float" office:value="1161.95" calcext:value-type="float">
            <text:p>1161.95</text:p>
          </table:table-cell>
          <table:table-cell table:style-name="ce4" office:value-type="string" calcext:value-type="string">
            <text:p>4.81%</text:p>
          </table:table-cell>
        </table:table-row>
        <table:table-row table:style-name="ro1">
          <table:table-cell office:value-type="date" office:date-value="2016-05-01" calcext:value-type="date">
            <text:p>1. May. 2016</text:p>
          </table:table-cell>
          <table:table-cell office:value-type="float" office:value="1206.67" calcext:value-type="float">
            <text:p>1206.67</text:p>
          </table:table-cell>
          <table:table-cell office:value-type="float" office:value="1239.86" calcext:value-type="float">
            <text:p>1239.86</text:p>
          </table:table-cell>
          <table:table-cell office:value-type="float" office:value="1257.46" calcext:value-type="float">
            <text:p>1257.46</text:p>
          </table:table-cell>
          <table:table-cell office:value-type="float" office:value="1193.69" calcext:value-type="float">
            <text:p>1193.69</text:p>
          </table:table-cell>
          <table:table-cell table:style-name="ce4" office:value-type="string" calcext:value-type="string">
            <text:p>-2.76%</text:p>
          </table:table-cell>
        </table:table-row>
        <table:table-row table:style-name="ro1">
          <table:table-cell office:value-type="date" office:date-value="2016-06-01" calcext:value-type="date">
            <text:p>1. Jun. 2016</text:p>
          </table:table-cell>
          <table:table-cell office:value-type="float" office:value="1289.93" calcext:value-type="float">
            <text:p>1289.93</text:p>
          </table:table-cell>
          <table:table-cell office:value-type="float" office:value="1207.46" calcext:value-type="float">
            <text:p>1207.46</text:p>
          </table:table-cell>
          <table:table-cell office:value-type="float" office:value="1331.71" calcext:value-type="float">
            <text:p>1331.71</text:p>
          </table:table-cell>
          <table:table-cell office:value-type="float" office:value="1193.01" calcext:value-type="float">
            <text:p>1193.01</text:p>
          </table:table-cell>
          <table:table-cell table:style-name="ce4" office:value-type="string" calcext:value-type="string">
            <text:p>6.90%</text:p>
          </table:table-cell>
        </table:table-row>
        <table:table-row table:style-name="ro1">
          <table:table-cell office:value-type="date" office:date-value="2016-07-01" calcext:value-type="date">
            <text:p>1. Jul. 2016</text:p>
          </table:table-cell>
          <table:table-cell office:value-type="float" office:value="1308.23" calcext:value-type="float">
            <text:p>1308.23</text:p>
          </table:table-cell>
          <table:table-cell office:value-type="float" office:value="1290.58" calcext:value-type="float">
            <text:p>1290.58</text:p>
          </table:table-cell>
          <table:table-cell office:value-type="float" office:value="1352.28" calcext:value-type="float">
            <text:p>1352.28</text:p>
          </table:table-cell>
          <table:table-cell office:value-type="float" office:value="1289.08" calcext:value-type="float">
            <text:p>1289.08</text:p>
          </table:table-cell>
          <table:table-cell table:style-name="ce4" office:value-type="string" calcext:value-type="string">
            <text:p>1.42%</text:p>
          </table:table-cell>
        </table:table-row>
        <table:table-row table:style-name="ro1">
          <table:table-cell office:value-type="date" office:date-value="2016-08-01" calcext:value-type="date">
            <text:p>1. Aug. 2016</text:p>
          </table:table-cell>
          <table:table-cell office:value-type="float" office:value="1286.71" calcext:value-type="float">
            <text:p>1286.71</text:p>
          </table:table-cell>
          <table:table-cell office:value-type="float" office:value="1309.78" calcext:value-type="float">
            <text:p>1309.78</text:p>
          </table:table-cell>
          <table:table-cell office:value-type="float" office:value="1331.16" calcext:value-type="float">
            <text:p>1331.16</text:p>
          </table:table-cell>
          <table:table-cell office:value-type="float" office:value="1273.28" calcext:value-type="float">
            <text:p>1273.28</text:p>
          </table:table-cell>
          <table:table-cell table:style-name="ce4" office:value-type="string" calcext:value-type="string">
            <text:p>-1.64%</text:p>
          </table:table-cell>
        </table:table-row>
        <table:table-row table:style-name="ro1">
          <table:table-cell office:value-type="date" office:date-value="2016-09-01" calcext:value-type="date">
            <text:p>1. Sep. 2016</text:p>
          </table:table-cell>
          <table:table-cell office:value-type="float" office:value="1278.17" calcext:value-type="float">
            <text:p>1278.17</text:p>
          </table:table-cell>
          <table:table-cell office:value-type="float" office:value="1287.69" calcext:value-type="float">
            <text:p>1287.69</text:p>
          </table:table-cell>
          <table:table-cell office:value-type="float" office:value="1313.13" calcext:value-type="float">
            <text:p>1313.13</text:p>
          </table:table-cell>
          <table:table-cell office:value-type="float" office:value="1270.94" calcext:value-type="float">
            <text:p>1270.94</text:p>
          </table:table-cell>
          <table:table-cell table:style-name="ce4" office:value-type="string" calcext:value-type="string">
            <text:p>-0.66%</text:p>
          </table:table-cell>
        </table:table-row>
        <table:table-row table:style-name="ro1">
          <table:table-cell office:value-type="date" office:date-value="2016-10-01" calcext:value-type="date">
            <text:p>1. Oct. 2016</text:p>
          </table:table-cell>
          <table:table-cell office:value-type="float" office:value="1263.1" calcext:value-type="float">
            <text:p>1263.1</text:p>
          </table:table-cell>
          <table:table-cell office:value-type="float" office:value="1279.57" calcext:value-type="float">
            <text:p>1279.57</text:p>
          </table:table-cell>
          <table:table-cell office:value-type="float" office:value="1284.65" calcext:value-type="float">
            <text:p>1284.65</text:p>
          </table:table-cell>
          <table:table-cell office:value-type="float" office:value="1217.96" calcext:value-type="float">
            <text:p>1217.96</text:p>
          </table:table-cell>
          <table:table-cell table:style-name="ce4" office:value-type="string" calcext:value-type="string">
            <text:p>-1.18%</text:p>
          </table:table-cell>
        </table:table-row>
        <table:table-row table:style-name="ro1">
          <table:table-cell office:value-type="date" office:date-value="2016-11-01" calcext:value-type="date">
            <text:p>1. Nov. 2016</text:p>
          </table:table-cell>
          <table:table-cell office:value-type="float" office:value="1193.56" calcext:value-type="float">
            <text:p>1193.56</text:p>
          </table:table-cell>
          <table:table-cell office:value-type="float" office:value="1263.2" calcext:value-type="float">
            <text:p>1263.2</text:p>
          </table:table-cell>
          <table:table-cell office:value-type="float" office:value="1281.26" calcext:value-type="float">
            <text:p>1281.26</text:p>
          </table:table-cell>
          <table:table-cell office:value-type="float" office:value="1190.72" calcext:value-type="float">
            <text:p>1190.72</text:p>
          </table:table-cell>
          <table:table-cell table:style-name="ce4" office:value-type="string" calcext:value-type="string">
            <text:p>-5.51%</text:p>
          </table:table-cell>
        </table:table-row>
        <table:table-row table:style-name="ro1">
          <table:table-cell office:value-type="date" office:date-value="2016-12-01" calcext:value-type="date">
            <text:p>1. Dec. 2016</text:p>
          </table:table-cell>
          <table:table-cell office:value-type="float" office:value="1171.96" calcext:value-type="float">
            <text:p>1171.96</text:p>
          </table:table-cell>
          <table:table-cell office:value-type="float" office:value="1193.2" calcext:value-type="float">
            <text:p>1193.2</text:p>
          </table:table-cell>
          <table:table-cell office:value-type="float" office:value="1209.95" calcext:value-type="float">
            <text:p>1209.95</text:p>
          </table:table-cell>
          <table:table-cell office:value-type="float" office:value="1156.14" calcext:value-type="float">
            <text:p>1156.14</text:p>
          </table:table-cell>
          <table:table-cell table:style-name="ce4" office:value-type="string" calcext:value-type="string">
            <text:p>-1.81%</text:p>
          </table:table-cell>
        </table:table-row>
        <table:table-row table:style-name="ro1">
          <table:table-cell office:value-type="date" office:date-value="2017-01-01" calcext:value-type="date">
            <text:p>1. Jan. 2017</text:p>
          </table:table-cell>
          <table:table-cell office:value-type="float" office:value="1196.88" calcext:value-type="float">
            <text:p>1196.88</text:p>
          </table:table-cell>
          <table:table-cell office:value-type="float" office:value="1175.29" calcext:value-type="float">
            <text:p>1175.29</text:p>
          </table:table-cell>
          <table:table-cell office:value-type="float" office:value="1223.49" calcext:value-type="float">
            <text:p>1223.49</text:p>
          </table:table-cell>
          <table:table-cell office:value-type="float" office:value="1171.31" calcext:value-type="float">
            <text:p>1171.31</text:p>
          </table:table-cell>
          <table:table-cell table:style-name="ce4" office:value-type="string" calcext:value-type="string">
            <text:p>2.13%</text:p>
          </table:table-cell>
        </table:table-row>
        <table:table-row table:style-name="ro1">
          <table:table-cell office:value-type="date" office:date-value="2017-02-01" calcext:value-type="date">
            <text:p>1. Feb. 2017</text:p>
          </table:table-cell>
          <table:table-cell office:value-type="float" office:value="1254.96" calcext:value-type="float">
            <text:p>1254.96</text:p>
          </table:table-cell>
          <table:table-cell office:value-type="float" office:value="1197.44" calcext:value-type="float">
            <text:p>1197.44</text:p>
          </table:table-cell>
          <table:table-cell office:value-type="float" office:value="1271.35" calcext:value-type="float">
            <text:p>1271.35</text:p>
          </table:table-cell>
          <table:table-cell office:value-type="float" office:value="1190.14" calcext:value-type="float">
            <text:p>1190.14</text:p>
          </table:table-cell>
          <table:table-cell table:style-name="ce4" office:value-type="string" calcext:value-type="string">
            <text:p>4.85%</text:p>
          </table:table-cell>
        </table:table-row>
        <table:table-row table:style-name="ro1">
          <table:table-cell office:value-type="date" office:date-value="2017-03-01" calcext:value-type="date">
            <text:p>1. Mar. 2017</text:p>
          </table:table-cell>
          <table:table-cell office:value-type="float" office:value="1252.34" calcext:value-type="float">
            <text:p>1252.34</text:p>
          </table:table-cell>
          <table:table-cell office:value-type="float" office:value="1255.61" calcext:value-type="float">
            <text:p>1255.61</text:p>
          </table:table-cell>
          <table:table-cell office:value-type="float" office:value="1261.87" calcext:value-type="float">
            <text:p>1261.87</text:p>
          </table:table-cell>
          <table:table-cell office:value-type="float" office:value="1206.74" calcext:value-type="float">
            <text:p>1206.74</text:p>
          </table:table-cell>
          <table:table-cell table:style-name="ce4" office:value-type="string" calcext:value-type="string">
            <text:p>-0.21%</text:p>
          </table:table-cell>
        </table:table-row>
        <table:table-row table:style-name="ro1">
          <table:table-cell office:value-type="date" office:date-value="2017-04-01" calcext:value-type="date">
            <text:p>1. Apr. 2017</text:p>
          </table:table-cell>
          <table:table-cell office:value-type="float" office:value="1261.31" calcext:value-type="float">
            <text:p>1261.31</text:p>
          </table:table-cell>
          <table:table-cell office:value-type="float" office:value="1252.25" calcext:value-type="float">
            <text:p>1252.25</text:p>
          </table:table-cell>
          <table:table-cell office:value-type="float" office:value="1302.46" calcext:value-type="float">
            <text:p>1302.46</text:p>
          </table:table-cell>
          <table:table-cell office:value-type="float" office:value="1245.96" calcext:value-type="float">
            <text:p>1245.96</text:p>
          </table:table-cell>
          <table:table-cell table:style-name="ce4" office:value-type="string" calcext:value-type="string">
            <text:p>0.72%</text:p>
          </table:table-cell>
        </table:table-row>
        <table:table-row table:style-name="ro1">
          <table:table-cell office:value-type="date" office:date-value="2017-05-01" calcext:value-type="date">
            <text:p>1. May. 2017</text:p>
          </table:table-cell>
          <table:table-cell office:value-type="float" office:value="1227" calcext:value-type="float">
            <text:p>1227</text:p>
          </table:table-cell>
          <table:table-cell office:value-type="float" office:value="1260.8" calcext:value-type="float">
            <text:p>1260.8</text:p>
          </table:table-cell>
          <table:table-cell office:value-type="float" office:value="1264.76" calcext:value-type="float">
            <text:p>1264.76</text:p>
          </table:table-cell>
          <table:table-cell office:value-type="float" office:value="1209.65" calcext:value-type="float">
            <text:p>1209.65</text:p>
          </table:table-cell>
          <table:table-cell table:style-name="ce4" office:value-type="string" calcext:value-type="string">
            <text:p>-2.72%</text:p>
          </table:table-cell>
        </table:table-row>
        <table:table-row table:style-name="ro1">
          <table:table-cell office:value-type="date" office:date-value="2017-06-01" calcext:value-type="date">
            <text:p>1. Jun. 2017</text:p>
          </table:table-cell>
          <table:table-cell office:value-type="float" office:value="1189.19" calcext:value-type="float">
            <text:p>1189.19</text:p>
          </table:table-cell>
          <table:table-cell office:value-type="float" office:value="1227.62" calcext:value-type="float">
            <text:p>1227.62</text:p>
          </table:table-cell>
          <table:table-cell office:value-type="float" office:value="1249.41" calcext:value-type="float">
            <text:p>1249.41</text:p>
          </table:table-cell>
          <table:table-cell office:value-type="float" office:value="1187.63" calcext:value-type="float">
            <text:p>1187.63</text:p>
          </table:table-cell>
          <table:table-cell table:style-name="ce4" office:value-type="string" calcext:value-type="string">
            <text:p>-3.08%</text:p>
          </table:table-cell>
        </table:table-row>
        <table:table-row table:style-name="ro1">
          <table:table-cell office:value-type="date" office:date-value="2017-07-01" calcext:value-type="date">
            <text:p>1. Jul. 2017</text:p>
          </table:table-cell>
          <table:table-cell office:value-type="float" office:value="1227.02" calcext:value-type="float">
            <text:p>1227.02</text:p>
          </table:table-cell>
          <table:table-cell office:value-type="float" office:value="1190.32" calcext:value-type="float">
            <text:p>1190.32</text:p>
          </table:table-cell>
          <table:table-cell office:value-type="float" office:value="1232.7" calcext:value-type="float">
            <text:p>1232.7</text:p>
          </table:table-cell>
          <table:table-cell office:value-type="float" office:value="1161.48" calcext:value-type="float">
            <text:p>1161.48</text:p>
          </table:table-cell>
          <table:table-cell table:style-name="ce4" office:value-type="string" calcext:value-type="string">
            <text:p>3.18%</text:p>
          </table:table-cell>
        </table:table-row>
        <table:table-row table:style-name="ro1">
          <table:table-cell office:value-type="date" office:date-value="2017-08-01" calcext:value-type="date">
            <text:p>1. Aug. 2017</text:p>
          </table:table-cell>
          <table:table-cell office:value-type="float" office:value="1266.62" calcext:value-type="float">
            <text:p>1266.62</text:p>
          </table:table-cell>
          <table:table-cell office:value-type="float" office:value="1227.15" calcext:value-type="float">
            <text:p>1227.15</text:p>
          </table:table-cell>
          <table:table-cell office:value-type="float" office:value="1270.45" calcext:value-type="float">
            <text:p>1270.45</text:p>
          </table:table-cell>
          <table:table-cell office:value-type="float" office:value="1219.64" calcext:value-type="float">
            <text:p>1219.64</text:p>
          </table:table-cell>
          <table:table-cell table:style-name="ce4" office:value-type="string" calcext:value-type="string">
            <text:p>3.23%</text:p>
          </table:table-cell>
        </table:table-row>
        <table:table-row table:style-name="ro1">
          <table:table-cell office:value-type="date" office:date-value="2017-09-01" calcext:value-type="date">
            <text:p>1. Sep. 2017</text:p>
          </table:table-cell>
          <table:table-cell office:value-type="float" office:value="1238.13" calcext:value-type="float">
            <text:p>1238.13</text:p>
          </table:table-cell>
          <table:table-cell office:value-type="float" office:value="1267.46" calcext:value-type="float">
            <text:p>1267.46</text:p>
          </table:table-cell>
          <table:table-cell office:value-type="float" office:value="1286.39" calcext:value-type="float">
            <text:p>1286.39</text:p>
          </table:table-cell>
          <table:table-cell office:value-type="float" office:value="1237.2" calcext:value-type="float">
            <text:p>1237.2</text:p>
          </table:table-cell>
          <table:table-cell table:style-name="ce4" office:value-type="string" calcext:value-type="string">
            <text:p>-2.25%</text:p>
          </table:table-cell>
        </table:table-row>
        <table:table-row table:style-name="ro1">
          <table:table-cell office:value-type="date" office:date-value="2017-10-01" calcext:value-type="date">
            <text:p>1. Oct. 2017</text:p>
          </table:table-cell>
          <table:table-cell office:value-type="float" office:value="1268.02" calcext:value-type="float">
            <text:p>1268.02</text:p>
          </table:table-cell>
          <table:table-cell office:value-type="float" office:value="1238.83" calcext:value-type="float">
            <text:p>1238.83</text:p>
          </table:table-cell>
          <table:table-cell office:value-type="float" office:value="1274.55" calcext:value-type="float">
            <text:p>1274.55</text:p>
          </table:table-cell>
          <table:table-cell office:value-type="float" office:value="1234.46" calcext:value-type="float">
            <text:p>1234.46</text:p>
          </table:table-cell>
          <table:table-cell table:style-name="ce4" office:value-type="string" calcext:value-type="string">
            <text:p>2.41%</text:p>
          </table:table-cell>
        </table:table-row>
        <table:table-row table:style-name="ro1">
          <table:table-cell office:value-type="date" office:date-value="2017-11-01" calcext:value-type="date">
            <text:p>1. Nov. 2017</text:p>
          </table:table-cell>
          <table:table-cell office:value-type="float" office:value="1253.26" calcext:value-type="float">
            <text:p>1253.26</text:p>
          </table:table-cell>
          <table:table-cell office:value-type="float" office:value="1268.52" calcext:value-type="float">
            <text:p>1268.52</text:p>
          </table:table-cell>
          <table:table-cell office:value-type="float" office:value="1287.09" calcext:value-type="float">
            <text:p>1287.09</text:p>
          </table:table-cell>
          <table:table-cell office:value-type="float" office:value="1249.53" calcext:value-type="float">
            <text:p>1249.53</text:p>
          </table:table-cell>
          <table:table-cell table:style-name="ce4" office:value-type="string" calcext:value-type="string">
            <text:p>-1.16%</text:p>
          </table:table-cell>
        </table:table-row>
        <table:table-row table:style-name="ro1">
          <table:table-cell office:value-type="date" office:date-value="2017-12-01" calcext:value-type="date">
            <text:p>1. Dec. 2017</text:p>
          </table:table-cell>
          <table:table-cell office:value-type="float" office:value="1268.98" calcext:value-type="float">
            <text:p>1268.98</text:p>
          </table:table-cell>
          <table:table-cell office:value-type="float" office:value="1253.91" calcext:value-type="float">
            <text:p>1253.91</text:p>
          </table:table-cell>
          <table:table-cell office:value-type="float" office:value="1274.25" calcext:value-type="float">
            <text:p>1274.25</text:p>
          </table:table-cell>
          <table:table-cell office:value-type="float" office:value="1226.35" calcext:value-type="float">
            <text:p>1226.35</text:p>
          </table:table-cell>
          <table:table-cell table:style-name="ce4" office:value-type="string" calcext:value-type="string">
            <text:p>1.25%</text:p>
          </table:table-cell>
        </table:table-row>
        <table:table-row table:style-name="ro1">
          <table:table-cell office:value-type="date" office:date-value="2018-01-01" calcext:value-type="date">
            <text:p>1. Jan. 2018</text:p>
          </table:table-cell>
          <table:table-cell office:value-type="float" office:value="1252.09" calcext:value-type="float">
            <text:p>1252.09</text:p>
          </table:table-cell>
          <table:table-cell office:value-type="float" office:value="1269.33" calcext:value-type="float">
            <text:p>1269.33</text:p>
          </table:table-cell>
          <table:table-cell office:value-type="float" office:value="1299.38" calcext:value-type="float">
            <text:p>1299.38</text:p>
          </table:table-cell>
          <table:table-cell office:value-type="float" office:value="1243.21" calcext:value-type="float">
            <text:p>1243.21</text:p>
          </table:table-cell>
          <table:table-cell table:style-name="ce4" office:value-type="string" calcext:value-type="string">
            <text:p>-1.33%</text:p>
          </table:table-cell>
        </table:table-row>
        <table:table-row table:style-name="ro1">
          <table:table-cell office:value-type="date" office:date-value="2018-02-01" calcext:value-type="date">
            <text:p>1. Feb. 2018</text:p>
          </table:table-cell>
          <table:table-cell office:value-type="float" office:value="1244.47" calcext:value-type="float">
            <text:p>1244.47</text:p>
          </table:table-cell>
          <table:table-cell office:value-type="float" office:value="1252.78" calcext:value-type="float">
            <text:p>1252.78</text:p>
          </table:table-cell>
          <table:table-cell office:value-type="float" office:value="1261.43" calcext:value-type="float">
            <text:p>1261.43</text:p>
          </table:table-cell>
          <table:table-cell office:value-type="float" office:value="1230.19" calcext:value-type="float">
            <text:p>1230.19</text:p>
          </table:table-cell>
          <table:table-cell table:style-name="ce4" office:value-type="string" calcext:value-type="string">
            <text:p>-0.61%</text:p>
          </table:table-cell>
        </table:table-row>
        <table:table-row table:style-name="ro1">
          <table:table-cell office:value-type="date" office:date-value="2018-03-01" calcext:value-type="date">
            <text:p>1. Mar. 2018</text:p>
          </table:table-cell>
          <table:table-cell office:value-type="float" office:value="1262.3" calcext:value-type="float">
            <text:p>1262.3</text:p>
          </table:table-cell>
          <table:table-cell office:value-type="float" office:value="1245.24" calcext:value-type="float">
            <text:p>1245.24</text:p>
          </table:table-cell>
          <table:table-cell office:value-type="float" office:value="1281.12" calcext:value-type="float">
            <text:p>1281.12</text:p>
          </table:table-cell>
          <table:table-cell office:value-type="float" office:value="1233.43" calcext:value-type="float">
            <text:p>1233.43</text:p>
          </table:table-cell>
          <table:table-cell table:style-name="ce4" office:value-type="string" calcext:value-type="string">
            <text:p>1.43%</text:p>
          </table:table-cell>
        </table:table-row>
        <table:table-row table:style-name="ro1">
          <table:table-cell office:value-type="date" office:date-value="2018-04-01" calcext:value-type="date">
            <text:p>1. Apr. 2018</text:p>
          </table:table-cell>
          <table:table-cell office:value-type="float" office:value="1302.46" calcext:value-type="float">
            <text:p>1302.46</text:p>
          </table:table-cell>
          <table:table-cell office:value-type="float" office:value="1263.52" calcext:value-type="float">
            <text:p>1263.52</text:p>
          </table:table-cell>
          <table:table-cell office:value-type="float" office:value="1311.71" calcext:value-type="float">
            <text:p>1311.71</text:p>
          </table:table-cell>
          <table:table-cell office:value-type="float" office:value="1262.8" calcext:value-type="float">
            <text:p>1262.8</text:p>
          </table:table-cell>
          <table:table-cell table:style-name="ce4" office:value-type="string" calcext:value-type="string">
            <text:p>3.18%</text:p>
          </table:table-cell>
        </table:table-row>
        <table:table-row table:style-name="ro1">
          <table:table-cell office:value-type="date" office:date-value="2018-05-01" calcext:value-type="date">
            <text:p>1. May. 2018</text:p>
          </table:table-cell>
          <table:table-cell office:value-type="float" office:value="1278.95" calcext:value-type="float">
            <text:p>1278.95</text:p>
          </table:table-cell>
          <table:table-cell office:value-type="float" office:value="1303.45" calcext:value-type="float">
            <text:p>1303.45</text:p>
          </table:table-cell>
          <table:table-cell office:value-type="float" office:value="1326.68" calcext:value-type="float">
            <text:p>1326.68</text:p>
          </table:table-cell>
          <table:table-cell office:value-type="float" office:value="1276.14" calcext:value-type="float">
            <text:p>1276.14</text:p>
          </table:table-cell>
          <table:table-cell table:style-name="ce4" office:value-type="string" calcext:value-type="string">
            <text:p>-1.81%</text:p>
          </table:table-cell>
        </table:table-row>
        <table:table-row table:style-name="ro1">
          <table:table-cell office:value-type="date" office:date-value="2018-06-01" calcext:value-type="date">
            <text:p>1. Jun. 2018</text:p>
          </table:table-cell>
          <table:table-cell office:value-type="float" office:value="1239.98" calcext:value-type="float">
            <text:p>1239.98</text:p>
          </table:table-cell>
          <table:table-cell office:value-type="float" office:value="1279.26" calcext:value-type="float">
            <text:p>1279.26</text:p>
          </table:table-cell>
          <table:table-cell office:value-type="float" office:value="1299.8" calcext:value-type="float">
            <text:p>1299.8</text:p>
          </table:table-cell>
          <table:table-cell office:value-type="float" office:value="1238.74" calcext:value-type="float">
            <text:p>1238.74</text:p>
          </table:table-cell>
          <table:table-cell table:style-name="ce4" office:value-type="string" calcext:value-type="string">
            <text:p>-3.05%</text:p>
          </table:table-cell>
        </table:table-row>
        <table:table-row table:style-name="ro1">
          <table:table-cell office:value-type="date" office:date-value="2018-07-01" calcext:value-type="date">
            <text:p>1. Jul. 2018</text:p>
          </table:table-cell>
          <table:table-cell office:value-type="float" office:value="1211.3" calcext:value-type="float">
            <text:p>1211.3</text:p>
          </table:table-cell>
          <table:table-cell office:value-type="float" office:value="1241.35" calcext:value-type="float">
            <text:p>1241.35</text:p>
          </table:table-cell>
          <table:table-cell office:value-type="float" office:value="1251.64" calcext:value-type="float">
            <text:p>1251.64</text:p>
          </table:table-cell>
          <table:table-cell office:value-type="float" office:value="1201.18" calcext:value-type="float">
            <text:p>1201.18</text:p>
          </table:table-cell>
          <table:table-cell table:style-name="ce4" office:value-type="string" calcext:value-type="string">
            <text:p>-2.31%</text:p>
          </table:table-cell>
        </table:table-row>
        <table:table-row table:style-name="ro1">
          <table:table-cell office:value-type="date" office:date-value="2018-08-01" calcext:value-type="date">
            <text:p>1. Aug. 2018</text:p>
          </table:table-cell>
          <table:table-cell office:value-type="float" office:value="1162.89" calcext:value-type="float">
            <text:p>1162.89</text:p>
          </table:table-cell>
          <table:table-cell office:value-type="float" office:value="1211.9" calcext:value-type="float">
            <text:p>1211.9</text:p>
          </table:table-cell>
          <table:table-cell office:value-type="float" office:value="1215.32" calcext:value-type="float">
            <text:p>1215.32</text:p>
          </table:table-cell>
          <table:table-cell office:value-type="float" office:value="1152.81" calcext:value-type="float">
            <text:p>1152.81</text:p>
          </table:table-cell>
          <table:table-cell table:style-name="ce4" office:value-type="string" calcext:value-type="string">
            <text:p>-4.00%</text:p>
          </table:table-cell>
        </table:table-row>
        <table:table-row table:style-name="ro1">
          <table:table-cell office:value-type="date" office:date-value="2018-09-01" calcext:value-type="date">
            <text:p>1. Sep. 2018</text:p>
          </table:table-cell>
          <table:table-cell office:value-type="float" office:value="1170.12" calcext:value-type="float">
            <text:p>1170.12</text:p>
          </table:table-cell>
          <table:table-cell office:value-type="float" office:value="1163.85" calcext:value-type="float">
            <text:p>1163.85</text:p>
          </table:table-cell>
          <table:table-cell office:value-type="float" office:value="1172.85" calcext:value-type="float">
            <text:p>1172.85</text:p>
          </table:table-cell>
          <table:table-cell office:value-type="float" office:value="1140.6" calcext:value-type="float">
            <text:p>1140.6</text:p>
          </table:table-cell>
          <table:table-cell table:style-name="ce4" office:value-type="string" calcext:value-type="string">
            <text:p>0.62%</text:p>
          </table:table-cell>
        </table:table-row>
        <table:table-row table:style-name="ro1">
          <table:table-cell office:value-type="date" office:date-value="2018-10-01" calcext:value-type="date">
            <text:p>1. Oct. 2018</text:p>
          </table:table-cell>
          <table:table-cell office:value-type="float" office:value="1224.06" calcext:value-type="float">
            <text:p>1224.06</text:p>
          </table:table-cell>
          <table:table-cell office:value-type="float" office:value="1168.43" calcext:value-type="float">
            <text:p>1168.43</text:p>
          </table:table-cell>
          <table:table-cell office:value-type="float" office:value="1241.16" calcext:value-type="float">
            <text:p>1241.16</text:p>
          </table:table-cell>
          <table:table-cell office:value-type="float" office:value="1163.92" calcext:value-type="float">
            <text:p>1163.92</text:p>
          </table:table-cell>
          <table:table-cell table:style-name="ce4" office:value-type="string" calcext:value-type="string">
            <text:p>4.61%</text:p>
          </table:table-cell>
        </table:table-row>
        <table:table-row table:style-name="ro1">
          <table:table-cell office:value-type="date" office:date-value="2018-11-01" calcext:value-type="date">
            <text:p>1. Nov. 2018</text:p>
          </table:table-cell>
          <table:table-cell office:value-type="float" office:value="1220.29" calcext:value-type="float">
            <text:p>1220.29</text:p>
          </table:table-cell>
          <table:table-cell office:value-type="float" office:value="1225.1" calcext:value-type="float">
            <text:p>1225.1</text:p>
          </table:table-cell>
          <table:table-cell office:value-type="float" office:value="1242.2" calcext:value-type="float">
            <text:p>1242.2</text:p>
          </table:table-cell>
          <table:table-cell office:value-type="float" office:value="1208.84" calcext:value-type="float">
            <text:p>1208.84</text:p>
          </table:table-cell>
          <table:table-cell table:style-name="ce4" office:value-type="string" calcext:value-type="string">
            <text:p>-0.31%</text:p>
          </table:table-cell>
        </table:table-row>
        <table:table-row table:style-name="ro1">
          <table:table-cell office:value-type="date" office:date-value="2018-12-01" calcext:value-type="date">
            <text:p>1. Dec. 2018</text:p>
          </table:table-cell>
          <table:table-cell office:value-type="float" office:value="1258.32" calcext:value-type="float">
            <text:p>1258.32</text:p>
          </table:table-cell>
          <table:table-cell office:value-type="float" office:value="1218.3" calcext:value-type="float">
            <text:p>1218.3</text:p>
          </table:table-cell>
          <table:table-cell office:value-type="float" office:value="1266.58" calcext:value-type="float">
            <text:p>1266.58</text:p>
          </table:table-cell>
          <table:table-cell office:value-type="float" office:value="1218.06" calcext:value-type="float">
            <text:p>1218.06</text:p>
          </table:table-cell>
          <table:table-cell table:style-name="ce4" office:value-type="string" calcext:value-type="string">
            <text:p>3.12%</text:p>
          </table:table-cell>
        </table:table-row>
        <table:table-row table:style-name="ro1">
          <table:table-cell office:value-type="date" office:date-value="2019-01-01" calcext:value-type="date">
            <text:p>1. Jan. 2019</text:p>
          </table:table-cell>
          <table:table-cell office:value-type="float" office:value="1313.69" calcext:value-type="float">
            <text:p>1313.69</text:p>
          </table:table-cell>
          <table:table-cell office:value-type="float" office:value="1259.08" calcext:value-type="float">
            <text:p>1259.08</text:p>
          </table:table-cell>
          <table:table-cell office:value-type="float" office:value="1317.77" calcext:value-type="float">
            <text:p>1317.77</text:p>
          </table:table-cell>
          <table:table-cell office:value-type="float" office:value="1254.3" calcext:value-type="float">
            <text:p>1254.3</text:p>
          </table:table-cell>
          <table:table-cell table:style-name="ce4" office:value-type="string" calcext:value-type="string">
            <text:p>4.40%</text:p>
          </table:table-cell>
        </table:table-row>
        <table:table-row table:style-name="ro1">
          <table:table-cell office:value-type="date" office:date-value="2019-02-01" calcext:value-type="date">
            <text:p>1. Feb. 2019</text:p>
          </table:table-cell>
          <table:table-cell office:value-type="float" office:value="1310.67" calcext:value-type="float">
            <text:p>1310.67</text:p>
          </table:table-cell>
          <table:table-cell office:value-type="float" office:value="1314.41" calcext:value-type="float">
            <text:p>1314.41</text:p>
          </table:table-cell>
          <table:table-cell office:value-type="float" office:value="1348.91" calcext:value-type="float">
            <text:p>1348.91</text:p>
          </table:table-cell>
          <table:table-cell office:value-type="float" office:value="1305.81" calcext:value-type="float">
            <text:p>1305.81</text:p>
          </table:table-cell>
          <table:table-cell table:style-name="ce4" office:value-type="string" calcext:value-type="string">
            <text:p>-0.23%</text:p>
          </table:table-cell>
        </table:table-row>
        <table:table-row table:style-name="ro1">
          <table:table-cell office:value-type="date" office:date-value="2019-03-01" calcext:value-type="date">
            <text:p>1. Mar. 2019</text:p>
          </table:table-cell>
          <table:table-cell office:value-type="float" office:value="1285.7" calcext:value-type="float">
            <text:p>1285.7</text:p>
          </table:table-cell>
          <table:table-cell office:value-type="float" office:value="1311.47" calcext:value-type="float">
            <text:p>1311.47</text:p>
          </table:table-cell>
          <table:table-cell office:value-type="float" office:value="1317.23" calcext:value-type="float">
            <text:p>1317.23</text:p>
          </table:table-cell>
          <table:table-cell office:value-type="float" office:value="1281.18" calcext:value-type="float">
            <text:p>1281.18</text:p>
          </table:table-cell>
          <table:table-cell table:style-name="ce4" office:value-type="string" calcext:value-type="string">
            <text:p>-1.91%</text:p>
          </table:table-cell>
        </table:table-row>
        <table:table-row table:style-name="ro1">
          <table:table-cell office:value-type="date" office:date-value="2019-04-01" calcext:value-type="date">
            <text:p>1. Apr. 2019</text:p>
          </table:table-cell>
          <table:table-cell office:value-type="float" office:value="1307.73" calcext:value-type="float">
            <text:p>1307.73</text:p>
          </table:table-cell>
          <table:table-cell office:value-type="float" office:value="1284.92" calcext:value-type="float">
            <text:p>1284.92</text:p>
          </table:table-cell>
          <table:table-cell office:value-type="float" office:value="1313.82" calcext:value-type="float">
            <text:p>1313.82</text:p>
          </table:table-cell>
          <table:table-cell office:value-type="float" office:value="1280.53" calcext:value-type="float">
            <text:p>1280.53</text:p>
          </table:table-cell>
          <table:table-cell table:style-name="ce4" office:value-type="string" calcext:value-type="string">
            <text:p>1.71%</text:p>
          </table:table-cell>
        </table:table-row>
        <table:table-row table:style-name="ro1">
          <table:table-cell office:value-type="date" office:date-value="2019-05-01" calcext:value-type="date">
            <text:p>1. May. 2019</text:p>
          </table:table-cell>
          <table:table-cell office:value-type="float" office:value="1306.31" calcext:value-type="float">
            <text:p>1306.31</text:p>
          </table:table-cell>
          <table:table-cell office:value-type="float" office:value="1308.37" calcext:value-type="float">
            <text:p>1308.37</text:p>
          </table:table-cell>
          <table:table-cell office:value-type="float" office:value="1316.18" calcext:value-type="float">
            <text:p>1316.18</text:p>
          </table:table-cell>
          <table:table-cell office:value-type="float" office:value="1282.95" calcext:value-type="float">
            <text:p>1282.95</text:p>
          </table:table-cell>
          <table:table-cell table:style-name="ce4" office:value-type="string" calcext:value-type="string">
            <text:p>-0.11%</text:p>
          </table:table-cell>
        </table:table-row>
        <table:table-row table:style-name="ro1">
          <table:table-cell office:value-type="date" office:date-value="2019-06-01" calcext:value-type="date">
            <text:p>1. Jun. 2019</text:p>
          </table:table-cell>
          <table:table-cell office:value-type="float" office:value="1375.43" calcext:value-type="float">
            <text:p>1375.43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1399.75" calcext:value-type="float">
            <text:p>1399.75</text:p>
          </table:table-cell>
          <table:table-cell office:value-type="float" office:value="1306.36" calcext:value-type="float">
            <text:p>1306.36</text:p>
          </table:table-cell>
          <table:table-cell table:style-name="ce4" office:value-type="string" calcext:value-type="string">
            <text:p>5.29%</text:p>
          </table:table-cell>
        </table:table-row>
        <table:table-row table:style-name="ro1">
          <table:table-cell office:value-type="date" office:date-value="2019-07-01" calcext:value-type="date">
            <text:p>1. Jul. 2019</text:p>
          </table:table-cell>
          <table:table-cell office:value-type="float" office:value="1404.85" calcext:value-type="float">
            <text:p>1404.85</text:p>
          </table:table-cell>
          <table:table-cell office:value-type="float" office:value="1379.97" calcext:value-type="float">
            <text:p>1379.97</text:p>
          </table:table-cell>
          <table:table-cell office:value-type="float" office:value="1425" calcext:value-type="float">
            <text:p>1425</text:p>
          </table:table-cell>
          <table:table-cell office:value-type="float" office:value="1359.29" calcext:value-type="float">
            <text:p>1359.29</text:p>
          </table:table-cell>
          <table:table-cell table:style-name="ce4" office:value-type="string" calcext:value-type="string">
            <text:p>2.14%</text:p>
          </table:table-cell>
        </table:table-row>
        <table:table-row table:style-name="ro1">
          <table:table-cell office:value-type="date" office:date-value="2019-08-01" calcext:value-type="date">
            <text:p>1. Aug. 2019</text:p>
          </table:table-cell>
          <table:table-cell office:value-type="float" office:value="1504.81" calcext:value-type="float">
            <text:p>1504.81</text:p>
          </table:table-cell>
          <table:table-cell office:value-type="float" office:value="1405.66" calcext:value-type="float">
            <text:p>1405.66</text:p>
          </table:table-cell>
          <table:table-cell office:value-type="float" office:value="1521.03" calcext:value-type="float">
            <text:p>1521.03</text:p>
          </table:table-cell>
          <table:table-cell office:value-type="float" office:value="1394.2" calcext:value-type="float">
            <text:p>1394.2</text:p>
          </table:table-cell>
          <table:table-cell table:style-name="ce4" office:value-type="string" calcext:value-type="string">
            <text:p>7.12%</text:p>
          </table:table-cell>
        </table:table-row>
        <table:table-row table:style-name="ro1">
          <table:table-cell office:value-type="date" office:date-value="2019-09-01" calcext:value-type="date">
            <text:p>1. Sep. 2019</text:p>
          </table:table-cell>
          <table:table-cell office:value-type="float" office:value="1468.91" calcext:value-type="float">
            <text:p>1468.91</text:p>
          </table:table-cell>
          <table:table-cell office:value-type="float" office:value="1504.59" calcext:value-type="float">
            <text:p>1504.59</text:p>
          </table:table-cell>
          <table:table-cell office:value-type="float" office:value="1530.1" calcext:value-type="float">
            <text:p>1530.1</text:p>
          </table:table-cell>
          <table:table-cell office:value-type="float" office:value="1462.09" calcext:value-type="float">
            <text:p>1462.09</text:p>
          </table:table-cell>
          <table:table-cell table:style-name="ce4" office:value-type="string" calcext:value-type="string">
            <text:p>-2.39%</text:p>
          </table:table-cell>
        </table:table-row>
        <table:table-row table:style-name="ro1">
          <table:table-cell office:value-type="date" office:date-value="2019-10-01" calcext:value-type="date">
            <text:p>1. Oct. 2019</text:p>
          </table:table-cell>
          <table:table-cell office:value-type="float" office:value="1492.04" calcext:value-type="float">
            <text:p>1492.04</text:p>
          </table:table-cell>
          <table:table-cell office:value-type="float" office:value="1469.45" calcext:value-type="float">
            <text:p>1469.45</text:p>
          </table:table-cell>
          <table:table-cell office:value-type="float" office:value="1513.93" calcext:value-type="float">
            <text:p>1513.93</text:p>
          </table:table-cell>
          <table:table-cell office:value-type="float" office:value="1458.81" calcext:value-type="float">
            <text:p>1458.81</text:p>
          </table:table-cell>
          <table:table-cell table:style-name="ce4" office:value-type="string" calcext:value-type="string">
            <text:p>1.57%</text:p>
          </table:table-cell>
        </table:table-row>
        <table:table-row table:style-name="ro1">
          <table:table-cell office:value-type="date" office:date-value="2019-11-01" calcext:value-type="date">
            <text:p>1. Nov. 2019</text:p>
          </table:table-cell>
          <table:table-cell office:value-type="float" office:value="1465.89" calcext:value-type="float">
            <text:p>1465.89</text:p>
          </table:table-cell>
          <table:table-cell office:value-type="float" office:value="1492.54" calcext:value-type="float">
            <text:p>1492.54</text:p>
          </table:table-cell>
          <table:table-cell office:value-type="float" office:value="1496.45" calcext:value-type="float">
            <text:p>1496.45</text:p>
          </table:table-cell>
          <table:table-cell office:value-type="float" office:value="1438.93" calcext:value-type="float">
            <text:p>1438.93</text:p>
          </table:table-cell>
          <table:table-cell table:style-name="ce4" office:value-type="string" calcext:value-type="string">
            <text:p>-1.75%</text:p>
          </table:table-cell>
        </table:table-row>
        <table:table-row table:style-name="ro1">
          <table:table-cell office:value-type="date" office:date-value="2019-12-01" calcext:value-type="date">
            <text:p>1. Dec. 2019</text:p>
          </table:table-cell>
          <table:table-cell office:value-type="float" office:value="1468.16" calcext:value-type="float">
            <text:p>1468.16</text:p>
          </table:table-cell>
          <table:table-cell office:value-type="float" office:value="1467.36" calcext:value-type="float">
            <text:p>1467.36</text:p>
          </table:table-cell>
          <table:table-cell office:value-type="float" office:value="1484.62" calcext:value-type="float">
            <text:p>1484.62</text:p>
          </table:table-cell>
          <table:table-cell office:value-type="float" office:value="1440.19" calcext:value-type="float">
            <text:p>1440.19</text:p>
          </table:table-cell>
          <table:table-cell table:style-name="ce4" office:value-type="string" calcext:value-type="string">
            <text:p>0.15%</text:p>
          </table:table-cell>
        </table:table-row>
        <table:table-row table:style-name="ro1">
          <table:table-cell office:value-type="date" office:date-value="2020-01-01" calcext:value-type="date">
            <text:p>1. Jan. 2020</text:p>
          </table:table-cell>
          <table:table-cell office:value-type="float" office:value="1530.99" calcext:value-type="float">
            <text:p>1530.99</text:p>
          </table:table-cell>
          <table:table-cell office:value-type="float" office:value="1468.91" calcext:value-type="float">
            <text:p>1468.91</text:p>
          </table:table-cell>
          <table:table-cell office:value-type="float" office:value="1558.2" calcext:value-type="float">
            <text:p>1558.2</text:p>
          </table:table-cell>
          <table:table-cell office:value-type="float" office:value="1466.99" calcext:value-type="float">
            <text:p>1466.99</text:p>
          </table:table-cell>
          <table:table-cell table:style-name="ce4" office:value-type="string" calcext:value-type="string">
            <text:p>4.28%</text:p>
          </table:table-cell>
        </table:table-row>
        <table:table-row table:style-name="ro1">
          <table:table-cell office:value-type="date" office:date-value="2020-02-01" calcext:value-type="date">
            <text:p>1. Feb. 2020</text:p>
          </table:table-cell>
          <table:table-cell office:value-type="float" office:value="1529.59" calcext:value-type="float">
            <text:p>1529.59</text:p>
          </table:table-cell>
          <table:table-cell office:value-type="float" office:value="1533.74" calcext:value-type="float">
            <text:p>1533.74</text:p>
          </table:table-cell>
          <table:table-cell office:value-type="float" office:value="1656.41" calcext:value-type="float">
            <text:p>1656.41</text:p>
          </table:table-cell>
          <table:table-cell office:value-type="float" office:value="1502.46" calcext:value-type="float">
            <text:p>1502.46</text:p>
          </table:table-cell>
          <table:table-cell table:style-name="ce4" office:value-type="string" calcext:value-type="string">
            <text:p>-0.09%</text:p>
          </table:table-cell>
        </table:table-row>
        <table:table-row table:style-name="ro1">
          <table:table-cell office:value-type="date" office:date-value="2020-03-01" calcext:value-type="date">
            <text:p>1. Mar. 2020</text:p>
          </table:table-cell>
          <table:table-cell office:value-type="float" office:value="1509.75" calcext:value-type="float">
            <text:p>1509.75</text:p>
          </table:table-cell>
          <table:table-cell office:value-type="float" office:value="1531.63" calcext:value-type="float">
            <text:p>1531.63</text:p>
          </table:table-cell>
          <table:table-cell office:value-type="float" office:value="1612.12" calcext:value-type="float">
            <text:p>1612.12</text:p>
          </table:table-cell>
          <table:table-cell office:value-type="float" office:value="1371.59" calcext:value-type="float">
            <text:p>1371.59</text:p>
          </table:table-cell>
          <table:table-cell table:style-name="ce4" office:value-type="string" calcext:value-type="string">
            <text:p>-1.30%</text:p>
          </table:table-cell>
        </table:table-row>
        <table:table-row table:style-name="ro1">
          <table:table-cell office:value-type="date" office:date-value="2020-04-01" calcext:value-type="date">
            <text:p>1. Apr. 2020</text:p>
          </table:table-cell>
          <table:table-cell office:value-type="float" office:value="1627.18" calcext:value-type="float">
            <text:p>1627.18</text:p>
          </table:table-cell>
          <table:table-cell office:value-type="float" office:value="1515.94" calcext:value-type="float">
            <text:p>1515.94</text:p>
          </table:table-cell>
          <table:table-cell office:value-type="float" office:value="1697.85" calcext:value-type="float">
            <text:p>1697.85</text:p>
          </table:table-cell>
          <table:table-cell office:value-type="float" office:value="1504.68" calcext:value-type="float">
            <text:p>1504.68</text:p>
          </table:table-cell>
          <table:table-cell table:style-name="ce4" office:value-type="string" calcext:value-type="string">
            <text:p>7.78%</text:p>
          </table:table-cell>
        </table:table-row>
        <table:table-row table:style-name="ro1">
          <table:table-cell office:value-type="date" office:date-value="2020-05-01" calcext:value-type="date">
            <text:p>1. May. 2020</text:p>
          </table:table-cell>
          <table:table-cell office:value-type="float" office:value="1662.41" calcext:value-type="float">
            <text:p>1662.41</text:p>
          </table:table-cell>
          <table:table-cell office:value-type="float" office:value="1629.17" calcext:value-type="float">
            <text:p>1629.17</text:p>
          </table:table-cell>
          <table:table-cell office:value-type="float" office:value="1717.94" calcext:value-type="float">
            <text:p>1717.94</text:p>
          </table:table-cell>
          <table:table-cell office:value-type="float" office:value="1608.58" calcext:value-type="float">
            <text:p>1608.58</text:p>
          </table:table-cell>
          <table:table-cell table:style-name="ce4" office:value-type="string" calcext:value-type="string">
            <text:p>2.17%</text:p>
          </table:table-cell>
        </table:table-row>
        <table:table-row table:style-name="ro1">
          <table:table-cell office:value-type="date" office:date-value="2020-06-01" calcext:value-type="date">
            <text:p>1. Jun. 2020</text:p>
          </table:table-cell>
          <table:table-cell office:value-type="float" office:value="1685.92" calcext:value-type="float">
            <text:p>1685.92</text:p>
          </table:table-cell>
          <table:table-cell office:value-type="float" office:value="1661.76" calcext:value-type="float">
            <text:p>1661.76</text:p>
          </table:table-cell>
          <table:table-cell office:value-type="float" office:value="1691.37" calcext:value-type="float">
            <text:p>1691.37</text:p>
          </table:table-cell>
          <table:table-cell office:value-type="float" office:value="1609.63" calcext:value-type="float">
            <text:p>1609.63</text:p>
          </table:table-cell>
          <table:table-cell table:style-name="ce4" office:value-type="string" calcext:value-type="string">
            <text:p>1.41%</text:p>
          </table:table-cell>
        </table:table-row>
        <table:table-row table:style-name="ro1">
          <table:table-cell office:value-type="date" office:date-value="2020-07-01" calcext:value-type="date">
            <text:p>1. Jul. 2020</text:p>
          </table:table-cell>
          <table:table-cell office:value-type="float" office:value="1802.58" calcext:value-type="float">
            <text:p>1802.58</text:p>
          </table:table-cell>
          <table:table-cell office:value-type="float" office:value="1686.95" calcext:value-type="float">
            <text:p>1686.95</text:p>
          </table:table-cell>
          <table:table-cell office:value-type="float" office:value="1822.3" calcext:value-type="float">
            <text:p>1822.3</text:p>
          </table:table-cell>
          <table:table-cell office:value-type="float" office:value="1652.76" calcext:value-type="float">
            <text:p>1652.76</text:p>
          </table:table-cell>
          <table:table-cell table:style-name="ce4" office:value-type="string" calcext:value-type="string">
            <text:p>6.92%</text:p>
          </table:table-cell>
        </table:table-row>
        <table:table-row table:style-name="ro1">
          <table:table-cell office:value-type="date" office:date-value="2020-08-01" calcext:value-type="date">
            <text:p>1. Aug. 2020</text:p>
          </table:table-cell>
          <table:table-cell office:value-type="float" office:value="1777.53" calcext:value-type="float">
            <text:p>1777.53</text:p>
          </table:table-cell>
          <table:table-cell office:value-type="float" office:value="1800.64" calcext:value-type="float">
            <text:p>1800.64</text:p>
          </table:table-cell>
          <table:table-cell office:value-type="float" office:value="1889.22" calcext:value-type="float">
            <text:p>1889.22</text:p>
          </table:table-cell>
          <table:table-cell office:value-type="float" office:value="1714.74" calcext:value-type="float">
            <text:p>1714.74</text:p>
          </table:table-cell>
          <table:table-cell table:style-name="ce4" office:value-type="string" calcext:value-type="string">
            <text:p>-1.39%</text:p>
          </table:table-cell>
        </table:table-row>
        <table:table-row table:style-name="ro1">
          <table:table-cell office:value-type="date" office:date-value="2020-09-01" calcext:value-type="date">
            <text:p>1. Sep. 2020</text:p>
          </table:table-cell>
          <table:table-cell office:value-type="float" office:value="1736.23" calcext:value-type="float">
            <text:p>1736.23</text:p>
          </table:table-cell>
          <table:table-cell office:value-type="float" office:value="1778.13" calcext:value-type="float">
            <text:p>1778.13</text:p>
          </table:table-cell>
          <table:table-cell office:value-type="float" office:value="1806.56" calcext:value-type="float">
            <text:p>1806.56</text:p>
          </table:table-cell>
          <table:table-cell office:value-type="float" office:value="1707.3" calcext:value-type="float">
            <text:p>1707.3</text:p>
          </table:table-cell>
          <table:table-cell table:style-name="ce4" office:value-type="string" calcext:value-type="string">
            <text:p>-2.32%</text:p>
          </table:table-cell>
        </table:table-row>
        <table:table-row table:style-name="ro1">
          <table:table-cell office:value-type="date" office:date-value="2020-10-01" calcext:value-type="date">
            <text:p>1. Oct. 2020</text:p>
          </table:table-cell>
          <table:table-cell office:value-type="float" office:value="1722.01" calcext:value-type="float">
            <text:p>1722.01</text:p>
          </table:table-cell>
          <table:table-cell office:value-type="float" office:value="1736.77" calcext:value-type="float">
            <text:p>1736.77</text:p>
          </table:table-cell>
          <table:table-cell office:value-type="float" office:value="1761.57" calcext:value-type="float">
            <text:p>1761.57</text:p>
          </table:table-cell>
          <table:table-cell office:value-type="float" office:value="1697.96" calcext:value-type="float">
            <text:p>1697.96</text:p>
          </table:table-cell>
          <table:table-cell table:style-name="ce4" office:value-type="string" calcext:value-type="string">
            <text:p>-0.82%</text:p>
          </table:table-cell>
        </table:table-row>
        <table:table-row table:style-name="ro1">
          <table:table-cell office:value-type="date" office:date-value="2020-11-01" calcext:value-type="date">
            <text:p>1. Nov. 2020</text:p>
          </table:table-cell>
          <table:table-cell office:value-type="float" office:value="1614.92" calcext:value-type="float">
            <text:p>1614.92</text:p>
          </table:table-cell>
          <table:table-cell office:value-type="float" office:value="1720.56" calcext:value-type="float">
            <text:p>1720.56</text:p>
          </table:table-cell>
          <table:table-cell office:value-type="float" office:value="1769.73" calcext:value-type="float">
            <text:p>1769.73</text:p>
          </table:table-cell>
          <table:table-cell office:value-type="float" office:value="1594.26" calcext:value-type="float">
            <text:p>1594.26</text:p>
          </table:table-cell>
          <table:table-cell table:style-name="ce4" office:value-type="string" calcext:value-type="string">
            <text:p>-6.22%</text:p>
          </table:table-cell>
        </table:table-row>
        <table:table-row table:style-name="ro1">
          <table:table-cell office:value-type="date" office:date-value="2020-12-01" calcext:value-type="date">
            <text:p>1. Dec. 2020</text:p>
          </table:table-cell>
          <table:table-cell office:value-type="float" office:value="1680" calcext:value-type="float">
            <text:p>1680</text:p>
          </table:table-cell>
          <table:table-cell office:value-type="float" office:value="1615.69" calcext:value-type="float">
            <text:p>1615.69</text:p>
          </table:table-cell>
          <table:table-cell office:value-type="float" office:value="1690.86" calcext:value-type="float">
            <text:p>1690.86</text:p>
          </table:table-cell>
          <table:table-cell office:value-type="float" office:value="1612.19" calcext:value-type="float">
            <text:p>1612.19</text:p>
          </table:table-cell>
          <table:table-cell table:style-name="ce4" office:value-type="string" calcext:value-type="string">
            <text:p>4.03%</text:p>
          </table:table-cell>
        </table:table-row>
        <table:table-row table:style-name="ro1">
          <table:table-cell office:value-type="date" office:date-value="2021-01-01" calcext:value-type="date">
            <text:p>1. Jan. 2021</text:p>
          </table:table-cell>
          <table:table-cell office:value-type="float" office:value="1643.57" calcext:value-type="float">
            <text:p>1643.57</text:p>
          </table:table-cell>
          <table:table-cell office:value-type="float" office:value="1680.24" calcext:value-type="float">
            <text:p>1680.24</text:p>
          </table:table-cell>
          <table:table-cell office:value-type="float" office:value="1718.36" calcext:value-type="float">
            <text:p>1718.36</text:p>
          </table:table-cell>
          <table:table-cell office:value-type="float" office:value="1614.44" calcext:value-type="float">
            <text:p>1614.44</text:p>
          </table:table-cell>
          <table:table-cell table:style-name="ce4" office:value-type="string" calcext:value-type="string">
            <text:p>-2.17%</text:p>
          </table:table-cell>
        </table:table-row>
        <table:table-row table:style-name="ro1">
          <table:table-cell office:value-type="date" office:date-value="2021-02-01" calcext:value-type="date">
            <text:p>1. Feb. 2021</text:p>
          </table:table-cell>
          <table:table-cell office:value-type="float" office:value="1574.36" calcext:value-type="float">
            <text:p>1574.36</text:p>
          </table:table-cell>
          <table:table-cell office:value-type="float" office:value="1643.93" calcext:value-type="float">
            <text:p>1643.93</text:p>
          </table:table-cell>
          <table:table-cell office:value-type="float" office:value="1674.19" calcext:value-type="float">
            <text:p>1674.19</text:p>
          </table:table-cell>
          <table:table-cell office:value-type="float" office:value="1560.75" calcext:value-type="float">
            <text:p>1560.75</text:p>
          </table:table-cell>
          <table:table-cell table:style-name="ce4" office:value-type="string" calcext:value-type="string">
            <text:p>-4.21%</text:p>
          </table:table-cell>
        </table:table-row>
        <table:table-row table:style-name="ro1">
          <table:table-cell office:value-type="date" office:date-value="2021-03-01" calcext:value-type="date">
            <text:p>1. Mar. 2021</text:p>
          </table:table-cell>
          <table:table-cell office:value-type="float" office:value="1621.07" calcext:value-type="float">
            <text:p>1621.07</text:p>
          </table:table-cell>
          <table:table-cell office:value-type="float" office:value="1578.54" calcext:value-type="float">
            <text:p>1578.54</text:p>
          </table:table-cell>
          <table:table-cell office:value-type="float" office:value="1623.64" calcext:value-type="float">
            <text:p>1623.64</text:p>
          </table:table-cell>
          <table:table-cell office:value-type="float" office:value="1563.87" calcext:value-type="float">
            <text:p>1563.87</text:p>
          </table:table-cell>
          <table:table-cell table:style-name="ce4" office:value-type="string" calcext:value-type="string">
            <text:p>2.97%</text:p>
          </table:table-cell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5" table:style-name="ta1">
        <table:shapes>
          <draw:frame draw:z-index="0" draw:style-name="gr1" draw:text-style-name="P1" svg:width="8.1634in" svg:height="5.4913in" svg:x="1.8378in" svg:y="0.1787in">
            <draw:object draw:notify-on-update-of-ranges="Sheet5.A2:Sheet5.A256 Sheet5.B1:Sheet5.B1 Sheet5.B2:Sheet5.B256 Sheet5.C1:Sheet5.C1 Sheet5.C2:Sheet5.C256 Sheet5.D1:Sheet5.D1 Sheet5.D2:Sheet5.D256 Sheet5.E1:Sheet5.E1 Sheet5.E2:Sheet5.E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ce2"/>
        <table:table-column table:style-name="co1" table:default-cell-style-name="ce5"/>
        <table:table-column table:style-name="co16" table:default-cell-style-name="ce5"/>
        <table:table-column table:style-name="co17" table:default-cell-style-name="ce5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GOLD (CHF)</text:p>
          </table:table-cell>
          <table:table-cell office:value-type="string" calcext:value-type="string">
            <text:p>ZGLD(CHF)</text:p>
          </table:table-cell>
          <table:table-cell office:value-type="string" calcext:value-type="string">
            <text:p>SGLD(CHF)</text:p>
          </table:table-cell>
          <table:table-cell office:value-type="string" calcext:value-type="string">
            <text:p>XAU(CHF)</text:p>
          </table:table-cell>
          <table:table-cell table:number-columns-repeated="2"/>
        </table:table-row>
        <table:table-row table:style-name="ro1">
          <table:table-cell office:value-type="date" office:date-value="2000-01-01" calcext:value-type="date">
            <text:p>1. Jan. 2000</text:p>
          </table:table-cell>
          <table:table-cell table:formula="of:=[$GOLD.E3]*[$USDCHF.B3]*[.$D$82]" office:value-type="float" office:value="72.7243233004857" calcext:value-type="float">
            <text:p>72.72</text:p>
          </table:table-cell>
          <table:table-cell table:number-columns-repeated="5"/>
        </table:table-row>
        <table:table-row table:style-name="ro1">
          <table:table-cell table:formula="of:=DATE(YEAR([.A2]);MONTH([.A2])+1;DAY([.A2]))" office:value-type="date" office:date-value="2000-02-01" calcext:value-type="date">
            <text:p>1. Feb. 2000</text:p>
          </table:table-cell>
          <table:table-cell table:formula="of:=[$GOLD.E4]*[$USDCHF.B4]*[.$D$82]" office:value-type="float" office:value="72.9978749741633" calcext:value-type="float">
            <text:p>73.00</text:p>
          </table:table-cell>
          <table:table-cell table:number-columns-repeated="5"/>
        </table:table-row>
        <table:table-row table:style-name="ro1">
          <table:table-cell table:formula="of:=DATE(YEAR([.A3]);MONTH([.A3])+1;DAY([.A3]))" office:value-type="date" office:date-value="2000-03-01" calcext:value-type="date">
            <text:p>1. Mar. 2000</text:p>
          </table:table-cell>
          <table:table-cell table:formula="of:=[$GOLD.E5]*[$USDCHF.B5]*[.$D$82]" office:value-type="float" office:value="69.9486360459251" calcext:value-type="float">
            <text:p>69.95</text:p>
          </table:table-cell>
          <table:table-cell table:number-columns-repeated="5"/>
        </table:table-row>
        <table:table-row table:style-name="ro1">
          <table:table-cell table:formula="of:=DATE(YEAR([.A4]);MONTH([.A4])+1;DAY([.A4]))" office:value-type="date" office:date-value="2000-04-01" calcext:value-type="date">
            <text:p>1. Apr. 2000</text:p>
          </table:table-cell>
          <table:table-cell table:formula="of:=[$GOLD.E6]*[$USDCHF.B6]*[.$D$82]" office:value-type="float" office:value="77.6607051140887" calcext:value-type="float">
            <text:p>77.66</text:p>
          </table:table-cell>
          <table:table-cell table:number-columns-repeated="5"/>
        </table:table-row>
        <table:table-row table:style-name="ro1">
          <table:table-cell table:formula="of:=DATE(YEAR([.A5]);MONTH([.A5])+1;DAY([.A5]))" office:value-type="date" office:date-value="2000-05-01" calcext:value-type="date">
            <text:p>1. May. 2000</text:p>
          </table:table-cell>
          <table:table-cell table:formula="of:=[$GOLD.E7]*[$USDCHF.B7]*[.$D$82]" office:value-type="float" office:value="81.764851669784" calcext:value-type="float">
            <text:p>81.76</text:p>
          </table:table-cell>
          <table:table-cell table:number-columns-repeated="5"/>
        </table:table-row>
        <table:table-row table:style-name="ro1">
          <table:table-cell table:formula="of:=DATE(YEAR([.A6]);MONTH([.A6])+1;DAY([.A6]))" office:value-type="date" office:date-value="2000-06-01" calcext:value-type="date">
            <text:p>1. Jun. 2000</text:p>
          </table:table-cell>
          <table:table-cell table:formula="of:=[$GOLD.E8]*[$USDCHF.B8]*[.$D$82]" office:value-type="float" office:value="79.6374733349205" calcext:value-type="float">
            <text:p>79.64</text:p>
          </table:table-cell>
          <table:table-cell table:number-columns-repeated="5"/>
        </table:table-row>
        <table:table-row table:style-name="ro1">
          <table:table-cell table:formula="of:=DATE(YEAR([.A7]);MONTH([.A7])+1;DAY([.A7]))" office:value-type="date" office:date-value="2000-07-01" calcext:value-type="date">
            <text:p>1. Jul. 2000</text:p>
          </table:table-cell>
          <table:table-cell table:formula="of:=[$GOLD.E9]*[$USDCHF.B9]*[.$D$82]" office:value-type="float" office:value="71.3795913365354" calcext:value-type="float">
            <text:p>71.38</text:p>
          </table:table-cell>
          <table:table-cell table:number-columns-repeated="5"/>
        </table:table-row>
        <table:table-row table:style-name="ro1">
          <table:table-cell table:formula="of:=DATE(YEAR([.A8]);MONTH([.A8])+1;DAY([.A8]))" office:value-type="date" office:date-value="2000-08-01" calcext:value-type="date">
            <text:p>1. Aug. 2000</text:p>
          </table:table-cell>
          <table:table-cell table:formula="of:=[$GOLD.E10]*[$USDCHF.B10]*[.$D$82]" office:value-type="float" office:value="74.4653138764624" calcext:value-type="float">
            <text:p>74.47</text:p>
          </table:table-cell>
          <table:table-cell table:number-columns-repeated="5"/>
        </table:table-row>
        <table:table-row table:style-name="ro1">
          <table:table-cell table:formula="of:=DATE(YEAR([.A9]);MONTH([.A9])+1;DAY([.A9]))" office:value-type="date" office:date-value="2000-09-01" calcext:value-type="date">
            <text:p>1. Sep. 2000</text:p>
          </table:table-cell>
          <table:table-cell table:formula="of:=[$GOLD.E11]*[$USDCHF.B11]*[.$D$82]" office:value-type="float" office:value="70.5249497447609" calcext:value-type="float">
            <text:p>70.52</text:p>
          </table:table-cell>
          <table:table-cell table:number-columns-repeated="5"/>
        </table:table-row>
        <table:table-row table:style-name="ro1">
          <table:table-cell table:formula="of:=DATE(YEAR([.A10]);MONTH([.A10])+1;DAY([.A10]))" office:value-type="date" office:date-value="2000-10-01" calcext:value-type="date">
            <text:p>1. Oct. 2000</text:p>
          </table:table-cell>
          <table:table-cell table:formula="of:=[$GOLD.E12]*[$USDCHF.B12]*[.$D$82]" office:value-type="float" office:value="64.4324379726947" calcext:value-type="float">
            <text:p>64.43</text:p>
          </table:table-cell>
          <table:table-cell table:number-columns-repeated="5"/>
        </table:table-row>
        <table:table-row table:style-name="ro1">
          <table:table-cell table:formula="of:=DATE(YEAR([.A11]);MONTH([.A11])+1;DAY([.A11]))" office:value-type="date" office:date-value="2000-11-01" calcext:value-type="date">
            <text:p>1. Nov. 2000</text:p>
          </table:table-cell>
          <table:table-cell table:formula="of:=[$GOLD.E13]*[$USDCHF.B13]*[.$D$82]" office:value-type="float" office:value="69.614149869675" calcext:value-type="float">
            <text:p>69.61</text:p>
          </table:table-cell>
          <table:table-cell table:number-columns-repeated="5"/>
        </table:table-row>
        <table:table-row table:style-name="ro1">
          <table:table-cell table:formula="of:=DATE(YEAR([.A12]);MONTH([.A12])+1;DAY([.A12]))" office:value-type="date" office:date-value="2000-12-01" calcext:value-type="date">
            <text:p>1. Dec. 2000</text:p>
          </table:table-cell>
          <table:table-cell table:formula="of:=[$GOLD.E14]*[$USDCHF.B14]*[.$D$82]" office:value-type="float" office:value="70.7788592948228" calcext:value-type="float">
            <text:p>70.78</text:p>
          </table:table-cell>
          <table:table-cell table:number-columns-repeated="5"/>
        </table:table-row>
        <table:table-row table:style-name="ro1">
          <table:table-cell table:formula="of:=DATE(YEAR([.A13]);MONTH([.A13])+1;DAY([.A13]))" office:value-type="date" office:date-value="2001-01-01" calcext:value-type="date">
            <text:p>1. Jan. 2001</text:p>
          </table:table-cell>
          <table:table-cell table:formula="of:=[$GOLD.E15]*[$USDCHF.B15]*[.$D$82]" office:value-type="float" office:value="67.7592875230492" calcext:value-type="float">
            <text:p>67.76</text:p>
          </table:table-cell>
          <table:table-cell table:number-columns-repeated="5"/>
        </table:table-row>
        <table:table-row table:style-name="ro1">
          <table:table-cell table:formula="of:=DATE(YEAR([.A14]);MONTH([.A14])+1;DAY([.A14]))" office:value-type="date" office:date-value="2001-02-01" calcext:value-type="date">
            <text:p>1. Feb. 2001</text:p>
          </table:table-cell>
          <table:table-cell table:formula="of:=[$GOLD.E16]*[$USDCHF.B16]*[.$D$82]" office:value-type="float" office:value="72.5378842885782" calcext:value-type="float">
            <text:p>72.54</text:p>
          </table:table-cell>
          <table:table-cell table:number-columns-repeated="5"/>
        </table:table-row>
        <table:table-row table:style-name="ro1">
          <table:table-cell table:formula="of:=DATE(YEAR([.A15]);MONTH([.A15])+1;DAY([.A15]))" office:value-type="date" office:date-value="2001-03-01" calcext:value-type="date">
            <text:p>1. Mar. 2001</text:p>
          </table:table-cell>
          <table:table-cell table:formula="of:=[$GOLD.E17]*[$USDCHF.B17]*[.$D$82]" office:value-type="float" office:value="66.7865476255463" calcext:value-type="float">
            <text:p>66.79</text:p>
          </table:table-cell>
          <table:table-cell table:number-columns-repeated="5"/>
        </table:table-row>
        <table:table-row table:style-name="ro1">
          <table:table-cell table:formula="of:=DATE(YEAR([.A16]);MONTH([.A16])+1;DAY([.A16]))" office:value-type="date" office:date-value="2001-04-01" calcext:value-type="date">
            <text:p>1. Apr. 2001</text:p>
          </table:table-cell>
          <table:table-cell table:formula="of:=[$GOLD.E18]*[$USDCHF.B18]*[.$D$82]" office:value-type="float" office:value="76.32797029297" calcext:value-type="float">
            <text:p>76.33</text:p>
          </table:table-cell>
          <table:table-cell table:number-columns-repeated="5"/>
        </table:table-row>
        <table:table-row table:style-name="ro1">
          <table:table-cell table:formula="of:=DATE(YEAR([.A17]);MONTH([.A17])+1;DAY([.A17]))" office:value-type="date" office:date-value="2001-05-01" calcext:value-type="date">
            <text:p>1. May. 2001</text:p>
          </table:table-cell>
          <table:table-cell table:formula="of:=[$GOLD.E19]*[$USDCHF.B19]*[.$D$82]" office:value-type="float" office:value="79.5531102199727" calcext:value-type="float">
            <text:p>79.55</text:p>
          </table:table-cell>
          <table:table-cell table:number-columns-repeated="5"/>
        </table:table-row>
        <table:table-row table:style-name="ro1">
          <table:table-cell table:formula="of:=DATE(YEAR([.A18]);MONTH([.A18])+1;DAY([.A18]))" office:value-type="date" office:date-value="2001-06-01" calcext:value-type="date">
            <text:p>1. Jun. 2001</text:p>
          </table:table-cell>
          <table:table-cell table:formula="of:=[$GOLD.E20]*[$USDCHF.B20]*[.$D$82]" office:value-type="float" office:value="72.857353575904" calcext:value-type="float">
            <text:p>72.86</text:p>
          </table:table-cell>
          <table:table-cell table:number-columns-repeated="5"/>
        </table:table-row>
        <table:table-row table:style-name="ro1">
          <table:table-cell table:formula="of:=DATE(YEAR([.A19]);MONTH([.A19])+1;DAY([.A19]))" office:value-type="date" office:date-value="2001-07-01" calcext:value-type="date">
            <text:p>1. Jul. 2001</text:p>
          </table:table-cell>
          <table:table-cell table:formula="of:=[$GOLD.E21]*[$USDCHF.B21]*[.$D$82]" office:value-type="float" office:value="68.919987234032" calcext:value-type="float">
            <text:p>68.92</text:p>
          </table:table-cell>
          <table:table-cell table:number-columns-repeated="5"/>
        </table:table-row>
        <table:table-row table:style-name="ro1">
          <table:table-cell table:formula="of:=DATE(YEAR([.A20]);MONTH([.A20])+1;DAY([.A20]))" office:value-type="date" office:date-value="2001-08-01" calcext:value-type="date">
            <text:p>1. Aug. 2001</text:p>
          </table:table-cell>
          <table:table-cell table:formula="of:=[$GOLD.E22]*[$USDCHF.B22]*[.$D$82]" office:value-type="float" office:value="71.4312127143088" calcext:value-type="float">
            <text:p>71.43</text:p>
          </table:table-cell>
          <table:table-cell table:number-columns-repeated="5"/>
        </table:table-row>
        <table:table-row table:style-name="ro1">
          <table:table-cell table:formula="of:=DATE(YEAR([.A21]);MONTH([.A21])+1;DAY([.A21]))" office:value-type="date" office:date-value="2001-09-01" calcext:value-type="date">
            <text:p>1. Sep. 2001</text:p>
          </table:table-cell>
          <table:table-cell table:formula="of:=[$GOLD.E23]*[$USDCHF.B23]*[.$D$82]" office:value-type="float" office:value="75.4215498415854" calcext:value-type="float">
            <text:p>75.42</text:p>
          </table:table-cell>
          <table:table-cell table:number-columns-repeated="5"/>
        </table:table-row>
        <table:table-row table:style-name="ro1">
          <table:table-cell table:formula="of:=DATE(YEAR([.A22]);MONTH([.A22])+1;DAY([.A22]))" office:value-type="date" office:date-value="2001-10-01" calcext:value-type="date">
            <text:p>1. Oct. 2001</text:p>
          </table:table-cell>
          <table:table-cell table:formula="of:=[$GOLD.E24]*[$USDCHF.B24]*[.$D$82]" office:value-type="float" office:value="68.3099745431299" calcext:value-type="float">
            <text:p>68.31</text:p>
          </table:table-cell>
          <table:table-cell table:number-columns-repeated="5"/>
        </table:table-row>
        <table:table-row table:style-name="ro1">
          <table:table-cell table:formula="of:=DATE(YEAR([.A23]);MONTH([.A23])+1;DAY([.A23]))" office:value-type="date" office:date-value="2001-11-01" calcext:value-type="date">
            <text:p>1. Nov. 2001</text:p>
          </table:table-cell>
          <table:table-cell table:formula="of:=[$GOLD.E25]*[$USDCHF.B25]*[.$D$82]" office:value-type="float" office:value="66.5865135297745" calcext:value-type="float">
            <text:p>66.59</text:p>
          </table:table-cell>
          <table:table-cell table:number-columns-repeated="5"/>
        </table:table-row>
        <table:table-row table:style-name="ro1">
          <table:table-cell table:formula="of:=DATE(YEAR([.A24]);MONTH([.A24])+1;DAY([.A24]))" office:value-type="date" office:date-value="2001-12-01" calcext:value-type="date">
            <text:p>1. Dec. 2001</text:p>
          </table:table-cell>
          <table:table-cell table:formula="of:=[$GOLD.E26]*[$USDCHF.B26]*[.$D$82]" office:value-type="float" office:value="71.0592159554355" calcext:value-type="float">
            <text:p>71.06</text:p>
          </table:table-cell>
          <table:table-cell table:number-columns-repeated="5"/>
        </table:table-row>
        <table:table-row table:style-name="ro1">
          <table:table-cell table:formula="of:=DATE(YEAR([.A25]);MONTH([.A25])+1;DAY([.A25]))" office:value-type="date" office:date-value="2002-01-01" calcext:value-type="date">
            <text:p>1. Jan. 2002</text:p>
          </table:table-cell>
          <table:table-cell table:formula="of:=[$GOLD.E27]*[$USDCHF.B27]*[.$D$82]" office:value-type="float" office:value="78.828251074519" calcext:value-type="float">
            <text:p>78.83</text:p>
          </table:table-cell>
          <table:table-cell table:number-columns-repeated="5"/>
        </table:table-row>
        <table:table-row table:style-name="ro1">
          <table:table-cell table:formula="of:=DATE(YEAR([.A26]);MONTH([.A26])+1;DAY([.A26]))" office:value-type="date" office:date-value="2002-02-01" calcext:value-type="date">
            <text:p>1. Feb. 2002</text:p>
          </table:table-cell>
          <table:table-cell table:formula="of:=[$GOLD.E28]*[$USDCHF.B28]*[.$D$82]" office:value-type="float" office:value="82.0895764039111" calcext:value-type="float">
            <text:p>82.09</text:p>
          </table:table-cell>
          <table:table-cell table:number-columns-repeated="5"/>
        </table:table-row>
        <table:table-row table:style-name="ro1">
          <table:table-cell table:formula="of:=DATE(YEAR([.A27]);MONTH([.A27])+1;DAY([.A27]))" office:value-type="date" office:date-value="2002-03-01" calcext:value-type="date">
            <text:p>1. Mar. 2002</text:p>
          </table:table-cell>
          <table:table-cell table:formula="of:=[$GOLD.E29]*[$USDCHF.B29]*[.$D$82]" office:value-type="float" office:value="83.6774370725423" calcext:value-type="float">
            <text:p>83.68</text:p>
          </table:table-cell>
          <table:table-cell table:number-columns-repeated="5"/>
        </table:table-row>
        <table:table-row table:style-name="ro1">
          <table:table-cell table:formula="of:=DATE(YEAR([.A28]);MONTH([.A28])+1;DAY([.A28]))" office:value-type="date" office:date-value="2002-04-01" calcext:value-type="date">
            <text:p>1. Apr. 2002</text:p>
          </table:table-cell>
          <table:table-cell table:formula="of:=[$GOLD.E30]*[$USDCHF.B30]*[.$D$82]" office:value-type="float" office:value="87.0087744091927" calcext:value-type="float">
            <text:p>87.0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DATE(YEAR([.A29]);MONTH([.A29])+1;DAY([.A29]))" office:value-type="date" office:date-value="2002-05-01" calcext:value-type="date">
            <text:p>1. May. 2002</text:p>
          </table:table-cell>
          <table:table-cell table:formula="of:=[$GOLD.E31]*[$USDCHF.B31]*[.$D$82]" office:value-type="float" office:value="91.8608029713272" calcext:value-type="float">
            <text:p>91.8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DATE(YEAR([.A30]);MONTH([.A30])+1;DAY([.A30]))" office:value-type="date" office:date-value="2002-06-01" calcext:value-type="date">
            <text:p>1. Jun. 2002</text:p>
          </table:table-cell>
          <table:table-cell table:formula="of:=[$GOLD.E32]*[$USDCHF.B32]*[.$D$82]" office:value-type="float" office:value="75.4118164094913" calcext:value-type="float">
            <text:p>75.41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DATE(YEAR([.A31]);MONTH([.A31])+1;DAY([.A31]))" office:value-type="date" office:date-value="2002-07-01" calcext:value-type="date">
            <text:p>1. Jul. 2002</text:p>
          </table:table-cell>
          <table:table-cell table:formula="of:=[$GOLD.E33]*[$USDCHF.B33]*[.$D$82]" office:value-type="float" office:value="61.0267208085156" calcext:value-type="float">
            <text:p>61.03</text:p>
          </table:table-cell>
          <table:table-cell table:number-columns-repeated="5"/>
        </table:table-row>
        <table:table-row table:style-name="ro1">
          <table:table-cell table:formula="of:=DATE(YEAR([.A32]);MONTH([.A32])+1;DAY([.A32]))" office:value-type="date" office:date-value="2002-08-01" calcext:value-type="date">
            <text:p>1. Aug. 2002</text:p>
          </table:table-cell>
          <table:table-cell table:formula="of:=[$GOLD.E34]*[$USDCHF.B34]*[.$D$82]" office:value-type="float" office:value="64.5443268582106" calcext:value-type="float">
            <text:p>64.54</text:p>
          </table:table-cell>
          <table:table-cell table:number-columns-repeated="5"/>
        </table:table-row>
        <table:table-row table:style-name="ro1">
          <table:table-cell table:formula="of:=DATE(YEAR([.A33]);MONTH([.A33])+1;DAY([.A33]))" office:value-type="date" office:date-value="2002-09-01" calcext:value-type="date">
            <text:p>1. Sep. 2002</text:p>
          </table:table-cell>
          <table:table-cell table:formula="of:=[$GOLD.E35]*[$USDCHF.B35]*[.$D$82]" office:value-type="float" office:value="61.534301863212" calcext:value-type="float">
            <text:p>61.53</text:p>
          </table:table-cell>
          <table:table-cell table:number-columns-repeated="5"/>
        </table:table-row>
        <table:table-row table:style-name="ro1">
          <table:table-cell table:formula="of:=DATE(YEAR([.A34]);MONTH([.A34])+1;DAY([.A34]))" office:value-type="date" office:date-value="2002-10-01" calcext:value-type="date">
            <text:p>1. Oct. 2002</text:p>
          </table:table-cell>
          <table:table-cell table:formula="of:=[$GOLD.E36]*[$USDCHF.B36]*[.$D$82]" office:value-type="float" office:value="59.6590958390938" calcext:value-type="float">
            <text:p>59.66</text:p>
          </table:table-cell>
          <table:table-cell table:number-columns-repeated="5"/>
        </table:table-row>
        <table:table-row table:style-name="ro1">
          <table:table-cell table:formula="of:=DATE(YEAR([.A35]);MONTH([.A35])+1;DAY([.A35]))" office:value-type="date" office:date-value="2002-11-01" calcext:value-type="date">
            <text:p>1. Nov. 2002</text:p>
          </table:table-cell>
          <table:table-cell table:formula="of:=[$GOLD.E37]*[$USDCHF.B37]*[.$D$82]" office:value-type="float" office:value="58.3273263666313" calcext:value-type="float">
            <text:p>58.33</text:p>
          </table:table-cell>
          <table:table-cell table:number-columns-repeated="5"/>
        </table:table-row>
        <table:table-row table:style-name="ro1">
          <table:table-cell table:formula="of:=DATE(YEAR([.A36]);MONTH([.A36])+1;DAY([.A36]))" office:value-type="date" office:date-value="2002-12-01" calcext:value-type="date">
            <text:p>1. Dec. 2002</text:p>
          </table:table-cell>
          <table:table-cell table:formula="of:=[$GOLD.E38]*[$USDCHF.B38]*[.$D$82]" office:value-type="float" office:value="57.1085960943867" calcext:value-type="float">
            <text:p>57.11</text:p>
          </table:table-cell>
          <table:table-cell table:number-columns-repeated="5"/>
        </table:table-row>
        <table:table-row table:style-name="ro1">
          <table:table-cell table:formula="of:=DATE(YEAR([.A37]);MONTH([.A37])+1;DAY([.A37]))" office:value-type="date" office:date-value="2003-01-01" calcext:value-type="date">
            <text:p>1. Jan. 2003</text:p>
          </table:table-cell>
          <table:table-cell table:formula="of:=[$GOLD.E39]*[$USDCHF.B39]*[.$D$82]" office:value-type="float" office:value="60.1467685758225" calcext:value-type="float">
            <text:p>60.15</text:p>
          </table:table-cell>
          <table:table-cell table:number-columns-repeated="5"/>
        </table:table-row>
        <table:table-row table:style-name="ro1">
          <table:table-cell table:formula="of:=DATE(YEAR([.A38]);MONTH([.A38])+1;DAY([.A38]))" office:value-type="date" office:date-value="2003-02-01" calcext:value-type="date">
            <text:p>1. Feb. 2003</text:p>
          </table:table-cell>
          <table:table-cell table:formula="of:=[$GOLD.E40]*[$USDCHF.B40]*[.$D$82]" office:value-type="float" office:value="58.4301343402239" calcext:value-type="float">
            <text:p>58.43</text:p>
          </table:table-cell>
          <table:table-cell table:number-columns-repeated="5"/>
        </table:table-row>
        <table:table-row table:style-name="ro1">
          <table:table-cell table:formula="of:=DATE(YEAR([.A39]);MONTH([.A39])+1;DAY([.A39]))" office:value-type="date" office:date-value="2003-03-01" calcext:value-type="date">
            <text:p>1. Mar. 2003</text:p>
          </table:table-cell>
          <table:table-cell table:formula="of:=[$GOLD.E41]*[$USDCHF.B41]*[.$D$82]" office:value-type="float" office:value="56.3669219757478" calcext:value-type="float">
            <text:p>56.37</text:p>
          </table:table-cell>
          <table:table-cell table:number-columns-repeated="5"/>
        </table:table-row>
        <table:table-row table:style-name="ro1">
          <table:table-cell table:formula="of:=DATE(YEAR([.A40]);MONTH([.A40])+1;DAY([.A40]))" office:value-type="date" office:date-value="2003-04-01" calcext:value-type="date">
            <text:p>1. Apr. 2003</text:p>
          </table:table-cell>
          <table:table-cell table:formula="of:=[$GOLD.E42]*[$USDCHF.B42]*[.$D$82]" office:value-type="float" office:value="54.3094943047286" calcext:value-type="float">
            <text:p>54.31</text:p>
          </table:table-cell>
          <table:table-cell table:number-columns-repeated="5"/>
        </table:table-row>
        <table:table-row table:style-name="ro1">
          <table:table-cell table:formula="of:=DATE(YEAR([.A41]);MONTH([.A41])+1;DAY([.A41]))" office:value-type="date" office:date-value="2003-05-01" calcext:value-type="date">
            <text:p>1. May. 2003</text:p>
          </table:table-cell>
          <table:table-cell table:formula="of:=[$GOLD.E43]*[$USDCHF.B43]*[.$D$82]" office:value-type="float" office:value="60.8380799229277" calcext:value-type="float">
            <text:p>60.84</text:p>
          </table:table-cell>
          <table:table-cell table:number-columns-repeated="5"/>
        </table:table-row>
        <table:table-row table:style-name="ro1">
          <table:table-cell table:formula="of:=DATE(YEAR([.A42]);MONTH([.A42])+1;DAY([.A42]))" office:value-type="date" office:date-value="2003-06-01" calcext:value-type="date">
            <text:p>1. Jun. 2003</text:p>
          </table:table-cell>
          <table:table-cell table:formula="of:=[$GOLD.E44]*[$USDCHF.B44]*[.$D$82]" office:value-type="float" office:value="64.7956987751597" calcext:value-type="float">
            <text:p>64.80</text:p>
          </table:table-cell>
          <table:table-cell table:number-columns-repeated="5"/>
        </table:table-row>
        <table:table-row table:style-name="ro1">
          <table:table-cell table:formula="of:=DATE(YEAR([.A43]);MONTH([.A43])+1;DAY([.A43]))" office:value-type="date" office:date-value="2003-07-01" calcext:value-type="date">
            <text:p>1. Jul. 2003</text:p>
          </table:table-cell>
          <table:table-cell table:formula="of:=[$GOLD.E45]*[$USDCHF.B45]*[.$D$82]" office:value-type="float" office:value="62.8857188445864" calcext:value-type="float">
            <text:p>62.89</text:p>
          </table:table-cell>
          <table:table-cell table:number-columns-repeated="5"/>
        </table:table-row>
        <table:table-row table:style-name="ro1">
          <table:table-cell table:formula="of:=DATE(YEAR([.A44]);MONTH([.A44])+1;DAY([.A44]))" office:value-type="date" office:date-value="2003-08-01" calcext:value-type="date">
            <text:p>1. Aug. 2003</text:p>
          </table:table-cell>
          <table:table-cell table:formula="of:=[$GOLD.E46]*[$USDCHF.B46]*[.$D$82]" office:value-type="float" office:value="75.883396099012" calcext:value-type="float">
            <text:p>75.88</text:p>
          </table:table-cell>
          <table:table-cell table:number-columns-repeated="5"/>
        </table:table-row>
        <table:table-row table:style-name="ro1">
          <table:table-cell table:formula="of:=DATE(YEAR([.A45]);MONTH([.A45])+1;DAY([.A45]))" office:value-type="date" office:date-value="2003-09-01" calcext:value-type="date">
            <text:p>1. Sep. 2003</text:p>
          </table:table-cell>
          <table:table-cell table:formula="of:=[$GOLD.E47]*[$USDCHF.B47]*[.$D$82]" office:value-type="float" office:value="66.6373660200402" calcext:value-type="float">
            <text:p>66.64</text:p>
          </table:table-cell>
          <table:table-cell table:number-columns-repeated="5"/>
        </table:table-row>
        <table:table-row table:style-name="ro1">
          <table:table-cell table:formula="of:=DATE(YEAR([.A46]);MONTH([.A46])+1;DAY([.A46]))" office:value-type="date" office:date-value="2003-10-01" calcext:value-type="date">
            <text:p>1. Oct. 2003</text:p>
          </table:table-cell>
          <table:table-cell table:formula="of:=[$GOLD.E48]*[$USDCHF.B48]*[.$D$82]" office:value-type="float" office:value="69.9307241457788" calcext:value-type="float">
            <text:p>69.93</text:p>
          </table:table-cell>
          <table:table-cell table:number-columns-repeated="5"/>
        </table:table-row>
        <table:table-row table:style-name="ro1">
          <table:table-cell table:formula="of:=DATE(YEAR([.A47]);MONTH([.A47])+1;DAY([.A47]))" office:value-type="date" office:date-value="2003-11-01" calcext:value-type="date">
            <text:p>1. Nov. 2003</text:p>
          </table:table-cell>
          <table:table-cell table:formula="of:=[$GOLD.E49]*[$USDCHF.B49]*[.$D$82]" office:value-type="float" office:value="77.3277097885947" calcext:value-type="float">
            <text:p>77.33</text:p>
          </table:table-cell>
          <table:table-cell table:number-columns-repeated="5"/>
        </table:table-row>
        <table:table-row table:style-name="ro1">
          <table:table-cell table:formula="of:=DATE(YEAR([.A48]);MONTH([.A48])+1;DAY([.A48]))" office:value-type="date" office:date-value="2003-12-01" calcext:value-type="date">
            <text:p>1. Dec. 2003</text:p>
          </table:table-cell>
          <table:table-cell table:formula="of:=[$GOLD.E50]*[$USDCHF.B50]*[.$D$82]" office:value-type="float" office:value="75.4601906574728" calcext:value-type="float">
            <text:p>75.46</text:p>
          </table:table-cell>
          <table:table-cell table:number-columns-repeated="5"/>
        </table:table-row>
        <table:table-row table:style-name="ro1">
          <table:table-cell table:formula="of:=DATE(YEAR([.A49]);MONTH([.A49])+1;DAY([.A49]))" office:value-type="date" office:date-value="2004-01-01" calcext:value-type="date">
            <text:p>1. Jan. 2004</text:p>
          </table:table-cell>
          <table:table-cell table:formula="of:=[$GOLD.E51]*[$USDCHF.B51]*[.$D$82]" office:value-type="float" office:value="66.3672089985183" calcext:value-type="float">
            <text:p>66.37</text:p>
          </table:table-cell>
          <table:table-cell table:number-columns-repeated="5"/>
        </table:table-row>
        <table:table-row table:style-name="ro1">
          <table:table-cell table:formula="of:=DATE(YEAR([.A50]);MONTH([.A50])+1;DAY([.A50]))" office:value-type="date" office:date-value="2004-02-01" calcext:value-type="date">
            <text:p>1. Feb. 2004</text:p>
          </table:table-cell>
          <table:table-cell table:formula="of:=[$GOLD.E52]*[$USDCHF.B52]*[.$D$82]" office:value-type="float" office:value="69.2064350673325" calcext:value-type="float">
            <text:p>69.21</text:p>
          </table:table-cell>
          <table:table-cell table:number-columns-repeated="5"/>
        </table:table-row>
        <table:table-row table:style-name="ro1">
          <table:table-cell table:formula="of:=DATE(YEAR([.A51]);MONTH([.A51])+1;DAY([.A51]))" office:value-type="date" office:date-value="2004-03-01" calcext:value-type="date">
            <text:p>1. Mar. 2004</text:p>
          </table:table-cell>
          <table:table-cell table:formula="of:=[$GOLD.E53]*[$USDCHF.B53]*[.$D$82]" office:value-type="float" office:value="80.711670897439" calcext:value-type="float">
            <text:p>80.71</text:p>
          </table:table-cell>
          <table:table-cell table:number-columns-repeated="5"/>
        </table:table-row>
        <table:table-row table:style-name="ro1">
          <table:table-cell table:formula="of:=DATE(YEAR([.A52]);MONTH([.A52])+1;DAY([.A52]))" office:value-type="date" office:date-value="2004-04-01" calcext:value-type="date">
            <text:p>1. Apr. 2004</text:p>
          </table:table-cell>
          <table:table-cell table:formula="of:=[$GOLD.E54]*[$USDCHF.B54]*[.$D$82]" office:value-type="float" office:value="66.8927546535945" calcext:value-type="float">
            <text:p>66.89</text:p>
          </table:table-cell>
          <table:table-cell table:number-columns-repeated="5"/>
        </table:table-row>
        <table:table-row table:style-name="ro1">
          <table:table-cell table:formula="of:=DATE(YEAR([.A53]);MONTH([.A53])+1;DAY([.A53]))" office:value-type="date" office:date-value="2004-05-01" calcext:value-type="date">
            <text:p>1. May. 2004</text:p>
          </table:table-cell>
          <table:table-cell table:formula="of:=[$GOLD.E55]*[$USDCHF.B55]*[.$D$82]" office:value-type="float" office:value="69.5186415727715" calcext:value-type="float">
            <text:p>69.52</text:p>
          </table:table-cell>
          <table:table-cell table:number-columns-repeated="5"/>
        </table:table-row>
        <table:table-row table:style-name="ro1">
          <table:table-cell table:formula="of:=DATE(YEAR([.A54]);MONTH([.A54])+1;DAY([.A54]))" office:value-type="date" office:date-value="2004-06-01" calcext:value-type="date">
            <text:p>1. Jun. 2004</text:p>
          </table:table-cell>
          <table:table-cell table:formula="of:=[$GOLD.E56]*[$USDCHF.B56]*[.$D$82]" office:value-type="float" office:value="66.1649486646501" calcext:value-type="float">
            <text:p>66.16</text:p>
          </table:table-cell>
          <table:table-cell table:number-columns-repeated="5"/>
        </table:table-row>
        <table:table-row table:style-name="ro1">
          <table:table-cell table:formula="of:=DATE(YEAR([.A55]);MONTH([.A55])+1;DAY([.A55]))" office:value-type="date" office:date-value="2004-07-01" calcext:value-type="date">
            <text:p>1. Jul. 2004</text:p>
          </table:table-cell>
          <table:table-cell table:formula="of:=[$GOLD.E57]*[$USDCHF.B57]*[.$D$82]" office:value-type="float" office:value="65.7103337879322" calcext:value-type="float">
            <text:p>65.71</text:p>
          </table:table-cell>
          <table:table-cell table:number-columns-repeated="5"/>
        </table:table-row>
        <table:table-row table:style-name="ro1">
          <table:table-cell table:formula="of:=DATE(YEAR([.A56]);MONTH([.A56])+1;DAY([.A56]))" office:value-type="date" office:date-value="2004-08-01" calcext:value-type="date">
            <text:p>1. Aug. 2004</text:p>
          </table:table-cell>
          <table:table-cell table:formula="of:=[$GOLD.E58]*[$USDCHF.B58]*[.$D$82]" office:value-type="float" office:value="67.9141509860229" calcext:value-type="float">
            <text:p>67.91</text:p>
          </table:table-cell>
          <table:table-cell table:number-columns-repeated="5"/>
        </table:table-row>
        <table:table-row table:style-name="ro1">
          <table:table-cell table:formula="of:=DATE(YEAR([.A57]);MONTH([.A57])+1;DAY([.A57]))" office:value-type="date" office:date-value="2004-09-01" calcext:value-type="date">
            <text:p>1. Sep. 2004</text:p>
          </table:table-cell>
          <table:table-cell table:formula="of:=[$GOLD.E59]*[$USDCHF.B59]*[.$D$82]" office:value-type="float" office:value="70.2891546599015" calcext:value-type="float">
            <text:p>70.29</text:p>
          </table:table-cell>
          <table:table-cell table:number-columns-repeated="5"/>
        </table:table-row>
        <table:table-row table:style-name="ro1">
          <table:table-cell table:formula="of:=DATE(YEAR([.A58]);MONTH([.A58])+1;DAY([.A58]))" office:value-type="date" office:date-value="2004-10-01" calcext:value-type="date">
            <text:p>1. Oct. 2004</text:p>
          </table:table-cell>
          <table:table-cell table:formula="of:=[$GOLD.E60]*[$USDCHF.B60]*[.$D$82]" office:value-type="float" office:value="72.1157438105352" calcext:value-type="float">
            <text:p>72.12</text:p>
          </table:table-cell>
          <table:table-cell table:number-columns-repeated="5"/>
        </table:table-row>
        <table:table-row table:style-name="ro1">
          <table:table-cell table:formula="of:=DATE(YEAR([.A59]);MONTH([.A59])+1;DAY([.A59]))" office:value-type="date" office:date-value="2004-11-01" calcext:value-type="date">
            <text:p>1. Nov. 2004</text:p>
          </table:table-cell>
          <table:table-cell table:formula="of:=[$GOLD.E61]*[$USDCHF.B61]*[.$D$82]" office:value-type="float" office:value="75.1596347138942" calcext:value-type="float">
            <text:p>75.16</text:p>
          </table:table-cell>
          <table:table-cell table:number-columns-repeated="5"/>
        </table:table-row>
        <table:table-row table:style-name="ro1">
          <table:table-cell table:formula="of:=DATE(YEAR([.A60]);MONTH([.A60])+1;DAY([.A60]))" office:value-type="date" office:date-value="2004-12-01" calcext:value-type="date">
            <text:p>1. Dec. 2004</text:p>
          </table:table-cell>
          <table:table-cell table:formula="of:=[$GOLD.E62]*[$USDCHF.B62]*[.$D$82]" office:value-type="float" office:value="73.9183187546829" calcext:value-type="float">
            <text:p>73.92</text:p>
          </table:table-cell>
          <table:table-cell table:number-columns-repeated="5"/>
        </table:table-row>
        <table:table-row table:style-name="ro1">
          <table:table-cell table:formula="of:=DATE(YEAR([.A61]);MONTH([.A61])+1;DAY([.A61]))" office:value-type="date" office:date-value="2005-01-01" calcext:value-type="date">
            <text:p>1. Jan. 2005</text:p>
          </table:table-cell>
          <table:table-cell table:formula="of:=[$GOLD.E63]*[$USDCHF.B63]*[.$D$82]" office:value-type="float" office:value="69.6933612077219" calcext:value-type="float">
            <text:p>69.69</text:p>
          </table:table-cell>
          <table:table-cell table:number-columns-repeated="5"/>
        </table:table-row>
        <table:table-row table:style-name="ro1">
          <table:table-cell table:formula="of:=DATE(YEAR([.A62]);MONTH([.A62])+1;DAY([.A62]))" office:value-type="date" office:date-value="2005-02-01" calcext:value-type="date">
            <text:p>1. Feb. 2005</text:p>
          </table:table-cell>
          <table:table-cell table:formula="of:=[$GOLD.E64]*[$USDCHF.B64]*[.$D$82]" office:value-type="float" office:value="77.5359569704558" calcext:value-type="float">
            <text:p>77.54</text:p>
          </table:table-cell>
          <table:table-cell table:number-columns-repeated="5"/>
        </table:table-row>
        <table:table-row table:style-name="ro1">
          <table:table-cell table:formula="of:=DATE(YEAR([.A63]);MONTH([.A63])+1;DAY([.A63]))" office:value-type="date" office:date-value="2005-03-01" calcext:value-type="date">
            <text:p>1. Mar. 2005</text:p>
          </table:table-cell>
          <table:table-cell table:formula="of:=[$GOLD.E65]*[$USDCHF.B65]*[.$D$82]" office:value-type="float" office:value="76.8703532528886" calcext:value-type="float">
            <text:p>76.87</text:p>
          </table:table-cell>
          <table:table-cell table:number-columns-repeated="5"/>
        </table:table-row>
        <table:table-row table:style-name="ro1">
          <table:table-cell table:formula="of:=DATE(YEAR([.A64]);MONTH([.A64])+1;DAY([.A64]))" office:value-type="date" office:date-value="2005-04-01" calcext:value-type="date">
            <text:p>1. Apr. 2005</text:p>
          </table:table-cell>
          <table:table-cell table:formula="of:=[$GOLD.E66]*[$USDCHF.B66]*[.$D$82]" office:value-type="float" office:value="71.5609006417642" calcext:value-type="float">
            <text:p>71.56</text:p>
          </table:table-cell>
          <table:table-cell table:number-columns-repeated="5"/>
        </table:table-row>
        <table:table-row table:style-name="ro1">
          <table:table-cell table:formula="of:=DATE(YEAR([.A65]);MONTH([.A65])+1;DAY([.A65]))" office:value-type="date" office:date-value="2005-05-01" calcext:value-type="date">
            <text:p>1. May. 2005</text:p>
          </table:table-cell>
          <table:table-cell table:formula="of:=[$GOLD.E67]*[$USDCHF.B67]*[.$D$82]" office:value-type="float" office:value="76.9145537507559" calcext:value-type="float">
            <text:p>76.91</text:p>
          </table:table-cell>
          <table:table-cell table:number-columns-repeated="5"/>
        </table:table-row>
        <table:table-row table:style-name="ro1">
          <table:table-cell table:formula="of:=DATE(YEAR([.A66]);MONTH([.A66])+1;DAY([.A66]))" office:value-type="date" office:date-value="2005-06-01" calcext:value-type="date">
            <text:p>1. Jun. 2005</text:p>
          </table:table-cell>
          <table:table-cell table:formula="of:=[$GOLD.E68]*[$USDCHF.B68]*[.$D$82]" office:value-type="float" office:value="86.0281359034065" calcext:value-type="float">
            <text:p>86.03</text:p>
          </table:table-cell>
          <table:table-cell table:number-columns-repeated="5"/>
        </table:table-row>
        <table:table-row table:style-name="ro1">
          <table:table-cell table:formula="of:=DATE(YEAR([.A67]);MONTH([.A67])+1;DAY([.A67]))" office:value-type="date" office:date-value="2005-07-01" calcext:value-type="date">
            <text:p>1. Jul. 2005</text:p>
          </table:table-cell>
          <table:table-cell table:formula="of:=[$GOLD.E69]*[$USDCHF.B69]*[.$D$82]" office:value-type="float" office:value="84.6663797328753" calcext:value-type="float">
            <text:p>84.67</text:p>
          </table:table-cell>
          <table:table-cell table:number-columns-repeated="5"/>
        </table:table-row>
        <table:table-row table:style-name="ro1">
          <table:table-cell table:formula="of:=DATE(YEAR([.A68]);MONTH([.A68])+1;DAY([.A68]))" office:value-type="date" office:date-value="2005-08-01" calcext:value-type="date">
            <text:p>1. Aug. 2005</text:p>
          </table:table-cell>
          <table:table-cell table:formula="of:=[$GOLD.E70]*[$USDCHF.B70]*[.$D$82]" office:value-type="float" office:value="88.0863182916115" calcext:value-type="float">
            <text:p>88.09</text:p>
          </table:table-cell>
          <table:table-cell table:number-columns-repeated="5"/>
        </table:table-row>
        <table:table-row table:style-name="ro1">
          <table:table-cell table:formula="of:=DATE(YEAR([.A69]);MONTH([.A69])+1;DAY([.A69]))" office:value-type="date" office:date-value="2005-09-01" calcext:value-type="date">
            <text:p>1. Sep. 2005</text:p>
          </table:table-cell>
          <table:table-cell table:formula="of:=[$GOLD.E71]*[$USDCHF.B71]*[.$D$82]" office:value-type="float" office:value="100.740656718913" calcext:value-type="float">
            <text:p>100.74</text:p>
          </table:table-cell>
          <table:table-cell table:number-columns-repeated="5"/>
        </table:table-row>
        <table:table-row table:style-name="ro1">
          <table:table-cell table:formula="of:=DATE(YEAR([.A70]);MONTH([.A70])+1;DAY([.A70]))" office:value-type="date" office:date-value="2005-10-01" calcext:value-type="date">
            <text:p>1. Oct. 2005</text:p>
          </table:table-cell>
          <table:table-cell table:formula="of:=[$GOLD.E72]*[$USDCHF.B72]*[.$D$82]" office:value-type="float" office:value="87.2717486844534" calcext:value-type="float">
            <text:p>87.27</text:p>
          </table:table-cell>
          <table:table-cell table:number-columns-repeated="5"/>
        </table:table-row>
        <table:table-row table:style-name="ro1">
          <table:table-cell table:formula="of:=DATE(YEAR([.A71]);MONTH([.A71])+1;DAY([.A71]))" office:value-type="date" office:date-value="2005-11-01" calcext:value-type="date">
            <text:p>1. Nov. 2005</text:p>
          </table:table-cell>
          <table:table-cell table:formula="of:=[$GOLD.E73]*[$USDCHF.B73]*[.$D$82]" office:value-type="float" office:value="93.8346086266281" calcext:value-type="float">
            <text:p>93.83</text:p>
          </table:table-cell>
          <table:table-cell table:number-columns-repeated="5"/>
        </table:table-row>
        <table:table-row table:style-name="ro1">
          <table:table-cell table:formula="of:=DATE(YEAR([.A72]);MONTH([.A72])+1;DAY([.A72]))" office:value-type="date" office:date-value="2005-12-01" calcext:value-type="date">
            <text:p>1. Dec. 2005</text:p>
          </table:table-cell>
          <table:table-cell table:formula="of:=[$GOLD.E74]*[$USDCHF.B74]*[.$D$82]" office:value-type="float" office:value="98.1656400056522" calcext:value-type="float">
            <text:p>98.17</text:p>
          </table:table-cell>
          <table:table-cell table:number-columns-repeated="5"/>
        </table:table-row>
        <table:table-row table:style-name="ro1">
          <table:table-cell table:formula="of:=DATE(YEAR([.A73]);MONTH([.A73])+1;DAY([.A73]))" office:value-type="date" office:date-value="2006-01-01" calcext:value-type="date">
            <text:p>1. Jan. 2006</text:p>
          </table:table-cell>
          <table:table-cell table:formula="of:=[$GOLD.E75]*[$USDCHF.B75]*[.$D$82]" office:value-type="float" office:value="107.807490447396" calcext:value-type="float">
            <text:p>107.81</text:p>
          </table:table-cell>
          <table:table-cell table:number-columns-repeated="5"/>
        </table:table-row>
        <table:table-row table:style-name="ro1">
          <table:table-cell table:formula="of:=DATE(YEAR([.A74]);MONTH([.A74])+1;DAY([.A74]))" office:value-type="date" office:date-value="2006-02-01" calcext:value-type="date">
            <text:p>1. Feb. 2006</text:p>
          </table:table-cell>
          <table:table-cell table:formula="of:=[$GOLD.E76]*[$USDCHF.B76]*[.$D$82]" office:value-type="float" office:value="96.287082244429" calcext:value-type="float">
            <text:p>96.29</text:p>
          </table:table-cell>
          <table:table-cell table:number-columns-repeated="5"/>
        </table:table-row>
        <table:table-row table:style-name="ro1">
          <table:table-cell table:formula="of:=DATE(YEAR([.A75]);MONTH([.A75])+1;DAY([.A75]))" office:value-type="date" office:date-value="2006-03-01" calcext:value-type="date">
            <text:p>1. Mar. 2006</text:p>
          </table:table-cell>
          <table:table-cell table:formula="of:=[$GOLD.E77]*[$USDCHF.B77]*[.$D$82]" office:value-type="float" office:value="95.2308056030444" calcext:value-type="float">
            <text:p>95.23</text:p>
          </table:table-cell>
          <table:table-cell table:number-columns-repeated="5"/>
        </table:table-row>
        <table:table-row table:style-name="ro1">
          <table:table-cell table:formula="of:=DATE(YEAR([.A76]);MONTH([.A76])+1;DAY([.A76]))" office:value-type="date" office:date-value="2006-04-01" calcext:value-type="date">
            <text:p>1. Apr. 2006</text:p>
          </table:table-cell>
          <table:table-cell table:formula="of:=[$GOLD.E78]*[$USDCHF.B78]*[.$D$82]" office:value-type="float" office:value="101.237282415835" calcext:value-type="float">
            <text:p>101.24</text:p>
          </table:table-cell>
          <table:table-cell table:number-columns-repeated="5"/>
        </table:table-row>
        <table:table-row table:style-name="ro1">
          <table:table-cell table:formula="of:=DATE(YEAR([.A77]);MONTH([.A77])+1;DAY([.A77]))" office:value-type="date" office:date-value="2006-05-01" calcext:value-type="date">
            <text:p>1. May. 2006</text:p>
          </table:table-cell>
          <table:table-cell table:formula="of:=[$GOLD.E79]*[$USDCHF.B79]*[.$D$82]" office:value-type="float" office:value="100.027527329794" calcext:value-type="float">
            <text:p>100.03</text:p>
          </table:table-cell>
          <table:table-cell table:number-columns-repeated="5"/>
        </table:table-row>
        <table:table-row table:style-name="ro1">
          <table:table-cell table:formula="of:=DATE(YEAR([.A78]);MONTH([.A78])+1;DAY([.A78]))" office:value-type="date" office:date-value="2006-06-01" calcext:value-type="date">
            <text:p>1. Jun. 2006</text:p>
          </table:table-cell>
          <table:table-cell table:formula="of:=[$GOLD.E80]*[$USDCHF.B80]*[.$D$82]" office:value-type="float" office:value="97.0365798115581" calcext:value-type="float">
            <text:p>97.04</text:p>
          </table:table-cell>
          <table:table-cell table:number-columns-repeated="5"/>
        </table:table-row>
        <table:table-row table:style-name="ro1">
          <table:table-cell table:formula="of:=DATE(YEAR([.A79]);MONTH([.A79])+1;DAY([.A79]))" office:value-type="date" office:date-value="2006-07-01" calcext:value-type="date">
            <text:p>1. Jul. 2006</text:p>
          </table:table-cell>
          <table:table-cell table:formula="of:=[$GOLD.E81]*[$USDCHF.B81]*[.$D$82]" office:value-type="float" office:value="101.705513506545" calcext:value-type="float">
            <text:p>101.71</text:p>
          </table:table-cell>
          <table:table-cell/>
          <table:table-cell table:style-name="Default" office:value-type="string" calcext:value-type="string">
            <text:p>Normalization</text:p>
          </table:table-cell>
          <table:table-cell table:number-columns-repeated="3"/>
        </table:table-row>
        <table:table-row table:style-name="ro1">
          <table:table-cell table:formula="of:=DATE(YEAR([.A80]);MONTH([.A80])+1;DAY([.A80]))" office:value-type="date" office:date-value="2006-08-01" calcext:value-type="date">
            <text:p>1. Aug. 2006</text:p>
          </table:table-cell>
          <table:table-cell table:formula="of:=[$GOLD.E82]*[$USDCHF.B82]*[.$D$82]" office:value-type="float" office:value="110.51930849721" calcext:value-type="float">
            <text:p>110.52</text:p>
          </table:table-cell>
          <table:table-cell/>
          <table:table-cell table:style-name="Default" office:value-type="string" calcext:value-type="string">
            <text:p>GOLD</text:p>
          </table:table-cell>
          <table:table-cell office:value-type="string" calcext:value-type="string">
            <text:p>ZGLD</text:p>
          </table:table-cell>
          <table:table-cell office:value-type="string" calcext:value-type="string">
            <text:p>SGLD</text:p>
          </table:table-cell>
          <table:table-cell office:value-type="string" calcext:value-type="string">
            <text:p>XAUCHF</text:p>
          </table:table-cell>
        </table:table-row>
        <table:table-row table:style-name="ro1">
          <table:table-cell table:formula="of:=DATE(YEAR([.A81]);MONTH([.A81])+1;DAY([.A81]))" office:value-type="date" office:date-value="2006-09-01" calcext:value-type="date">
            <text:p>1. Sep. 2006</text:p>
          </table:table-cell>
          <table:table-cell table:formula="of:=[$GOLD.E83]*[$USDCHF.B83]*[.$D$82]" office:value-type="float" office:value="103.022889246125" calcext:value-type="float">
            <text:p>103.02</text:p>
          </table:table-cell>
          <table:table-cell/>
          <table:table-cell table:style-name="Default" office:value-type="float" office:value="2.68138625181708" calcext:value-type="float">
            <text:p>2.68138625181708</text:p>
          </table:table-cell>
          <table:table-cell office:value-type="float" office:value="0.310173703042935" calcext:value-type="float">
            <text:p>0.310173703042935</text:p>
          </table:table-cell>
          <table:table-cell office:value-type="float" office:value="0.996889215770212" calcext:value-type="float">
            <text:p>0.996889215770212</text:p>
          </table:table-cell>
          <table:table-cell office:value-type="float" office:value="0.0980199960792002" calcext:value-type="float">
            <text:p>0.0980199960792</text:p>
          </table:table-cell>
        </table:table-row>
        <table:table-row table:style-name="ro1">
          <table:table-cell table:formula="of:=DATE(YEAR([.A82]);MONTH([.A82])+1;DAY([.A82]))" office:value-type="date" office:date-value="2006-10-01" calcext:value-type="date">
            <text:p>1. Oct. 2006</text:p>
          </table:table-cell>
          <table:table-cell table:formula="of:=[$GOLD.E84]*[$USDCHF.B84]*[.$D$82]" office:value-type="float" office:value="103.404979415074" calcext:value-type="float">
            <text:p>103.40</text:p>
          </table:table-cell>
          <table:table-cell table:number-columns-repeated="5"/>
        </table:table-row>
        <table:table-row table:style-name="ro1">
          <table:table-cell table:formula="of:=DATE(YEAR([.A83]);MONTH([.A83])+1;DAY([.A83]))" office:value-type="date" office:date-value="2006-11-01" calcext:value-type="date">
            <text:p>1. Nov. 2006</text:p>
          </table:table-cell>
          <table:table-cell table:formula="of:=[$GOLD.E85]*[$USDCHF.B85]*[.$D$82]" office:value-type="float" office:value="101.070610661136" calcext:value-type="float">
            <text:p>101.07</text:p>
          </table:table-cell>
          <table:table-cell table:number-columns-repeated="5"/>
        </table:table-row>
        <table:table-row table:style-name="ro1">
          <table:table-cell table:formula="of:=DATE(YEAR([.A84]);MONTH([.A84])+1;DAY([.A84]))" office:value-type="date" office:date-value="2006-12-01" calcext:value-type="date">
            <text:p>1. Dec. 2006</text:p>
          </table:table-cell>
          <table:table-cell table:formula="of:=[$GOLD.E86]*[$USDCHF.B86]*[.$D$82]" office:value-type="float" office:value="100.313397961991" calcext:value-type="float">
            <text:p>100.31</text:p>
          </table:table-cell>
          <table:table-cell table:number-columns-repeated="5"/>
        </table:table-row>
        <table:table-row table:style-name="ro1">
          <table:table-cell table:formula="of:=DATE(YEAR([.A85]);MONTH([.A85])+1;DAY([.A85]))" office:value-type="date" office:date-value="2007-01-01" calcext:value-type="date">
            <text:p>1. Jan. 2007</text:p>
          </table:table-cell>
          <table:table-cell table:formula="of:=[$GOLD.E87]*[$USDCHF.B87]*[.$D$82]" office:value-type="float" office:value="98.7779665454608" calcext:value-type="float">
            <text:p>98.78</text:p>
          </table:table-cell>
          <table:table-cell/>
          <table:table-cell table:style-name="Default"/>
          <table:table-cell table:style-name="ce5" table:formula="of:=[$XAUCHF.B2]*[.$G$82]" office:value-type="float" office:value="79.627524014899" calcext:value-type="float">
            <text:p>79.63</text:p>
          </table:table-cell>
          <table:table-cell table:number-columns-repeated="2"/>
        </table:table-row>
        <table:table-row table:style-name="ro1">
          <table:table-cell table:formula="of:=DATE(YEAR([.A86]);MONTH([.A86])+1;DAY([.A86]))" office:value-type="date" office:date-value="2007-02-01" calcext:value-type="date">
            <text:p>1. Feb. 2007</text:p>
          </table:table-cell>
          <table:table-cell table:formula="of:=[$GOLD.E88]*[$USDCHF.B88]*[.$D$82]" office:value-type="float" office:value="97.6173606162303" calcext:value-type="float">
            <text:p>97.62</text:p>
          </table:table-cell>
          <table:table-cell table:number-columns-repeated="2"/>
          <table:table-cell table:style-name="ce5" table:formula="of:=[$XAUCHF.B3]*[.$G$82]" office:value-type="float" office:value="80.0401881983925" calcext:value-type="float">
            <text:p>80.04</text:p>
          </table:table-cell>
          <table:table-cell table:number-columns-repeated="2"/>
        </table:table-row>
        <table:table-row table:style-name="ro1">
          <table:table-cell table:formula="of:=DATE(YEAR([.A87]);MONTH([.A87])+1;DAY([.A87]))" office:value-type="date" office:date-value="2007-03-01" calcext:value-type="date">
            <text:p>1. Mar. 2007</text:p>
          </table:table-cell>
          <table:table-cell table:formula="of:=[$GOLD.E89]*[$USDCHF.B89]*[.$D$82]" office:value-type="float" office:value="93.0585255365942" calcext:value-type="float">
            <text:p>93.06</text:p>
          </table:table-cell>
          <table:table-cell table:number-columns-repeated="2"/>
          <table:table-cell table:style-name="ce5" table:formula="of:=[$XAUCHF.B4]*[.$G$82]" office:value-type="float" office:value="79.0737110370516" calcext:value-type="float">
            <text:p>79.07</text:p>
          </table:table-cell>
          <table:table-cell table:number-columns-repeated="2"/>
        </table:table-row>
        <table:table-row table:style-name="ro1">
          <table:table-cell table:formula="of:=DATE(YEAR([.A88]);MONTH([.A88])+1;DAY([.A88]))" office:value-type="date" office:date-value="2007-04-01" calcext:value-type="date">
            <text:p>1. Apr. 2007</text:p>
          </table:table-cell>
          <table:table-cell table:formula="of:=[$GOLD.E90]*[$USDCHF.B90]*[.$D$82]" office:value-type="float" office:value="91.0062901635849" calcext:value-type="float">
            <text:p>91.01</text:p>
          </table:table-cell>
          <table:table-cell table:number-columns-repeated="2"/>
          <table:table-cell table:style-name="ce5" table:formula="of:=[$XAUCHF.B5]*[.$G$82]" office:value-type="float" office:value="80.2607331895707" calcext:value-type="float">
            <text:p>80.26</text:p>
          </table:table-cell>
          <table:table-cell table:number-columns-repeated="2"/>
        </table:table-row>
        <table:table-row table:style-name="ro1">
          <table:table-cell table:formula="of:=DATE(YEAR([.A89]);MONTH([.A89])+1;DAY([.A89]))" office:value-type="date" office:date-value="2007-05-01" calcext:value-type="date">
            <text:p>1. May. 2007</text:p>
          </table:table-cell>
          <table:table-cell table:formula="of:=[$GOLD.E91]*[$USDCHF.B91]*[.$D$82]" office:value-type="float" office:value="95.6832540717054" calcext:value-type="float">
            <text:p>95.68</text:p>
          </table:table-cell>
          <table:table-cell table:number-columns-repeated="2"/>
          <table:table-cell table:style-name="ce5" table:formula="of:=[$XAUCHF.B6]*[.$G$82]" office:value-type="float" office:value="79.3726720250931" calcext:value-type="float">
            <text:p>79.37</text:p>
          </table:table-cell>
          <table:table-cell table:number-columns-repeated="2"/>
        </table:table-row>
        <table:table-row table:style-name="ro1">
          <table:table-cell table:formula="of:=DATE(YEAR([.A90]);MONTH([.A90])+1;DAY([.A90]))" office:value-type="date" office:date-value="2007-06-01" calcext:value-type="date">
            <text:p>1. Jun. 2007</text:p>
          </table:table-cell>
          <table:table-cell table:formula="of:=[$GOLD.E92]*[$USDCHF.B92]*[.$D$82]" office:value-type="float" office:value="95.2133578227038" calcext:value-type="float">
            <text:p>95.21</text:p>
          </table:table-cell>
          <table:table-cell table:number-columns-repeated="2"/>
          <table:table-cell table:style-name="ce5" table:formula="of:=[$XAUCHF.B7]*[.$G$82]" office:value-type="float" office:value="77.7867084885317" calcext:value-type="float">
            <text:p>77.79</text:p>
          </table:table-cell>
          <table:table-cell table:number-columns-repeated="2"/>
        </table:table-row>
        <table:table-row table:style-name="ro1">
          <table:table-cell table:formula="of:=DATE(YEAR([.A91]);MONTH([.A91])+1;DAY([.A91]))" office:value-type="date" office:date-value="2007-07-01" calcext:value-type="date">
            <text:p>1. Jul. 2007</text:p>
          </table:table-cell>
          <table:table-cell table:formula="of:=[$GOLD.E93]*[$USDCHF.B93]*[.$D$82]" office:value-type="float" office:value="105.958175031418" calcext:value-type="float">
            <text:p>105.96</text:p>
          </table:table-cell>
          <table:table-cell table:number-columns-repeated="2"/>
          <table:table-cell table:style-name="ce5" table:formula="of:=[$XAUCHF.B8]*[.$G$82]" office:value-type="float" office:value="78.138600274456" calcext:value-type="float">
            <text:p>78.14</text:p>
          </table:table-cell>
          <table:table-cell table:number-columns-repeated="2"/>
        </table:table-row>
        <table:table-row table:style-name="ro1">
          <table:table-cell table:formula="of:=DATE(YEAR([.A92]);MONTH([.A92])+1;DAY([.A92]))" office:value-type="date" office:date-value="2007-08-01" calcext:value-type="date">
            <text:p>1. Aug. 2007</text:p>
          </table:table-cell>
          <table:table-cell table:formula="of:=[$GOLD.E94]*[$USDCHF.B94]*[.$D$82]" office:value-type="float" office:value="105.397045614819" calcext:value-type="float">
            <text:p>105.40</text:p>
          </table:table-cell>
          <table:table-cell table:number-columns-repeated="2"/>
          <table:table-cell table:style-name="ce5" table:formula="of:=[$XAUCHF.B9]*[.$G$82]" office:value-type="float" office:value="79.7382866104685" calcext:value-type="float">
            <text:p>79.74</text:p>
          </table:table-cell>
          <table:table-cell table:number-columns-repeated="2"/>
        </table:table-row>
        <table:table-row table:style-name="ro1">
          <table:table-cell table:formula="of:=DATE(YEAR([.A93]);MONTH([.A93])+1;DAY([.A93]))" office:value-type="date" office:date-value="2007-09-01" calcext:value-type="date">
            <text:p>1. Sep. 2007</text:p>
          </table:table-cell>
          <table:table-cell table:formula="of:=[$GOLD.E95]*[$USDCHF.B95]*[.$D$82]" office:value-type="float" office:value="125.751660041324" calcext:value-type="float">
            <text:p>125.75</text:p>
          </table:table-cell>
          <table:table-cell table:number-columns-repeated="2"/>
          <table:table-cell table:style-name="ce5" table:formula="of:=[$XAUCHF.B10]*[.$G$82]" office:value-type="float" office:value="84.9166830033327" calcext:value-type="float">
            <text:p>84.92</text:p>
          </table:table-cell>
          <table:table-cell table:number-columns-repeated="2"/>
        </table:table-row>
        <table:table-row table:style-name="ro1">
          <table:table-cell table:formula="of:=DATE(YEAR([.A94]);MONTH([.A94])+1;DAY([.A94]))" office:value-type="date" office:date-value="2007-10-01" calcext:value-type="date">
            <text:p>1. Oct. 2007</text:p>
          </table:table-cell>
          <table:table-cell table:formula="of:=[$GOLD.E96]*[$USDCHF.B96]*[.$D$82]" office:value-type="float" office:value="137.06115016737" calcext:value-type="float">
            <text:p>137.06</text:p>
          </table:table-cell>
          <table:table-cell table:number-columns-repeated="2"/>
          <table:table-cell table:style-name="ce5" table:formula="of:=[$XAUCHF.B11]*[.$G$82]" office:value-type="float" office:value="90.386198784552" calcext:value-type="float">
            <text:p>90.39</text:p>
          </table:table-cell>
          <table:table-cell table:number-columns-repeated="2"/>
        </table:table-row>
        <table:table-row table:style-name="ro1">
          <table:table-cell table:formula="of:=DATE(YEAR([.A95]);MONTH([.A95])+1;DAY([.A95]))" office:value-type="date" office:date-value="2007-11-01" calcext:value-type="date">
            <text:p>1. Nov. 2007</text:p>
          </table:table-cell>
          <table:table-cell table:formula="of:=[$GOLD.E97]*[$USDCHF.B97]*[.$D$82]" office:value-type="float" office:value="123.004630503197" calcext:value-type="float">
            <text:p>123.00</text:p>
          </table:table-cell>
          <table:table-cell table:number-columns-repeated="2"/>
          <table:table-cell table:style-name="ce5" table:formula="of:=[$XAUCHF.B12]*[.$G$82]" office:value-type="float" office:value="86.9143305234268" calcext:value-type="float">
            <text:p>86.91</text:p>
          </table:table-cell>
          <table:table-cell table:number-columns-repeated="2"/>
        </table:table-row>
        <table:table-row table:style-name="ro1">
          <table:table-cell table:formula="of:=DATE(YEAR([.A96]);MONTH([.A96])+1;DAY([.A96]))" office:value-type="date" office:date-value="2007-12-01" calcext:value-type="date">
            <text:p>1. Dec. 2007</text:p>
          </table:table-cell>
          <table:table-cell table:formula="of:=[$GOLD.E98]*[$USDCHF.B98]*[.$D$82]" office:value-type="float" office:value="127.838545503488" calcext:value-type="float">
            <text:p>127.84</text:p>
          </table:table-cell>
          <table:table-cell table:number-columns-repeated="2"/>
          <table:table-cell table:style-name="ce5" table:formula="of:=[$XAUCHF.B13]*[.$G$82]" office:value-type="float" office:value="92.6416388943344" calcext:value-type="float">
            <text:p>92.64</text:p>
          </table:table-cell>
          <table:table-cell table:number-columns-repeated="2"/>
        </table:table-row>
        <table:table-row table:style-name="ro1">
          <table:table-cell table:formula="of:=DATE(YEAR([.A97]);MONTH([.A97])+1;DAY([.A97]))" office:value-type="date" office:date-value="2008-01-01" calcext:value-type="date">
            <text:p>1. Jan. 2008</text:p>
          </table:table-cell>
          <table:table-cell table:formula="of:=[$GOLD.E99]*[$USDCHF.B99]*[.$D$82]" office:value-type="float" office:value="149.061497955329" calcext:value-type="float">
            <text:p>149.06</text:p>
          </table:table-cell>
          <table:table-cell table:number-columns-repeated="2"/>
          <table:table-cell table:style-name="ce5" table:formula="of:=[$XAUCHF.B14]*[.$G$82]" office:value-type="float" office:value="98.0601842775926" calcext:value-type="float">
            <text:p>98.06</text:p>
          </table:table-cell>
          <table:table-cell table:number-columns-repeated="2"/>
        </table:table-row>
        <table:table-row table:style-name="ro1">
          <table:table-cell table:formula="of:=DATE(YEAR([.A98]);MONTH([.A98])+1;DAY([.A98]))" office:value-type="date" office:date-value="2008-02-01" calcext:value-type="date">
            <text:p>1. Feb. 2008</text:p>
          </table:table-cell>
          <table:table-cell table:formula="of:=[$GOLD.E100]*[$USDCHF.B100]*[.$D$82]" office:value-type="float" office:value="145.037096823971" calcext:value-type="float">
            <text:p>145.04</text:p>
          </table:table-cell>
          <table:table-cell table:formula="of:=[ZGLD.E3]*[.$E$82]" office:value-type="float" office:value="100.196035673623" calcext:value-type="float">
            <text:p>100.20</text:p>
          </table:table-cell>
          <table:table-cell/>
          <table:table-cell table:style-name="ce5" table:formula="of:=[$XAUCHF.B15]*[.$G$82]" office:value-type="float" office:value="99.2579886296805" calcext:value-type="float">
            <text:p>99.26</text:p>
          </table:table-cell>
          <table:table-cell table:number-columns-repeated="2"/>
        </table:table-row>
        <table:table-row table:style-name="ro1">
          <table:table-cell table:formula="of:=DATE(YEAR([.A99]);MONTH([.A99])+1;DAY([.A99]))" office:value-type="date" office:date-value="2008-03-01" calcext:value-type="date">
            <text:p>1. Mar. 2008</text:p>
          </table:table-cell>
          <table:table-cell table:formula="of:=[$GOLD.E101]*[$USDCHF.B101]*[.$D$82]" office:value-type="float" office:value="115.772246040304" calcext:value-type="float">
            <text:p>115.77</text:p>
          </table:table-cell>
          <table:table-cell table:formula="of:=[ZGLD.E4]*[.$E$82]" office:value-type="float" office:value="91.2264328392016" calcext:value-type="float">
            <text:p>91.23</text:p>
          </table:table-cell>
          <table:table-cell/>
          <table:table-cell table:style-name="ce5" table:formula="of:=[$XAUCHF.B16]*[.$G$82]" office:value-type="float" office:value="89.1825132326995" calcext:value-type="float">
            <text:p>89.18</text:p>
          </table:table-cell>
          <table:table-cell table:number-columns-repeated="2"/>
        </table:table-row>
        <table:table-row table:style-name="ro1">
          <table:table-cell table:formula="of:=DATE(YEAR([.A100]);MONTH([.A100])+1;DAY([.A100]))" office:value-type="date" office:date-value="2008-04-01" calcext:value-type="date">
            <text:p>1. Apr. 2008</text:p>
          </table:table-cell>
          <table:table-cell table:formula="of:=[$GOLD.E102]*[$USDCHF.B102]*[.$D$82]" office:value-type="float" office:value="107.220986120267" calcext:value-type="float">
            <text:p>107.22</text:p>
          </table:table-cell>
          <table:table-cell table:formula="of:=[ZGLD.E5]*[.$E$82]" office:value-type="float" office:value="89.2562029638251" calcext:value-type="float">
            <text:p>89.26</text:p>
          </table:table-cell>
          <table:table-cell/>
          <table:table-cell table:style-name="ce5" table:formula="of:=[$XAUCHF.B17]*[.$G$82]" office:value-type="float" office:value="88.3973730641051" calcext:value-type="float">
            <text:p>88.40</text:p>
          </table:table-cell>
          <table:table-cell table:number-columns-repeated="2"/>
        </table:table-row>
        <table:table-row table:style-name="ro1">
          <table:table-cell table:formula="of:=DATE(YEAR([.A101]);MONTH([.A101])+1;DAY([.A101]))" office:value-type="date" office:date-value="2008-05-01" calcext:value-type="date">
            <text:p>1. May. 2008</text:p>
          </table:table-cell>
          <table:table-cell table:formula="of:=[$GOLD.E103]*[$USDCHF.B103]*[.$D$82]" office:value-type="float" office:value="112.602852983744" calcext:value-type="float">
            <text:p>112.60</text:p>
          </table:table-cell>
          <table:table-cell table:formula="of:=[ZGLD.E6]*[.$E$82]" office:value-type="float" office:value="91.7506177124805" calcext:value-type="float">
            <text:p>91.75</text:p>
          </table:table-cell>
          <table:table-cell/>
          <table:table-cell table:style-name="ce5" table:formula="of:=[$XAUCHF.B18]*[.$G$82]" office:value-type="float" office:value="90.6106645755734" calcext:value-type="float">
            <text:p>90.61</text:p>
          </table:table-cell>
          <table:table-cell table:number-columns-repeated="2"/>
        </table:table-row>
        <table:table-row table:style-name="ro1">
          <table:table-cell table:formula="of:=DATE(YEAR([.A102]);MONTH([.A102])+1;DAY([.A102]))" office:value-type="date" office:date-value="2008-06-01" calcext:value-type="date">
            <text:p>1. Jun. 2008</text:p>
          </table:table-cell>
          <table:table-cell table:formula="of:=[$GOLD.E104]*[$USDCHF.B104]*[.$D$82]" office:value-type="float" office:value="124.552938713842" calcext:value-type="float">
            <text:p>124.55</text:p>
          </table:table-cell>
          <table:table-cell table:formula="of:=[ZGLD.E7]*[.$E$82]" office:value-type="float" office:value="93.2276723305398" calcext:value-type="float">
            <text:p>93.23</text:p>
          </table:table-cell>
          <table:table-cell/>
          <table:table-cell table:style-name="ce5" table:formula="of:=[$XAUCHF.B19]*[.$G$82]" office:value-type="float" office:value="92.5651832973927" calcext:value-type="float">
            <text:p>92.57</text:p>
          </table:table-cell>
          <table:table-cell table:number-columns-repeated="2"/>
        </table:table-row>
        <table:table-row table:style-name="ro1">
          <table:table-cell table:formula="of:=DATE(YEAR([.A103]);MONTH([.A103])+1;DAY([.A103]))" office:value-type="date" office:date-value="2008-07-01" calcext:value-type="date">
            <text:p>1. Jul. 2008</text:p>
          </table:table-cell>
          <table:table-cell table:formula="of:=[$GOLD.E105]*[$USDCHF.B105]*[.$D$82]" office:value-type="float" office:value="118.91657875504" calcext:value-type="float">
            <text:p>118.92</text:p>
          </table:table-cell>
          <table:table-cell table:formula="of:=[ZGLD.E8]*[.$E$82]" office:value-type="float" office:value="94.7044049882954" calcext:value-type="float">
            <text:p>94.70</text:p>
          </table:table-cell>
          <table:table-cell/>
          <table:table-cell table:style-name="ce5" table:formula="of:=[$XAUCHF.B20]*[.$G$82]" office:value-type="float" office:value="93.816898647324" calcext:value-type="float">
            <text:p>93.82</text:p>
          </table:table-cell>
          <table:table-cell table:number-columns-repeated="2"/>
        </table:table-row>
        <table:table-row table:style-name="ro1">
          <table:table-cell table:formula="of:=DATE(YEAR([.A104]);MONTH([.A104])+1;DAY([.A104]))" office:value-type="date" office:date-value="2008-08-01" calcext:value-type="date">
            <text:p>1. Aug. 2008</text:p>
          </table:table-cell>
          <table:table-cell table:formula="of:=[$GOLD.E106]*[$USDCHF.B106]*[.$D$82]" office:value-type="float" office:value="102.567373340504" calcext:value-type="float">
            <text:p>102.57</text:p>
          </table:table-cell>
          <table:table-cell table:formula="of:=[ZGLD.E9]*[.$E$82]" office:value-type="float" office:value="90.735737730814" calcext:value-type="float">
            <text:p>90.74</text:p>
          </table:table-cell>
          <table:table-cell/>
          <table:table-cell table:style-name="ce5" table:formula="of:=[$XAUCHF.B21]*[.$G$82]" office:value-type="float" office:value="89.6922172123113" calcext:value-type="float">
            <text:p>89.69</text:p>
          </table:table-cell>
          <table:table-cell table:number-columns-repeated="2"/>
        </table:table-row>
        <table:table-row table:style-name="ro1">
          <table:table-cell table:formula="of:=DATE(YEAR([.A105]);MONTH([.A105])+1;DAY([.A105]))" office:value-type="date" office:date-value="2008-09-01" calcext:value-type="date">
            <text:p>1. Sep. 2008</text:p>
          </table:table-cell>
          <table:table-cell table:formula="of:=[$GOLD.E107]*[$USDCHF.B107]*[.$D$82]" office:value-type="float" office:value="110.473752395832" calcext:value-type="float">
            <text:p>110.47</text:p>
          </table:table-cell>
          <table:table-cell table:formula="of:=[ZGLD.E10]*[.$E$82]" office:value-type="float" office:value="96.7912527318471" calcext:value-type="float">
            <text:p>96.79</text:p>
          </table:table-cell>
          <table:table-cell/>
          <table:table-cell table:style-name="ce5" table:formula="of:=[$XAUCHF.B22]*[.$G$82]" office:value-type="float" office:value="95.7077043716918" calcext:value-type="float">
            <text:p>95.71</text:p>
          </table:table-cell>
          <table:table-cell table:number-columns-repeated="2"/>
        </table:table-row>
        <table:table-row table:style-name="ro1">
          <table:table-cell table:formula="of:=DATE(YEAR([.A106]);MONTH([.A106])+1;DAY([.A106]))" office:value-type="date" office:date-value="2008-10-01" calcext:value-type="date">
            <text:p>1. Oct. 2008</text:p>
          </table:table-cell>
          <table:table-cell table:formula="of:=[$GOLD.E108]*[$USDCHF.B108]*[.$D$82]" office:value-type="float" office:value="70.5965347135257" calcext:value-type="float">
            <text:p>70.60</text:p>
          </table:table-cell>
          <table:table-cell table:formula="of:=[ZGLD.E11]*[.$E$82]" office:value-type="float" office:value="83.9854271213169" calcext:value-type="float">
            <text:p>83.99</text:p>
          </table:table-cell>
          <table:table-cell/>
          <table:table-cell table:style-name="ce5" table:formula="of:=[$XAUCHF.B23]*[.$G$82]" office:value-type="float" office:value="82.2838659086454" calcext:value-type="float">
            <text:p>82.28</text:p>
          </table:table-cell>
          <table:table-cell table:number-columns-repeated="2"/>
        </table:table-row>
        <table:table-row table:style-name="ro1">
          <table:table-cell table:formula="of:=DATE(YEAR([.A107]);MONTH([.A107])+1;DAY([.A107]))" office:value-type="date" office:date-value="2008-11-01" calcext:value-type="date">
            <text:p>1. Nov. 2008</text:p>
          </table:table-cell>
          <table:table-cell table:formula="of:=[$GOLD.E109]*[$USDCHF.B109]*[.$D$82]" office:value-type="float" office:value="95.8824757374744" calcext:value-type="float">
            <text:p>95.88</text:p>
          </table:table-cell>
          <table:table-cell table:formula="of:=[ZGLD.E12]*[.$E$82]" office:value-type="float" office:value="97.7599301692294" calcext:value-type="float">
            <text:p>97.76</text:p>
          </table:table-cell>
          <table:table-cell/>
          <table:table-cell table:style-name="ce5" table:formula="of:=[$XAUCHF.B24]*[.$G$82]" office:value-type="float" office:value="97.2554401097824" calcext:value-type="float">
            <text:p>97.26</text:p>
          </table:table-cell>
          <table:table-cell table:number-columns-repeated="2"/>
        </table:table-row>
        <table:table-row table:style-name="ro1">
          <table:table-cell table:formula="of:=DATE(YEAR([.A108]);MONTH([.A108])+1;DAY([.A108]))" office:value-type="date" office:date-value="2008-12-01" calcext:value-type="date">
            <text:p>1. Dec. 2008</text:p>
          </table:table-cell>
          <table:table-cell table:formula="of:=[$GOLD.E110]*[$USDCHF.B110]*[.$D$82]" office:value-type="float" office:value="105.220127749924" calcext:value-type="float">
            <text:p>105.22</text:p>
          </table:table-cell>
          <table:table-cell table:formula="of:=[ZGLD.E13]*[.$E$82]" office:value-type="float" office:value="90.8895845078707" calcext:value-type="float">
            <text:p>90.89</text:p>
          </table:table-cell>
          <table:table-cell/>
          <table:table-cell table:style-name="ce5" table:formula="of:=[$XAUCHF.B25]*[.$G$82]" office:value-type="float" office:value="92.064301117428" calcext:value-type="float">
            <text:p>92.06</text:p>
          </table:table-cell>
          <table:table-cell table:number-columns-repeated="2"/>
        </table:table-row>
        <table:table-row table:style-name="ro1">
          <table:table-cell table:formula="of:=DATE(YEAR([.A109]);MONTH([.A109])+1;DAY([.A109]))" office:value-type="date" office:date-value="2009-01-01" calcext:value-type="date">
            <text:p>1. Jan. 2009</text:p>
          </table:table-cell>
          <table:table-cell table:formula="of:=[$GOLD.E111]*[$USDCHF.B111]*[.$D$82]" office:value-type="float" office:value="116.709729270281" calcext:value-type="float">
            <text:p>116.71</text:p>
          </table:table-cell>
          <table:table-cell table:formula="of:=[ZGLD.E14]*[.$E$82]" office:value-type="float" office:value="105.676184348812" calcext:value-type="float">
            <text:p>105.68</text:p>
          </table:table-cell>
          <table:table-cell/>
          <table:table-cell table:style-name="ce5" table:formula="of:=[$XAUCHF.B26]*[.$G$82]" office:value-type="float" office:value="105.630268574789" calcext:value-type="float">
            <text:p>105.63</text:p>
          </table:table-cell>
          <table:table-cell table:number-columns-repeated="2"/>
        </table:table-row>
        <table:table-row table:style-name="ro1">
          <table:table-cell table:formula="of:=DATE(YEAR([.A110]);MONTH([.A110])+1;DAY([.A110]))" office:value-type="date" office:date-value="2009-02-01" calcext:value-type="date">
            <text:p>1. Feb. 2009</text:p>
          </table:table-cell>
          <table:table-cell table:formula="of:=[$GOLD.E112]*[$USDCHF.B112]*[.$D$82]" office:value-type="float" office:value="94.8088872529155" calcext:value-type="float">
            <text:p>94.81</text:p>
          </table:table-cell>
          <table:table-cell table:formula="of:=[ZGLD.E15]*[.$E$82]" office:value-type="float" office:value="108.87096976807" calcext:value-type="float">
            <text:p>108.87</text:p>
          </table:table-cell>
          <table:table-cell/>
          <table:table-cell table:style-name="ce5" table:formula="of:=[$XAUCHF.B27]*[.$G$82]" office:value-type="float" office:value="108.441482062341" calcext:value-type="float">
            <text:p>108.44</text:p>
          </table:table-cell>
          <table:table-cell table:number-columns-repeated="2"/>
        </table:table-row>
        <table:table-row table:style-name="ro1">
          <table:table-cell table:formula="of:=DATE(YEAR([.A111]);MONTH([.A111])+1;DAY([.A111]))" office:value-type="date" office:date-value="2009-03-01" calcext:value-type="date">
            <text:p>1. Mar. 2009</text:p>
          </table:table-cell>
          <table:table-cell table:formula="of:=[$GOLD.E113]*[$USDCHF.B113]*[.$D$82]" office:value-type="float" office:value="99.0399607142515" calcext:value-type="float">
            <text:p>99.04</text:p>
          </table:table-cell>
          <table:table-cell table:formula="of:=[ZGLD.E16]*[.$E$82]" office:value-type="float" office:value="102.853601790079" calcext:value-type="float">
            <text:p>102.85</text:p>
          </table:table-cell>
          <table:table-cell/>
          <table:table-cell table:style-name="ce5" table:formula="of:=[$XAUCHF.B28]*[.$G$82]" office:value-type="float" office:value="102.610272495589" calcext:value-type="float">
            <text:p>102.61</text:p>
          </table:table-cell>
          <table:table-cell table:number-columns-repeated="2"/>
        </table:table-row>
        <table:table-row table:style-name="ro1">
          <table:table-cell table:formula="of:=DATE(YEAR([.A112]);MONTH([.A112])+1;DAY([.A112]))" office:value-type="date" office:date-value="2009-04-01" calcext:value-type="date">
            <text:p>1. Apr. 2009</text:p>
          </table:table-cell>
          <table:table-cell table:formula="of:=[$GOLD.E114]*[$USDCHF.B114]*[.$D$82]" office:value-type="float" office:value="89.0459415256932" calcext:value-type="float">
            <text:p>89.05</text:p>
          </table:table-cell>
          <table:table-cell table:formula="of:=[ZGLD.E17]*[.$E$82]" office:value-type="float" office:value="99.3796525939141" calcext:value-type="float">
            <text:p>99.38</text:p>
          </table:table-cell>
          <table:table-cell/>
          <table:table-cell table:style-name="ce5" table:formula="of:=[$XAUCHF.B29]*[.$G$82]" office:value-type="float" office:value="99.147226034111" calcext:value-type="float">
            <text:p>99.15</text:p>
          </table:table-cell>
          <table:table-cell table:number-columns-repeated="2"/>
        </table:table-row>
        <table:table-row table:style-name="ro1">
          <table:table-cell table:formula="of:=DATE(YEAR([.A113]);MONTH([.A113])+1;DAY([.A113]))" office:value-type="date" office:date-value="2009-05-01" calcext:value-type="date">
            <text:p>1. May. 2009</text:p>
          </table:table-cell>
          <table:table-cell table:formula="of:=[$GOLD.E115]*[$USDCHF.B115]*[.$D$82]" office:value-type="float" office:value="108.927954379942" calcext:value-type="float">
            <text:p>108.93</text:p>
          </table:table-cell>
          <table:table-cell table:formula="of:=[ZGLD.E18]*[.$E$82]" office:value-type="float" office:value="102.977669410254" calcext:value-type="float">
            <text:p>102.98</text:p>
          </table:table-cell>
          <table:table-cell/>
          <table:table-cell table:style-name="ce5" table:formula="of:=[$XAUCHF.B30]*[.$G$82]" office:value-type="float" office:value="102.475985100961" calcext:value-type="float">
            <text:p>102.48</text:p>
          </table:table-cell>
          <table:table-cell table:number-columns-repeated="2"/>
        </table:table-row>
        <table:table-row table:style-name="ro1">
          <table:table-cell table:formula="of:=DATE(YEAR([.A114]);MONTH([.A114])+1;DAY([.A114]))" office:value-type="date" office:date-value="2009-06-01" calcext:value-type="date">
            <text:p>1. Jun. 2009</text:p>
          </table:table-cell>
          <table:table-cell table:formula="of:=[$GOLD.E116]*[$USDCHF.B116]*[.$D$82]" office:value-type="float" office:value="97.6971095888453" calcext:value-type="float">
            <text:p>97.70</text:p>
          </table:table-cell>
          <table:table-cell table:formula="of:=[ZGLD.E19]*[.$E$82]" office:value-type="float" office:value="99.2866042050857" calcext:value-type="float">
            <text:p>99.29</text:p>
          </table:table-cell>
          <table:table-cell/>
          <table:table-cell table:style-name="ce5" table:formula="of:=[$XAUCHF.B31]*[.$G$82]" office:value-type="float" office:value="98.6718290531269" calcext:value-type="float">
            <text:p>98.67</text:p>
          </table:table-cell>
          <table:table-cell table:number-columns-repeated="2"/>
        </table:table-row>
        <table:table-row table:style-name="ro1">
          <table:table-cell table:formula="of:=DATE(YEAR([.A115]);MONTH([.A115])+1;DAY([.A115]))" office:value-type="date" office:date-value="2009-07-01" calcext:value-type="date">
            <text:p>1. Jul. 2009</text:p>
          </table:table-cell>
          <table:table-cell table:formula="of:=[$GOLD.E117]*[$USDCHF.B117]*[.$D$82]" office:value-type="float" office:value="100" calcext:value-type="float">
            <text:p>100.00</text:p>
          </table:table-cell>
          <table:table-cell table:formula="of:=[ZGLD.E20]*[.$E$82]" office:value-type="float" office:value="100" calcext:value-type="float">
            <text:p>100.00</text:p>
          </table:table-cell>
          <table:table-cell table:formula="of:=[$SGLDL.E3]*[$USDCHF.B117]/100*[.$F$82]" office:value-type="float" office:value="100" calcext:value-type="float">
            <text:p>100.00</text:p>
          </table:table-cell>
          <table:table-cell table:style-name="ce5" table:formula="of:=[$XAUCHF.B32]*[.$G$82]" office:value-type="float" office:value="100" calcext:value-type="float">
            <text:p>100.00</text:p>
          </table:table-cell>
          <table:table-cell table:number-columns-repeated="2"/>
        </table:table-row>
        <table:table-row table:style-name="ro1">
          <table:table-cell table:formula="of:=DATE(YEAR([.A116]);MONTH([.A116])+1;DAY([.A116]))" office:value-type="date" office:date-value="2009-08-01" calcext:value-type="date">
            <text:p>1. Aug. 2009</text:p>
          </table:table-cell>
          <table:table-cell table:formula="of:=[$GOLD.E118]*[$USDCHF.B118]*[.$D$82]" office:value-type="float" office:value="98.5337078509857" calcext:value-type="float">
            <text:p>98.53</text:p>
          </table:table-cell>
          <table:table-cell table:formula="of:=[ZGLD.E21]*[.$E$82]" office:value-type="float" office:value="98.8523628818678" calcext:value-type="float">
            <text:p>98.85</text:p>
          </table:table-cell>
          <table:table-cell table:formula="of:=[$SGLDL.E4]*[$USDCHF.B118]/100*[.$F$82]" office:value-type="float" office:value="100.818098516108" calcext:value-type="float">
            <text:p>100.82</text:p>
          </table:table-cell>
          <table:table-cell table:style-name="ce5" table:formula="of:=[$XAUCHF.B33]*[.$G$82]" office:value-type="float" office:value="98.779651048814" calcext:value-type="float">
            <text:p>98.78</text:p>
          </table:table-cell>
          <table:table-cell table:number-columns-repeated="2"/>
        </table:table-row>
        <table:table-row table:style-name="ro1">
          <table:table-cell table:formula="of:=DATE(YEAR([.A117]);MONTH([.A117])+1;DAY([.A117]))" office:value-type="date" office:date-value="2009-09-01" calcext:value-type="date">
            <text:p>1. Sep. 2009</text:p>
          </table:table-cell>
          <table:table-cell table:formula="of:=[$GOLD.E119]*[$USDCHF.B119]*[.$D$82]" office:value-type="float" office:value="105.283027901679" calcext:value-type="float">
            <text:p>105.28</text:p>
          </table:table-cell>
          <table:table-cell table:formula="of:=[ZGLD.E22]*[.$E$82]" office:value-type="float" office:value="102.202235152647" calcext:value-type="float">
            <text:p>102.20</text:p>
          </table:table-cell>
          <table:table-cell table:formula="of:=[$SGLDL.E5]*[$USDCHF.B119]/100*[.$F$82]" office:value-type="float" office:value="102.758651335932" calcext:value-type="float">
            <text:p>102.76</text:p>
          </table:table-cell>
          <table:table-cell table:style-name="ce5" table:formula="of:=[$XAUCHF.B34]*[.$G$82]" office:value-type="float" office:value="102.325034306999" calcext:value-type="float">
            <text:p>102.33</text:p>
          </table:table-cell>
          <table:table-cell table:number-columns-repeated="2"/>
        </table:table-row>
        <table:table-row table:style-name="ro1">
          <table:table-cell table:formula="of:=DATE(YEAR([.A118]);MONTH([.A118])+1;DAY([.A118]))" office:value-type="date" office:date-value="2009-10-01" calcext:value-type="date">
            <text:p>1. Oct. 2009</text:p>
          </table:table-cell>
          <table:table-cell table:formula="of:=[$GOLD.E120]*[$USDCHF.B120]*[.$D$82]" office:value-type="float" office:value="98.8952765405239" calcext:value-type="float">
            <text:p>98.90</text:p>
          </table:table-cell>
          <table:table-cell table:formula="of:=[ZGLD.E23]*[.$E$82]" office:value-type="float" office:value="104.559557156816" calcext:value-type="float">
            <text:p>104.56</text:p>
          </table:table-cell>
          <table:table-cell table:formula="of:=[$SGLDL.E6]*[$USDCHF.B120]/100*[.$F$82]" office:value-type="float" office:value="106.315538527123" calcext:value-type="float">
            <text:p>106.32</text:p>
          </table:table-cell>
          <table:table-cell table:style-name="ce5" table:formula="of:=[$XAUCHF.B35]*[.$G$82]" office:value-type="float" office:value="105.135267594589" calcext:value-type="float">
            <text:p>105.14</text:p>
          </table:table-cell>
          <table:table-cell table:number-columns-repeated="2"/>
        </table:table-row>
        <table:table-row table:style-name="ro1">
          <table:table-cell table:formula="of:=DATE(YEAR([.A119]);MONTH([.A119])+1;DAY([.A119]))" office:value-type="date" office:date-value="2009-11-01" calcext:value-type="date">
            <text:p>1. Nov. 2009</text:p>
          </table:table-cell>
          <table:table-cell table:formula="of:=[$GOLD.E121]*[$USDCHF.B121]*[.$D$82]" office:value-type="float" office:value="115.052165128369" calcext:value-type="float">
            <text:p>115.05</text:p>
          </table:table-cell>
          <table:table-cell table:formula="of:=[ZGLD.E24]*[.$E$82]" office:value-type="float" office:value="115.928349241843" calcext:value-type="float">
            <text:p>115.93</text:p>
          </table:table-cell>
          <table:table-cell table:formula="of:=[$SGLDL.E7]*[$USDCHF.B121]/100*[.$F$82]" office:value-type="float" office:value="117.65802210729" calcext:value-type="float">
            <text:p>117.66</text:p>
          </table:table-cell>
          <table:table-cell table:style-name="ce5" table:formula="of:=[$XAUCHF.B36]*[.$G$82]" office:value-type="float" office:value="116.146833954127" calcext:value-type="float">
            <text:p>116.15</text:p>
          </table:table-cell>
          <table:table-cell table:number-columns-repeated="2"/>
        </table:table-row>
        <table:table-row table:style-name="ro1">
          <table:table-cell table:formula="of:=DATE(YEAR([.A120]);MONTH([.A120])+1;DAY([.A120]))" office:value-type="date" office:date-value="2009-12-01" calcext:value-type="date">
            <text:p>1. Dec. 2009</text:p>
          </table:table-cell>
          <table:table-cell table:formula="of:=[$GOLD.E122]*[$USDCHF.B122]*[.$D$82]" office:value-type="float" office:value="109.352103838638" calcext:value-type="float">
            <text:p>109.35</text:p>
          </table:table-cell>
          <table:table-cell table:formula="of:=[ZGLD.E25]*[.$E$82]" office:value-type="float" office:value="111.563587684186" calcext:value-type="float">
            <text:p>111.56</text:p>
          </table:table-cell>
          <table:table-cell table:formula="of:=[$SGLDL.E8]*[$USDCHF.B122]/100*[.$F$82]" office:value-type="float" office:value="112.102469782075" calcext:value-type="float">
            <text:p>112.10</text:p>
          </table:table-cell>
          <table:table-cell table:style-name="ce5" table:formula="of:=[$XAUCHF.B37]*[.$G$82]" office:value-type="float" office:value="111.340913546363" calcext:value-type="float">
            <text:p>111.34</text:p>
          </table:table-cell>
          <table:table-cell table:number-columns-repeated="2"/>
        </table:table-row>
        <table:table-row table:style-name="ro1">
          <table:table-cell table:formula="of:=DATE(YEAR([.A121]);MONTH([.A121])+1;DAY([.A121]))" office:value-type="date" office:date-value="2010-01-01" calcext:value-type="date">
            <text:p>1. Jan. 2010</text:p>
          </table:table-cell>
          <table:table-cell table:formula="of:=[$GOLD.E123]*[$USDCHF.B123]*[.$D$82]" office:value-type="float" office:value="99.0238409671398" calcext:value-type="float">
            <text:p>99.02</text:p>
          </table:table-cell>
          <table:table-cell table:formula="of:=[ZGLD.E26]*[.$E$82]" office:value-type="float" office:value="111.771408097483" calcext:value-type="float">
            <text:p>111.77</text:p>
          </table:table-cell>
          <table:table-cell table:formula="of:=[$SGLDL.E9]*[$USDCHF.B123]/100*[.$F$82]" office:value-type="float" office:value="113.831316778906" calcext:value-type="float">
            <text:p>113.83</text:p>
          </table:table-cell>
          <table:table-cell table:style-name="ce5" table:formula="of:=[$XAUCHF.B38]*[.$G$82]" office:value-type="float" office:value="112.380905704764" calcext:value-type="float">
            <text:p>112.38</text:p>
          </table:table-cell>
          <table:table-cell table:number-columns-repeated="2"/>
        </table:table-row>
        <table:table-row table:style-name="ro1">
          <table:table-cell table:formula="of:=DATE(YEAR([.A122]);MONTH([.A122])+1;DAY([.A122]))" office:value-type="date" office:date-value="2010-02-01" calcext:value-type="date">
            <text:p>1. Feb. 2010</text:p>
          </table:table-cell>
          <table:table-cell table:formula="of:=[$GOLD.E124]*[$USDCHF.B124]*[.$D$82]" office:value-type="float" office:value="108.413208302948" calcext:value-type="float">
            <text:p>108.41</text:p>
          </table:table-cell>
          <table:table-cell table:formula="of:=[ZGLD.E27]*[.$E$82]" office:value-type="float" office:value="117.664708455299" calcext:value-type="float">
            <text:p>117.66</text:p>
          </table:table-cell>
          <table:table-cell table:formula="of:=[$SGLDL.E10]*[$USDCHF.B124]/100*[.$F$82]" office:value-type="float" office:value="118.378707413178" calcext:value-type="float">
            <text:p>118.38</text:p>
          </table:table-cell>
          <table:table-cell table:style-name="ce5" table:formula="of:=[$XAUCHF.B39]*[.$G$82]" office:value-type="float" office:value="117.483826700647" calcext:value-type="float">
            <text:p>117.48</text:p>
          </table:table-cell>
          <table:table-cell table:number-columns-repeated="2"/>
        </table:table-row>
        <table:table-row table:style-name="ro1">
          <table:table-cell table:formula="of:=DATE(YEAR([.A123]);MONTH([.A123])+1;DAY([.A123]))" office:value-type="date" office:date-value="2010-03-01" calcext:value-type="date">
            <text:p>1. Mar. 2010</text:p>
          </table:table-cell>
          <table:table-cell table:formula="of:=[$GOLD.E125]*[$USDCHF.B125]*[.$D$82]" office:value-type="float" office:value="108.3352228652" calcext:value-type="float">
            <text:p>108.34</text:p>
          </table:table-cell>
          <table:table-cell table:formula="of:=[ZGLD.E28]*[.$E$82]" office:value-type="float" office:value="115.373145137217" calcext:value-type="float">
            <text:p>115.37</text:p>
          </table:table-cell>
          <table:table-cell table:formula="of:=[$SGLDL.E11]*[$USDCHF.B125]/100*[.$F$82]" office:value-type="float" office:value="116.924970187616" calcext:value-type="float">
            <text:p>116.92</text:p>
          </table:table-cell>
          <table:table-cell table:style-name="ce5" table:formula="of:=[$XAUCHF.B40]*[.$G$82]" office:value-type="float" office:value="115.03724759851" calcext:value-type="float">
            <text:p>115.04</text:p>
          </table:table-cell>
          <table:table-cell table:number-columns-repeated="2"/>
        </table:table-row>
        <table:table-row table:style-name="ro1">
          <table:table-cell table:formula="of:=DATE(YEAR([.A124]);MONTH([.A124])+1;DAY([.A124]))" office:value-type="date" office:date-value="2010-04-01" calcext:value-type="date">
            <text:p>1. Apr. 2010</text:p>
          </table:table-cell>
          <table:table-cell table:formula="of:=[$GOLD.E126]*[$USDCHF.B126]*[.$D$82]" office:value-type="float" office:value="125.847737024321" calcext:value-type="float">
            <text:p>125.85</text:p>
          </table:table-cell>
          <table:table-cell table:formula="of:=[ZGLD.E29]*[.$E$82]" office:value-type="float" office:value="125.141127328929" calcext:value-type="float">
            <text:p>125.14</text:p>
          </table:table-cell>
          <table:table-cell table:formula="of:=[$SGLDL.E12]*[$USDCHF.B126]/100*[.$F$82]" office:value-type="float" office:value="126.38033400546" calcext:value-type="float">
            <text:p>126.38</text:p>
          </table:table-cell>
          <table:table-cell table:style-name="ce5" table:formula="of:=[$XAUCHF.B41]*[.$G$82]" office:value-type="float" office:value="124.571652617134" calcext:value-type="float">
            <text:p>124.57</text:p>
          </table:table-cell>
          <table:table-cell table:number-columns-repeated="2"/>
        </table:table-row>
        <table:table-row table:style-name="ro1">
          <table:table-cell table:formula="of:=DATE(YEAR([.A125]);MONTH([.A125])+1;DAY([.A125]))" office:value-type="date" office:date-value="2010-05-01" calcext:value-type="date">
            <text:p>1. May. 2010</text:p>
          </table:table-cell>
          <table:table-cell table:formula="of:=[$GOLD.E127]*[$USDCHF.B127]*[.$D$82]" office:value-type="float" office:value="130.321813359317" calcext:value-type="float">
            <text:p>130.32</text:p>
          </table:table-cell>
          <table:table-cell table:formula="of:=[ZGLD.E30]*[.$E$82]" office:value-type="float" office:value="138.088711626961" calcext:value-type="float">
            <text:p>138.09</text:p>
          </table:table-cell>
          <table:table-cell table:formula="of:=[$SGLDL.E13]*[$USDCHF.B127]/100*[.$F$82]" office:value-type="float" office:value="138.659002888378" calcext:value-type="float">
            <text:p>138.66</text:p>
          </table:table-cell>
          <table:table-cell table:style-name="ce5" table:formula="of:=[$XAUCHF.B42]*[.$G$82]" office:value-type="float" office:value="137.678886492845" calcext:value-type="float">
            <text:p>137.68</text:p>
          </table:table-cell>
          <table:table-cell table:number-columns-repeated="2"/>
        </table:table-row>
        <table:table-row table:style-name="ro1">
          <table:table-cell table:formula="of:=DATE(YEAR([.A126]);MONTH([.A126])+1;DAY([.A126]))" office:value-type="date" office:date-value="2010-06-01" calcext:value-type="date">
            <text:p>1. Jun. 2010</text:p>
          </table:table-cell>
          <table:table-cell table:formula="of:=[$GOLD.E128]*[$USDCHF.B128]*[.$D$82]" office:value-type="float" office:value="131.198285296377" calcext:value-type="float">
            <text:p>131.20</text:p>
          </table:table-cell>
          <table:table-cell table:formula="of:=[ZGLD.E31]*[.$E$82]" office:value-type="float" office:value="131.618795563625" calcext:value-type="float">
            <text:p>131.62</text:p>
          </table:table-cell>
          <table:table-cell table:formula="of:=[$SGLDL.E14]*[$USDCHF.B128]/100*[.$F$82]" office:value-type="float" office:value="133.230138089622" calcext:value-type="float">
            <text:p>133.23</text:p>
          </table:table-cell>
          <table:table-cell table:style-name="ce5" table:formula="of:=[$XAUCHF.B43]*[.$G$82]" office:value-type="float" office:value="131.182121152715" calcext:value-type="float">
            <text:p>131.18</text:p>
          </table:table-cell>
          <table:table-cell table:number-columns-repeated="2"/>
        </table:table-row>
        <table:table-row table:style-name="ro1">
          <table:table-cell table:formula="of:=DATE(YEAR([.A127]);MONTH([.A127])+1;DAY([.A127]))" office:value-type="date" office:date-value="2010-07-01" calcext:value-type="date">
            <text:p>1. Jul. 2010</text:p>
          </table:table-cell>
          <table:table-cell table:formula="of:=[$GOLD.E129]*[$USDCHF.B129]*[.$D$82]" office:value-type="float" office:value="114.800516818683" calcext:value-type="float">
            <text:p>114.80</text:p>
          </table:table-cell>
          <table:table-cell table:formula="of:=[ZGLD.E32]*[.$E$82]" office:value-type="float" office:value="120.843051876732" calcext:value-type="float">
            <text:p>120.84</text:p>
          </table:table-cell>
          <table:table-cell table:formula="of:=[$SGLDL.E15]*[$USDCHF.B129]/100*[.$F$82]" office:value-type="float" office:value="121.009190343998" calcext:value-type="float">
            <text:p>121.01</text:p>
          </table:table-cell>
          <table:table-cell table:style-name="ce5" table:formula="of:=[$XAUCHF.B44]*[.$G$82]" office:value-type="float" office:value="120.481278180749" calcext:value-type="float">
            <text:p>120.48</text:p>
          </table:table-cell>
          <table:table-cell table:number-columns-repeated="2"/>
        </table:table-row>
        <table:table-row table:style-name="ro1">
          <table:table-cell table:formula="of:=DATE(YEAR([.A128]);MONTH([.A128])+1;DAY([.A128]))" office:value-type="date" office:date-value="2010-08-01" calcext:value-type="date">
            <text:p>1. Aug. 2010</text:p>
          </table:table-cell>
          <table:table-cell table:formula="of:=[$GOLD.E130]*[$USDCHF.B130]*[.$D$82]" office:value-type="float" office:value="127.199649200891" calcext:value-type="float">
            <text:p>127.20</text:p>
          </table:table-cell>
          <table:table-cell table:formula="of:=[ZGLD.E33]*[.$E$82]" office:value-type="float" office:value="124.503722540392" calcext:value-type="float">
            <text:p>124.50</text:p>
          </table:table-cell>
          <table:table-cell table:formula="of:=[$SGLDL.E16]*[$USDCHF.B130]/100*[.$F$82]" office:value-type="float" office:value="125.580119034579" calcext:value-type="float">
            <text:p>125.58</text:p>
          </table:table-cell>
          <table:table-cell table:style-name="ce5" table:formula="of:=[$XAUCHF.B45]*[.$G$82]" office:value-type="float" office:value="123.954126641835" calcext:value-type="float">
            <text:p>123.95</text:p>
          </table:table-cell>
          <table:table-cell table:number-columns-repeated="2"/>
        </table:table-row>
        <table:table-row table:style-name="ro1">
          <table:table-cell table:formula="of:=DATE(YEAR([.A129]);MONTH([.A129])+1;DAY([.A129]))" office:value-type="date" office:date-value="2010-09-01" calcext:value-type="date">
            <text:p>1. Sep. 2010</text:p>
          </table:table-cell>
          <table:table-cell table:formula="of:=[$GOLD.E131]*[$USDCHF.B131]*[.$D$82]" office:value-type="float" office:value="121.924423988678" calcext:value-type="float">
            <text:p>121.92</text:p>
          </table:table-cell>
          <table:table-cell table:formula="of:=[ZGLD.E34]*[.$E$82]" office:value-type="float" office:value="125.414081428302" calcext:value-type="float">
            <text:p>125.41</text:p>
          </table:table-cell>
          <table:table-cell table:formula="of:=[$SGLDL.E17]*[$USDCHF.B131]/100*[.$F$82]" office:value-type="float" office:value="127.516606369688" calcext:value-type="float">
            <text:p>127.52</text:p>
          </table:table-cell>
          <table:table-cell table:style-name="ce5" table:formula="of:=[$XAUCHF.B46]*[.$G$82]" office:value-type="float" office:value="125.911585963537" calcext:value-type="float">
            <text:p>125.91</text:p>
          </table:table-cell>
          <table:table-cell table:number-columns-repeated="2"/>
        </table:table-row>
        <table:table-row table:style-name="ro1">
          <table:table-cell table:formula="of:=DATE(YEAR([.A130]);MONTH([.A130])+1;DAY([.A130]))" office:value-type="date" office:date-value="2010-10-01" calcext:value-type="date">
            <text:p>1. Oct. 2010</text:p>
          </table:table-cell>
          <table:table-cell table:formula="of:=[$GOLD.E132]*[$USDCHF.B132]*[.$D$82]" office:value-type="float" office:value="126.652592855555" calcext:value-type="float">
            <text:p>126.65</text:p>
          </table:table-cell>
          <table:table-cell table:formula="of:=[ZGLD.E35]*[.$E$82]" office:value-type="float" office:value="129.980775992198" calcext:value-type="float">
            <text:p>129.98</text:p>
          </table:table-cell>
          <table:table-cell table:formula="of:=[$SGLDL.E18]*[$USDCHF.B132]/100*[.$F$82]" office:value-type="float" office:value="131.351070324808" calcext:value-type="float">
            <text:p>131.35</text:p>
          </table:table-cell>
          <table:table-cell table:style-name="ce5" table:formula="of:=[$XAUCHF.B47]*[.$G$82]" office:value-type="float" office:value="130.81650656734" calcext:value-type="float">
            <text:p>130.82</text:p>
          </table:table-cell>
          <table:table-cell table:number-columns-repeated="2"/>
        </table:table-row>
        <table:table-row table:style-name="ro1">
          <table:table-cell table:formula="of:=DATE(YEAR([.A131]);MONTH([.A131])+1;DAY([.A131]))" office:value-type="date" office:date-value="2010-11-01" calcext:value-type="date">
            <text:p>1. Nov. 2010</text:p>
          </table:table-cell>
          <table:table-cell table:formula="of:=[$GOLD.E133]*[$USDCHF.B133]*[.$D$82]" office:value-type="float" office:value="139.089127771782" calcext:value-type="float">
            <text:p>139.09</text:p>
          </table:table-cell>
          <table:table-cell table:formula="of:=[ZGLD.E36]*[.$E$82]" office:value-type="float" office:value="135.341817034897" calcext:value-type="float">
            <text:p>135.34</text:p>
          </table:table-cell>
          <table:table-cell table:formula="of:=[$SGLDL.E19]*[$USDCHF.B133]/100*[.$F$82]" office:value-type="float" office:value="137.936404872615" calcext:value-type="float">
            <text:p>137.94</text:p>
          </table:table-cell>
          <table:table-cell table:style-name="ce5" table:formula="of:=[$XAUCHF.B48]*[.$G$82]" office:value-type="float" office:value="136.142913154283" calcext:value-type="float">
            <text:p>136.14</text:p>
          </table:table-cell>
          <table:table-cell table:number-columns-repeated="2"/>
        </table:table-row>
        <table:table-row table:style-name="ro1">
          <table:table-cell table:formula="of:=DATE(YEAR([.A132]);MONTH([.A132])+1;DAY([.A132]))" office:value-type="date" office:date-value="2010-12-01" calcext:value-type="date">
            <text:p>1. Dec. 2010</text:p>
          </table:table-cell>
          <table:table-cell table:formula="of:=[$GOLD.E134]*[$USDCHF.B134]*[.$D$82]" office:value-type="float" office:value="133.184776894104" calcext:value-type="float">
            <text:p>133.18</text:p>
          </table:table-cell>
          <table:table-cell table:formula="of:=[ZGLD.E37]*[.$E$82]" office:value-type="float" office:value="129.700069101118" calcext:value-type="float">
            <text:p>129.70</text:p>
          </table:table-cell>
          <table:table-cell table:formula="of:=[$SGLDL.E20]*[$USDCHF.B134]/100*[.$F$82]" office:value-type="float" office:value="130.289730302321" calcext:value-type="float">
            <text:p>130.29</text:p>
          </table:table-cell>
          <table:table-cell table:style-name="ce5" table:formula="of:=[$XAUCHF.B49]*[.$G$82]" office:value-type="float" office:value="129.882376004705" calcext:value-type="float">
            <text:p>129.88</text:p>
          </table:table-cell>
          <table:table-cell table:number-columns-repeated="2"/>
        </table:table-row>
        <table:table-row table:style-name="ro1">
          <table:table-cell table:formula="of:=DATE(YEAR([.A133]);MONTH([.A133])+1;DAY([.A133]))" office:value-type="date" office:date-value="2011-01-01" calcext:value-type="date">
            <text:p>1. Jan. 2011</text:p>
          </table:table-cell>
          <table:table-cell table:formula="of:=[$GOLD.E135]*[$USDCHF.B135]*[.$D$82]" office:value-type="float" office:value="120.28414528633" calcext:value-type="float">
            <text:p>120.28</text:p>
          </table:table-cell>
          <table:table-cell table:formula="of:=[ZGLD.E38]*[.$E$82]" office:value-type="float" office:value="122.439516856815" calcext:value-type="float">
            <text:p>122.44</text:p>
          </table:table-cell>
          <table:table-cell table:formula="of:=[$SGLDL.E21]*[$USDCHF.B135]/100*[.$F$82]" office:value-type="float" office:value="124.324527292824" calcext:value-type="float">
            <text:p>124.32</text:p>
          </table:table-cell>
          <table:table-cell table:style-name="ce5" table:formula="of:=[$XAUCHF.B50]*[.$G$82]" office:value-type="float" office:value="123.189570672417" calcext:value-type="float">
            <text:p>123.19</text:p>
          </table:table-cell>
          <table:table-cell table:number-columns-repeated="2"/>
        </table:table-row>
        <table:table-row table:style-name="ro1">
          <table:table-cell table:formula="of:=DATE(YEAR([.A134]);MONTH([.A134])+1;DAY([.A134]))" office:value-type="date" office:date-value="2011-02-01" calcext:value-type="date">
            <text:p>1. Feb. 2011</text:p>
          </table:table-cell>
          <table:table-cell table:formula="of:=[$GOLD.E136]*[$USDCHF.B136]*[.$D$82]" office:value-type="float" office:value="131.603359636053" calcext:value-type="float">
            <text:p>131.60</text:p>
          </table:table-cell>
          <table:table-cell table:formula="of:=[ZGLD.E39]*[.$E$82]" office:value-type="float" office:value="128.758993711396" calcext:value-type="float">
            <text:p>128.76</text:p>
          </table:table-cell>
          <table:table-cell table:formula="of:=[$SGLDL.E22]*[$USDCHF.B136]/100*[.$F$82]" office:value-type="float" office:value="130.065246035574" calcext:value-type="float">
            <text:p>130.07</text:p>
          </table:table-cell>
          <table:table-cell table:style-name="ce5" table:formula="of:=[$XAUCHF.B51]*[.$G$82]" office:value-type="float" office:value="128.486571260537" calcext:value-type="float">
            <text:p>128.49</text:p>
          </table:table-cell>
          <table:table-cell table:number-columns-repeated="2"/>
        </table:table-row>
        <table:table-row table:style-name="ro1">
          <table:table-cell table:formula="of:=DATE(YEAR([.A135]);MONTH([.A135])+1;DAY([.A135]))" office:value-type="date" office:date-value="2011-03-01" calcext:value-type="date">
            <text:p>1. Mar. 2011</text:p>
          </table:table-cell>
          <table:table-cell table:formula="of:=[$GOLD.E137]*[$USDCHF.B137]*[.$D$82]" office:value-type="float" office:value="127.860632440814" calcext:value-type="float">
            <text:p>127.86</text:p>
          </table:table-cell>
          <table:table-cell table:formula="of:=[ZGLD.E40]*[.$E$82]" office:value-type="float" office:value="128.90974526507" calcext:value-type="float">
            <text:p>128.91</text:p>
          </table:table-cell>
          <table:table-cell table:formula="of:=[$SGLDL.E23]*[$USDCHF.B137]/100*[.$F$82]" office:value-type="float" office:value="131.100798890825" calcext:value-type="float">
            <text:p>131.10</text:p>
          </table:table-cell>
          <table:table-cell table:style-name="ce5" table:formula="of:=[$XAUCHF.B52]*[.$G$82]" office:value-type="float" office:value="129.313860027446" calcext:value-type="float">
            <text:p>129.31</text:p>
          </table:table-cell>
          <table:table-cell table:number-columns-repeated="2"/>
        </table:table-row>
        <table:table-row table:style-name="ro1">
          <table:table-cell table:formula="of:=DATE(YEAR([.A136]);MONTH([.A136])+1;DAY([.A136]))" office:value-type="date" office:date-value="2011-04-01" calcext:value-type="date">
            <text:p>1. Apr. 2011</text:p>
          </table:table-cell>
          <table:table-cell table:formula="of:=[$GOLD.E138]*[$USDCHF.B138]*[.$D$82]" office:value-type="float" office:value="118.40828810633" calcext:value-type="float">
            <text:p>118.41</text:p>
          </table:table-cell>
          <table:table-cell table:formula="of:=[ZGLD.E41]*[.$E$82]" office:value-type="float" office:value="130.868795859841" calcext:value-type="float">
            <text:p>130.87</text:p>
          </table:table-cell>
          <table:table-cell table:formula="of:=[$SGLDL.E24]*[$USDCHF.B138]/100*[.$F$82]" office:value-type="float" office:value="131.807058207713" calcext:value-type="float">
            <text:p>131.81</text:p>
          </table:table-cell>
          <table:table-cell table:style-name="ce5" table:formula="of:=[$XAUCHF.B53]*[.$G$82]" office:value-type="float" office:value="132.573024897079" calcext:value-type="float">
            <text:p>132.57</text:p>
          </table:table-cell>
          <table:table-cell table:number-columns-repeated="2"/>
        </table:table-row>
        <table:table-row table:style-name="ro1">
          <table:table-cell table:formula="of:=DATE(YEAR([.A137]);MONTH([.A137])+1;DAY([.A137]))" office:value-type="date" office:date-value="2011-05-01" calcext:value-type="date">
            <text:p>1. May. 2011</text:p>
          </table:table-cell>
          <table:table-cell table:formula="of:=[$GOLD.E139]*[$USDCHF.B139]*[.$D$82]" office:value-type="float" office:value="109.39141632891" calcext:value-type="float">
            <text:p>109.39</text:p>
          </table:table-cell>
          <table:table-cell table:formula="of:=[ZGLD.E42]*[.$E$82]" office:value-type="float" office:value="128.190755177247" calcext:value-type="float">
            <text:p>128.19</text:p>
          </table:table-cell>
          <table:table-cell table:formula="of:=[$SGLDL.E25]*[$USDCHF.B139]/100*[.$F$82]" office:value-type="float" office:value="130.106620802916" calcext:value-type="float">
            <text:p>130.11</text:p>
          </table:table-cell>
          <table:table-cell table:style-name="ce5" table:formula="of:=[$XAUCHF.B54]*[.$G$82]" office:value-type="float" office:value="128.27974906881" calcext:value-type="float">
            <text:p>128.28</text:p>
          </table:table-cell>
          <table:table-cell table:number-columns-repeated="2"/>
        </table:table-row>
        <table:table-row table:style-name="ro1">
          <table:table-cell table:formula="of:=DATE(YEAR([.A138]);MONTH([.A138])+1;DAY([.A138]))" office:value-type="date" office:date-value="2011-06-01" calcext:value-type="date">
            <text:p>1. Jun. 2011</text:p>
          </table:table-cell>
          <table:table-cell table:formula="of:=[$GOLD.E140]*[$USDCHF.B140]*[.$D$82]" office:value-type="float" office:value="102.058164256403" calcext:value-type="float">
            <text:p>102.06</text:p>
          </table:table-cell>
          <table:table-cell table:formula="of:=[ZGLD.E43]*[.$E$82]" office:value-type="float" office:value="124.370662364218" calcext:value-type="float">
            <text:p>124.37</text:p>
          </table:table-cell>
          <table:table-cell table:formula="of:=[$SGLDL.E26]*[$USDCHF.B140]/100*[.$F$82]" office:value-type="float" office:value="125.392137960187" calcext:value-type="float">
            <text:p>125.39</text:p>
          </table:table-cell>
          <table:table-cell table:style-name="ce5" table:formula="of:=[$XAUCHF.B55]*[.$G$82]" office:value-type="float" office:value="123.530680258773" calcext:value-type="float">
            <text:p>123.53</text:p>
          </table:table-cell>
          <table:table-cell table:number-columns-repeated="2"/>
        </table:table-row>
        <table:table-row table:style-name="ro1">
          <table:table-cell table:formula="of:=DATE(YEAR([.A139]);MONTH([.A139])+1;DAY([.A139]))" office:value-type="date" office:date-value="2011-07-01" calcext:value-type="date">
            <text:p>1. Jul. 2011</text:p>
          </table:table-cell>
          <table:table-cell table:formula="of:=[$GOLD.E141]*[$USDCHF.B141]*[.$D$82]" office:value-type="float" office:value="100.193308811166" calcext:value-type="float">
            <text:p>100.19</text:p>
          </table:table-cell>
          <table:table-cell table:formula="of:=[ZGLD.E44]*[.$E$82]" office:value-type="float" office:value="125.354532419749" calcext:value-type="float">
            <text:p>125.35</text:p>
          </table:table-cell>
          <table:table-cell table:formula="of:=[$SGLDL.E27]*[$USDCHF.B141]/100*[.$F$82]" office:value-type="float" office:value="126.746928747443" calcext:value-type="float">
            <text:p>126.75</text:p>
          </table:table-cell>
          <table:table-cell table:style-name="ce5" table:formula="of:=[$XAUCHF.B56]*[.$G$82]" office:value-type="float" office:value="125.156831993727" calcext:value-type="float">
            <text:p>125.16</text:p>
          </table:table-cell>
          <table:table-cell table:number-columns-repeated="2"/>
        </table:table-row>
        <table:table-row table:style-name="ro1">
          <table:table-cell table:formula="of:=DATE(YEAR([.A140]);MONTH([.A140])+1;DAY([.A140]))" office:value-type="date" office:date-value="2011-08-01" calcext:value-type="date">
            <text:p>1. Aug. 2011</text:p>
          </table:table-cell>
          <table:table-cell table:formula="of:=[$GOLD.E142]*[$USDCHF.B142]*[.$D$82]" office:value-type="float" office:value="109.667155902224" calcext:value-type="float">
            <text:p>109.67</text:p>
          </table:table-cell>
          <table:table-cell table:formula="of:=[ZGLD.E45]*[.$E$82]" office:value-type="float" office:value="143.115384797433" calcext:value-type="float">
            <text:p>143.12</text:p>
          </table:table-cell>
          <table:table-cell table:formula="of:=[$SGLDL.E28]*[$USDCHF.B142]/100*[.$F$82]" office:value-type="float" office:value="144.773195134351" calcext:value-type="float">
            <text:p>144.77</text:p>
          </table:table-cell>
          <table:table-cell table:style-name="ce5" table:formula="of:=[$XAUCHF.B57]*[.$G$82]" office:value-type="float" office:value="143.959027641639" calcext:value-type="float">
            <text:p>143.96</text:p>
          </table:table-cell>
          <table:table-cell table:number-columns-repeated="2"/>
        </table:table-row>
        <table:table-row table:style-name="ro1">
          <table:table-cell table:formula="of:=DATE(YEAR([.A141]);MONTH([.A141])+1;DAY([.A141]))" office:value-type="date" office:date-value="2011-09-01" calcext:value-type="date">
            <text:p>1. Sep. 2011</text:p>
          </table:table-cell>
          <table:table-cell table:formula="of:=[$GOLD.E143]*[$USDCHF.B143]*[.$D$82]" office:value-type="float" office:value="113.591208668517" calcext:value-type="float">
            <text:p>113.59</text:p>
          </table:table-cell>
          <table:table-cell table:formula="of:=[ZGLD.E46]*[.$E$82]" office:value-type="float" office:value="143.954409937117" calcext:value-type="float">
            <text:p>143.95</text:p>
          </table:table-cell>
          <table:table-cell table:formula="of:=[$SGLDL.E29]*[$USDCHF.B143]/100*[.$F$82]" office:value-type="float" office:value="145.691535099383" calcext:value-type="float">
            <text:p>145.69</text:p>
          </table:table-cell>
          <table:table-cell table:style-name="ce5" table:formula="of:=[$XAUCHF.B58]*[.$G$82]" office:value-type="float" office:value="144.456969221721" calcext:value-type="float">
            <text:p>144.46</text:p>
          </table:table-cell>
          <table:table-cell table:number-columns-repeated="2"/>
        </table:table-row>
        <table:table-row table:style-name="ro1">
          <table:table-cell table:formula="of:=DATE(YEAR([.A142]);MONTH([.A142])+1;DAY([.A142]))" office:value-type="date" office:date-value="2011-10-01" calcext:value-type="date">
            <text:p>1. Oct. 2011</text:p>
          </table:table-cell>
          <table:table-cell table:formula="of:=[$GOLD.E144]*[$USDCHF.B144]*[.$D$82]" office:value-type="float" office:value="116.456090718543" calcext:value-type="float">
            <text:p>116.46</text:p>
          </table:table-cell>
          <table:table-cell table:formula="of:=[ZGLD.E47]*[.$E$82]" office:value-type="float" office:value="146.93859175444" calcext:value-type="float">
            <text:p>146.94</text:p>
          </table:table-cell>
          <table:table-cell table:formula="of:=[$SGLDL.E30]*[$USDCHF.B144]/100*[.$F$82]" office:value-type="float" office:value="149.592384021384" calcext:value-type="float">
            <text:p>149.59</text:p>
          </table:table-cell>
          <table:table-cell table:style-name="ce5" table:formula="of:=[$XAUCHF.B59]*[.$G$82]" office:value-type="float" office:value="147.32699470692" calcext:value-type="float">
            <text:p>147.33</text:p>
          </table:table-cell>
          <table:table-cell table:number-columns-repeated="2"/>
        </table:table-row>
        <table:table-row table:style-name="ro1">
          <table:table-cell table:formula="of:=DATE(YEAR([.A143]);MONTH([.A143])+1;DAY([.A143]))" office:value-type="date" office:date-value="2011-11-01" calcext:value-type="date">
            <text:p>1. Nov. 2011</text:p>
          </table:table-cell>
          <table:table-cell table:formula="of:=[$GOLD.E145]*[$USDCHF.B145]*[.$D$82]" office:value-type="float" office:value="129.484187451069" calcext:value-type="float">
            <text:p>129.48</text:p>
          </table:table-cell>
          <table:table-cell table:formula="of:=[ZGLD.E48]*[.$E$82]" office:value-type="float" office:value="155.338091600585" calcext:value-type="float">
            <text:p>155.34</text:p>
          </table:table-cell>
          <table:table-cell table:formula="of:=[$SGLDL.E31]*[$USDCHF.B145]/100*[.$F$82]" office:value-type="float" office:value="157.828339932553" calcext:value-type="float">
            <text:p>157.83</text:p>
          </table:table-cell>
          <table:table-cell table:style-name="ce5" table:formula="of:=[$XAUCHF.B60]*[.$G$82]" office:value-type="float" office:value="156.189962752401" calcext:value-type="float">
            <text:p>156.19</text:p>
          </table:table-cell>
          <table:table-cell table:number-columns-repeated="2"/>
        </table:table-row>
        <table:table-row table:style-name="ro1">
          <table:table-cell table:formula="of:=DATE(YEAR([.A144]);MONTH([.A144])+1;DAY([.A144]))" office:value-type="date" office:date-value="2011-12-01" calcext:value-type="date">
            <text:p>1. Dec. 2011</text:p>
          </table:table-cell>
          <table:table-cell table:formula="of:=[$GOLD.E146]*[$USDCHF.B146]*[.$D$82]" office:value-type="float" office:value="113.81009876525" calcext:value-type="float">
            <text:p>113.81</text:p>
          </table:table-cell>
          <table:table-cell table:formula="of:=[ZGLD.E49]*[.$E$82]" office:value-type="float" office:value="143.784121162236" calcext:value-type="float">
            <text:p>143.78</text:p>
          </table:table-cell>
          <table:table-cell table:formula="of:=[$SGLDL.E32]*[$USDCHF.B146]/100*[.$F$82]" office:value-type="float" office:value="92.2458476253161" calcext:value-type="float">
            <text:p>92.25</text:p>
          </table:table-cell>
          <table:table-cell table:style-name="ce5" table:formula="of:=[$XAUCHF.B61]*[.$G$82]" office:value-type="float" office:value="143.718878651245" calcext:value-type="float">
            <text:p>143.72</text:p>
          </table:table-cell>
          <table:table-cell table:number-columns-repeated="2"/>
        </table:table-row>
        <table:table-row table:style-name="ro1">
          <table:table-cell table:formula="of:=DATE(YEAR([.A145]);MONTH([.A145])+1;DAY([.A145]))" office:value-type="date" office:date-value="2012-01-01" calcext:value-type="date">
            <text:p>1. Jan. 2012</text:p>
          </table:table-cell>
          <table:table-cell table:formula="of:=[$GOLD.E147]*[$USDCHF.B147]*[.$D$82]" office:value-type="float" office:value="121.584317430299" calcext:value-type="float">
            <text:p>121.58</text:p>
          </table:table-cell>
          <table:table-cell table:formula="of:=[ZGLD.E50]*[.$E$82]" office:value-type="float" office:value="155.468368588121" calcext:value-type="float">
            <text:p>155.47</text:p>
          </table:table-cell>
          <table:table-cell table:formula="of:=[$SGLDL.E33]*[$USDCHF.B147]/100*[.$F$82]" office:value-type="float" office:value="158.829476059971" calcext:value-type="float">
            <text:p>158.83</text:p>
          </table:table-cell>
          <table:table-cell table:style-name="ce5" table:formula="of:=[$XAUCHF.B62]*[.$G$82]" office:value-type="float" office:value="156.908449323662" calcext:value-type="float">
            <text:p>156.91</text:p>
          </table:table-cell>
          <table:table-cell table:number-columns-repeated="2"/>
        </table:table-row>
        <table:table-row table:style-name="ro1">
          <table:table-cell table:formula="of:=DATE(YEAR([.A146]);MONTH([.A146])+1;DAY([.A146]))" office:value-type="date" office:date-value="2012-02-01" calcext:value-type="date">
            <text:p>1. Feb. 2012</text:p>
          </table:table-cell>
          <table:table-cell table:formula="of:=[$GOLD.E148]*[$USDCHF.B148]*[.$D$82]" office:value-type="float" office:value="115.734634252243" calcext:value-type="float">
            <text:p>115.73</text:p>
          </table:table-cell>
          <table:table-cell table:formula="of:=[ZGLD.E51]*[.$E$82]" office:value-type="float" office:value="150.902611369155" calcext:value-type="float">
            <text:p>150.90</text:p>
          </table:table-cell>
          <table:table-cell table:formula="of:=[$SGLDL.E34]*[$USDCHF.B148]/100*[.$F$82]" office:value-type="float" office:value="96.2697879541049" calcext:value-type="float">
            <text:p>96.27</text:p>
          </table:table-cell>
          <table:table-cell table:style-name="ce5" table:formula="of:=[$XAUCHF.B63]*[.$G$82]" office:value-type="float" office:value="150.126445794942" calcext:value-type="float">
            <text:p>150.13</text:p>
          </table:table-cell>
          <table:table-cell table:number-columns-repeated="2"/>
        </table:table-row>
        <table:table-row table:style-name="ro1">
          <table:table-cell table:formula="of:=DATE(YEAR([.A147]);MONTH([.A147])+1;DAY([.A147]))" office:value-type="date" office:date-value="2012-03-01" calcext:value-type="date">
            <text:p>1. Mar. 2012</text:p>
          </table:table-cell>
          <table:table-cell table:formula="of:=[$GOLD.E149]*[$USDCHF.B149]*[.$D$82]" office:value-type="float" office:value="105.18449748941" calcext:value-type="float">
            <text:p>105.18</text:p>
          </table:table-cell>
          <table:table-cell table:formula="of:=[ZGLD.E52]*[.$E$82]" office:value-type="float" office:value="146.479531262026" calcext:value-type="float">
            <text:p>146.48</text:p>
          </table:table-cell>
          <table:table-cell table:formula="of:=[$SGLDL.E35]*[$USDCHF.B149]/100*[.$F$82]" office:value-type="float" office:value="92.8174040882858" calcext:value-type="float">
            <text:p>92.82</text:p>
          </table:table-cell>
          <table:table-cell table:style-name="ce5" table:formula="of:=[$XAUCHF.B64]*[.$G$82]" office:value-type="float" office:value="147.50049009998" calcext:value-type="float">
            <text:p>147.50</text:p>
          </table:table-cell>
          <table:table-cell table:number-columns-repeated="2"/>
        </table:table-row>
        <table:table-row table:style-name="ro1">
          <table:table-cell table:formula="of:=DATE(YEAR([.A148]);MONTH([.A148])+1;DAY([.A148]))" office:value-type="date" office:date-value="2012-04-01" calcext:value-type="date">
            <text:p>1. Apr. 2012</text:p>
          </table:table-cell>
          <table:table-cell table:formula="of:=[$GOLD.E150]*[$USDCHF.B150]*[.$D$82]" office:value-type="float" office:value="98.358983201843" calcext:value-type="float">
            <text:p>98.36</text:p>
          </table:table-cell>
          <table:table-cell table:formula="of:=[ZGLD.E53]*[.$E$82]" office:value-type="float" office:value="146.963401618426" calcext:value-type="float">
            <text:p>146.96</text:p>
          </table:table-cell>
          <table:table-cell table:formula="of:=[$SGLDL.E36]*[$USDCHF.B150]/100*[.$F$82]" office:value-type="float" office:value="91.686892838923" calcext:value-type="float">
            <text:p>91.69</text:p>
          </table:table-cell>
          <table:table-cell table:style-name="ce5" table:formula="of:=[$XAUCHF.B65]*[.$G$82]" office:value-type="float" office:value="147.95824348167" calcext:value-type="float">
            <text:p>147.96</text:p>
          </table:table-cell>
          <table:table-cell table:number-columns-repeated="2"/>
        </table:table-row>
        <table:table-row table:style-name="ro1">
          <table:table-cell table:formula="of:=DATE(YEAR([.A149]);MONTH([.A149])+1;DAY([.A149]))" office:value-type="date" office:date-value="2012-05-01" calcext:value-type="date">
            <text:p>1. May. 2012</text:p>
          </table:table-cell>
          <table:table-cell table:formula="of:=[$GOLD.E151]*[$USDCHF.B151]*[.$D$82]" office:value-type="float" office:value="101.791897591427" calcext:value-type="float">
            <text:p>101.79</text:p>
          </table:table-cell>
          <table:table-cell table:formula="of:=[ZGLD.E54]*[.$E$82]" office:value-type="float" office:value="148.349878381201" calcext:value-type="float">
            <text:p>148.35</text:p>
          </table:table-cell>
          <table:table-cell table:formula="of:=[$SGLDL.E37]*[$USDCHF.B151]/100*[.$F$82]" office:value-type="float" office:value="149.669346118522" calcext:value-type="float">
            <text:p>149.67</text:p>
          </table:table-cell>
          <table:table-cell table:style-name="ce5" table:formula="of:=[$XAUCHF.B66]*[.$G$82]" office:value-type="float" office:value="148.460105861596" calcext:value-type="float">
            <text:p>148.46</text:p>
          </table:table-cell>
          <table:table-cell table:number-columns-repeated="2"/>
        </table:table-row>
        <table:table-row table:style-name="ro1">
          <table:table-cell table:formula="of:=DATE(YEAR([.A150]);MONTH([.A150])+1;DAY([.A150]))" office:value-type="date" office:date-value="2012-06-01" calcext:value-type="date">
            <text:p>1. Jun. 2012</text:p>
          </table:table-cell>
          <table:table-cell table:formula="of:=[$GOLD.E152]*[$USDCHF.B152]*[.$D$82]" office:value-type="float" office:value="95.5616618526561" calcext:value-type="float">
            <text:p>95.56</text:p>
          </table:table-cell>
          <table:table-cell table:formula="of:=[ZGLD.E55]*[.$E$82]" office:value-type="float" office:value="147.459681404337" calcext:value-type="float">
            <text:p>147.46</text:p>
          </table:table-cell>
          <table:table-cell table:formula="of:=[$SGLDL.E38]*[$USDCHF.B152]/100*[.$F$82]" office:value-type="float" office:value="95.5483860824452" calcext:value-type="float">
            <text:p>95.55</text:p>
          </table:table-cell>
          <table:table-cell table:style-name="ce5" table:formula="of:=[$XAUCHF.B67]*[.$G$82]" office:value-type="float" office:value="148.556165457753" calcext:value-type="float">
            <text:p>148.56</text:p>
          </table:table-cell>
          <table:table-cell table:number-columns-repeated="2"/>
        </table:table-row>
        <table:table-row table:style-name="ro1">
          <table:table-cell table:formula="of:=DATE(YEAR([.A151]);MONTH([.A151])+1;DAY([.A151]))" office:value-type="date" office:date-value="2012-07-01" calcext:value-type="date">
            <text:p>1. Jul. 2012</text:p>
          </table:table-cell>
          <table:table-cell table:formula="of:=[$GOLD.E153]*[$USDCHF.B153]*[.$D$82]" office:value-type="float" office:value="86.0921290490651" calcext:value-type="float">
            <text:p>86.09</text:p>
          </table:table-cell>
          <table:table-cell table:formula="of:=[ZGLD.E56]*[.$E$82]" office:value-type="float" office:value="154.001243560817" calcext:value-type="float">
            <text:p>154.00</text:p>
          </table:table-cell>
          <table:table-cell table:formula="of:=[$SGLDL.E39]*[$USDCHF.B153]/100*[.$F$82]" office:value-type="float" office:value="156.479295568072" calcext:value-type="float">
            <text:p>156.48</text:p>
          </table:table-cell>
          <table:table-cell table:style-name="ce5" table:formula="of:=[$XAUCHF.B68]*[.$G$82]" office:value-type="float" office:value="154.408939423642" calcext:value-type="float">
            <text:p>154.41</text:p>
          </table:table-cell>
          <table:table-cell table:number-columns-repeated="2"/>
        </table:table-row>
        <table:table-row table:style-name="ro1">
          <table:table-cell table:formula="of:=DATE(YEAR([.A152]);MONTH([.A152])+1;DAY([.A152]))" office:value-type="date" office:date-value="2012-08-01" calcext:value-type="date">
            <text:p>1. Aug. 2012</text:p>
          </table:table-cell>
          <table:table-cell table:formula="of:=[$GOLD.E154]*[$USDCHF.B154]*[.$D$82]" office:value-type="float" office:value="98.6494121909361" calcext:value-type="float">
            <text:p>98.65</text:p>
          </table:table-cell>
          <table:table-cell table:formula="of:=[ZGLD.E57]*[.$E$82]" office:value-type="float" office:value="155.210919141642" calcext:value-type="float">
            <text:p>155.21</text:p>
          </table:table-cell>
          <table:table-cell table:formula="of:=[$SGLDL.E40]*[$USDCHF.B154]/100*[.$F$82]" office:value-type="float" office:value="99.5736393143311" calcext:value-type="float">
            <text:p>99.57</text:p>
          </table:table-cell>
          <table:table-cell table:style-name="ce5" table:formula="of:=[$XAUCHF.B69]*[.$G$82]" office:value-type="float" office:value="158.233679670653" calcext:value-type="float">
            <text:p>158.23</text:p>
          </table:table-cell>
          <table:table-cell table:number-columns-repeated="2"/>
        </table:table-row>
        <table:table-row table:style-name="ro1">
          <table:table-cell table:formula="of:=DATE(YEAR([.A153]);MONTH([.A153])+1;DAY([.A153]))" office:value-type="date" office:date-value="2012-09-01" calcext:value-type="date">
            <text:p>1. Sep. 2012</text:p>
          </table:table-cell>
          <table:table-cell table:formula="of:=[$GOLD.E155]*[$USDCHF.B155]*[.$D$82]" office:value-type="float" office:value="105.245005973871" calcext:value-type="float">
            <text:p>105.25</text:p>
          </table:table-cell>
          <table:table-cell table:formula="of:=[ZGLD.E58]*[.$E$82]" office:value-type="float" office:value="162.152617471823" calcext:value-type="float">
            <text:p>162.15</text:p>
          </table:table-cell>
          <table:table-cell table:formula="of:=[$SGLDL.E41]*[$USDCHF.B155]/100*[.$F$82]" office:value-type="float" office:value="102.055444861452" calcext:value-type="float">
            <text:p>102.06</text:p>
          </table:table-cell>
          <table:table-cell table:style-name="ce5" table:formula="of:=[$XAUCHF.B70]*[.$G$82]" office:value-type="float" office:value="163.115075475397" calcext:value-type="float">
            <text:p>163.12</text:p>
          </table:table-cell>
          <table:table-cell table:number-columns-repeated="2"/>
        </table:table-row>
        <table:table-row table:style-name="ro1">
          <table:table-cell table:formula="of:=DATE(YEAR([.A154]);MONTH([.A154])+1;DAY([.A154]))" office:value-type="date" office:date-value="2012-10-01" calcext:value-type="date">
            <text:p>1. Oct. 2012</text:p>
          </table:table-cell>
          <table:table-cell table:formula="of:=[$GOLD.E156]*[$USDCHF.B156]*[.$D$82]" office:value-type="float" office:value="101.146447775168" calcext:value-type="float">
            <text:p>101.15</text:p>
          </table:table-cell>
          <table:table-cell table:formula="of:=[ZGLD.E59]*[.$E$82]" office:value-type="float" office:value="156.215888453149" calcext:value-type="float">
            <text:p>156.22</text:p>
          </table:table-cell>
          <table:table-cell table:formula="of:=[$SGLDL.E42]*[$USDCHF.B156]/100*[.$F$82]" office:value-type="float" office:value="98.4352047894814" calcext:value-type="float">
            <text:p>98.44</text:p>
          </table:table-cell>
          <table:table-cell table:style-name="ce5" table:formula="of:=[$XAUCHF.B71]*[.$G$82]" office:value-type="float" office:value="157.043716918251" calcext:value-type="float">
            <text:p>157.04</text:p>
          </table:table-cell>
          <table:table-cell table:number-columns-repeated="2"/>
        </table:table-row>
        <table:table-row table:style-name="ro1">
          <table:table-cell table:formula="of:=DATE(YEAR([.A155]);MONTH([.A155])+1;DAY([.A155]))" office:value-type="date" office:date-value="2012-11-01" calcext:value-type="date">
            <text:p>1. Nov. 2012</text:p>
          </table:table-cell>
          <table:table-cell table:formula="of:=[$GOLD.E157]*[$USDCHF.B157]*[.$D$82]" office:value-type="float" office:value="85.931168369559" calcext:value-type="float">
            <text:p>85.93</text:p>
          </table:table-cell>
          <table:table-cell table:formula="of:=[ZGLD.E60]*[.$E$82]" office:value-type="float" office:value="154.466504115382" calcext:value-type="float">
            <text:p>154.47</text:p>
          </table:table-cell>
          <table:table-cell table:formula="of:=[$SGLDL.E43]*[$USDCHF.B157]/100*[.$F$82]" office:value-type="float" office:value="98.0263047585136" calcext:value-type="float">
            <text:p>98.03</text:p>
          </table:table-cell>
          <table:table-cell table:style-name="ce5" table:formula="of:=[$XAUCHF.B72]*[.$G$82]" office:value-type="float" office:value="155.746912370124" calcext:value-type="float">
            <text:p>155.75</text:p>
          </table:table-cell>
          <table:table-cell table:number-columns-repeated="2"/>
        </table:table-row>
        <table:table-row table:style-name="ro1">
          <table:table-cell table:formula="of:=DATE(YEAR([.A156]);MONTH([.A156])+1;DAY([.A156]))" office:value-type="date" office:date-value="2012-12-01" calcext:value-type="date">
            <text:p>1. Dec. 2012</text:p>
          </table:table-cell>
          <table:table-cell table:formula="of:=[$GOLD.E158]*[$USDCHF.B158]*[.$D$82]" office:value-type="float" office:value="85.9522496880972" calcext:value-type="float">
            <text:p>85.95</text:p>
          </table:table-cell>
          <table:table-cell table:formula="of:=[ZGLD.E61]*[.$E$82]" office:value-type="float" office:value="148.988835278949" calcext:value-type="float">
            <text:p>148.99</text:p>
          </table:table-cell>
          <table:table-cell table:formula="of:=[$SGLDL.E44]*[$USDCHF.B158]/100*[.$F$82]" office:value-type="float" office:value="92.7720894920938" calcext:value-type="float">
            <text:p>92.77</text:p>
          </table:table-cell>
          <table:table-cell table:style-name="ce5" table:formula="of:=[$XAUCHF.B73]*[.$G$82]" office:value-type="float" office:value="150.101940795922" calcext:value-type="float">
            <text:p>150.10</text:p>
          </table:table-cell>
          <table:table-cell table:number-columns-repeated="2"/>
        </table:table-row>
        <table:table-row table:style-name="ro1">
          <table:table-cell table:formula="of:=DATE(YEAR([.A157]);MONTH([.A157])+1;DAY([.A157]))" office:value-type="date" office:date-value="2013-01-01" calcext:value-type="date">
            <text:p>1. Jan. 2013</text:p>
          </table:table-cell>
          <table:table-cell table:formula="of:=[$GOLD.E159]*[$USDCHF.B159]*[.$D$82]" office:value-type="float" office:value="77.886762733781" calcext:value-type="float">
            <text:p>77.89</text:p>
          </table:table-cell>
          <table:table-cell table:formula="of:=[ZGLD.E62]*[.$E$82]" office:value-type="float" office:value="147.087468928427" calcext:value-type="float">
            <text:p>147.09</text:p>
          </table:table-cell>
          <table:table-cell table:formula="of:=[$SGLDL.E45]*[$USDCHF.B159]/100*[.$F$82]" office:value-type="float" office:value="94.2412709240626" calcext:value-type="float">
            <text:p>94.24</text:p>
          </table:table-cell>
          <table:table-cell table:style-name="ce5" table:formula="of:=[$XAUCHF.B74]*[.$G$82]" office:value-type="float" office:value="148.314056067438" calcext:value-type="float">
            <text:p>148.31</text:p>
          </table:table-cell>
          <table:table-cell table:number-columns-repeated="2"/>
        </table:table-row>
        <table:table-row table:style-name="ro1">
          <table:table-cell table:formula="of:=DATE(YEAR([.A158]);MONTH([.A158])+1;DAY([.A158]))" office:value-type="date" office:date-value="2013-02-01" calcext:value-type="date">
            <text:p>1. Feb. 2013</text:p>
          </table:table-cell>
          <table:table-cell table:formula="of:=[$GOLD.E160]*[$USDCHF.B160]*[.$D$82]" office:value-type="float" office:value="75.9362151187592" calcext:value-type="float">
            <text:p>75.94</text:p>
          </table:table-cell>
          <table:table-cell table:formula="of:=[ZGLD.E63]*[.$E$82]" office:value-type="float" office:value="143.430527793372" calcext:value-type="float">
            <text:p>143.43</text:p>
          </table:table-cell>
          <table:table-cell table:formula="of:=[$SGLDL.E46]*[$USDCHF.B160]/100*[.$F$82]" office:value-type="float" office:value="96.2154505136209" calcext:value-type="float">
            <text:p>96.22</text:p>
          </table:table-cell>
          <table:table-cell table:style-name="ce5" table:formula="of:=[$XAUCHF.B75]*[.$G$82]" office:value-type="float" office:value="144.957851401686" calcext:value-type="float">
            <text:p>144.96</text:p>
          </table:table-cell>
          <table:table-cell table:number-columns-repeated="2"/>
        </table:table-row>
        <table:table-row table:style-name="ro1">
          <table:table-cell table:formula="of:=DATE(YEAR([.A159]);MONTH([.A159])+1;DAY([.A159]))" office:value-type="date" office:date-value="2013-03-01" calcext:value-type="date">
            <text:p>1. Mar. 2013</text:p>
          </table:table-cell>
          <table:table-cell table:formula="of:=[$GOLD.E161]*[$USDCHF.B161]*[.$D$82]" office:value-type="float" office:value="74.8438183597689" calcext:value-type="float">
            <text:p>74.84</text:p>
          </table:table-cell>
          <table:table-cell table:formula="of:=[ZGLD.E64]*[.$E$82]" office:value-type="float" office:value="146.929286853523" calcext:value-type="float">
            <text:p>146.93</text:p>
          </table:table-cell>
          <table:table-cell table:formula="of:=[$SGLDL.E47]*[$USDCHF.B161]/100*[.$F$82]" office:value-type="float" office:value="98.4872354283201" calcext:value-type="float">
            <text:p>98.49</text:p>
          </table:table-cell>
          <table:table-cell table:style-name="ce5" table:formula="of:=[$XAUCHF.B76]*[.$G$82]" office:value-type="float" office:value="148.615957655362" calcext:value-type="float">
            <text:p>148.62</text:p>
          </table:table-cell>
          <table:table-cell table:number-columns-repeated="2"/>
        </table:table-row>
        <table:table-row table:style-name="ro1">
          <table:table-cell table:formula="of:=DATE(YEAR([.A160]);MONTH([.A160])+1;DAY([.A160]))" office:value-type="date" office:date-value="2013-04-01" calcext:value-type="date">
            <text:p>1. Apr. 2013</text:p>
          </table:table-cell>
          <table:table-cell table:formula="of:=[$GOLD.E162]*[$USDCHF.B162]*[.$D$82]" office:value-type="float" office:value="49.113616833754" calcext:value-type="float">
            <text:p>49.11</text:p>
          </table:table-cell>
          <table:table-cell table:formula="of:=[ZGLD.E65]*[.$E$82]" office:value-type="float" office:value="132.211540922051" calcext:value-type="float">
            <text:p>132.21</text:p>
          </table:table-cell>
          <table:table-cell table:formula="of:=[$SGLDL.E48]*[$USDCHF.B162]/100*[.$F$82]" office:value-type="float" office:value="86.3876530710729" calcext:value-type="float">
            <text:p>86.39</text:p>
          </table:table-cell>
          <table:table-cell table:style-name="ce5" table:formula="of:=[$XAUCHF.B77]*[.$G$82]" office:value-type="float" office:value="134.437365222505" calcext:value-type="float">
            <text:p>134.44</text:p>
          </table:table-cell>
          <table:table-cell table:number-columns-repeated="2"/>
        </table:table-row>
        <table:table-row table:style-name="ro1">
          <table:table-cell table:formula="of:=DATE(YEAR([.A161]);MONTH([.A161])+1;DAY([.A161]))" office:value-type="date" office:date-value="2013-05-01" calcext:value-type="date">
            <text:p>1. May. 2013</text:p>
          </table:table-cell>
          <table:table-cell table:formula="of:=[$GOLD.E163]*[$USDCHF.B163]*[.$D$82]" office:value-type="float" office:value="54.0938168814375" calcext:value-type="float">
            <text:p>54.09</text:p>
          </table:table-cell>
          <table:table-cell table:formula="of:=[ZGLD.E66]*[.$E$82]" office:value-type="float" office:value="129.885238149229" calcext:value-type="float">
            <text:p>129.89</text:p>
          </table:table-cell>
          <table:table-cell table:formula="of:=[$SGLDL.E49]*[$USDCHF.B163]/100*[.$F$82]" office:value-type="float" office:value="86.5052052505073" calcext:value-type="float">
            <text:p>86.51</text:p>
          </table:table-cell>
          <table:table-cell table:style-name="ce5" table:formula="of:=[$XAUCHF.B78]*[.$G$82]" office:value-type="float" office:value="129.765732209371" calcext:value-type="float">
            <text:p>129.77</text:p>
          </table:table-cell>
          <table:table-cell table:number-columns-repeated="2"/>
        </table:table-row>
        <table:table-row table:style-name="ro1">
          <table:table-cell table:formula="of:=DATE(YEAR([.A162]);MONTH([.A162])+1;DAY([.A162]))" office:value-type="date" office:date-value="2013-06-01" calcext:value-type="date">
            <text:p>1. Jun. 2013</text:p>
          </table:table-cell>
          <table:table-cell table:formula="of:=[$GOLD.E164]*[$USDCHF.B164]*[.$D$82]" office:value-type="float" office:value="39.8710820195217" calcext:value-type="float">
            <text:p>39.87</text:p>
          </table:table-cell>
          <table:table-cell table:formula="of:=[ZGLD.E67]*[.$E$82]" office:value-type="float" office:value="111.442312557859" calcext:value-type="float">
            <text:p>111.44</text:p>
          </table:table-cell>
          <table:table-cell table:formula="of:=[$SGLDL.E50]*[$USDCHF.B164]/100*[.$F$82]" office:value-type="float" office:value="74.3803029040687" calcext:value-type="float">
            <text:p>74.38</text:p>
          </table:table-cell>
          <table:table-cell table:style-name="ce5" table:formula="of:=[$XAUCHF.B79]*[.$G$82]" office:value-type="float" office:value="114.188394432464" calcext:value-type="float">
            <text:p>114.19</text:p>
          </table:table-cell>
          <table:table-cell table:number-columns-repeated="2"/>
        </table:table-row>
        <table:table-row table:style-name="ro1">
          <table:table-cell table:formula="of:=DATE(YEAR([.A163]);MONTH([.A163])+1;DAY([.A163]))" office:value-type="date" office:date-value="2013-07-01" calcext:value-type="date">
            <text:p>1. Jul. 2013</text:p>
          </table:table-cell>
          <table:table-cell table:formula="of:=[$GOLD.E165]*[$USDCHF.B165]*[.$D$82]" office:value-type="float" office:value="42.1495419196689" calcext:value-type="float">
            <text:p>42.15</text:p>
          </table:table-cell>
          <table:table-cell table:formula="of:=[ZGLD.E68]*[.$E$82]" office:value-type="float" office:value="117.881512119383" calcext:value-type="float">
            <text:p>117.88</text:p>
          </table:table-cell>
          <table:table-cell table:formula="of:=[$SGLDL.E51]*[$USDCHF.B165]/100*[.$F$82]" office:value-type="float" office:value="78.6152323431522" calcext:value-type="float">
            <text:p>78.62</text:p>
          </table:table-cell>
          <table:table-cell table:style-name="ce5" table:formula="of:=[$XAUCHF.B80]*[.$G$82]" office:value-type="float" office:value="119.970594001176" calcext:value-type="float">
            <text:p>119.97</text:p>
          </table:table-cell>
          <table:table-cell table:number-columns-repeated="2"/>
        </table:table-row>
        <table:table-row table:style-name="ro1">
          <table:table-cell table:formula="of:=DATE(YEAR([.A164]);MONTH([.A164])+1;DAY([.A164]))" office:value-type="date" office:date-value="2013-08-01" calcext:value-type="date">
            <text:p>1. Aug. 2013</text:p>
          </table:table-cell>
          <table:table-cell table:formula="of:=[$GOLD.E166]*[$USDCHF.B166]*[.$D$82]" office:value-type="float" office:value="47.7541484517362" calcext:value-type="float">
            <text:p>47.75</text:p>
          </table:table-cell>
          <table:table-cell table:formula="of:=[ZGLD.E69]*[.$E$82]" office:value-type="float" office:value="126.423698382575" calcext:value-type="float">
            <text:p>126.42</text:p>
          </table:table-cell>
          <table:table-cell table:formula="of:=[$SGLDL.E52]*[$USDCHF.B166]/100*[.$F$82]" office:value-type="float" office:value="83.0177936883136" calcext:value-type="float">
            <text:p>83.02</text:p>
          </table:table-cell>
          <table:table-cell table:style-name="ce5" table:formula="of:=[$XAUCHF.B81]*[.$G$82]" office:value-type="float" office:value="127.201529111939" calcext:value-type="float">
            <text:p>127.20</text:p>
          </table:table-cell>
          <table:table-cell table:number-columns-repeated="2"/>
        </table:table-row>
        <table:table-row table:style-name="ro1">
          <table:table-cell table:formula="of:=DATE(YEAR([.A165]);MONTH([.A165])+1;DAY([.A165]))" office:value-type="date" office:date-value="2013-09-01" calcext:value-type="date">
            <text:p>1. Sep. 2013</text:p>
          </table:table-cell>
          <table:table-cell table:formula="of:=[$GOLD.E167]*[$USDCHF.B167]*[.$D$82]" office:value-type="float" office:value="45.1843102946493" calcext:value-type="float">
            <text:p>45.18</text:p>
          </table:table-cell>
          <table:table-cell table:formula="of:=[ZGLD.E70]*[.$E$82]" office:value-type="float" office:value="116.594293112797" calcext:value-type="float">
            <text:p>116.59</text:p>
          </table:table-cell>
          <table:table-cell table:formula="of:=[$SGLDL.E53]*[$USDCHF.B167]/100*[.$F$82]" office:value-type="float" office:value="73.1987589019722" calcext:value-type="float">
            <text:p>73.20</text:p>
          </table:table-cell>
          <table:table-cell table:style-name="ce5" table:formula="of:=[$XAUCHF.B82]*[.$G$82]" office:value-type="float" office:value="117.694569692217" calcext:value-type="float">
            <text:p>117.69</text:p>
          </table:table-cell>
          <table:table-cell table:number-columns-repeated="2"/>
        </table:table-row>
        <table:table-row table:style-name="ro1">
          <table:table-cell table:formula="of:=DATE(YEAR([.A166]);MONTH([.A166])+1;DAY([.A166]))" office:value-type="date" office:date-value="2013-10-01" calcext:value-type="date">
            <text:p>1. Oct. 2013</text:p>
          </table:table-cell>
          <table:table-cell table:formula="of:=[$GOLD.E168]*[$USDCHF.B168]*[.$D$82]" office:value-type="float" office:value="47.1412159813792" calcext:value-type="float">
            <text:p>47.14</text:p>
          </table:table-cell>
          <table:table-cell table:formula="of:=[ZGLD.E71]*[.$E$82]" office:value-type="float" office:value="115.977050545479" calcext:value-type="float">
            <text:p>115.98</text:p>
          </table:table-cell>
          <table:table-cell table:formula="of:=[$SGLDL.E54]*[$USDCHF.B168]/100*[.$F$82]" office:value-type="float" office:value="73.494438237148" calcext:value-type="float">
            <text:p>73.49</text:p>
          </table:table-cell>
          <table:table-cell table:style-name="ce5" table:formula="of:=[$XAUCHF.B83]*[.$G$82]" office:value-type="float" office:value="117.579886296805" calcext:value-type="float">
            <text:p>117.58</text:p>
          </table:table-cell>
          <table:table-cell table:number-columns-repeated="2"/>
        </table:table-row>
        <table:table-row table:style-name="ro1">
          <table:table-cell table:formula="of:=DATE(YEAR([.A167]);MONTH([.A167])+1;DAY([.A167]))" office:value-type="date" office:date-value="2013-11-01" calcext:value-type="date">
            <text:p>1. Nov. 2013</text:p>
          </table:table-cell>
          <table:table-cell table:formula="of:=[$GOLD.E169]*[$USDCHF.B169]*[.$D$82]" office:value-type="float" office:value="40.0685929308305" calcext:value-type="float">
            <text:p>40.07</text:p>
          </table:table-cell>
          <table:table-cell table:formula="of:=[ZGLD.E72]*[.$E$82]" office:value-type="float" office:value="109.798386038431" calcext:value-type="float">
            <text:p>109.80</text:p>
          </table:table-cell>
          <table:table-cell table:formula="of:=[$SGLDL.E55]*[$USDCHF.B169]/100*[.$F$82]" office:value-type="float" office:value="68.2323674837079" calcext:value-type="float">
            <text:p>68.23</text:p>
          </table:table-cell>
          <table:table-cell table:style-name="ce5" table:formula="of:=[$XAUCHF.B84]*[.$G$82]" office:value-type="float" office:value="111.257596549696" calcext:value-type="float">
            <text:p>111.26</text:p>
          </table:table-cell>
          <table:table-cell table:number-columns-repeated="2"/>
        </table:table-row>
        <table:table-row table:style-name="ro1">
          <table:table-cell table:formula="of:=DATE(YEAR([.A168]);MONTH([.A168])+1;DAY([.A168]))" office:value-type="date" office:date-value="2013-12-01" calcext:value-type="date">
            <text:p>1. Dec. 2013</text:p>
          </table:table-cell>
          <table:table-cell table:formula="of:=[$GOLD.E170]*[$USDCHF.B170]*[.$D$82]" office:value-type="float" office:value="42.2193706694607" calcext:value-type="float">
            <text:p>42.22</text:p>
          </table:table-cell>
          <table:table-cell table:formula="of:=[ZGLD.E73]*[.$E$82]" office:value-type="float" office:value="103.743798766944" calcext:value-type="float">
            <text:p>103.74</text:p>
          </table:table-cell>
          <table:table-cell table:formula="of:=[$SGLDL.E56]*[$USDCHF.B170]/100*[.$F$82]" office:value-type="float" office:value="63.8004572215896" calcext:value-type="float">
            <text:p>63.80</text:p>
          </table:table-cell>
          <table:table-cell table:style-name="ce5" table:formula="of:=[$XAUCHF.B85]*[.$G$82]" office:value-type="float" office:value="105.419525583219" calcext:value-type="float">
            <text:p>105.42</text:p>
          </table:table-cell>
          <table:table-cell table:number-columns-repeated="2"/>
        </table:table-row>
        <table:table-row table:style-name="ro1">
          <table:table-cell table:formula="of:=DATE(YEAR([.A169]);MONTH([.A169])+1;DAY([.A169]))" office:value-type="date" office:date-value="2014-01-01" calcext:value-type="date">
            <text:p>1. Jan. 2014</text:p>
          </table:table-cell>
          <table:table-cell table:formula="of:=[$GOLD.E171]*[$USDCHF.B171]*[.$D$82]" office:value-type="float" office:value="46.8582782843226" calcext:value-type="float">
            <text:p>46.86</text:p>
          </table:table-cell>
          <table:table-cell table:formula="of:=[ZGLD.E74]*[.$E$82]" office:value-type="float" office:value="108.44603334577" calcext:value-type="float">
            <text:p>108.45</text:p>
          </table:table-cell>
          <table:table-cell table:formula="of:=[$SGLDL.E57]*[$USDCHF.B171]/100*[.$F$82]" office:value-type="float" office:value="67.2444522646581" calcext:value-type="float">
            <text:p>67.24</text:p>
          </table:table-cell>
          <table:table-cell table:style-name="ce5" table:formula="of:=[$XAUCHF.B86]*[.$G$82]" office:value-type="float" office:value="110.437169182513" calcext:value-type="float">
            <text:p>110.44</text:p>
          </table:table-cell>
          <table:table-cell table:number-columns-repeated="2"/>
        </table:table-row>
        <table:table-row table:style-name="ro1">
          <table:table-cell table:formula="of:=DATE(YEAR([.A170]);MONTH([.A170])+1;DAY([.A170]))" office:value-type="date" office:date-value="2014-02-01" calcext:value-type="date">
            <text:p>1. Feb. 2014</text:p>
          </table:table-cell>
          <table:table-cell table:formula="of:=[$GOLD.E172]*[$USDCHF.B172]*[.$D$82]" office:value-type="float" office:value="48.0890512349683" calcext:value-type="float">
            <text:p>48.09</text:p>
          </table:table-cell>
          <table:table-cell table:formula="of:=[ZGLD.E75]*[.$E$82]" office:value-type="float" office:value="112.906332746396" calcext:value-type="float">
            <text:p>112.91</text:p>
          </table:table-cell>
          <table:table-cell table:formula="of:=[$SGLDL.E58]*[$USDCHF.B172]/100*[.$F$82]" office:value-type="float" office:value="68.4308620830168" calcext:value-type="float">
            <text:p>68.43</text:p>
          </table:table-cell>
          <table:table-cell table:style-name="ce5" table:formula="of:=[$XAUCHF.B87]*[.$G$82]" office:value-type="float" office:value="114.168790433248" calcext:value-type="float">
            <text:p>114.17</text:p>
          </table:table-cell>
          <table:table-cell table:number-columns-repeated="2"/>
        </table:table-row>
        <table:table-row table:style-name="ro1">
          <table:table-cell table:formula="of:=DATE(YEAR([.A171]);MONTH([.A171])+1;DAY([.A171]))" office:value-type="date" office:date-value="2014-03-01" calcext:value-type="date">
            <text:p>1. Mar. 2014</text:p>
          </table:table-cell>
          <table:table-cell table:formula="of:=[$GOLD.E173]*[$USDCHF.B173]*[.$D$82]" office:value-type="float" office:value="42.2967256947992" calcext:value-type="float">
            <text:p>42.30</text:p>
          </table:table-cell>
          <table:table-cell table:formula="of:=[ZGLD.E76]*[.$E$82]" office:value-type="float" office:value="110.108559741474" calcext:value-type="float">
            <text:p>110.11</text:p>
          </table:table-cell>
          <table:table-cell table:formula="of:=[$SGLDL.E59]*[$USDCHF.B173]/100*[.$F$82]" office:value-type="float" office:value="67.1735609803016" calcext:value-type="float">
            <text:p>67.17</text:p>
          </table:table-cell>
          <table:table-cell table:style-name="ce5" table:formula="of:=[$XAUCHF.B88]*[.$G$82]" office:value-type="float" office:value="111.268378749265" calcext:value-type="float">
            <text:p>111.27</text:p>
          </table:table-cell>
          <table:table-cell table:number-columns-repeated="2"/>
        </table:table-row>
        <table:table-row table:style-name="ro1">
          <table:table-cell table:formula="of:=DATE(YEAR([.A172]);MONTH([.A172])+1;DAY([.A172]))" office:value-type="date" office:date-value="2014-04-01" calcext:value-type="date">
            <text:p>1. Apr. 2014</text:p>
          </table:table-cell>
          <table:table-cell table:formula="of:=[$GOLD.E174]*[$USDCHF.B174]*[.$D$82]" office:value-type="float" office:value="41.2412948473703" calcext:value-type="float">
            <text:p>41.24</text:p>
          </table:table-cell>
          <table:table-cell table:formula="of:=[ZGLD.E77]*[.$E$82]" office:value-type="float" office:value="109.910053534306" calcext:value-type="float">
            <text:p>109.91</text:p>
          </table:table-cell>
          <table:table-cell table:formula="of:=[$SGLDL.E60]*[$USDCHF.B174]/100*[.$F$82]" office:value-type="float" office:value="66.2370957121223" calcext:value-type="float">
            <text:p>66.24</text:p>
          </table:table-cell>
          <table:table-cell table:style-name="ce5" table:formula="of:=[$XAUCHF.B89]*[.$G$82]" office:value-type="float" office:value="111.430111742796" calcext:value-type="float">
            <text:p>111.43</text:p>
          </table:table-cell>
          <table:table-cell table:number-columns-repeated="2"/>
        </table:table-row>
        <table:table-row table:style-name="ro1">
          <table:table-cell table:formula="of:=DATE(YEAR([.A173]);MONTH([.A173])+1;DAY([.A173]))" office:value-type="date" office:date-value="2014-05-01" calcext:value-type="date">
            <text:p>1. May. 2014</text:p>
          </table:table-cell>
          <table:table-cell table:formula="of:=[$GOLD.E175]*[$USDCHF.B175]*[.$D$82]" office:value-type="float" office:value="38.6657557158724" calcext:value-type="float">
            <text:p>38.67</text:p>
          </table:table-cell>
          <table:table-cell table:formula="of:=[ZGLD.E78]*[.$E$82]" office:value-type="float" office:value="107.425559071195" calcext:value-type="float">
            <text:p>107.43</text:p>
          </table:table-cell>
          <table:table-cell table:formula="of:=[$SGLDL.E61]*[$USDCHF.B175]/100*[.$F$82]" office:value-type="float" office:value="65.3085741556588" calcext:value-type="float">
            <text:p>65.31</text:p>
          </table:table-cell>
          <table:table-cell table:style-name="ce5" table:formula="of:=[$XAUCHF.B90]*[.$G$82]" office:value-type="float" office:value="109.586355616546" calcext:value-type="float">
            <text:p>109.59</text:p>
          </table:table-cell>
          <table:table-cell table:number-columns-repeated="2"/>
        </table:table-row>
        <table:table-row table:style-name="ro1">
          <table:table-cell table:formula="of:=DATE(YEAR([.A174]);MONTH([.A174])+1;DAY([.A174]))" office:value-type="date" office:date-value="2014-06-01" calcext:value-type="date">
            <text:p>1. Jun. 2014</text:p>
          </table:table-cell>
          <table:table-cell table:formula="of:=[$GOLD.E176]*[$USDCHF.B176]*[.$D$82]" office:value-type="float" office:value="43.5196204631577" calcext:value-type="float">
            <text:p>43.52</text:p>
          </table:table-cell>
          <table:table-cell table:formula="of:=[ZGLD.E79]*[.$E$82]" office:value-type="float" office:value="112.803970151439" calcext:value-type="float">
            <text:p>112.80</text:p>
          </table:table-cell>
          <table:table-cell table:formula="of:=[$SGLDL.E62]*[$USDCHF.B176]/100*[.$F$82]" office:value-type="float" office:value="67.1416709927337" calcext:value-type="float">
            <text:p>67.14</text:p>
          </table:table-cell>
          <table:table-cell table:style-name="ce5" table:formula="of:=[$XAUCHF.B91]*[.$G$82]" office:value-type="float" office:value="115.347970986081" calcext:value-type="float">
            <text:p>115.35</text:p>
          </table:table-cell>
          <table:table-cell table:number-columns-repeated="2"/>
        </table:table-row>
        <table:table-row table:style-name="ro1">
          <table:table-cell table:formula="of:=DATE(YEAR([.A175]);MONTH([.A175])+1;DAY([.A175]))" office:value-type="date" office:date-value="2014-07-01" calcext:value-type="date">
            <text:p>1. Jul. 2014</text:p>
          </table:table-cell>
          <table:table-cell table:formula="of:=[$GOLD.E177]*[$USDCHF.B177]*[.$D$82]" office:value-type="float" office:value="44.04844047509" calcext:value-type="float">
            <text:p>44.05</text:p>
          </table:table-cell>
          <table:table-cell table:formula="of:=[ZGLD.E80]*[.$E$82]" office:value-type="float" office:value="112.779160287453" calcext:value-type="float">
            <text:p>112.78</text:p>
          </table:table-cell>
          <table:table-cell table:formula="of:=[$SGLDL.E63]*[$USDCHF.B177]/100*[.$F$82]" office:value-type="float" office:value="68.005477491977" calcext:value-type="float">
            <text:p>68.01</text:p>
          </table:table-cell>
          <table:table-cell table:style-name="ce5" table:formula="of:=[$XAUCHF.B92]*[.$G$82]" office:value-type="float" office:value="114.190354832386" calcext:value-type="float">
            <text:p>114.19</text:p>
          </table:table-cell>
          <table:table-cell table:number-columns-repeated="2"/>
        </table:table-row>
        <table:table-row table:style-name="ro1">
          <table:table-cell table:formula="of:=DATE(YEAR([.A176]);MONTH([.A176])+1;DAY([.A176]))" office:value-type="date" office:date-value="2014-08-01" calcext:value-type="date">
            <text:p>1. Aug. 2014</text:p>
          </table:table-cell>
          <table:table-cell table:formula="of:=[$GOLD.E178]*[$USDCHF.B178]*[.$D$82]" office:value-type="float" office:value="45.2820070765352" calcext:value-type="float">
            <text:p>45.28</text:p>
          </table:table-cell>
          <table:table-cell table:formula="of:=[ZGLD.E81]*[.$E$82]" office:value-type="float" office:value="113.79652972326" calcext:value-type="float">
            <text:p>113.80</text:p>
          </table:table-cell>
          <table:table-cell table:formula="of:=[$SGLDL.E64]*[$USDCHF.B178]/100*[.$F$82]" office:value-type="float" office:value="70.0726125149045" calcext:value-type="float">
            <text:p>70.07</text:p>
          </table:table-cell>
          <table:table-cell table:style-name="ce5" table:formula="of:=[$XAUCHF.B93]*[.$G$82]" office:value-type="float" office:value="115.821407567144" calcext:value-type="float">
            <text:p>115.82</text:p>
          </table:table-cell>
          <table:table-cell table:number-columns-repeated="2"/>
        </table:table-row>
        <table:table-row table:style-name="ro1">
          <table:table-cell table:formula="of:=DATE(YEAR([.A177]);MONTH([.A177])+1;DAY([.A177]))" office:value-type="date" office:date-value="2014-09-01" calcext:value-type="date">
            <text:p>1. Sep. 2014</text:p>
          </table:table-cell>
          <table:table-cell table:formula="of:=[$GOLD.E179]*[$USDCHF.B179]*[.$D$82]" office:value-type="float" office:value="37.548073765805" calcext:value-type="float">
            <text:p>37.55</text:p>
          </table:table-cell>
          <table:table-cell table:formula="of:=[ZGLD.E82]*[.$E$82]" office:value-type="float" office:value="111.653228194539" calcext:value-type="float">
            <text:p>111.65</text:p>
          </table:table-cell>
          <table:table-cell table:formula="of:=[$SGLDL.E65]*[$USDCHF.B179]/100*[.$F$82]" office:value-type="float" office:value="69.9888005494225" calcext:value-type="float">
            <text:p>69.99</text:p>
          </table:table-cell>
          <table:table-cell table:style-name="ce5" table:formula="of:=[$XAUCHF.B94]*[.$G$82]" office:value-type="float" office:value="113.066065477357" calcext:value-type="float">
            <text:p>113.07</text:p>
          </table:table-cell>
          <table:table-cell table:number-columns-repeated="2"/>
        </table:table-row>
        <table:table-row table:style-name="ro1">
          <table:table-cell table:formula="of:=DATE(YEAR([.A178]);MONTH([.A178])+1;DAY([.A178]))" office:value-type="date" office:date-value="2014-10-01" calcext:value-type="date">
            <text:p>1. Oct. 2014</text:p>
          </table:table-cell>
          <table:table-cell table:formula="of:=[$GOLD.E180]*[$USDCHF.B180]*[.$D$82]" office:value-type="float" office:value="30.6504167811332" calcext:value-type="float">
            <text:p>30.65</text:p>
          </table:table-cell>
          <table:table-cell table:formula="of:=[ZGLD.E83]*[.$E$82]" office:value-type="float" office:value="108.197888800209" calcext:value-type="float">
            <text:p>108.20</text:p>
          </table:table-cell>
          <table:table-cell table:formula="of:=[$SGLDL.E66]*[$USDCHF.B180]/100*[.$F$82]" office:value-type="float" office:value="68.9139097369643" calcext:value-type="float">
            <text:p>68.91</text:p>
          </table:table-cell>
          <table:table-cell table:style-name="ce5" table:formula="of:=[$XAUCHF.B95]*[.$G$82]" office:value-type="float" office:value="110.691040972358" calcext:value-type="float">
            <text:p>110.69</text:p>
          </table:table-cell>
          <table:table-cell table:number-columns-repeated="2"/>
        </table:table-row>
        <table:table-row table:style-name="ro1">
          <table:table-cell table:formula="of:=DATE(YEAR([.A179]);MONTH([.A179])+1;DAY([.A179]))" office:value-type="date" office:date-value="2014-11-01" calcext:value-type="date">
            <text:p>1. Nov. 2014</text:p>
          </table:table-cell>
          <table:table-cell table:formula="of:=[$GOLD.E181]*[$USDCHF.B181]*[.$D$82]" office:value-type="float" office:value="30.7881408231852" calcext:value-type="float">
            <text:p>30.79</text:p>
          </table:table-cell>
          <table:table-cell table:formula="of:=[ZGLD.E84]*[.$E$82]" office:value-type="float" office:value="109.987596960067" calcext:value-type="float">
            <text:p>109.99</text:p>
          </table:table-cell>
          <table:table-cell table:formula="of:=[$SGLDL.E67]*[$USDCHF.B181]/100*[.$F$82]" office:value-type="float" office:value="71.5523739321203" calcext:value-type="float">
            <text:p>71.55</text:p>
          </table:table-cell>
          <table:table-cell table:style-name="ce5" table:formula="of:=[$XAUCHF.B96]*[.$G$82]" office:value-type="float" office:value="110.446971182121" calcext:value-type="float">
            <text:p>110.45</text:p>
          </table:table-cell>
          <table:table-cell table:number-columns-repeated="2"/>
        </table:table-row>
        <table:table-row table:style-name="ro1">
          <table:table-cell table:formula="of:=DATE(YEAR([.A180]);MONTH([.A180])+1;DAY([.A180]))" office:value-type="date" office:date-value="2014-12-01" calcext:value-type="date">
            <text:p>1. Dec. 2014</text:p>
          </table:table-cell>
          <table:table-cell table:formula="of:=[$GOLD.E182]*[$USDCHF.B182]*[.$D$82]" office:value-type="float" office:value="28.6577177742328" calcext:value-type="float">
            <text:p>28.66</text:p>
          </table:table-cell>
          <table:table-cell table:formula="of:=[ZGLD.E85]*[.$E$82]" office:value-type="float" office:value="115.505589928764" calcext:value-type="float">
            <text:p>115.51</text:p>
          </table:table-cell>
          <table:table-cell table:formula="of:=[$SGLDL.E68]*[$USDCHF.B182]/100*[.$F$82]" office:value-type="float" office:value="74.8880644385644" calcext:value-type="float">
            <text:p>74.89</text:p>
          </table:table-cell>
          <table:table-cell table:style-name="ce5" table:formula="of:=[$XAUCHF.B97]*[.$G$82]" office:value-type="float" office:value="115.342089786316" calcext:value-type="float">
            <text:p>115.34</text:p>
          </table:table-cell>
          <table:table-cell table:number-columns-repeated="2"/>
        </table:table-row>
        <table:table-row table:style-name="ro1">
          <table:table-cell table:formula="of:=DATE(YEAR([.A181]);MONTH([.A181])+1;DAY([.A181]))" office:value-type="date" office:date-value="2015-01-01" calcext:value-type="date">
            <text:p>1. Jan. 2015</text:p>
          </table:table-cell>
          <table:table-cell table:formula="of:=[$GOLD.E183]*[$USDCHF.B183]*[.$D$82]" office:value-type="float" office:value="31.5643619222925" calcext:value-type="float">
            <text:p>31.56</text:p>
          </table:table-cell>
          <table:table-cell table:formula="of:=[ZGLD.E86]*[.$E$82]" office:value-type="float" office:value="113.05831475915" calcext:value-type="float">
            <text:p>113.06</text:p>
          </table:table-cell>
          <table:table-cell table:formula="of:=[$SGLDL.E69]*[$USDCHF.B183]/100*[.$F$82]" office:value-type="float" office:value="76.5715880177052" calcext:value-type="float">
            <text:p>76.57</text:p>
          </table:table-cell>
          <table:table-cell table:style-name="ce5" table:formula="of:=[$XAUCHF.B98]*[.$G$82]" office:value-type="float" office:value="115.817486767301" calcext:value-type="float">
            <text:p>115.82</text:p>
          </table:table-cell>
          <table:table-cell table:number-columns-repeated="2"/>
        </table:table-row>
        <table:table-row table:style-name="ro1">
          <table:table-cell table:formula="of:=DATE(YEAR([.A182]);MONTH([.A182])+1;DAY([.A182]))" office:value-type="date" office:date-value="2015-02-01" calcext:value-type="date">
            <text:p>1. Feb. 2015</text:p>
          </table:table-cell>
          <table:table-cell table:formula="of:=[$GOLD.E184]*[$USDCHF.B184]*[.$D$82]" office:value-type="float" office:value="33.281274990421" calcext:value-type="float">
            <text:p>33.28</text:p>
          </table:table-cell>
          <table:table-cell table:formula="of:=[ZGLD.E87]*[.$E$82]" office:value-type="float" office:value="111.352359392414" calcext:value-type="float">
            <text:p>111.35</text:p>
          </table:table-cell>
          <table:table-cell table:formula="of:=[$SGLDL.E70]*[$USDCHF.B184]/100*[.$F$82]" office:value-type="float" office:value="73.6081578759924" calcext:value-type="float">
            <text:p>73.61</text:p>
          </table:table-cell>
          <table:table-cell table:style-name="ce5" table:formula="of:=[$XAUCHF.B99]*[.$G$82]" office:value-type="float" office:value="113.29151146834" calcext:value-type="float">
            <text:p>113.29</text:p>
          </table:table-cell>
          <table:table-cell table:number-columns-repeated="2"/>
        </table:table-row>
        <table:table-row table:style-name="ro1">
          <table:table-cell table:formula="of:=DATE(YEAR([.A183]);MONTH([.A183])+1;DAY([.A183]))" office:value-type="date" office:date-value="2015-03-01" calcext:value-type="date">
            <text:p>1. Mar. 2015</text:p>
          </table:table-cell>
          <table:table-cell table:formula="of:=[$GOLD.E185]*[$USDCHF.B185]*[.$D$82]" office:value-type="float" office:value="28.5827623029495" calcext:value-type="float">
            <text:p>28.58</text:p>
          </table:table-cell>
          <table:table-cell table:formula="of:=[ZGLD.E88]*[.$E$82]" office:value-type="float" office:value="110.874689098164" calcext:value-type="float">
            <text:p>110.87</text:p>
          </table:table-cell>
          <table:table-cell table:formula="of:=[$SGLDL.E71]*[$USDCHF.B185]/100*[.$F$82]" office:value-type="float" office:value="76.2376391024251" calcext:value-type="float">
            <text:p>76.24</text:p>
          </table:table-cell>
          <table:table-cell table:style-name="ce5" table:formula="of:=[$XAUCHF.B100]*[.$G$82]" office:value-type="float" office:value="112.787688688492" calcext:value-type="float">
            <text:p>112.79</text:p>
          </table:table-cell>
          <table:table-cell table:number-columns-repeated="2"/>
        </table:table-row>
        <table:table-row table:style-name="ro1">
          <table:table-cell table:formula="of:=DATE(YEAR([.A184]);MONTH([.A184])+1;DAY([.A184]))" office:value-type="date" office:date-value="2015-04-01" calcext:value-type="date">
            <text:p>1. Apr. 2015</text:p>
          </table:table-cell>
          <table:table-cell table:formula="of:=[$GOLD.E186]*[$USDCHF.B186]*[.$D$82]" office:value-type="float" office:value="32.5551126912489" calcext:value-type="float">
            <text:p>32.56</text:p>
          </table:table-cell>
          <table:table-cell table:formula="of:=[ZGLD.E89]*[.$E$82]" office:value-type="float" office:value="106.681144044934" calcext:value-type="float">
            <text:p>106.68</text:p>
          </table:table-cell>
          <table:table-cell table:formula="of:=[$SGLDL.E72]*[$USDCHF.B186]/100*[.$F$82]" office:value-type="float" office:value="70.1336111691283" calcext:value-type="float">
            <text:p>70.13</text:p>
          </table:table-cell>
          <table:table-cell table:style-name="ce5" table:formula="of:=[$XAUCHF.B101]*[.$G$82]" office:value-type="float" office:value="108.194471672221" calcext:value-type="float">
            <text:p>108.19</text:p>
          </table:table-cell>
          <table:table-cell table:number-columns-repeated="2"/>
        </table:table-row>
        <table:table-row table:style-name="ro1">
          <table:table-cell table:formula="of:=DATE(YEAR([.A185]);MONTH([.A185])+1;DAY([.A185]))" office:value-type="date" office:date-value="2015-05-01" calcext:value-type="date">
            <text:p>1. May. 2015</text:p>
          </table:table-cell>
          <table:table-cell table:formula="of:=[$GOLD.E187]*[$USDCHF.B187]*[.$D$82]" office:value-type="float" office:value="29.9027068620415" calcext:value-type="float">
            <text:p>29.90</text:p>
          </table:table-cell>
          <table:table-cell table:formula="of:=[ZGLD.E90]*[.$E$82]" office:value-type="float" office:value="107.090575814341" calcext:value-type="float">
            <text:p>107.09</text:p>
          </table:table-cell>
          <table:table-cell table:formula="of:=[$SGLDL.E73]*[$USDCHF.B187]/100*[.$F$82]" office:value-type="float" office:value="71.7513639853694" calcext:value-type="float">
            <text:p>71.75</text:p>
          </table:table-cell>
          <table:table-cell table:style-name="ce5" table:formula="of:=[$XAUCHF.B102]*[.$G$82]" office:value-type="float" office:value="109.64124681435" calcext:value-type="float">
            <text:p>109.64</text:p>
          </table:table-cell>
          <table:table-cell table:number-columns-repeated="2"/>
        </table:table-row>
        <table:table-row table:style-name="ro1">
          <table:table-cell table:formula="of:=DATE(YEAR([.A186]);MONTH([.A186])+1;DAY([.A186]))" office:value-type="date" office:date-value="2015-06-01" calcext:value-type="date">
            <text:p>1. Jun. 2015</text:p>
          </table:table-cell>
          <table:table-cell table:formula="of:=[$GOLD.E188]*[$USDCHF.B188]*[.$D$82]" office:value-type="float" office:value="26.7399366992082" calcext:value-type="float">
            <text:p>26.74</text:p>
          </table:table-cell>
          <table:table-cell table:formula="of:=[ZGLD.E91]*[.$E$82]" office:value-type="float" office:value="105.539707299126" calcext:value-type="float">
            <text:p>105.54</text:p>
          </table:table-cell>
          <table:table-cell table:formula="of:=[$SGLDL.E74]*[$USDCHF.B188]/100*[.$F$82]" office:value-type="float" office:value="68.2749037496556" calcext:value-type="float">
            <text:p>68.27</text:p>
          </table:table-cell>
          <table:table-cell table:style-name="ce5" table:formula="of:=[$XAUCHF.B103]*[.$G$82]" office:value-type="float" office:value="107.390707704372" calcext:value-type="float">
            <text:p>107.39</text:p>
          </table:table-cell>
          <table:table-cell table:number-columns-repeated="2"/>
        </table:table-row>
        <table:table-row table:style-name="ro1">
          <table:table-cell table:formula="of:=DATE(YEAR([.A187]);MONTH([.A187])+1;DAY([.A187]))" office:value-type="date" office:date-value="2015-07-01" calcext:value-type="date">
            <text:p>1. Jul. 2015</text:p>
          </table:table-cell>
          <table:table-cell table:formula="of:=[$GOLD.E189]*[$USDCHF.B189]*[.$D$82]" office:value-type="float" office:value="18.2869469819424" calcext:value-type="float">
            <text:p>18.29</text:p>
          </table:table-cell>
          <table:table-cell table:formula="of:=[ZGLD.E92]*[.$E$82]" office:value-type="float" office:value="101.305828498247" calcext:value-type="float">
            <text:p>101.31</text:p>
          </table:table-cell>
          <table:table-cell table:formula="of:=[$SGLDL.E75]*[$USDCHF.B189]/100*[.$F$82]" office:value-type="float" office:value="66.3359093649678" calcext:value-type="float">
            <text:p>66.34</text:p>
          </table:table-cell>
          <table:table-cell table:style-name="ce5" table:formula="of:=[$XAUCHF.B104]*[.$G$82]" office:value-type="float" office:value="103.666928053323" calcext:value-type="float">
            <text:p>103.67</text:p>
          </table:table-cell>
          <table:table-cell table:number-columns-repeated="2"/>
        </table:table-row>
        <table:table-row table:style-name="ro1">
          <table:table-cell table:formula="of:=DATE(YEAR([.A188]);MONTH([.A188])+1;DAY([.A188]))" office:value-type="date" office:date-value="2015-08-01" calcext:value-type="date">
            <text:p>1. Aug. 2015</text:p>
          </table:table-cell>
          <table:table-cell table:formula="of:=[$GOLD.E190]*[$USDCHF.B190]*[.$D$82]" office:value-type="float" office:value="18.0206585132744" calcext:value-type="float">
            <text:p>18.02</text:p>
          </table:table-cell>
          <table:table-cell table:formula="of:=[ZGLD.E93]*[.$E$82]" office:value-type="float" office:value="105.068237067027" calcext:value-type="float">
            <text:p>105.07</text:p>
          </table:table-cell>
          <table:table-cell table:formula="of:=[$SGLDL.E76]*[$USDCHF.B190]/100*[.$F$82]" office:value-type="float" office:value="69.9665300443422" calcext:value-type="float">
            <text:p>69.97</text:p>
          </table:table-cell>
          <table:table-cell table:style-name="ce5" table:formula="of:=[$XAUCHF.B105]*[.$G$82]" office:value-type="float" office:value="107.53675749853" calcext:value-type="float">
            <text:p>107.54</text:p>
          </table:table-cell>
          <table:table-cell table:number-columns-repeated="2"/>
        </table:table-row>
        <table:table-row table:style-name="ro1">
          <table:table-cell table:formula="of:=DATE(YEAR([.A189]);MONTH([.A189])+1;DAY([.A189]))" office:value-type="date" office:date-value="2015-09-01" calcext:value-type="date">
            <text:p>1. Sep. 2015</text:p>
          </table:table-cell>
          <table:table-cell table:formula="of:=[$GOLD.E191]*[$USDCHF.B191]*[.$D$82]" office:value-type="float" office:value="16.5965796377069" calcext:value-type="float">
            <text:p>16.60</text:p>
          </table:table-cell>
          <table:table-cell table:formula="of:=[ZGLD.E94]*[.$E$82]" office:value-type="float" office:value="104.373451073948" calcext:value-type="float">
            <text:p>104.37</text:p>
          </table:table-cell>
          <table:table-cell table:formula="of:=[$SGLDL.E77]*[$USDCHF.B191]/100*[.$F$82]" office:value-type="float" office:value="70.1871356464568" calcext:value-type="float">
            <text:p>70.19</text:p>
          </table:table-cell>
          <table:table-cell table:style-name="ce5" table:formula="of:=[$XAUCHF.B106]*[.$G$82]" office:value-type="float" office:value="106.266418349343" calcext:value-type="float">
            <text:p>106.27</text:p>
          </table:table-cell>
          <table:table-cell table:number-columns-repeated="2"/>
        </table:table-row>
        <table:table-row table:style-name="ro1">
          <table:table-cell table:formula="of:=DATE(YEAR([.A190]);MONTH([.A190])+1;DAY([.A190]))" office:value-type="date" office:date-value="2015-10-01" calcext:value-type="date">
            <text:p>1. Oct. 2015</text:p>
          </table:table-cell>
          <table:table-cell table:formula="of:=[$GOLD.E192]*[$USDCHF.B192]*[.$D$82]" office:value-type="float" office:value="20.3724219531556" calcext:value-type="float">
            <text:p>20.37</text:p>
          </table:table-cell>
          <table:table-cell table:formula="of:=[ZGLD.E95]*[.$E$82]" office:value-type="float" office:value="107.900124526677" calcext:value-type="float">
            <text:p>107.90</text:p>
          </table:table-cell>
          <table:table-cell table:formula="of:=[$SGLDL.E78]*[$USDCHF.B192]/100*[.$F$82]" office:value-type="float" office:value="71.4465715874276" calcext:value-type="float">
            <text:p>71.45</text:p>
          </table:table-cell>
          <table:table-cell table:style-name="ce5" table:formula="of:=[$XAUCHF.B107]*[.$G$82]" office:value-type="float" office:value="110.540090178396" calcext:value-type="float">
            <text:p>110.54</text:p>
          </table:table-cell>
          <table:table-cell table:number-columns-repeated="2"/>
        </table:table-row>
        <table:table-row table:style-name="ro1">
          <table:table-cell table:formula="of:=DATE(YEAR([.A191]);MONTH([.A191])+1;DAY([.A191]))" office:value-type="date" office:date-value="2015-11-01" calcext:value-type="date">
            <text:p>1. Nov. 2015</text:p>
          </table:table-cell>
          <table:table-cell table:formula="of:=[$GOLD.E193]*[$USDCHF.B193]*[.$D$82]" office:value-type="float" office:value="20.2462305533726" calcext:value-type="float">
            <text:p>20.25</text:p>
          </table:table-cell>
          <table:table-cell table:formula="of:=[ZGLD.E96]*[.$E$82]" office:value-type="float" office:value="104.751863301834" calcext:value-type="float">
            <text:p>104.75</text:p>
          </table:table-cell>
          <table:table-cell table:formula="of:=[$SGLDL.E79]*[$USDCHF.B193]/100*[.$F$82]" office:value-type="float" office:value="71.1081655804638" calcext:value-type="float">
            <text:p>71.11</text:p>
          </table:table-cell>
          <table:table-cell table:style-name="ce5" table:formula="of:=[$XAUCHF.B108]*[.$G$82]" office:value-type="float" office:value="107.312291707508" calcext:value-type="float">
            <text:p>107.31</text:p>
          </table:table-cell>
          <table:table-cell table:number-columns-repeated="2"/>
        </table:table-row>
        <table:table-row table:style-name="ro1">
          <table:table-cell table:formula="of:=DATE(YEAR([.A192]);MONTH([.A192])+1;DAY([.A192]))" office:value-type="date" office:date-value="2015-12-01" calcext:value-type="date">
            <text:p>1. Dec. 2015</text:p>
          </table:table-cell>
          <table:table-cell table:formula="of:=[$GOLD.E194]*[$USDCHF.B194]*[.$D$82]" office:value-type="float" office:value="19.8301866625407" calcext:value-type="float">
            <text:p>19.83</text:p>
          </table:table-cell>
          <table:table-cell table:formula="of:=[ZGLD.E97]*[.$E$82]" office:value-type="float" office:value="101.817622862611" calcext:value-type="float">
            <text:p>101.82</text:p>
          </table:table-cell>
          <table:table-cell table:formula="of:=[$SGLDL.E80]*[$USDCHF.B194]/100*[.$F$82]" office:value-type="float" office:value="70.0986148747641" calcext:value-type="float">
            <text:p>70.10</text:p>
          </table:table-cell>
          <table:table-cell table:style-name="ce5" table:formula="of:=[$XAUCHF.B109]*[.$G$82]" office:value-type="float" office:value="104.117820035287" calcext:value-type="float">
            <text:p>104.12</text:p>
          </table:table-cell>
          <table:table-cell table:number-columns-repeated="2"/>
        </table:table-row>
        <table:table-row table:style-name="ro1">
          <table:table-cell table:formula="of:=DATE(YEAR([.A193]);MONTH([.A193])+1;DAY([.A193]))" office:value-type="date" office:date-value="2016-01-01" calcext:value-type="date">
            <text:p>1. Jan. 2016</text:p>
          </table:table-cell>
          <table:table-cell table:formula="of:=[$GOLD.E195]*[$USDCHF.B195]*[.$D$82]" office:value-type="float" office:value="27.189020631435" calcext:value-type="float">
            <text:p>27.19</text:p>
          </table:table-cell>
          <table:table-cell table:formula="of:=[ZGLD.E98]*[.$E$82]" office:value-type="float" office:value="109.782881075364" calcext:value-type="float">
            <text:p>109.78</text:p>
          </table:table-cell>
          <table:table-cell table:formula="of:=[$SGLDL.E81]*[$USDCHF.B195]/100*[.$F$82]" office:value-type="float" office:value="78.8473176230311" calcext:value-type="float">
            <text:p>78.85</text:p>
          </table:table-cell>
          <table:table-cell table:style-name="ce5" table:formula="of:=[$XAUCHF.B110]*[.$G$82]" office:value-type="float" office:value="112.037835718487" calcext:value-type="float">
            <text:p>112.04</text:p>
          </table:table-cell>
          <table:table-cell table:number-columns-repeated="2"/>
        </table:table-row>
        <table:table-row table:style-name="ro1">
          <table:table-cell table:formula="of:=DATE(YEAR([.A194]);MONTH([.A194])+1;DAY([.A194]))" office:value-type="date" office:date-value="2016-02-01" calcext:value-type="date">
            <text:p>1. Feb. 2016</text:p>
          </table:table-cell>
          <table:table-cell table:formula="of:=[$GOLD.E196]*[$USDCHF.B196]*[.$D$82]" office:value-type="float" office:value="37.1885883551826" calcext:value-type="float">
            <text:p>37.19</text:p>
          </table:table-cell>
          <table:table-cell table:formula="of:=[ZGLD.E99]*[.$E$82]" office:value-type="float" office:value="118.107942334515" calcext:value-type="float">
            <text:p>118.11</text:p>
          </table:table-cell>
          <table:table-cell table:formula="of:=[$SGLDL.E82]*[$USDCHF.B196]/100*[.$F$82]" office:value-type="float" office:value="86.4748434941071" calcext:value-type="float">
            <text:p>86.47</text:p>
          </table:table-cell>
          <table:table-cell table:style-name="ce5" table:formula="of:=[$XAUCHF.B111]*[.$G$82]" office:value-type="float" office:value="121.135071554597" calcext:value-type="float">
            <text:p>121.14</text:p>
          </table:table-cell>
          <table:table-cell table:number-columns-repeated="2"/>
        </table:table-row>
        <table:table-row table:style-name="ro1">
          <table:table-cell table:formula="of:=DATE(YEAR([.A195]);MONTH([.A195])+1;DAY([.A195]))" office:value-type="date" office:date-value="2016-03-01" calcext:value-type="date">
            <text:p>1. Mar. 2016</text:p>
          </table:table-cell>
          <table:table-cell table:formula="of:=[$GOLD.E197]*[$USDCHF.B197]*[.$D$82]" office:value-type="float" office:value="35.0185987706983" calcext:value-type="float">
            <text:p>35.02</text:p>
          </table:table-cell>
          <table:table-cell table:formula="of:=[ZGLD.E100]*[.$E$82]" office:value-type="float" office:value="113.461536851021" calcext:value-type="float">
            <text:p>113.46</text:p>
          </table:table-cell>
          <table:table-cell table:formula="of:=[$SGLDL.E83]*[$USDCHF.B197]/100*[.$F$82]" office:value-type="float" office:value="80.6513406845727" calcext:value-type="float">
            <text:p>80.65</text:p>
          </table:table-cell>
          <table:table-cell table:style-name="ce5" table:formula="of:=[$XAUCHF.B112]*[.$G$82]" office:value-type="float" office:value="116.058615957655" calcext:value-type="float">
            <text:p>116.06</text:p>
          </table:table-cell>
          <table:table-cell table:number-columns-repeated="2"/>
        </table:table-row>
        <table:table-row table:style-name="ro1">
          <table:table-cell table:formula="of:=DATE(YEAR([.A196]);MONTH([.A196])+1;DAY([.A196]))" office:value-type="date" office:date-value="2016-04-01" calcext:value-type="date">
            <text:p>1. Apr. 2016</text:p>
          </table:table-cell>
          <table:table-cell table:formula="of:=[$GOLD.E198]*[$USDCHF.B198]*[.$D$82]" office:value-type="float" office:value="49.845334667606" calcext:value-type="float">
            <text:p>49.85</text:p>
          </table:table-cell>
          <table:table-cell table:formula="of:=[ZGLD.E101]*[.$E$82]" office:value-type="float" office:value="119.413770832762" calcext:value-type="float">
            <text:p>119.41</text:p>
          </table:table-cell>
          <table:table-cell table:formula="of:=[$SGLDL.E84]*[$USDCHF.B198]/100*[.$F$82]" office:value-type="float" office:value="82.9041019623673" calcext:value-type="float">
            <text:p>82.90</text:p>
          </table:table-cell>
          <table:table-cell table:style-name="ce5" table:formula="of:=[$XAUCHF.B113]*[.$G$82]" office:value-type="float" office:value="121.640854734366" calcext:value-type="float">
            <text:p>121.64</text:p>
          </table:table-cell>
          <table:table-cell table:number-columns-repeated="2"/>
        </table:table-row>
        <table:table-row table:style-name="ro1">
          <table:table-cell table:formula="of:=DATE(YEAR([.A197]);MONTH([.A197])+1;DAY([.A197]))" office:value-type="date" office:date-value="2016-05-01" calcext:value-type="date">
            <text:p>1. May. 2016</text:p>
          </table:table-cell>
          <table:table-cell table:formula="of:=[$GOLD.E199]*[$USDCHF.B199]*[.$D$82]" office:value-type="float" office:value="44.6790596193374" calcext:value-type="float">
            <text:p>44.68</text:p>
          </table:table-cell>
          <table:table-cell table:formula="of:=[ZGLD.E102]*[.$E$82]" office:value-type="float" office:value="115.663772003668" calcext:value-type="float">
            <text:p>115.66</text:p>
          </table:table-cell>
          <table:table-cell table:formula="of:=[$SGLDL.E85]*[$USDCHF.B199]/100*[.$F$82]" office:value-type="float" office:value="80.9245954952844" calcext:value-type="float">
            <text:p>80.92</text:p>
          </table:table-cell>
          <table:table-cell table:style-name="ce5" table:formula="of:=[$XAUCHF.B114]*[.$G$82]" office:value-type="float" office:value="118.277788668888" calcext:value-type="float">
            <text:p>118.28</text:p>
          </table:table-cell>
          <table:table-cell table:number-columns-repeated="2"/>
        </table:table-row>
        <table:table-row table:style-name="ro1">
          <table:table-cell table:formula="of:=DATE(YEAR([.A198]);MONTH([.A198])+1;DAY([.A198]))" office:value-type="date" office:date-value="2016-06-01" calcext:value-type="date">
            <text:p>1. Jun. 2016</text:p>
          </table:table-cell>
          <table:table-cell table:formula="of:=[$GOLD.E200]*[$USDCHF.B200]*[.$D$82]" office:value-type="float" office:value="55.8793789205112" calcext:value-type="float">
            <text:p>55.88</text:p>
          </table:table-cell>
          <table:table-cell table:formula="of:=[ZGLD.E103]*[.$E$82]" office:value-type="float" office:value="123.539086976534" calcext:value-type="float">
            <text:p>123.54</text:p>
          </table:table-cell>
          <table:table-cell table:formula="of:=[$SGLDL.E86]*[$USDCHF.B200]/100*[.$F$82]" office:value-type="float" office:value="94.6790847298445" calcext:value-type="float">
            <text:p>94.68</text:p>
          </table:table-cell>
          <table:table-cell table:style-name="ce5" table:formula="of:=[$XAUCHF.B115]*[.$G$82]" office:value-type="float" office:value="126.438933542443" calcext:value-type="float">
            <text:p>126.44</text:p>
          </table:table-cell>
          <table:table-cell table:number-columns-repeated="2"/>
        </table:table-row>
        <table:table-row table:style-name="ro1">
          <table:table-cell table:formula="of:=DATE(YEAR([.A199]);MONTH([.A199])+1;DAY([.A199]))" office:value-type="date" office:date-value="2016-07-01" calcext:value-type="date">
            <text:p>1. Jul. 2016</text:p>
          </table:table-cell>
          <table:table-cell table:formula="of:=[$GOLD.E201]*[$USDCHF.B201]*[.$D$82]" office:value-type="float" office:value="56.8156223874221" calcext:value-type="float">
            <text:p>56.82</text:p>
          </table:table-cell>
          <table:table-cell table:formula="of:=[ZGLD.E104]*[.$E$82]" office:value-type="float" office:value="124.748762247185" calcext:value-type="float">
            <text:p>124.75</text:p>
          </table:table-cell>
          <table:table-cell table:formula="of:=[$SGLDL.E87]*[$USDCHF.B201]/100*[.$F$82]" office:value-type="float" office:value="96.1115093610941" calcext:value-type="float">
            <text:p>96.11</text:p>
          </table:table-cell>
          <table:table-cell table:style-name="ce5" table:formula="of:=[$XAUCHF.B116]*[.$G$82]" office:value-type="float" office:value="128.232699470692" calcext:value-type="float">
            <text:p>128.23</text:p>
          </table:table-cell>
          <table:table-cell table:number-columns-repeated="2"/>
        </table:table-row>
        <table:table-row table:style-name="ro1">
          <table:table-cell table:formula="of:=DATE(YEAR([.A200]);MONTH([.A200])+1;DAY([.A200]))" office:value-type="date" office:date-value="2016-08-01" calcext:value-type="date">
            <text:p>1. Aug. 2016</text:p>
          </table:table-cell>
          <table:table-cell table:formula="of:=[$GOLD.E202]*[$USDCHF.B202]*[.$D$82]" office:value-type="float" office:value="44.8714919850853" calcext:value-type="float">
            <text:p>44.87</text:p>
          </table:table-cell>
          <table:table-cell table:formula="of:=[ZGLD.E105]*[.$E$82]" office:value-type="float" office:value="123.089331074863" calcext:value-type="float">
            <text:p>123.09</text:p>
          </table:table-cell>
          <table:table-cell table:formula="of:=[$SGLDL.E88]*[$USDCHF.B202]/100*[.$F$82]" office:value-type="float" office:value="95.7005711901246" calcext:value-type="float">
            <text:p>95.70</text:p>
          </table:table-cell>
          <table:table-cell table:style-name="ce5" table:formula="of:=[$XAUCHF.B117]*[.$G$82]" office:value-type="float" office:value="126.123309155068" calcext:value-type="float">
            <text:p>126.12</text:p>
          </table:table-cell>
          <table:table-cell table:number-columns-repeated="2"/>
        </table:table-row>
        <table:table-row table:style-name="ro1">
          <table:table-cell table:formula="of:=DATE(YEAR([.A201]);MONTH([.A201])+1;DAY([.A201]))" office:value-type="date" office:date-value="2016-09-01" calcext:value-type="date">
            <text:p>1. Sep. 2016</text:p>
          </table:table-cell>
          <table:table-cell table:formula="of:=[$GOLD.E203]*[$USDCHF.B203]*[.$D$82]" office:value-type="float" office:value="46.1647595085093" calcext:value-type="float">
            <text:p>46.16</text:p>
          </table:table-cell>
          <table:table-cell table:formula="of:=[ZGLD.E106]*[.$E$82]" office:value-type="float" office:value="122.658194590413" calcext:value-type="float">
            <text:p>122.66</text:p>
          </table:table-cell>
          <table:table-cell table:formula="of:=[$SGLDL.E89]*[$USDCHF.B203]/100*[.$F$82]" office:value-type="float" office:value="96.2088092376655" calcext:value-type="float">
            <text:p>96.21</text:p>
          </table:table-cell>
          <table:table-cell table:style-name="ce5" table:formula="of:=[$XAUCHF.B118]*[.$G$82]" office:value-type="float" office:value="125.286218388551" calcext:value-type="float">
            <text:p>125.29</text:p>
          </table:table-cell>
          <table:table-cell table:number-columns-repeated="2"/>
        </table:table-row>
        <table:table-row table:style-name="ro1">
          <table:table-cell table:formula="of:=DATE(YEAR([.A202]);MONTH([.A202])+1;DAY([.A202]))" office:value-type="date" office:date-value="2016-10-01" calcext:value-type="date">
            <text:p>1. Oct. 2016</text:p>
          </table:table-cell>
          <table:table-cell table:formula="of:=[$GOLD.E204]*[$USDCHF.B204]*[.$D$82]" office:value-type="float" office:value="46.6514793020152" calcext:value-type="float">
            <text:p>46.65</text:p>
          </table:table-cell>
          <table:table-cell table:formula="of:=[ZGLD.E107]*[.$E$82]" office:value-type="float" office:value="120.642065520634" calcext:value-type="float">
            <text:p>120.64</text:p>
          </table:table-cell>
          <table:table-cell table:formula="of:=[$SGLDL.E90]*[$USDCHF.B204]/100*[.$F$82]" office:value-type="float" office:value="100.613799503401" calcext:value-type="float">
            <text:p>100.61</text:p>
          </table:table-cell>
          <table:table-cell table:style-name="ce5" table:formula="of:=[$XAUCHF.B119]*[.$G$82]" office:value-type="float" office:value="123.809057047638" calcext:value-type="float">
            <text:p>123.81</text:p>
          </table:table-cell>
          <table:table-cell table:number-columns-repeated="2"/>
        </table:table-row>
        <table:table-row table:style-name="ro1">
          <table:table-cell table:formula="of:=DATE(YEAR([.A203]);MONTH([.A203])+1;DAY([.A203]))" office:value-type="date" office:date-value="2016-11-01" calcext:value-type="date">
            <text:p>1. Nov. 2016</text:p>
          </table:table-cell>
          <table:table-cell table:formula="of:=[$GOLD.E205]*[$USDCHF.B205]*[.$D$82]" office:value-type="float" office:value="40.9671415521319" calcext:value-type="float">
            <text:p>40.97</text:p>
          </table:table-cell>
          <table:table-cell table:formula="of:=[ZGLD.E108]*[.$E$82]" office:value-type="float" office:value="114.376552997082" calcext:value-type="float">
            <text:p>114.38</text:p>
          </table:table-cell>
          <table:table-cell table:formula="of:=[$SGLDL.E91]*[$USDCHF.B205]/100*[.$F$82]" office:value-type="float" office:value="93.1696010606606" calcext:value-type="float">
            <text:p>93.17</text:p>
          </table:table-cell>
          <table:table-cell table:style-name="ce5" table:formula="of:=[$XAUCHF.B120]*[.$G$82]" office:value-type="float" office:value="116.99274652029" calcext:value-type="float">
            <text:p>116.99</text:p>
          </table:table-cell>
          <table:table-cell table:number-columns-repeated="2"/>
        </table:table-row>
        <table:table-row table:style-name="ro1">
          <table:table-cell table:formula="of:=DATE(YEAR([.A204]);MONTH([.A204])+1;DAY([.A204]))" office:value-type="date" office:date-value="2016-12-01" calcext:value-type="date">
            <text:p>1. Dec. 2016</text:p>
          </table:table-cell>
          <table:table-cell table:formula="of:=[$GOLD.E206]*[$USDCHF.B206]*[.$D$82]" office:value-type="float" office:value="43.6369656664312" calcext:value-type="float">
            <text:p>43.64</text:p>
          </table:table-cell>
          <table:table-cell table:formula="of:=[ZGLD.E109]*[.$E$82]" office:value-type="float" office:value="112.813274742183" calcext:value-type="float">
            <text:p>112.81</text:p>
          </table:table-cell>
          <table:table-cell table:formula="of:=[$SGLDL.E92]*[$USDCHF.B206]/100*[.$F$82]" office:value-type="float" office:value="93.5282459124829" calcext:value-type="float">
            <text:p>93.53</text:p>
          </table:table-cell>
          <table:table-cell table:style-name="ce5" table:formula="of:=[$XAUCHF.B121]*[.$G$82]" office:value-type="float" office:value="114.875514604979" calcext:value-type="float">
            <text:p>114.88</text:p>
          </table:table-cell>
          <table:table-cell table:number-columns-repeated="2"/>
        </table:table-row>
        <table:table-row table:style-name="ro1">
          <table:table-cell table:formula="of:=DATE(YEAR([.A205]);MONTH([.A205])+1;DAY([.A205]))" office:value-type="date" office:date-value="2017-01-01" calcext:value-type="date">
            <text:p>1. Jan. 2017</text:p>
          </table:table-cell>
          <table:table-cell table:formula="of:=[$GOLD.E207]*[$USDCHF.B207]*[.$D$82]" office:value-type="float" office:value="48.9157061776288" calcext:value-type="float">
            <text:p>48.92</text:p>
          </table:table-cell>
          <table:table-cell table:formula="of:=[ZGLD.E110]*[.$E$82]" office:value-type="float" office:value="115.105463060275" calcext:value-type="float">
            <text:p>115.11</text:p>
          </table:table-cell>
          <table:table-cell table:formula="of:=[$SGLDL.E93]*[$USDCHF.B207]/100*[.$F$82]" office:value-type="float" office:value="93.0550240970906" calcext:value-type="float">
            <text:p>93.06</text:p>
          </table:table-cell>
          <table:table-cell table:style-name="ce5" table:formula="of:=[$XAUCHF.B122]*[.$G$82]" office:value-type="float" office:value="117.318172907273" calcext:value-type="float">
            <text:p>117.32</text:p>
          </table:table-cell>
          <table:table-cell table:number-columns-repeated="2"/>
        </table:table-row>
        <table:table-row table:style-name="ro1">
          <table:table-cell table:formula="of:=DATE(YEAR([.A206]);MONTH([.A206])+1;DAY([.A206]))" office:value-type="date" office:date-value="2017-02-01" calcext:value-type="date">
            <text:p>1. Feb. 2017</text:p>
          </table:table-cell>
          <table:table-cell table:formula="of:=[$GOLD.E208]*[$USDCHF.B208]*[.$D$82]" office:value-type="float" office:value="50.1091134668021" calcext:value-type="float">
            <text:p>50.11</text:p>
          </table:table-cell>
          <table:table-cell table:formula="of:=[ZGLD.E111]*[.$E$82]" office:value-type="float" office:value="120.60174138837" calcext:value-type="float">
            <text:p>120.60</text:p>
          </table:table-cell>
          <table:table-cell table:formula="of:=[$SGLDL.E94]*[$USDCHF.B208]/100*[.$F$82]" office:value-type="float" office:value="99.1742057433563" calcext:value-type="float">
            <text:p>99.17</text:p>
          </table:table-cell>
          <table:table-cell table:style-name="ce5" table:formula="of:=[$XAUCHF.B123]*[.$G$82]" office:value-type="float" office:value="123.011174279553" calcext:value-type="float">
            <text:p>123.01</text:p>
          </table:table-cell>
          <table:table-cell table:number-columns-repeated="2"/>
        </table:table-row>
        <table:table-row table:style-name="ro1">
          <table:table-cell table:formula="of:=DATE(YEAR([.A207]);MONTH([.A207])+1;DAY([.A207]))" office:value-type="date" office:date-value="2017-03-01" calcext:value-type="date">
            <text:p>1. Mar. 2017</text:p>
          </table:table-cell>
          <table:table-cell table:formula="of:=[$GOLD.E209]*[$USDCHF.B209]*[.$D$82]" office:value-type="float" office:value="51.0773754492645" calcext:value-type="float">
            <text:p>51.08</text:p>
          </table:table-cell>
          <table:table-cell table:formula="of:=[ZGLD.E112]*[.$E$82]" office:value-type="float" office:value="119.261788820008" calcext:value-type="float">
            <text:p>119.26</text:p>
          </table:table-cell>
          <table:table-cell table:formula="of:=[$SGLDL.E95]*[$USDCHF.B209]/100*[.$F$82]" office:value-type="float" office:value="97.2480134099775" calcext:value-type="float">
            <text:p>97.25</text:p>
          </table:table-cell>
          <table:table-cell table:style-name="ce5" table:formula="of:=[$XAUCHF.B124]*[.$G$82]" office:value-type="float" office:value="122.754361889826" calcext:value-type="float">
            <text:p>122.75</text:p>
          </table:table-cell>
          <table:table-cell table:number-columns-repeated="2"/>
        </table:table-row>
        <table:table-row table:style-name="ro1">
          <table:table-cell table:formula="of:=DATE(YEAR([.A208]);MONTH([.A208])+1;DAY([.A208]))" office:value-type="date" office:date-value="2017-04-01" calcext:value-type="date">
            <text:p>1. Apr. 2017</text:p>
          </table:table-cell>
          <table:table-cell table:formula="of:=[$GOLD.E210]*[$USDCHF.B210]*[.$D$82]" office:value-type="float" office:value="44.6175781268401" calcext:value-type="float">
            <text:p>44.62</text:p>
          </table:table-cell>
          <table:table-cell table:formula="of:=[ZGLD.E113]*[.$E$82]" office:value-type="float" office:value="120.303967809627" calcext:value-type="float">
            <text:p>120.30</text:p>
          </table:table-cell>
          <table:table-cell table:formula="of:=[$SGLDL.E96]*[$USDCHF.B210]/100*[.$F$82]" office:value-type="float" office:value="94.9840510849545" calcext:value-type="float">
            <text:p>94.98</text:p>
          </table:table-cell>
          <table:table-cell table:style-name="ce5" table:formula="of:=[$XAUCHF.B125]*[.$G$82]" office:value-type="float" office:value="123.633601254656" calcext:value-type="float">
            <text:p>123.63</text:p>
          </table:table-cell>
          <table:table-cell table:number-columns-repeated="2"/>
        </table:table-row>
        <table:table-row table:style-name="ro1">
          <table:table-cell table:formula="of:=DATE(YEAR([.A209]);MONTH([.A209])+1;DAY([.A209]))" office:value-type="date" office:date-value="2017-05-01" calcext:value-type="date">
            <text:p>1. May. 2017</text:p>
          </table:table-cell>
          <table:table-cell table:formula="of:=[$GOLD.E211]*[$USDCHF.B211]*[.$D$82]" office:value-type="float" office:value="42.9220570590173" calcext:value-type="float">
            <text:p>42.92</text:p>
          </table:table-cell>
          <table:table-cell table:formula="of:=[ZGLD.E114]*[.$E$82]" office:value-type="float" office:value="117.019229535097" calcext:value-type="float">
            <text:p>117.02</text:p>
          </table:table-cell>
          <table:table-cell table:formula="of:=[$SGLDL.E97]*[$USDCHF.B211]/100*[.$F$82]" office:value-type="float" office:value="92.6149568232364" calcext:value-type="float">
            <text:p>92.61</text:p>
          </table:table-cell>
          <table:table-cell table:style-name="ce5" table:formula="of:=[$XAUCHF.B126]*[.$G$82]" office:value-type="float" office:value="120.270535189179" calcext:value-type="float">
            <text:p>120.27</text:p>
          </table:table-cell>
          <table:table-cell table:number-columns-repeated="2"/>
        </table:table-row>
        <table:table-row table:style-name="ro1">
          <table:table-cell table:formula="of:=DATE(YEAR([.A210]);MONTH([.A210])+1;DAY([.A210]))" office:value-type="date" office:date-value="2017-06-01" calcext:value-type="date">
            <text:p>1. Jun. 2017</text:p>
          </table:table-cell>
          <table:table-cell table:formula="of:=[$GOLD.E212]*[$USDCHF.B212]*[.$D$82]" office:value-type="float" office:value="40.8818976018004" calcext:value-type="float">
            <text:p>40.88</text:p>
          </table:table-cell>
          <table:table-cell table:formula="of:=[ZGLD.E115]*[.$E$82]" office:value-type="float" office:value="113.740700627929" calcext:value-type="float">
            <text:p>113.74</text:p>
          </table:table-cell>
          <table:table-cell table:formula="of:=[$SGLDL.E98]*[$USDCHF.B212]/100*[.$F$82]" office:value-type="float" office:value="89.3318736560423" calcext:value-type="float">
            <text:p>89.33</text:p>
          </table:table-cell>
          <table:table-cell table:style-name="ce5" table:formula="of:=[$XAUCHF.B127]*[.$G$82]" office:value-type="float" office:value="116.564399137424" calcext:value-type="float">
            <text:p>116.56</text:p>
          </table:table-cell>
          <table:table-cell table:number-columns-repeated="2"/>
        </table:table-row>
        <table:table-row table:style-name="ro1">
          <table:table-cell table:formula="of:=DATE(YEAR([.A211]);MONTH([.A211])+1;DAY([.A211]))" office:value-type="date" office:date-value="2017-07-01" calcext:value-type="date">
            <text:p>1. Jul. 2017</text:p>
          </table:table-cell>
          <table:table-cell table:formula="of:=[$GOLD.E213]*[$USDCHF.B213]*[.$D$82]" office:value-type="float" office:value="43.827810651518" calcext:value-type="float">
            <text:p>43.83</text:p>
          </table:table-cell>
          <table:table-cell table:formula="of:=[ZGLD.E116]*[.$E$82]" office:value-type="float" office:value="116.867247522343" calcext:value-type="float">
            <text:p>116.87</text:p>
          </table:table-cell>
          <table:table-cell table:formula="of:=[$SGLDL.E99]*[$USDCHF.B213]/100*[.$F$82]" office:value-type="float" office:value="90.5970247628871" calcext:value-type="float">
            <text:p>90.60</text:p>
          </table:table-cell>
          <table:table-cell table:style-name="ce5" table:formula="of:=[$XAUCHF.B128]*[.$G$82]" office:value-type="float" office:value="120.2724955891" calcext:value-type="float">
            <text:p>120.27</text:p>
          </table:table-cell>
          <table:table-cell table:number-columns-repeated="2"/>
        </table:table-row>
        <table:table-row table:style-name="ro1">
          <table:table-cell table:formula="of:=DATE(YEAR([.A212]);MONTH([.A212])+1;DAY([.A212]))" office:value-type="date" office:date-value="2017-08-01" calcext:value-type="date">
            <text:p>1. Aug. 2017</text:p>
          </table:table-cell>
          <table:table-cell table:formula="of:=[$GOLD.E214]*[$USDCHF.B214]*[.$D$82]" office:value-type="float" office:value="46.2459035431104" calcext:value-type="float">
            <text:p>46.25</text:p>
          </table:table-cell>
          <table:table-cell table:formula="of:=[ZGLD.E117]*[.$E$82]" office:value-type="float" office:value="120.741313971613" calcext:value-type="float">
            <text:p>120.74</text:p>
          </table:table-cell>
          <table:table-cell table:formula="of:=[$SGLDL.E100]*[$USDCHF.B214]/100*[.$F$82]" office:value-type="float" office:value="95.4761973467744" calcext:value-type="float">
            <text:p>95.48</text:p>
          </table:table-cell>
          <table:table-cell table:style-name="ce5" table:formula="of:=[$XAUCHF.B129]*[.$G$82]" office:value-type="float" office:value="124.154087433837" calcext:value-type="float">
            <text:p>124.15</text:p>
          </table:table-cell>
          <table:table-cell table:number-columns-repeated="2"/>
        </table:table-row>
        <table:table-row table:style-name="ro1">
          <table:table-cell table:formula="of:=DATE(YEAR([.A213]);MONTH([.A213])+1;DAY([.A213]))" office:value-type="date" office:date-value="2017-09-01" calcext:value-type="date">
            <text:p>1. Sep. 2017</text:p>
          </table:table-cell>
          <table:table-cell table:formula="of:=[$GOLD.E215]*[$USDCHF.B215]*[.$D$82]" office:value-type="float" office:value="41.7715413393595" calcext:value-type="float">
            <text:p>41.77</text:p>
          </table:table-cell>
          <table:table-cell table:formula="of:=[ZGLD.E118]*[.$E$82]" office:value-type="float" office:value="118.567002826929" calcext:value-type="float">
            <text:p>118.57</text:p>
          </table:table-cell>
          <table:table-cell table:formula="of:=[$SGLDL.E101]*[$USDCHF.B215]/100*[.$F$82]" office:value-type="float" office:value="90.3078281982814" calcext:value-type="float">
            <text:p>90.31</text:p>
          </table:table-cell>
          <table:table-cell table:style-name="ce5" table:formula="of:=[$XAUCHF.B130]*[.$G$82]" office:value-type="float" office:value="121.36149774554" calcext:value-type="float">
            <text:p>121.36</text:p>
          </table:table-cell>
          <table:table-cell table:number-columns-repeated="2"/>
        </table:table-row>
        <table:table-row table:style-name="ro1">
          <table:table-cell table:formula="of:=DATE(YEAR([.A214]);MONTH([.A214])+1;DAY([.A214]))" office:value-type="date" office:date-value="2017-10-01" calcext:value-type="date">
            <text:p>1. Oct. 2017</text:p>
          </table:table-cell>
          <table:table-cell table:formula="of:=[$GOLD.E216]*[$USDCHF.B216]*[.$D$82]" office:value-type="float" office:value="38.6569154666776" calcext:value-type="float">
            <text:p>38.66</text:p>
          </table:table-cell>
          <table:table-cell table:formula="of:=[ZGLD.E119]*[.$E$82]" office:value-type="float" office:value="120.669980223387" calcext:value-type="float">
            <text:p>120.67</text:p>
          </table:table-cell>
          <table:table-cell table:formula="of:=[$SGLDL.E102]*[$USDCHF.B216]/100*[.$F$82]" office:value-type="float" office:value="92.8853550479004" calcext:value-type="float">
            <text:p>92.89</text:p>
          </table:table-cell>
          <table:table-cell table:style-name="ce5" table:formula="of:=[$XAUCHF.B131]*[.$G$82]" office:value-type="float" office:value="124.291315428347" calcext:value-type="float">
            <text:p>124.29</text:p>
          </table:table-cell>
          <table:table-cell table:number-columns-repeated="2"/>
        </table:table-row>
        <table:table-row table:style-name="ro1">
          <table:table-cell table:formula="of:=DATE(YEAR([.A215]);MONTH([.A215])+1;DAY([.A215]))" office:value-type="date" office:date-value="2017-11-01" calcext:value-type="date">
            <text:p>1. Nov. 2017</text:p>
          </table:table-cell>
          <table:table-cell table:formula="of:=[$GOLD.E217]*[$USDCHF.B217]*[.$D$82]" office:value-type="float" office:value="36.3435307082187" calcext:value-type="float">
            <text:p>36.34</text:p>
          </table:table-cell>
          <table:table-cell table:formula="of:=[ZGLD.E120]*[.$E$82]" office:value-type="float" office:value="119.708439572738" calcext:value-type="float">
            <text:p>119.71</text:p>
          </table:table-cell>
          <table:table-cell table:formula="of:=[$SGLDL.E103]*[$USDCHF.B217]/100*[.$F$82]" office:value-type="float" office:value="90.538182380037" calcext:value-type="float">
            <text:p>90.54</text:p>
          </table:table-cell>
          <table:table-cell table:style-name="ce5" table:formula="of:=[$XAUCHF.B132]*[.$G$82]" office:value-type="float" office:value="122.844540286218" calcext:value-type="float">
            <text:p>122.84</text:p>
          </table:table-cell>
          <table:table-cell table:number-columns-repeated="2"/>
        </table:table-row>
        <table:table-row table:style-name="ro1">
          <table:table-cell table:formula="of:=DATE(YEAR([.A216]);MONTH([.A216])+1;DAY([.A216]))" office:value-type="date" office:date-value="2017-12-01" calcext:value-type="date">
            <text:p>1. Dec. 2017</text:p>
          </table:table-cell>
          <table:table-cell table:formula="of:=[$GOLD.E218]*[$USDCHF.B218]*[.$D$82]" office:value-type="float" office:value="37.80638779176" calcext:value-type="float">
            <text:p>37.81</text:p>
          </table:table-cell>
          <table:table-cell table:formula="of:=[ZGLD.E121]*[.$E$82]" office:value-type="float" office:value="120.781638103877" calcext:value-type="float">
            <text:p>120.78</text:p>
          </table:table-cell>
          <table:table-cell table:formula="of:=[$SGLDL.E104]*[$USDCHF.B218]/100*[.$F$82]" office:value-type="float" office:value="90.9589792869058" calcext:value-type="float">
            <text:p>90.96</text:p>
          </table:table-cell>
          <table:table-cell table:style-name="ce5" table:formula="of:=[$XAUCHF.B133]*[.$G$82]" office:value-type="float" office:value="124.385414624583" calcext:value-type="float">
            <text:p>124.39</text:p>
          </table:table-cell>
          <table:table-cell table:number-columns-repeated="2"/>
        </table:table-row>
        <table:table-row table:style-name="ro1">
          <table:table-cell table:formula="of:=DATE(YEAR([.A217]);MONTH([.A217])+1;DAY([.A217]))" office:value-type="date" office:date-value="2018-01-01" calcext:value-type="date">
            <text:p>1. Jan. 2018</text:p>
          </table:table-cell>
          <table:table-cell table:formula="of:=[$GOLD.E219]*[$USDCHF.B219]*[.$D$82]" office:value-type="float" office:value="35.9132325680721" calcext:value-type="float">
            <text:p>35.91</text:p>
          </table:table-cell>
          <table:table-cell table:formula="of:=[ZGLD.E122]*[.$E$82]" office:value-type="float" office:value="118.889576654273" calcext:value-type="float">
            <text:p>118.89</text:p>
          </table:table-cell>
          <table:table-cell table:formula="of:=[$SGLDL.E105]*[$USDCHF.B219]/100*[.$F$82]" office:value-type="float" office:value="85.5893711030929" calcext:value-type="float">
            <text:p>85.59</text:p>
          </table:table-cell>
          <table:table-cell table:style-name="ce5" table:formula="of:=[$XAUCHF.B134]*[.$G$82]" office:value-type="float" office:value="122.729856890806" calcext:value-type="float">
            <text:p>122.73</text:p>
          </table:table-cell>
          <table:table-cell table:number-columns-repeated="2"/>
        </table:table-row>
        <table:table-row table:style-name="ro1">
          <table:table-cell table:formula="of:=DATE(YEAR([.A218]);MONTH([.A218])+1;DAY([.A218]))" office:value-type="date" office:date-value="2018-02-01" calcext:value-type="date">
            <text:p>1. Feb. 2018</text:p>
          </table:table-cell>
          <table:table-cell table:formula="of:=[$GOLD.E220]*[$USDCHF.B220]*[.$D$82]" office:value-type="float" office:value="29.178287463933" calcext:value-type="float">
            <text:p>29.18</text:p>
          </table:table-cell>
          <table:table-cell table:formula="of:=[ZGLD.E123]*[.$E$82]" office:value-type="float" office:value="118.222705053772" calcext:value-type="float">
            <text:p>118.22</text:p>
          </table:table-cell>
          <table:table-cell table:formula="of:=[$SGLDL.E106]*[$USDCHF.B220]/100*[.$F$82]" office:value-type="float" office:value="87.7911066063783" calcext:value-type="float">
            <text:p>87.79</text:p>
          </table:table-cell>
          <table:table-cell table:style-name="ce5" table:formula="of:=[$XAUCHF.B135]*[.$G$82]" office:value-type="float" office:value="121.982944520682" calcext:value-type="float">
            <text:p>121.98</text:p>
          </table:table-cell>
          <table:table-cell table:number-columns-repeated="2"/>
        </table:table-row>
        <table:table-row table:style-name="ro1">
          <table:table-cell table:formula="of:=DATE(YEAR([.A219]);MONTH([.A219])+1;DAY([.A219]))" office:value-type="date" office:date-value="2018-03-01" calcext:value-type="date">
            <text:p>1. Mar. 2018</text:p>
          </table:table-cell>
          <table:table-cell table:formula="of:=[$GOLD.E221]*[$USDCHF.B221]*[.$D$82]" office:value-type="float" office:value="31.8509672545905" calcext:value-type="float">
            <text:p>31.85</text:p>
          </table:table-cell>
          <table:table-cell table:formula="of:=[ZGLD.E124]*[.$E$82]" office:value-type="float" office:value="120.192309929137" calcext:value-type="float">
            <text:p>120.19</text:p>
          </table:table-cell>
          <table:table-cell table:formula="of:=[$SGLDL.E107]*[$USDCHF.B221]/100*[.$F$82]" office:value-type="float" office:value="87.3852525704093" calcext:value-type="float">
            <text:p>87.39</text:p>
          </table:table-cell>
          <table:table-cell table:style-name="ce5" table:formula="of:=[$XAUCHF.B136]*[.$G$82]" office:value-type="float" office:value="123.730641050774" calcext:value-type="float">
            <text:p>123.73</text:p>
          </table:table-cell>
          <table:table-cell table:number-columns-repeated="2"/>
        </table:table-row>
        <table:table-row table:style-name="ro1">
          <table:table-cell table:formula="of:=DATE(YEAR([.A220]);MONTH([.A220])+1;DAY([.A220]))" office:value-type="date" office:date-value="2018-04-01" calcext:value-type="date">
            <text:p>1. Apr. 2018</text:p>
          </table:table-cell>
          <table:table-cell table:formula="of:=[$GOLD.E222]*[$USDCHF.B222]*[.$D$82]" office:value-type="float" office:value="35.7859847021058" calcext:value-type="float">
            <text:p>35.79</text:p>
          </table:table-cell>
          <table:table-cell table:formula="of:=[ZGLD.E125]*[.$E$82]" office:value-type="float" office:value="123.697269051438" calcext:value-type="float">
            <text:p>123.70</text:p>
          </table:table-cell>
          <table:table-cell table:formula="of:=[$SGLDL.E108]*[$USDCHF.B222]/100*[.$F$82]" office:value-type="float" office:value="91.8972673670162" calcext:value-type="float">
            <text:p>91.90</text:p>
          </table:table-cell>
          <table:table-cell table:style-name="ce5" table:formula="of:=[$XAUCHF.B137]*[.$G$82]" office:value-type="float" office:value="127.667124093315" calcext:value-type="float">
            <text:p>127.67</text:p>
          </table:table-cell>
          <table:table-cell table:number-columns-repeated="2"/>
        </table:table-row>
        <table:table-row table:style-name="ro1">
          <table:table-cell table:formula="of:=DATE(YEAR([.A221]);MONTH([.A221])+1;DAY([.A221]))" office:value-type="date" office:date-value="2018-05-01" calcext:value-type="date">
            <text:p>1. May. 2018</text:p>
          </table:table-cell>
          <table:table-cell table:formula="of:=[$GOLD.E223]*[$USDCHF.B223]*[.$D$82]" office:value-type="float" office:value="34.8652663792744" calcext:value-type="float">
            <text:p>34.87</text:p>
          </table:table-cell>
          <table:table-cell table:formula="of:=[ZGLD.E126]*[.$E$82]" office:value-type="float" office:value="122.161914804502" calcext:value-type="float">
            <text:p>122.16</text:p>
          </table:table-cell>
          <table:table-cell table:formula="of:=[$SGLDL.E109]*[$USDCHF.B223]/100*[.$F$82]" office:value-type="float" office:value="93.8510386405493" calcext:value-type="float">
            <text:p>93.85</text:p>
          </table:table-cell>
          <table:table-cell table:style-name="ce5" table:formula="of:=[$XAUCHF.B138]*[.$G$82]" office:value-type="float" office:value="125.362673985493" calcext:value-type="float">
            <text:p>125.36</text:p>
          </table:table-cell>
          <table:table-cell table:number-columns-repeated="2"/>
        </table:table-row>
        <table:table-row table:style-name="ro1">
          <table:table-cell table:formula="of:=DATE(YEAR([.A222]);MONTH([.A222])+1;DAY([.A222]))" office:value-type="date" office:date-value="2018-06-01" calcext:value-type="date">
            <text:p>1. Jun. 2018</text:p>
          </table:table-cell>
          <table:table-cell table:formula="of:=[$GOLD.E224]*[$USDCHF.B224]*[.$D$82]" office:value-type="float" office:value="34.8791800925351" calcext:value-type="float">
            <text:p>34.88</text:p>
          </table:table-cell>
          <table:table-cell table:formula="of:=[ZGLD.E127]*[.$E$82]" office:value-type="float" office:value="117.897026387662" calcext:value-type="float">
            <text:p>117.90</text:p>
          </table:table-cell>
          <table:table-cell table:formula="of:=[$SGLDL.E110]*[$USDCHF.B224]/100*[.$F$82]" office:value-type="float" office:value="91.2460405148114" calcext:value-type="float">
            <text:p>91.25</text:p>
          </table:table-cell>
          <table:table-cell table:style-name="ce5" table:formula="of:=[$XAUCHF.B139]*[.$G$82]" office:value-type="float" office:value="121.542834738287" calcext:value-type="float">
            <text:p>121.54</text:p>
          </table:table-cell>
          <table:table-cell table:number-columns-repeated="2"/>
        </table:table-row>
        <table:table-row table:style-name="ro1">
          <table:table-cell table:formula="of:=DATE(YEAR([.A223]);MONTH([.A223])+1;DAY([.A223]))" office:value-type="date" office:date-value="2018-07-01" calcext:value-type="date">
            <text:p>1. Jul. 2018</text:p>
          </table:table-cell>
          <table:table-cell table:formula="of:=[$GOLD.E225]*[$USDCHF.B225]*[.$D$82]" office:value-type="float" office:value="29.7136664499021" calcext:value-type="float">
            <text:p>29.71</text:p>
          </table:table-cell>
          <table:table-cell table:formula="of:=[ZGLD.E128]*[.$E$82]" office:value-type="float" office:value="114.764270125886" calcext:value-type="float">
            <text:p>114.76</text:p>
          </table:table-cell>
          <table:table-cell table:formula="of:=[$SGLDL.E111]*[$USDCHF.B225]/100*[.$F$82]" office:value-type="float" office:value="89.6839455188205" calcext:value-type="float">
            <text:p>89.68</text:p>
          </table:table-cell>
          <table:table-cell table:style-name="ce5" table:formula="of:=[$XAUCHF.B140]*[.$G$82]" office:value-type="float" office:value="118.731621250735" calcext:value-type="float">
            <text:p>118.73</text:p>
          </table:table-cell>
          <table:table-cell table:number-columns-repeated="2"/>
        </table:table-row>
        <table:table-row table:style-name="ro1">
          <table:table-cell table:formula="of:=DATE(YEAR([.A224]);MONTH([.A224])+1;DAY([.A224]))" office:value-type="date" office:date-value="2018-08-01" calcext:value-type="date">
            <text:p>1. Aug. 2018</text:p>
          </table:table-cell>
          <table:table-cell table:formula="of:=[$GOLD.E226]*[$USDCHF.B226]*[.$D$82]" office:value-type="float" office:value="27.0683153479232" calcext:value-type="float">
            <text:p>27.07</text:p>
          </table:table-cell>
          <table:table-cell table:formula="of:=[ZGLD.E129]*[.$E$82]" office:value-type="float" office:value="110.763031217674" calcext:value-type="float">
            <text:p>110.76</text:p>
          </table:table-cell>
          <table:table-cell table:formula="of:=[$SGLDL.E112]*[$USDCHF.B226]/100*[.$F$82]" office:value-type="float" office:value="87.0414877854661" calcext:value-type="float">
            <text:p>87.04</text:p>
          </table:table-cell>
          <table:table-cell table:style-name="ce5" table:formula="of:=[$XAUCHF.B141]*[.$G$82]" office:value-type="float" office:value="113.986473240541" calcext:value-type="float">
            <text:p>113.99</text:p>
          </table:table-cell>
          <table:table-cell table:number-columns-repeated="2"/>
        </table:table-row>
        <table:table-row table:style-name="ro1">
          <table:table-cell table:formula="of:=DATE(YEAR([.A225]);MONTH([.A225])+1;DAY([.A225]))" office:value-type="date" office:date-value="2018-09-01" calcext:value-type="date">
            <text:p>1. Sep. 2018</text:p>
          </table:table-cell>
          <table:table-cell table:formula="of:=[$GOLD.E227]*[$USDCHF.B227]*[.$D$82]" office:value-type="float" office:value="29.1779549720378" calcext:value-type="float">
            <text:p>29.18</text:p>
          </table:table-cell>
          <table:table-cell table:formula="of:=[ZGLD.E130]*[.$E$82]" office:value-type="float" office:value="110.514886672113" calcext:value-type="float">
            <text:p>110.51</text:p>
          </table:table-cell>
          <table:table-cell table:formula="of:=[$SGLDL.E113]*[$USDCHF.B227]/100*[.$F$82]" office:value-type="float" office:value="87.1301007694114" calcext:value-type="float">
            <text:p>87.13</text:p>
          </table:table-cell>
          <table:table-cell table:style-name="ce5" table:formula="of:=[$XAUCHF.B142]*[.$G$82]" office:value-type="float" office:value="114.695157812194" calcext:value-type="float">
            <text:p>114.70</text:p>
          </table:table-cell>
          <table:table-cell table:number-columns-repeated="2"/>
        </table:table-row>
        <table:table-row table:style-name="ro1">
          <table:table-cell table:formula="of:=DATE(YEAR([.A226]);MONTH([.A226])+1;DAY([.A226]))" office:value-type="date" office:date-value="2018-10-01" calcext:value-type="date">
            <text:p>1. Oct. 2018</text:p>
          </table:table-cell>
          <table:table-cell table:formula="of:=[$GOLD.E228]*[$USDCHF.B228]*[.$D$82]" office:value-type="float" office:value="33.9407994784629" calcext:value-type="float">
            <text:p>33.94</text:p>
          </table:table-cell>
          <table:table-cell table:formula="of:=[ZGLD.E131]*[.$E$82]" office:value-type="float" office:value="116.392682066861" calcext:value-type="float">
            <text:p>116.39</text:p>
          </table:table-cell>
          <table:table-cell table:formula="of:=[$SGLDL.E114]*[$USDCHF.B228]/100*[.$F$82]" office:value-type="float" office:value="93.2264795717556" calcext:value-type="float">
            <text:p>93.23</text:p>
          </table:table-cell>
          <table:table-cell table:style-name="ce5" table:formula="of:=[$XAUCHF.B143]*[.$G$82]" office:value-type="float" office:value="119.982356400706" calcext:value-type="float">
            <text:p>119.98</text:p>
          </table:table-cell>
          <table:table-cell table:number-columns-repeated="2"/>
        </table:table-row>
        <table:table-row table:style-name="ro1">
          <table:table-cell table:formula="of:=DATE(YEAR([.A227]);MONTH([.A227])+1;DAY([.A227]))" office:value-type="date" office:date-value="2018-11-01" calcext:value-type="date">
            <text:p>1. Nov. 2018</text:p>
          </table:table-cell>
          <table:table-cell table:formula="of:=[$GOLD.E229]*[$USDCHF.B229]*[.$D$82]" office:value-type="float" office:value="34.150068268486" calcext:value-type="float">
            <text:p>34.15</text:p>
          </table:table-cell>
          <table:table-cell table:formula="of:=[ZGLD.E132]*[.$E$82]" office:value-type="float" office:value="115.4776659208" calcext:value-type="float">
            <text:p>115.48</text:p>
          </table:table-cell>
          <table:table-cell table:formula="of:=[$SGLDL.E115]*[$USDCHF.B229]/100*[.$F$82]" office:value-type="float" office:value="92.593778410292" calcext:value-type="float">
            <text:p>92.59</text:p>
          </table:table-cell>
          <table:table-cell table:style-name="ce5" table:formula="of:=[$XAUCHF.B144]*[.$G$82]" office:value-type="float" office:value="119.612821015487" calcext:value-type="float">
            <text:p>119.61</text:p>
          </table:table-cell>
          <table:table-cell table:number-columns-repeated="2"/>
        </table:table-row>
        <table:table-row table:style-name="ro1">
          <table:table-cell table:formula="of:=DATE(YEAR([.A228]);MONTH([.A228])+1;DAY([.A228]))" office:value-type="date" office:date-value="2018-12-01" calcext:value-type="date">
            <text:p>1. Dec. 2018</text:p>
          </table:table-cell>
          <table:table-cell table:formula="of:=[$GOLD.E230]*[$USDCHF.B230]*[.$D$82]" office:value-type="float" office:value="35.6379400043705" calcext:value-type="float">
            <text:p>35.64</text:p>
          </table:table-cell>
          <table:table-cell table:formula="of:=[ZGLD.E133]*[.$E$82]" office:value-type="float" office:value="118.982634348312" calcext:value-type="float">
            <text:p>118.98</text:p>
          </table:table-cell>
          <table:table-cell table:formula="of:=[$SGLDL.E116]*[$USDCHF.B230]/100*[.$F$82]" office:value-type="float" office:value="95.579524913989" calcext:value-type="float">
            <text:p>95.58</text:p>
          </table:table-cell>
          <table:table-cell table:style-name="ce5" table:formula="of:=[$XAUCHF.B145]*[.$G$82]" office:value-type="float" office:value="123.340521466379" calcext:value-type="float">
            <text:p>123.34</text:p>
          </table:table-cell>
          <table:table-cell table:number-columns-repeated="2"/>
        </table:table-row>
        <table:table-row table:style-name="ro1">
          <table:table-cell table:formula="of:=DATE(YEAR([.A229]);MONTH([.A229])+1;DAY([.A229]))" office:value-type="date" office:date-value="2019-01-01" calcext:value-type="date">
            <text:p>1. Jan. 2019</text:p>
          </table:table-cell>
          <table:table-cell table:formula="of:=[$GOLD.E231]*[$USDCHF.B231]*[.$D$82]" office:value-type="float" office:value="35.695520092742" calcext:value-type="float">
            <text:p>35.70</text:p>
          </table:table-cell>
          <table:table-cell table:formula="of:=[ZGLD.E134]*[.$E$82]" office:value-type="float" office:value="124.68982862326" calcext:value-type="float">
            <text:p>124.69</text:p>
          </table:table-cell>
          <table:table-cell table:formula="of:=[$SGLDL.E117]*[$USDCHF.B231]/100*[.$F$82]" office:value-type="float" office:value="96.9649786176144" calcext:value-type="float">
            <text:p>96.96</text:p>
          </table:table-cell>
          <table:table-cell table:style-name="ce5" table:formula="of:=[$XAUCHF.B146]*[.$G$82]" office:value-type="float" office:value="128.767888649284" calcext:value-type="float">
            <text:p>128.77</text:p>
          </table:table-cell>
          <table:table-cell table:number-columns-repeated="2"/>
        </table:table-row>
        <table:table-row table:style-name="ro1">
          <table:table-cell table:formula="of:=DATE(YEAR([.A230]);MONTH([.A230])+1;DAY([.A230]))" office:value-type="date" office:date-value="2019-02-01" calcext:value-type="date">
            <text:p>1. Feb. 2019</text:p>
          </table:table-cell>
          <table:table-cell table:formula="of:=[$GOLD.E232]*[$USDCHF.B232]*[.$D$82]" office:value-type="float" office:value="33.8351045951888" calcext:value-type="float">
            <text:p>33.84</text:p>
          </table:table-cell>
          <table:table-cell table:formula="of:=[ZGLD.E135]*[.$E$82]" office:value-type="float" office:value="124.364149957149" calcext:value-type="float">
            <text:p>124.36</text:p>
          </table:table-cell>
          <table:table-cell table:formula="of:=[$SGLDL.E118]*[$USDCHF.B232]/100*[.$F$82]" office:value-type="float" office:value="95.7178074046653" calcext:value-type="float">
            <text:p>95.72</text:p>
          </table:table-cell>
          <table:table-cell table:style-name="ce5" table:formula="of:=[$XAUCHF.B147]*[.$G$82]" office:value-type="float" office:value="128.471868261125" calcext:value-type="float">
            <text:p>128.47</text:p>
          </table:table-cell>
          <table:table-cell table:number-columns-repeated="2"/>
        </table:table-row>
        <table:table-row table:style-name="ro1">
          <table:table-cell table:formula="of:=DATE(YEAR([.A231]);MONTH([.A231])+1;DAY([.A231]))" office:value-type="date" office:date-value="2019-03-01" calcext:value-type="date">
            <text:p>1. Mar. 2019</text:p>
          </table:table-cell>
          <table:table-cell table:formula="of:=[$GOLD.E233]*[$USDCHF.B233]*[.$D$82]" office:value-type="float" office:value="36.5890250265038" calcext:value-type="float">
            <text:p>36.59</text:p>
          </table:table-cell>
          <table:table-cell table:formula="of:=[ZGLD.E136]*[.$E$82]" office:value-type="float" office:value="122.208438998916" calcext:value-type="float">
            <text:p>122.21</text:p>
          </table:table-cell>
          <table:table-cell table:formula="of:=[$SGLDL.E119]*[$USDCHF.B233]/100*[.$F$82]" office:value-type="float" office:value="95.9361889469396" calcext:value-type="float">
            <text:p>95.94</text:p>
          </table:table-cell>
          <table:table-cell table:style-name="ce5" table:formula="of:=[$XAUCHF.B148]*[.$G$82]" office:value-type="float" office:value="126.024308959028" calcext:value-type="float">
            <text:p>126.02</text:p>
          </table:table-cell>
          <table:table-cell table:number-columns-repeated="2"/>
        </table:table-row>
        <table:table-row table:style-name="ro1">
          <table:table-cell table:formula="of:=DATE(YEAR([.A232]);MONTH([.A232])+1;DAY([.A232]))" office:value-type="date" office:date-value="2019-04-01" calcext:value-type="date">
            <text:p>1. Apr. 2019</text:p>
          </table:table-cell>
          <table:table-cell table:formula="of:=[$GOLD.E234]*[$USDCHF.B234]*[.$D$82]" office:value-type="float" office:value="34.762091999077" calcext:value-type="float">
            <text:p>34.76</text:p>
          </table:table-cell>
          <table:table-cell table:formula="of:=[ZGLD.E137]*[.$E$82]" office:value-type="float" office:value="123.728288282785" calcext:value-type="float">
            <text:p>123.73</text:p>
          </table:table-cell>
          <table:table-cell table:formula="of:=[$SGLDL.E120]*[$USDCHF.B234]/100*[.$F$82]" office:value-type="float" office:value="97.3203845763748" calcext:value-type="float">
            <text:p>97.32</text:p>
          </table:table-cell>
          <table:table-cell table:style-name="ce5" table:formula="of:=[$XAUCHF.B149]*[.$G$82]" office:value-type="float" office:value="128.183689472652" calcext:value-type="float">
            <text:p>128.18</text:p>
          </table:table-cell>
          <table:table-cell table:number-columns-repeated="2"/>
        </table:table-row>
        <table:table-row table:style-name="ro1">
          <table:table-cell table:formula="of:=DATE(YEAR([.A233]);MONTH([.A233])+1;DAY([.A233]))" office:value-type="date" office:date-value="2019-05-01" calcext:value-type="date">
            <text:p>1. May. 2019</text:p>
          </table:table-cell>
          <table:table-cell table:formula="of:=[$GOLD.E235]*[$USDCHF.B235]*[.$D$82]" office:value-type="float" office:value="33.3361200648157" calcext:value-type="float">
            <text:p>33.34</text:p>
          </table:table-cell>
          <table:table-cell table:formula="of:=[ZGLD.E138]*[.$E$82]" office:value-type="float" office:value="123.92989932872" calcext:value-type="float">
            <text:p>123.93</text:p>
          </table:table-cell>
          <table:table-cell table:formula="of:=[$SGLDL.E121]*[$USDCHF.B235]/100*[.$F$82]" office:value-type="float" office:value="99.948272275396" calcext:value-type="float">
            <text:p>99.95</text:p>
          </table:table-cell>
          <table:table-cell table:style-name="ce5" table:formula="of:=[$XAUCHF.B150]*[.$G$82]" office:value-type="float" office:value="128.04450107822" calcext:value-type="float">
            <text:p>128.04</text:p>
          </table:table-cell>
          <table:table-cell table:number-columns-repeated="2"/>
        </table:table-row>
        <table:table-row table:style-name="ro1">
          <table:table-cell table:formula="of:=DATE(YEAR([.A234]);MONTH([.A234])+1;DAY([.A234]))" office:value-type="date" office:date-value="2019-06-01" calcext:value-type="date">
            <text:p>1. Jun. 2019</text:p>
          </table:table-cell>
          <table:table-cell table:formula="of:=[$GOLD.E236]*[$USDCHF.B236]*[.$D$82]" office:value-type="float" office:value="41.2790672148058" calcext:value-type="float">
            <text:p>41.28</text:p>
          </table:table-cell>
          <table:table-cell table:formula="of:=[ZGLD.E139]*[.$E$82]" office:value-type="float" office:value="130.071344232097" calcext:value-type="float">
            <text:p>130.07</text:p>
          </table:table-cell>
          <table:table-cell table:formula="of:=[$SGLDL.E122]*[$USDCHF.B236]/100*[.$F$82]" office:value-type="float" office:value="104.970254223888" calcext:value-type="float">
            <text:p>104.97</text:p>
          </table:table-cell>
          <table:table-cell table:style-name="ce5" table:formula="of:=[$XAUCHF.B151]*[.$G$82]" office:value-type="float" office:value="134.819643207214" calcext:value-type="float">
            <text:p>134.82</text:p>
          </table:table-cell>
          <table:table-cell table:number-columns-repeated="2"/>
        </table:table-row>
        <table:table-row table:style-name="ro1">
          <table:table-cell table:formula="of:=DATE(YEAR([.A235]);MONTH([.A235])+1;DAY([.A235]))" office:value-type="date" office:date-value="2019-07-01" calcext:value-type="date">
            <text:p>1. Jul. 2019</text:p>
          </table:table-cell>
          <table:table-cell table:formula="of:=[$GOLD.E237]*[$USDCHF.B237]*[.$D$82]" office:value-type="float" office:value="43.3377444118184" calcext:value-type="float">
            <text:p>43.34</text:p>
          </table:table-cell>
          <table:table-cell table:formula="of:=[ZGLD.E140]*[.$E$82]" office:value-type="float" office:value="133.684866011505" calcext:value-type="float">
            <text:p>133.68</text:p>
          </table:table-cell>
          <table:table-cell table:formula="of:=[$SGLDL.E123]*[$USDCHF.B237]/100*[.$F$82]" office:value-type="float" office:value="112.477953512784" calcext:value-type="float">
            <text:p>112.48</text:p>
          </table:table-cell>
          <table:table-cell table:style-name="ce5" table:formula="of:=[$XAUCHF.B152]*[.$G$82]" office:value-type="float" office:value="137.703391491864" calcext:value-type="float">
            <text:p>137.70</text:p>
          </table:table-cell>
          <table:table-cell table:number-columns-repeated="2"/>
        </table:table-row>
        <table:table-row table:style-name="ro1">
          <table:table-cell table:formula="of:=DATE(YEAR([.A236]);MONTH([.A236])+1;DAY([.A236]))" office:value-type="date" office:date-value="2019-08-01" calcext:value-type="date">
            <text:p>1. Aug. 2019</text:p>
          </table:table-cell>
          <table:table-cell table:formula="of:=[$GOLD.E238]*[$USDCHF.B238]*[.$D$82]" office:value-type="float" office:value="51.4508067763283" calcext:value-type="float">
            <text:p>51.45</text:p>
          </table:table-cell>
          <table:table-cell table:formula="of:=[ZGLD.E141]*[.$E$82]" office:value-type="float" office:value="143.331270037182" calcext:value-type="float">
            <text:p>143.33</text:p>
          </table:table-cell>
          <table:table-cell table:formula="of:=[$SGLDL.E124]*[$USDCHF.B238]/100*[.$F$82]" office:value-type="float" office:value="120.391766028845" calcext:value-type="float">
            <text:p>120.39</text:p>
          </table:table-cell>
          <table:table-cell table:style-name="ce5" table:formula="of:=[$XAUCHF.B153]*[.$G$82]" office:value-type="float" office:value="147.501470299941" calcext:value-type="float">
            <text:p>147.50</text:p>
          </table:table-cell>
          <table:table-cell table:number-columns-repeated="2"/>
        </table:table-row>
        <table:table-row table:style-name="ro1">
          <table:table-cell table:formula="of:=DATE(YEAR([.A237]);MONTH([.A237])+1;DAY([.A237]))" office:value-type="date" office:date-value="2019-09-01" calcext:value-type="date">
            <text:p>1. Sep. 2019</text:p>
          </table:table-cell>
          <table:table-cell table:formula="of:=[$GOLD.E239]*[$USDCHF.B239]*[.$D$82]" office:value-type="float" office:value="46.375486896502" calcext:value-type="float">
            <text:p>46.38</text:p>
          </table:table-cell>
          <table:table-cell table:formula="of:=[ZGLD.E142]*[.$E$82]" office:value-type="float" office:value="138.461539177324" calcext:value-type="float">
            <text:p>138.46</text:p>
          </table:table-cell>
          <table:table-cell table:formula="of:=[$SGLDL.E125]*[$USDCHF.B239]/100*[.$F$82]" office:value-type="float" office:value="115.49243684346" calcext:value-type="float">
            <text:p>115.49</text:p>
          </table:table-cell>
          <table:table-cell table:style-name="ce5" table:formula="of:=[$XAUCHF.B154]*[.$G$82]" office:value-type="float" office:value="143.982552440698" calcext:value-type="float">
            <text:p>143.98</text:p>
          </table:table-cell>
          <table:table-cell table:number-columns-repeated="2"/>
        </table:table-row>
        <table:table-row table:style-name="ro1">
          <table:table-cell table:formula="of:=DATE(YEAR([.A238]);MONTH([.A238])+1;DAY([.A238]))" office:value-type="date" office:date-value="2019-10-01" calcext:value-type="date">
            <text:p>1. Oct. 2019</text:p>
          </table:table-cell>
          <table:table-cell table:formula="of:=[$GOLD.E240]*[$USDCHF.B240]*[.$D$82]" office:value-type="float" office:value="45.9204582947561" calcext:value-type="float">
            <text:p>45.92</text:p>
          </table:table-cell>
          <table:table-cell table:formula="of:=[ZGLD.E143]*[.$E$82]" office:value-type="float" office:value="140.880899644185" calcext:value-type="float">
            <text:p>140.88</text:p>
          </table:table-cell>
          <table:table-cell table:formula="of:=[$SGLDL.E126]*[$USDCHF.B240]/100*[.$F$82]" office:value-type="float" office:value="111.594856708771" calcext:value-type="float">
            <text:p>111.59</text:p>
          </table:table-cell>
          <table:table-cell table:style-name="ce5" table:formula="of:=[$XAUCHF.B155]*[.$G$82]" office:value-type="float" office:value="146.24975495001" calcext:value-type="float">
            <text:p>146.25</text:p>
          </table:table-cell>
          <table:table-cell table:number-columns-repeated="2"/>
        </table:table-row>
        <table:table-row table:style-name="ro1">
          <table:table-cell table:formula="of:=DATE(YEAR([.A239]);MONTH([.A239])+1;DAY([.A239]))" office:value-type="date" office:date-value="2019-11-01" calcext:value-type="date">
            <text:p>1. Nov. 2019</text:p>
          </table:table-cell>
          <table:table-cell table:formula="of:=[$GOLD.E241]*[$USDCHF.B241]*[.$D$82]" office:value-type="float" office:value="45.0517910777756" calcext:value-type="float">
            <text:p>45.05</text:p>
          </table:table-cell>
          <table:table-cell table:formula="of:=[ZGLD.E144]*[.$E$82]" office:value-type="float" office:value="138.213403936974" calcext:value-type="float">
            <text:p>138.21</text:p>
          </table:table-cell>
          <table:table-cell table:formula="of:=[$SGLDL.E127]*[$USDCHF.B241]/100*[.$F$82]" office:value-type="float" office:value="109.484336568729" calcext:value-type="float">
            <text:p>109.48</text:p>
          </table:table-cell>
          <table:table-cell table:style-name="ce5" table:formula="of:=[$XAUCHF.B156]*[.$G$82]" office:value-type="float" office:value="143.686532052539" calcext:value-type="float">
            <text:p>143.69</text:p>
          </table:table-cell>
          <table:table-cell table:number-columns-repeated="2"/>
        </table:table-row>
        <table:table-row table:style-name="ro1">
          <table:table-cell table:formula="of:=DATE(YEAR([.A240]);MONTH([.A240])+1;DAY([.A240]))" office:value-type="date" office:date-value="2019-12-01" calcext:value-type="date">
            <text:p>1. Dec. 2019</text:p>
          </table:table-cell>
          <table:table-cell table:formula="of:=[$GOLD.E242]*[$USDCHF.B242]*[.$D$82]" office:value-type="float" office:value="48.2518673677985" calcext:value-type="float">
            <text:p>48.25</text:p>
          </table:table-cell>
          <table:table-cell table:formula="of:=[ZGLD.E145]*[.$E$82]" office:value-type="float" office:value="138.570101834431" calcext:value-type="float">
            <text:p>138.57</text:p>
          </table:table-cell>
          <table:table-cell table:formula="of:=[$SGLDL.E128]*[$USDCHF.B242]/100*[.$F$82]" office:value-type="float" office:value="108.059441441726" calcext:value-type="float">
            <text:p>108.06</text:p>
          </table:table-cell>
          <table:table-cell table:style-name="ce5" table:formula="of:=[$XAUCHF.B157]*[.$G$82]" office:value-type="float" office:value="143.909037443639" calcext:value-type="float">
            <text:p>143.91</text:p>
          </table:table-cell>
          <table:table-cell table:number-columns-repeated="2"/>
        </table:table-row>
        <table:table-row table:style-name="ro1">
          <table:table-cell table:formula="of:=DATE(YEAR([.A241]);MONTH([.A241])+1;DAY([.A241]))" office:value-type="date" office:date-value="2020-01-01" calcext:value-type="date">
            <text:p>1. Jan. 2020</text:p>
          </table:table-cell>
          <table:table-cell table:formula="of:=[$GOLD.E243]*[$USDCHF.B243]*[.$D$82]" office:value-type="float" office:value="47.8318121231339" calcext:value-type="float">
            <text:p>47.83</text:p>
          </table:table-cell>
          <table:table-cell table:formula="of:=[ZGLD.E146]*[.$E$82]" office:value-type="float" office:value="144.323820303793" calcext:value-type="float">
            <text:p>144.32</text:p>
          </table:table-cell>
          <table:table-cell table:formula="of:=[$SGLDL.E129]*[$USDCHF.B243]/100*[.$F$82]" office:value-type="float" office:value="112.195000465337" calcext:value-type="float">
            <text:p>112.20</text:p>
          </table:table-cell>
          <table:table-cell table:style-name="ce5" table:formula="of:=[$XAUCHF.B158]*[.$G$82]" office:value-type="float" office:value="150.067633797295" calcext:value-type="float">
            <text:p>150.07</text:p>
          </table:table-cell>
          <table:table-cell table:number-columns-repeated="2"/>
        </table:table-row>
        <table:table-row table:style-name="ro1">
          <table:table-cell table:formula="of:=DATE(YEAR([.A242]);MONTH([.A242])+1;DAY([.A242]))" office:value-type="date" office:date-value="2020-02-01" calcext:value-type="date">
            <text:p>1. Feb. 2020</text:p>
          </table:table-cell>
          <table:table-cell table:formula="of:=[$GOLD.E244]*[$USDCHF.B244]*[.$D$82]" office:value-type="float" office:value="49.292247822382" calcext:value-type="float">
            <text:p>49.29</text:p>
          </table:table-cell>
          <table:table-cell table:formula="of:=[ZGLD.E147]*[.$E$82]" office:value-type="float" office:value="145.006206172572" calcext:value-type="float">
            <text:p>145.01</text:p>
          </table:table-cell>
          <table:table-cell table:formula="of:=[$SGLDL.E130]*[$USDCHF.B244]*[.$F$82]" office:value-type="float" office:value="116.067453646468" calcext:value-type="float">
            <text:p>116.07</text:p>
          </table:table-cell>
          <table:table-cell table:style-name="ce5" table:formula="of:=[$XAUCHF.B159]*[.$G$82]" office:value-type="float" office:value="149.930405802784" calcext:value-type="float">
            <text:p>149.93</text:p>
          </table:table-cell>
          <table:table-cell table:number-columns-repeated="2"/>
        </table:table-row>
        <table:table-row table:style-name="ro1">
          <table:table-cell table:formula="of:=DATE(YEAR([.A243]);MONTH([.A243])+1;DAY([.A243]))" office:value-type="date" office:date-value="2020-03-01" calcext:value-type="date">
            <text:p>1. Mar. 2020</text:p>
          </table:table-cell>
          <table:table-cell table:formula="of:=[$GOLD.E245]*[$USDCHF.B245]*[.$D$82]" office:value-type="float" office:value="47.2071992840906" calcext:value-type="float">
            <text:p>47.21</text:p>
          </table:table-cell>
          <table:table-cell table:formula="of:=[ZGLD.E148]*[.$E$82]" office:value-type="float" office:value="147.022335242351" calcext:value-type="float">
            <text:p>147.02</text:p>
          </table:table-cell>
          <table:table-cell table:formula="of:=[$SGLDL.E131]*[$USDCHF.B245]*[.$F$82]" office:value-type="float" office:value="120.359655651003" calcext:value-type="float">
            <text:p>120.36</text:p>
          </table:table-cell>
          <table:table-cell table:style-name="ce5" table:formula="of:=[$XAUCHF.B160]*[.$G$82]" office:value-type="float" office:value="147.985689080572" calcext:value-type="float">
            <text:p>147.99</text:p>
          </table:table-cell>
          <table:table-cell table:number-columns-repeated="2"/>
        </table:table-row>
        <table:table-row table:style-name="ro1">
          <table:table-cell table:formula="of:=DATE(YEAR([.A244]);MONTH([.A244])+1;DAY([.A244]))" office:value-type="date" office:date-value="2020-04-01" calcext:value-type="date">
            <text:p>1. Apr. 2020</text:p>
          </table:table-cell>
          <table:table-cell table:formula="of:=[$GOLD.E246]*[$USDCHF.B246]*[.$D$82]" office:value-type="float" office:value="66.5790540059979" calcext:value-type="float">
            <text:p>66.58</text:p>
          </table:table-cell>
          <table:table-cell table:formula="of:=[ZGLD.E149]*[.$E$82]" office:value-type="float" office:value="155.303976835682" calcext:value-type="float">
            <text:p>155.30</text:p>
          </table:table-cell>
          <table:table-cell table:formula="of:=[$SGLDL.E132]*[$USDCHF.B246]*[.$F$82]" office:value-type="float" office:value="126.170232665769" calcext:value-type="float">
            <text:p>126.17</text:p>
          </table:table-cell>
          <table:table-cell table:style-name="ce5" table:formula="of:=[$XAUCHF.B161]*[.$G$82]" office:value-type="float" office:value="159.496177220153" calcext:value-type="float">
            <text:p>159.50</text:p>
          </table:table-cell>
          <table:table-cell table:number-columns-repeated="2"/>
        </table:table-row>
        <table:table-row table:style-name="ro1">
          <table:table-cell table:formula="of:=DATE(YEAR([.A245]);MONTH([.A245])+1;DAY([.A245]))" office:value-type="date" office:date-value="2020-05-01" calcext:value-type="date">
            <text:p>1. May. 2020</text:p>
          </table:table-cell>
          <table:table-cell table:formula="of:=[$GOLD.E247]*[$USDCHF.B247]*[.$D$82]" office:value-type="float" office:value="61.8692338199265" calcext:value-type="float">
            <text:p>61.87</text:p>
          </table:table-cell>
          <table:table-cell table:formula="of:=[ZGLD.E150]*[.$E$82]" office:value-type="float" office:value="157.16501905394" calcext:value-type="float">
            <text:p>157.17</text:p>
          </table:table-cell>
          <table:table-cell table:formula="of:=[$SGLDL.E133]*[$USDCHF.B247]*[.$F$82]" office:value-type="float" office:value="130.372415037994" calcext:value-type="float">
            <text:p>130.37</text:p>
          </table:table-cell>
          <table:table-cell table:style-name="ce5" table:formula="of:=[$XAUCHF.B162]*[.$G$82]" office:value-type="float" office:value="162.949421682023" calcext:value-type="float">
            <text:p>162.95</text:p>
          </table:table-cell>
          <table:table-cell table:number-columns-repeated="2"/>
        </table:table-row>
        <table:table-row table:style-name="ro1">
          <table:table-cell table:formula="of:=DATE(YEAR([.A246]);MONTH([.A246])+1;DAY([.A246]))" office:value-type="date" office:date-value="2020-06-01" calcext:value-type="date">
            <text:p>1. Jun. 2020</text:p>
          </table:table-cell>
          <table:table-cell table:formula="of:=[$GOLD.E248]*[$USDCHF.B248]*[.$D$82]" office:value-type="float" office:value="68.4152348999859" calcext:value-type="float">
            <text:p>68.42</text:p>
          </table:table-cell>
          <table:table-cell table:formula="of:=[ZGLD.E151]*[.$E$82]" office:value-type="float" office:value="159.274196512547" calcext:value-type="float">
            <text:p>159.27</text:p>
          </table:table-cell>
          <table:table-cell table:formula="of:=[$SGLDL.E134]*[$USDCHF.B248]*[.$F$82]" office:value-type="float" office:value="131.851069189223" calcext:value-type="float">
            <text:p>131.85</text:p>
          </table:table-cell>
          <table:table-cell table:style-name="ce5" table:formula="of:=[$XAUCHF.B163]*[.$G$82]" office:value-type="float" office:value="165.253871789845" calcext:value-type="float">
            <text:p>165.25</text:p>
          </table:table-cell>
          <table:table-cell table:number-columns-repeated="2"/>
        </table:table-row>
        <table:table-row table:style-name="ro1">
          <table:table-cell table:formula="of:=DATE(YEAR([.A247]);MONTH([.A247])+1;DAY([.A247]))" office:value-type="date" office:date-value="2020-07-01" calcext:value-type="date">
            <text:p>1. Jul. 2020</text:p>
          </table:table-cell>
          <table:table-cell table:formula="of:=[$GOLD.E249]*[$USDCHF.B249]*[.$D$82]" office:value-type="float" office:value="70.7514786180869" calcext:value-type="float">
            <text:p>70.75</text:p>
          </table:table-cell>
          <table:table-cell table:formula="of:=[ZGLD.E152]*[.$E$82]" office:value-type="float" office:value="169.789092489871" calcext:value-type="float">
            <text:p>169.79</text:p>
          </table:table-cell>
          <table:table-cell table:formula="of:=[$SGLDL.E135]*[$USDCHF.B249]*[.$F$82]" office:value-type="float" office:value="132.534865203338" calcext:value-type="float">
            <text:p>132.53</text:p>
          </table:table-cell>
          <table:table-cell table:style-name="ce5" table:formula="of:=[$XAUCHF.B164]*[.$G$82]" office:value-type="float" office:value="176.688884532445" calcext:value-type="float">
            <text:p>176.69</text:p>
          </table:table-cell>
          <table:table-cell table:number-columns-repeated="2"/>
        </table:table-row>
        <table:table-row table:style-name="ro1">
          <table:table-cell table:formula="of:=DATE(YEAR([.A248]);MONTH([.A248])+1;DAY([.A248]))" office:value-type="date" office:date-value="2020-08-01" calcext:value-type="date">
            <text:p>1. Aug. 2020</text:p>
          </table:table-cell>
          <table:table-cell table:formula="of:=[$GOLD.E250]*[$USDCHF.B250]*[.$D$82]" office:value-type="float" office:value="71.831052988021" calcext:value-type="float">
            <text:p>71.83</text:p>
          </table:table-cell>
          <table:table-cell table:formula="of:=[ZGLD.E153]*[.$E$82]" office:value-type="float" office:value="166.904462163234" calcext:value-type="float">
            <text:p>166.90</text:p>
          </table:table-cell>
          <table:table-cell table:formula="of:=[$SGLDL.E136]*[$USDCHF.B250]*[.$F$82]" office:value-type="float" office:value="128.708510777338" calcext:value-type="float">
            <text:p>128.71</text:p>
          </table:table-cell>
          <table:table-cell table:style-name="ce5" table:formula="of:=[$XAUCHF.B165]*[.$G$82]" office:value-type="float" office:value="174.233483630661" calcext:value-type="float">
            <text:p>174.23</text:p>
          </table:table-cell>
          <table:table-cell table:number-columns-repeated="2"/>
        </table:table-row>
        <table:table-row table:style-name="ro1">
          <table:table-cell table:formula="of:=DATE(YEAR([.A249]);MONTH([.A249])+1;DAY([.A249]))" office:value-type="date" office:date-value="2020-09-01" calcext:value-type="date">
            <text:p>1. Sep. 2020</text:p>
          </table:table-cell>
          <table:table-cell table:formula="of:=[$GOLD.E251]*[$USDCHF.B251]*[.$D$82]" office:value-type="float" office:value="69.3966302415211" calcext:value-type="float">
            <text:p>69.40</text:p>
          </table:table-cell>
          <table:table-cell table:formula="of:=[ZGLD.E154]*[.$E$82]" office:value-type="float" office:value="164.112898835848" calcext:value-type="float">
            <text:p>164.11</text:p>
          </table:table-cell>
          <table:table-cell table:formula="of:=[$SGLDL.E137]*[$USDCHF.B251]*[.$F$82]" office:value-type="float" office:value="130.754908875561" calcext:value-type="float">
            <text:p>130.75</text:p>
          </table:table-cell>
          <table:table-cell table:style-name="ce5" table:formula="of:=[$XAUCHF.B166]*[.$G$82]" office:value-type="float" office:value="170.18525779259" calcext:value-type="float">
            <text:p>170.19</text:p>
          </table:table-cell>
          <table:table-cell table:number-columns-repeated="2"/>
        </table:table-row>
        <table:table-row table:style-name="ro1">
          <table:table-cell table:formula="of:=DATE(YEAR([.A250]);MONTH([.A250])+1;DAY([.A250]))" office:value-type="date" office:date-value="2020-10-01" calcext:value-type="date">
            <text:p>1. Oct. 2020</text:p>
          </table:table-cell>
          <table:table-cell table:formula="of:=[$GOLD.E252]*[$USDCHF.B252]*[.$D$82]" office:value-type="float" office:value="65.7030557502983" calcext:value-type="float">
            <text:p>65.70</text:p>
          </table:table-cell>
          <table:table-cell table:formula="of:=[ZGLD.E155]*[.$E$82]" office:value-type="float" office:value="162.25185661759" calcext:value-type="float">
            <text:p>162.25</text:p>
          </table:table-cell>
          <table:table-cell table:formula="of:=[$SGLDL.E138]*[$USDCHF.B252]*[.$F$82]" office:value-type="float" office:value="128.683556401653" calcext:value-type="float">
            <text:p>128.68</text:p>
          </table:table-cell>
          <table:table-cell table:style-name="ce5" table:formula="of:=[$XAUCHF.B167]*[.$G$82]" office:value-type="float" office:value="168.791413448343" calcext:value-type="float">
            <text:p>168.79</text:p>
          </table:table-cell>
          <table:table-cell table:number-columns-repeated="2"/>
        </table:table-row>
        <table:table-row table:style-name="ro1">
          <table:table-cell table:formula="of:=DATE(YEAR([.A251]);MONTH([.A251])+1;DAY([.A251]))" office:value-type="date" office:date-value="2020-11-01" calcext:value-type="date">
            <text:p>1. Nov. 2020</text:p>
          </table:table-cell>
          <table:table-cell table:formula="of:=[$GOLD.E253]*[$USDCHF.B253]*[.$D$82]" office:value-type="float" office:value="56.4009731437658" calcext:value-type="float">
            <text:p>56.40</text:p>
          </table:table-cell>
          <table:table-cell table:formula="of:=[ZGLD.E156]*[.$E$82]" office:value-type="float" office:value="151.612902325302" calcext:value-type="float">
            <text:p>151.61</text:p>
          </table:table-cell>
          <table:table-cell table:formula="of:=[$SGLDL.E139]*[$USDCHF.B253]*[.$F$82]" office:value-type="float" office:value="117.10917772643" calcext:value-type="float">
            <text:p>117.11</text:p>
          </table:table-cell>
          <table:table-cell table:style-name="ce5" table:formula="of:=[$XAUCHF.B168]*[.$G$82]" office:value-type="float" office:value="158.294452068222" calcext:value-type="float">
            <text:p>158.29</text:p>
          </table:table-cell>
          <table:table-cell table:number-columns-repeated="2"/>
        </table:table-row>
        <table:table-row table:style-name="ro1">
          <table:table-cell table:formula="of:=DATE(YEAR([.A252]);MONTH([.A252])+1;DAY([.A252]))" office:value-type="date" office:date-value="2020-12-01" calcext:value-type="date">
            <text:p>1. Dec. 2020</text:p>
          </table:table-cell>
          <table:table-cell table:formula="of:=[$GOLD.E254]*[$USDCHF.B254]*[.$D$82]" office:value-type="float" office:value="54.0636618236844" calcext:value-type="float">
            <text:p>54.06</text:p>
          </table:table-cell>
          <table:table-cell table:formula="of:=[ZGLD.E157]*[.$E$82]" office:value-type="float" office:value="156.513652416507" calcext:value-type="float">
            <text:p>156.51</text:p>
          </table:table-cell>
          <table:table-cell table:formula="of:=[$SGLDL.E140]*[$USDCHF.B254]*[.$F$82]" office:value-type="float" office:value="118.556511350795" calcext:value-type="float">
            <text:p>118.56</text:p>
          </table:table-cell>
          <table:table-cell table:style-name="ce5" table:formula="of:=[$XAUCHF.B169]*[.$G$82]" office:value-type="float" office:value="164.673593413056" calcext:value-type="float">
            <text:p>164.67</text:p>
          </table:table-cell>
          <table:table-cell table:number-columns-repeated="2"/>
        </table:table-row>
        <table:table-row table:style-name="ro1">
          <table:table-cell table:formula="of:=DATE(YEAR([.A253]);MONTH([.A253])+1;DAY([.A253]))" office:value-type="date" office:date-value="2021-01-01" calcext:value-type="date">
            <text:p>1. Jan. 2021</text:p>
          </table:table-cell>
          <table:table-cell table:formula="of:=[$GOLD.E255]*[$USDCHF.B255]*[.$D$82]" office:value-type="float" office:value="53.4025204736759" calcext:value-type="float">
            <text:p>53.40</text:p>
          </table:table-cell>
          <table:table-cell table:formula="of:=[ZGLD.E158]*[.$E$82]" office:value-type="float" office:value="155.179899910296" calcext:value-type="float">
            <text:p>155.18</text:p>
          </table:table-cell>
          <table:table-cell table:formula="of:=[$SGLDL.E141]*[$USDCHF.B255]*[.$F$82]" office:value-type="float" office:value="116.381874811425" calcext:value-type="float">
            <text:p>116.38</text:p>
          </table:table-cell>
          <table:table-cell table:style-name="ce5" table:formula="of:=[$XAUCHF.B170]*[.$G$82]" office:value-type="float" office:value="161.102724955891" calcext:value-type="float">
            <text:p>161.10</text:p>
          </table:table-cell>
          <table:table-cell table:number-columns-repeated="2"/>
        </table:table-row>
        <table:table-row table:style-name="ro1">
          <table:table-cell table:formula="of:=DATE(YEAR([.A254]);MONTH([.A254])+1;DAY([.A254]))" office:value-type="date" office:date-value="2021-02-01" calcext:value-type="date">
            <text:p>1. Feb. 2021</text:p>
          </table:table-cell>
          <table:table-cell table:formula="of:=[$GOLD.E256]*[$USDCHF.B256]*[.$D$82]" office:value-type="float" office:value="45.465837336118" calcext:value-type="float">
            <text:p>45.47</text:p>
          </table:table-cell>
          <table:table-cell table:formula="of:=[ZGLD.E159]*[.$E$82]" office:value-type="float" office:value="146.929286853523" calcext:value-type="float">
            <text:p>146.93</text:p>
          </table:table-cell>
          <table:table-cell table:formula="of:=[$SGLDL.E142]*[$USDCHF.B256]*[.$F$82]" office:value-type="float" office:value="108.45937064967" calcext:value-type="float">
            <text:p>108.46</text:p>
          </table:table-cell>
          <table:table-cell table:style-name="ce5" table:formula="of:=[$XAUCHF.B171]*[.$G$82]" office:value-type="float" office:value="154.31876102725" calcext:value-type="float">
            <text:p>154.32</text:p>
          </table:table-cell>
          <table:table-cell table:number-columns-repeated="2"/>
        </table:table-row>
        <table:table-row table:style-name="ro1">
          <table:table-cell table:formula="of:=DATE(YEAR([.A255]);MONTH([.A255])+1;DAY([.A255]))" office:value-type="date" office:date-value="2021-03-01" calcext:value-type="date">
            <text:p>1. Mar. 2021</text:p>
          </table:table-cell>
          <table:table-cell table:formula="of:=[$GOLD.E257]*[$USDCHF.B257]*[.$D$82]" office:value-type="float" office:value="52.2227619532053" calcext:value-type="float">
            <text:p>52.22</text:p>
          </table:table-cell>
          <table:table-cell table:formula="of:=[ZGLD.E160]*[.$E$82]" office:value-type="float" office:value="150.977049956149" calcext:value-type="float">
            <text:p>150.98</text:p>
          </table:table-cell>
          <table:table-cell table:formula="of:=[$SGLDL.E143]*[$USDCHF.B257]*[.$F$82]" office:value-type="float" office:value="110.494827557085" calcext:value-type="float">
            <text:p>110.49</text:p>
          </table:table-cell>
          <table:table-cell table:style-name="ce5" table:formula="of:=[$XAUCHF.B172]*[.$G$82]" office:value-type="float" office:value="158.897275044109" calcext:value-type="float">
            <text:p>158.90</text:p>
          </table:table-cell>
          <table:table-cell table:number-columns-repeated="2"/>
        </table:table-row>
        <table:table-row table:style-name="ro1" table:number-rows-repeated="10483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3" table:target-range-address="USDCHF.A2:USDCHF.F2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3-25T18:10:07.791576884</dc:date>
    <dc:creator>Jean-Michel Gonet</dc:creator>
    <meta:editing-duration>P4DT5H42M56S</meta:editing-duration>
    <meta:editing-cycles>2</meta:editing-cycles>
    <meta:generator>LibreOffice/7.1.0.3$MacOSX_X86_64 LibreOffice_project/f6099ecf3d29644b5008cc8f48f42f4a40986e4c</meta:generator>
    <meta:document-statistic meta:table-count="6" meta:cell-count="747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36cm" svg:height="13.949cm" xlink:href=".." xlink:type="simple" chart:class="chart:line" chart:style-name="ch1">
        <chart:legend chart:legend-position="end" svg:x="17.36cm" svg:y="5.936cm" style:legend-expansion="high" chart:style-name="ch2"/>
        <chart:plot-area chart:style-name="ch3" table:cell-range-address="Sheet5.A1:Sheet5.E256" chart:data-source-has-labels="both" svg:x="0.414cm" svg:y="0.278cm" svg:width="16.532cm" svg:height="13.393cm">
          <chart:coordinate-region svg:x="1.338cm" svg:y="0.475cm" svg:width="15.496cm" svg:height="12.553cm"/>
          <chart:axis chart:dimension="x" chart:name="primary-x" chart:style-name="ch4" chartooo:axis-type="auto">
            <chartooo:date-scale/>
            <chart:categories table:cell-range-address="Sheet5.A2:Sheet5.A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256" chart:label-cell-address="Sheet5.B1:Sheet5.B1" chart:class="chart:line">
            <chart:data-point chart:repeated="255"/>
          </chart:series>
          <chart:series chart:style-name="ch8" chart:values-cell-range-address="Sheet5.C2:Sheet5.C256" chart:label-cell-address="Sheet5.C1:Sheet5.C1" chart:class="chart:line">
            <chart:data-point chart:repeated="255"/>
          </chart:series>
          <chart:series chart:style-name="ch9" chart:values-cell-range-address="Sheet5.D2:Sheet5.D256" chart:label-cell-address="Sheet5.D1:Sheet5.D1" chart:class="chart:line">
            <chart:data-point chart:repeated="255"/>
          </chart:series>
          <chart:series chart:style-name="ch10" chart:values-cell-range-address="Sheet5.E2:Sheet5.E256" chart:label-cell-address="Sheet5.E1:Sheet5.E1" chart:class="chart:line">
            <chart:data-point chart:repeated="2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D (CHF)</text:p>
                <draw:g>
                  <svg:desc>Sheet5.B1:Sheet5.B1</svg:desc>
                </draw:g>
              </table:table-cell>
              <table:table-cell office:value-type="string">
                <text:p>ZGLD(CHF)</text:p>
                <draw:g>
                  <svg:desc>Sheet5.C1:Sheet5.C1</svg:desc>
                </draw:g>
              </table:table-cell>
              <table:table-cell office:value-type="string">
                <text:p>SGLD(CHF)</text:p>
                <draw:g>
                  <svg:desc>Sheet5.D1:Sheet5.D1</svg:desc>
                </draw:g>
              </table:table-cell>
              <table:table-cell office:value-type="string">
                <text:p>XAU(CHF)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float" office:value="36526">
                <text:p>36526</text:p>
                <draw:g>
                  <svg:desc>Sheet5.A2:Sheet5.A256</svg:desc>
                </draw:g>
              </table:table-cell>
              <table:table-cell office:value-type="float" office:value="72.7243233004857">
                <text:p>72.7243233004857</text:p>
                <draw:g>
                  <svg:desc>Sheet5.B2:Sheet5.B256</svg:desc>
                </draw:g>
              </table:table-cell>
              <table:table-cell office:value-type="float" office:value="NaN">
                <text:p>NaN</text:p>
                <draw:g>
                  <svg:desc>Sheet5.C2:Sheet5.C256</svg:desc>
                </draw:g>
              </table:table-cell>
              <table:table-cell office:value-type="float" office:value="NaN">
                <text:p>NaN</text:p>
                <draw:g>
                  <svg:desc>Sheet5.D2:Sheet5.D256</svg:desc>
                </draw:g>
              </table:table-cell>
              <table:table-cell office:value-type="float" office:value="NaN">
                <text:p>NaN</text:p>
                <draw:g>
                  <svg:desc>Sheet5.E2:Sheet5.E256</svg:desc>
                </draw:g>
              </table:table-cell>
            </table:table-row>
            <table:table-row>
              <table:table-cell office:value-type="float" office:value="36557">
                <text:p>36557</text:p>
              </table:table-cell>
              <table:table-cell office:value-type="float" office:value="72.9978749741633">
                <text:p>72.997874974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86">
                <text:p>36586</text:p>
              </table:table-cell>
              <table:table-cell office:value-type="float" office:value="69.9486360459251">
                <text:p>69.9486360459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17">
                <text:p>36617</text:p>
              </table:table-cell>
              <table:table-cell office:value-type="float" office:value="77.6607051140887">
                <text:p>77.6607051140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47">
                <text:p>36647</text:p>
              </table:table-cell>
              <table:table-cell office:value-type="float" office:value="81.764851669784">
                <text:p>81.764851669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78">
                <text:p>36678</text:p>
              </table:table-cell>
              <table:table-cell office:value-type="float" office:value="79.6374733349205">
                <text:p>79.637473334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08">
                <text:p>36708</text:p>
              </table:table-cell>
              <table:table-cell office:value-type="float" office:value="71.3795913365354">
                <text:p>71.3795913365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39">
                <text:p>36739</text:p>
              </table:table-cell>
              <table:table-cell office:value-type="float" office:value="74.4653138764624">
                <text:p>74.4653138764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70">
                <text:p>36770</text:p>
              </table:table-cell>
              <table:table-cell office:value-type="float" office:value="70.5249497447609">
                <text:p>70.5249497447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64.4324379726947">
                <text:p>64.432437972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31">
                <text:p>36831</text:p>
              </table:table-cell>
              <table:table-cell office:value-type="float" office:value="69.614149869675">
                <text:p>69.61414986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61">
                <text:p>36861</text:p>
              </table:table-cell>
              <table:table-cell office:value-type="float" office:value="70.7788592948228">
                <text:p>70.778859294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92">
                <text:p>36892</text:p>
              </table:table-cell>
              <table:table-cell office:value-type="float" office:value="67.7592875230492">
                <text:p>67.759287523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23">
                <text:p>36923</text:p>
              </table:table-cell>
              <table:table-cell office:value-type="float" office:value="72.5378842885782">
                <text:p>72.5378842885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51">
                <text:p>36951</text:p>
              </table:table-cell>
              <table:table-cell office:value-type="float" office:value="66.7865476255463">
                <text:p>66.786547625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82">
                <text:p>36982</text:p>
              </table:table-cell>
              <table:table-cell office:value-type="float" office:value="76.32797029297">
                <text:p>76.3279702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12">
                <text:p>37012</text:p>
              </table:table-cell>
              <table:table-cell office:value-type="float" office:value="79.5531102199727">
                <text:p>79.553110219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43">
                <text:p>37043</text:p>
              </table:table-cell>
              <table:table-cell office:value-type="float" office:value="72.857353575904">
                <text:p>72.85735357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73">
                <text:p>37073</text:p>
              </table:table-cell>
              <table:table-cell office:value-type="float" office:value="68.919987234032">
                <text:p>68.91998723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04">
                <text:p>37104</text:p>
              </table:table-cell>
              <table:table-cell office:value-type="float" office:value="71.4312127143088">
                <text:p>71.4312127143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35">
                <text:p>37135</text:p>
              </table:table-cell>
              <table:table-cell office:value-type="float" office:value="75.4215498415854">
                <text:p>75.4215498415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65">
                <text:p>37165</text:p>
              </table:table-cell>
              <table:table-cell office:value-type="float" office:value="68.3099745431299">
                <text:p>68.309974543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96">
                <text:p>37196</text:p>
              </table:table-cell>
              <table:table-cell office:value-type="float" office:value="66.5865135297745">
                <text:p>66.5865135297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26">
                <text:p>37226</text:p>
              </table:table-cell>
              <table:table-cell office:value-type="float" office:value="71.0592159554355">
                <text:p>71.059215955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78.828251074519">
                <text:p>78.82825107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88">
                <text:p>37288</text:p>
              </table:table-cell>
              <table:table-cell office:value-type="float" office:value="82.0895764039111">
                <text:p>82.089576403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16">
                <text:p>37316</text:p>
              </table:table-cell>
              <table:table-cell office:value-type="float" office:value="83.6774370725423">
                <text:p>83.677437072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47">
                <text:p>37347</text:p>
              </table:table-cell>
              <table:table-cell office:value-type="float" office:value="87.0087744091927">
                <text:p>87.008774409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77">
                <text:p>37377</text:p>
              </table:table-cell>
              <table:table-cell office:value-type="float" office:value="91.8608029713272">
                <text:p>91.860802971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08">
                <text:p>37408</text:p>
              </table:table-cell>
              <table:table-cell office:value-type="float" office:value="75.4118164094913">
                <text:p>75.411816409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38">
                <text:p>37438</text:p>
              </table:table-cell>
              <table:table-cell office:value-type="float" office:value="61.0267208085156">
                <text:p>61.026720808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69">
                <text:p>37469</text:p>
              </table:table-cell>
              <table:table-cell office:value-type="float" office:value="64.5443268582106">
                <text:p>64.544326858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61.534301863212">
                <text:p>61.534301863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30">
                <text:p>37530</text:p>
              </table:table-cell>
              <table:table-cell office:value-type="float" office:value="59.6590958390938">
                <text:p>59.659095839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61">
                <text:p>37561</text:p>
              </table:table-cell>
              <table:table-cell office:value-type="float" office:value="58.3273263666313">
                <text:p>58.3273263666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91">
                <text:p>37591</text:p>
              </table:table-cell>
              <table:table-cell office:value-type="float" office:value="57.1085960943867">
                <text:p>57.108596094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60.1467685758225">
                <text:p>60.146768575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53">
                <text:p>37653</text:p>
              </table:table-cell>
              <table:table-cell office:value-type="float" office:value="58.4301343402239">
                <text:p>58.430134340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81">
                <text:p>37681</text:p>
              </table:table-cell>
              <table:table-cell office:value-type="float" office:value="56.3669219757478">
                <text:p>56.3669219757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12">
                <text:p>37712</text:p>
              </table:table-cell>
              <table:table-cell office:value-type="float" office:value="54.3094943047286">
                <text:p>54.309494304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42">
                <text:p>37742</text:p>
              </table:table-cell>
              <table:table-cell office:value-type="float" office:value="60.8380799229277">
                <text:p>60.838079922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73">
                <text:p>37773</text:p>
              </table:table-cell>
              <table:table-cell office:value-type="float" office:value="64.7956987751597">
                <text:p>64.795698775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62.8857188445864">
                <text:p>62.885718844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34">
                <text:p>37834</text:p>
              </table:table-cell>
              <table:table-cell office:value-type="float" office:value="75.883396099012">
                <text:p>75.88339609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65">
                <text:p>37865</text:p>
              </table:table-cell>
              <table:table-cell office:value-type="float" office:value="66.6373660200402">
                <text:p>66.6373660200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95">
                <text:p>37895</text:p>
              </table:table-cell>
              <table:table-cell office:value-type="float" office:value="69.9307241457788">
                <text:p>69.9307241457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26">
                <text:p>37926</text:p>
              </table:table-cell>
              <table:table-cell office:value-type="float" office:value="77.3277097885947">
                <text:p>77.327709788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56">
                <text:p>37956</text:p>
              </table:table-cell>
              <table:table-cell office:value-type="float" office:value="75.4601906574728">
                <text:p>75.460190657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66.3672089985183">
                <text:p>66.3672089985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18">
                <text:p>38018</text:p>
              </table:table-cell>
              <table:table-cell office:value-type="float" office:value="69.2064350673325">
                <text:p>69.206435067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47">
                <text:p>38047</text:p>
              </table:table-cell>
              <table:table-cell office:value-type="float" office:value="80.711670897439">
                <text:p>80.711670897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78">
                <text:p>38078</text:p>
              </table:table-cell>
              <table:table-cell office:value-type="float" office:value="66.8927546535945">
                <text:p>66.892754653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08">
                <text:p>38108</text:p>
              </table:table-cell>
              <table:table-cell office:value-type="float" office:value="69.5186415727715">
                <text:p>69.5186415727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39">
                <text:p>38139</text:p>
              </table:table-cell>
              <table:table-cell office:value-type="float" office:value="66.1649486646501">
                <text:p>66.164948664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65.7103337879322">
                <text:p>65.7103337879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00">
                <text:p>38200</text:p>
              </table:table-cell>
              <table:table-cell office:value-type="float" office:value="67.9141509860229">
                <text:p>67.914150986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70.2891546599015">
                <text:p>70.289154659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72.1157438105352">
                <text:p>72.115743810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75.1596347138942">
                <text:p>75.1596347138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73.9183187546829">
                <text:p>73.918318754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69.6933612077219">
                <text:p>69.6933612077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77.5359569704558">
                <text:p>77.5359569704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76.8703532528886">
                <text:p>76.8703532528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71.5609006417642">
                <text:p>71.560900641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76.9145537507559">
                <text:p>76.914553750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86.0281359034065">
                <text:p>86.028135903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84.6663797328753">
                <text:p>84.666379732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88.0863182916115">
                <text:p>88.0863182916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100.740656718913">
                <text:p>100.74065671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87.2717486844534">
                <text:p>87.27174868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93.8346086266281">
                <text:p>93.8346086266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98.1656400056522">
                <text:p>98.1656400056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07.807490447396">
                <text:p>107.807490447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96.287082244429">
                <text:p>96.2870822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95.2308056030444">
                <text:p>95.2308056030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101.237282415835">
                <text:p>101.23728241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100.027527329794">
                <text:p>100.027527329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97.0365798115581">
                <text:p>97.0365798115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01.705513506545">
                <text:p>101.70551350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10.51930849721">
                <text:p>110.5193084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03.022889246125">
                <text:p>103.022889246125</text:p>
              </table:table-cell>
              <table:table-cell office:value-type="float" office:value="NaN">
                <text:p>NaN</text:p>
              </table:table-cell>
              <table:table-cell office:value-type="float" office:value="2.68138625181708">
                <text:p>2.68138625181708</text:p>
              </table:table-cell>
              <table:table-cell office:value-type="float" office:value="0.310173703042935">
                <text:p>0.310173703042935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03.404979415074">
                <text:p>103.40497941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01.070610661136">
                <text:p>101.07061066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00.313397961991">
                <text:p>100.31339796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98.7779665454608">
                <text:p>98.77796654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627524014899">
                <text:p>79.627524014899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97.6173606162303">
                <text:p>97.6173606162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0401881983925">
                <text:p>80.0401881983925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93.0585255365942">
                <text:p>93.0585255365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0737110370516">
                <text:p>79.0737110370516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91.0062901635849">
                <text:p>91.0062901635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2607331895707">
                <text:p>80.260733189570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95.6832540717054">
                <text:p>95.6832540717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3726720250931">
                <text:p>79.3726720250931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95.2133578227038">
                <text:p>95.2133578227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7867084885317">
                <text:p>77.786708488531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05.958175031418">
                <text:p>105.95817503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138600274456">
                <text:p>78.138600274456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05.397045614819">
                <text:p>105.39704561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7382866104685">
                <text:p>79.738286610468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125.751660041324">
                <text:p>125.75166004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9166830033327">
                <text:p>84.916683003332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37.06115016737">
                <text:p>137.0611501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386198784552">
                <text:p>90.386198784552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23.004630503197">
                <text:p>123.00463050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9143305234268">
                <text:p>86.9143305234268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27.838545503488">
                <text:p>127.83854550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6416388943344">
                <text:p>92.6416388943344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49.061497955329">
                <text:p>149.06149795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0601842775926">
                <text:p>98.0601842775926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45.037096823971">
                <text:p>145.037096823971</text:p>
              </table:table-cell>
              <table:table-cell office:value-type="float" office:value="100.196035673623">
                <text:p>100.196035673623</text:p>
              </table:table-cell>
              <table:table-cell office:value-type="float" office:value="NaN">
                <text:p>NaN</text:p>
              </table:table-cell>
              <table:table-cell office:value-type="float" office:value="99.2579886296805">
                <text:p>99.2579886296805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15.772246040304">
                <text:p>115.772246040304</text:p>
              </table:table-cell>
              <table:table-cell office:value-type="float" office:value="91.2264328392016">
                <text:p>91.2264328392016</text:p>
              </table:table-cell>
              <table:table-cell office:value-type="float" office:value="NaN">
                <text:p>NaN</text:p>
              </table:table-cell>
              <table:table-cell office:value-type="float" office:value="89.1825132326995">
                <text:p>89.182513232699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07.220986120267">
                <text:p>107.220986120267</text:p>
              </table:table-cell>
              <table:table-cell office:value-type="float" office:value="89.2562029638251">
                <text:p>89.2562029638251</text:p>
              </table:table-cell>
              <table:table-cell office:value-type="float" office:value="NaN">
                <text:p>NaN</text:p>
              </table:table-cell>
              <table:table-cell office:value-type="float" office:value="88.3973730641051">
                <text:p>88.3973730641051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12.602852983744">
                <text:p>112.602852983744</text:p>
              </table:table-cell>
              <table:table-cell office:value-type="float" office:value="91.7506177124805">
                <text:p>91.7506177124805</text:p>
              </table:table-cell>
              <table:table-cell office:value-type="float" office:value="NaN">
                <text:p>NaN</text:p>
              </table:table-cell>
              <table:table-cell office:value-type="float" office:value="90.6106645755734">
                <text:p>90.610664575573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24.552938713842">
                <text:p>124.552938713842</text:p>
              </table:table-cell>
              <table:table-cell office:value-type="float" office:value="93.2276723305398">
                <text:p>93.2276723305398</text:p>
              </table:table-cell>
              <table:table-cell office:value-type="float" office:value="NaN">
                <text:p>NaN</text:p>
              </table:table-cell>
              <table:table-cell office:value-type="float" office:value="92.5651832973927">
                <text:p>92.565183297392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18.91657875504">
                <text:p>118.91657875504</text:p>
              </table:table-cell>
              <table:table-cell office:value-type="float" office:value="94.7044049882954">
                <text:p>94.7044049882954</text:p>
              </table:table-cell>
              <table:table-cell office:value-type="float" office:value="NaN">
                <text:p>NaN</text:p>
              </table:table-cell>
              <table:table-cell office:value-type="float" office:value="93.816898647324">
                <text:p>93.816898647324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02.567373340504">
                <text:p>102.567373340504</text:p>
              </table:table-cell>
              <table:table-cell office:value-type="float" office:value="90.735737730814">
                <text:p>90.735737730814</text:p>
              </table:table-cell>
              <table:table-cell office:value-type="float" office:value="NaN">
                <text:p>NaN</text:p>
              </table:table-cell>
              <table:table-cell office:value-type="float" office:value="89.6922172123113">
                <text:p>89.692217212311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10.473752395832">
                <text:p>110.473752395832</text:p>
              </table:table-cell>
              <table:table-cell office:value-type="float" office:value="96.7912527318471">
                <text:p>96.7912527318471</text:p>
              </table:table-cell>
              <table:table-cell office:value-type="float" office:value="NaN">
                <text:p>NaN</text:p>
              </table:table-cell>
              <table:table-cell office:value-type="float" office:value="95.7077043716918">
                <text:p>95.7077043716918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70.5965347135257">
                <text:p>70.5965347135257</text:p>
              </table:table-cell>
              <table:table-cell office:value-type="float" office:value="83.9854271213169">
                <text:p>83.9854271213169</text:p>
              </table:table-cell>
              <table:table-cell office:value-type="float" office:value="NaN">
                <text:p>NaN</text:p>
              </table:table-cell>
              <table:table-cell office:value-type="float" office:value="82.2838659086454">
                <text:p>82.2838659086454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95.8824757374744">
                <text:p>95.8824757374744</text:p>
              </table:table-cell>
              <table:table-cell office:value-type="float" office:value="97.7599301692294">
                <text:p>97.7599301692294</text:p>
              </table:table-cell>
              <table:table-cell office:value-type="float" office:value="NaN">
                <text:p>NaN</text:p>
              </table:table-cell>
              <table:table-cell office:value-type="float" office:value="97.2554401097824">
                <text:p>97.2554401097824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05.220127749924">
                <text:p>105.220127749924</text:p>
              </table:table-cell>
              <table:table-cell office:value-type="float" office:value="90.8895845078707">
                <text:p>90.8895845078707</text:p>
              </table:table-cell>
              <table:table-cell office:value-type="float" office:value="NaN">
                <text:p>NaN</text:p>
              </table:table-cell>
              <table:table-cell office:value-type="float" office:value="92.064301117428">
                <text:p>92.064301117428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16.709729270281">
                <text:p>116.709729270281</text:p>
              </table:table-cell>
              <table:table-cell office:value-type="float" office:value="105.676184348812">
                <text:p>105.676184348812</text:p>
              </table:table-cell>
              <table:table-cell office:value-type="float" office:value="NaN">
                <text:p>NaN</text:p>
              </table:table-cell>
              <table:table-cell office:value-type="float" office:value="105.630268574789">
                <text:p>105.630268574789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94.8088872529155">
                <text:p>94.8088872529155</text:p>
              </table:table-cell>
              <table:table-cell office:value-type="float" office:value="108.87096976807">
                <text:p>108.87096976807</text:p>
              </table:table-cell>
              <table:table-cell office:value-type="float" office:value="NaN">
                <text:p>NaN</text:p>
              </table:table-cell>
              <table:table-cell office:value-type="float" office:value="108.441482062341">
                <text:p>108.441482062341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99.0399607142515">
                <text:p>99.0399607142515</text:p>
              </table:table-cell>
              <table:table-cell office:value-type="float" office:value="102.853601790079">
                <text:p>102.853601790079</text:p>
              </table:table-cell>
              <table:table-cell office:value-type="float" office:value="NaN">
                <text:p>NaN</text:p>
              </table:table-cell>
              <table:table-cell office:value-type="float" office:value="102.610272495589">
                <text:p>102.610272495589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89.0459415256932">
                <text:p>89.0459415256932</text:p>
              </table:table-cell>
              <table:table-cell office:value-type="float" office:value="99.3796525939141">
                <text:p>99.3796525939141</text:p>
              </table:table-cell>
              <table:table-cell office:value-type="float" office:value="NaN">
                <text:p>NaN</text:p>
              </table:table-cell>
              <table:table-cell office:value-type="float" office:value="99.147226034111">
                <text:p>99.147226034111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08.927954379942">
                <text:p>108.927954379942</text:p>
              </table:table-cell>
              <table:table-cell office:value-type="float" office:value="102.977669410254">
                <text:p>102.977669410254</text:p>
              </table:table-cell>
              <table:table-cell office:value-type="float" office:value="NaN">
                <text:p>NaN</text:p>
              </table:table-cell>
              <table:table-cell office:value-type="float" office:value="102.475985100961">
                <text:p>102.475985100961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97.6971095888453">
                <text:p>97.6971095888453</text:p>
              </table:table-cell>
              <table:table-cell office:value-type="float" office:value="99.2866042050857">
                <text:p>99.2866042050857</text:p>
              </table:table-cell>
              <table:table-cell office:value-type="float" office:value="NaN">
                <text:p>NaN</text:p>
              </table:table-cell>
              <table:table-cell office:value-type="float" office:value="98.6718290531269">
                <text:p>98.6718290531269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98.5337078509857">
                <text:p>98.5337078509857</text:p>
              </table:table-cell>
              <table:table-cell office:value-type="float" office:value="98.8523628818678">
                <text:p>98.8523628818678</text:p>
              </table:table-cell>
              <table:table-cell office:value-type="float" office:value="100.818098516108">
                <text:p>100.818098516108</text:p>
              </table:table-cell>
              <table:table-cell office:value-type="float" office:value="98.779651048814">
                <text:p>98.779651048814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05.283027901679">
                <text:p>105.283027901679</text:p>
              </table:table-cell>
              <table:table-cell office:value-type="float" office:value="102.202235152647">
                <text:p>102.202235152647</text:p>
              </table:table-cell>
              <table:table-cell office:value-type="float" office:value="102.758651335932">
                <text:p>102.758651335932</text:p>
              </table:table-cell>
              <table:table-cell office:value-type="float" office:value="102.325034306999">
                <text:p>102.325034306999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98.8952765405239">
                <text:p>98.8952765405239</text:p>
              </table:table-cell>
              <table:table-cell office:value-type="float" office:value="104.559557156816">
                <text:p>104.559557156816</text:p>
              </table:table-cell>
              <table:table-cell office:value-type="float" office:value="106.315538527123">
                <text:p>106.315538527123</text:p>
              </table:table-cell>
              <table:table-cell office:value-type="float" office:value="105.135267594589">
                <text:p>105.135267594589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15.052165128369">
                <text:p>115.052165128369</text:p>
              </table:table-cell>
              <table:table-cell office:value-type="float" office:value="115.928349241843">
                <text:p>115.928349241843</text:p>
              </table:table-cell>
              <table:table-cell office:value-type="float" office:value="117.65802210729">
                <text:p>117.65802210729</text:p>
              </table:table-cell>
              <table:table-cell office:value-type="float" office:value="116.146833954127">
                <text:p>116.14683395412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09.352103838638">
                <text:p>109.352103838638</text:p>
              </table:table-cell>
              <table:table-cell office:value-type="float" office:value="111.563587684186">
                <text:p>111.563587684186</text:p>
              </table:table-cell>
              <table:table-cell office:value-type="float" office:value="112.102469782075">
                <text:p>112.102469782075</text:p>
              </table:table-cell>
              <table:table-cell office:value-type="float" office:value="111.340913546363">
                <text:p>111.340913546363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99.0238409671398">
                <text:p>99.0238409671398</text:p>
              </table:table-cell>
              <table:table-cell office:value-type="float" office:value="111.771408097483">
                <text:p>111.771408097483</text:p>
              </table:table-cell>
              <table:table-cell office:value-type="float" office:value="113.831316778906">
                <text:p>113.831316778906</text:p>
              </table:table-cell>
              <table:table-cell office:value-type="float" office:value="112.380905704764">
                <text:p>112.380905704764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08.413208302948">
                <text:p>108.413208302948</text:p>
              </table:table-cell>
              <table:table-cell office:value-type="float" office:value="117.664708455299">
                <text:p>117.664708455299</text:p>
              </table:table-cell>
              <table:table-cell office:value-type="float" office:value="118.378707413178">
                <text:p>118.378707413178</text:p>
              </table:table-cell>
              <table:table-cell office:value-type="float" office:value="117.483826700647">
                <text:p>117.48382670064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108.3352228652">
                <text:p>108.3352228652</text:p>
              </table:table-cell>
              <table:table-cell office:value-type="float" office:value="115.373145137217">
                <text:p>115.373145137217</text:p>
              </table:table-cell>
              <table:table-cell office:value-type="float" office:value="116.924970187616">
                <text:p>116.924970187616</text:p>
              </table:table-cell>
              <table:table-cell office:value-type="float" office:value="115.03724759851">
                <text:p>115.03724759851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25.847737024321">
                <text:p>125.847737024321</text:p>
              </table:table-cell>
              <table:table-cell office:value-type="float" office:value="125.141127328929">
                <text:p>125.141127328929</text:p>
              </table:table-cell>
              <table:table-cell office:value-type="float" office:value="126.38033400546">
                <text:p>126.38033400546</text:p>
              </table:table-cell>
              <table:table-cell office:value-type="float" office:value="124.571652617134">
                <text:p>124.571652617134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30.321813359317">
                <text:p>130.321813359317</text:p>
              </table:table-cell>
              <table:table-cell office:value-type="float" office:value="138.088711626961">
                <text:p>138.088711626961</text:p>
              </table:table-cell>
              <table:table-cell office:value-type="float" office:value="138.659002888378">
                <text:p>138.659002888378</text:p>
              </table:table-cell>
              <table:table-cell office:value-type="float" office:value="137.678886492845">
                <text:p>137.67888649284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31.198285296377">
                <text:p>131.198285296377</text:p>
              </table:table-cell>
              <table:table-cell office:value-type="float" office:value="131.618795563625">
                <text:p>131.618795563625</text:p>
              </table:table-cell>
              <table:table-cell office:value-type="float" office:value="133.230138089622">
                <text:p>133.230138089622</text:p>
              </table:table-cell>
              <table:table-cell office:value-type="float" office:value="131.182121152715">
                <text:p>131.18212115271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14.800516818683">
                <text:p>114.800516818683</text:p>
              </table:table-cell>
              <table:table-cell office:value-type="float" office:value="120.843051876732">
                <text:p>120.843051876732</text:p>
              </table:table-cell>
              <table:table-cell office:value-type="float" office:value="121.009190343998">
                <text:p>121.009190343998</text:p>
              </table:table-cell>
              <table:table-cell office:value-type="float" office:value="120.481278180749">
                <text:p>120.481278180749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27.199649200891">
                <text:p>127.199649200891</text:p>
              </table:table-cell>
              <table:table-cell office:value-type="float" office:value="124.503722540392">
                <text:p>124.503722540392</text:p>
              </table:table-cell>
              <table:table-cell office:value-type="float" office:value="125.580119034579">
                <text:p>125.580119034579</text:p>
              </table:table-cell>
              <table:table-cell office:value-type="float" office:value="123.954126641835">
                <text:p>123.954126641835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21.924423988678">
                <text:p>121.924423988678</text:p>
              </table:table-cell>
              <table:table-cell office:value-type="float" office:value="125.414081428302">
                <text:p>125.414081428302</text:p>
              </table:table-cell>
              <table:table-cell office:value-type="float" office:value="127.516606369688">
                <text:p>127.516606369688</text:p>
              </table:table-cell>
              <table:table-cell office:value-type="float" office:value="125.911585963537">
                <text:p>125.911585963537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26.652592855555">
                <text:p>126.652592855555</text:p>
              </table:table-cell>
              <table:table-cell office:value-type="float" office:value="129.980775992198">
                <text:p>129.980775992198</text:p>
              </table:table-cell>
              <table:table-cell office:value-type="float" office:value="131.351070324808">
                <text:p>131.351070324808</text:p>
              </table:table-cell>
              <table:table-cell office:value-type="float" office:value="130.81650656734">
                <text:p>130.81650656734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139.089127771782">
                <text:p>139.089127771782</text:p>
              </table:table-cell>
              <table:table-cell office:value-type="float" office:value="135.341817034897">
                <text:p>135.341817034897</text:p>
              </table:table-cell>
              <table:table-cell office:value-type="float" office:value="137.936404872615">
                <text:p>137.936404872615</text:p>
              </table:table-cell>
              <table:table-cell office:value-type="float" office:value="136.142913154283">
                <text:p>136.14291315428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33.184776894104">
                <text:p>133.184776894104</text:p>
              </table:table-cell>
              <table:table-cell office:value-type="float" office:value="129.700069101118">
                <text:p>129.700069101118</text:p>
              </table:table-cell>
              <table:table-cell office:value-type="float" office:value="130.289730302321">
                <text:p>130.289730302321</text:p>
              </table:table-cell>
              <table:table-cell office:value-type="float" office:value="129.882376004705">
                <text:p>129.88237600470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120.28414528633">
                <text:p>120.28414528633</text:p>
              </table:table-cell>
              <table:table-cell office:value-type="float" office:value="122.439516856815">
                <text:p>122.439516856815</text:p>
              </table:table-cell>
              <table:table-cell office:value-type="float" office:value="124.324527292824">
                <text:p>124.324527292824</text:p>
              </table:table-cell>
              <table:table-cell office:value-type="float" office:value="123.189570672417">
                <text:p>123.18957067241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31.603359636053">
                <text:p>131.603359636053</text:p>
              </table:table-cell>
              <table:table-cell office:value-type="float" office:value="128.758993711396">
                <text:p>128.758993711396</text:p>
              </table:table-cell>
              <table:table-cell office:value-type="float" office:value="130.065246035574">
                <text:p>130.065246035574</text:p>
              </table:table-cell>
              <table:table-cell office:value-type="float" office:value="128.486571260537">
                <text:p>128.486571260537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127.860632440814">
                <text:p>127.860632440814</text:p>
              </table:table-cell>
              <table:table-cell office:value-type="float" office:value="128.90974526507">
                <text:p>128.90974526507</text:p>
              </table:table-cell>
              <table:table-cell office:value-type="float" office:value="131.100798890825">
                <text:p>131.100798890825</text:p>
              </table:table-cell>
              <table:table-cell office:value-type="float" office:value="129.313860027446">
                <text:p>129.313860027446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18.40828810633">
                <text:p>118.40828810633</text:p>
              </table:table-cell>
              <table:table-cell office:value-type="float" office:value="130.868795859841">
                <text:p>130.868795859841</text:p>
              </table:table-cell>
              <table:table-cell office:value-type="float" office:value="131.807058207713">
                <text:p>131.807058207713</text:p>
              </table:table-cell>
              <table:table-cell office:value-type="float" office:value="132.573024897079">
                <text:p>132.573024897079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09.39141632891">
                <text:p>109.39141632891</text:p>
              </table:table-cell>
              <table:table-cell office:value-type="float" office:value="128.190755177247">
                <text:p>128.190755177247</text:p>
              </table:table-cell>
              <table:table-cell office:value-type="float" office:value="130.106620802916">
                <text:p>130.106620802916</text:p>
              </table:table-cell>
              <table:table-cell office:value-type="float" office:value="128.27974906881">
                <text:p>128.27974906881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02.058164256403">
                <text:p>102.058164256403</text:p>
              </table:table-cell>
              <table:table-cell office:value-type="float" office:value="124.370662364218">
                <text:p>124.370662364218</text:p>
              </table:table-cell>
              <table:table-cell office:value-type="float" office:value="125.392137960187">
                <text:p>125.392137960187</text:p>
              </table:table-cell>
              <table:table-cell office:value-type="float" office:value="123.530680258773">
                <text:p>123.53068025877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00.193308811166">
                <text:p>100.193308811166</text:p>
              </table:table-cell>
              <table:table-cell office:value-type="float" office:value="125.354532419749">
                <text:p>125.354532419749</text:p>
              </table:table-cell>
              <table:table-cell office:value-type="float" office:value="126.746928747443">
                <text:p>126.746928747443</text:p>
              </table:table-cell>
              <table:table-cell office:value-type="float" office:value="125.156831993727">
                <text:p>125.15683199372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09.667155902224">
                <text:p>109.667155902224</text:p>
              </table:table-cell>
              <table:table-cell office:value-type="float" office:value="143.115384797433">
                <text:p>143.115384797433</text:p>
              </table:table-cell>
              <table:table-cell office:value-type="float" office:value="144.773195134351">
                <text:p>144.773195134351</text:p>
              </table:table-cell>
              <table:table-cell office:value-type="float" office:value="143.959027641639">
                <text:p>143.959027641639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13.591208668517">
                <text:p>113.591208668517</text:p>
              </table:table-cell>
              <table:table-cell office:value-type="float" office:value="143.954409937117">
                <text:p>143.954409937117</text:p>
              </table:table-cell>
              <table:table-cell office:value-type="float" office:value="145.691535099383">
                <text:p>145.691535099383</text:p>
              </table:table-cell>
              <table:table-cell office:value-type="float" office:value="144.456969221721">
                <text:p>144.456969221721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16.456090718543">
                <text:p>116.456090718543</text:p>
              </table:table-cell>
              <table:table-cell office:value-type="float" office:value="146.93859175444">
                <text:p>146.93859175444</text:p>
              </table:table-cell>
              <table:table-cell office:value-type="float" office:value="149.592384021384">
                <text:p>149.592384021384</text:p>
              </table:table-cell>
              <table:table-cell office:value-type="float" office:value="147.32699470692">
                <text:p>147.32699470692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29.484187451069">
                <text:p>129.484187451069</text:p>
              </table:table-cell>
              <table:table-cell office:value-type="float" office:value="155.338091600585">
                <text:p>155.338091600585</text:p>
              </table:table-cell>
              <table:table-cell office:value-type="float" office:value="157.828339932553">
                <text:p>157.828339932553</text:p>
              </table:table-cell>
              <table:table-cell office:value-type="float" office:value="156.189962752401">
                <text:p>156.189962752401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13.81009876525">
                <text:p>113.81009876525</text:p>
              </table:table-cell>
              <table:table-cell office:value-type="float" office:value="143.784121162236">
                <text:p>143.784121162236</text:p>
              </table:table-cell>
              <table:table-cell office:value-type="float" office:value="92.2458476253161">
                <text:p>92.2458476253161</text:p>
              </table:table-cell>
              <table:table-cell office:value-type="float" office:value="143.718878651245">
                <text:p>143.718878651245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21.584317430299">
                <text:p>121.584317430299</text:p>
              </table:table-cell>
              <table:table-cell office:value-type="float" office:value="155.468368588121">
                <text:p>155.468368588121</text:p>
              </table:table-cell>
              <table:table-cell office:value-type="float" office:value="158.829476059971">
                <text:p>158.829476059971</text:p>
              </table:table-cell>
              <table:table-cell office:value-type="float" office:value="156.908449323662">
                <text:p>156.908449323662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15.734634252243">
                <text:p>115.734634252243</text:p>
              </table:table-cell>
              <table:table-cell office:value-type="float" office:value="150.902611369155">
                <text:p>150.902611369155</text:p>
              </table:table-cell>
              <table:table-cell office:value-type="float" office:value="96.2697879541049">
                <text:p>96.2697879541049</text:p>
              </table:table-cell>
              <table:table-cell office:value-type="float" office:value="150.126445794942">
                <text:p>150.126445794942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05.18449748941">
                <text:p>105.18449748941</text:p>
              </table:table-cell>
              <table:table-cell office:value-type="float" office:value="146.479531262026">
                <text:p>146.479531262026</text:p>
              </table:table-cell>
              <table:table-cell office:value-type="float" office:value="92.8174040882858">
                <text:p>92.8174040882858</text:p>
              </table:table-cell>
              <table:table-cell office:value-type="float" office:value="147.50049009998">
                <text:p>147.5004900999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98.358983201843">
                <text:p>98.358983201843</text:p>
              </table:table-cell>
              <table:table-cell office:value-type="float" office:value="146.963401618426">
                <text:p>146.963401618426</text:p>
              </table:table-cell>
              <table:table-cell office:value-type="float" office:value="91.686892838923">
                <text:p>91.686892838923</text:p>
              </table:table-cell>
              <table:table-cell office:value-type="float" office:value="147.95824348167">
                <text:p>147.9582434816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01.791897591427">
                <text:p>101.791897591427</text:p>
              </table:table-cell>
              <table:table-cell office:value-type="float" office:value="148.349878381201">
                <text:p>148.349878381201</text:p>
              </table:table-cell>
              <table:table-cell office:value-type="float" office:value="149.669346118522">
                <text:p>149.669346118522</text:p>
              </table:table-cell>
              <table:table-cell office:value-type="float" office:value="148.460105861596">
                <text:p>148.460105861596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95.5616618526561">
                <text:p>95.5616618526561</text:p>
              </table:table-cell>
              <table:table-cell office:value-type="float" office:value="147.459681404337">
                <text:p>147.459681404337</text:p>
              </table:table-cell>
              <table:table-cell office:value-type="float" office:value="95.5483860824452">
                <text:p>95.5483860824452</text:p>
              </table:table-cell>
              <table:table-cell office:value-type="float" office:value="148.556165457753">
                <text:p>148.55616545775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86.0921290490651">
                <text:p>86.0921290490651</text:p>
              </table:table-cell>
              <table:table-cell office:value-type="float" office:value="154.001243560817">
                <text:p>154.001243560817</text:p>
              </table:table-cell>
              <table:table-cell office:value-type="float" office:value="156.479295568072">
                <text:p>156.479295568072</text:p>
              </table:table-cell>
              <table:table-cell office:value-type="float" office:value="154.408939423642">
                <text:p>154.408939423642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8.6494121909361">
                <text:p>98.6494121909361</text:p>
              </table:table-cell>
              <table:table-cell office:value-type="float" office:value="155.210919141642">
                <text:p>155.210919141642</text:p>
              </table:table-cell>
              <table:table-cell office:value-type="float" office:value="99.5736393143311">
                <text:p>99.5736393143311</text:p>
              </table:table-cell>
              <table:table-cell office:value-type="float" office:value="158.233679670653">
                <text:p>158.23367967065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05.245005973871">
                <text:p>105.245005973871</text:p>
              </table:table-cell>
              <table:table-cell office:value-type="float" office:value="162.152617471823">
                <text:p>162.152617471823</text:p>
              </table:table-cell>
              <table:table-cell office:value-type="float" office:value="102.055444861452">
                <text:p>102.055444861452</text:p>
              </table:table-cell>
              <table:table-cell office:value-type="float" office:value="163.115075475397">
                <text:p>163.11507547539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01.146447775168">
                <text:p>101.146447775168</text:p>
              </table:table-cell>
              <table:table-cell office:value-type="float" office:value="156.215888453149">
                <text:p>156.215888453149</text:p>
              </table:table-cell>
              <table:table-cell office:value-type="float" office:value="98.4352047894814">
                <text:p>98.4352047894814</text:p>
              </table:table-cell>
              <table:table-cell office:value-type="float" office:value="157.043716918251">
                <text:p>157.043716918251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85.931168369559">
                <text:p>85.931168369559</text:p>
              </table:table-cell>
              <table:table-cell office:value-type="float" office:value="154.466504115382">
                <text:p>154.466504115382</text:p>
              </table:table-cell>
              <table:table-cell office:value-type="float" office:value="98.0263047585136">
                <text:p>98.0263047585136</text:p>
              </table:table-cell>
              <table:table-cell office:value-type="float" office:value="155.746912370124">
                <text:p>155.746912370124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85.9522496880972">
                <text:p>85.9522496880972</text:p>
              </table:table-cell>
              <table:table-cell office:value-type="float" office:value="148.988835278949">
                <text:p>148.988835278949</text:p>
              </table:table-cell>
              <table:table-cell office:value-type="float" office:value="92.7720894920938">
                <text:p>92.7720894920938</text:p>
              </table:table-cell>
              <table:table-cell office:value-type="float" office:value="150.101940795922">
                <text:p>150.101940795922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77.886762733781">
                <text:p>77.886762733781</text:p>
              </table:table-cell>
              <table:table-cell office:value-type="float" office:value="147.087468928427">
                <text:p>147.087468928427</text:p>
              </table:table-cell>
              <table:table-cell office:value-type="float" office:value="94.2412709240626">
                <text:p>94.2412709240626</text:p>
              </table:table-cell>
              <table:table-cell office:value-type="float" office:value="148.314056067438">
                <text:p>148.314056067438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75.9362151187592">
                <text:p>75.9362151187592</text:p>
              </table:table-cell>
              <table:table-cell office:value-type="float" office:value="143.430527793372">
                <text:p>143.430527793372</text:p>
              </table:table-cell>
              <table:table-cell office:value-type="float" office:value="96.2154505136209">
                <text:p>96.2154505136209</text:p>
              </table:table-cell>
              <table:table-cell office:value-type="float" office:value="144.957851401686">
                <text:p>144.957851401686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74.8438183597689">
                <text:p>74.8438183597689</text:p>
              </table:table-cell>
              <table:table-cell office:value-type="float" office:value="146.929286853523">
                <text:p>146.929286853523</text:p>
              </table:table-cell>
              <table:table-cell office:value-type="float" office:value="98.4872354283201">
                <text:p>98.4872354283201</text:p>
              </table:table-cell>
              <table:table-cell office:value-type="float" office:value="148.615957655362">
                <text:p>148.615957655362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49.113616833754">
                <text:p>49.113616833754</text:p>
              </table:table-cell>
              <table:table-cell office:value-type="float" office:value="132.211540922051">
                <text:p>132.211540922051</text:p>
              </table:table-cell>
              <table:table-cell office:value-type="float" office:value="86.3876530710729">
                <text:p>86.3876530710729</text:p>
              </table:table-cell>
              <table:table-cell office:value-type="float" office:value="134.437365222505">
                <text:p>134.437365222505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54.0938168814375">
                <text:p>54.0938168814375</text:p>
              </table:table-cell>
              <table:table-cell office:value-type="float" office:value="129.885238149229">
                <text:p>129.885238149229</text:p>
              </table:table-cell>
              <table:table-cell office:value-type="float" office:value="86.5052052505073">
                <text:p>86.5052052505073</text:p>
              </table:table-cell>
              <table:table-cell office:value-type="float" office:value="129.765732209371">
                <text:p>129.765732209371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39.8710820195217">
                <text:p>39.8710820195217</text:p>
              </table:table-cell>
              <table:table-cell office:value-type="float" office:value="111.442312557859">
                <text:p>111.442312557859</text:p>
              </table:table-cell>
              <table:table-cell office:value-type="float" office:value="74.3803029040687">
                <text:p>74.3803029040687</text:p>
              </table:table-cell>
              <table:table-cell office:value-type="float" office:value="114.188394432464">
                <text:p>114.188394432464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2.1495419196689">
                <text:p>42.1495419196689</text:p>
              </table:table-cell>
              <table:table-cell office:value-type="float" office:value="117.881512119383">
                <text:p>117.881512119383</text:p>
              </table:table-cell>
              <table:table-cell office:value-type="float" office:value="78.6152323431522">
                <text:p>78.6152323431522</text:p>
              </table:table-cell>
              <table:table-cell office:value-type="float" office:value="119.970594001176">
                <text:p>119.970594001176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7.7541484517362">
                <text:p>47.7541484517362</text:p>
              </table:table-cell>
              <table:table-cell office:value-type="float" office:value="126.423698382575">
                <text:p>126.423698382575</text:p>
              </table:table-cell>
              <table:table-cell office:value-type="float" office:value="83.0177936883136">
                <text:p>83.0177936883136</text:p>
              </table:table-cell>
              <table:table-cell office:value-type="float" office:value="127.201529111939">
                <text:p>127.201529111939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5.1843102946493">
                <text:p>45.1843102946493</text:p>
              </table:table-cell>
              <table:table-cell office:value-type="float" office:value="116.594293112797">
                <text:p>116.594293112797</text:p>
              </table:table-cell>
              <table:table-cell office:value-type="float" office:value="73.1987589019722">
                <text:p>73.1987589019722</text:p>
              </table:table-cell>
              <table:table-cell office:value-type="float" office:value="117.694569692217">
                <text:p>117.69456969221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7.1412159813792">
                <text:p>47.1412159813792</text:p>
              </table:table-cell>
              <table:table-cell office:value-type="float" office:value="115.977050545479">
                <text:p>115.977050545479</text:p>
              </table:table-cell>
              <table:table-cell office:value-type="float" office:value="73.494438237148">
                <text:p>73.494438237148</text:p>
              </table:table-cell>
              <table:table-cell office:value-type="float" office:value="117.579886296805">
                <text:p>117.57988629680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0.0685929308305">
                <text:p>40.0685929308305</text:p>
              </table:table-cell>
              <table:table-cell office:value-type="float" office:value="109.798386038431">
                <text:p>109.798386038431</text:p>
              </table:table-cell>
              <table:table-cell office:value-type="float" office:value="68.2323674837079">
                <text:p>68.2323674837079</text:p>
              </table:table-cell>
              <table:table-cell office:value-type="float" office:value="111.257596549696">
                <text:p>111.25759654969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2.2193706694607">
                <text:p>42.2193706694607</text:p>
              </table:table-cell>
              <table:table-cell office:value-type="float" office:value="103.743798766944">
                <text:p>103.743798766944</text:p>
              </table:table-cell>
              <table:table-cell office:value-type="float" office:value="63.8004572215896">
                <text:p>63.8004572215896</text:p>
              </table:table-cell>
              <table:table-cell office:value-type="float" office:value="105.419525583219">
                <text:p>105.419525583219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6.8582782843226">
                <text:p>46.8582782843226</text:p>
              </table:table-cell>
              <table:table-cell office:value-type="float" office:value="108.44603334577">
                <text:p>108.44603334577</text:p>
              </table:table-cell>
              <table:table-cell office:value-type="float" office:value="67.2444522646581">
                <text:p>67.2444522646581</text:p>
              </table:table-cell>
              <table:table-cell office:value-type="float" office:value="110.437169182513">
                <text:p>110.437169182513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8.0890512349683">
                <text:p>48.0890512349683</text:p>
              </table:table-cell>
              <table:table-cell office:value-type="float" office:value="112.906332746396">
                <text:p>112.906332746396</text:p>
              </table:table-cell>
              <table:table-cell office:value-type="float" office:value="68.4308620830168">
                <text:p>68.4308620830168</text:p>
              </table:table-cell>
              <table:table-cell office:value-type="float" office:value="114.168790433248">
                <text:p>114.168790433248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2.2967256947992">
                <text:p>42.2967256947992</text:p>
              </table:table-cell>
              <table:table-cell office:value-type="float" office:value="110.108559741474">
                <text:p>110.108559741474</text:p>
              </table:table-cell>
              <table:table-cell office:value-type="float" office:value="67.1735609803016">
                <text:p>67.1735609803016</text:p>
              </table:table-cell>
              <table:table-cell office:value-type="float" office:value="111.268378749265">
                <text:p>111.26837874926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1.2412948473703">
                <text:p>41.2412948473703</text:p>
              </table:table-cell>
              <table:table-cell office:value-type="float" office:value="109.910053534306">
                <text:p>109.910053534306</text:p>
              </table:table-cell>
              <table:table-cell office:value-type="float" office:value="66.2370957121223">
                <text:p>66.2370957121223</text:p>
              </table:table-cell>
              <table:table-cell office:value-type="float" office:value="111.430111742796">
                <text:p>111.430111742796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38.6657557158724">
                <text:p>38.6657557158724</text:p>
              </table:table-cell>
              <table:table-cell office:value-type="float" office:value="107.425559071195">
                <text:p>107.425559071195</text:p>
              </table:table-cell>
              <table:table-cell office:value-type="float" office:value="65.3085741556588">
                <text:p>65.3085741556588</text:p>
              </table:table-cell>
              <table:table-cell office:value-type="float" office:value="109.586355616546">
                <text:p>109.586355616546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3.5196204631577">
                <text:p>43.5196204631577</text:p>
              </table:table-cell>
              <table:table-cell office:value-type="float" office:value="112.803970151439">
                <text:p>112.803970151439</text:p>
              </table:table-cell>
              <table:table-cell office:value-type="float" office:value="67.1416709927337">
                <text:p>67.1416709927337</text:p>
              </table:table-cell>
              <table:table-cell office:value-type="float" office:value="115.347970986081">
                <text:p>115.34797098608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4.04844047509">
                <text:p>44.04844047509</text:p>
              </table:table-cell>
              <table:table-cell office:value-type="float" office:value="112.779160287453">
                <text:p>112.779160287453</text:p>
              </table:table-cell>
              <table:table-cell office:value-type="float" office:value="68.005477491977">
                <text:p>68.005477491977</text:p>
              </table:table-cell>
              <table:table-cell office:value-type="float" office:value="114.190354832386">
                <text:p>114.19035483238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45.2820070765352">
                <text:p>45.2820070765352</text:p>
              </table:table-cell>
              <table:table-cell office:value-type="float" office:value="113.79652972326">
                <text:p>113.79652972326</text:p>
              </table:table-cell>
              <table:table-cell office:value-type="float" office:value="70.0726125149045">
                <text:p>70.0726125149045</text:p>
              </table:table-cell>
              <table:table-cell office:value-type="float" office:value="115.821407567144">
                <text:p>115.821407567144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7.548073765805">
                <text:p>37.548073765805</text:p>
              </table:table-cell>
              <table:table-cell office:value-type="float" office:value="111.653228194539">
                <text:p>111.653228194539</text:p>
              </table:table-cell>
              <table:table-cell office:value-type="float" office:value="69.9888005494225">
                <text:p>69.9888005494225</text:p>
              </table:table-cell>
              <table:table-cell office:value-type="float" office:value="113.066065477357">
                <text:p>113.06606547735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30.6504167811332">
                <text:p>30.6504167811332</text:p>
              </table:table-cell>
              <table:table-cell office:value-type="float" office:value="108.197888800209">
                <text:p>108.197888800209</text:p>
              </table:table-cell>
              <table:table-cell office:value-type="float" office:value="68.9139097369643">
                <text:p>68.9139097369643</text:p>
              </table:table-cell>
              <table:table-cell office:value-type="float" office:value="110.691040972358">
                <text:p>110.691040972358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0.7881408231852">
                <text:p>30.7881408231852</text:p>
              </table:table-cell>
              <table:table-cell office:value-type="float" office:value="109.987596960067">
                <text:p>109.987596960067</text:p>
              </table:table-cell>
              <table:table-cell office:value-type="float" office:value="71.5523739321203">
                <text:p>71.5523739321203</text:p>
              </table:table-cell>
              <table:table-cell office:value-type="float" office:value="110.446971182121">
                <text:p>110.44697118212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8.6577177742328">
                <text:p>28.6577177742328</text:p>
              </table:table-cell>
              <table:table-cell office:value-type="float" office:value="115.505589928764">
                <text:p>115.505589928764</text:p>
              </table:table-cell>
              <table:table-cell office:value-type="float" office:value="74.8880644385644">
                <text:p>74.8880644385644</text:p>
              </table:table-cell>
              <table:table-cell office:value-type="float" office:value="115.342089786316">
                <text:p>115.342089786316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31.5643619222925">
                <text:p>31.5643619222925</text:p>
              </table:table-cell>
              <table:table-cell office:value-type="float" office:value="113.05831475915">
                <text:p>113.05831475915</text:p>
              </table:table-cell>
              <table:table-cell office:value-type="float" office:value="76.5715880177052">
                <text:p>76.5715880177052</text:p>
              </table:table-cell>
              <table:table-cell office:value-type="float" office:value="115.817486767301">
                <text:p>115.81748676730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33.281274990421">
                <text:p>33.281274990421</text:p>
              </table:table-cell>
              <table:table-cell office:value-type="float" office:value="111.352359392414">
                <text:p>111.352359392414</text:p>
              </table:table-cell>
              <table:table-cell office:value-type="float" office:value="73.6081578759924">
                <text:p>73.6081578759924</text:p>
              </table:table-cell>
              <table:table-cell office:value-type="float" office:value="113.29151146834">
                <text:p>113.2915114683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8.5827623029495">
                <text:p>28.5827623029495</text:p>
              </table:table-cell>
              <table:table-cell office:value-type="float" office:value="110.874689098164">
                <text:p>110.874689098164</text:p>
              </table:table-cell>
              <table:table-cell office:value-type="float" office:value="76.2376391024251">
                <text:p>76.2376391024251</text:p>
              </table:table-cell>
              <table:table-cell office:value-type="float" office:value="112.787688688492">
                <text:p>112.787688688492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2.5551126912489">
                <text:p>32.5551126912489</text:p>
              </table:table-cell>
              <table:table-cell office:value-type="float" office:value="106.681144044934">
                <text:p>106.681144044934</text:p>
              </table:table-cell>
              <table:table-cell office:value-type="float" office:value="70.1336111691283">
                <text:p>70.1336111691283</text:p>
              </table:table-cell>
              <table:table-cell office:value-type="float" office:value="108.194471672221">
                <text:p>108.194471672221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9.9027068620415">
                <text:p>29.9027068620415</text:p>
              </table:table-cell>
              <table:table-cell office:value-type="float" office:value="107.090575814341">
                <text:p>107.090575814341</text:p>
              </table:table-cell>
              <table:table-cell office:value-type="float" office:value="71.7513639853694">
                <text:p>71.7513639853694</text:p>
              </table:table-cell>
              <table:table-cell office:value-type="float" office:value="109.64124681435">
                <text:p>109.6412468143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6.7399366992082">
                <text:p>26.7399366992082</text:p>
              </table:table-cell>
              <table:table-cell office:value-type="float" office:value="105.539707299126">
                <text:p>105.539707299126</text:p>
              </table:table-cell>
              <table:table-cell office:value-type="float" office:value="68.2749037496556">
                <text:p>68.2749037496556</text:p>
              </table:table-cell>
              <table:table-cell office:value-type="float" office:value="107.390707704372">
                <text:p>107.390707704372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8.2869469819424">
                <text:p>18.2869469819424</text:p>
              </table:table-cell>
              <table:table-cell office:value-type="float" office:value="101.305828498247">
                <text:p>101.305828498247</text:p>
              </table:table-cell>
              <table:table-cell office:value-type="float" office:value="66.3359093649678">
                <text:p>66.3359093649678</text:p>
              </table:table-cell>
              <table:table-cell office:value-type="float" office:value="103.666928053323">
                <text:p>103.66692805332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8.0206585132744">
                <text:p>18.0206585132744</text:p>
              </table:table-cell>
              <table:table-cell office:value-type="float" office:value="105.068237067027">
                <text:p>105.068237067027</text:p>
              </table:table-cell>
              <table:table-cell office:value-type="float" office:value="69.9665300443422">
                <text:p>69.9665300443422</text:p>
              </table:table-cell>
              <table:table-cell office:value-type="float" office:value="107.53675749853">
                <text:p>107.5367574985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6.5965796377069">
                <text:p>16.5965796377069</text:p>
              </table:table-cell>
              <table:table-cell office:value-type="float" office:value="104.373451073948">
                <text:p>104.373451073948</text:p>
              </table:table-cell>
              <table:table-cell office:value-type="float" office:value="70.1871356464568">
                <text:p>70.1871356464568</text:p>
              </table:table-cell>
              <table:table-cell office:value-type="float" office:value="106.266418349343">
                <text:p>106.26641834934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0.3724219531556">
                <text:p>20.3724219531556</text:p>
              </table:table-cell>
              <table:table-cell office:value-type="float" office:value="107.900124526677">
                <text:p>107.900124526677</text:p>
              </table:table-cell>
              <table:table-cell office:value-type="float" office:value="71.4465715874276">
                <text:p>71.4465715874276</text:p>
              </table:table-cell>
              <table:table-cell office:value-type="float" office:value="110.540090178396">
                <text:p>110.540090178396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0.2462305533726">
                <text:p>20.2462305533726</text:p>
              </table:table-cell>
              <table:table-cell office:value-type="float" office:value="104.751863301834">
                <text:p>104.751863301834</text:p>
              </table:table-cell>
              <table:table-cell office:value-type="float" office:value="71.1081655804638">
                <text:p>71.1081655804638</text:p>
              </table:table-cell>
              <table:table-cell office:value-type="float" office:value="107.312291707508">
                <text:p>107.312291707508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9.8301866625407">
                <text:p>19.8301866625407</text:p>
              </table:table-cell>
              <table:table-cell office:value-type="float" office:value="101.817622862611">
                <text:p>101.817622862611</text:p>
              </table:table-cell>
              <table:table-cell office:value-type="float" office:value="70.0986148747641">
                <text:p>70.0986148747641</text:p>
              </table:table-cell>
              <table:table-cell office:value-type="float" office:value="104.117820035287">
                <text:p>104.11782003528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7.189020631435">
                <text:p>27.189020631435</text:p>
              </table:table-cell>
              <table:table-cell office:value-type="float" office:value="109.782881075364">
                <text:p>109.782881075364</text:p>
              </table:table-cell>
              <table:table-cell office:value-type="float" office:value="78.8473176230311">
                <text:p>78.8473176230311</text:p>
              </table:table-cell>
              <table:table-cell office:value-type="float" office:value="112.037835718487">
                <text:p>112.03783571848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37.1885883551826">
                <text:p>37.1885883551826</text:p>
              </table:table-cell>
              <table:table-cell office:value-type="float" office:value="118.107942334515">
                <text:p>118.107942334515</text:p>
              </table:table-cell>
              <table:table-cell office:value-type="float" office:value="86.4748434941071">
                <text:p>86.4748434941071</text:p>
              </table:table-cell>
              <table:table-cell office:value-type="float" office:value="121.135071554597">
                <text:p>121.13507155459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35.0185987706983">
                <text:p>35.0185987706983</text:p>
              </table:table-cell>
              <table:table-cell office:value-type="float" office:value="113.461536851021">
                <text:p>113.461536851021</text:p>
              </table:table-cell>
              <table:table-cell office:value-type="float" office:value="80.6513406845727">
                <text:p>80.6513406845727</text:p>
              </table:table-cell>
              <table:table-cell office:value-type="float" office:value="116.058615957655">
                <text:p>116.05861595765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49.845334667606">
                <text:p>49.845334667606</text:p>
              </table:table-cell>
              <table:table-cell office:value-type="float" office:value="119.413770832762">
                <text:p>119.413770832762</text:p>
              </table:table-cell>
              <table:table-cell office:value-type="float" office:value="82.9041019623673">
                <text:p>82.9041019623673</text:p>
              </table:table-cell>
              <table:table-cell office:value-type="float" office:value="121.640854734366">
                <text:p>121.640854734366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44.6790596193374">
                <text:p>44.6790596193374</text:p>
              </table:table-cell>
              <table:table-cell office:value-type="float" office:value="115.663772003668">
                <text:p>115.663772003668</text:p>
              </table:table-cell>
              <table:table-cell office:value-type="float" office:value="80.9245954952844">
                <text:p>80.9245954952844</text:p>
              </table:table-cell>
              <table:table-cell office:value-type="float" office:value="118.277788668888">
                <text:p>118.277788668888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55.8793789205112">
                <text:p>55.8793789205112</text:p>
              </table:table-cell>
              <table:table-cell office:value-type="float" office:value="123.539086976534">
                <text:p>123.539086976534</text:p>
              </table:table-cell>
              <table:table-cell office:value-type="float" office:value="94.6790847298445">
                <text:p>94.6790847298445</text:p>
              </table:table-cell>
              <table:table-cell office:value-type="float" office:value="126.438933542443">
                <text:p>126.43893354244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56.8156223874221">
                <text:p>56.8156223874221</text:p>
              </table:table-cell>
              <table:table-cell office:value-type="float" office:value="124.748762247185">
                <text:p>124.748762247185</text:p>
              </table:table-cell>
              <table:table-cell office:value-type="float" office:value="96.1115093610941">
                <text:p>96.1115093610941</text:p>
              </table:table-cell>
              <table:table-cell office:value-type="float" office:value="128.232699470692">
                <text:p>128.232699470692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44.8714919850853">
                <text:p>44.8714919850853</text:p>
              </table:table-cell>
              <table:table-cell office:value-type="float" office:value="123.089331074863">
                <text:p>123.089331074863</text:p>
              </table:table-cell>
              <table:table-cell office:value-type="float" office:value="95.7005711901246">
                <text:p>95.7005711901246</text:p>
              </table:table-cell>
              <table:table-cell office:value-type="float" office:value="126.123309155068">
                <text:p>126.123309155068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6.1647595085093">
                <text:p>46.1647595085093</text:p>
              </table:table-cell>
              <table:table-cell office:value-type="float" office:value="122.658194590413">
                <text:p>122.658194590413</text:p>
              </table:table-cell>
              <table:table-cell office:value-type="float" office:value="96.2088092376655">
                <text:p>96.2088092376655</text:p>
              </table:table-cell>
              <table:table-cell office:value-type="float" office:value="125.286218388551">
                <text:p>125.286218388551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6.6514793020152">
                <text:p>46.6514793020152</text:p>
              </table:table-cell>
              <table:table-cell office:value-type="float" office:value="120.642065520634">
                <text:p>120.642065520634</text:p>
              </table:table-cell>
              <table:table-cell office:value-type="float" office:value="100.613799503401">
                <text:p>100.613799503401</text:p>
              </table:table-cell>
              <table:table-cell office:value-type="float" office:value="123.809057047638">
                <text:p>123.80905704763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0.9671415521319">
                <text:p>40.9671415521319</text:p>
              </table:table-cell>
              <table:table-cell office:value-type="float" office:value="114.376552997082">
                <text:p>114.376552997082</text:p>
              </table:table-cell>
              <table:table-cell office:value-type="float" office:value="93.1696010606606">
                <text:p>93.1696010606606</text:p>
              </table:table-cell>
              <table:table-cell office:value-type="float" office:value="116.99274652029">
                <text:p>116.99274652029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3.6369656664312">
                <text:p>43.6369656664312</text:p>
              </table:table-cell>
              <table:table-cell office:value-type="float" office:value="112.813274742183">
                <text:p>112.813274742183</text:p>
              </table:table-cell>
              <table:table-cell office:value-type="float" office:value="93.5282459124829">
                <text:p>93.5282459124829</text:p>
              </table:table-cell>
              <table:table-cell office:value-type="float" office:value="114.875514604979">
                <text:p>114.87551460497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8.9157061776288">
                <text:p>48.9157061776288</text:p>
              </table:table-cell>
              <table:table-cell office:value-type="float" office:value="115.105463060275">
                <text:p>115.105463060275</text:p>
              </table:table-cell>
              <table:table-cell office:value-type="float" office:value="93.0550240970906">
                <text:p>93.0550240970906</text:p>
              </table:table-cell>
              <table:table-cell office:value-type="float" office:value="117.318172907273">
                <text:p>117.318172907273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50.1091134668021">
                <text:p>50.1091134668021</text:p>
              </table:table-cell>
              <table:table-cell office:value-type="float" office:value="120.60174138837">
                <text:p>120.60174138837</text:p>
              </table:table-cell>
              <table:table-cell office:value-type="float" office:value="99.1742057433563">
                <text:p>99.1742057433563</text:p>
              </table:table-cell>
              <table:table-cell office:value-type="float" office:value="123.011174279553">
                <text:p>123.011174279553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51.0773754492645">
                <text:p>51.0773754492645</text:p>
              </table:table-cell>
              <table:table-cell office:value-type="float" office:value="119.261788820008">
                <text:p>119.261788820008</text:p>
              </table:table-cell>
              <table:table-cell office:value-type="float" office:value="97.2480134099775">
                <text:p>97.2480134099775</text:p>
              </table:table-cell>
              <table:table-cell office:value-type="float" office:value="122.754361889826">
                <text:p>122.754361889826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44.6175781268401">
                <text:p>44.6175781268401</text:p>
              </table:table-cell>
              <table:table-cell office:value-type="float" office:value="120.303967809627">
                <text:p>120.303967809627</text:p>
              </table:table-cell>
              <table:table-cell office:value-type="float" office:value="94.9840510849545">
                <text:p>94.9840510849545</text:p>
              </table:table-cell>
              <table:table-cell office:value-type="float" office:value="123.633601254656">
                <text:p>123.633601254656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2.9220570590173">
                <text:p>42.9220570590173</text:p>
              </table:table-cell>
              <table:table-cell office:value-type="float" office:value="117.019229535097">
                <text:p>117.019229535097</text:p>
              </table:table-cell>
              <table:table-cell office:value-type="float" office:value="92.6149568232364">
                <text:p>92.6149568232364</text:p>
              </table:table-cell>
              <table:table-cell office:value-type="float" office:value="120.270535189179">
                <text:p>120.270535189179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40.8818976018004">
                <text:p>40.8818976018004</text:p>
              </table:table-cell>
              <table:table-cell office:value-type="float" office:value="113.740700627929">
                <text:p>113.740700627929</text:p>
              </table:table-cell>
              <table:table-cell office:value-type="float" office:value="89.3318736560423">
                <text:p>89.3318736560423</text:p>
              </table:table-cell>
              <table:table-cell office:value-type="float" office:value="116.564399137424">
                <text:p>116.564399137424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3.827810651518">
                <text:p>43.827810651518</text:p>
              </table:table-cell>
              <table:table-cell office:value-type="float" office:value="116.867247522343">
                <text:p>116.867247522343</text:p>
              </table:table-cell>
              <table:table-cell office:value-type="float" office:value="90.5970247628871">
                <text:p>90.5970247628871</text:p>
              </table:table-cell>
              <table:table-cell office:value-type="float" office:value="120.2724955891">
                <text:p>120.2724955891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46.2459035431104">
                <text:p>46.2459035431104</text:p>
              </table:table-cell>
              <table:table-cell office:value-type="float" office:value="120.741313971613">
                <text:p>120.741313971613</text:p>
              </table:table-cell>
              <table:table-cell office:value-type="float" office:value="95.4761973467744">
                <text:p>95.4761973467744</text:p>
              </table:table-cell>
              <table:table-cell office:value-type="float" office:value="124.154087433837">
                <text:p>124.154087433837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41.7715413393595">
                <text:p>41.7715413393595</text:p>
              </table:table-cell>
              <table:table-cell office:value-type="float" office:value="118.567002826929">
                <text:p>118.567002826929</text:p>
              </table:table-cell>
              <table:table-cell office:value-type="float" office:value="90.3078281982814">
                <text:p>90.3078281982814</text:p>
              </table:table-cell>
              <table:table-cell office:value-type="float" office:value="121.36149774554">
                <text:p>121.36149774554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38.6569154666776">
                <text:p>38.6569154666776</text:p>
              </table:table-cell>
              <table:table-cell office:value-type="float" office:value="120.669980223387">
                <text:p>120.669980223387</text:p>
              </table:table-cell>
              <table:table-cell office:value-type="float" office:value="92.8853550479004">
                <text:p>92.8853550479004</text:p>
              </table:table-cell>
              <table:table-cell office:value-type="float" office:value="124.291315428347">
                <text:p>124.29131542834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36.3435307082187">
                <text:p>36.3435307082187</text:p>
              </table:table-cell>
              <table:table-cell office:value-type="float" office:value="119.708439572738">
                <text:p>119.708439572738</text:p>
              </table:table-cell>
              <table:table-cell office:value-type="float" office:value="90.538182380037">
                <text:p>90.538182380037</text:p>
              </table:table-cell>
              <table:table-cell office:value-type="float" office:value="122.844540286218">
                <text:p>122.844540286218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37.80638779176">
                <text:p>37.80638779176</text:p>
              </table:table-cell>
              <table:table-cell office:value-type="float" office:value="120.781638103877">
                <text:p>120.781638103877</text:p>
              </table:table-cell>
              <table:table-cell office:value-type="float" office:value="90.9589792869058">
                <text:p>90.9589792869058</text:p>
              </table:table-cell>
              <table:table-cell office:value-type="float" office:value="124.385414624583">
                <text:p>124.385414624583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5.9132325680721">
                <text:p>35.9132325680721</text:p>
              </table:table-cell>
              <table:table-cell office:value-type="float" office:value="118.889576654273">
                <text:p>118.889576654273</text:p>
              </table:table-cell>
              <table:table-cell office:value-type="float" office:value="85.5893711030929">
                <text:p>85.5893711030929</text:p>
              </table:table-cell>
              <table:table-cell office:value-type="float" office:value="122.729856890806">
                <text:p>122.729856890806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29.178287463933">
                <text:p>29.178287463933</text:p>
              </table:table-cell>
              <table:table-cell office:value-type="float" office:value="118.222705053772">
                <text:p>118.222705053772</text:p>
              </table:table-cell>
              <table:table-cell office:value-type="float" office:value="87.7911066063783">
                <text:p>87.7911066063783</text:p>
              </table:table-cell>
              <table:table-cell office:value-type="float" office:value="121.982944520682">
                <text:p>121.982944520682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1.8509672545905">
                <text:p>31.8509672545905</text:p>
              </table:table-cell>
              <table:table-cell office:value-type="float" office:value="120.192309929137">
                <text:p>120.192309929137</text:p>
              </table:table-cell>
              <table:table-cell office:value-type="float" office:value="87.3852525704093">
                <text:p>87.3852525704093</text:p>
              </table:table-cell>
              <table:table-cell office:value-type="float" office:value="123.730641050774">
                <text:p>123.730641050774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35.7859847021058">
                <text:p>35.7859847021058</text:p>
              </table:table-cell>
              <table:table-cell office:value-type="float" office:value="123.697269051438">
                <text:p>123.697269051438</text:p>
              </table:table-cell>
              <table:table-cell office:value-type="float" office:value="91.8972673670162">
                <text:p>91.8972673670162</text:p>
              </table:table-cell>
              <table:table-cell office:value-type="float" office:value="127.667124093315">
                <text:p>127.667124093315</text:p>
              </table:table-cell>
            </table:table-row>
            <table:table-row>
              <table:table-cell office:value-type="float" office:value="43221">
                <text:p>43221</text:p>
              </table:table-cell>
              <table:table-cell office:value-type="float" office:value="34.8652663792744">
                <text:p>34.8652663792744</text:p>
              </table:table-cell>
              <table:table-cell office:value-type="float" office:value="122.161914804502">
                <text:p>122.161914804502</text:p>
              </table:table-cell>
              <table:table-cell office:value-type="float" office:value="93.8510386405493">
                <text:p>93.8510386405493</text:p>
              </table:table-cell>
              <table:table-cell office:value-type="float" office:value="125.362673985493">
                <text:p>125.362673985493</text:p>
              </table:table-cell>
            </table:table-row>
            <table:table-row>
              <table:table-cell office:value-type="float" office:value="43252">
                <text:p>43252</text:p>
              </table:table-cell>
              <table:table-cell office:value-type="float" office:value="34.8791800925351">
                <text:p>34.8791800925351</text:p>
              </table:table-cell>
              <table:table-cell office:value-type="float" office:value="117.897026387662">
                <text:p>117.897026387662</text:p>
              </table:table-cell>
              <table:table-cell office:value-type="float" office:value="91.2460405148114">
                <text:p>91.2460405148114</text:p>
              </table:table-cell>
              <table:table-cell office:value-type="float" office:value="121.542834738287">
                <text:p>121.542834738287</text:p>
              </table:table-cell>
            </table:table-row>
            <table:table-row>
              <table:table-cell office:value-type="float" office:value="43282">
                <text:p>43282</text:p>
              </table:table-cell>
              <table:table-cell office:value-type="float" office:value="29.7136664499021">
                <text:p>29.7136664499021</text:p>
              </table:table-cell>
              <table:table-cell office:value-type="float" office:value="114.764270125886">
                <text:p>114.764270125886</text:p>
              </table:table-cell>
              <table:table-cell office:value-type="float" office:value="89.6839455188205">
                <text:p>89.6839455188205</text:p>
              </table:table-cell>
              <table:table-cell office:value-type="float" office:value="118.731621250735">
                <text:p>118.731621250735</text:p>
              </table:table-cell>
            </table:table-row>
            <table:table-row>
              <table:table-cell office:value-type="float" office:value="43313">
                <text:p>43313</text:p>
              </table:table-cell>
              <table:table-cell office:value-type="float" office:value="27.0683153479232">
                <text:p>27.0683153479232</text:p>
              </table:table-cell>
              <table:table-cell office:value-type="float" office:value="110.763031217674">
                <text:p>110.763031217674</text:p>
              </table:table-cell>
              <table:table-cell office:value-type="float" office:value="87.0414877854661">
                <text:p>87.0414877854661</text:p>
              </table:table-cell>
              <table:table-cell office:value-type="float" office:value="113.986473240541">
                <text:p>113.986473240541</text:p>
              </table:table-cell>
            </table:table-row>
            <table:table-row>
              <table:table-cell office:value-type="float" office:value="43344">
                <text:p>43344</text:p>
              </table:table-cell>
              <table:table-cell office:value-type="float" office:value="29.1779549720378">
                <text:p>29.1779549720378</text:p>
              </table:table-cell>
              <table:table-cell office:value-type="float" office:value="110.514886672113">
                <text:p>110.514886672113</text:p>
              </table:table-cell>
              <table:table-cell office:value-type="float" office:value="87.1301007694114">
                <text:p>87.1301007694114</text:p>
              </table:table-cell>
              <table:table-cell office:value-type="float" office:value="114.695157812194">
                <text:p>114.695157812194</text:p>
              </table:table-cell>
            </table:table-row>
            <table:table-row>
              <table:table-cell office:value-type="float" office:value="43374">
                <text:p>43374</text:p>
              </table:table-cell>
              <table:table-cell office:value-type="float" office:value="33.9407994784629">
                <text:p>33.9407994784629</text:p>
              </table:table-cell>
              <table:table-cell office:value-type="float" office:value="116.392682066861">
                <text:p>116.392682066861</text:p>
              </table:table-cell>
              <table:table-cell office:value-type="float" office:value="93.2264795717556">
                <text:p>93.2264795717556</text:p>
              </table:table-cell>
              <table:table-cell office:value-type="float" office:value="119.982356400706">
                <text:p>119.982356400706</text:p>
              </table:table-cell>
            </table:table-row>
            <table:table-row>
              <table:table-cell office:value-type="float" office:value="43405">
                <text:p>43405</text:p>
              </table:table-cell>
              <table:table-cell office:value-type="float" office:value="34.150068268486">
                <text:p>34.150068268486</text:p>
              </table:table-cell>
              <table:table-cell office:value-type="float" office:value="115.4776659208">
                <text:p>115.4776659208</text:p>
              </table:table-cell>
              <table:table-cell office:value-type="float" office:value="92.593778410292">
                <text:p>92.593778410292</text:p>
              </table:table-cell>
              <table:table-cell office:value-type="float" office:value="119.612821015487">
                <text:p>119.612821015487</text:p>
              </table:table-cell>
            </table:table-row>
            <table:table-row>
              <table:table-cell office:value-type="float" office:value="43435">
                <text:p>43435</text:p>
              </table:table-cell>
              <table:table-cell office:value-type="float" office:value="35.6379400043705">
                <text:p>35.6379400043705</text:p>
              </table:table-cell>
              <table:table-cell office:value-type="float" office:value="118.982634348312">
                <text:p>118.982634348312</text:p>
              </table:table-cell>
              <table:table-cell office:value-type="float" office:value="95.579524913989">
                <text:p>95.579524913989</text:p>
              </table:table-cell>
              <table:table-cell office:value-type="float" office:value="123.340521466379">
                <text:p>123.340521466379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35.695520092742">
                <text:p>35.695520092742</text:p>
              </table:table-cell>
              <table:table-cell office:value-type="float" office:value="124.68982862326">
                <text:p>124.68982862326</text:p>
              </table:table-cell>
              <table:table-cell office:value-type="float" office:value="96.9649786176144">
                <text:p>96.9649786176144</text:p>
              </table:table-cell>
              <table:table-cell office:value-type="float" office:value="128.767888649284">
                <text:p>128.767888649284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33.8351045951888">
                <text:p>33.8351045951888</text:p>
              </table:table-cell>
              <table:table-cell office:value-type="float" office:value="124.364149957149">
                <text:p>124.364149957149</text:p>
              </table:table-cell>
              <table:table-cell office:value-type="float" office:value="95.7178074046653">
                <text:p>95.7178074046653</text:p>
              </table:table-cell>
              <table:table-cell office:value-type="float" office:value="128.471868261125">
                <text:p>128.471868261125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36.5890250265038">
                <text:p>36.5890250265038</text:p>
              </table:table-cell>
              <table:table-cell office:value-type="float" office:value="122.208438998916">
                <text:p>122.208438998916</text:p>
              </table:table-cell>
              <table:table-cell office:value-type="float" office:value="95.9361889469396">
                <text:p>95.9361889469396</text:p>
              </table:table-cell>
              <table:table-cell office:value-type="float" office:value="126.024308959028">
                <text:p>126.024308959028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34.762091999077">
                <text:p>34.762091999077</text:p>
              </table:table-cell>
              <table:table-cell office:value-type="float" office:value="123.728288282785">
                <text:p>123.728288282785</text:p>
              </table:table-cell>
              <table:table-cell office:value-type="float" office:value="97.3203845763748">
                <text:p>97.3203845763748</text:p>
              </table:table-cell>
              <table:table-cell office:value-type="float" office:value="128.183689472652">
                <text:p>128.183689472652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33.3361200648157">
                <text:p>33.3361200648157</text:p>
              </table:table-cell>
              <table:table-cell office:value-type="float" office:value="123.92989932872">
                <text:p>123.92989932872</text:p>
              </table:table-cell>
              <table:table-cell office:value-type="float" office:value="99.948272275396">
                <text:p>99.948272275396</text:p>
              </table:table-cell>
              <table:table-cell office:value-type="float" office:value="128.04450107822">
                <text:p>128.04450107822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41.2790672148058">
                <text:p>41.2790672148058</text:p>
              </table:table-cell>
              <table:table-cell office:value-type="float" office:value="130.071344232097">
                <text:p>130.071344232097</text:p>
              </table:table-cell>
              <table:table-cell office:value-type="float" office:value="104.970254223888">
                <text:p>104.970254223888</text:p>
              </table:table-cell>
              <table:table-cell office:value-type="float" office:value="134.819643207214">
                <text:p>134.819643207214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3.3377444118184">
                <text:p>43.3377444118184</text:p>
              </table:table-cell>
              <table:table-cell office:value-type="float" office:value="133.684866011505">
                <text:p>133.684866011505</text:p>
              </table:table-cell>
              <table:table-cell office:value-type="float" office:value="112.477953512784">
                <text:p>112.477953512784</text:p>
              </table:table-cell>
              <table:table-cell office:value-type="float" office:value="137.703391491864">
                <text:p>137.703391491864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1.4508067763283">
                <text:p>51.4508067763283</text:p>
              </table:table-cell>
              <table:table-cell office:value-type="float" office:value="143.331270037182">
                <text:p>143.331270037182</text:p>
              </table:table-cell>
              <table:table-cell office:value-type="float" office:value="120.391766028845">
                <text:p>120.391766028845</text:p>
              </table:table-cell>
              <table:table-cell office:value-type="float" office:value="147.501470299941">
                <text:p>147.501470299941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46.375486896502">
                <text:p>46.375486896502</text:p>
              </table:table-cell>
              <table:table-cell office:value-type="float" office:value="138.461539177324">
                <text:p>138.461539177324</text:p>
              </table:table-cell>
              <table:table-cell office:value-type="float" office:value="115.49243684346">
                <text:p>115.49243684346</text:p>
              </table:table-cell>
              <table:table-cell office:value-type="float" office:value="143.982552440698">
                <text:p>143.98255244069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45.9204582947561">
                <text:p>45.9204582947561</text:p>
              </table:table-cell>
              <table:table-cell office:value-type="float" office:value="140.880899644185">
                <text:p>140.880899644185</text:p>
              </table:table-cell>
              <table:table-cell office:value-type="float" office:value="111.594856708771">
                <text:p>111.594856708771</text:p>
              </table:table-cell>
              <table:table-cell office:value-type="float" office:value="146.24975495001">
                <text:p>146.24975495001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45.0517910777756">
                <text:p>45.0517910777756</text:p>
              </table:table-cell>
              <table:table-cell office:value-type="float" office:value="138.213403936974">
                <text:p>138.213403936974</text:p>
              </table:table-cell>
              <table:table-cell office:value-type="float" office:value="109.484336568729">
                <text:p>109.484336568729</text:p>
              </table:table-cell>
              <table:table-cell office:value-type="float" office:value="143.686532052539">
                <text:p>143.686532052539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48.2518673677985">
                <text:p>48.2518673677985</text:p>
              </table:table-cell>
              <table:table-cell office:value-type="float" office:value="138.570101834431">
                <text:p>138.570101834431</text:p>
              </table:table-cell>
              <table:table-cell office:value-type="float" office:value="108.059441441726">
                <text:p>108.059441441726</text:p>
              </table:table-cell>
              <table:table-cell office:value-type="float" office:value="143.909037443639">
                <text:p>143.909037443639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7.8318121231339">
                <text:p>47.8318121231339</text:p>
              </table:table-cell>
              <table:table-cell office:value-type="float" office:value="144.323820303793">
                <text:p>144.323820303793</text:p>
              </table:table-cell>
              <table:table-cell office:value-type="float" office:value="112.195000465337">
                <text:p>112.195000465337</text:p>
              </table:table-cell>
              <table:table-cell office:value-type="float" office:value="150.067633797295">
                <text:p>150.06763379729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49.292247822382">
                <text:p>49.292247822382</text:p>
              </table:table-cell>
              <table:table-cell office:value-type="float" office:value="145.006206172572">
                <text:p>145.006206172572</text:p>
              </table:table-cell>
              <table:table-cell office:value-type="float" office:value="116.067453646468">
                <text:p>116.067453646468</text:p>
              </table:table-cell>
              <table:table-cell office:value-type="float" office:value="149.930405802784">
                <text:p>149.93040580278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7.2071992840906">
                <text:p>47.2071992840906</text:p>
              </table:table-cell>
              <table:table-cell office:value-type="float" office:value="147.022335242351">
                <text:p>147.022335242351</text:p>
              </table:table-cell>
              <table:table-cell office:value-type="float" office:value="120.359655651003">
                <text:p>120.359655651003</text:p>
              </table:table-cell>
              <table:table-cell office:value-type="float" office:value="147.985689080572">
                <text:p>147.98568908057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6.5790540059979">
                <text:p>66.5790540059979</text:p>
              </table:table-cell>
              <table:table-cell office:value-type="float" office:value="155.303976835682">
                <text:p>155.303976835682</text:p>
              </table:table-cell>
              <table:table-cell office:value-type="float" office:value="126.170232665769">
                <text:p>126.170232665769</text:p>
              </table:table-cell>
              <table:table-cell office:value-type="float" office:value="159.496177220153">
                <text:p>159.49617722015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1.8692338199265">
                <text:p>61.8692338199265</text:p>
              </table:table-cell>
              <table:table-cell office:value-type="float" office:value="157.16501905394">
                <text:p>157.16501905394</text:p>
              </table:table-cell>
              <table:table-cell office:value-type="float" office:value="130.372415037994">
                <text:p>130.372415037994</text:p>
              </table:table-cell>
              <table:table-cell office:value-type="float" office:value="162.949421682023">
                <text:p>162.94942168202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68.4152348999859">
                <text:p>68.4152348999859</text:p>
              </table:table-cell>
              <table:table-cell office:value-type="float" office:value="159.274196512547">
                <text:p>159.274196512547</text:p>
              </table:table-cell>
              <table:table-cell office:value-type="float" office:value="131.851069189223">
                <text:p>131.851069189223</text:p>
              </table:table-cell>
              <table:table-cell office:value-type="float" office:value="165.253871789845">
                <text:p>165.25387178984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70.7514786180869">
                <text:p>70.7514786180869</text:p>
              </table:table-cell>
              <table:table-cell office:value-type="float" office:value="169.789092489871">
                <text:p>169.789092489871</text:p>
              </table:table-cell>
              <table:table-cell office:value-type="float" office:value="132.534865203338">
                <text:p>132.534865203338</text:p>
              </table:table-cell>
              <table:table-cell office:value-type="float" office:value="176.688884532445">
                <text:p>176.68888453244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1.831052988021">
                <text:p>71.831052988021</text:p>
              </table:table-cell>
              <table:table-cell office:value-type="float" office:value="166.904462163234">
                <text:p>166.904462163234</text:p>
              </table:table-cell>
              <table:table-cell office:value-type="float" office:value="128.708510777338">
                <text:p>128.708510777338</text:p>
              </table:table-cell>
              <table:table-cell office:value-type="float" office:value="174.233483630661">
                <text:p>174.23348363066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69.3966302415211">
                <text:p>69.3966302415211</text:p>
              </table:table-cell>
              <table:table-cell office:value-type="float" office:value="164.112898835848">
                <text:p>164.112898835848</text:p>
              </table:table-cell>
              <table:table-cell office:value-type="float" office:value="130.754908875561">
                <text:p>130.754908875561</text:p>
              </table:table-cell>
              <table:table-cell office:value-type="float" office:value="170.18525779259">
                <text:p>170.1852577925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5.7030557502983">
                <text:p>65.7030557502983</text:p>
              </table:table-cell>
              <table:table-cell office:value-type="float" office:value="162.25185661759">
                <text:p>162.25185661759</text:p>
              </table:table-cell>
              <table:table-cell office:value-type="float" office:value="128.683556401653">
                <text:p>128.683556401653</text:p>
              </table:table-cell>
              <table:table-cell office:value-type="float" office:value="168.791413448343">
                <text:p>168.79141344834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6.4009731437658">
                <text:p>56.4009731437658</text:p>
              </table:table-cell>
              <table:table-cell office:value-type="float" office:value="151.612902325302">
                <text:p>151.612902325302</text:p>
              </table:table-cell>
              <table:table-cell office:value-type="float" office:value="117.10917772643">
                <text:p>117.10917772643</text:p>
              </table:table-cell>
              <table:table-cell office:value-type="float" office:value="158.294452068222">
                <text:p>158.2944520682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4.0636618236844">
                <text:p>54.0636618236844</text:p>
              </table:table-cell>
              <table:table-cell office:value-type="float" office:value="156.513652416507">
                <text:p>156.513652416507</text:p>
              </table:table-cell>
              <table:table-cell office:value-type="float" office:value="118.556511350795">
                <text:p>118.556511350795</text:p>
              </table:table-cell>
              <table:table-cell office:value-type="float" office:value="164.673593413056">
                <text:p>164.673593413056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3.4025204736759">
                <text:p>53.4025204736759</text:p>
              </table:table-cell>
              <table:table-cell office:value-type="float" office:value="155.179899910296">
                <text:p>155.179899910296</text:p>
              </table:table-cell>
              <table:table-cell office:value-type="float" office:value="116.381874811425">
                <text:p>116.381874811425</text:p>
              </table:table-cell>
              <table:table-cell office:value-type="float" office:value="161.102724955891">
                <text:p>161.10272495589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5.465837336118">
                <text:p>45.465837336118</text:p>
              </table:table-cell>
              <table:table-cell office:value-type="float" office:value="146.929286853523">
                <text:p>146.929286853523</text:p>
              </table:table-cell>
              <table:table-cell office:value-type="float" office:value="108.45937064967">
                <text:p>108.45937064967</text:p>
              </table:table-cell>
              <table:table-cell office:value-type="float" office:value="154.31876102725">
                <text:p>154.31876102725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52.2227619532053">
                <text:p>52.2227619532053</text:p>
              </table:table-cell>
              <table:table-cell office:value-type="float" office:value="150.977049956149">
                <text:p>150.977049956149</text:p>
              </table:table-cell>
              <table:table-cell office:value-type="float" office:value="110.494827557085">
                <text:p>110.494827557085</text:p>
              </table:table-cell>
              <table:table-cell office:value-type="float" office:value="158.897275044109">
                <text:p>158.897275044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0.3$MacOSX_X86_64 LibreOffice_project/f6099ecf3d29644b5008cc8f48f42f4a40986e4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